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</office:font-face-decls>
  <office:automatic-styles>
    <style:style style:name="ce1" style:family="table-cell" style:parent-style-name="Default" style:data-style-name="N19">
      <style:table-cell-properties fo:border="thin solid #000000" style:diagonal-tl-br="thin solid #000000" style:vertical-align="middle" fo:wrap-option="wrap" fo:background-color="transparent" style:repeat-content="false"/>
      <style:paragraph-properties fo:text-align="start" fo:margin-left="0cm"/>
    </style:style>
    <style:style style:name="ce2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3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5" style:family="table-cell" style:parent-style-name="Default" style:data-style-name="N19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6" style:family="table-cell" style:parent-style-name="Default" style:data-style-name="N48">
      <style:table-cell-properties fo:border="thin solid #000000" fo:background-color="transparent"/>
    </style:style>
    <style:style style:name="ce7" style:family="table-cell" style:parent-style-name="Default" style:data-style-name="N0">
      <style:table-cell-properties fo:background-color="transparent"/>
    </style:style>
    <style:style style:name="ce8" style:family="table-cell" style:parent-style-name="Default" style:data-style-name="N19">
      <style:table-cell-properties style:vertical-align="middle" fo:background-color="transparent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936875cm" style:use-optimal-column-width="true"/>
    </style:style>
    <style:style style:name="co2" style:family="table-column">
      <style:table-column-properties fo:break-before="auto" style:column-width="3.4925cm" style:use-optimal-column-width="true"/>
    </style:style>
    <style:style style:name="co3" style:family="table-column">
      <style:table-column-properties fo:break-before="auto" style:column-width="5.84729166666667cm" style:use-optimal-column-width="true"/>
    </style:style>
    <style:style style:name="co4" style:family="table-column">
      <style:table-column-properties fo:break-before="auto" style:column-width="3.04270833333333cm" style:use-optimal-column-width="true"/>
    </style:style>
    <style:style style:name="co5" style:family="table-column">
      <style:table-column-properties fo:break-before="auto" style:column-width="3.54541666666667cm" style:use-optimal-column-width="true"/>
    </style:style>
    <style:style style:name="co6" style:family="table-column">
      <style:table-column-properties fo:break-before="auto" style:column-width="1.61395833333333cm" style:use-optimal-column-width="true"/>
    </style:style>
    <style:style style:name="co7" style:family="table-column">
      <style:table-column-properties fo:break-before="auto" style:column-width="4.07458333333333cm" style:use-optimal-column-width="true"/>
    </style:style>
    <style:style style:name="co8" style:family="table-column">
      <style:table-column-properties fo:break-before="auto" style:column-width="2.143125cm" style:use-optimal-column-width="true"/>
    </style:style>
    <style:style style:name="co9" style:family="table-column">
      <style:table-column-properties fo:break-before="auto" style:column-width="1.905cm" style:use-optimal-column-width="true"/>
    </style:style>
    <style:style style:name="co10" style:family="table-column">
      <style:table-column-properties fo:break-before="auto" style:column-width="1.508125cm" style:use-optimal-column-width="true"/>
    </style:style>
    <style:style style:name="co11" style:family="table-column">
      <style:table-column-properties fo:break-before="auto" style:column-width="4.15395833333333cm" style:use-optimal-column-width="true"/>
    </style:style>
    <style:style style:name="co12" style:family="table-column">
      <style:table-column-properties fo:break-before="auto" style:column-width="1.53458333333333cm" style:use-optimal-column-width="true"/>
    </style:style>
    <style:style style:name="co13" style:family="table-column">
      <style:table-column-properties fo:break-before="auto" style:column-width="2.2225cm" style:use-optimal-column-width="true"/>
    </style:style>
    <style:style style:name="co14" style:family="table-column">
      <style:table-column-properties fo:break-before="auto" style:column-width="2.51354166666667cm" style:use-optimal-column-width="true"/>
    </style:style>
    <style:style style:name="co15" style:family="table-column">
      <style:table-column-properties fo:break-before="auto" style:column-width="2.06375cm" style:use-optimal-column-width="true"/>
    </style:style>
    <style:style style:name="co16" style:family="table-column">
      <style:table-column-properties fo:break-before="auto" style:column-width="1.69333333333333cm" style:use-optimal-column-width="true"/>
    </style:style>
    <style:style style:name="co17" style:family="table-column">
      <style:table-column-properties fo:break-before="auto" style:column-width="2.24895833333333cm" style:use-optimal-column-width="true"/>
    </style:style>
    <style:style style:name="co18" style:family="table-column">
      <style:table-column-properties fo:break-before="auto" style:column-width="1.77270833333333cm" style:use-optimal-column-width="true"/>
    </style:style>
    <style:style style:name="co19" style:family="table-column">
      <style:table-column-properties fo:break-before="auto" style:column-width="4.55083333333333cm" style:use-optimal-column-width="true"/>
    </style:style>
    <style:style style:name="co20" style:family="table-column">
      <style:table-column-properties fo:break-before="auto" style:column-width="6.13833333333333cm" style:use-optimal-column-width="true"/>
    </style:style>
    <style:style style:name="co21" style:family="table-column">
      <style:table-column-properties fo:break-before="auto" style:column-width="1.984375cm" style:use-optimal-column-width="true"/>
    </style:style>
    <style:style style:name="co22" style:family="table-column">
      <style:table-column-properties fo:break-before="auto" style:column-width="1.79916666666667cm" style:use-optimal-column-width="true"/>
    </style:style>
    <style:style style:name="co23" style:family="table-column">
      <style:table-column-properties fo:break-before="auto" style:column-width="4.41854166666667cm" style:use-optimal-column-width="true"/>
    </style:style>
    <style:style style:name="co24" style:family="table-column">
      <style:table-column-properties fo:break-before="auto" style:column-width="2.11666666666667cm" style:use-optimal-column-width="true"/>
    </style:style>
    <style:style style:name="co25" style:family="table-column">
      <style:table-column-properties fo:break-before="auto" style:column-width="2.16958333333333cm" style:use-optimal-column-width="true"/>
    </style:style>
    <style:style style:name="co26" style:family="table-column">
      <style:table-column-properties fo:break-before="auto" style:column-width="3.75708333333333cm" style:use-optimal-column-width="true"/>
    </style:style>
    <style:style style:name="co27" style:family="table-column">
      <style:table-column-properties fo:break-before="auto" style:column-width="6.21770833333333cm" style:use-optimal-column-width="true"/>
    </style:style>
    <style:style style:name="co28" style:family="table-column">
      <style:table-column-properties fo:break-before="auto" style:column-width="3.175cm" style:use-optimal-column-width="true"/>
    </style:style>
    <style:style style:name="co29" style:family="table-column">
      <style:table-column-properties fo:break-before="auto" style:column-width="2.301875cm" style:use-optimal-column-width="true"/>
    </style:style>
    <style:style style:name="co30" style:family="table-column">
      <style:table-column-properties fo:break-before="auto" style:column-width="2.75166666666667cm" style:use-optimal-column-width="true"/>
    </style:style>
    <style:style style:name="co31" style:family="table-column">
      <style:table-column-properties fo:break-before="auto" style:column-width="3.91583333333333cm" style:use-optimal-column-width="true"/>
    </style:style>
    <style:style style:name="co32" style:family="table-column">
      <style:table-column-properties fo:break-before="auto" style:column-width="2.38125cm" style:use-optimal-column-width="true"/>
    </style:style>
    <style:style style:name="co33" style:family="table-column">
      <style:table-column-properties fo:break-before="auto" style:column-width="3.43958333333333cm" style:use-optimal-column-width="true"/>
    </style:style>
    <style:style style:name="co34" style:family="table-column">
      <style:table-column-properties fo:break-before="auto" style:column-width="1.64041666666667cm" style:use-optimal-column-width="true"/>
    </style:style>
    <style:style style:name="co35" style:family="table-column">
      <style:table-column-properties fo:break-before="auto" style:column-width="1.42875cm" style:use-optimal-column-width="true"/>
    </style:style>
    <style:style style:name="co36" style:family="table-column">
      <style:table-column-properties fo:break-before="auto" style:column-width="2.32833333333333cm" style:use-optimal-column-width="true"/>
    </style:style>
    <style:style style:name="co37" style:family="table-column">
      <style:table-column-properties fo:break-before="auto" style:column-width="1.85208333333333cm" style:use-optimal-column-width="true"/>
    </style:style>
    <style:style style:name="co38" style:family="table-column">
      <style:table-column-properties fo:break-before="auto" style:column-width="1.85208333333333cm"/>
    </style:style>
    <style:style style:name="co39" style:family="table-column">
      <style:table-column-properties fo:break-before="auto" style:column-width="1.71979166666667cm" style:use-optimal-column-width="true"/>
    </style:style>
    <style:style style:name="co40" style:family="table-column">
      <style:table-column-properties fo:break-before="auto" style:column-width="3.99520833333333cm" style:use-optimal-column-width="true"/>
    </style:style>
    <style:style style:name="co41" style:family="table-column">
      <style:table-column-properties fo:break-before="auto" style:column-width="2.67229166666667cm" style:use-optimal-column-width="true"/>
    </style:style>
    <style:style style:name="co42" style:family="table-column">
      <style:table-column-properties fo:break-before="auto" style:column-width="3.30729166666667cm" style:use-optimal-column-width="true"/>
    </style:style>
    <style:style style:name="co43" style:family="table-column">
      <style:table-column-properties fo:break-before="auto" style:column-width="3.70416666666667cm" style:use-optimal-column-width="true"/>
    </style:style>
    <style:style style:name="co44" style:family="table-column">
      <style:table-column-properties fo:break-before="auto" style:column-width="5.3975cm" style:use-optimal-column-width="true"/>
    </style:style>
    <style:style style:name="co45" style:family="table-column">
      <style:table-column-properties fo:break-before="auto" style:column-width="3.22791666666667cm" style:use-optimal-column-width="true"/>
    </style:style>
    <style:style style:name="co46" style:family="table-column">
      <style:table-column-properties fo:break-before="auto" style:column-width="1.95791666666667cm" style:use-optimal-column-width="true"/>
    </style:style>
    <style:style style:name="co47" style:family="table-column">
      <style:table-column-properties fo:break-before="auto" style:column-width="6.0325cm" style:use-optimal-column-width="true"/>
    </style:style>
    <style:style style:name="co48" style:family="table-column">
      <style:table-column-properties fo:break-before="auto" style:column-width="3.62479166666667cm" style:use-optimal-column-width="true"/>
    </style:style>
    <style:style style:name="co49" style:family="table-column">
      <style:table-column-properties fo:break-before="auto" style:column-width="2.59291666666667cm" style:use-optimal-column-width="true"/>
    </style:style>
    <style:style style:name="co50" style:family="table-column">
      <style:table-column-properties fo:break-before="auto" style:column-width="3.12208333333333cm" style:use-optimal-column-width="true"/>
    </style:style>
    <style:style style:name="co51" style:family="table-column">
      <style:table-column-properties fo:break-before="auto" style:column-width="2.8575cm" style:use-optimal-column-width="true"/>
    </style:style>
    <style:style style:name="co52" style:family="table-column">
      <style:table-column-properties fo:break-before="auto" style:column-width="5.50333333333333cm" style:use-optimal-column-width="true"/>
    </style:style>
    <style:style style:name="co53" style:family="table-column">
      <style:table-column-properties fo:break-before="auto" style:column-width="4.7625cm" style:use-optimal-column-width="true"/>
    </style:style>
    <style:style style:name="co54" style:family="table-column">
      <style:table-column-properties fo:break-before="auto" style:column-width="5.13291666666667cm" style:use-optimal-column-width="true"/>
    </style:style>
    <style:style style:name="co55" style:family="table-column">
      <style:table-column-properties fo:break-before="auto" style:column-width="5.82083333333333cm" style:use-optimal-column-width="true"/>
    </style:style>
    <style:style style:name="co56" style:family="table-column">
      <style:table-column-properties fo:break-before="auto" style:column-width="3.01625cm" style:use-optimal-column-width="true"/>
    </style:style>
    <style:style style:name="co57" style:family="table-column">
      <style:table-column-properties fo:break-before="auto" style:column-width="1.905cm"/>
    </style:style>
    <style:style style:name="co58" style:family="table-column">
      <style:table-column-properties fo:break-before="auto" style:column-width="2.91041666666667cm" style:use-optimal-column-width="true"/>
    </style:style>
    <style:style style:name="co59" style:family="table-column">
      <style:table-column-properties fo:break-before="auto" style:column-width="5.159375cm" style:use-optimal-column-width="true"/>
    </style:style>
    <style:style style:name="co60" style:family="table-column">
      <style:table-column-properties fo:break-before="auto" style:column-width="1.87854166666667cm"/>
    </style:style>
    <style:style style:name="ro1" style:family="table-row">
      <style:table-row-properties style:row-height="35.1pt" style:use-optimal-row-height="false" fo:break-before="auto"/>
    </style:style>
    <style:style style:name="ro2" style:family="table-row">
      <style:table-row-properties style:row-height="24.95pt" style:use-optimal-row-height="false" fo:break-before="auto"/>
    </style:style>
    <style:style style:name="ro3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Exit_logs" table:style-name="ta1">
        <table:table-column table:style-name="co1" table:default-cell-style-name="ce8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5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6" table:default-cell-style-name="ce7"/>
        <table:table-column table:style-name="co14" table:default-cell-style-name="ce7"/>
        <table:table-column table:style-name="co6" table:default-cell-style-name="ce7"/>
        <table:table-column table:style-name="co15" table:default-cell-style-name="ce7"/>
        <table:table-column table:style-name="co16" table:default-cell-style-name="ce7"/>
        <table:table-column table:style-name="co10" table:default-cell-style-name="ce7"/>
        <table:table-column table:style-name="co17" table:default-cell-style-name="ce7"/>
        <table:table-column table:style-name="co18" table:number-columns-repeated="2" table:default-cell-style-name="ce7"/>
        <table:table-column table:style-name="co19" table:default-cell-style-name="ce7"/>
        <table:table-column table:style-name="co20" table:default-cell-style-name="ce7"/>
        <table:table-column table:style-name="co21" table:default-cell-style-name="ce7"/>
        <table:table-column table:style-name="co22" table:default-cell-style-name="ce7"/>
        <table:table-column table:style-name="co23" table:default-cell-style-name="ce7"/>
        <table:table-column table:style-name="co18" table:default-cell-style-name="ce7"/>
        <table:table-column table:style-name="co24" table:default-cell-style-name="ce7"/>
        <table:table-column table:style-name="co22" table:default-cell-style-name="ce7"/>
        <table:table-column table:style-name="co21" table:default-cell-style-name="ce7"/>
        <table:table-column table:style-name="co25" table:default-cell-style-name="ce7"/>
        <table:table-column table:style-name="co26" table:default-cell-style-name="ce7"/>
        <table:table-column table:style-name="co6" table:default-cell-style-name="ce7"/>
        <table:table-column table:style-name="co27" table:default-cell-style-name="ce7"/>
        <table:table-column table:style-name="co14" table:default-cell-style-name="ce7"/>
        <table:table-column table:style-name="co6" table:default-cell-style-name="ce7"/>
        <table:table-column table:style-name="co28" table:default-cell-style-name="ce7"/>
        <table:table-column table:style-name="co6" table:default-cell-style-name="ce7"/>
        <table:table-column table:style-name="co29" table:default-cell-style-name="ce7"/>
        <table:table-column table:style-name="co30" table:default-cell-style-name="ce7"/>
        <table:table-column table:style-name="co31" table:default-cell-style-name="ce7"/>
        <table:table-column table:style-name="co29" table:default-cell-style-name="ce7"/>
        <table:table-column table:style-name="co32" table:default-cell-style-name="ce7"/>
        <table:table-column table:style-name="co33" table:default-cell-style-name="ce7"/>
        <table:table-column table:style-name="co21" table:default-cell-style-name="ce7"/>
        <table:table-column table:style-name="co16" table:default-cell-style-name="ce7"/>
        <table:table-column table:style-name="co6" table:default-cell-style-name="ce7"/>
        <table:table-column table:style-name="co16" table:default-cell-style-name="ce7"/>
        <table:table-column table:style-name="co34" table:default-cell-style-name="ce7"/>
        <table:table-column table:style-name="co6" table:default-cell-style-name="ce7"/>
        <table:table-column table:style-name="co35" table:default-cell-style-name="ce7"/>
        <table:table-column table:style-name="co10" table:default-cell-style-name="ce7"/>
        <table:table-column table:style-name="co6" table:default-cell-style-name="ce7"/>
        <table:table-column table:style-name="co21" table:default-cell-style-name="ce7"/>
        <table:table-column table:style-name="co36" table:default-cell-style-name="ce7"/>
        <table:table-column table:style-name="co37" table:default-cell-style-name="ce7"/>
        <table:table-column table:style-name="co18" table:default-cell-style-name="ce7"/>
        <table:table-column table:style-name="co6" table:default-cell-style-name="ce7"/>
        <table:table-column table:style-name="co17" table:default-cell-style-name="ce7"/>
        <table:table-column table:style-name="co6" table:default-cell-style-name="ce7"/>
        <table:table-column table:style-name="co38" table:default-cell-style-name="ce7"/>
        <table:table-column table:style-name="co21" table:default-cell-style-name="ce7"/>
        <table:table-column table:style-name="co22" table:default-cell-style-name="ce7"/>
        <table:table-column table:style-name="co39" table:default-cell-style-name="ce7"/>
        <table:table-column table:style-name="co40" table:default-cell-style-name="ce7"/>
        <table:table-column table:style-name="co22" table:default-cell-style-name="ce7"/>
        <table:table-column table:style-name="co41" table:default-cell-style-name="ce7"/>
        <table:table-column table:style-name="co6" table:default-cell-style-name="ce7"/>
        <table:table-column table:style-name="co15" table:default-cell-style-name="ce7"/>
        <table:table-column table:style-name="co2" table:default-cell-style-name="ce7"/>
        <table:table-column table:style-name="co6" table:default-cell-style-name="ce7"/>
        <table:table-column table:style-name="co42" table:default-cell-style-name="ce7"/>
        <table:table-column table:style-name="co40" table:default-cell-style-name="ce7"/>
        <table:table-column table:style-name="co43" table:default-cell-style-name="ce7"/>
        <table:table-column table:style-name="co44" table:default-cell-style-name="ce7"/>
        <table:table-column table:style-name="co45" table:default-cell-style-name="ce7"/>
        <table:table-column table:style-name="co15" table:default-cell-style-name="ce7"/>
        <table:table-column table:style-name="co24" table:default-cell-style-name="ce7"/>
        <table:table-column table:style-name="co37" table:default-cell-style-name="ce7"/>
        <table:table-column table:style-name="co46" table:default-cell-style-name="ce7"/>
        <table:table-column table:style-name="co24" table:default-cell-style-name="ce7"/>
        <table:table-column table:style-name="co47" table:default-cell-style-name="ce7"/>
        <table:table-column table:style-name="co29" table:default-cell-style-name="ce7"/>
        <table:table-column table:style-name="co24" table:default-cell-style-name="ce7"/>
        <table:table-column table:style-name="co16" table:default-cell-style-name="ce7"/>
        <table:table-column table:style-name="co48" table:default-cell-style-name="ce7"/>
        <table:table-column table:style-name="co49" table:default-cell-style-name="ce7"/>
        <table:table-column table:style-name="co28" table:default-cell-style-name="ce7"/>
        <table:table-column table:style-name="co46" table:default-cell-style-name="ce7"/>
        <table:table-column table:style-name="co33" table:default-cell-style-name="ce7"/>
        <table:table-column table:style-name="co8" table:default-cell-style-name="ce7"/>
        <table:table-column table:style-name="co50" table:number-columns-repeated="2" table:default-cell-style-name="ce7"/>
        <table:table-column table:style-name="co24" table:default-cell-style-name="ce7"/>
        <table:table-column table:style-name="co39" table:default-cell-style-name="ce7"/>
        <table:table-column table:style-name="co51" table:default-cell-style-name="ce7"/>
        <table:table-column table:style-name="co15" table:default-cell-style-name="ce7"/>
        <table:table-column table:style-name="co3" table:default-cell-style-name="ce7"/>
        <table:table-column table:style-name="co33" table:default-cell-style-name="ce7"/>
        <table:table-column table:style-name="co15" table:default-cell-style-name="ce7"/>
        <table:table-column table:style-name="co39" table:default-cell-style-name="ce7"/>
        <table:table-column table:style-name="co52" table:default-cell-style-name="ce7"/>
        <table:table-column table:style-name="co53" table:default-cell-style-name="ce7"/>
        <table:table-column table:style-name="co54" table:default-cell-style-name="ce7"/>
        <table:table-column table:style-name="co55" table:default-cell-style-name="ce7"/>
        <table:table-column table:style-name="co22" table:default-cell-style-name="ce7"/>
        <table:table-column table:style-name="co18" table:default-cell-style-name="ce7"/>
        <table:table-column table:style-name="co13" table:default-cell-style-name="ce7"/>
        <table:table-column table:style-name="co56" table:default-cell-style-name="ce7"/>
        <table:table-column table:style-name="co18" table:default-cell-style-name="ce7"/>
        <table:table-column table:style-name="co57" table:number-columns-repeated="2" table:default-cell-style-name="ce7"/>
        <table:table-column table:style-name="co13" table:default-cell-style-name="ce7"/>
        <table:table-column table:style-name="co57" table:default-cell-style-name="ce7"/>
        <table:table-column table:style-name="co58" table:default-cell-style-name="ce7"/>
        <table:table-column table:style-name="co33" table:default-cell-style-name="ce7"/>
        <table:table-column table:style-name="co57" table:default-cell-style-name="ce7"/>
        <table:table-column table:style-name="co59" table:default-cell-style-name="ce7"/>
        <table:table-column table:style-name="co57" table:number-columns-repeated="16264" table:default-cell-style-name="ce7"/>
        <table:table-row table:style-name="ro1">
          <table:table-cell office:value-type="string" table:style-name="ce1">
            <text:p><text:s text:c="12"/>Station</text:p>
            <text:p>Date</text:p>
          </table:table-cell>
          <table:table-cell office:value-type="string" table:style-name="ce2">
            <text:p>Songshan Airport<text:s/></text:p>
          </table:table-cell>
          <table:table-cell office:value-type="string" table:style-name="ce2">
            <text:p>Zhongshan Junior High School</text:p>
          </table:table-cell>
          <table:table-cell office:value-type="string" table:style-name="ce2">
            <text:p>Nanjing Fuxing</text:p>
          </table:table-cell>
          <table:table-cell office:value-type="string" table:style-name="ce2">
            <text:p>Zhongxiao Fuxing</text:p>
          </table:table-cell>
          <table:table-cell office:value-type="string" table:style-name="ce2">
            <text:p>Daan</text:p>
          </table:table-cell>
          <table:table-cell office:value-type="string" table:style-name="ce2">
            <text:p>Technology Building</text:p>
          </table:table-cell>
          <table:table-cell office:value-type="string" table:style-name="ce2">
            <text:p>Liuzhangli</text:p>
          </table:table-cell>
          <table:table-cell office:value-type="string" table:style-name="ce2">
            <text:p>Linguang</text:p>
          </table:table-cell>
          <table:table-cell office:value-type="string" table:style-name="ce2">
            <text:p>Xinhai</text:p>
          </table:table-cell>
          <table:table-cell office:value-type="string" table:style-name="ce2">
            <text:p>Wanfang Hospital</text:p>
          </table:table-cell>
          <table:table-cell office:value-type="string" table:style-name="ce2">
            <text:p>Wanfang Community</text:p>
          </table:table-cell>
          <table:table-cell office:value-type="string" table:style-name="ce2">
            <text:p>Muzha</text:p>
          </table:table-cell>
          <table:table-cell office:value-type="string" table:style-name="ce2">
            <text:p>Taipei Zoo</text:p>
          </table:table-cell>
          <table:table-cell office:value-type="string" table:style-name="ce2">
            <text:p>Dazhi<text:s/></text:p>
          </table:table-cell>
          <table:table-cell office:value-type="string" table:style-name="ce2">
            <text:p>Jiannan Rd.<text:s/></text:p>
          </table:table-cell>
          <table:table-cell office:value-type="string" table:style-name="ce2">
            <text:p>Xihu</text:p>
          </table:table-cell>
          <table:table-cell office:value-type="string" table:style-name="ce2">
            <text:p>Gangqian<text:s/></text:p>
          </table:table-cell>
          <table:table-cell office:value-type="string" table:style-name="ce2">
            <text:p>Wende<text:s/></text:p>
          </table:table-cell>
          <table:table-cell office:value-type="string" table:style-name="ce2">
            <text:p>Neihu<text:s/></text:p>
          </table:table-cell>
          <table:table-cell office:value-type="string" table:style-name="ce2">
            <text:p>Dahu Park<text:s/></text:p>
          </table:table-cell>
          <table:table-cell office:value-type="string" table:style-name="ce2">
            <text:p>Huzhou<text:s/></text:p>
          </table:table-cell>
          <table:table-cell office:value-type="string" table:style-name="ce2">
            <text:p>Donghu<text:s/></text:p>
          </table:table-cell>
          <table:table-cell office:value-type="string" table:style-name="ce2">
            <text:p>Nangang Software Park</text:p>
          </table:table-cell>
          <table:table-cell office:value-type="string" table:style-name="ce2">
            <text:p>Taipei Nangang Exhibition Center</text:p>
          </table:table-cell>
          <table:table-cell office:value-type="string" table:style-name="ce2">
            <text:p>Xiaobitan</text:p>
          </table:table-cell>
          <table:table-cell office:value-type="string" table:style-name="ce2">
            <text:p>Xindian<text:s/></text:p>
          </table:table-cell>
          <table:table-cell office:value-type="string" table:style-name="ce2">
            <text:p>Xindian District Office</text:p>
          </table:table-cell>
          <table:table-cell office:value-type="string" table:style-name="ce2">
            <text:p>Qizhang</text:p>
          </table:table-cell>
          <table:table-cell office:value-type="string" table:style-name="ce2">
            <text:p>Dapinglin<text:s/></text:p>
          </table:table-cell>
          <table:table-cell office:value-type="string" table:style-name="ce2">
            <text:p>Jingmei<text:s/></text:p>
          </table:table-cell>
          <table:table-cell office:value-type="string" table:style-name="ce2">
            <text:p>Wanlong<text:s/></text:p>
          </table:table-cell>
          <table:table-cell office:value-type="string" table:style-name="ce2">
            <text:p>Gongguan<text:s/></text:p>
          </table:table-cell>
          <table:table-cell office:value-type="string" table:style-name="ce2">
            <text:p>Taipower Building<text:s/></text:p>
          </table:table-cell>
          <table:table-cell office:value-type="string" table:style-name="ce2">
            <text:p>Guting<text:s/></text:p>
          </table:table-cell>
          <table:table-cell office:value-type="string" table:style-name="ce2">
            <text:p>Chiang Kai-Shek Memorial Hall</text:p>
          </table:table-cell>
          <table:table-cell office:value-type="string" table:style-name="ce2">
            <text:p>Xiaonanmen</text:p>
          </table:table-cell>
          <table:table-cell office:value-type="string" table:style-name="ce2">
            <text:p>Dingxi<text:s/></text:p>
          </table:table-cell>
          <table:table-cell office:value-type="string" table:style-name="ce2">
            <text:p>Yongan Market<text:s/></text:p>
          </table:table-cell>
          <table:table-cell office:value-type="string" table:style-name="ce2">
            <text:p>Jingan<text:s/></text:p>
          </table:table-cell>
          <table:table-cell office:value-type="string" table:style-name="ce2">
            <text:p>Nanshijiao<text:s/></text:p>
          </table:table-cell>
          <table:table-cell office:value-type="string" table:style-name="ce2">
            <text:p>NTU Hospital</text:p>
          </table:table-cell>
          <table:table-cell office:value-type="string" table:style-name="ce2">
            <text:p>Taipei Main Station</text:p>
          </table:table-cell>
          <table:table-cell office:value-type="string" table:style-name="ce2">
            <text:p>Zhongshan<text:s/></text:p>
          </table:table-cell>
          <table:table-cell office:value-type="string" table:style-name="ce2">
            <text:p>Shuanglian<text:s/></text:p>
          </table:table-cell>
          <table:table-cell office:value-type="string" table:style-name="ce2">
            <text:p>Minquan W. Rd.<text:s/></text:p>
          </table:table-cell>
          <table:table-cell office:value-type="string" table:style-name="ce2">
            <text:p>Yuanshan</text:p>
          </table:table-cell>
          <table:table-cell office:value-type="string" table:style-name="ce2">
            <text:p>Jiantan<text:s/></text:p>
          </table:table-cell>
          <table:table-cell office:value-type="string" table:style-name="ce2">
            <text:p>Shilin<text:s/></text:p>
          </table:table-cell>
          <table:table-cell office:value-type="string" table:style-name="ce2">
            <text:p>Zhishan</text:p>
          </table:table-cell>
          <table:table-cell office:value-type="string" table:style-name="ce2">
            <text:p>Mingde</text:p>
          </table:table-cell>
          <table:table-cell office:value-type="string" table:style-name="ce2">
            <text:p>Shipai</text:p>
          </table:table-cell>
          <table:table-cell office:value-type="string" table:style-name="ce2">
            <text:p>Qilian</text:p>
          </table:table-cell>
          <table:table-cell office:value-type="string" table:style-name="ce2">
            <text:p>Qiyan<text:s/></text:p>
          </table:table-cell>
          <table:table-cell office:value-type="string" table:style-name="ce2">
            <text:p>Beitou</text:p>
          </table:table-cell>
          <table:table-cell office:value-type="string" table:style-name="ce2">
            <text:p>Xinbeitou</text:p>
          </table:table-cell>
          <table:table-cell office:value-type="string" table:style-name="ce2">
            <text:p>Fuxinggang</text:p>
          </table:table-cell>
          <table:table-cell office:value-type="string" table:style-name="ce2">
            <text:p>Zhongyi<text:s/></text:p>
          </table:table-cell>
          <table:table-cell office:value-type="string" table:style-name="ce2">
            <text:p>Guandu<text:s/></text:p>
          </table:table-cell>
          <table:table-cell office:value-type="string" table:style-name="ce2">
            <text:p>Zhuwei</text:p>
          </table:table-cell>
          <table:table-cell office:value-type="string" table:style-name="ce2">
            <text:p>Hongshulin</text:p>
          </table:table-cell>
          <table:table-cell office:value-type="string" table:style-name="ce2">
            <text:p>Tamsui</text:p>
          </table:table-cell>
          <table:table-cell office:value-type="string" table:style-name="ce2">
            <text:p>Dingpu</text:p>
          </table:table-cell>
          <table:table-cell office:value-type="string" table:style-name="ce2">
            <text:p>Yongning</text:p>
          </table:table-cell>
          <table:table-cell office:value-type="string" table:style-name="ce2">
            <text:p>Tucheng</text:p>
          </table:table-cell>
          <table:table-cell office:value-type="string" table:style-name="ce2">
            <text:p>Haishan</text:p>
          </table:table-cell>
          <table:table-cell office:value-type="string" table:style-name="ce2">
            <text:p>Far Eastern Hospital</text:p>
          </table:table-cell>
          <table:table-cell office:value-type="string" table:style-name="ce2">
            <text:p>Fuzhong</text:p>
          </table:table-cell>
          <table:table-cell office:value-type="string" table:style-name="ce3">
            <text:p>Banqiao</text:p>
            <text:p>(Bannan Line)</text:p>
          </table:table-cell>
          <table:table-cell office:value-type="string" table:style-name="ce2">
            <text:p>Xinpu</text:p>
          </table:table-cell>
          <table:table-cell office:value-type="string" table:style-name="ce2">
            <text:p>Jiangzicui</text:p>
          </table:table-cell>
          <table:table-cell office:value-type="string" table:style-name="ce2">
            <text:p>Longshan Temple</text:p>
          </table:table-cell>
          <table:table-cell office:value-type="string" table:style-name="ce2">
            <text:p>Ximen<text:s/></text:p>
          </table:table-cell>
          <table:table-cell office:value-type="string" table:style-name="ce2">
            <text:p>Shandao Temple</text:p>
          </table:table-cell>
          <table:table-cell office:value-type="string" table:style-name="ce2">
            <text:p>Zhongxiao Xinsheng</text:p>
          </table:table-cell>
          <table:table-cell office:value-type="string" table:style-name="ce2">
            <text:p>Zhongxiao Dunhua</text:p>
          </table:table-cell>
          <table:table-cell office:value-type="string" table:style-name="ce2">
            <text:p>Sun Yat-Sen Memorial Hall</text:p>
          </table:table-cell>
          <table:table-cell office:value-type="string" table:style-name="ce2">
            <text:p>Taipei City Hall</text:p>
          </table:table-cell>
          <table:table-cell office:value-type="string" table:style-name="ce2">
            <text:p>Yongchun</text:p>
          </table:table-cell>
          <table:table-cell office:value-type="string" table:style-name="ce2">
            <text:p>Houshanpi</text:p>
          </table:table-cell>
          <table:table-cell office:value-type="string" table:style-name="ce2">
            <text:p>Kunyang</text:p>
          </table:table-cell>
          <table:table-cell office:value-type="string" table:style-name="ce2">
            <text:p>Nangang<text:s/></text:p>
          </table:table-cell>
          <table:table-cell office:value-type="string" table:style-name="ce2">
            <text:p>Xiangshan</text:p>
          </table:table-cell>
          <table:table-cell office:value-type="string" table:style-name="ce2">
            <text:p>Taipei 101/World Trade Center</text:p>
          </table:table-cell>
          <table:table-cell office:value-type="string" table:style-name="ce2">
            <text:p>Xinyi Anhe</text:p>
          </table:table-cell>
          <table:table-cell office:value-type="string" table:style-name="ce2">
            <text:p>Daan Park</text:p>
          </table:table-cell>
          <table:table-cell office:value-type="string" table:style-name="ce2">
            <text:p>Beimen</text:p>
          </table:table-cell>
          <table:table-cell office:value-type="string" table:style-name="ce2">
            <text:p>Songjiang Nanjing</text:p>
          </table:table-cell>
          <table:table-cell office:value-type="string" table:style-name="ce2">
            <text:p>Taipei Arena</text:p>
          </table:table-cell>
          <table:table-cell office:value-type="string" table:style-name="ce2">
            <text:p>Nanjing Sanmin</text:p>
          </table:table-cell>
          <table:table-cell office:value-type="string" table:style-name="ce2">
            <text:p>Songshan</text:p>
          </table:table-cell>
          <table:table-cell office:value-type="string" table:style-name="ce2">
            <text:p>Fu Jen University</text:p>
          </table:table-cell>
          <table:table-cell office:value-type="string" table:style-name="ce2">
            <text:p>Xinzhuang</text:p>
          </table:table-cell>
          <table:table-cell office:value-type="string" table:style-name="ce2">
            <text:p>Touqianzhuang<text:s/></text:p>
          </table:table-cell>
          <table:table-cell office:value-type="string" table:style-name="ce2">
            <text:p>Xianse Temple<text:s/></text:p>
          </table:table-cell>
          <table:table-cell office:value-type="string" table:style-name="ce2">
            <text:p>Sanchong<text:s/></text:p>
          </table:table-cell>
          <table:table-cell office:value-type="string" table:style-name="ce2">
            <text:p>Cailiao<text:s/></text:p>
          </table:table-cell>
          <table:table-cell office:value-type="string" table:style-name="ce2">
            <text:p>Taipei Bridge<text:s/></text:p>
          </table:table-cell>
          <table:table-cell office:value-type="string" table:style-name="ce2">
            <text:p>Daqiaotou</text:p>
          </table:table-cell>
          <table:table-cell office:value-type="string" table:style-name="ce2">
            <text:p>Zhongshan Elementary School</text:p>
          </table:table-cell>
          <table:table-cell office:value-type="string" table:style-name="ce2">
            <text:p>Xingtian Temple<text:s/></text:p>
          </table:table-cell>
          <table:table-cell office:value-type="string" table:style-name="ce2">
            <text:p>Dongmen<text:s/></text:p>
          </table:table-cell>
          <table:table-cell office:value-type="string" table:style-name="ce2">
            <text:p>Luzhou<text:s/></text:p>
          </table:table-cell>
          <table:table-cell office:value-type="string" table:style-name="ce2">
            <text:p>Sanmin Senior High School<text:s/></text:p>
          </table:table-cell>
          <table:table-cell office:value-type="string" table:style-name="ce2">
            <text:p>St. Ignatius High School</text:p>
          </table:table-cell>
          <table:table-cell office:value-type="string" table:style-name="ce2">
            <text:p>Sanhe Junior High School<text:s/></text:p>
          </table:table-cell>
          <table:table-cell office:value-type="string" table:style-name="ce2">
            <text:p>Sanchong Elementary School<text:s/></text:p>
          </table:table-cell>
          <table:table-cell office:value-type="string" table:style-name="ce2">
            <text:p>Huilong<text:s/></text:p>
          </table:table-cell>
          <table:table-cell office:value-type="string" table:style-name="ce2">
            <text:p>Danfeng</text:p>
          </table:table-cell>
          <table:table-cell office:value-type="string" table:style-name="ce2">
            <text:p>Shisizhang</text:p>
          </table:table-cell>
          <table:table-cell office:value-type="string" table:style-name="ce2">
            <text:p>Xiulang Bridge</text:p>
          </table:table-cell>
          <table:table-cell office:value-type="string" table:style-name="ce2">
            <text:p>Jingping</text:p>
          </table:table-cell>
          <table:table-cell office:value-type="string" table:style-name="ce2">
            <text:p>Zhonghe</text:p>
          </table:table-cell>
          <table:table-cell office:value-type="string" table:style-name="ce2">
            <text:p>Qiaohe</text:p>
          </table:table-cell>
          <table:table-cell office:value-type="string" table:style-name="ce2">
            <text:p>Zhongyuan</text:p>
          </table:table-cell>
          <table:table-cell office:value-type="string" table:style-name="ce2">
            <text:p>Banxin</text:p>
          </table:table-cell>
          <table:table-cell office:value-type="string" table:style-name="ce3">
            <text:p>Banqiao</text:p>
            <text:p>(Circular Line)</text:p>
          </table:table-cell>
          <table:table-cell office:value-type="string" table:style-name="ce2">
            <text:p>Xingpu Minsheng</text:p>
          </table:table-cell>
          <table:table-cell office:value-type="string" table:style-name="ce2">
            <text:p>Xingfu</text:p>
          </table:table-cell>
          <table:table-cell office:value-type="string" table:style-name="ce2">
            <text:p>New Taipei Industrial Park</text:p>
          </table:table-cell>
          <table:table-cell table:number-columns-repeated="16264" table:style-name="ce4"/>
        </table:table-row>
        <table:table-row table:style-name="ro2">
          <table:table-cell office:value-type="date" office:date-value="2022-01-01T00:00:00" table:style-name="ce5">
            <text:p>2022/1/1</text:p>
          </table:table-cell>
          <table:table-cell office:value-type="float" office:value="1604" table:style-name="ce6">
            <text:p>1,604<text:s/></text:p>
          </table:table-cell>
          <table:table-cell office:value-type="float" office:value="6400" table:style-name="ce6">
            <text:p>6,400<text:s/></text:p>
          </table:table-cell>
          <table:table-cell office:value-type="float" office:value="15923" table:style-name="ce6">
            <text:p>15,923<text:s/></text:p>
          </table:table-cell>
          <table:table-cell office:value-type="float" office:value="31576" table:style-name="ce6">
            <text:p>31,576<text:s/></text:p>
          </table:table-cell>
          <table:table-cell office:value-type="float" office:value="10315" table:style-name="ce6">
            <text:p>10,315<text:s/></text:p>
          </table:table-cell>
          <table:table-cell office:value-type="float" office:value="7478" table:style-name="ce6">
            <text:p>7,478<text:s/></text:p>
          </table:table-cell>
          <table:table-cell office:value-type="float" office:value="5726" table:style-name="ce6">
            <text:p>5,726<text:s/></text:p>
          </table:table-cell>
          <table:table-cell office:value-type="float" office:value="3125" table:style-name="ce6">
            <text:p>3,125<text:s/></text:p>
          </table:table-cell>
          <table:table-cell office:value-type="float" office:value="2061" table:style-name="ce6">
            <text:p>2,061<text:s/></text:p>
          </table:table-cell>
          <table:table-cell office:value-type="float" office:value="5761" table:style-name="ce6">
            <text:p>5,761<text:s/></text:p>
          </table:table-cell>
          <table:table-cell office:value-type="float" office:value="1377" table:style-name="ce6">
            <text:p>1,377<text:s/></text:p>
          </table:table-cell>
          <table:table-cell office:value-type="float" office:value="2741" table:style-name="ce6">
            <text:p>2,741<text:s/></text:p>
          </table:table-cell>
          <table:table-cell office:value-type="float" office:value="11183" table:style-name="ce6">
            <text:p>11,183<text:s/></text:p>
          </table:table-cell>
          <table:table-cell office:value-type="float" office:value="4035" table:style-name="ce6">
            <text:p>4,035<text:s/></text:p>
          </table:table-cell>
          <table:table-cell office:value-type="float" office:value="10095" table:style-name="ce6">
            <text:p>10,095<text:s/></text:p>
          </table:table-cell>
          <table:table-cell office:value-type="float" office:value="3888" table:style-name="ce6">
            <text:p>3,888<text:s/></text:p>
          </table:table-cell>
          <table:table-cell office:value-type="float" office:value="4657" table:style-name="ce6">
            <text:p>4,657<text:s/></text:p>
          </table:table-cell>
          <table:table-cell office:value-type="float" office:value="2910" table:style-name="ce6">
            <text:p>2,910<text:s/></text:p>
          </table:table-cell>
          <table:table-cell office:value-type="float" office:value="6589" table:style-name="ce6">
            <text:p>6,589<text:s/></text:p>
          </table:table-cell>
          <table:table-cell office:value-type="float" office:value="3764" table:style-name="ce6">
            <text:p>3,764<text:s/></text:p>
          </table:table-cell>
          <table:table-cell office:value-type="float" office:value="3847" table:style-name="ce6">
            <text:p>3,847<text:s/></text:p>
          </table:table-cell>
          <table:table-cell office:value-type="float" office:value="4873" table:style-name="ce6">
            <text:p>4,873<text:s/></text:p>
          </table:table-cell>
          <table:table-cell office:value-type="float" office:value="2082" table:style-name="ce6">
            <text:p>2,082<text:s/></text:p>
          </table:table-cell>
          <table:table-cell office:value-type="float" office:value="12180" table:style-name="ce6">
            <text:p>12,180<text:s/></text:p>
          </table:table-cell>
          <table:table-cell office:value-type="float" office:value="3947" table:style-name="ce6">
            <text:p>3,947<text:s/></text:p>
          </table:table-cell>
          <table:table-cell office:value-type="float" office:value="18266" table:style-name="ce6">
            <text:p>18,266<text:s/></text:p>
          </table:table-cell>
          <table:table-cell office:value-type="float" office:value="9077" table:style-name="ce6">
            <text:p>9,077<text:s/></text:p>
          </table:table-cell>
          <table:table-cell office:value-type="float" office:value="10702" table:style-name="ce6">
            <text:p>10,702<text:s/></text:p>
          </table:table-cell>
          <table:table-cell office:value-type="float" office:value="12992" table:style-name="ce6">
            <text:p>12,992<text:s/></text:p>
          </table:table-cell>
          <table:table-cell office:value-type="float" office:value="11881" table:style-name="ce6">
            <text:p>11,881<text:s/></text:p>
          </table:table-cell>
          <table:table-cell office:value-type="float" office:value="6880" table:style-name="ce6">
            <text:p>6,880<text:s/></text:p>
          </table:table-cell>
          <table:table-cell office:value-type="float" office:value="18638" table:style-name="ce6">
            <text:p>18,638<text:s/></text:p>
          </table:table-cell>
          <table:table-cell office:value-type="float" office:value="9447" table:style-name="ce6">
            <text:p>9,447<text:s/></text:p>
          </table:table-cell>
          <table:table-cell office:value-type="float" office:value="15583" table:style-name="ce6">
            <text:p>15,583<text:s/></text:p>
          </table:table-cell>
          <table:table-cell office:value-type="float" office:value="14972" table:style-name="ce6">
            <text:p>14,972<text:s/></text:p>
          </table:table-cell>
          <table:table-cell office:value-type="float" office:value="2744" table:style-name="ce6">
            <text:p>2,744<text:s/></text:p>
          </table:table-cell>
          <table:table-cell office:value-type="float" office:value="23761" table:style-name="ce6">
            <text:p>23,761<text:s/></text:p>
          </table:table-cell>
          <table:table-cell office:value-type="float" office:value="15807" table:style-name="ce6">
            <text:p>15,807<text:s/></text:p>
          </table:table-cell>
          <table:table-cell office:value-type="float" office:value="15506" table:style-name="ce6">
            <text:p>15,506<text:s/></text:p>
          </table:table-cell>
          <table:table-cell office:value-type="float" office:value="13761" table:style-name="ce6">
            <text:p>13,761<text:s/></text:p>
          </table:table-cell>
          <table:table-cell office:value-type="float" office:value="6773" table:style-name="ce6">
            <text:p>6,773<text:s/></text:p>
          </table:table-cell>
          <table:table-cell office:value-type="float" office:value="116372" table:style-name="ce6">
            <text:p>116,372<text:s/></text:p>
          </table:table-cell>
          <table:table-cell office:value-type="float" office:value="37090" table:style-name="ce6">
            <text:p>37,090<text:s/></text:p>
          </table:table-cell>
          <table:table-cell office:value-type="float" office:value="12638" table:style-name="ce6">
            <text:p>12,638<text:s/></text:p>
          </table:table-cell>
          <table:table-cell office:value-type="float" office:value="11010" table:style-name="ce6">
            <text:p>11,010<text:s/></text:p>
          </table:table-cell>
          <table:table-cell office:value-type="float" office:value="25202" table:style-name="ce6">
            <text:p>25,202<text:s/></text:p>
          </table:table-cell>
          <table:table-cell office:value-type="float" office:value="22316" table:style-name="ce6">
            <text:p>22,316<text:s/></text:p>
          </table:table-cell>
          <table:table-cell office:value-type="float" office:value="20802" table:style-name="ce6">
            <text:p>20,802<text:s/></text:p>
          </table:table-cell>
          <table:table-cell office:value-type="float" office:value="16173" table:style-name="ce6">
            <text:p>16,173<text:s/></text:p>
          </table:table-cell>
          <table:table-cell office:value-type="float" office:value="6485" table:style-name="ce6">
            <text:p>6,485<text:s/></text:p>
          </table:table-cell>
          <table:table-cell office:value-type="float" office:value="17261" table:style-name="ce6">
            <text:p>17,261<text:s/></text:p>
          </table:table-cell>
          <table:table-cell office:value-type="float" office:value="4993" table:style-name="ce6">
            <text:p>4,993<text:s/></text:p>
          </table:table-cell>
          <table:table-cell office:value-type="float" office:value="4589" table:style-name="ce6">
            <text:p>4,589<text:s/></text:p>
          </table:table-cell>
          <table:table-cell office:value-type="float" office:value="13790" table:style-name="ce6">
            <text:p>13,790<text:s/></text:p>
          </table:table-cell>
          <table:table-cell office:value-type="float" office:value="7147" table:style-name="ce6">
            <text:p>7,147<text:s/></text:p>
          </table:table-cell>
          <table:table-cell office:value-type="float" office:value="2626" table:style-name="ce6">
            <text:p>2,626<text:s/></text:p>
          </table:table-cell>
          <table:table-cell office:value-type="float" office:value="1531" table:style-name="ce6">
            <text:p>1,531<text:s/></text:p>
          </table:table-cell>
          <table:table-cell office:value-type="float" office:value="7283" table:style-name="ce6">
            <text:p>7,283<text:s/></text:p>
          </table:table-cell>
          <table:table-cell office:value-type="float" office:value="6724" table:style-name="ce6">
            <text:p>6,724<text:s/></text:p>
          </table:table-cell>
          <table:table-cell office:value-type="float" office:value="10935" table:style-name="ce6">
            <text:p>10,935<text:s/></text:p>
          </table:table-cell>
          <table:table-cell office:value-type="float" office:value="38548" table:style-name="ce6">
            <text:p>38,548<text:s/></text:p>
          </table:table-cell>
          <table:table-cell office:value-type="float" office:value="5387" table:style-name="ce6">
            <text:p>5,387<text:s/></text:p>
          </table:table-cell>
          <table:table-cell office:value-type="float" office:value="9331" table:style-name="ce6">
            <text:p>9,331<text:s/></text:p>
          </table:table-cell>
          <table:table-cell office:value-type="float" office:value="5113" table:style-name="ce6">
            <text:p>5,113<text:s/></text:p>
          </table:table-cell>
          <table:table-cell office:value-type="float" office:value="14247" table:style-name="ce6">
            <text:p>14,247<text:s/></text:p>
          </table:table-cell>
          <table:table-cell office:value-type="float" office:value="11270" table:style-name="ce6">
            <text:p>11,270<text:s/></text:p>
          </table:table-cell>
          <table:table-cell office:value-type="float" office:value="20131" table:style-name="ce6">
            <text:p>20,131<text:s/></text:p>
          </table:table-cell>
          <table:table-cell office:value-type="float" office:value="39724" table:style-name="ce6">
            <text:p>39,724<text:s/></text:p>
          </table:table-cell>
          <table:table-cell office:value-type="float" office:value="22634" table:style-name="ce6">
            <text:p>22,634<text:s/></text:p>
          </table:table-cell>
          <table:table-cell office:value-type="float" office:value="15920" table:style-name="ce6">
            <text:p>15,920<text:s/></text:p>
          </table:table-cell>
          <table:table-cell office:value-type="float" office:value="22802" table:style-name="ce6">
            <text:p>22,802<text:s/></text:p>
          </table:table-cell>
          <table:table-cell office:value-type="float" office:value="63619" table:style-name="ce6">
            <text:p>63,619<text:s/></text:p>
          </table:table-cell>
          <table:table-cell office:value-type="float" office:value="9879" table:style-name="ce6">
            <text:p>9,879<text:s/></text:p>
          </table:table-cell>
          <table:table-cell office:value-type="float" office:value="20447" table:style-name="ce6">
            <text:p>20,447<text:s/></text:p>
          </table:table-cell>
          <table:table-cell office:value-type="float" office:value="21732" table:style-name="ce6">
            <text:p>21,732<text:s/></text:p>
          </table:table-cell>
          <table:table-cell office:value-type="float" office:value="12698" table:style-name="ce6">
            <text:p>12,698<text:s/></text:p>
          </table:table-cell>
          <table:table-cell office:value-type="float" office:value="47918" table:style-name="ce6">
            <text:p>47,918<text:s/></text:p>
          </table:table-cell>
          <table:table-cell office:value-type="float" office:value="10867" table:style-name="ce6">
            <text:p>10,867<text:s/></text:p>
          </table:table-cell>
          <table:table-cell office:value-type="float" office:value="10394" table:style-name="ce6">
            <text:p>10,394<text:s/></text:p>
          </table:table-cell>
          <table:table-cell office:value-type="float" office:value="6462" table:style-name="ce6">
            <text:p>6,462<text:s/></text:p>
          </table:table-cell>
          <table:table-cell office:value-type="float" office:value="13560" table:style-name="ce6">
            <text:p>13,560<text:s/></text:p>
          </table:table-cell>
          <table:table-cell office:value-type="float" office:value="9575" table:style-name="ce6">
            <text:p>9,575<text:s/></text:p>
          </table:table-cell>
          <table:table-cell office:value-type="float" office:value="23353" table:style-name="ce6">
            <text:p>23,353<text:s/></text:p>
          </table:table-cell>
          <table:table-cell office:value-type="float" office:value="9500" table:style-name="ce6">
            <text:p>9,500<text:s/></text:p>
          </table:table-cell>
          <table:table-cell office:value-type="float" office:value="8895" table:style-name="ce6">
            <text:p>8,895<text:s/></text:p>
          </table:table-cell>
          <table:table-cell office:value-type="float" office:value="9278" table:style-name="ce6">
            <text:p>9,278<text:s/></text:p>
          </table:table-cell>
          <table:table-cell office:value-type="float" office:value="13072" table:style-name="ce6">
            <text:p>13,072<text:s/></text:p>
          </table:table-cell>
          <table:table-cell office:value-type="float" office:value="11994" table:style-name="ce6">
            <text:p>11,994<text:s/></text:p>
          </table:table-cell>
          <table:table-cell office:value-type="float" office:value="9869" table:style-name="ce6">
            <text:p>9,869<text:s/></text:p>
          </table:table-cell>
          <table:table-cell office:value-type="float" office:value="14097" table:style-name="ce6">
            <text:p>14,097<text:s/></text:p>
          </table:table-cell>
          <table:table-cell office:value-type="float" office:value="5715" table:style-name="ce6">
            <text:p>5,715<text:s/></text:p>
          </table:table-cell>
          <table:table-cell office:value-type="float" office:value="6842" table:style-name="ce6">
            <text:p>6,842<text:s/></text:p>
          </table:table-cell>
          <table:table-cell office:value-type="float" office:value="4055" table:style-name="ce6">
            <text:p>4,055<text:s/></text:p>
          </table:table-cell>
          <table:table-cell office:value-type="float" office:value="3396" table:style-name="ce6">
            <text:p>3,396<text:s/></text:p>
          </table:table-cell>
          <table:table-cell office:value-type="float" office:value="7017" table:style-name="ce6">
            <text:p>7,017<text:s/></text:p>
          </table:table-cell>
          <table:table-cell office:value-type="float" office:value="5882" table:style-name="ce6">
            <text:p>5,882<text:s/></text:p>
          </table:table-cell>
          <table:table-cell office:value-type="float" office:value="8261" table:style-name="ce6">
            <text:p>8,261<text:s/></text:p>
          </table:table-cell>
          <table:table-cell office:value-type="float" office:value="8870" table:style-name="ce6">
            <text:p>8,870<text:s/></text:p>
          </table:table-cell>
          <table:table-cell office:value-type="float" office:value="9364" table:style-name="ce6">
            <text:p>9,364<text:s/></text:p>
          </table:table-cell>
          <table:table-cell office:value-type="float" office:value="14291" table:style-name="ce6">
            <text:p>14,291<text:s/></text:p>
          </table:table-cell>
          <table:table-cell office:value-type="float" office:value="14304" table:style-name="ce6">
            <text:p>14,304<text:s/></text:p>
          </table:table-cell>
          <table:table-cell office:value-type="float" office:value="8434" table:style-name="ce6">
            <text:p>8,434<text:s/></text:p>
          </table:table-cell>
          <table:table-cell office:value-type="float" office:value="7884" table:style-name="ce6">
            <text:p>7,884<text:s/></text:p>
          </table:table-cell>
          <table:table-cell office:value-type="float" office:value="8393" table:style-name="ce6">
            <text:p>8,393<text:s/></text:p>
          </table:table-cell>
          <table:table-cell office:value-type="float" office:value="7526" table:style-name="ce6">
            <text:p>7,526<text:s/></text:p>
          </table:table-cell>
          <table:table-cell office:value-type="float" office:value="8032" table:style-name="ce6">
            <text:p>8,032<text:s/></text:p>
          </table:table-cell>
          <table:table-cell office:value-type="float" office:value="6589" table:style-name="ce6">
            <text:p>6,589<text:s/></text:p>
          </table:table-cell>
          <table:table-cell office:value-type="float" office:value="6104" table:style-name="ce6">
            <text:p>6,104<text:s/></text:p>
          </table:table-cell>
          <table:table-cell office:value-type="float" office:value="685" table:style-name="ce6">
            <text:p>685<text:s/></text:p>
          </table:table-cell>
          <table:table-cell office:value-type="float" office:value="2264" table:style-name="ce6">
            <text:p>2,264<text:s/></text:p>
          </table:table-cell>
          <table:table-cell office:value-type="float" office:value="2675" table:style-name="ce6">
            <text:p>2,675<text:s/></text:p>
          </table:table-cell>
          <table:table-cell office:value-type="float" office:value="3956" table:style-name="ce6">
            <text:p>3,956<text:s/></text:p>
          </table:table-cell>
          <table:table-cell office:value-type="float" office:value="1040" table:style-name="ce6">
            <text:p>1,040<text:s/></text:p>
          </table:table-cell>
          <table:table-cell office:value-type="float" office:value="1239" table:style-name="ce6">
            <text:p>1,239<text:s/></text:p>
          </table:table-cell>
          <table:table-cell office:value-type="float" office:value="1613" table:style-name="ce6">
            <text:p>1,613<text:s/></text:p>
          </table:table-cell>
          <table:table-cell office:value-type="float" office:value="9552" table:style-name="ce6">
            <text:p>9,552<text:s/></text:p>
          </table:table-cell>
          <table:table-cell office:value-type="float" office:value="1772" table:style-name="ce6">
            <text:p>1,772<text:s/></text:p>
          </table:table-cell>
          <table:table-cell office:value-type="float" office:value="3355" table:style-name="ce6">
            <text:p>3,355<text:s/></text:p>
          </table:table-cell>
          <table:table-cell office:value-type="float" office:value="2943" table:style-name="ce6">
            <text:p>2,943<text:s/></text:p>
          </table:table-cell>
          <table:table-cell table:number-columns-repeated="16264"/>
        </table:table-row>
        <table:table-row table:style-name="ro2">
          <table:table-cell office:value-type="date" office:date-value="2022-01-02T00:00:00" table:style-name="ce5">
            <text:p>2022/1/2</text:p>
          </table:table-cell>
          <table:table-cell office:value-type="float" office:value="2161" table:style-name="ce6">
            <text:p>2,161<text:s/></text:p>
          </table:table-cell>
          <table:table-cell office:value-type="float" office:value="5816" table:style-name="ce6">
            <text:p>5,816<text:s/></text:p>
          </table:table-cell>
          <table:table-cell office:value-type="float" office:value="13390" table:style-name="ce6">
            <text:p>13,390<text:s/></text:p>
          </table:table-cell>
          <table:table-cell office:value-type="float" office:value="27062" table:style-name="ce6">
            <text:p>27,062<text:s/></text:p>
          </table:table-cell>
          <table:table-cell office:value-type="float" office:value="9448" table:style-name="ce6">
            <text:p>9,448<text:s/></text:p>
          </table:table-cell>
          <table:table-cell office:value-type="float" office:value="7100" table:style-name="ce6">
            <text:p>7,100<text:s/></text:p>
          </table:table-cell>
          <table:table-cell office:value-type="float" office:value="5371" table:style-name="ce6">
            <text:p>5,371<text:s/></text:p>
          </table:table-cell>
          <table:table-cell office:value-type="float" office:value="2948" table:style-name="ce6">
            <text:p>2,948<text:s/></text:p>
          </table:table-cell>
          <table:table-cell office:value-type="float" office:value="1961" table:style-name="ce6">
            <text:p>1,961<text:s/></text:p>
          </table:table-cell>
          <table:table-cell office:value-type="float" office:value="6295" table:style-name="ce6">
            <text:p>6,295<text:s/></text:p>
          </table:table-cell>
          <table:table-cell office:value-type="float" office:value="1154" table:style-name="ce6">
            <text:p>1,154<text:s/></text:p>
          </table:table-cell>
          <table:table-cell office:value-type="float" office:value="2195" table:style-name="ce6">
            <text:p>2,195<text:s/></text:p>
          </table:table-cell>
          <table:table-cell office:value-type="float" office:value="6324" table:style-name="ce6">
            <text:p>6,324<text:s/></text:p>
          </table:table-cell>
          <table:table-cell office:value-type="float" office:value="4403" table:style-name="ce6">
            <text:p>4,403<text:s/></text:p>
          </table:table-cell>
          <table:table-cell office:value-type="float" office:value="7701" table:style-name="ce6">
            <text:p>7,701<text:s/></text:p>
          </table:table-cell>
          <table:table-cell office:value-type="float" office:value="3789" table:style-name="ce6">
            <text:p>3,789<text:s/></text:p>
          </table:table-cell>
          <table:table-cell office:value-type="float" office:value="4859" table:style-name="ce6">
            <text:p>4,859<text:s/></text:p>
          </table:table-cell>
          <table:table-cell office:value-type="float" office:value="3036" table:style-name="ce6">
            <text:p>3,036<text:s/></text:p>
          </table:table-cell>
          <table:table-cell office:value-type="float" office:value="6150" table:style-name="ce6">
            <text:p>6,150<text:s/></text:p>
          </table:table-cell>
          <table:table-cell office:value-type="float" office:value="2968" table:style-name="ce6">
            <text:p>2,968<text:s/></text:p>
          </table:table-cell>
          <table:table-cell office:value-type="float" office:value="4082" table:style-name="ce6">
            <text:p>4,082<text:s/></text:p>
          </table:table-cell>
          <table:table-cell office:value-type="float" office:value="4636" table:style-name="ce6">
            <text:p>4,636<text:s/></text:p>
          </table:table-cell>
          <table:table-cell office:value-type="float" office:value="1710" table:style-name="ce6">
            <text:p>1,710<text:s/></text:p>
          </table:table-cell>
          <table:table-cell office:value-type="float" office:value="10491" table:style-name="ce6">
            <text:p>10,491<text:s/></text:p>
          </table:table-cell>
          <table:table-cell office:value-type="float" office:value="3173" table:style-name="ce6">
            <text:p>3,173<text:s/></text:p>
          </table:table-cell>
          <table:table-cell office:value-type="float" office:value="12251" table:style-name="ce6">
            <text:p>12,251<text:s/></text:p>
          </table:table-cell>
          <table:table-cell office:value-type="float" office:value="7765" table:style-name="ce6">
            <text:p>7,765<text:s/></text:p>
          </table:table-cell>
          <table:table-cell office:value-type="float" office:value="9619" table:style-name="ce6">
            <text:p>9,619<text:s/></text:p>
          </table:table-cell>
          <table:table-cell office:value-type="float" office:value="12075" table:style-name="ce6">
            <text:p>12,075<text:s/></text:p>
          </table:table-cell>
          <table:table-cell office:value-type="float" office:value="11135" table:style-name="ce6">
            <text:p>11,135<text:s/></text:p>
          </table:table-cell>
          <table:table-cell office:value-type="float" office:value="6661" table:style-name="ce6">
            <text:p>6,661<text:s/></text:p>
          </table:table-cell>
          <table:table-cell office:value-type="float" office:value="17419" table:style-name="ce6">
            <text:p>17,419<text:s/></text:p>
          </table:table-cell>
          <table:table-cell office:value-type="float" office:value="9851" table:style-name="ce6">
            <text:p>9,851<text:s/></text:p>
          </table:table-cell>
          <table:table-cell office:value-type="float" office:value="15540" table:style-name="ce6">
            <text:p>15,540<text:s/></text:p>
          </table:table-cell>
          <table:table-cell office:value-type="float" office:value="12979" table:style-name="ce6">
            <text:p>12,979<text:s/></text:p>
          </table:table-cell>
          <table:table-cell office:value-type="float" office:value="2692" table:style-name="ce6">
            <text:p>2,692<text:s/></text:p>
          </table:table-cell>
          <table:table-cell office:value-type="float" office:value="21699" table:style-name="ce6">
            <text:p>21,699<text:s/></text:p>
          </table:table-cell>
          <table:table-cell office:value-type="float" office:value="14681" table:style-name="ce6">
            <text:p>14,681<text:s/></text:p>
          </table:table-cell>
          <table:table-cell office:value-type="float" office:value="14001" table:style-name="ce6">
            <text:p>14,001<text:s/></text:p>
          </table:table-cell>
          <table:table-cell office:value-type="float" office:value="12595" table:style-name="ce6">
            <text:p>12,595<text:s/></text:p>
          </table:table-cell>
          <table:table-cell office:value-type="float" office:value="5396" table:style-name="ce6">
            <text:p>5,396<text:s/></text:p>
          </table:table-cell>
          <table:table-cell office:value-type="float" office:value="104684" table:style-name="ce6">
            <text:p>104,684<text:s/></text:p>
          </table:table-cell>
          <table:table-cell office:value-type="float" office:value="30954" table:style-name="ce6">
            <text:p>30,954<text:s/></text:p>
          </table:table-cell>
          <table:table-cell office:value-type="float" office:value="10470" table:style-name="ce6">
            <text:p>10,470<text:s/></text:p>
          </table:table-cell>
          <table:table-cell office:value-type="float" office:value="11518" table:style-name="ce6">
            <text:p>11,518<text:s/></text:p>
          </table:table-cell>
          <table:table-cell office:value-type="float" office:value="17610" table:style-name="ce6">
            <text:p>17,610<text:s/></text:p>
          </table:table-cell>
          <table:table-cell office:value-type="float" office:value="18729" table:style-name="ce6">
            <text:p>18,729<text:s/></text:p>
          </table:table-cell>
          <table:table-cell office:value-type="float" office:value="18407" table:style-name="ce6">
            <text:p>18,407<text:s/></text:p>
          </table:table-cell>
          <table:table-cell office:value-type="float" office:value="14579" table:style-name="ce6">
            <text:p>14,579<text:s/></text:p>
          </table:table-cell>
          <table:table-cell office:value-type="float" office:value="6220" table:style-name="ce6">
            <text:p>6,220<text:s/></text:p>
          </table:table-cell>
          <table:table-cell office:value-type="float" office:value="16087" table:style-name="ce6">
            <text:p>16,087<text:s/></text:p>
          </table:table-cell>
          <table:table-cell office:value-type="float" office:value="4818" table:style-name="ce6">
            <text:p>4,818<text:s/></text:p>
          </table:table-cell>
          <table:table-cell office:value-type="float" office:value="4048" table:style-name="ce6">
            <text:p>4,048<text:s/></text:p>
          </table:table-cell>
          <table:table-cell office:value-type="float" office:value="12867" table:style-name="ce6">
            <text:p>12,867<text:s/></text:p>
          </table:table-cell>
          <table:table-cell office:value-type="float" office:value="5199" table:style-name="ce6">
            <text:p>5,199<text:s/></text:p>
          </table:table-cell>
          <table:table-cell office:value-type="float" office:value="2472" table:style-name="ce6">
            <text:p>2,472<text:s/></text:p>
          </table:table-cell>
          <table:table-cell office:value-type="float" office:value="1277" table:style-name="ce6">
            <text:p>1,277<text:s/></text:p>
          </table:table-cell>
          <table:table-cell office:value-type="float" office:value="6595" table:style-name="ce6">
            <text:p>6,595<text:s/></text:p>
          </table:table-cell>
          <table:table-cell office:value-type="float" office:value="5939" table:style-name="ce6">
            <text:p>5,939<text:s/></text:p>
          </table:table-cell>
          <table:table-cell office:value-type="float" office:value="8793" table:style-name="ce6">
            <text:p>8,793<text:s/></text:p>
          </table:table-cell>
          <table:table-cell office:value-type="float" office:value="29443" table:style-name="ce6">
            <text:p>29,443<text:s/></text:p>
          </table:table-cell>
          <table:table-cell office:value-type="float" office:value="5163" table:style-name="ce6">
            <text:p>5,163<text:s/></text:p>
          </table:table-cell>
          <table:table-cell office:value-type="float" office:value="7470" table:style-name="ce6">
            <text:p>7,470<text:s/></text:p>
          </table:table-cell>
          <table:table-cell office:value-type="float" office:value="4527" table:style-name="ce6">
            <text:p>4,527<text:s/></text:p>
          </table:table-cell>
          <table:table-cell office:value-type="float" office:value="12974" table:style-name="ce6">
            <text:p>12,974<text:s/></text:p>
          </table:table-cell>
          <table:table-cell office:value-type="float" office:value="10214" table:style-name="ce6">
            <text:p>10,214<text:s/></text:p>
          </table:table-cell>
          <table:table-cell office:value-type="float" office:value="16707" table:style-name="ce6">
            <text:p>16,707<text:s/></text:p>
          </table:table-cell>
          <table:table-cell office:value-type="float" office:value="30536" table:style-name="ce6">
            <text:p>30,536<text:s/></text:p>
          </table:table-cell>
          <table:table-cell office:value-type="float" office:value="21002" table:style-name="ce6">
            <text:p>21,002<text:s/></text:p>
          </table:table-cell>
          <table:table-cell office:value-type="float" office:value="14947" table:style-name="ce6">
            <text:p>14,947<text:s/></text:p>
          </table:table-cell>
          <table:table-cell office:value-type="float" office:value="18414" table:style-name="ce6">
            <text:p>18,414<text:s/></text:p>
          </table:table-cell>
          <table:table-cell office:value-type="float" office:value="46027" table:style-name="ce6">
            <text:p>46,027<text:s/></text:p>
          </table:table-cell>
          <table:table-cell office:value-type="float" office:value="8907" table:style-name="ce6">
            <text:p>8,907<text:s/></text:p>
          </table:table-cell>
          <table:table-cell office:value-type="float" office:value="17779" table:style-name="ce6">
            <text:p>17,779<text:s/></text:p>
          </table:table-cell>
          <table:table-cell office:value-type="float" office:value="18272" table:style-name="ce6">
            <text:p>18,272<text:s/></text:p>
          </table:table-cell>
          <table:table-cell office:value-type="float" office:value="11711" table:style-name="ce6">
            <text:p>11,711<text:s/></text:p>
          </table:table-cell>
          <table:table-cell office:value-type="float" office:value="37530" table:style-name="ce6">
            <text:p>37,530<text:s/></text:p>
          </table:table-cell>
          <table:table-cell office:value-type="float" office:value="10621" table:style-name="ce6">
            <text:p>10,621<text:s/></text:p>
          </table:table-cell>
          <table:table-cell office:value-type="float" office:value="9579" table:style-name="ce6">
            <text:p>9,579<text:s/></text:p>
          </table:table-cell>
          <table:table-cell office:value-type="float" office:value="6326" table:style-name="ce6">
            <text:p>6,326<text:s/></text:p>
          </table:table-cell>
          <table:table-cell office:value-type="float" office:value="12052" table:style-name="ce6">
            <text:p>12,052<text:s/></text:p>
          </table:table-cell>
          <table:table-cell office:value-type="float" office:value="7324" table:style-name="ce6">
            <text:p>7,324<text:s/></text:p>
          </table:table-cell>
          <table:table-cell office:value-type="float" office:value="16963" table:style-name="ce6">
            <text:p>16,963<text:s/></text:p>
          </table:table-cell>
          <table:table-cell office:value-type="float" office:value="8751" table:style-name="ce6">
            <text:p>8,751<text:s/></text:p>
          </table:table-cell>
          <table:table-cell office:value-type="float" office:value="15427" table:style-name="ce6">
            <text:p>15,427<text:s/></text:p>
          </table:table-cell>
          <table:table-cell office:value-type="float" office:value="7215" table:style-name="ce6">
            <text:p>7,215<text:s/></text:p>
          </table:table-cell>
          <table:table-cell office:value-type="float" office:value="11262" table:style-name="ce6">
            <text:p>11,262<text:s/></text:p>
          </table:table-cell>
          <table:table-cell office:value-type="float" office:value="9154" table:style-name="ce6">
            <text:p>9,154<text:s/></text:p>
          </table:table-cell>
          <table:table-cell office:value-type="float" office:value="9565" table:style-name="ce6">
            <text:p>9,565<text:s/></text:p>
          </table:table-cell>
          <table:table-cell office:value-type="float" office:value="10750" table:style-name="ce6">
            <text:p>10,750<text:s/></text:p>
          </table:table-cell>
          <table:table-cell office:value-type="float" office:value="6092" table:style-name="ce6">
            <text:p>6,092<text:s/></text:p>
          </table:table-cell>
          <table:table-cell office:value-type="float" office:value="5504" table:style-name="ce6">
            <text:p>5,504<text:s/></text:p>
          </table:table-cell>
          <table:table-cell office:value-type="float" office:value="3427" table:style-name="ce6">
            <text:p>3,427<text:s/></text:p>
          </table:table-cell>
          <table:table-cell office:value-type="float" office:value="3596" table:style-name="ce6">
            <text:p>3,596<text:s/></text:p>
          </table:table-cell>
          <table:table-cell office:value-type="float" office:value="5676" table:style-name="ce6">
            <text:p>5,676<text:s/></text:p>
          </table:table-cell>
          <table:table-cell office:value-type="float" office:value="5130" table:style-name="ce6">
            <text:p>5,130<text:s/></text:p>
          </table:table-cell>
          <table:table-cell office:value-type="float" office:value="6585" table:style-name="ce6">
            <text:p>6,585<text:s/></text:p>
          </table:table-cell>
          <table:table-cell office:value-type="float" office:value="7535" table:style-name="ce6">
            <text:p>7,535<text:s/></text:p>
          </table:table-cell>
          <table:table-cell office:value-type="float" office:value="8645" table:style-name="ce6">
            <text:p>8,645<text:s/></text:p>
          </table:table-cell>
          <table:table-cell office:value-type="float" office:value="12124" table:style-name="ce6">
            <text:p>12,124<text:s/></text:p>
          </table:table-cell>
          <table:table-cell office:value-type="float" office:value="14676" table:style-name="ce6">
            <text:p>14,676<text:s/></text:p>
          </table:table-cell>
          <table:table-cell office:value-type="float" office:value="7030" table:style-name="ce6">
            <text:p>7,030<text:s/></text:p>
          </table:table-cell>
          <table:table-cell office:value-type="float" office:value="6919" table:style-name="ce6">
            <text:p>6,919<text:s/></text:p>
          </table:table-cell>
          <table:table-cell office:value-type="float" office:value="7365" table:style-name="ce6">
            <text:p>7,365<text:s/></text:p>
          </table:table-cell>
          <table:table-cell office:value-type="float" office:value="6808" table:style-name="ce6">
            <text:p>6,808<text:s/></text:p>
          </table:table-cell>
          <table:table-cell office:value-type="float" office:value="6903" table:style-name="ce6">
            <text:p>6,903<text:s/></text:p>
          </table:table-cell>
          <table:table-cell office:value-type="float" office:value="5832" table:style-name="ce6">
            <text:p>5,832<text:s/></text:p>
          </table:table-cell>
          <table:table-cell office:value-type="float" office:value="5394" table:style-name="ce6">
            <text:p>5,394<text:s/></text:p>
          </table:table-cell>
          <table:table-cell office:value-type="float" office:value="747" table:style-name="ce6">
            <text:p>747<text:s/></text:p>
          </table:table-cell>
          <table:table-cell office:value-type="float" office:value="1965" table:style-name="ce6">
            <text:p>1,965<text:s/></text:p>
          </table:table-cell>
          <table:table-cell office:value-type="float" office:value="2476" table:style-name="ce6">
            <text:p>2,476<text:s/></text:p>
          </table:table-cell>
          <table:table-cell office:value-type="float" office:value="3452" table:style-name="ce6">
            <text:p>3,452<text:s/></text:p>
          </table:table-cell>
          <table:table-cell office:value-type="float" office:value="953" table:style-name="ce6">
            <text:p>953<text:s/></text:p>
          </table:table-cell>
          <table:table-cell office:value-type="float" office:value="1200" table:style-name="ce6">
            <text:p>1,200<text:s/></text:p>
          </table:table-cell>
          <table:table-cell office:value-type="float" office:value="1388" table:style-name="ce6">
            <text:p>1,388<text:s/></text:p>
          </table:table-cell>
          <table:table-cell office:value-type="float" office:value="7577" table:style-name="ce6">
            <text:p>7,577<text:s/></text:p>
          </table:table-cell>
          <table:table-cell office:value-type="float" office:value="1505" table:style-name="ce6">
            <text:p>1,505<text:s/></text:p>
          </table:table-cell>
          <table:table-cell office:value-type="float" office:value="2714" table:style-name="ce6">
            <text:p>2,714<text:s/></text:p>
          </table:table-cell>
          <table:table-cell office:value-type="float" office:value="2539" table:style-name="ce6">
            <text:p>2,539<text:s/></text:p>
          </table:table-cell>
          <table:table-cell table:number-columns-repeated="16264"/>
        </table:table-row>
        <table:table-row table:style-name="ro2">
          <table:table-cell office:value-type="date" office:date-value="2022-01-03T00:00:00" table:style-name="ce5">
            <text:p>2022/1/3</text:p>
          </table:table-cell>
          <table:table-cell office:value-type="float" office:value="3504" table:style-name="ce6">
            <text:p>3,504<text:s/></text:p>
          </table:table-cell>
          <table:table-cell office:value-type="float" office:value="12606" table:style-name="ce6">
            <text:p>12,606<text:s/></text:p>
          </table:table-cell>
          <table:table-cell office:value-type="float" office:value="36712" table:style-name="ce6">
            <text:p>36,712<text:s/></text:p>
          </table:table-cell>
          <table:table-cell office:value-type="float" office:value="31670" table:style-name="ce6">
            <text:p>31,670<text:s/></text:p>
          </table:table-cell>
          <table:table-cell office:value-type="float" office:value="22286" table:style-name="ce6">
            <text:p>22,286<text:s/></text:p>
          </table:table-cell>
          <table:table-cell office:value-type="float" office:value="12711" table:style-name="ce6">
            <text:p>12,711<text:s/></text:p>
          </table:table-cell>
          <table:table-cell office:value-type="float" office:value="10200" table:style-name="ce6">
            <text:p>10,200<text:s/></text:p>
          </table:table-cell>
          <table:table-cell office:value-type="float" office:value="3518" table:style-name="ce6">
            <text:p>3,518<text:s/></text:p>
          </table:table-cell>
          <table:table-cell office:value-type="float" office:value="3113" table:style-name="ce6">
            <text:p>3,113<text:s/></text:p>
          </table:table-cell>
          <table:table-cell office:value-type="float" office:value="13151" table:style-name="ce6">
            <text:p>13,151<text:s/></text:p>
          </table:table-cell>
          <table:table-cell office:value-type="float" office:value="1943" table:style-name="ce6">
            <text:p>1,943<text:s/></text:p>
          </table:table-cell>
          <table:table-cell office:value-type="float" office:value="4400" table:style-name="ce6">
            <text:p>4,400<text:s/></text:p>
          </table:table-cell>
          <table:table-cell office:value-type="float" office:value="4197" table:style-name="ce6">
            <text:p>4,197<text:s/></text:p>
          </table:table-cell>
          <table:table-cell office:value-type="float" office:value="9264" table:style-name="ce6">
            <text:p>9,264<text:s/></text:p>
          </table:table-cell>
          <table:table-cell office:value-type="float" office:value="9403" table:style-name="ce6">
            <text:p>9,403<text:s/></text:p>
          </table:table-cell>
          <table:table-cell office:value-type="float" office:value="16861" table:style-name="ce6">
            <text:p>16,861<text:s/></text:p>
          </table:table-cell>
          <table:table-cell office:value-type="float" office:value="16702" table:style-name="ce6">
            <text:p>16,702<text:s/></text:p>
          </table:table-cell>
          <table:table-cell office:value-type="float" office:value="5320" table:style-name="ce6">
            <text:p>5,320<text:s/></text:p>
          </table:table-cell>
          <table:table-cell office:value-type="float" office:value="8306" table:style-name="ce6">
            <text:p>8,306<text:s/></text:p>
          </table:table-cell>
          <table:table-cell office:value-type="float" office:value="3114" table:style-name="ce6">
            <text:p>3,114<text:s/></text:p>
          </table:table-cell>
          <table:table-cell office:value-type="float" office:value="8130" table:style-name="ce6">
            <text:p>8,130<text:s/></text:p>
          </table:table-cell>
          <table:table-cell office:value-type="float" office:value="8001" table:style-name="ce6">
            <text:p>8,001<text:s/></text:p>
          </table:table-cell>
          <table:table-cell office:value-type="float" office:value="5734" table:style-name="ce6">
            <text:p>5,734<text:s/></text:p>
          </table:table-cell>
          <table:table-cell office:value-type="float" office:value="24648" table:style-name="ce6">
            <text:p>24,648<text:s/></text:p>
          </table:table-cell>
          <table:table-cell office:value-type="float" office:value="2910" table:style-name="ce6">
            <text:p>2,910<text:s/></text:p>
          </table:table-cell>
          <table:table-cell office:value-type="float" office:value="10657" table:style-name="ce6">
            <text:p>10,657<text:s/></text:p>
          </table:table-cell>
          <table:table-cell office:value-type="float" office:value="12130" table:style-name="ce6">
            <text:p>12,130<text:s/></text:p>
          </table:table-cell>
          <table:table-cell office:value-type="float" office:value="14831" table:style-name="ce6">
            <text:p>14,831<text:s/></text:p>
          </table:table-cell>
          <table:table-cell office:value-type="float" office:value="21906" table:style-name="ce6">
            <text:p>21,906<text:s/></text:p>
          </table:table-cell>
          <table:table-cell office:value-type="float" office:value="15733" table:style-name="ce6">
            <text:p>15,733<text:s/></text:p>
          </table:table-cell>
          <table:table-cell office:value-type="float" office:value="8819" table:style-name="ce6">
            <text:p>8,819<text:s/></text:p>
          </table:table-cell>
          <table:table-cell office:value-type="float" office:value="22208" table:style-name="ce6">
            <text:p>22,208<text:s/></text:p>
          </table:table-cell>
          <table:table-cell office:value-type="float" office:value="13988" table:style-name="ce6">
            <text:p>13,988<text:s/></text:p>
          </table:table-cell>
          <table:table-cell office:value-type="float" office:value="27955" table:style-name="ce6">
            <text:p>27,955<text:s/></text:p>
          </table:table-cell>
          <table:table-cell office:value-type="float" office:value="21459" table:style-name="ce6">
            <text:p>21,459<text:s/></text:p>
          </table:table-cell>
          <table:table-cell office:value-type="float" office:value="8837" table:style-name="ce6">
            <text:p>8,837<text:s/></text:p>
          </table:table-cell>
          <table:table-cell office:value-type="float" office:value="32414" table:style-name="ce6">
            <text:p>32,414<text:s/></text:p>
          </table:table-cell>
          <table:table-cell office:value-type="float" office:value="23496" table:style-name="ce6">
            <text:p>23,496<text:s/></text:p>
          </table:table-cell>
          <table:table-cell office:value-type="float" office:value="23514" table:style-name="ce6">
            <text:p>23,514<text:s/></text:p>
          </table:table-cell>
          <table:table-cell office:value-type="float" office:value="18765" table:style-name="ce6">
            <text:p>18,765<text:s/></text:p>
          </table:table-cell>
          <table:table-cell office:value-type="float" office:value="20934" table:style-name="ce6">
            <text:p>20,934<text:s/></text:p>
          </table:table-cell>
          <table:table-cell office:value-type="float" office:value="95908" table:style-name="ce6">
            <text:p>95,908<text:s/></text:p>
          </table:table-cell>
          <table:table-cell office:value-type="float" office:value="32376" table:style-name="ce6">
            <text:p>32,376<text:s/></text:p>
          </table:table-cell>
          <table:table-cell office:value-type="float" office:value="18215" table:style-name="ce6">
            <text:p>18,215<text:s/></text:p>
          </table:table-cell>
          <table:table-cell office:value-type="float" office:value="20162" table:style-name="ce6">
            <text:p>20,162<text:s/></text:p>
          </table:table-cell>
          <table:table-cell office:value-type="float" office:value="23125" table:style-name="ce6">
            <text:p>23,125<text:s/></text:p>
          </table:table-cell>
          <table:table-cell office:value-type="float" office:value="23798" table:style-name="ce6">
            <text:p>23,798<text:s/></text:p>
          </table:table-cell>
          <table:table-cell office:value-type="float" office:value="24430" table:style-name="ce6">
            <text:p>24,430<text:s/></text:p>
          </table:table-cell>
          <table:table-cell office:value-type="float" office:value="20120" table:style-name="ce6">
            <text:p>20,120<text:s/></text:p>
          </table:table-cell>
          <table:table-cell office:value-type="float" office:value="11969" table:style-name="ce6">
            <text:p>11,969<text:s/></text:p>
          </table:table-cell>
          <table:table-cell office:value-type="float" office:value="28738" table:style-name="ce6">
            <text:p>28,738<text:s/></text:p>
          </table:table-cell>
          <table:table-cell office:value-type="float" office:value="6406" table:style-name="ce6">
            <text:p>6,406<text:s/></text:p>
          </table:table-cell>
          <table:table-cell office:value-type="float" office:value="7404" table:style-name="ce6">
            <text:p>7,404<text:s/></text:p>
          </table:table-cell>
          <table:table-cell office:value-type="float" office:value="17817" table:style-name="ce6">
            <text:p>17,817<text:s/></text:p>
          </table:table-cell>
          <table:table-cell office:value-type="float" office:value="4231" table:style-name="ce6">
            <text:p>4,231<text:s/></text:p>
          </table:table-cell>
          <table:table-cell office:value-type="float" office:value="3423" table:style-name="ce6">
            <text:p>3,423<text:s/></text:p>
          </table:table-cell>
          <table:table-cell office:value-type="float" office:value="3109" table:style-name="ce6">
            <text:p>3,109<text:s/></text:p>
          </table:table-cell>
          <table:table-cell office:value-type="float" office:value="14004" table:style-name="ce6">
            <text:p>14,004<text:s/></text:p>
          </table:table-cell>
          <table:table-cell office:value-type="float" office:value="8984" table:style-name="ce6">
            <text:p>8,984<text:s/></text:p>
          </table:table-cell>
          <table:table-cell office:value-type="float" office:value="11527" table:style-name="ce6">
            <text:p>11,527<text:s/></text:p>
          </table:table-cell>
          <table:table-cell office:value-type="float" office:value="29599" table:style-name="ce6">
            <text:p>29,599<text:s/></text:p>
          </table:table-cell>
          <table:table-cell office:value-type="float" office:value="8665" table:style-name="ce6">
            <text:p>8,665<text:s/></text:p>
          </table:table-cell>
          <table:table-cell office:value-type="float" office:value="12015" table:style-name="ce6">
            <text:p>12,015<text:s/></text:p>
          </table:table-cell>
          <table:table-cell office:value-type="float" office:value="7181" table:style-name="ce6">
            <text:p>7,181<text:s/></text:p>
          </table:table-cell>
          <table:table-cell office:value-type="float" office:value="21266" table:style-name="ce6">
            <text:p>21,266<text:s/></text:p>
          </table:table-cell>
          <table:table-cell office:value-type="float" office:value="22083" table:style-name="ce6">
            <text:p>22,083<text:s/></text:p>
          </table:table-cell>
          <table:table-cell office:value-type="float" office:value="22761" table:style-name="ce6">
            <text:p>22,761<text:s/></text:p>
          </table:table-cell>
          <table:table-cell office:value-type="float" office:value="33179" table:style-name="ce6">
            <text:p>33,179<text:s/></text:p>
          </table:table-cell>
          <table:table-cell office:value-type="float" office:value="35642" table:style-name="ce6">
            <text:p>35,642<text:s/></text:p>
          </table:table-cell>
          <table:table-cell office:value-type="float" office:value="24104" table:style-name="ce6">
            <text:p>24,104<text:s/></text:p>
          </table:table-cell>
          <table:table-cell office:value-type="float" office:value="22532" table:style-name="ce6">
            <text:p>22,532<text:s/></text:p>
          </table:table-cell>
          <table:table-cell office:value-type="float" office:value="43901" table:style-name="ce6">
            <text:p>43,901<text:s/></text:p>
          </table:table-cell>
          <table:table-cell office:value-type="float" office:value="19532" table:style-name="ce6">
            <text:p>19,532<text:s/></text:p>
          </table:table-cell>
          <table:table-cell office:value-type="float" office:value="27076" table:style-name="ce6">
            <text:p>27,076<text:s/></text:p>
          </table:table-cell>
          <table:table-cell office:value-type="float" office:value="26575" table:style-name="ce6">
            <text:p>26,575<text:s/></text:p>
          </table:table-cell>
          <table:table-cell office:value-type="float" office:value="16556" table:style-name="ce6">
            <text:p>16,556<text:s/></text:p>
          </table:table-cell>
          <table:table-cell office:value-type="float" office:value="50358" table:style-name="ce6">
            <text:p>50,358<text:s/></text:p>
          </table:table-cell>
          <table:table-cell office:value-type="float" office:value="18264" table:style-name="ce6">
            <text:p>18,264<text:s/></text:p>
          </table:table-cell>
          <table:table-cell office:value-type="float" office:value="14040" table:style-name="ce6">
            <text:p>14,040<text:s/></text:p>
          </table:table-cell>
          <table:table-cell office:value-type="float" office:value="13470" table:style-name="ce6">
            <text:p>13,470<text:s/></text:p>
          </table:table-cell>
          <table:table-cell office:value-type="float" office:value="17038" table:style-name="ce6">
            <text:p>17,038<text:s/></text:p>
          </table:table-cell>
          <table:table-cell office:value-type="float" office:value="11855" table:style-name="ce6">
            <text:p>11,855<text:s/></text:p>
          </table:table-cell>
          <table:table-cell office:value-type="float" office:value="22097" table:style-name="ce6">
            <text:p>22,097<text:s/></text:p>
          </table:table-cell>
          <table:table-cell office:value-type="float" office:value="17003" table:style-name="ce6">
            <text:p>17,003<text:s/></text:p>
          </table:table-cell>
          <table:table-cell office:value-type="float" office:value="6538" table:style-name="ce6">
            <text:p>6,538<text:s/></text:p>
          </table:table-cell>
          <table:table-cell office:value-type="float" office:value="9996" table:style-name="ce6">
            <text:p>9,996<text:s/></text:p>
          </table:table-cell>
          <table:table-cell office:value-type="float" office:value="33654" table:style-name="ce6">
            <text:p>33,654<text:s/></text:p>
          </table:table-cell>
          <table:table-cell office:value-type="float" office:value="20300" table:style-name="ce6">
            <text:p>20,300<text:s/></text:p>
          </table:table-cell>
          <table:table-cell office:value-type="float" office:value="22299" table:style-name="ce6">
            <text:p>22,299<text:s/></text:p>
          </table:table-cell>
          <table:table-cell office:value-type="float" office:value="21149" table:style-name="ce6">
            <text:p>21,149<text:s/></text:p>
          </table:table-cell>
          <table:table-cell office:value-type="float" office:value="14214" table:style-name="ce6">
            <text:p>14,214<text:s/></text:p>
          </table:table-cell>
          <table:table-cell office:value-type="float" office:value="10396" table:style-name="ce6">
            <text:p>10,396<text:s/></text:p>
          </table:table-cell>
          <table:table-cell office:value-type="float" office:value="5404" table:style-name="ce6">
            <text:p>5,404<text:s/></text:p>
          </table:table-cell>
          <table:table-cell office:value-type="float" office:value="4742" table:style-name="ce6">
            <text:p>4,742<text:s/></text:p>
          </table:table-cell>
          <table:table-cell office:value-type="float" office:value="6214" table:style-name="ce6">
            <text:p>6,214<text:s/></text:p>
          </table:table-cell>
          <table:table-cell office:value-type="float" office:value="9658" table:style-name="ce6">
            <text:p>9,658<text:s/></text:p>
          </table:table-cell>
          <table:table-cell office:value-type="float" office:value="8697" table:style-name="ce6">
            <text:p>8,697<text:s/></text:p>
          </table:table-cell>
          <table:table-cell office:value-type="float" office:value="10830" table:style-name="ce6">
            <text:p>10,830<text:s/></text:p>
          </table:table-cell>
          <table:table-cell office:value-type="float" office:value="14698" table:style-name="ce6">
            <text:p>14,698<text:s/></text:p>
          </table:table-cell>
          <table:table-cell office:value-type="float" office:value="25923" table:style-name="ce6">
            <text:p>25,923<text:s/></text:p>
          </table:table-cell>
          <table:table-cell office:value-type="float" office:value="18370" table:style-name="ce6">
            <text:p>18,370<text:s/></text:p>
          </table:table-cell>
          <table:table-cell office:value-type="float" office:value="12642" table:style-name="ce6">
            <text:p>12,642<text:s/></text:p>
          </table:table-cell>
          <table:table-cell office:value-type="float" office:value="11775" table:style-name="ce6">
            <text:p>11,775<text:s/></text:p>
          </table:table-cell>
          <table:table-cell office:value-type="float" office:value="11775" table:style-name="ce6">
            <text:p>11,775<text:s/></text:p>
          </table:table-cell>
          <table:table-cell office:value-type="float" office:value="11468" table:style-name="ce6">
            <text:p>11,468<text:s/></text:p>
          </table:table-cell>
          <table:table-cell office:value-type="float" office:value="11017" table:style-name="ce6">
            <text:p>11,017<text:s/></text:p>
          </table:table-cell>
          <table:table-cell office:value-type="float" office:value="10848" table:style-name="ce6">
            <text:p>10,848<text:s/></text:p>
          </table:table-cell>
          <table:table-cell office:value-type="float" office:value="8938" table:style-name="ce6">
            <text:p>8,938<text:s/></text:p>
          </table:table-cell>
          <table:table-cell office:value-type="float" office:value="1407" table:style-name="ce6">
            <text:p>1,407<text:s/></text:p>
          </table:table-cell>
          <table:table-cell office:value-type="float" office:value="2428" table:style-name="ce6">
            <text:p>2,428<text:s/></text:p>
          </table:table-cell>
          <table:table-cell office:value-type="float" office:value="3773" table:style-name="ce6">
            <text:p>3,773<text:s/></text:p>
          </table:table-cell>
          <table:table-cell office:value-type="float" office:value="4468" table:style-name="ce6">
            <text:p>4,468<text:s/></text:p>
          </table:table-cell>
          <table:table-cell office:value-type="float" office:value="2343" table:style-name="ce6">
            <text:p>2,343<text:s/></text:p>
          </table:table-cell>
          <table:table-cell office:value-type="float" office:value="3483" table:style-name="ce6">
            <text:p>3,483<text:s/></text:p>
          </table:table-cell>
          <table:table-cell office:value-type="float" office:value="2801" table:style-name="ce6">
            <text:p>2,801<text:s/></text:p>
          </table:table-cell>
          <table:table-cell office:value-type="float" office:value="7353" table:style-name="ce6">
            <text:p>7,353<text:s/></text:p>
          </table:table-cell>
          <table:table-cell office:value-type="float" office:value="2274" table:style-name="ce6">
            <text:p>2,274<text:s/></text:p>
          </table:table-cell>
          <table:table-cell office:value-type="float" office:value="3733" table:style-name="ce6">
            <text:p>3,733<text:s/></text:p>
          </table:table-cell>
          <table:table-cell office:value-type="float" office:value="4470" table:style-name="ce6">
            <text:p>4,470<text:s/></text:p>
          </table:table-cell>
          <table:table-cell table:number-columns-repeated="16264"/>
        </table:table-row>
        <table:table-row table:style-name="ro2">
          <table:table-cell office:value-type="date" office:date-value="2022-01-04T00:00:00" table:style-name="ce5">
            <text:p>2022/1/4</text:p>
          </table:table-cell>
          <table:table-cell office:value-type="float" office:value="3465" table:style-name="ce6">
            <text:p>3,465<text:s/></text:p>
          </table:table-cell>
          <table:table-cell office:value-type="float" office:value="13335" table:style-name="ce6">
            <text:p>13,335<text:s/></text:p>
          </table:table-cell>
          <table:table-cell office:value-type="float" office:value="38880" table:style-name="ce6">
            <text:p>38,880<text:s/></text:p>
          </table:table-cell>
          <table:table-cell office:value-type="float" office:value="33975" table:style-name="ce6">
            <text:p>33,975<text:s/></text:p>
          </table:table-cell>
          <table:table-cell office:value-type="float" office:value="23405" table:style-name="ce6">
            <text:p>23,405<text:s/></text:p>
          </table:table-cell>
          <table:table-cell office:value-type="float" office:value="12969" table:style-name="ce6">
            <text:p>12,969<text:s/></text:p>
          </table:table-cell>
          <table:table-cell office:value-type="float" office:value="10536" table:style-name="ce6">
            <text:p>10,536<text:s/></text:p>
          </table:table-cell>
          <table:table-cell office:value-type="float" office:value="3761" table:style-name="ce6">
            <text:p>3,761<text:s/></text:p>
          </table:table-cell>
          <table:table-cell office:value-type="float" office:value="3112" table:style-name="ce6">
            <text:p>3,112<text:s/></text:p>
          </table:table-cell>
          <table:table-cell office:value-type="float" office:value="13499" table:style-name="ce6">
            <text:p>13,499<text:s/></text:p>
          </table:table-cell>
          <table:table-cell office:value-type="float" office:value="1995" table:style-name="ce6">
            <text:p>1,995<text:s/></text:p>
          </table:table-cell>
          <table:table-cell office:value-type="float" office:value="4474" table:style-name="ce6">
            <text:p>4,474<text:s/></text:p>
          </table:table-cell>
          <table:table-cell office:value-type="float" office:value="4314" table:style-name="ce6">
            <text:p>4,314<text:s/></text:p>
          </table:table-cell>
          <table:table-cell office:value-type="float" office:value="9222" table:style-name="ce6">
            <text:p>9,222<text:s/></text:p>
          </table:table-cell>
          <table:table-cell office:value-type="float" office:value="9983" table:style-name="ce6">
            <text:p>9,983<text:s/></text:p>
          </table:table-cell>
          <table:table-cell office:value-type="float" office:value="17525" table:style-name="ce6">
            <text:p>17,525<text:s/></text:p>
          </table:table-cell>
          <table:table-cell office:value-type="float" office:value="17196" table:style-name="ce6">
            <text:p>17,196<text:s/></text:p>
          </table:table-cell>
          <table:table-cell office:value-type="float" office:value="5413" table:style-name="ce6">
            <text:p>5,413<text:s/></text:p>
          </table:table-cell>
          <table:table-cell office:value-type="float" office:value="8905" table:style-name="ce6">
            <text:p>8,905<text:s/></text:p>
          </table:table-cell>
          <table:table-cell office:value-type="float" office:value="3164" table:style-name="ce6">
            <text:p>3,164<text:s/></text:p>
          </table:table-cell>
          <table:table-cell office:value-type="float" office:value="8194" table:style-name="ce6">
            <text:p>8,194<text:s/></text:p>
          </table:table-cell>
          <table:table-cell office:value-type="float" office:value="8269" table:style-name="ce6">
            <text:p>8,269<text:s/></text:p>
          </table:table-cell>
          <table:table-cell office:value-type="float" office:value="6027" table:style-name="ce6">
            <text:p>6,027<text:s/></text:p>
          </table:table-cell>
          <table:table-cell office:value-type="float" office:value="25515" table:style-name="ce6">
            <text:p>25,515<text:s/></text:p>
          </table:table-cell>
          <table:table-cell office:value-type="float" office:value="3023" table:style-name="ce6">
            <text:p>3,023<text:s/></text:p>
          </table:table-cell>
          <table:table-cell office:value-type="float" office:value="10753" table:style-name="ce6">
            <text:p>10,753<text:s/></text:p>
          </table:table-cell>
          <table:table-cell office:value-type="float" office:value="12409" table:style-name="ce6">
            <text:p>12,409<text:s/></text:p>
          </table:table-cell>
          <table:table-cell office:value-type="float" office:value="14744" table:style-name="ce6">
            <text:p>14,744<text:s/></text:p>
          </table:table-cell>
          <table:table-cell office:value-type="float" office:value="22329" table:style-name="ce6">
            <text:p>22,329<text:s/></text:p>
          </table:table-cell>
          <table:table-cell office:value-type="float" office:value="16035" table:style-name="ce6">
            <text:p>16,035<text:s/></text:p>
          </table:table-cell>
          <table:table-cell office:value-type="float" office:value="9077" table:style-name="ce6">
            <text:p>9,077<text:s/></text:p>
          </table:table-cell>
          <table:table-cell office:value-type="float" office:value="21554" table:style-name="ce6">
            <text:p>21,554<text:s/></text:p>
          </table:table-cell>
          <table:table-cell office:value-type="float" office:value="14344" table:style-name="ce6">
            <text:p>14,344<text:s/></text:p>
          </table:table-cell>
          <table:table-cell office:value-type="float" office:value="29721" table:style-name="ce6">
            <text:p>29,721<text:s/></text:p>
          </table:table-cell>
          <table:table-cell office:value-type="float" office:value="22532" table:style-name="ce6">
            <text:p>22,532<text:s/></text:p>
          </table:table-cell>
          <table:table-cell office:value-type="float" office:value="9138" table:style-name="ce6">
            <text:p>9,138<text:s/></text:p>
          </table:table-cell>
          <table:table-cell office:value-type="float" office:value="33365" table:style-name="ce6">
            <text:p>33,365<text:s/></text:p>
          </table:table-cell>
          <table:table-cell office:value-type="float" office:value="24526" table:style-name="ce6">
            <text:p>24,526<text:s/></text:p>
          </table:table-cell>
          <table:table-cell office:value-type="float" office:value="24163" table:style-name="ce6">
            <text:p>24,163<text:s/></text:p>
          </table:table-cell>
          <table:table-cell office:value-type="float" office:value="19193" table:style-name="ce6">
            <text:p>19,193<text:s/></text:p>
          </table:table-cell>
          <table:table-cell office:value-type="float" office:value="22158" table:style-name="ce6">
            <text:p>22,158<text:s/></text:p>
          </table:table-cell>
          <table:table-cell office:value-type="float" office:value="94191" table:style-name="ce6">
            <text:p>94,191<text:s/></text:p>
          </table:table-cell>
          <table:table-cell office:value-type="float" office:value="33797" table:style-name="ce6">
            <text:p>33,797<text:s/></text:p>
          </table:table-cell>
          <table:table-cell office:value-type="float" office:value="19110" table:style-name="ce6">
            <text:p>19,110<text:s/></text:p>
          </table:table-cell>
          <table:table-cell office:value-type="float" office:value="20979" table:style-name="ce6">
            <text:p>20,979<text:s/></text:p>
          </table:table-cell>
          <table:table-cell office:value-type="float" office:value="24491" table:style-name="ce6">
            <text:p>24,491<text:s/></text:p>
          </table:table-cell>
          <table:table-cell office:value-type="float" office:value="23986" table:style-name="ce6">
            <text:p>23,986<text:s/></text:p>
          </table:table-cell>
          <table:table-cell office:value-type="float" office:value="25225" table:style-name="ce6">
            <text:p>25,225<text:s/></text:p>
          </table:table-cell>
          <table:table-cell office:value-type="float" office:value="21088" table:style-name="ce6">
            <text:p>21,088<text:s/></text:p>
          </table:table-cell>
          <table:table-cell office:value-type="float" office:value="12169" table:style-name="ce6">
            <text:p>12,169<text:s/></text:p>
          </table:table-cell>
          <table:table-cell office:value-type="float" office:value="29152" table:style-name="ce6">
            <text:p>29,152<text:s/></text:p>
          </table:table-cell>
          <table:table-cell office:value-type="float" office:value="6496" table:style-name="ce6">
            <text:p>6,496<text:s/></text:p>
          </table:table-cell>
          <table:table-cell office:value-type="float" office:value="7780" table:style-name="ce6">
            <text:p>7,780<text:s/></text:p>
          </table:table-cell>
          <table:table-cell office:value-type="float" office:value="18010" table:style-name="ce6">
            <text:p>18,010<text:s/></text:p>
          </table:table-cell>
          <table:table-cell office:value-type="float" office:value="4473" table:style-name="ce6">
            <text:p>4,473<text:s/></text:p>
          </table:table-cell>
          <table:table-cell office:value-type="float" office:value="3656" table:style-name="ce6">
            <text:p>3,656<text:s/></text:p>
          </table:table-cell>
          <table:table-cell office:value-type="float" office:value="3288" table:style-name="ce6">
            <text:p>3,288<text:s/></text:p>
          </table:table-cell>
          <table:table-cell office:value-type="float" office:value="14039" table:style-name="ce6">
            <text:p>14,039<text:s/></text:p>
          </table:table-cell>
          <table:table-cell office:value-type="float" office:value="9353" table:style-name="ce6">
            <text:p>9,353<text:s/></text:p>
          </table:table-cell>
          <table:table-cell office:value-type="float" office:value="11407" table:style-name="ce6">
            <text:p>11,407<text:s/></text:p>
          </table:table-cell>
          <table:table-cell office:value-type="float" office:value="28560" table:style-name="ce6">
            <text:p>28,560<text:s/></text:p>
          </table:table-cell>
          <table:table-cell office:value-type="float" office:value="8685" table:style-name="ce6">
            <text:p>8,685<text:s/></text:p>
          </table:table-cell>
          <table:table-cell office:value-type="float" office:value="12111" table:style-name="ce6">
            <text:p>12,111<text:s/></text:p>
          </table:table-cell>
          <table:table-cell office:value-type="float" office:value="7293" table:style-name="ce6">
            <text:p>7,293<text:s/></text:p>
          </table:table-cell>
          <table:table-cell office:value-type="float" office:value="21742" table:style-name="ce6">
            <text:p>21,742<text:s/></text:p>
          </table:table-cell>
          <table:table-cell office:value-type="float" office:value="22864" table:style-name="ce6">
            <text:p>22,864<text:s/></text:p>
          </table:table-cell>
          <table:table-cell office:value-type="float" office:value="23662" table:style-name="ce6">
            <text:p>23,662<text:s/></text:p>
          </table:table-cell>
          <table:table-cell office:value-type="float" office:value="33676" table:style-name="ce6">
            <text:p>33,676<text:s/></text:p>
          </table:table-cell>
          <table:table-cell office:value-type="float" office:value="36292" table:style-name="ce6">
            <text:p>36,292<text:s/></text:p>
          </table:table-cell>
          <table:table-cell office:value-type="float" office:value="24791" table:style-name="ce6">
            <text:p>24,791<text:s/></text:p>
          </table:table-cell>
          <table:table-cell office:value-type="float" office:value="22364" table:style-name="ce6">
            <text:p>22,364<text:s/></text:p>
          </table:table-cell>
          <table:table-cell office:value-type="float" office:value="45237" table:style-name="ce6">
            <text:p>45,237<text:s/></text:p>
          </table:table-cell>
          <table:table-cell office:value-type="float" office:value="20947" table:style-name="ce6">
            <text:p>20,947<text:s/></text:p>
          </table:table-cell>
          <table:table-cell office:value-type="float" office:value="27313" table:style-name="ce6">
            <text:p>27,313<text:s/></text:p>
          </table:table-cell>
          <table:table-cell office:value-type="float" office:value="28226" table:style-name="ce6">
            <text:p>28,226<text:s/></text:p>
          </table:table-cell>
          <table:table-cell office:value-type="float" office:value="17713" table:style-name="ce6">
            <text:p>17,713<text:s/></text:p>
          </table:table-cell>
          <table:table-cell office:value-type="float" office:value="52386" table:style-name="ce6">
            <text:p>52,386<text:s/></text:p>
          </table:table-cell>
          <table:table-cell office:value-type="float" office:value="19420" table:style-name="ce6">
            <text:p>19,420<text:s/></text:p>
          </table:table-cell>
          <table:table-cell office:value-type="float" office:value="14527" table:style-name="ce6">
            <text:p>14,527<text:s/></text:p>
          </table:table-cell>
          <table:table-cell office:value-type="float" office:value="13654" table:style-name="ce6">
            <text:p>13,654<text:s/></text:p>
          </table:table-cell>
          <table:table-cell office:value-type="float" office:value="17547" table:style-name="ce6">
            <text:p>17,547<text:s/></text:p>
          </table:table-cell>
          <table:table-cell office:value-type="float" office:value="12252" table:style-name="ce6">
            <text:p>12,252<text:s/></text:p>
          </table:table-cell>
          <table:table-cell office:value-type="float" office:value="22939" table:style-name="ce6">
            <text:p>22,939<text:s/></text:p>
          </table:table-cell>
          <table:table-cell office:value-type="float" office:value="17687" table:style-name="ce6">
            <text:p>17,687<text:s/></text:p>
          </table:table-cell>
          <table:table-cell office:value-type="float" office:value="6869" table:style-name="ce6">
            <text:p>6,869<text:s/></text:p>
          </table:table-cell>
          <table:table-cell office:value-type="float" office:value="10216" table:style-name="ce6">
            <text:p>10,216<text:s/></text:p>
          </table:table-cell>
          <table:table-cell office:value-type="float" office:value="34793" table:style-name="ce6">
            <text:p>34,793<text:s/></text:p>
          </table:table-cell>
          <table:table-cell office:value-type="float" office:value="21052" table:style-name="ce6">
            <text:p>21,052<text:s/></text:p>
          </table:table-cell>
          <table:table-cell office:value-type="float" office:value="23073" table:style-name="ce6">
            <text:p>23,073<text:s/></text:p>
          </table:table-cell>
          <table:table-cell office:value-type="float" office:value="21093" table:style-name="ce6">
            <text:p>21,093<text:s/></text:p>
          </table:table-cell>
          <table:table-cell office:value-type="float" office:value="13896" table:style-name="ce6">
            <text:p>13,896<text:s/></text:p>
          </table:table-cell>
          <table:table-cell office:value-type="float" office:value="10684" table:style-name="ce6">
            <text:p>10,684<text:s/></text:p>
          </table:table-cell>
          <table:table-cell office:value-type="float" office:value="5478" table:style-name="ce6">
            <text:p>5,478<text:s/></text:p>
          </table:table-cell>
          <table:table-cell office:value-type="float" office:value="4764" table:style-name="ce6">
            <text:p>4,764<text:s/></text:p>
          </table:table-cell>
          <table:table-cell office:value-type="float" office:value="6337" table:style-name="ce6">
            <text:p>6,337<text:s/></text:p>
          </table:table-cell>
          <table:table-cell office:value-type="float" office:value="9934" table:style-name="ce6">
            <text:p>9,934<text:s/></text:p>
          </table:table-cell>
          <table:table-cell office:value-type="float" office:value="8923" table:style-name="ce6">
            <text:p>8,923<text:s/></text:p>
          </table:table-cell>
          <table:table-cell office:value-type="float" office:value="10981" table:style-name="ce6">
            <text:p>10,981<text:s/></text:p>
          </table:table-cell>
          <table:table-cell office:value-type="float" office:value="15461" table:style-name="ce6">
            <text:p>15,461<text:s/></text:p>
          </table:table-cell>
          <table:table-cell office:value-type="float" office:value="25778" table:style-name="ce6">
            <text:p>25,778<text:s/></text:p>
          </table:table-cell>
          <table:table-cell office:value-type="float" office:value="20237" table:style-name="ce6">
            <text:p>20,237<text:s/></text:p>
          </table:table-cell>
          <table:table-cell office:value-type="float" office:value="12915" table:style-name="ce6">
            <text:p>12,915<text:s/></text:p>
          </table:table-cell>
          <table:table-cell office:value-type="float" office:value="12023" table:style-name="ce6">
            <text:p>12,023<text:s/></text:p>
          </table:table-cell>
          <table:table-cell office:value-type="float" office:value="11986" table:style-name="ce6">
            <text:p>11,986<text:s/></text:p>
          </table:table-cell>
          <table:table-cell office:value-type="float" office:value="11718" table:style-name="ce6">
            <text:p>11,718<text:s/></text:p>
          </table:table-cell>
          <table:table-cell office:value-type="float" office:value="11141" table:style-name="ce6">
            <text:p>11,141<text:s/></text:p>
          </table:table-cell>
          <table:table-cell office:value-type="float" office:value="11033" table:style-name="ce6">
            <text:p>11,033<text:s/></text:p>
          </table:table-cell>
          <table:table-cell office:value-type="float" office:value="9015" table:style-name="ce6">
            <text:p>9,015<text:s/></text:p>
          </table:table-cell>
          <table:table-cell office:value-type="float" office:value="1411" table:style-name="ce6">
            <text:p>1,411<text:s/></text:p>
          </table:table-cell>
          <table:table-cell office:value-type="float" office:value="2424" table:style-name="ce6">
            <text:p>2,424<text:s/></text:p>
          </table:table-cell>
          <table:table-cell office:value-type="float" office:value="3904" table:style-name="ce6">
            <text:p>3,904<text:s/></text:p>
          </table:table-cell>
          <table:table-cell office:value-type="float" office:value="4563" table:style-name="ce6">
            <text:p>4,563<text:s/></text:p>
          </table:table-cell>
          <table:table-cell office:value-type="float" office:value="2327" table:style-name="ce6">
            <text:p>2,327<text:s/></text:p>
          </table:table-cell>
          <table:table-cell office:value-type="float" office:value="3507" table:style-name="ce6">
            <text:p>3,507<text:s/></text:p>
          </table:table-cell>
          <table:table-cell office:value-type="float" office:value="2933" table:style-name="ce6">
            <text:p>2,933<text:s/></text:p>
          </table:table-cell>
          <table:table-cell office:value-type="float" office:value="7073" table:style-name="ce6">
            <text:p>7,073<text:s/></text:p>
          </table:table-cell>
          <table:table-cell office:value-type="float" office:value="2366" table:style-name="ce6">
            <text:p>2,366<text:s/></text:p>
          </table:table-cell>
          <table:table-cell office:value-type="float" office:value="3756" table:style-name="ce6">
            <text:p>3,756<text:s/></text:p>
          </table:table-cell>
          <table:table-cell office:value-type="float" office:value="4475" table:style-name="ce6">
            <text:p>4,475<text:s/></text:p>
          </table:table-cell>
          <table:table-cell table:number-columns-repeated="16264"/>
        </table:table-row>
        <table:table-row table:style-name="ro2">
          <table:table-cell office:value-type="date" office:date-value="2022-01-05T00:00:00" table:style-name="ce5">
            <text:p>2022/1/5</text:p>
          </table:table-cell>
          <table:table-cell office:value-type="float" office:value="3224" table:style-name="ce6">
            <text:p>3,224<text:s/></text:p>
          </table:table-cell>
          <table:table-cell office:value-type="float" office:value="13269" table:style-name="ce6">
            <text:p>13,269<text:s/></text:p>
          </table:table-cell>
          <table:table-cell office:value-type="float" office:value="39675" table:style-name="ce6">
            <text:p>39,675<text:s/></text:p>
          </table:table-cell>
          <table:table-cell office:value-type="float" office:value="35633" table:style-name="ce6">
            <text:p>35,633<text:s/></text:p>
          </table:table-cell>
          <table:table-cell office:value-type="float" office:value="23765" table:style-name="ce6">
            <text:p>23,765<text:s/></text:p>
          </table:table-cell>
          <table:table-cell office:value-type="float" office:value="13358" table:style-name="ce6">
            <text:p>13,358<text:s/></text:p>
          </table:table-cell>
          <table:table-cell office:value-type="float" office:value="10515" table:style-name="ce6">
            <text:p>10,515<text:s/></text:p>
          </table:table-cell>
          <table:table-cell office:value-type="float" office:value="3709" table:style-name="ce6">
            <text:p>3,709<text:s/></text:p>
          </table:table-cell>
          <table:table-cell office:value-type="float" office:value="3253" table:style-name="ce6">
            <text:p>3,253<text:s/></text:p>
          </table:table-cell>
          <table:table-cell office:value-type="float" office:value="13326" table:style-name="ce6">
            <text:p>13,326<text:s/></text:p>
          </table:table-cell>
          <table:table-cell office:value-type="float" office:value="2034" table:style-name="ce6">
            <text:p>2,034<text:s/></text:p>
          </table:table-cell>
          <table:table-cell office:value-type="float" office:value="4472" table:style-name="ce6">
            <text:p>4,472<text:s/></text:p>
          </table:table-cell>
          <table:table-cell office:value-type="float" office:value="4234" table:style-name="ce6">
            <text:p>4,234<text:s/></text:p>
          </table:table-cell>
          <table:table-cell office:value-type="float" office:value="9386" table:style-name="ce6">
            <text:p>9,386<text:s/></text:p>
          </table:table-cell>
          <table:table-cell office:value-type="float" office:value="10190" table:style-name="ce6">
            <text:p>10,190<text:s/></text:p>
          </table:table-cell>
          <table:table-cell office:value-type="float" office:value="17438" table:style-name="ce6">
            <text:p>17,438<text:s/></text:p>
          </table:table-cell>
          <table:table-cell office:value-type="float" office:value="17351" table:style-name="ce6">
            <text:p>17,351<text:s/></text:p>
          </table:table-cell>
          <table:table-cell office:value-type="float" office:value="5333" table:style-name="ce6">
            <text:p>5,333<text:s/></text:p>
          </table:table-cell>
          <table:table-cell office:value-type="float" office:value="8820" table:style-name="ce6">
            <text:p>8,820<text:s/></text:p>
          </table:table-cell>
          <table:table-cell office:value-type="float" office:value="3169" table:style-name="ce6">
            <text:p>3,169<text:s/></text:p>
          </table:table-cell>
          <table:table-cell office:value-type="float" office:value="8419" table:style-name="ce6">
            <text:p>8,419<text:s/></text:p>
          </table:table-cell>
          <table:table-cell office:value-type="float" office:value="8386" table:style-name="ce6">
            <text:p>8,386<text:s/></text:p>
          </table:table-cell>
          <table:table-cell office:value-type="float" office:value="5981" table:style-name="ce6">
            <text:p>5,981<text:s/></text:p>
          </table:table-cell>
          <table:table-cell office:value-type="float" office:value="25885" table:style-name="ce6">
            <text:p>25,885<text:s/></text:p>
          </table:table-cell>
          <table:table-cell office:value-type="float" office:value="2920" table:style-name="ce6">
            <text:p>2,920<text:s/></text:p>
          </table:table-cell>
          <table:table-cell office:value-type="float" office:value="11148" table:style-name="ce6">
            <text:p>11,148<text:s/></text:p>
          </table:table-cell>
          <table:table-cell office:value-type="float" office:value="12613" table:style-name="ce6">
            <text:p>12,613<text:s/></text:p>
          </table:table-cell>
          <table:table-cell office:value-type="float" office:value="15015" table:style-name="ce6">
            <text:p>15,015<text:s/></text:p>
          </table:table-cell>
          <table:table-cell office:value-type="float" office:value="22730" table:style-name="ce6">
            <text:p>22,730<text:s/></text:p>
          </table:table-cell>
          <table:table-cell office:value-type="float" office:value="16343" table:style-name="ce6">
            <text:p>16,343<text:s/></text:p>
          </table:table-cell>
          <table:table-cell office:value-type="float" office:value="9156" table:style-name="ce6">
            <text:p>9,156<text:s/></text:p>
          </table:table-cell>
          <table:table-cell office:value-type="float" office:value="22279" table:style-name="ce6">
            <text:p>22,279<text:s/></text:p>
          </table:table-cell>
          <table:table-cell office:value-type="float" office:value="14719" table:style-name="ce6">
            <text:p>14,719<text:s/></text:p>
          </table:table-cell>
          <table:table-cell office:value-type="float" office:value="30179" table:style-name="ce6">
            <text:p>30,179<text:s/></text:p>
          </table:table-cell>
          <table:table-cell office:value-type="float" office:value="23699" table:style-name="ce6">
            <text:p>23,699<text:s/></text:p>
          </table:table-cell>
          <table:table-cell office:value-type="float" office:value="9185" table:style-name="ce6">
            <text:p>9,185<text:s/></text:p>
          </table:table-cell>
          <table:table-cell office:value-type="float" office:value="33584" table:style-name="ce6">
            <text:p>33,584<text:s/></text:p>
          </table:table-cell>
          <table:table-cell office:value-type="float" office:value="24460" table:style-name="ce6">
            <text:p>24,460<text:s/></text:p>
          </table:table-cell>
          <table:table-cell office:value-type="float" office:value="24153" table:style-name="ce6">
            <text:p>24,153<text:s/></text:p>
          </table:table-cell>
          <table:table-cell office:value-type="float" office:value="19566" table:style-name="ce6">
            <text:p>19,566<text:s/></text:p>
          </table:table-cell>
          <table:table-cell office:value-type="float" office:value="22009" table:style-name="ce6">
            <text:p>22,009<text:s/></text:p>
          </table:table-cell>
          <table:table-cell office:value-type="float" office:value="97430" table:style-name="ce6">
            <text:p>97,430<text:s/></text:p>
          </table:table-cell>
          <table:table-cell office:value-type="float" office:value="35995" table:style-name="ce6">
            <text:p>35,995<text:s/></text:p>
          </table:table-cell>
          <table:table-cell office:value-type="float" office:value="19717" table:style-name="ce6">
            <text:p>19,717<text:s/></text:p>
          </table:table-cell>
          <table:table-cell office:value-type="float" office:value="21703" table:style-name="ce6">
            <text:p>21,703<text:s/></text:p>
          </table:table-cell>
          <table:table-cell office:value-type="float" office:value="24682" table:style-name="ce6">
            <text:p>24,682<text:s/></text:p>
          </table:table-cell>
          <table:table-cell office:value-type="float" office:value="24488" table:style-name="ce6">
            <text:p>24,488<text:s/></text:p>
          </table:table-cell>
          <table:table-cell office:value-type="float" office:value="25378" table:style-name="ce6">
            <text:p>25,378<text:s/></text:p>
          </table:table-cell>
          <table:table-cell office:value-type="float" office:value="21592" table:style-name="ce6">
            <text:p>21,592<text:s/></text:p>
          </table:table-cell>
          <table:table-cell office:value-type="float" office:value="12408" table:style-name="ce6">
            <text:p>12,408<text:s/></text:p>
          </table:table-cell>
          <table:table-cell office:value-type="float" office:value="30020" table:style-name="ce6">
            <text:p>30,020<text:s/></text:p>
          </table:table-cell>
          <table:table-cell office:value-type="float" office:value="6552" table:style-name="ce6">
            <text:p>6,552<text:s/></text:p>
          </table:table-cell>
          <table:table-cell office:value-type="float" office:value="7903" table:style-name="ce6">
            <text:p>7,903<text:s/></text:p>
          </table:table-cell>
          <table:table-cell office:value-type="float" office:value="18368" table:style-name="ce6">
            <text:p>18,368<text:s/></text:p>
          </table:table-cell>
          <table:table-cell office:value-type="float" office:value="4557" table:style-name="ce6">
            <text:p>4,557<text:s/></text:p>
          </table:table-cell>
          <table:table-cell office:value-type="float" office:value="3611" table:style-name="ce6">
            <text:p>3,611<text:s/></text:p>
          </table:table-cell>
          <table:table-cell office:value-type="float" office:value="3376" table:style-name="ce6">
            <text:p>3,376<text:s/></text:p>
          </table:table-cell>
          <table:table-cell office:value-type="float" office:value="13820" table:style-name="ce6">
            <text:p>13,820<text:s/></text:p>
          </table:table-cell>
          <table:table-cell office:value-type="float" office:value="9186" table:style-name="ce6">
            <text:p>9,186<text:s/></text:p>
          </table:table-cell>
          <table:table-cell office:value-type="float" office:value="11551" table:style-name="ce6">
            <text:p>11,551<text:s/></text:p>
          </table:table-cell>
          <table:table-cell office:value-type="float" office:value="28441" table:style-name="ce6">
            <text:p>28,441<text:s/></text:p>
          </table:table-cell>
          <table:table-cell office:value-type="float" office:value="8768" table:style-name="ce6">
            <text:p>8,768<text:s/></text:p>
          </table:table-cell>
          <table:table-cell office:value-type="float" office:value="12243" table:style-name="ce6">
            <text:p>12,243<text:s/></text:p>
          </table:table-cell>
          <table:table-cell office:value-type="float" office:value="7515" table:style-name="ce6">
            <text:p>7,515<text:s/></text:p>
          </table:table-cell>
          <table:table-cell office:value-type="float" office:value="21843" table:style-name="ce6">
            <text:p>21,843<text:s/></text:p>
          </table:table-cell>
          <table:table-cell office:value-type="float" office:value="22802" table:style-name="ce6">
            <text:p>22,802<text:s/></text:p>
          </table:table-cell>
          <table:table-cell office:value-type="float" office:value="24388" table:style-name="ce6">
            <text:p>24,388<text:s/></text:p>
          </table:table-cell>
          <table:table-cell office:value-type="float" office:value="34465" table:style-name="ce6">
            <text:p>34,465<text:s/></text:p>
          </table:table-cell>
          <table:table-cell office:value-type="float" office:value="36984" table:style-name="ce6">
            <text:p>36,984<text:s/></text:p>
          </table:table-cell>
          <table:table-cell office:value-type="float" office:value="25057" table:style-name="ce6">
            <text:p>25,057<text:s/></text:p>
          </table:table-cell>
          <table:table-cell office:value-type="float" office:value="22472" table:style-name="ce6">
            <text:p>22,472<text:s/></text:p>
          </table:table-cell>
          <table:table-cell office:value-type="float" office:value="47550" table:style-name="ce6">
            <text:p>47,550<text:s/></text:p>
          </table:table-cell>
          <table:table-cell office:value-type="float" office:value="21587" table:style-name="ce6">
            <text:p>21,587<text:s/></text:p>
          </table:table-cell>
          <table:table-cell office:value-type="float" office:value="28318" table:style-name="ce6">
            <text:p>28,318<text:s/></text:p>
          </table:table-cell>
          <table:table-cell office:value-type="float" office:value="29675" table:style-name="ce6">
            <text:p>29,675<text:s/></text:p>
          </table:table-cell>
          <table:table-cell office:value-type="float" office:value="18301" table:style-name="ce6">
            <text:p>18,301<text:s/></text:p>
          </table:table-cell>
          <table:table-cell office:value-type="float" office:value="53386" table:style-name="ce6">
            <text:p>53,386<text:s/></text:p>
          </table:table-cell>
          <table:table-cell office:value-type="float" office:value="18705" table:style-name="ce6">
            <text:p>18,705<text:s/></text:p>
          </table:table-cell>
          <table:table-cell office:value-type="float" office:value="14782" table:style-name="ce6">
            <text:p>14,782<text:s/></text:p>
          </table:table-cell>
          <table:table-cell office:value-type="float" office:value="13804" table:style-name="ce6">
            <text:p>13,804<text:s/></text:p>
          </table:table-cell>
          <table:table-cell office:value-type="float" office:value="18069" table:style-name="ce6">
            <text:p>18,069<text:s/></text:p>
          </table:table-cell>
          <table:table-cell office:value-type="float" office:value="12496" table:style-name="ce6">
            <text:p>12,496<text:s/></text:p>
          </table:table-cell>
          <table:table-cell office:value-type="float" office:value="23137" table:style-name="ce6">
            <text:p>23,137<text:s/></text:p>
          </table:table-cell>
          <table:table-cell office:value-type="float" office:value="18259" table:style-name="ce6">
            <text:p>18,259<text:s/></text:p>
          </table:table-cell>
          <table:table-cell office:value-type="float" office:value="7072" table:style-name="ce6">
            <text:p>7,072<text:s/></text:p>
          </table:table-cell>
          <table:table-cell office:value-type="float" office:value="10543" table:style-name="ce6">
            <text:p>10,543<text:s/></text:p>
          </table:table-cell>
          <table:table-cell office:value-type="float" office:value="35880" table:style-name="ce6">
            <text:p>35,880<text:s/></text:p>
          </table:table-cell>
          <table:table-cell office:value-type="float" office:value="21707" table:style-name="ce6">
            <text:p>21,707<text:s/></text:p>
          </table:table-cell>
          <table:table-cell office:value-type="float" office:value="23137" table:style-name="ce6">
            <text:p>23,137<text:s/></text:p>
          </table:table-cell>
          <table:table-cell office:value-type="float" office:value="21486" table:style-name="ce6">
            <text:p>21,486<text:s/></text:p>
          </table:table-cell>
          <table:table-cell office:value-type="float" office:value="13691" table:style-name="ce6">
            <text:p>13,691<text:s/></text:p>
          </table:table-cell>
          <table:table-cell office:value-type="float" office:value="10434" table:style-name="ce6">
            <text:p>10,434<text:s/></text:p>
          </table:table-cell>
          <table:table-cell office:value-type="float" office:value="5640" table:style-name="ce6">
            <text:p>5,640<text:s/></text:p>
          </table:table-cell>
          <table:table-cell office:value-type="float" office:value="4956" table:style-name="ce6">
            <text:p>4,956<text:s/></text:p>
          </table:table-cell>
          <table:table-cell office:value-type="float" office:value="6430" table:style-name="ce6">
            <text:p>6,430<text:s/></text:p>
          </table:table-cell>
          <table:table-cell office:value-type="float" office:value="10011" table:style-name="ce6">
            <text:p>10,011<text:s/></text:p>
          </table:table-cell>
          <table:table-cell office:value-type="float" office:value="9227" table:style-name="ce6">
            <text:p>9,227<text:s/></text:p>
          </table:table-cell>
          <table:table-cell office:value-type="float" office:value="11340" table:style-name="ce6">
            <text:p>11,340<text:s/></text:p>
          </table:table-cell>
          <table:table-cell office:value-type="float" office:value="15849" table:style-name="ce6">
            <text:p>15,849<text:s/></text:p>
          </table:table-cell>
          <table:table-cell office:value-type="float" office:value="26729" table:style-name="ce6">
            <text:p>26,729<text:s/></text:p>
          </table:table-cell>
          <table:table-cell office:value-type="float" office:value="20840" table:style-name="ce6">
            <text:p>20,840<text:s/></text:p>
          </table:table-cell>
          <table:table-cell office:value-type="float" office:value="13140" table:style-name="ce6">
            <text:p>13,140<text:s/></text:p>
          </table:table-cell>
          <table:table-cell office:value-type="float" office:value="12065" table:style-name="ce6">
            <text:p>12,065<text:s/></text:p>
          </table:table-cell>
          <table:table-cell office:value-type="float" office:value="12211" table:style-name="ce6">
            <text:p>12,211<text:s/></text:p>
          </table:table-cell>
          <table:table-cell office:value-type="float" office:value="11599" table:style-name="ce6">
            <text:p>11,599<text:s/></text:p>
          </table:table-cell>
          <table:table-cell office:value-type="float" office:value="11186" table:style-name="ce6">
            <text:p>11,186<text:s/></text:p>
          </table:table-cell>
          <table:table-cell office:value-type="float" office:value="10995" table:style-name="ce6">
            <text:p>10,995<text:s/></text:p>
          </table:table-cell>
          <table:table-cell office:value-type="float" office:value="9214" table:style-name="ce6">
            <text:p>9,214<text:s/></text:p>
          </table:table-cell>
          <table:table-cell office:value-type="float" office:value="1471" table:style-name="ce6">
            <text:p>1,471<text:s/></text:p>
          </table:table-cell>
          <table:table-cell office:value-type="float" office:value="2508" table:style-name="ce6">
            <text:p>2,508<text:s/></text:p>
          </table:table-cell>
          <table:table-cell office:value-type="float" office:value="3856" table:style-name="ce6">
            <text:p>3,856<text:s/></text:p>
          </table:table-cell>
          <table:table-cell office:value-type="float" office:value="4610" table:style-name="ce6">
            <text:p>4,610<text:s/></text:p>
          </table:table-cell>
          <table:table-cell office:value-type="float" office:value="2458" table:style-name="ce6">
            <text:p>2,458<text:s/></text:p>
          </table:table-cell>
          <table:table-cell office:value-type="float" office:value="3508" table:style-name="ce6">
            <text:p>3,508<text:s/></text:p>
          </table:table-cell>
          <table:table-cell office:value-type="float" office:value="2958" table:style-name="ce6">
            <text:p>2,958<text:s/></text:p>
          </table:table-cell>
          <table:table-cell office:value-type="float" office:value="7015" table:style-name="ce6">
            <text:p>7,015<text:s/></text:p>
          </table:table-cell>
          <table:table-cell office:value-type="float" office:value="2367" table:style-name="ce6">
            <text:p>2,367<text:s/></text:p>
          </table:table-cell>
          <table:table-cell office:value-type="float" office:value="3737" table:style-name="ce6">
            <text:p>3,737<text:s/></text:p>
          </table:table-cell>
          <table:table-cell office:value-type="float" office:value="4555" table:style-name="ce6">
            <text:p>4,555<text:s/></text:p>
          </table:table-cell>
          <table:table-cell table:number-columns-repeated="16264"/>
        </table:table-row>
        <table:table-row table:style-name="ro2">
          <table:table-cell office:value-type="date" office:date-value="2022-01-06T00:00:00" table:style-name="ce5">
            <text:p>2022/1/6</text:p>
          </table:table-cell>
          <table:table-cell office:value-type="float" office:value="3277" table:style-name="ce6">
            <text:p>3,277<text:s/></text:p>
          </table:table-cell>
          <table:table-cell office:value-type="float" office:value="13569" table:style-name="ce6">
            <text:p>13,569<text:s/></text:p>
          </table:table-cell>
          <table:table-cell office:value-type="float" office:value="40259" table:style-name="ce6">
            <text:p>40,259<text:s/></text:p>
          </table:table-cell>
          <table:table-cell office:value-type="float" office:value="36511" table:style-name="ce6">
            <text:p>36,511<text:s/></text:p>
          </table:table-cell>
          <table:table-cell office:value-type="float" office:value="24099" table:style-name="ce6">
            <text:p>24,099<text:s/></text:p>
          </table:table-cell>
          <table:table-cell office:value-type="float" office:value="13842" table:style-name="ce6">
            <text:p>13,842<text:s/></text:p>
          </table:table-cell>
          <table:table-cell office:value-type="float" office:value="10862" table:style-name="ce6">
            <text:p>10,862<text:s/></text:p>
          </table:table-cell>
          <table:table-cell office:value-type="float" office:value="3879" table:style-name="ce6">
            <text:p>3,879<text:s/></text:p>
          </table:table-cell>
          <table:table-cell office:value-type="float" office:value="3156" table:style-name="ce6">
            <text:p>3,156<text:s/></text:p>
          </table:table-cell>
          <table:table-cell office:value-type="float" office:value="13971" table:style-name="ce6">
            <text:p>13,971<text:s/></text:p>
          </table:table-cell>
          <table:table-cell office:value-type="float" office:value="1992" table:style-name="ce6">
            <text:p>1,992<text:s/></text:p>
          </table:table-cell>
          <table:table-cell office:value-type="float" office:value="4516" table:style-name="ce6">
            <text:p>4,516<text:s/></text:p>
          </table:table-cell>
          <table:table-cell office:value-type="float" office:value="3927" table:style-name="ce6">
            <text:p>3,927<text:s/></text:p>
          </table:table-cell>
          <table:table-cell office:value-type="float" office:value="9513" table:style-name="ce6">
            <text:p>9,513<text:s/></text:p>
          </table:table-cell>
          <table:table-cell office:value-type="float" office:value="10201" table:style-name="ce6">
            <text:p>10,201<text:s/></text:p>
          </table:table-cell>
          <table:table-cell office:value-type="float" office:value="17773" table:style-name="ce6">
            <text:p>17,773<text:s/></text:p>
          </table:table-cell>
          <table:table-cell office:value-type="float" office:value="17643" table:style-name="ce6">
            <text:p>17,643<text:s/></text:p>
          </table:table-cell>
          <table:table-cell office:value-type="float" office:value="5414" table:style-name="ce6">
            <text:p>5,414<text:s/></text:p>
          </table:table-cell>
          <table:table-cell office:value-type="float" office:value="9286" table:style-name="ce6">
            <text:p>9,286<text:s/></text:p>
          </table:table-cell>
          <table:table-cell office:value-type="float" office:value="2926" table:style-name="ce6">
            <text:p>2,926<text:s/></text:p>
          </table:table-cell>
          <table:table-cell office:value-type="float" office:value="8625" table:style-name="ce6">
            <text:p>8,625<text:s/></text:p>
          </table:table-cell>
          <table:table-cell office:value-type="float" office:value="8316" table:style-name="ce6">
            <text:p>8,316<text:s/></text:p>
          </table:table-cell>
          <table:table-cell office:value-type="float" office:value="6185" table:style-name="ce6">
            <text:p>6,185<text:s/></text:p>
          </table:table-cell>
          <table:table-cell office:value-type="float" office:value="25890" table:style-name="ce6">
            <text:p>25,890<text:s/></text:p>
          </table:table-cell>
          <table:table-cell office:value-type="float" office:value="3218" table:style-name="ce6">
            <text:p>3,218<text:s/></text:p>
          </table:table-cell>
          <table:table-cell office:value-type="float" office:value="10490" table:style-name="ce6">
            <text:p>10,490<text:s/></text:p>
          </table:table-cell>
          <table:table-cell office:value-type="float" office:value="12847" table:style-name="ce6">
            <text:p>12,847<text:s/></text:p>
          </table:table-cell>
          <table:table-cell office:value-type="float" office:value="15123" table:style-name="ce6">
            <text:p>15,123<text:s/></text:p>
          </table:table-cell>
          <table:table-cell office:value-type="float" office:value="22702" table:style-name="ce6">
            <text:p>22,702<text:s/></text:p>
          </table:table-cell>
          <table:table-cell office:value-type="float" office:value="16279" table:style-name="ce6">
            <text:p>16,279<text:s/></text:p>
          </table:table-cell>
          <table:table-cell office:value-type="float" office:value="9398" table:style-name="ce6">
            <text:p>9,398<text:s/></text:p>
          </table:table-cell>
          <table:table-cell office:value-type="float" office:value="22403" table:style-name="ce6">
            <text:p>22,403<text:s/></text:p>
          </table:table-cell>
          <table:table-cell office:value-type="float" office:value="15197" table:style-name="ce6">
            <text:p>15,197<text:s/></text:p>
          </table:table-cell>
          <table:table-cell office:value-type="float" office:value="30671" table:style-name="ce6">
            <text:p>30,671<text:s/></text:p>
          </table:table-cell>
          <table:table-cell office:value-type="float" office:value="23652" table:style-name="ce6">
            <text:p>23,652<text:s/></text:p>
          </table:table-cell>
          <table:table-cell office:value-type="float" office:value="9267" table:style-name="ce6">
            <text:p>9,267<text:s/></text:p>
          </table:table-cell>
          <table:table-cell office:value-type="float" office:value="34107" table:style-name="ce6">
            <text:p>34,107<text:s/></text:p>
          </table:table-cell>
          <table:table-cell office:value-type="float" office:value="24848" table:style-name="ce6">
            <text:p>24,848<text:s/></text:p>
          </table:table-cell>
          <table:table-cell office:value-type="float" office:value="24567" table:style-name="ce6">
            <text:p>24,567<text:s/></text:p>
          </table:table-cell>
          <table:table-cell office:value-type="float" office:value="19570" table:style-name="ce6">
            <text:p>19,570<text:s/></text:p>
          </table:table-cell>
          <table:table-cell office:value-type="float" office:value="22146" table:style-name="ce6">
            <text:p>22,146<text:s/></text:p>
          </table:table-cell>
          <table:table-cell office:value-type="float" office:value="101739" table:style-name="ce6">
            <text:p>101,739<text:s/></text:p>
          </table:table-cell>
          <table:table-cell office:value-type="float" office:value="36916" table:style-name="ce6">
            <text:p>36,916<text:s/></text:p>
          </table:table-cell>
          <table:table-cell office:value-type="float" office:value="19480" table:style-name="ce6">
            <text:p>19,480<text:s/></text:p>
          </table:table-cell>
          <table:table-cell office:value-type="float" office:value="21468" table:style-name="ce6">
            <text:p>21,468<text:s/></text:p>
          </table:table-cell>
          <table:table-cell office:value-type="float" office:value="24303" table:style-name="ce6">
            <text:p>24,303<text:s/></text:p>
          </table:table-cell>
          <table:table-cell office:value-type="float" office:value="24043" table:style-name="ce6">
            <text:p>24,043<text:s/></text:p>
          </table:table-cell>
          <table:table-cell office:value-type="float" office:value="24905" table:style-name="ce6">
            <text:p>24,905<text:s/></text:p>
          </table:table-cell>
          <table:table-cell office:value-type="float" office:value="21215" table:style-name="ce6">
            <text:p>21,215<text:s/></text:p>
          </table:table-cell>
          <table:table-cell office:value-type="float" office:value="12099" table:style-name="ce6">
            <text:p>12,099<text:s/></text:p>
          </table:table-cell>
          <table:table-cell office:value-type="float" office:value="29443" table:style-name="ce6">
            <text:p>29,443<text:s/></text:p>
          </table:table-cell>
          <table:table-cell office:value-type="float" office:value="6572" table:style-name="ce6">
            <text:p>6,572<text:s/></text:p>
          </table:table-cell>
          <table:table-cell office:value-type="float" office:value="7929" table:style-name="ce6">
            <text:p>7,929<text:s/></text:p>
          </table:table-cell>
          <table:table-cell office:value-type="float" office:value="18438" table:style-name="ce6">
            <text:p>18,438<text:s/></text:p>
          </table:table-cell>
          <table:table-cell office:value-type="float" office:value="4699" table:style-name="ce6">
            <text:p>4,699<text:s/></text:p>
          </table:table-cell>
          <table:table-cell office:value-type="float" office:value="3630" table:style-name="ce6">
            <text:p>3,630<text:s/></text:p>
          </table:table-cell>
          <table:table-cell office:value-type="float" office:value="3299" table:style-name="ce6">
            <text:p>3,299<text:s/></text:p>
          </table:table-cell>
          <table:table-cell office:value-type="float" office:value="14031" table:style-name="ce6">
            <text:p>14,031<text:s/></text:p>
          </table:table-cell>
          <table:table-cell office:value-type="float" office:value="9226" table:style-name="ce6">
            <text:p>9,226<text:s/></text:p>
          </table:table-cell>
          <table:table-cell office:value-type="float" office:value="11504" table:style-name="ce6">
            <text:p>11,504<text:s/></text:p>
          </table:table-cell>
          <table:table-cell office:value-type="float" office:value="27559" table:style-name="ce6">
            <text:p>27,559<text:s/></text:p>
          </table:table-cell>
          <table:table-cell office:value-type="float" office:value="8801" table:style-name="ce6">
            <text:p>8,801<text:s/></text:p>
          </table:table-cell>
          <table:table-cell office:value-type="float" office:value="12377" table:style-name="ce6">
            <text:p>12,377<text:s/></text:p>
          </table:table-cell>
          <table:table-cell office:value-type="float" office:value="7391" table:style-name="ce6">
            <text:p>7,391<text:s/></text:p>
          </table:table-cell>
          <table:table-cell office:value-type="float" office:value="21862" table:style-name="ce6">
            <text:p>21,862<text:s/></text:p>
          </table:table-cell>
          <table:table-cell office:value-type="float" office:value="23015" table:style-name="ce6">
            <text:p>23,015<text:s/></text:p>
          </table:table-cell>
          <table:table-cell office:value-type="float" office:value="24337" table:style-name="ce6">
            <text:p>24,337<text:s/></text:p>
          </table:table-cell>
          <table:table-cell office:value-type="float" office:value="35413" table:style-name="ce6">
            <text:p>35,413<text:s/></text:p>
          </table:table-cell>
          <table:table-cell office:value-type="float" office:value="36711" table:style-name="ce6">
            <text:p>36,711<text:s/></text:p>
          </table:table-cell>
          <table:table-cell office:value-type="float" office:value="25149" table:style-name="ce6">
            <text:p>25,149<text:s/></text:p>
          </table:table-cell>
          <table:table-cell office:value-type="float" office:value="22402" table:style-name="ce6">
            <text:p>22,402<text:s/></text:p>
          </table:table-cell>
          <table:table-cell office:value-type="float" office:value="48007" table:style-name="ce6">
            <text:p>48,007<text:s/></text:p>
          </table:table-cell>
          <table:table-cell office:value-type="float" office:value="21919" table:style-name="ce6">
            <text:p>21,919<text:s/></text:p>
          </table:table-cell>
          <table:table-cell office:value-type="float" office:value="28893" table:style-name="ce6">
            <text:p>28,893<text:s/></text:p>
          </table:table-cell>
          <table:table-cell office:value-type="float" office:value="30409" table:style-name="ce6">
            <text:p>30,409<text:s/></text:p>
          </table:table-cell>
          <table:table-cell office:value-type="float" office:value="18757" table:style-name="ce6">
            <text:p>18,757<text:s/></text:p>
          </table:table-cell>
          <table:table-cell office:value-type="float" office:value="55388" table:style-name="ce6">
            <text:p>55,388<text:s/></text:p>
          </table:table-cell>
          <table:table-cell office:value-type="float" office:value="19479" table:style-name="ce6">
            <text:p>19,479<text:s/></text:p>
          </table:table-cell>
          <table:table-cell office:value-type="float" office:value="14907" table:style-name="ce6">
            <text:p>14,907<text:s/></text:p>
          </table:table-cell>
          <table:table-cell office:value-type="float" office:value="14177" table:style-name="ce6">
            <text:p>14,177<text:s/></text:p>
          </table:table-cell>
          <table:table-cell office:value-type="float" office:value="18571" table:style-name="ce6">
            <text:p>18,571<text:s/></text:p>
          </table:table-cell>
          <table:table-cell office:value-type="float" office:value="12360" table:style-name="ce6">
            <text:p>12,360<text:s/></text:p>
          </table:table-cell>
          <table:table-cell office:value-type="float" office:value="23589" table:style-name="ce6">
            <text:p>23,589<text:s/></text:p>
          </table:table-cell>
          <table:table-cell office:value-type="float" office:value="18590" table:style-name="ce6">
            <text:p>18,590<text:s/></text:p>
          </table:table-cell>
          <table:table-cell office:value-type="float" office:value="6796" table:style-name="ce6">
            <text:p>6,796<text:s/></text:p>
          </table:table-cell>
          <table:table-cell office:value-type="float" office:value="10529" table:style-name="ce6">
            <text:p>10,529<text:s/></text:p>
          </table:table-cell>
          <table:table-cell office:value-type="float" office:value="36601" table:style-name="ce6">
            <text:p>36,601<text:s/></text:p>
          </table:table-cell>
          <table:table-cell office:value-type="float" office:value="22620" table:style-name="ce6">
            <text:p>22,620<text:s/></text:p>
          </table:table-cell>
          <table:table-cell office:value-type="float" office:value="23669" table:style-name="ce6">
            <text:p>23,669<text:s/></text:p>
          </table:table-cell>
          <table:table-cell office:value-type="float" office:value="21303" table:style-name="ce6">
            <text:p>21,303<text:s/></text:p>
          </table:table-cell>
          <table:table-cell office:value-type="float" office:value="14005" table:style-name="ce6">
            <text:p>14,005<text:s/></text:p>
          </table:table-cell>
          <table:table-cell office:value-type="float" office:value="10447" table:style-name="ce6">
            <text:p>10,447<text:s/></text:p>
          </table:table-cell>
          <table:table-cell office:value-type="float" office:value="5704" table:style-name="ce6">
            <text:p>5,704<text:s/></text:p>
          </table:table-cell>
          <table:table-cell office:value-type="float" office:value="4886" table:style-name="ce6">
            <text:p>4,886<text:s/></text:p>
          </table:table-cell>
          <table:table-cell office:value-type="float" office:value="6565" table:style-name="ce6">
            <text:p>6,565<text:s/></text:p>
          </table:table-cell>
          <table:table-cell office:value-type="float" office:value="10041" table:style-name="ce6">
            <text:p>10,041<text:s/></text:p>
          </table:table-cell>
          <table:table-cell office:value-type="float" office:value="9074" table:style-name="ce6">
            <text:p>9,074<text:s/></text:p>
          </table:table-cell>
          <table:table-cell office:value-type="float" office:value="10904" table:style-name="ce6">
            <text:p>10,904<text:s/></text:p>
          </table:table-cell>
          <table:table-cell office:value-type="float" office:value="15978" table:style-name="ce6">
            <text:p>15,978<text:s/></text:p>
          </table:table-cell>
          <table:table-cell office:value-type="float" office:value="26764" table:style-name="ce6">
            <text:p>26,764<text:s/></text:p>
          </table:table-cell>
          <table:table-cell office:value-type="float" office:value="20521" table:style-name="ce6">
            <text:p>20,521<text:s/></text:p>
          </table:table-cell>
          <table:table-cell office:value-type="float" office:value="13173" table:style-name="ce6">
            <text:p>13,173<text:s/></text:p>
          </table:table-cell>
          <table:table-cell office:value-type="float" office:value="12011" table:style-name="ce6">
            <text:p>12,011<text:s/></text:p>
          </table:table-cell>
          <table:table-cell office:value-type="float" office:value="12354" table:style-name="ce6">
            <text:p>12,354<text:s/></text:p>
          </table:table-cell>
          <table:table-cell office:value-type="float" office:value="11917" table:style-name="ce6">
            <text:p>11,917<text:s/></text:p>
          </table:table-cell>
          <table:table-cell office:value-type="float" office:value="11374" table:style-name="ce6">
            <text:p>11,374<text:s/></text:p>
          </table:table-cell>
          <table:table-cell office:value-type="float" office:value="11005" table:style-name="ce6">
            <text:p>11,005<text:s/></text:p>
          </table:table-cell>
          <table:table-cell office:value-type="float" office:value="9085" table:style-name="ce6">
            <text:p>9,085<text:s/></text:p>
          </table:table-cell>
          <table:table-cell office:value-type="float" office:value="1401" table:style-name="ce6">
            <text:p>1,401<text:s/></text:p>
          </table:table-cell>
          <table:table-cell office:value-type="float" office:value="2584" table:style-name="ce6">
            <text:p>2,584<text:s/></text:p>
          </table:table-cell>
          <table:table-cell office:value-type="float" office:value="3956" table:style-name="ce6">
            <text:p>3,956<text:s/></text:p>
          </table:table-cell>
          <table:table-cell office:value-type="float" office:value="4760" table:style-name="ce6">
            <text:p>4,760<text:s/></text:p>
          </table:table-cell>
          <table:table-cell office:value-type="float" office:value="2415" table:style-name="ce6">
            <text:p>2,415<text:s/></text:p>
          </table:table-cell>
          <table:table-cell office:value-type="float" office:value="3494" table:style-name="ce6">
            <text:p>3,494<text:s/></text:p>
          </table:table-cell>
          <table:table-cell office:value-type="float" office:value="2945" table:style-name="ce6">
            <text:p>2,945<text:s/></text:p>
          </table:table-cell>
          <table:table-cell office:value-type="float" office:value="7261" table:style-name="ce6">
            <text:p>7,261<text:s/></text:p>
          </table:table-cell>
          <table:table-cell office:value-type="float" office:value="2326" table:style-name="ce6">
            <text:p>2,326<text:s/></text:p>
          </table:table-cell>
          <table:table-cell office:value-type="float" office:value="3868" table:style-name="ce6">
            <text:p>3,868<text:s/></text:p>
          </table:table-cell>
          <table:table-cell office:value-type="float" office:value="4482" table:style-name="ce6">
            <text:p>4,482<text:s/></text:p>
          </table:table-cell>
          <table:table-cell table:number-columns-repeated="16264"/>
        </table:table-row>
        <table:table-row table:style-name="ro2">
          <table:table-cell office:value-type="date" office:date-value="2022-01-07T00:00:00" table:style-name="ce5">
            <text:p>2022/1/7</text:p>
          </table:table-cell>
          <table:table-cell office:value-type="float" office:value="3434" table:style-name="ce6">
            <text:p>3,434<text:s/></text:p>
          </table:table-cell>
          <table:table-cell office:value-type="float" office:value="14169" table:style-name="ce6">
            <text:p>14,169<text:s/></text:p>
          </table:table-cell>
          <table:table-cell office:value-type="float" office:value="42777" table:style-name="ce6">
            <text:p>42,777<text:s/></text:p>
          </table:table-cell>
          <table:table-cell office:value-type="float" office:value="42241" table:style-name="ce6">
            <text:p>42,241<text:s/></text:p>
          </table:table-cell>
          <table:table-cell office:value-type="float" office:value="25389" table:style-name="ce6">
            <text:p>25,389<text:s/></text:p>
          </table:table-cell>
          <table:table-cell office:value-type="float" office:value="14072" table:style-name="ce6">
            <text:p>14,072<text:s/></text:p>
          </table:table-cell>
          <table:table-cell office:value-type="float" office:value="11362" table:style-name="ce6">
            <text:p>11,362<text:s/></text:p>
          </table:table-cell>
          <table:table-cell office:value-type="float" office:value="3920" table:style-name="ce6">
            <text:p>3,920<text:s/></text:p>
          </table:table-cell>
          <table:table-cell office:value-type="float" office:value="3265" table:style-name="ce6">
            <text:p>3,265<text:s/></text:p>
          </table:table-cell>
          <table:table-cell office:value-type="float" office:value="13640" table:style-name="ce6">
            <text:p>13,640<text:s/></text:p>
          </table:table-cell>
          <table:table-cell office:value-type="float" office:value="2039" table:style-name="ce6">
            <text:p>2,039<text:s/></text:p>
          </table:table-cell>
          <table:table-cell office:value-type="float" office:value="4588" table:style-name="ce6">
            <text:p>4,588<text:s/></text:p>
          </table:table-cell>
          <table:table-cell office:value-type="float" office:value="4217" table:style-name="ce6">
            <text:p>4,217<text:s/></text:p>
          </table:table-cell>
          <table:table-cell office:value-type="float" office:value="9423" table:style-name="ce6">
            <text:p>9,423<text:s/></text:p>
          </table:table-cell>
          <table:table-cell office:value-type="float" office:value="13288" table:style-name="ce6">
            <text:p>13,288<text:s/></text:p>
          </table:table-cell>
          <table:table-cell office:value-type="float" office:value="17494" table:style-name="ce6">
            <text:p>17,494<text:s/></text:p>
          </table:table-cell>
          <table:table-cell office:value-type="float" office:value="17578" table:style-name="ce6">
            <text:p>17,578<text:s/></text:p>
          </table:table-cell>
          <table:table-cell office:value-type="float" office:value="5815" table:style-name="ce6">
            <text:p>5,815<text:s/></text:p>
          </table:table-cell>
          <table:table-cell office:value-type="float" office:value="9388" table:style-name="ce6">
            <text:p>9,388<text:s/></text:p>
          </table:table-cell>
          <table:table-cell office:value-type="float" office:value="3142" table:style-name="ce6">
            <text:p>3,142<text:s/></text:p>
          </table:table-cell>
          <table:table-cell office:value-type="float" office:value="8598" table:style-name="ce6">
            <text:p>8,598<text:s/></text:p>
          </table:table-cell>
          <table:table-cell office:value-type="float" office:value="8740" table:style-name="ce6">
            <text:p>8,740<text:s/></text:p>
          </table:table-cell>
          <table:table-cell office:value-type="float" office:value="6423" table:style-name="ce6">
            <text:p>6,423<text:s/></text:p>
          </table:table-cell>
          <table:table-cell office:value-type="float" office:value="26772" table:style-name="ce6">
            <text:p>26,772<text:s/></text:p>
          </table:table-cell>
          <table:table-cell office:value-type="float" office:value="3135" table:style-name="ce6">
            <text:p>3,135<text:s/></text:p>
          </table:table-cell>
          <table:table-cell office:value-type="float" office:value="10871" table:style-name="ce6">
            <text:p>10,871<text:s/></text:p>
          </table:table-cell>
          <table:table-cell office:value-type="float" office:value="13002" table:style-name="ce6">
            <text:p>13,002<text:s/></text:p>
          </table:table-cell>
          <table:table-cell office:value-type="float" office:value="15750" table:style-name="ce6">
            <text:p>15,750<text:s/></text:p>
          </table:table-cell>
          <table:table-cell office:value-type="float" office:value="23837" table:style-name="ce6">
            <text:p>23,837<text:s/></text:p>
          </table:table-cell>
          <table:table-cell office:value-type="float" office:value="16950" table:style-name="ce6">
            <text:p>16,950<text:s/></text:p>
          </table:table-cell>
          <table:table-cell office:value-type="float" office:value="9909" table:style-name="ce6">
            <text:p>9,909<text:s/></text:p>
          </table:table-cell>
          <table:table-cell office:value-type="float" office:value="24762" table:style-name="ce6">
            <text:p>24,762<text:s/></text:p>
          </table:table-cell>
          <table:table-cell office:value-type="float" office:value="16272" table:style-name="ce6">
            <text:p>16,272<text:s/></text:p>
          </table:table-cell>
          <table:table-cell office:value-type="float" office:value="31322" table:style-name="ce6">
            <text:p>31,322<text:s/></text:p>
          </table:table-cell>
          <table:table-cell office:value-type="float" office:value="24740" table:style-name="ce6">
            <text:p>24,740<text:s/></text:p>
          </table:table-cell>
          <table:table-cell office:value-type="float" office:value="9553" table:style-name="ce6">
            <text:p>9,553<text:s/></text:p>
          </table:table-cell>
          <table:table-cell office:value-type="float" office:value="35022" table:style-name="ce6">
            <text:p>35,022<text:s/></text:p>
          </table:table-cell>
          <table:table-cell office:value-type="float" office:value="25432" table:style-name="ce6">
            <text:p>25,432<text:s/></text:p>
          </table:table-cell>
          <table:table-cell office:value-type="float" office:value="25162" table:style-name="ce6">
            <text:p>25,162<text:s/></text:p>
          </table:table-cell>
          <table:table-cell office:value-type="float" office:value="19785" table:style-name="ce6">
            <text:p>19,785<text:s/></text:p>
          </table:table-cell>
          <table:table-cell office:value-type="float" office:value="23030" table:style-name="ce6">
            <text:p>23,030<text:s/></text:p>
          </table:table-cell>
          <table:table-cell office:value-type="float" office:value="127107" table:style-name="ce6">
            <text:p>127,107<text:s/></text:p>
          </table:table-cell>
          <table:table-cell office:value-type="float" office:value="43551" table:style-name="ce6">
            <text:p>43,551<text:s/></text:p>
          </table:table-cell>
          <table:table-cell office:value-type="float" office:value="20514" table:style-name="ce6">
            <text:p>20,514<text:s/></text:p>
          </table:table-cell>
          <table:table-cell office:value-type="float" office:value="22365" table:style-name="ce6">
            <text:p>22,365<text:s/></text:p>
          </table:table-cell>
          <table:table-cell office:value-type="float" office:value="26403" table:style-name="ce6">
            <text:p>26,403<text:s/></text:p>
          </table:table-cell>
          <table:table-cell office:value-type="float" office:value="25488" table:style-name="ce6">
            <text:p>25,488<text:s/></text:p>
          </table:table-cell>
          <table:table-cell office:value-type="float" office:value="26264" table:style-name="ce6">
            <text:p>26,264<text:s/></text:p>
          </table:table-cell>
          <table:table-cell office:value-type="float" office:value="23237" table:style-name="ce6">
            <text:p>23,237<text:s/></text:p>
          </table:table-cell>
          <table:table-cell office:value-type="float" office:value="12520" table:style-name="ce6">
            <text:p>12,520<text:s/></text:p>
          </table:table-cell>
          <table:table-cell office:value-type="float" office:value="30851" table:style-name="ce6">
            <text:p>30,851<text:s/></text:p>
          </table:table-cell>
          <table:table-cell office:value-type="float" office:value="6786" table:style-name="ce6">
            <text:p>6,786<text:s/></text:p>
          </table:table-cell>
          <table:table-cell office:value-type="float" office:value="8350" table:style-name="ce6">
            <text:p>8,350<text:s/></text:p>
          </table:table-cell>
          <table:table-cell office:value-type="float" office:value="19273" table:style-name="ce6">
            <text:p>19,273<text:s/></text:p>
          </table:table-cell>
          <table:table-cell office:value-type="float" office:value="4918" table:style-name="ce6">
            <text:p>4,918<text:s/></text:p>
          </table:table-cell>
          <table:table-cell office:value-type="float" office:value="3646" table:style-name="ce6">
            <text:p>3,646<text:s/></text:p>
          </table:table-cell>
          <table:table-cell office:value-type="float" office:value="3295" table:style-name="ce6">
            <text:p>3,295<text:s/></text:p>
          </table:table-cell>
          <table:table-cell office:value-type="float" office:value="13592" table:style-name="ce6">
            <text:p>13,592<text:s/></text:p>
          </table:table-cell>
          <table:table-cell office:value-type="float" office:value="9651" table:style-name="ce6">
            <text:p>9,651<text:s/></text:p>
          </table:table-cell>
          <table:table-cell office:value-type="float" office:value="11772" table:style-name="ce6">
            <text:p>11,772<text:s/></text:p>
          </table:table-cell>
          <table:table-cell office:value-type="float" office:value="28752" table:style-name="ce6">
            <text:p>28,752<text:s/></text:p>
          </table:table-cell>
          <table:table-cell office:value-type="float" office:value="9355" table:style-name="ce6">
            <text:p>9,355<text:s/></text:p>
          </table:table-cell>
          <table:table-cell office:value-type="float" office:value="13305" table:style-name="ce6">
            <text:p>13,305<text:s/></text:p>
          </table:table-cell>
          <table:table-cell office:value-type="float" office:value="7998" table:style-name="ce6">
            <text:p>7,998<text:s/></text:p>
          </table:table-cell>
          <table:table-cell office:value-type="float" office:value="22522" table:style-name="ce6">
            <text:p>22,522<text:s/></text:p>
          </table:table-cell>
          <table:table-cell office:value-type="float" office:value="23462" table:style-name="ce6">
            <text:p>23,462<text:s/></text:p>
          </table:table-cell>
          <table:table-cell office:value-type="float" office:value="26474" table:style-name="ce6">
            <text:p>26,474<text:s/></text:p>
          </table:table-cell>
          <table:table-cell office:value-type="float" office:value="39393" table:style-name="ce6">
            <text:p>39,393<text:s/></text:p>
          </table:table-cell>
          <table:table-cell office:value-type="float" office:value="38102" table:style-name="ce6">
            <text:p>38,102<text:s/></text:p>
          </table:table-cell>
          <table:table-cell office:value-type="float" office:value="26361" table:style-name="ce6">
            <text:p>26,361<text:s/></text:p>
          </table:table-cell>
          <table:table-cell office:value-type="float" office:value="23829" table:style-name="ce6">
            <text:p>23,829<text:s/></text:p>
          </table:table-cell>
          <table:table-cell office:value-type="float" office:value="57623" table:style-name="ce6">
            <text:p>57,623<text:s/></text:p>
          </table:table-cell>
          <table:table-cell office:value-type="float" office:value="22697" table:style-name="ce6">
            <text:p>22,697<text:s/></text:p>
          </table:table-cell>
          <table:table-cell office:value-type="float" office:value="32022" table:style-name="ce6">
            <text:p>32,022<text:s/></text:p>
          </table:table-cell>
          <table:table-cell office:value-type="float" office:value="35360" table:style-name="ce6">
            <text:p>35,360<text:s/></text:p>
          </table:table-cell>
          <table:table-cell office:value-type="float" office:value="21069" table:style-name="ce6">
            <text:p>21,069<text:s/></text:p>
          </table:table-cell>
          <table:table-cell office:value-type="float" office:value="62992" table:style-name="ce6">
            <text:p>62,992<text:s/></text:p>
          </table:table-cell>
          <table:table-cell office:value-type="float" office:value="20567" table:style-name="ce6">
            <text:p>20,567<text:s/></text:p>
          </table:table-cell>
          <table:table-cell office:value-type="float" office:value="15585" table:style-name="ce6">
            <text:p>15,585<text:s/></text:p>
          </table:table-cell>
          <table:table-cell office:value-type="float" office:value="14166" table:style-name="ce6">
            <text:p>14,166<text:s/></text:p>
          </table:table-cell>
          <table:table-cell office:value-type="float" office:value="21125" table:style-name="ce6">
            <text:p>21,125<text:s/></text:p>
          </table:table-cell>
          <table:table-cell office:value-type="float" office:value="12592" table:style-name="ce6">
            <text:p>12,592<text:s/></text:p>
          </table:table-cell>
          <table:table-cell office:value-type="float" office:value="29211" table:style-name="ce6">
            <text:p>29,211<text:s/></text:p>
          </table:table-cell>
          <table:table-cell office:value-type="float" office:value="20090" table:style-name="ce6">
            <text:p>20,090<text:s/></text:p>
          </table:table-cell>
          <table:table-cell office:value-type="float" office:value="7309" table:style-name="ce6">
            <text:p>7,309<text:s/></text:p>
          </table:table-cell>
          <table:table-cell office:value-type="float" office:value="11647" table:style-name="ce6">
            <text:p>11,647<text:s/></text:p>
          </table:table-cell>
          <table:table-cell office:value-type="float" office:value="38551" table:style-name="ce6">
            <text:p>38,551<text:s/></text:p>
          </table:table-cell>
          <table:table-cell office:value-type="float" office:value="23651" table:style-name="ce6">
            <text:p>23,651<text:s/></text:p>
          </table:table-cell>
          <table:table-cell office:value-type="float" office:value="24487" table:style-name="ce6">
            <text:p>24,487<text:s/></text:p>
          </table:table-cell>
          <table:table-cell office:value-type="float" office:value="22812" table:style-name="ce6">
            <text:p>22,812<text:s/></text:p>
          </table:table-cell>
          <table:table-cell office:value-type="float" office:value="13826" table:style-name="ce6">
            <text:p>13,826<text:s/></text:p>
          </table:table-cell>
          <table:table-cell office:value-type="float" office:value="11389" table:style-name="ce6">
            <text:p>11,389<text:s/></text:p>
          </table:table-cell>
          <table:table-cell office:value-type="float" office:value="6114" table:style-name="ce6">
            <text:p>6,114<text:s/></text:p>
          </table:table-cell>
          <table:table-cell office:value-type="float" office:value="4980" table:style-name="ce6">
            <text:p>4,980<text:s/></text:p>
          </table:table-cell>
          <table:table-cell office:value-type="float" office:value="7004" table:style-name="ce6">
            <text:p>7,004<text:s/></text:p>
          </table:table-cell>
          <table:table-cell office:value-type="float" office:value="10468" table:style-name="ce6">
            <text:p>10,468<text:s/></text:p>
          </table:table-cell>
          <table:table-cell office:value-type="float" office:value="9743" table:style-name="ce6">
            <text:p>9,743<text:s/></text:p>
          </table:table-cell>
          <table:table-cell office:value-type="float" office:value="11551" table:style-name="ce6">
            <text:p>11,551<text:s/></text:p>
          </table:table-cell>
          <table:table-cell office:value-type="float" office:value="17019" table:style-name="ce6">
            <text:p>17,019<text:s/></text:p>
          </table:table-cell>
          <table:table-cell office:value-type="float" office:value="28518" table:style-name="ce6">
            <text:p>28,518<text:s/></text:p>
          </table:table-cell>
          <table:table-cell office:value-type="float" office:value="22329" table:style-name="ce6">
            <text:p>22,329<text:s/></text:p>
          </table:table-cell>
          <table:table-cell office:value-type="float" office:value="13672" table:style-name="ce6">
            <text:p>13,672<text:s/></text:p>
          </table:table-cell>
          <table:table-cell office:value-type="float" office:value="12655" table:style-name="ce6">
            <text:p>12,655<text:s/></text:p>
          </table:table-cell>
          <table:table-cell office:value-type="float" office:value="12963" table:style-name="ce6">
            <text:p>12,963<text:s/></text:p>
          </table:table-cell>
          <table:table-cell office:value-type="float" office:value="12216" table:style-name="ce6">
            <text:p>12,216<text:s/></text:p>
          </table:table-cell>
          <table:table-cell office:value-type="float" office:value="11654" table:style-name="ce6">
            <text:p>11,654<text:s/></text:p>
          </table:table-cell>
          <table:table-cell office:value-type="float" office:value="11293" table:style-name="ce6">
            <text:p>11,293<text:s/></text:p>
          </table:table-cell>
          <table:table-cell office:value-type="float" office:value="9427" table:style-name="ce6">
            <text:p>9,427<text:s/></text:p>
          </table:table-cell>
          <table:table-cell office:value-type="float" office:value="1447" table:style-name="ce6">
            <text:p>1,447<text:s/></text:p>
          </table:table-cell>
          <table:table-cell office:value-type="float" office:value="2692" table:style-name="ce6">
            <text:p>2,692<text:s/></text:p>
          </table:table-cell>
          <table:table-cell office:value-type="float" office:value="4034" table:style-name="ce6">
            <text:p>4,034<text:s/></text:p>
          </table:table-cell>
          <table:table-cell office:value-type="float" office:value="5039" table:style-name="ce6">
            <text:p>5,039<text:s/></text:p>
          </table:table-cell>
          <table:table-cell office:value-type="float" office:value="2665" table:style-name="ce6">
            <text:p>2,665<text:s/></text:p>
          </table:table-cell>
          <table:table-cell office:value-type="float" office:value="3592" table:style-name="ce6">
            <text:p>3,592<text:s/></text:p>
          </table:table-cell>
          <table:table-cell office:value-type="float" office:value="2969" table:style-name="ce6">
            <text:p>2,969<text:s/></text:p>
          </table:table-cell>
          <table:table-cell office:value-type="float" office:value="8941" table:style-name="ce6">
            <text:p>8,941<text:s/></text:p>
          </table:table-cell>
          <table:table-cell office:value-type="float" office:value="2637" table:style-name="ce6">
            <text:p>2,637<text:s/></text:p>
          </table:table-cell>
          <table:table-cell office:value-type="float" office:value="4181" table:style-name="ce6">
            <text:p>4,181<text:s/></text:p>
          </table:table-cell>
          <table:table-cell office:value-type="float" office:value="5046" table:style-name="ce6">
            <text:p>5,046<text:s/></text:p>
          </table:table-cell>
          <table:table-cell table:number-columns-repeated="16264"/>
        </table:table-row>
        <table:table-row table:style-name="ro2">
          <table:table-cell office:value-type="date" office:date-value="2022-01-08T00:00:00" table:style-name="ce5">
            <text:p>2022/1/8</text:p>
          </table:table-cell>
          <table:table-cell office:value-type="float" office:value="1866" table:style-name="ce6">
            <text:p>1,866<text:s/></text:p>
          </table:table-cell>
          <table:table-cell office:value-type="float" office:value="8389" table:style-name="ce6">
            <text:p>8,389<text:s/></text:p>
          </table:table-cell>
          <table:table-cell office:value-type="float" office:value="21989" table:style-name="ce6">
            <text:p>21,989<text:s/></text:p>
          </table:table-cell>
          <table:table-cell office:value-type="float" office:value="37681" table:style-name="ce6">
            <text:p>37,681<text:s/></text:p>
          </table:table-cell>
          <table:table-cell office:value-type="float" office:value="14157" table:style-name="ce6">
            <text:p>14,157<text:s/></text:p>
          </table:table-cell>
          <table:table-cell office:value-type="float" office:value="8692" table:style-name="ce6">
            <text:p>8,692<text:s/></text:p>
          </table:table-cell>
          <table:table-cell office:value-type="float" office:value="7041" table:style-name="ce6">
            <text:p>7,041<text:s/></text:p>
          </table:table-cell>
          <table:table-cell office:value-type="float" office:value="3201" table:style-name="ce6">
            <text:p>3,201<text:s/></text:p>
          </table:table-cell>
          <table:table-cell office:value-type="float" office:value="2266" table:style-name="ce6">
            <text:p>2,266<text:s/></text:p>
          </table:table-cell>
          <table:table-cell office:value-type="float" office:value="7677" table:style-name="ce6">
            <text:p>7,677<text:s/></text:p>
          </table:table-cell>
          <table:table-cell office:value-type="float" office:value="1419" table:style-name="ce6">
            <text:p>1,419<text:s/></text:p>
          </table:table-cell>
          <table:table-cell office:value-type="float" office:value="2915" table:style-name="ce6">
            <text:p>2,915<text:s/></text:p>
          </table:table-cell>
          <table:table-cell office:value-type="float" office:value="5742" table:style-name="ce6">
            <text:p>5,742<text:s/></text:p>
          </table:table-cell>
          <table:table-cell office:value-type="float" office:value="5494" table:style-name="ce6">
            <text:p>5,494<text:s/></text:p>
          </table:table-cell>
          <table:table-cell office:value-type="float" office:value="10371" table:style-name="ce6">
            <text:p>10,371<text:s/></text:p>
          </table:table-cell>
          <table:table-cell office:value-type="float" office:value="4791" table:style-name="ce6">
            <text:p>4,791<text:s/></text:p>
          </table:table-cell>
          <table:table-cell office:value-type="float" office:value="6276" table:style-name="ce6">
            <text:p>6,276<text:s/></text:p>
          </table:table-cell>
          <table:table-cell office:value-type="float" office:value="3615" table:style-name="ce6">
            <text:p>3,615<text:s/></text:p>
          </table:table-cell>
          <table:table-cell office:value-type="float" office:value="7493" table:style-name="ce6">
            <text:p>7,493<text:s/></text:p>
          </table:table-cell>
          <table:table-cell office:value-type="float" office:value="2930" table:style-name="ce6">
            <text:p>2,930<text:s/></text:p>
          </table:table-cell>
          <table:table-cell office:value-type="float" office:value="4847" table:style-name="ce6">
            <text:p>4,847<text:s/></text:p>
          </table:table-cell>
          <table:table-cell office:value-type="float" office:value="5654" table:style-name="ce6">
            <text:p>5,654<text:s/></text:p>
          </table:table-cell>
          <table:table-cell office:value-type="float" office:value="2072" table:style-name="ce6">
            <text:p>2,072<text:s/></text:p>
          </table:table-cell>
          <table:table-cell office:value-type="float" office:value="15604" table:style-name="ce6">
            <text:p>15,604<text:s/></text:p>
          </table:table-cell>
          <table:table-cell office:value-type="float" office:value="3176" table:style-name="ce6">
            <text:p>3,176<text:s/></text:p>
          </table:table-cell>
          <table:table-cell office:value-type="float" office:value="10870" table:style-name="ce6">
            <text:p>10,870<text:s/></text:p>
          </table:table-cell>
          <table:table-cell office:value-type="float" office:value="9170" table:style-name="ce6">
            <text:p>9,170<text:s/></text:p>
          </table:table-cell>
          <table:table-cell office:value-type="float" office:value="11327" table:style-name="ce6">
            <text:p>11,327<text:s/></text:p>
          </table:table-cell>
          <table:table-cell office:value-type="float" office:value="15440" table:style-name="ce6">
            <text:p>15,440<text:s/></text:p>
          </table:table-cell>
          <table:table-cell office:value-type="float" office:value="14541" table:style-name="ce6">
            <text:p>14,541<text:s/></text:p>
          </table:table-cell>
          <table:table-cell office:value-type="float" office:value="7510" table:style-name="ce6">
            <text:p>7,510<text:s/></text:p>
          </table:table-cell>
          <table:table-cell office:value-type="float" office:value="21502" table:style-name="ce6">
            <text:p>21,502<text:s/></text:p>
          </table:table-cell>
          <table:table-cell office:value-type="float" office:value="13045" table:style-name="ce6">
            <text:p>13,045<text:s/></text:p>
          </table:table-cell>
          <table:table-cell office:value-type="float" office:value="23220" table:style-name="ce6">
            <text:p>23,220<text:s/></text:p>
          </table:table-cell>
          <table:table-cell office:value-type="float" office:value="17374" table:style-name="ce6">
            <text:p>17,374<text:s/></text:p>
          </table:table-cell>
          <table:table-cell office:value-type="float" office:value="3750" table:style-name="ce6">
            <text:p>3,750<text:s/></text:p>
          </table:table-cell>
          <table:table-cell office:value-type="float" office:value="26177" table:style-name="ce6">
            <text:p>26,177<text:s/></text:p>
          </table:table-cell>
          <table:table-cell office:value-type="float" office:value="18094" table:style-name="ce6">
            <text:p>18,094<text:s/></text:p>
          </table:table-cell>
          <table:table-cell office:value-type="float" office:value="17363" table:style-name="ce6">
            <text:p>17,363<text:s/></text:p>
          </table:table-cell>
          <table:table-cell office:value-type="float" office:value="14946" table:style-name="ce6">
            <text:p>14,946<text:s/></text:p>
          </table:table-cell>
          <table:table-cell office:value-type="float" office:value="8295" table:style-name="ce6">
            <text:p>8,295<text:s/></text:p>
          </table:table-cell>
          <table:table-cell office:value-type="float" office:value="106798" table:style-name="ce6">
            <text:p>106,798<text:s/></text:p>
          </table:table-cell>
          <table:table-cell office:value-type="float" office:value="42837" table:style-name="ce6">
            <text:p>42,837<text:s/></text:p>
          </table:table-cell>
          <table:table-cell office:value-type="float" office:value="15827" table:style-name="ce6">
            <text:p>15,827<text:s/></text:p>
          </table:table-cell>
          <table:table-cell office:value-type="float" office:value="14535" table:style-name="ce6">
            <text:p>14,535<text:s/></text:p>
          </table:table-cell>
          <table:table-cell office:value-type="float" office:value="24589" table:style-name="ce6">
            <text:p>24,589<text:s/></text:p>
          </table:table-cell>
          <table:table-cell office:value-type="float" office:value="20441" table:style-name="ce6">
            <text:p>20,441<text:s/></text:p>
          </table:table-cell>
          <table:table-cell office:value-type="float" office:value="20649" table:style-name="ce6">
            <text:p>20,649<text:s/></text:p>
          </table:table-cell>
          <table:table-cell office:value-type="float" office:value="17569" table:style-name="ce6">
            <text:p>17,569<text:s/></text:p>
          </table:table-cell>
          <table:table-cell office:value-type="float" office:value="8120" table:style-name="ce6">
            <text:p>8,120<text:s/></text:p>
          </table:table-cell>
          <table:table-cell office:value-type="float" office:value="21033" table:style-name="ce6">
            <text:p>21,033<text:s/></text:p>
          </table:table-cell>
          <table:table-cell office:value-type="float" office:value="5476" table:style-name="ce6">
            <text:p>5,476<text:s/></text:p>
          </table:table-cell>
          <table:table-cell office:value-type="float" office:value="5334" table:style-name="ce6">
            <text:p>5,334<text:s/></text:p>
          </table:table-cell>
          <table:table-cell office:value-type="float" office:value="14598" table:style-name="ce6">
            <text:p>14,598<text:s/></text:p>
          </table:table-cell>
          <table:table-cell office:value-type="float" office:value="5277" table:style-name="ce6">
            <text:p>5,277<text:s/></text:p>
          </table:table-cell>
          <table:table-cell office:value-type="float" office:value="3000" table:style-name="ce6">
            <text:p>3,000<text:s/></text:p>
          </table:table-cell>
          <table:table-cell office:value-type="float" office:value="1521" table:style-name="ce6">
            <text:p>1,521<text:s/></text:p>
          </table:table-cell>
          <table:table-cell office:value-type="float" office:value="7637" table:style-name="ce6">
            <text:p>7,637<text:s/></text:p>
          </table:table-cell>
          <table:table-cell office:value-type="float" office:value="7347" table:style-name="ce6">
            <text:p>7,347<text:s/></text:p>
          </table:table-cell>
          <table:table-cell office:value-type="float" office:value="8877" table:style-name="ce6">
            <text:p>8,877<text:s/></text:p>
          </table:table-cell>
          <table:table-cell office:value-type="float" office:value="23873" table:style-name="ce6">
            <text:p>23,873<text:s/></text:p>
          </table:table-cell>
          <table:table-cell office:value-type="float" office:value="5478" table:style-name="ce6">
            <text:p>5,478<text:s/></text:p>
          </table:table-cell>
          <table:table-cell office:value-type="float" office:value="9228" table:style-name="ce6">
            <text:p>9,228<text:s/></text:p>
          </table:table-cell>
          <table:table-cell office:value-type="float" office:value="5684" table:style-name="ce6">
            <text:p>5,684<text:s/></text:p>
          </table:table-cell>
          <table:table-cell office:value-type="float" office:value="15596" table:style-name="ce6">
            <text:p>15,596<text:s/></text:p>
          </table:table-cell>
          <table:table-cell office:value-type="float" office:value="14222" table:style-name="ce6">
            <text:p>14,222<text:s/></text:p>
          </table:table-cell>
          <table:table-cell office:value-type="float" office:value="22303" table:style-name="ce6">
            <text:p>22,303<text:s/></text:p>
          </table:table-cell>
          <table:table-cell office:value-type="float" office:value="31272" table:style-name="ce6">
            <text:p>31,272<text:s/></text:p>
          </table:table-cell>
          <table:table-cell office:value-type="float" office:value="26558" table:style-name="ce6">
            <text:p>26,558<text:s/></text:p>
          </table:table-cell>
          <table:table-cell office:value-type="float" office:value="19411" table:style-name="ce6">
            <text:p>19,411<text:s/></text:p>
          </table:table-cell>
          <table:table-cell office:value-type="float" office:value="21496" table:style-name="ce6">
            <text:p>21,496<text:s/></text:p>
          </table:table-cell>
          <table:table-cell office:value-type="float" office:value="57423" table:style-name="ce6">
            <text:p>57,423<text:s/></text:p>
          </table:table-cell>
          <table:table-cell office:value-type="float" office:value="13505" table:style-name="ce6">
            <text:p>13,505<text:s/></text:p>
          </table:table-cell>
          <table:table-cell office:value-type="float" office:value="27197" table:style-name="ce6">
            <text:p>27,197<text:s/></text:p>
          </table:table-cell>
          <table:table-cell office:value-type="float" office:value="29220" table:style-name="ce6">
            <text:p>29,220<text:s/></text:p>
          </table:table-cell>
          <table:table-cell office:value-type="float" office:value="16119" table:style-name="ce6">
            <text:p>16,119<text:s/></text:p>
          </table:table-cell>
          <table:table-cell office:value-type="float" office:value="49563" table:style-name="ce6">
            <text:p>49,563<text:s/></text:p>
          </table:table-cell>
          <table:table-cell office:value-type="float" office:value="13668" table:style-name="ce6">
            <text:p>13,668<text:s/></text:p>
          </table:table-cell>
          <table:table-cell office:value-type="float" office:value="11814" table:style-name="ce6">
            <text:p>11,814<text:s/></text:p>
          </table:table-cell>
          <table:table-cell office:value-type="float" office:value="9666" table:style-name="ce6">
            <text:p>9,666<text:s/></text:p>
          </table:table-cell>
          <table:table-cell office:value-type="float" office:value="14967" table:style-name="ce6">
            <text:p>14,967<text:s/></text:p>
          </table:table-cell>
          <table:table-cell office:value-type="float" office:value="7656" table:style-name="ce6">
            <text:p>7,656<text:s/></text:p>
          </table:table-cell>
          <table:table-cell office:value-type="float" office:value="24683" table:style-name="ce6">
            <text:p>24,683<text:s/></text:p>
          </table:table-cell>
          <table:table-cell office:value-type="float" office:value="12219" table:style-name="ce6">
            <text:p>12,219<text:s/></text:p>
          </table:table-cell>
          <table:table-cell office:value-type="float" office:value="8106" table:style-name="ce6">
            <text:p>8,106<text:s/></text:p>
          </table:table-cell>
          <table:table-cell office:value-type="float" office:value="9221" table:style-name="ce6">
            <text:p>9,221<text:s/></text:p>
          </table:table-cell>
          <table:table-cell office:value-type="float" office:value="17740" table:style-name="ce6">
            <text:p>17,740<text:s/></text:p>
          </table:table-cell>
          <table:table-cell office:value-type="float" office:value="14845" table:style-name="ce6">
            <text:p>14,845<text:s/></text:p>
          </table:table-cell>
          <table:table-cell office:value-type="float" office:value="12924" table:style-name="ce6">
            <text:p>12,924<text:s/></text:p>
          </table:table-cell>
          <table:table-cell office:value-type="float" office:value="13909" table:style-name="ce6">
            <text:p>13,909<text:s/></text:p>
          </table:table-cell>
          <table:table-cell office:value-type="float" office:value="7377" table:style-name="ce6">
            <text:p>7,377<text:s/></text:p>
          </table:table-cell>
          <table:table-cell office:value-type="float" office:value="9056" table:style-name="ce6">
            <text:p>9,056<text:s/></text:p>
          </table:table-cell>
          <table:table-cell office:value-type="float" office:value="4501" table:style-name="ce6">
            <text:p>4,501<text:s/></text:p>
          </table:table-cell>
          <table:table-cell office:value-type="float" office:value="2465" table:style-name="ce6">
            <text:p>2,465<text:s/></text:p>
          </table:table-cell>
          <table:table-cell office:value-type="float" office:value="5407" table:style-name="ce6">
            <text:p>5,407<text:s/></text:p>
          </table:table-cell>
          <table:table-cell office:value-type="float" office:value="6831" table:style-name="ce6">
            <text:p>6,831<text:s/></text:p>
          </table:table-cell>
          <table:table-cell office:value-type="float" office:value="8376" table:style-name="ce6">
            <text:p>8,376<text:s/></text:p>
          </table:table-cell>
          <table:table-cell office:value-type="float" office:value="9665" table:style-name="ce6">
            <text:p>9,665<text:s/></text:p>
          </table:table-cell>
          <table:table-cell office:value-type="float" office:value="11806" table:style-name="ce6">
            <text:p>11,806<text:s/></text:p>
          </table:table-cell>
          <table:table-cell office:value-type="float" office:value="17556" table:style-name="ce6">
            <text:p>17,556<text:s/></text:p>
          </table:table-cell>
          <table:table-cell office:value-type="float" office:value="17459" table:style-name="ce6">
            <text:p>17,459<text:s/></text:p>
          </table:table-cell>
          <table:table-cell office:value-type="float" office:value="9167" table:style-name="ce6">
            <text:p>9,167<text:s/></text:p>
          </table:table-cell>
          <table:table-cell office:value-type="float" office:value="8693" table:style-name="ce6">
            <text:p>8,693<text:s/></text:p>
          </table:table-cell>
          <table:table-cell office:value-type="float" office:value="9595" table:style-name="ce6">
            <text:p>9,595<text:s/></text:p>
          </table:table-cell>
          <table:table-cell office:value-type="float" office:value="8411" table:style-name="ce6">
            <text:p>8,411<text:s/></text:p>
          </table:table-cell>
          <table:table-cell office:value-type="float" office:value="8814" table:style-name="ce6">
            <text:p>8,814<text:s/></text:p>
          </table:table-cell>
          <table:table-cell office:value-type="float" office:value="6933" table:style-name="ce6">
            <text:p>6,933<text:s/></text:p>
          </table:table-cell>
          <table:table-cell office:value-type="float" office:value="6674" table:style-name="ce6">
            <text:p>6,674<text:s/></text:p>
          </table:table-cell>
          <table:table-cell office:value-type="float" office:value="880" table:style-name="ce6">
            <text:p>880<text:s/></text:p>
          </table:table-cell>
          <table:table-cell office:value-type="float" office:value="2170" table:style-name="ce6">
            <text:p>2,170<text:s/></text:p>
          </table:table-cell>
          <table:table-cell office:value-type="float" office:value="2676" table:style-name="ce6">
            <text:p>2,676<text:s/></text:p>
          </table:table-cell>
          <table:table-cell office:value-type="float" office:value="3939" table:style-name="ce6">
            <text:p>3,939<text:s/></text:p>
          </table:table-cell>
          <table:table-cell office:value-type="float" office:value="1289" table:style-name="ce6">
            <text:p>1,289<text:s/></text:p>
          </table:table-cell>
          <table:table-cell office:value-type="float" office:value="1292" table:style-name="ce6">
            <text:p>1,292<text:s/></text:p>
          </table:table-cell>
          <table:table-cell office:value-type="float" office:value="1915" table:style-name="ce6">
            <text:p>1,915<text:s/></text:p>
          </table:table-cell>
          <table:table-cell office:value-type="float" office:value="6849" table:style-name="ce6">
            <text:p>6,849<text:s/></text:p>
          </table:table-cell>
          <table:table-cell office:value-type="float" office:value="1870" table:style-name="ce6">
            <text:p>1,870<text:s/></text:p>
          </table:table-cell>
          <table:table-cell office:value-type="float" office:value="3074" table:style-name="ce6">
            <text:p>3,074<text:s/></text:p>
          </table:table-cell>
          <table:table-cell office:value-type="float" office:value="2966" table:style-name="ce6">
            <text:p>2,966<text:s/></text:p>
          </table:table-cell>
          <table:table-cell table:number-columns-repeated="16264"/>
        </table:table-row>
        <table:table-row table:style-name="ro2">
          <table:table-cell office:value-type="date" office:date-value="2022-01-09T00:00:00" table:style-name="ce5">
            <text:p>2022/1/9</text:p>
          </table:table-cell>
          <table:table-cell office:value-type="float" office:value="1801" table:style-name="ce6">
            <text:p>1,801<text:s/></text:p>
          </table:table-cell>
          <table:table-cell office:value-type="float" office:value="5928" table:style-name="ce6">
            <text:p>5,928<text:s/></text:p>
          </table:table-cell>
          <table:table-cell office:value-type="float" office:value="14672" table:style-name="ce6">
            <text:p>14,672<text:s/></text:p>
          </table:table-cell>
          <table:table-cell office:value-type="float" office:value="27060" table:style-name="ce6">
            <text:p>27,060<text:s/></text:p>
          </table:table-cell>
          <table:table-cell office:value-type="float" office:value="9877" table:style-name="ce6">
            <text:p>9,877<text:s/></text:p>
          </table:table-cell>
          <table:table-cell office:value-type="float" office:value="6526" table:style-name="ce6">
            <text:p>6,526<text:s/></text:p>
          </table:table-cell>
          <table:table-cell office:value-type="float" office:value="5339" table:style-name="ce6">
            <text:p>5,339<text:s/></text:p>
          </table:table-cell>
          <table:table-cell office:value-type="float" office:value="2935" table:style-name="ce6">
            <text:p>2,935<text:s/></text:p>
          </table:table-cell>
          <table:table-cell office:value-type="float" office:value="1834" table:style-name="ce6">
            <text:p>1,834<text:s/></text:p>
          </table:table-cell>
          <table:table-cell office:value-type="float" office:value="6117" table:style-name="ce6">
            <text:p>6,117<text:s/></text:p>
          </table:table-cell>
          <table:table-cell office:value-type="float" office:value="1070" table:style-name="ce6">
            <text:p>1,070<text:s/></text:p>
          </table:table-cell>
          <table:table-cell office:value-type="float" office:value="2188" table:style-name="ce6">
            <text:p>2,188<text:s/></text:p>
          </table:table-cell>
          <table:table-cell office:value-type="float" office:value="4793" table:style-name="ce6">
            <text:p>4,793<text:s/></text:p>
          </table:table-cell>
          <table:table-cell office:value-type="float" office:value="4676" table:style-name="ce6">
            <text:p>4,676<text:s/></text:p>
          </table:table-cell>
          <table:table-cell office:value-type="float" office:value="8764" table:style-name="ce6">
            <text:p>8,764<text:s/></text:p>
          </table:table-cell>
          <table:table-cell office:value-type="float" office:value="3639" table:style-name="ce6">
            <text:p>3,639<text:s/></text:p>
          </table:table-cell>
          <table:table-cell office:value-type="float" office:value="4676" table:style-name="ce6">
            <text:p>4,676<text:s/></text:p>
          </table:table-cell>
          <table:table-cell office:value-type="float" office:value="3144" table:style-name="ce6">
            <text:p>3,144<text:s/></text:p>
          </table:table-cell>
          <table:table-cell office:value-type="float" office:value="5997" table:style-name="ce6">
            <text:p>5,997<text:s/></text:p>
          </table:table-cell>
          <table:table-cell office:value-type="float" office:value="2910" table:style-name="ce6">
            <text:p>2,910<text:s/></text:p>
          </table:table-cell>
          <table:table-cell office:value-type="float" office:value="3924" table:style-name="ce6">
            <text:p>3,924<text:s/></text:p>
          </table:table-cell>
          <table:table-cell office:value-type="float" office:value="4608" table:style-name="ce6">
            <text:p>4,608<text:s/></text:p>
          </table:table-cell>
          <table:table-cell office:value-type="float" office:value="1807" table:style-name="ce6">
            <text:p>1,807<text:s/></text:p>
          </table:table-cell>
          <table:table-cell office:value-type="float" office:value="12916" table:style-name="ce6">
            <text:p>12,916<text:s/></text:p>
          </table:table-cell>
          <table:table-cell office:value-type="float" office:value="2869" table:style-name="ce6">
            <text:p>2,869<text:s/></text:p>
          </table:table-cell>
          <table:table-cell office:value-type="float" office:value="10407" table:style-name="ce6">
            <text:p>10,407<text:s/></text:p>
          </table:table-cell>
          <table:table-cell office:value-type="float" office:value="7590" table:style-name="ce6">
            <text:p>7,590<text:s/></text:p>
          </table:table-cell>
          <table:table-cell office:value-type="float" office:value="9786" table:style-name="ce6">
            <text:p>9,786<text:s/></text:p>
          </table:table-cell>
          <table:table-cell office:value-type="float" office:value="12109" table:style-name="ce6">
            <text:p>12,109<text:s/></text:p>
          </table:table-cell>
          <table:table-cell office:value-type="float" office:value="11193" table:style-name="ce6">
            <text:p>11,193<text:s/></text:p>
          </table:table-cell>
          <table:table-cell office:value-type="float" office:value="6665" table:style-name="ce6">
            <text:p>6,665<text:s/></text:p>
          </table:table-cell>
          <table:table-cell office:value-type="float" office:value="18348" table:style-name="ce6">
            <text:p>18,348<text:s/></text:p>
          </table:table-cell>
          <table:table-cell office:value-type="float" office:value="10934" table:style-name="ce6">
            <text:p>10,934<text:s/></text:p>
          </table:table-cell>
          <table:table-cell office:value-type="float" office:value="17512" table:style-name="ce6">
            <text:p>17,512<text:s/></text:p>
          </table:table-cell>
          <table:table-cell office:value-type="float" office:value="14971" table:style-name="ce6">
            <text:p>14,971<text:s/></text:p>
          </table:table-cell>
          <table:table-cell office:value-type="float" office:value="3136" table:style-name="ce6">
            <text:p>3,136<text:s/></text:p>
          </table:table-cell>
          <table:table-cell office:value-type="float" office:value="21463" table:style-name="ce6">
            <text:p>21,463<text:s/></text:p>
          </table:table-cell>
          <table:table-cell office:value-type="float" office:value="15067" table:style-name="ce6">
            <text:p>15,067<text:s/></text:p>
          </table:table-cell>
          <table:table-cell office:value-type="float" office:value="14163" table:style-name="ce6">
            <text:p>14,163<text:s/></text:p>
          </table:table-cell>
          <table:table-cell office:value-type="float" office:value="12248" table:style-name="ce6">
            <text:p>12,248<text:s/></text:p>
          </table:table-cell>
          <table:table-cell office:value-type="float" office:value="5996" table:style-name="ce6">
            <text:p>5,996<text:s/></text:p>
          </table:table-cell>
          <table:table-cell office:value-type="float" office:value="93223" table:style-name="ce6">
            <text:p>93,223<text:s/></text:p>
          </table:table-cell>
          <table:table-cell office:value-type="float" office:value="33235" table:style-name="ce6">
            <text:p>33,235<text:s/></text:p>
          </table:table-cell>
          <table:table-cell office:value-type="float" office:value="10995" table:style-name="ce6">
            <text:p>10,995<text:s/></text:p>
          </table:table-cell>
          <table:table-cell office:value-type="float" office:value="12769" table:style-name="ce6">
            <text:p>12,769<text:s/></text:p>
          </table:table-cell>
          <table:table-cell office:value-type="float" office:value="22578" table:style-name="ce6">
            <text:p>22,578<text:s/></text:p>
          </table:table-cell>
          <table:table-cell office:value-type="float" office:value="18092" table:style-name="ce6">
            <text:p>18,092<text:s/></text:p>
          </table:table-cell>
          <table:table-cell office:value-type="float" office:value="17272" table:style-name="ce6">
            <text:p>17,272<text:s/></text:p>
          </table:table-cell>
          <table:table-cell office:value-type="float" office:value="14529" table:style-name="ce6">
            <text:p>14,529<text:s/></text:p>
          </table:table-cell>
          <table:table-cell office:value-type="float" office:value="6247" table:style-name="ce6">
            <text:p>6,247<text:s/></text:p>
          </table:table-cell>
          <table:table-cell office:value-type="float" office:value="16108" table:style-name="ce6">
            <text:p>16,108<text:s/></text:p>
          </table:table-cell>
          <table:table-cell office:value-type="float" office:value="4639" table:style-name="ce6">
            <text:p>4,639<text:s/></text:p>
          </table:table-cell>
          <table:table-cell office:value-type="float" office:value="4605" table:style-name="ce6">
            <text:p>4,605<text:s/></text:p>
          </table:table-cell>
          <table:table-cell office:value-type="float" office:value="12860" table:style-name="ce6">
            <text:p>12,860<text:s/></text:p>
          </table:table-cell>
          <table:table-cell office:value-type="float" office:value="4596" table:style-name="ce6">
            <text:p>4,596<text:s/></text:p>
          </table:table-cell>
          <table:table-cell office:value-type="float" office:value="2414" table:style-name="ce6">
            <text:p>2,414<text:s/></text:p>
          </table:table-cell>
          <table:table-cell office:value-type="float" office:value="1331" table:style-name="ce6">
            <text:p>1,331<text:s/></text:p>
          </table:table-cell>
          <table:table-cell office:value-type="float" office:value="6467" table:style-name="ce6">
            <text:p>6,467<text:s/></text:p>
          </table:table-cell>
          <table:table-cell office:value-type="float" office:value="6071" table:style-name="ce6">
            <text:p>6,071<text:s/></text:p>
          </table:table-cell>
          <table:table-cell office:value-type="float" office:value="8105" table:style-name="ce6">
            <text:p>8,105<text:s/></text:p>
          </table:table-cell>
          <table:table-cell office:value-type="float" office:value="23654" table:style-name="ce6">
            <text:p>23,654<text:s/></text:p>
          </table:table-cell>
          <table:table-cell office:value-type="float" office:value="4635" table:style-name="ce6">
            <text:p>4,635<text:s/></text:p>
          </table:table-cell>
          <table:table-cell office:value-type="float" office:value="7199" table:style-name="ce6">
            <text:p>7,199<text:s/></text:p>
          </table:table-cell>
          <table:table-cell office:value-type="float" office:value="4606" table:style-name="ce6">
            <text:p>4,606<text:s/></text:p>
          </table:table-cell>
          <table:table-cell office:value-type="float" office:value="12438" table:style-name="ce6">
            <text:p>12,438<text:s/></text:p>
          </table:table-cell>
          <table:table-cell office:value-type="float" office:value="10416" table:style-name="ce6">
            <text:p>10,416<text:s/></text:p>
          </table:table-cell>
          <table:table-cell office:value-type="float" office:value="17378" table:style-name="ce6">
            <text:p>17,378<text:s/></text:p>
          </table:table-cell>
          <table:table-cell office:value-type="float" office:value="25282" table:style-name="ce6">
            <text:p>25,282<text:s/></text:p>
          </table:table-cell>
          <table:table-cell office:value-type="float" office:value="21198" table:style-name="ce6">
            <text:p>21,198<text:s/></text:p>
          </table:table-cell>
          <table:table-cell office:value-type="float" office:value="15235" table:style-name="ce6">
            <text:p>15,235<text:s/></text:p>
          </table:table-cell>
          <table:table-cell office:value-type="float" office:value="17628" table:style-name="ce6">
            <text:p>17,628<text:s/></text:p>
          </table:table-cell>
          <table:table-cell office:value-type="float" office:value="44389" table:style-name="ce6">
            <text:p>44,389<text:s/></text:p>
          </table:table-cell>
          <table:table-cell office:value-type="float" office:value="10081" table:style-name="ce6">
            <text:p>10,081<text:s/></text:p>
          </table:table-cell>
          <table:table-cell office:value-type="float" office:value="20650" table:style-name="ce6">
            <text:p>20,650<text:s/></text:p>
          </table:table-cell>
          <table:table-cell office:value-type="float" office:value="19786" table:style-name="ce6">
            <text:p>19,786<text:s/></text:p>
          </table:table-cell>
          <table:table-cell office:value-type="float" office:value="12517" table:style-name="ce6">
            <text:p>12,517<text:s/></text:p>
          </table:table-cell>
          <table:table-cell office:value-type="float" office:value="37030" table:style-name="ce6">
            <text:p>37,030<text:s/></text:p>
          </table:table-cell>
          <table:table-cell office:value-type="float" office:value="11208" table:style-name="ce6">
            <text:p>11,208<text:s/></text:p>
          </table:table-cell>
          <table:table-cell office:value-type="float" office:value="10029" table:style-name="ce6">
            <text:p>10,029<text:s/></text:p>
          </table:table-cell>
          <table:table-cell office:value-type="float" office:value="7613" table:style-name="ce6">
            <text:p>7,613<text:s/></text:p>
          </table:table-cell>
          <table:table-cell office:value-type="float" office:value="12160" table:style-name="ce6">
            <text:p>12,160<text:s/></text:p>
          </table:table-cell>
          <table:table-cell office:value-type="float" office:value="6491" table:style-name="ce6">
            <text:p>6,491<text:s/></text:p>
          </table:table-cell>
          <table:table-cell office:value-type="float" office:value="18468" table:style-name="ce6">
            <text:p>18,468<text:s/></text:p>
          </table:table-cell>
          <table:table-cell office:value-type="float" office:value="8981" table:style-name="ce6">
            <text:p>8,981<text:s/></text:p>
          </table:table-cell>
          <table:table-cell office:value-type="float" office:value="7487" table:style-name="ce6">
            <text:p>7,487<text:s/></text:p>
          </table:table-cell>
          <table:table-cell office:value-type="float" office:value="7184" table:style-name="ce6">
            <text:p>7,184<text:s/></text:p>
          </table:table-cell>
          <table:table-cell office:value-type="float" office:value="12145" table:style-name="ce6">
            <text:p>12,145<text:s/></text:p>
          </table:table-cell>
          <table:table-cell office:value-type="float" office:value="8302" table:style-name="ce6">
            <text:p>8,302<text:s/></text:p>
          </table:table-cell>
          <table:table-cell office:value-type="float" office:value="9911" table:style-name="ce6">
            <text:p>9,911<text:s/></text:p>
          </table:table-cell>
          <table:table-cell office:value-type="float" office:value="10710" table:style-name="ce6">
            <text:p>10,710<text:s/></text:p>
          </table:table-cell>
          <table:table-cell office:value-type="float" office:value="5546" table:style-name="ce6">
            <text:p>5,546<text:s/></text:p>
          </table:table-cell>
          <table:table-cell office:value-type="float" office:value="7059" table:style-name="ce6">
            <text:p>7,059<text:s/></text:p>
          </table:table-cell>
          <table:table-cell office:value-type="float" office:value="3484" table:style-name="ce6">
            <text:p>3,484<text:s/></text:p>
          </table:table-cell>
          <table:table-cell office:value-type="float" office:value="1849" table:style-name="ce6">
            <text:p>1,849<text:s/></text:p>
          </table:table-cell>
          <table:table-cell office:value-type="float" office:value="4573" table:style-name="ce6">
            <text:p>4,573<text:s/></text:p>
          </table:table-cell>
          <table:table-cell office:value-type="float" office:value="5235" table:style-name="ce6">
            <text:p>5,235<text:s/></text:p>
          </table:table-cell>
          <table:table-cell office:value-type="float" office:value="6536" table:style-name="ce6">
            <text:p>6,536<text:s/></text:p>
          </table:table-cell>
          <table:table-cell office:value-type="float" office:value="7685" table:style-name="ce6">
            <text:p>7,685<text:s/></text:p>
          </table:table-cell>
          <table:table-cell office:value-type="float" office:value="8789" table:style-name="ce6">
            <text:p>8,789<text:s/></text:p>
          </table:table-cell>
          <table:table-cell office:value-type="float" office:value="13236" table:style-name="ce6">
            <text:p>13,236<text:s/></text:p>
          </table:table-cell>
          <table:table-cell office:value-type="float" office:value="15560" table:style-name="ce6">
            <text:p>15,560<text:s/></text:p>
          </table:table-cell>
          <table:table-cell office:value-type="float" office:value="7295" table:style-name="ce6">
            <text:p>7,295<text:s/></text:p>
          </table:table-cell>
          <table:table-cell office:value-type="float" office:value="6757" table:style-name="ce6">
            <text:p>6,757<text:s/></text:p>
          </table:table-cell>
          <table:table-cell office:value-type="float" office:value="7399" table:style-name="ce6">
            <text:p>7,399<text:s/></text:p>
          </table:table-cell>
          <table:table-cell office:value-type="float" office:value="6562" table:style-name="ce6">
            <text:p>6,562<text:s/></text:p>
          </table:table-cell>
          <table:table-cell office:value-type="float" office:value="7213" table:style-name="ce6">
            <text:p>7,213<text:s/></text:p>
          </table:table-cell>
          <table:table-cell office:value-type="float" office:value="5633" table:style-name="ce6">
            <text:p>5,633<text:s/></text:p>
          </table:table-cell>
          <table:table-cell office:value-type="float" office:value="5193" table:style-name="ce6">
            <text:p>5,193<text:s/></text:p>
          </table:table-cell>
          <table:table-cell office:value-type="float" office:value="732" table:style-name="ce6">
            <text:p>732<text:s/></text:p>
          </table:table-cell>
          <table:table-cell office:value-type="float" office:value="1754" table:style-name="ce6">
            <text:p>1,754<text:s/></text:p>
          </table:table-cell>
          <table:table-cell office:value-type="float" office:value="2352" table:style-name="ce6">
            <text:p>2,352<text:s/></text:p>
          </table:table-cell>
          <table:table-cell office:value-type="float" office:value="3409" table:style-name="ce6">
            <text:p>3,409<text:s/></text:p>
          </table:table-cell>
          <table:table-cell office:value-type="float" office:value="966" table:style-name="ce6">
            <text:p>966<text:s/></text:p>
          </table:table-cell>
          <table:table-cell office:value-type="float" office:value="1103" table:style-name="ce6">
            <text:p>1,103<text:s/></text:p>
          </table:table-cell>
          <table:table-cell office:value-type="float" office:value="1434" table:style-name="ce6">
            <text:p>1,434<text:s/></text:p>
          </table:table-cell>
          <table:table-cell office:value-type="float" office:value="5914" table:style-name="ce6">
            <text:p>5,914<text:s/></text:p>
          </table:table-cell>
          <table:table-cell office:value-type="float" office:value="1499" table:style-name="ce6">
            <text:p>1,499<text:s/></text:p>
          </table:table-cell>
          <table:table-cell office:value-type="float" office:value="2572" table:style-name="ce6">
            <text:p>2,572<text:s/></text:p>
          </table:table-cell>
          <table:table-cell office:value-type="float" office:value="2455" table:style-name="ce6">
            <text:p>2,455<text:s/></text:p>
          </table:table-cell>
          <table:table-cell table:number-columns-repeated="16264"/>
        </table:table-row>
        <table:table-row table:style-name="ro2">
          <table:table-cell office:value-type="date" office:date-value="2022-01-10T00:00:00" table:style-name="ce5">
            <text:p>2022/1/10</text:p>
          </table:table-cell>
          <table:table-cell office:value-type="float" office:value="3390" table:style-name="ce6">
            <text:p>3,390<text:s/></text:p>
          </table:table-cell>
          <table:table-cell office:value-type="float" office:value="12988" table:style-name="ce6">
            <text:p>12,988<text:s/></text:p>
          </table:table-cell>
          <table:table-cell office:value-type="float" office:value="38442" table:style-name="ce6">
            <text:p>38,442<text:s/></text:p>
          </table:table-cell>
          <table:table-cell office:value-type="float" office:value="32364" table:style-name="ce6">
            <text:p>32,364<text:s/></text:p>
          </table:table-cell>
          <table:table-cell office:value-type="float" office:value="22562" table:style-name="ce6">
            <text:p>22,562<text:s/></text:p>
          </table:table-cell>
          <table:table-cell office:value-type="float" office:value="12599" table:style-name="ce6">
            <text:p>12,599<text:s/></text:p>
          </table:table-cell>
          <table:table-cell office:value-type="float" office:value="10538" table:style-name="ce6">
            <text:p>10,538<text:s/></text:p>
          </table:table-cell>
          <table:table-cell office:value-type="float" office:value="3627" table:style-name="ce6">
            <text:p>3,627<text:s/></text:p>
          </table:table-cell>
          <table:table-cell office:value-type="float" office:value="3088" table:style-name="ce6">
            <text:p>3,088<text:s/></text:p>
          </table:table-cell>
          <table:table-cell office:value-type="float" office:value="13361" table:style-name="ce6">
            <text:p>13,361<text:s/></text:p>
          </table:table-cell>
          <table:table-cell office:value-type="float" office:value="1955" table:style-name="ce6">
            <text:p>1,955<text:s/></text:p>
          </table:table-cell>
          <table:table-cell office:value-type="float" office:value="4474" table:style-name="ce6">
            <text:p>4,474<text:s/></text:p>
          </table:table-cell>
          <table:table-cell office:value-type="float" office:value="3722" table:style-name="ce6">
            <text:p>3,722<text:s/></text:p>
          </table:table-cell>
          <table:table-cell office:value-type="float" office:value="9312" table:style-name="ce6">
            <text:p>9,312<text:s/></text:p>
          </table:table-cell>
          <table:table-cell office:value-type="float" office:value="9922" table:style-name="ce6">
            <text:p>9,922<text:s/></text:p>
          </table:table-cell>
          <table:table-cell office:value-type="float" office:value="15530" table:style-name="ce6">
            <text:p>15,530<text:s/></text:p>
          </table:table-cell>
          <table:table-cell office:value-type="float" office:value="16711" table:style-name="ce6">
            <text:p>16,711<text:s/></text:p>
          </table:table-cell>
          <table:table-cell office:value-type="float" office:value="5234" table:style-name="ce6">
            <text:p>5,234<text:s/></text:p>
          </table:table-cell>
          <table:table-cell office:value-type="float" office:value="8595" table:style-name="ce6">
            <text:p>8,595<text:s/></text:p>
          </table:table-cell>
          <table:table-cell office:value-type="float" office:value="2905" table:style-name="ce6">
            <text:p>2,905<text:s/></text:p>
          </table:table-cell>
          <table:table-cell office:value-type="float" office:value="8122" table:style-name="ce6">
            <text:p>8,122<text:s/></text:p>
          </table:table-cell>
          <table:table-cell office:value-type="float" office:value="7999" table:style-name="ce6">
            <text:p>7,999<text:s/></text:p>
          </table:table-cell>
          <table:table-cell office:value-type="float" office:value="5773" table:style-name="ce6">
            <text:p>5,773<text:s/></text:p>
          </table:table-cell>
          <table:table-cell office:value-type="float" office:value="25066" table:style-name="ce6">
            <text:p>25,066<text:s/></text:p>
          </table:table-cell>
          <table:table-cell office:value-type="float" office:value="2850" table:style-name="ce6">
            <text:p>2,850<text:s/></text:p>
          </table:table-cell>
          <table:table-cell office:value-type="float" office:value="10236" table:style-name="ce6">
            <text:p>10,236<text:s/></text:p>
          </table:table-cell>
          <table:table-cell office:value-type="float" office:value="12221" table:style-name="ce6">
            <text:p>12,221<text:s/></text:p>
          </table:table-cell>
          <table:table-cell office:value-type="float" office:value="14460" table:style-name="ce6">
            <text:p>14,460<text:s/></text:p>
          </table:table-cell>
          <table:table-cell office:value-type="float" office:value="21943" table:style-name="ce6">
            <text:p>21,943<text:s/></text:p>
          </table:table-cell>
          <table:table-cell office:value-type="float" office:value="15827" table:style-name="ce6">
            <text:p>15,827<text:s/></text:p>
          </table:table-cell>
          <table:table-cell office:value-type="float" office:value="8845" table:style-name="ce6">
            <text:p>8,845<text:s/></text:p>
          </table:table-cell>
          <table:table-cell office:value-type="float" office:value="21628" table:style-name="ce6">
            <text:p>21,628<text:s/></text:p>
          </table:table-cell>
          <table:table-cell office:value-type="float" office:value="13990" table:style-name="ce6">
            <text:p>13,990<text:s/></text:p>
          </table:table-cell>
          <table:table-cell office:value-type="float" office:value="28245" table:style-name="ce6">
            <text:p>28,245<text:s/></text:p>
          </table:table-cell>
          <table:table-cell office:value-type="float" office:value="21720" table:style-name="ce6">
            <text:p>21,720<text:s/></text:p>
          </table:table-cell>
          <table:table-cell office:value-type="float" office:value="8948" table:style-name="ce6">
            <text:p>8,948<text:s/></text:p>
          </table:table-cell>
          <table:table-cell office:value-type="float" office:value="32556" table:style-name="ce6">
            <text:p>32,556<text:s/></text:p>
          </table:table-cell>
          <table:table-cell office:value-type="float" office:value="23842" table:style-name="ce6">
            <text:p>23,842<text:s/></text:p>
          </table:table-cell>
          <table:table-cell office:value-type="float" office:value="23780" table:style-name="ce6">
            <text:p>23,780<text:s/></text:p>
          </table:table-cell>
          <table:table-cell office:value-type="float" office:value="18936" table:style-name="ce6">
            <text:p>18,936<text:s/></text:p>
          </table:table-cell>
          <table:table-cell office:value-type="float" office:value="21965" table:style-name="ce6">
            <text:p>21,965<text:s/></text:p>
          </table:table-cell>
          <table:table-cell office:value-type="float" office:value="94972" table:style-name="ce6">
            <text:p>94,972<text:s/></text:p>
          </table:table-cell>
          <table:table-cell office:value-type="float" office:value="33334" table:style-name="ce6">
            <text:p>33,334<text:s/></text:p>
          </table:table-cell>
          <table:table-cell office:value-type="float" office:value="18792" table:style-name="ce6">
            <text:p>18,792<text:s/></text:p>
          </table:table-cell>
          <table:table-cell office:value-type="float" office:value="20755" table:style-name="ce6">
            <text:p>20,755<text:s/></text:p>
          </table:table-cell>
          <table:table-cell office:value-type="float" office:value="23012" table:style-name="ce6">
            <text:p>23,012<text:s/></text:p>
          </table:table-cell>
          <table:table-cell office:value-type="float" office:value="23237" table:style-name="ce6">
            <text:p>23,237<text:s/></text:p>
          </table:table-cell>
          <table:table-cell office:value-type="float" office:value="24298" table:style-name="ce6">
            <text:p>24,298<text:s/></text:p>
          </table:table-cell>
          <table:table-cell office:value-type="float" office:value="20662" table:style-name="ce6">
            <text:p>20,662<text:s/></text:p>
          </table:table-cell>
          <table:table-cell office:value-type="float" office:value="11569" table:style-name="ce6">
            <text:p>11,569<text:s/></text:p>
          </table:table-cell>
          <table:table-cell office:value-type="float" office:value="29256" table:style-name="ce6">
            <text:p>29,256<text:s/></text:p>
          </table:table-cell>
          <table:table-cell office:value-type="float" office:value="6401" table:style-name="ce6">
            <text:p>6,401<text:s/></text:p>
          </table:table-cell>
          <table:table-cell office:value-type="float" office:value="7579" table:style-name="ce6">
            <text:p>7,579<text:s/></text:p>
          </table:table-cell>
          <table:table-cell office:value-type="float" office:value="17601" table:style-name="ce6">
            <text:p>17,601<text:s/></text:p>
          </table:table-cell>
          <table:table-cell office:value-type="float" office:value="4126" table:style-name="ce6">
            <text:p>4,126<text:s/></text:p>
          </table:table-cell>
          <table:table-cell office:value-type="float" office:value="3546" table:style-name="ce6">
            <text:p>3,546<text:s/></text:p>
          </table:table-cell>
          <table:table-cell office:value-type="float" office:value="3187" table:style-name="ce6">
            <text:p>3,187<text:s/></text:p>
          </table:table-cell>
          <table:table-cell office:value-type="float" office:value="13350" table:style-name="ce6">
            <text:p>13,350<text:s/></text:p>
          </table:table-cell>
          <table:table-cell office:value-type="float" office:value="9204" table:style-name="ce6">
            <text:p>9,204<text:s/></text:p>
          </table:table-cell>
          <table:table-cell office:value-type="float" office:value="11217" table:style-name="ce6">
            <text:p>11,217<text:s/></text:p>
          </table:table-cell>
          <table:table-cell office:value-type="float" office:value="27883" table:style-name="ce6">
            <text:p>27,883<text:s/></text:p>
          </table:table-cell>
          <table:table-cell office:value-type="float" office:value="8733" table:style-name="ce6">
            <text:p>8,733<text:s/></text:p>
          </table:table-cell>
          <table:table-cell office:value-type="float" office:value="11989" table:style-name="ce6">
            <text:p>11,989<text:s/></text:p>
          </table:table-cell>
          <table:table-cell office:value-type="float" office:value="7331" table:style-name="ce6">
            <text:p>7,331<text:s/></text:p>
          </table:table-cell>
          <table:table-cell office:value-type="float" office:value="21438" table:style-name="ce6">
            <text:p>21,438<text:s/></text:p>
          </table:table-cell>
          <table:table-cell office:value-type="float" office:value="22383" table:style-name="ce6">
            <text:p>22,383<text:s/></text:p>
          </table:table-cell>
          <table:table-cell office:value-type="float" office:value="23426" table:style-name="ce6">
            <text:p>23,426<text:s/></text:p>
          </table:table-cell>
          <table:table-cell office:value-type="float" office:value="33285" table:style-name="ce6">
            <text:p>33,285<text:s/></text:p>
          </table:table-cell>
          <table:table-cell office:value-type="float" office:value="35889" table:style-name="ce6">
            <text:p>35,889<text:s/></text:p>
          </table:table-cell>
          <table:table-cell office:value-type="float" office:value="24368" table:style-name="ce6">
            <text:p>24,368<text:s/></text:p>
          </table:table-cell>
          <table:table-cell office:value-type="float" office:value="21782" table:style-name="ce6">
            <text:p>21,782<text:s/></text:p>
          </table:table-cell>
          <table:table-cell office:value-type="float" office:value="45203" table:style-name="ce6">
            <text:p>45,203<text:s/></text:p>
          </table:table-cell>
          <table:table-cell office:value-type="float" office:value="20035" table:style-name="ce6">
            <text:p>20,035<text:s/></text:p>
          </table:table-cell>
          <table:table-cell office:value-type="float" office:value="27440" table:style-name="ce6">
            <text:p>27,440<text:s/></text:p>
          </table:table-cell>
          <table:table-cell office:value-type="float" office:value="27942" table:style-name="ce6">
            <text:p>27,942<text:s/></text:p>
          </table:table-cell>
          <table:table-cell office:value-type="float" office:value="17040" table:style-name="ce6">
            <text:p>17,040<text:s/></text:p>
          </table:table-cell>
          <table:table-cell office:value-type="float" office:value="51836" table:style-name="ce6">
            <text:p>51,836<text:s/></text:p>
          </table:table-cell>
          <table:table-cell office:value-type="float" office:value="18377" table:style-name="ce6">
            <text:p>18,377<text:s/></text:p>
          </table:table-cell>
          <table:table-cell office:value-type="float" office:value="14381" table:style-name="ce6">
            <text:p>14,381<text:s/></text:p>
          </table:table-cell>
          <table:table-cell office:value-type="float" office:value="13615" table:style-name="ce6">
            <text:p>13,615<text:s/></text:p>
          </table:table-cell>
          <table:table-cell office:value-type="float" office:value="17159" table:style-name="ce6">
            <text:p>17,159<text:s/></text:p>
          </table:table-cell>
          <table:table-cell office:value-type="float" office:value="11740" table:style-name="ce6">
            <text:p>11,740<text:s/></text:p>
          </table:table-cell>
          <table:table-cell office:value-type="float" office:value="24823" table:style-name="ce6">
            <text:p>24,823<text:s/></text:p>
          </table:table-cell>
          <table:table-cell office:value-type="float" office:value="17337" table:style-name="ce6">
            <text:p>17,337<text:s/></text:p>
          </table:table-cell>
          <table:table-cell office:value-type="float" office:value="6391" table:style-name="ce6">
            <text:p>6,391<text:s/></text:p>
          </table:table-cell>
          <table:table-cell office:value-type="float" office:value="10003" table:style-name="ce6">
            <text:p>10,003<text:s/></text:p>
          </table:table-cell>
          <table:table-cell office:value-type="float" office:value="34470" table:style-name="ce6">
            <text:p>34,470<text:s/></text:p>
          </table:table-cell>
          <table:table-cell office:value-type="float" office:value="20554" table:style-name="ce6">
            <text:p>20,554<text:s/></text:p>
          </table:table-cell>
          <table:table-cell office:value-type="float" office:value="22255" table:style-name="ce6">
            <text:p>22,255<text:s/></text:p>
          </table:table-cell>
          <table:table-cell office:value-type="float" office:value="20769" table:style-name="ce6">
            <text:p>20,769<text:s/></text:p>
          </table:table-cell>
          <table:table-cell office:value-type="float" office:value="13508" table:style-name="ce6">
            <text:p>13,508<text:s/></text:p>
          </table:table-cell>
          <table:table-cell office:value-type="float" office:value="10498" table:style-name="ce6">
            <text:p>10,498<text:s/></text:p>
          </table:table-cell>
          <table:table-cell office:value-type="float" office:value="5531" table:style-name="ce6">
            <text:p>5,531<text:s/></text:p>
          </table:table-cell>
          <table:table-cell office:value-type="float" office:value="4651" table:style-name="ce6">
            <text:p>4,651<text:s/></text:p>
          </table:table-cell>
          <table:table-cell office:value-type="float" office:value="6190" table:style-name="ce6">
            <text:p>6,190<text:s/></text:p>
          </table:table-cell>
          <table:table-cell office:value-type="float" office:value="9694" table:style-name="ce6">
            <text:p>9,694<text:s/></text:p>
          </table:table-cell>
          <table:table-cell office:value-type="float" office:value="8856" table:style-name="ce6">
            <text:p>8,856<text:s/></text:p>
          </table:table-cell>
          <table:table-cell office:value-type="float" office:value="10865" table:style-name="ce6">
            <text:p>10,865<text:s/></text:p>
          </table:table-cell>
          <table:table-cell office:value-type="float" office:value="15044" table:style-name="ce6">
            <text:p>15,044<text:s/></text:p>
          </table:table-cell>
          <table:table-cell office:value-type="float" office:value="25710" table:style-name="ce6">
            <text:p>25,710<text:s/></text:p>
          </table:table-cell>
          <table:table-cell office:value-type="float" office:value="18937" table:style-name="ce6">
            <text:p>18,937<text:s/></text:p>
          </table:table-cell>
          <table:table-cell office:value-type="float" office:value="12708" table:style-name="ce6">
            <text:p>12,708<text:s/></text:p>
          </table:table-cell>
          <table:table-cell office:value-type="float" office:value="11845" table:style-name="ce6">
            <text:p>11,845<text:s/></text:p>
          </table:table-cell>
          <table:table-cell office:value-type="float" office:value="11990" table:style-name="ce6">
            <text:p>11,990<text:s/></text:p>
          </table:table-cell>
          <table:table-cell office:value-type="float" office:value="11543" table:style-name="ce6">
            <text:p>11,543<text:s/></text:p>
          </table:table-cell>
          <table:table-cell office:value-type="float" office:value="11054" table:style-name="ce6">
            <text:p>11,054<text:s/></text:p>
          </table:table-cell>
          <table:table-cell office:value-type="float" office:value="10687" table:style-name="ce6">
            <text:p>10,687<text:s/></text:p>
          </table:table-cell>
          <table:table-cell office:value-type="float" office:value="8899" table:style-name="ce6">
            <text:p>8,899<text:s/></text:p>
          </table:table-cell>
          <table:table-cell office:value-type="float" office:value="1421" table:style-name="ce6">
            <text:p>1,421<text:s/></text:p>
          </table:table-cell>
          <table:table-cell office:value-type="float" office:value="2357" table:style-name="ce6">
            <text:p>2,357<text:s/></text:p>
          </table:table-cell>
          <table:table-cell office:value-type="float" office:value="3710" table:style-name="ce6">
            <text:p>3,710<text:s/></text:p>
          </table:table-cell>
          <table:table-cell office:value-type="float" office:value="4546" table:style-name="ce6">
            <text:p>4,546<text:s/></text:p>
          </table:table-cell>
          <table:table-cell office:value-type="float" office:value="2488" table:style-name="ce6">
            <text:p>2,488<text:s/></text:p>
          </table:table-cell>
          <table:table-cell office:value-type="float" office:value="3411" table:style-name="ce6">
            <text:p>3,411<text:s/></text:p>
          </table:table-cell>
          <table:table-cell office:value-type="float" office:value="2868" table:style-name="ce6">
            <text:p>2,868<text:s/></text:p>
          </table:table-cell>
          <table:table-cell office:value-type="float" office:value="7042" table:style-name="ce6">
            <text:p>7,042<text:s/></text:p>
          </table:table-cell>
          <table:table-cell office:value-type="float" office:value="2284" table:style-name="ce6">
            <text:p>2,284<text:s/></text:p>
          </table:table-cell>
          <table:table-cell office:value-type="float" office:value="3734" table:style-name="ce6">
            <text:p>3,734<text:s/></text:p>
          </table:table-cell>
          <table:table-cell office:value-type="float" office:value="4453" table:style-name="ce6">
            <text:p>4,453<text:s/></text:p>
          </table:table-cell>
          <table:table-cell table:number-columns-repeated="16264"/>
        </table:table-row>
        <table:table-row table:style-name="ro2">
          <table:table-cell office:value-type="date" office:date-value="2022-01-11T00:00:00" table:style-name="ce5">
            <text:p>2022/1/11</text:p>
          </table:table-cell>
          <table:table-cell office:value-type="float" office:value="3329" table:style-name="ce6">
            <text:p>3,329<text:s/></text:p>
          </table:table-cell>
          <table:table-cell office:value-type="float" office:value="13206" table:style-name="ce6">
            <text:p>13,206<text:s/></text:p>
          </table:table-cell>
          <table:table-cell office:value-type="float" office:value="39799" table:style-name="ce6">
            <text:p>39,799<text:s/></text:p>
          </table:table-cell>
          <table:table-cell office:value-type="float" office:value="34507" table:style-name="ce6">
            <text:p>34,507<text:s/></text:p>
          </table:table-cell>
          <table:table-cell office:value-type="float" office:value="23709" table:style-name="ce6">
            <text:p>23,709<text:s/></text:p>
          </table:table-cell>
          <table:table-cell office:value-type="float" office:value="13051" table:style-name="ce6">
            <text:p>13,051<text:s/></text:p>
          </table:table-cell>
          <table:table-cell office:value-type="float" office:value="10521" table:style-name="ce6">
            <text:p>10,521<text:s/></text:p>
          </table:table-cell>
          <table:table-cell office:value-type="float" office:value="3675" table:style-name="ce6">
            <text:p>3,675<text:s/></text:p>
          </table:table-cell>
          <table:table-cell office:value-type="float" office:value="3085" table:style-name="ce6">
            <text:p>3,085<text:s/></text:p>
          </table:table-cell>
          <table:table-cell office:value-type="float" office:value="13355" table:style-name="ce6">
            <text:p>13,355<text:s/></text:p>
          </table:table-cell>
          <table:table-cell office:value-type="float" office:value="1993" table:style-name="ce6">
            <text:p>1,993<text:s/></text:p>
          </table:table-cell>
          <table:table-cell office:value-type="float" office:value="4292" table:style-name="ce6">
            <text:p>4,292<text:s/></text:p>
          </table:table-cell>
          <table:table-cell office:value-type="float" office:value="3636" table:style-name="ce6">
            <text:p>3,636<text:s/></text:p>
          </table:table-cell>
          <table:table-cell office:value-type="float" office:value="9308" table:style-name="ce6">
            <text:p>9,308<text:s/></text:p>
          </table:table-cell>
          <table:table-cell office:value-type="float" office:value="9861" table:style-name="ce6">
            <text:p>9,861<text:s/></text:p>
          </table:table-cell>
          <table:table-cell office:value-type="float" office:value="16004" table:style-name="ce6">
            <text:p>16,004<text:s/></text:p>
          </table:table-cell>
          <table:table-cell office:value-type="float" office:value="17155" table:style-name="ce6">
            <text:p>17,155<text:s/></text:p>
          </table:table-cell>
          <table:table-cell office:value-type="float" office:value="5197" table:style-name="ce6">
            <text:p>5,197<text:s/></text:p>
          </table:table-cell>
          <table:table-cell office:value-type="float" office:value="8720" table:style-name="ce6">
            <text:p>8,720<text:s/></text:p>
          </table:table-cell>
          <table:table-cell office:value-type="float" office:value="2853" table:style-name="ce6">
            <text:p>2,853<text:s/></text:p>
          </table:table-cell>
          <table:table-cell office:value-type="float" office:value="8323" table:style-name="ce6">
            <text:p>8,323<text:s/></text:p>
          </table:table-cell>
          <table:table-cell office:value-type="float" office:value="8051" table:style-name="ce6">
            <text:p>8,051<text:s/></text:p>
          </table:table-cell>
          <table:table-cell office:value-type="float" office:value="6110" table:style-name="ce6">
            <text:p>6,110<text:s/></text:p>
          </table:table-cell>
          <table:table-cell office:value-type="float" office:value="25380" table:style-name="ce6">
            <text:p>25,380<text:s/></text:p>
          </table:table-cell>
          <table:table-cell office:value-type="float" office:value="2865" table:style-name="ce6">
            <text:p>2,865<text:s/></text:p>
          </table:table-cell>
          <table:table-cell office:value-type="float" office:value="10287" table:style-name="ce6">
            <text:p>10,287<text:s/></text:p>
          </table:table-cell>
          <table:table-cell office:value-type="float" office:value="12534" table:style-name="ce6">
            <text:p>12,534<text:s/></text:p>
          </table:table-cell>
          <table:table-cell office:value-type="float" office:value="14622" table:style-name="ce6">
            <text:p>14,622<text:s/></text:p>
          </table:table-cell>
          <table:table-cell office:value-type="float" office:value="22143" table:style-name="ce6">
            <text:p>22,143<text:s/></text:p>
          </table:table-cell>
          <table:table-cell office:value-type="float" office:value="16031" table:style-name="ce6">
            <text:p>16,031<text:s/></text:p>
          </table:table-cell>
          <table:table-cell office:value-type="float" office:value="9092" table:style-name="ce6">
            <text:p>9,092<text:s/></text:p>
          </table:table-cell>
          <table:table-cell office:value-type="float" office:value="22529" table:style-name="ce6">
            <text:p>22,529<text:s/></text:p>
          </table:table-cell>
          <table:table-cell office:value-type="float" office:value="14816" table:style-name="ce6">
            <text:p>14,816<text:s/></text:p>
          </table:table-cell>
          <table:table-cell office:value-type="float" office:value="29747" table:style-name="ce6">
            <text:p>29,747<text:s/></text:p>
          </table:table-cell>
          <table:table-cell office:value-type="float" office:value="22347" table:style-name="ce6">
            <text:p>22,347<text:s/></text:p>
          </table:table-cell>
          <table:table-cell office:value-type="float" office:value="9113" table:style-name="ce6">
            <text:p>9,113<text:s/></text:p>
          </table:table-cell>
          <table:table-cell office:value-type="float" office:value="33346" table:style-name="ce6">
            <text:p>33,346<text:s/></text:p>
          </table:table-cell>
          <table:table-cell office:value-type="float" office:value="24577" table:style-name="ce6">
            <text:p>24,577<text:s/></text:p>
          </table:table-cell>
          <table:table-cell office:value-type="float" office:value="24362" table:style-name="ce6">
            <text:p>24,362<text:s/></text:p>
          </table:table-cell>
          <table:table-cell office:value-type="float" office:value="19131" table:style-name="ce6">
            <text:p>19,131<text:s/></text:p>
          </table:table-cell>
          <table:table-cell office:value-type="float" office:value="21899" table:style-name="ce6">
            <text:p>21,899<text:s/></text:p>
          </table:table-cell>
          <table:table-cell office:value-type="float" office:value="94545" table:style-name="ce6">
            <text:p>94,545<text:s/></text:p>
          </table:table-cell>
          <table:table-cell office:value-type="float" office:value="35333" table:style-name="ce6">
            <text:p>35,333<text:s/></text:p>
          </table:table-cell>
          <table:table-cell office:value-type="float" office:value="19220" table:style-name="ce6">
            <text:p>19,220<text:s/></text:p>
          </table:table-cell>
          <table:table-cell office:value-type="float" office:value="20809" table:style-name="ce6">
            <text:p>20,809<text:s/></text:p>
          </table:table-cell>
          <table:table-cell office:value-type="float" office:value="23341" table:style-name="ce6">
            <text:p>23,341<text:s/></text:p>
          </table:table-cell>
          <table:table-cell office:value-type="float" office:value="23314" table:style-name="ce6">
            <text:p>23,314<text:s/></text:p>
          </table:table-cell>
          <table:table-cell office:value-type="float" office:value="24076" table:style-name="ce6">
            <text:p>24,076<text:s/></text:p>
          </table:table-cell>
          <table:table-cell office:value-type="float" office:value="20833" table:style-name="ce6">
            <text:p>20,833<text:s/></text:p>
          </table:table-cell>
          <table:table-cell office:value-type="float" office:value="11885" table:style-name="ce6">
            <text:p>11,885<text:s/></text:p>
          </table:table-cell>
          <table:table-cell office:value-type="float" office:value="28339" table:style-name="ce6">
            <text:p>28,339<text:s/></text:p>
          </table:table-cell>
          <table:table-cell office:value-type="float" office:value="6340" table:style-name="ce6">
            <text:p>6,340<text:s/></text:p>
          </table:table-cell>
          <table:table-cell office:value-type="float" office:value="7558" table:style-name="ce6">
            <text:p>7,558<text:s/></text:p>
          </table:table-cell>
          <table:table-cell office:value-type="float" office:value="17614" table:style-name="ce6">
            <text:p>17,614<text:s/></text:p>
          </table:table-cell>
          <table:table-cell office:value-type="float" office:value="4247" table:style-name="ce6">
            <text:p>4,247<text:s/></text:p>
          </table:table-cell>
          <table:table-cell office:value-type="float" office:value="3531" table:style-name="ce6">
            <text:p>3,531<text:s/></text:p>
          </table:table-cell>
          <table:table-cell office:value-type="float" office:value="3331" table:style-name="ce6">
            <text:p>3,331<text:s/></text:p>
          </table:table-cell>
          <table:table-cell office:value-type="float" office:value="13428" table:style-name="ce6">
            <text:p>13,428<text:s/></text:p>
          </table:table-cell>
          <table:table-cell office:value-type="float" office:value="9119" table:style-name="ce6">
            <text:p>9,119<text:s/></text:p>
          </table:table-cell>
          <table:table-cell office:value-type="float" office:value="11101" table:style-name="ce6">
            <text:p>11,101<text:s/></text:p>
          </table:table-cell>
          <table:table-cell office:value-type="float" office:value="26146" table:style-name="ce6">
            <text:p>26,146<text:s/></text:p>
          </table:table-cell>
          <table:table-cell office:value-type="float" office:value="8811" table:style-name="ce6">
            <text:p>8,811<text:s/></text:p>
          </table:table-cell>
          <table:table-cell office:value-type="float" office:value="11927" table:style-name="ce6">
            <text:p>11,927<text:s/></text:p>
          </table:table-cell>
          <table:table-cell office:value-type="float" office:value="7259" table:style-name="ce6">
            <text:p>7,259<text:s/></text:p>
          </table:table-cell>
          <table:table-cell office:value-type="float" office:value="21779" table:style-name="ce6">
            <text:p>21,779<text:s/></text:p>
          </table:table-cell>
          <table:table-cell office:value-type="float" office:value="23228" table:style-name="ce6">
            <text:p>23,228<text:s/></text:p>
          </table:table-cell>
          <table:table-cell office:value-type="float" office:value="23818" table:style-name="ce6">
            <text:p>23,818<text:s/></text:p>
          </table:table-cell>
          <table:table-cell office:value-type="float" office:value="33925" table:style-name="ce6">
            <text:p>33,925<text:s/></text:p>
          </table:table-cell>
          <table:table-cell office:value-type="float" office:value="36840" table:style-name="ce6">
            <text:p>36,840<text:s/></text:p>
          </table:table-cell>
          <table:table-cell office:value-type="float" office:value="25055" table:style-name="ce6">
            <text:p>25,055<text:s/></text:p>
          </table:table-cell>
          <table:table-cell office:value-type="float" office:value="21704" table:style-name="ce6">
            <text:p>21,704<text:s/></text:p>
          </table:table-cell>
          <table:table-cell office:value-type="float" office:value="46433" table:style-name="ce6">
            <text:p>46,433<text:s/></text:p>
          </table:table-cell>
          <table:table-cell office:value-type="float" office:value="21528" table:style-name="ce6">
            <text:p>21,528<text:s/></text:p>
          </table:table-cell>
          <table:table-cell office:value-type="float" office:value="27928" table:style-name="ce6">
            <text:p>27,928<text:s/></text:p>
          </table:table-cell>
          <table:table-cell office:value-type="float" office:value="29774" table:style-name="ce6">
            <text:p>29,774<text:s/></text:p>
          </table:table-cell>
          <table:table-cell office:value-type="float" office:value="17521" table:style-name="ce6">
            <text:p>17,521<text:s/></text:p>
          </table:table-cell>
          <table:table-cell office:value-type="float" office:value="53300" table:style-name="ce6">
            <text:p>53,300<text:s/></text:p>
          </table:table-cell>
          <table:table-cell office:value-type="float" office:value="19272" table:style-name="ce6">
            <text:p>19,272<text:s/></text:p>
          </table:table-cell>
          <table:table-cell office:value-type="float" office:value="14600" table:style-name="ce6">
            <text:p>14,600<text:s/></text:p>
          </table:table-cell>
          <table:table-cell office:value-type="float" office:value="13572" table:style-name="ce6">
            <text:p>13,572<text:s/></text:p>
          </table:table-cell>
          <table:table-cell office:value-type="float" office:value="17583" table:style-name="ce6">
            <text:p>17,583<text:s/></text:p>
          </table:table-cell>
          <table:table-cell office:value-type="float" office:value="11850" table:style-name="ce6">
            <text:p>11,850<text:s/></text:p>
          </table:table-cell>
          <table:table-cell office:value-type="float" office:value="22105" table:style-name="ce6">
            <text:p>22,105<text:s/></text:p>
          </table:table-cell>
          <table:table-cell office:value-type="float" office:value="17993" table:style-name="ce6">
            <text:p>17,993<text:s/></text:p>
          </table:table-cell>
          <table:table-cell office:value-type="float" office:value="6423" table:style-name="ce6">
            <text:p>6,423<text:s/></text:p>
          </table:table-cell>
          <table:table-cell office:value-type="float" office:value="10195" table:style-name="ce6">
            <text:p>10,195<text:s/></text:p>
          </table:table-cell>
          <table:table-cell office:value-type="float" office:value="36309" table:style-name="ce6">
            <text:p>36,309<text:s/></text:p>
          </table:table-cell>
          <table:table-cell office:value-type="float" office:value="22058" table:style-name="ce6">
            <text:p>22,058<text:s/></text:p>
          </table:table-cell>
          <table:table-cell office:value-type="float" office:value="23168" table:style-name="ce6">
            <text:p>23,168<text:s/></text:p>
          </table:table-cell>
          <table:table-cell office:value-type="float" office:value="20992" table:style-name="ce6">
            <text:p>20,992<text:s/></text:p>
          </table:table-cell>
          <table:table-cell office:value-type="float" office:value="13801" table:style-name="ce6">
            <text:p>13,801<text:s/></text:p>
          </table:table-cell>
          <table:table-cell office:value-type="float" office:value="10675" table:style-name="ce6">
            <text:p>10,675<text:s/></text:p>
          </table:table-cell>
          <table:table-cell office:value-type="float" office:value="5797" table:style-name="ce6">
            <text:p>5,797<text:s/></text:p>
          </table:table-cell>
          <table:table-cell office:value-type="float" office:value="4844" table:style-name="ce6">
            <text:p>4,844<text:s/></text:p>
          </table:table-cell>
          <table:table-cell office:value-type="float" office:value="6152" table:style-name="ce6">
            <text:p>6,152<text:s/></text:p>
          </table:table-cell>
          <table:table-cell office:value-type="float" office:value="10024" table:style-name="ce6">
            <text:p>10,024<text:s/></text:p>
          </table:table-cell>
          <table:table-cell office:value-type="float" office:value="9123" table:style-name="ce6">
            <text:p>9,123<text:s/></text:p>
          </table:table-cell>
          <table:table-cell office:value-type="float" office:value="11148" table:style-name="ce6">
            <text:p>11,148<text:s/></text:p>
          </table:table-cell>
          <table:table-cell office:value-type="float" office:value="15611" table:style-name="ce6">
            <text:p>15,611<text:s/></text:p>
          </table:table-cell>
          <table:table-cell office:value-type="float" office:value="26966" table:style-name="ce6">
            <text:p>26,966<text:s/></text:p>
          </table:table-cell>
          <table:table-cell office:value-type="float" office:value="20170" table:style-name="ce6">
            <text:p>20,170<text:s/></text:p>
          </table:table-cell>
          <table:table-cell office:value-type="float" office:value="12853" table:style-name="ce6">
            <text:p>12,853<text:s/></text:p>
          </table:table-cell>
          <table:table-cell office:value-type="float" office:value="12026" table:style-name="ce6">
            <text:p>12,026<text:s/></text:p>
          </table:table-cell>
          <table:table-cell office:value-type="float" office:value="12267" table:style-name="ce6">
            <text:p>12,267<text:s/></text:p>
          </table:table-cell>
          <table:table-cell office:value-type="float" office:value="11665" table:style-name="ce6">
            <text:p>11,665<text:s/></text:p>
          </table:table-cell>
          <table:table-cell office:value-type="float" office:value="11457" table:style-name="ce6">
            <text:p>11,457<text:s/></text:p>
          </table:table-cell>
          <table:table-cell office:value-type="float" office:value="10806" table:style-name="ce6">
            <text:p>10,806<text:s/></text:p>
          </table:table-cell>
          <table:table-cell office:value-type="float" office:value="9200" table:style-name="ce6">
            <text:p>9,200<text:s/></text:p>
          </table:table-cell>
          <table:table-cell office:value-type="float" office:value="1430" table:style-name="ce6">
            <text:p>1,430<text:s/></text:p>
          </table:table-cell>
          <table:table-cell office:value-type="float" office:value="2460" table:style-name="ce6">
            <text:p>2,460<text:s/></text:p>
          </table:table-cell>
          <table:table-cell office:value-type="float" office:value="3966" table:style-name="ce6">
            <text:p>3,966<text:s/></text:p>
          </table:table-cell>
          <table:table-cell office:value-type="float" office:value="4530" table:style-name="ce6">
            <text:p>4,530<text:s/></text:p>
          </table:table-cell>
          <table:table-cell office:value-type="float" office:value="2557" table:style-name="ce6">
            <text:p>2,557<text:s/></text:p>
          </table:table-cell>
          <table:table-cell office:value-type="float" office:value="3559" table:style-name="ce6">
            <text:p>3,559<text:s/></text:p>
          </table:table-cell>
          <table:table-cell office:value-type="float" office:value="3098" table:style-name="ce6">
            <text:p>3,098<text:s/></text:p>
          </table:table-cell>
          <table:table-cell office:value-type="float" office:value="7027" table:style-name="ce6">
            <text:p>7,027<text:s/></text:p>
          </table:table-cell>
          <table:table-cell office:value-type="float" office:value="2380" table:style-name="ce6">
            <text:p>2,380<text:s/></text:p>
          </table:table-cell>
          <table:table-cell office:value-type="float" office:value="3721" table:style-name="ce6">
            <text:p>3,721<text:s/></text:p>
          </table:table-cell>
          <table:table-cell office:value-type="float" office:value="4535" table:style-name="ce6">
            <text:p>4,535<text:s/></text:p>
          </table:table-cell>
          <table:table-cell table:number-columns-repeated="16264"/>
        </table:table-row>
        <table:table-row table:style-name="ro2">
          <table:table-cell office:value-type="date" office:date-value="2022-01-12T00:00:00" table:style-name="ce5">
            <text:p>2022/1/12</text:p>
          </table:table-cell>
          <table:table-cell office:value-type="float" office:value="3247" table:style-name="ce6">
            <text:p>3,247<text:s/></text:p>
          </table:table-cell>
          <table:table-cell office:value-type="float" office:value="13248" table:style-name="ce6">
            <text:p>13,248<text:s/></text:p>
          </table:table-cell>
          <table:table-cell office:value-type="float" office:value="40045" table:style-name="ce6">
            <text:p>40,045<text:s/></text:p>
          </table:table-cell>
          <table:table-cell office:value-type="float" office:value="34655" table:style-name="ce6">
            <text:p>34,655<text:s/></text:p>
          </table:table-cell>
          <table:table-cell office:value-type="float" office:value="23577" table:style-name="ce6">
            <text:p>23,577<text:s/></text:p>
          </table:table-cell>
          <table:table-cell office:value-type="float" office:value="12680" table:style-name="ce6">
            <text:p>12,680<text:s/></text:p>
          </table:table-cell>
          <table:table-cell office:value-type="float" office:value="10442" table:style-name="ce6">
            <text:p>10,442<text:s/></text:p>
          </table:table-cell>
          <table:table-cell office:value-type="float" office:value="3661" table:style-name="ce6">
            <text:p>3,661<text:s/></text:p>
          </table:table-cell>
          <table:table-cell office:value-type="float" office:value="3069" table:style-name="ce6">
            <text:p>3,069<text:s/></text:p>
          </table:table-cell>
          <table:table-cell office:value-type="float" office:value="13414" table:style-name="ce6">
            <text:p>13,414<text:s/></text:p>
          </table:table-cell>
          <table:table-cell office:value-type="float" office:value="1936" table:style-name="ce6">
            <text:p>1,936<text:s/></text:p>
          </table:table-cell>
          <table:table-cell office:value-type="float" office:value="4341" table:style-name="ce6">
            <text:p>4,341<text:s/></text:p>
          </table:table-cell>
          <table:table-cell office:value-type="float" office:value="3821" table:style-name="ce6">
            <text:p>3,821<text:s/></text:p>
          </table:table-cell>
          <table:table-cell office:value-type="float" office:value="9241" table:style-name="ce6">
            <text:p>9,241<text:s/></text:p>
          </table:table-cell>
          <table:table-cell office:value-type="float" office:value="9922" table:style-name="ce6">
            <text:p>9,922<text:s/></text:p>
          </table:table-cell>
          <table:table-cell office:value-type="float" office:value="15983" table:style-name="ce6">
            <text:p>15,983<text:s/></text:p>
          </table:table-cell>
          <table:table-cell office:value-type="float" office:value="16955" table:style-name="ce6">
            <text:p>16,955<text:s/></text:p>
          </table:table-cell>
          <table:table-cell office:value-type="float" office:value="5247" table:style-name="ce6">
            <text:p>5,247<text:s/></text:p>
          </table:table-cell>
          <table:table-cell office:value-type="float" office:value="8714" table:style-name="ce6">
            <text:p>8,714<text:s/></text:p>
          </table:table-cell>
          <table:table-cell office:value-type="float" office:value="2767" table:style-name="ce6">
            <text:p>2,767<text:s/></text:p>
          </table:table-cell>
          <table:table-cell office:value-type="float" office:value="8225" table:style-name="ce6">
            <text:p>8,225<text:s/></text:p>
          </table:table-cell>
          <table:table-cell office:value-type="float" office:value="8053" table:style-name="ce6">
            <text:p>8,053<text:s/></text:p>
          </table:table-cell>
          <table:table-cell office:value-type="float" office:value="6019" table:style-name="ce6">
            <text:p>6,019<text:s/></text:p>
          </table:table-cell>
          <table:table-cell office:value-type="float" office:value="25825" table:style-name="ce6">
            <text:p>25,825<text:s/></text:p>
          </table:table-cell>
          <table:table-cell office:value-type="float" office:value="2850" table:style-name="ce6">
            <text:p>2,850<text:s/></text:p>
          </table:table-cell>
          <table:table-cell office:value-type="float" office:value="10158" table:style-name="ce6">
            <text:p>10,158<text:s/></text:p>
          </table:table-cell>
          <table:table-cell office:value-type="float" office:value="12341" table:style-name="ce6">
            <text:p>12,341<text:s/></text:p>
          </table:table-cell>
          <table:table-cell office:value-type="float" office:value="14636" table:style-name="ce6">
            <text:p>14,636<text:s/></text:p>
          </table:table-cell>
          <table:table-cell office:value-type="float" office:value="22033" table:style-name="ce6">
            <text:p>22,033<text:s/></text:p>
          </table:table-cell>
          <table:table-cell office:value-type="float" office:value="15733" table:style-name="ce6">
            <text:p>15,733<text:s/></text:p>
          </table:table-cell>
          <table:table-cell office:value-type="float" office:value="9079" table:style-name="ce6">
            <text:p>9,079<text:s/></text:p>
          </table:table-cell>
          <table:table-cell office:value-type="float" office:value="21861" table:style-name="ce6">
            <text:p>21,861<text:s/></text:p>
          </table:table-cell>
          <table:table-cell office:value-type="float" office:value="14604" table:style-name="ce6">
            <text:p>14,604<text:s/></text:p>
          </table:table-cell>
          <table:table-cell office:value-type="float" office:value="29042" table:style-name="ce6">
            <text:p>29,042<text:s/></text:p>
          </table:table-cell>
          <table:table-cell office:value-type="float" office:value="22756" table:style-name="ce6">
            <text:p>22,756<text:s/></text:p>
          </table:table-cell>
          <table:table-cell office:value-type="float" office:value="8998" table:style-name="ce6">
            <text:p>8,998<text:s/></text:p>
          </table:table-cell>
          <table:table-cell office:value-type="float" office:value="33084" table:style-name="ce6">
            <text:p>33,084<text:s/></text:p>
          </table:table-cell>
          <table:table-cell office:value-type="float" office:value="23999" table:style-name="ce6">
            <text:p>23,999<text:s/></text:p>
          </table:table-cell>
          <table:table-cell office:value-type="float" office:value="23908" table:style-name="ce6">
            <text:p>23,908<text:s/></text:p>
          </table:table-cell>
          <table:table-cell office:value-type="float" office:value="19139" table:style-name="ce6">
            <text:p>19,139<text:s/></text:p>
          </table:table-cell>
          <table:table-cell office:value-type="float" office:value="21514" table:style-name="ce6">
            <text:p>21,514<text:s/></text:p>
          </table:table-cell>
          <table:table-cell office:value-type="float" office:value="94806" table:style-name="ce6">
            <text:p>94,806<text:s/></text:p>
          </table:table-cell>
          <table:table-cell office:value-type="float" office:value="36495" table:style-name="ce6">
            <text:p>36,495<text:s/></text:p>
          </table:table-cell>
          <table:table-cell office:value-type="float" office:value="19004" table:style-name="ce6">
            <text:p>19,004<text:s/></text:p>
          </table:table-cell>
          <table:table-cell office:value-type="float" office:value="21304" table:style-name="ce6">
            <text:p>21,304<text:s/></text:p>
          </table:table-cell>
          <table:table-cell office:value-type="float" office:value="22992" table:style-name="ce6">
            <text:p>22,992<text:s/></text:p>
          </table:table-cell>
          <table:table-cell office:value-type="float" office:value="23076" table:style-name="ce6">
            <text:p>23,076<text:s/></text:p>
          </table:table-cell>
          <table:table-cell office:value-type="float" office:value="24302" table:style-name="ce6">
            <text:p>24,302<text:s/></text:p>
          </table:table-cell>
          <table:table-cell office:value-type="float" office:value="21198" table:style-name="ce6">
            <text:p>21,198<text:s/></text:p>
          </table:table-cell>
          <table:table-cell office:value-type="float" office:value="11335" table:style-name="ce6">
            <text:p>11,335<text:s/></text:p>
          </table:table-cell>
          <table:table-cell office:value-type="float" office:value="28411" table:style-name="ce6">
            <text:p>28,411<text:s/></text:p>
          </table:table-cell>
          <table:table-cell office:value-type="float" office:value="6370" table:style-name="ce6">
            <text:p>6,370<text:s/></text:p>
          </table:table-cell>
          <table:table-cell office:value-type="float" office:value="7596" table:style-name="ce6">
            <text:p>7,596<text:s/></text:p>
          </table:table-cell>
          <table:table-cell office:value-type="float" office:value="17410" table:style-name="ce6">
            <text:p>17,410<text:s/></text:p>
          </table:table-cell>
          <table:table-cell office:value-type="float" office:value="4286" table:style-name="ce6">
            <text:p>4,286<text:s/></text:p>
          </table:table-cell>
          <table:table-cell office:value-type="float" office:value="3323" table:style-name="ce6">
            <text:p>3,323<text:s/></text:p>
          </table:table-cell>
          <table:table-cell office:value-type="float" office:value="3281" table:style-name="ce6">
            <text:p>3,281<text:s/></text:p>
          </table:table-cell>
          <table:table-cell office:value-type="float" office:value="13339" table:style-name="ce6">
            <text:p>13,339<text:s/></text:p>
          </table:table-cell>
          <table:table-cell office:value-type="float" office:value="8948" table:style-name="ce6">
            <text:p>8,948<text:s/></text:p>
          </table:table-cell>
          <table:table-cell office:value-type="float" office:value="10941" table:style-name="ce6">
            <text:p>10,941<text:s/></text:p>
          </table:table-cell>
          <table:table-cell office:value-type="float" office:value="26091" table:style-name="ce6">
            <text:p>26,091<text:s/></text:p>
          </table:table-cell>
          <table:table-cell office:value-type="float" office:value="8551" table:style-name="ce6">
            <text:p>8,551<text:s/></text:p>
          </table:table-cell>
          <table:table-cell office:value-type="float" office:value="11750" table:style-name="ce6">
            <text:p>11,750<text:s/></text:p>
          </table:table-cell>
          <table:table-cell office:value-type="float" office:value="7329" table:style-name="ce6">
            <text:p>7,329<text:s/></text:p>
          </table:table-cell>
          <table:table-cell office:value-type="float" office:value="21489" table:style-name="ce6">
            <text:p>21,489<text:s/></text:p>
          </table:table-cell>
          <table:table-cell office:value-type="float" office:value="22916" table:style-name="ce6">
            <text:p>22,916<text:s/></text:p>
          </table:table-cell>
          <table:table-cell office:value-type="float" office:value="23983" table:style-name="ce6">
            <text:p>23,983<text:s/></text:p>
          </table:table-cell>
          <table:table-cell office:value-type="float" office:value="33893" table:style-name="ce6">
            <text:p>33,893<text:s/></text:p>
          </table:table-cell>
          <table:table-cell office:value-type="float" office:value="36378" table:style-name="ce6">
            <text:p>36,378<text:s/></text:p>
          </table:table-cell>
          <table:table-cell office:value-type="float" office:value="25092" table:style-name="ce6">
            <text:p>25,092<text:s/></text:p>
          </table:table-cell>
          <table:table-cell office:value-type="float" office:value="21723" table:style-name="ce6">
            <text:p>21,723<text:s/></text:p>
          </table:table-cell>
          <table:table-cell office:value-type="float" office:value="47391" table:style-name="ce6">
            <text:p>47,391<text:s/></text:p>
          </table:table-cell>
          <table:table-cell office:value-type="float" office:value="21812" table:style-name="ce6">
            <text:p>21,812<text:s/></text:p>
          </table:table-cell>
          <table:table-cell office:value-type="float" office:value="28863" table:style-name="ce6">
            <text:p>28,863<text:s/></text:p>
          </table:table-cell>
          <table:table-cell office:value-type="float" office:value="30031" table:style-name="ce6">
            <text:p>30,031<text:s/></text:p>
          </table:table-cell>
          <table:table-cell office:value-type="float" office:value="18295" table:style-name="ce6">
            <text:p>18,295<text:s/></text:p>
          </table:table-cell>
          <table:table-cell office:value-type="float" office:value="52898" table:style-name="ce6">
            <text:p>52,898<text:s/></text:p>
          </table:table-cell>
          <table:table-cell office:value-type="float" office:value="19148" table:style-name="ce6">
            <text:p>19,148<text:s/></text:p>
          </table:table-cell>
          <table:table-cell office:value-type="float" office:value="14463" table:style-name="ce6">
            <text:p>14,463<text:s/></text:p>
          </table:table-cell>
          <table:table-cell office:value-type="float" office:value="13402" table:style-name="ce6">
            <text:p>13,402<text:s/></text:p>
          </table:table-cell>
          <table:table-cell office:value-type="float" office:value="17703" table:style-name="ce6">
            <text:p>17,703<text:s/></text:p>
          </table:table-cell>
          <table:table-cell office:value-type="float" office:value="11620" table:style-name="ce6">
            <text:p>11,620<text:s/></text:p>
          </table:table-cell>
          <table:table-cell office:value-type="float" office:value="22372" table:style-name="ce6">
            <text:p>22,372<text:s/></text:p>
          </table:table-cell>
          <table:table-cell office:value-type="float" office:value="17723" table:style-name="ce6">
            <text:p>17,723<text:s/></text:p>
          </table:table-cell>
          <table:table-cell office:value-type="float" office:value="6400" table:style-name="ce6">
            <text:p>6,400<text:s/></text:p>
          </table:table-cell>
          <table:table-cell office:value-type="float" office:value="10140" table:style-name="ce6">
            <text:p>10,140<text:s/></text:p>
          </table:table-cell>
          <table:table-cell office:value-type="float" office:value="35932" table:style-name="ce6">
            <text:p>35,932<text:s/></text:p>
          </table:table-cell>
          <table:table-cell office:value-type="float" office:value="22035" table:style-name="ce6">
            <text:p>22,035<text:s/></text:p>
          </table:table-cell>
          <table:table-cell office:value-type="float" office:value="23021" table:style-name="ce6">
            <text:p>23,021<text:s/></text:p>
          </table:table-cell>
          <table:table-cell office:value-type="float" office:value="20916" table:style-name="ce6">
            <text:p>20,916<text:s/></text:p>
          </table:table-cell>
          <table:table-cell office:value-type="float" office:value="13072" table:style-name="ce6">
            <text:p>13,072<text:s/></text:p>
          </table:table-cell>
          <table:table-cell office:value-type="float" office:value="10509" table:style-name="ce6">
            <text:p>10,509<text:s/></text:p>
          </table:table-cell>
          <table:table-cell office:value-type="float" office:value="5761" table:style-name="ce6">
            <text:p>5,761<text:s/></text:p>
          </table:table-cell>
          <table:table-cell office:value-type="float" office:value="4818" table:style-name="ce6">
            <text:p>4,818<text:s/></text:p>
          </table:table-cell>
          <table:table-cell office:value-type="float" office:value="6215" table:style-name="ce6">
            <text:p>6,215<text:s/></text:p>
          </table:table-cell>
          <table:table-cell office:value-type="float" office:value="9829" table:style-name="ce6">
            <text:p>9,829<text:s/></text:p>
          </table:table-cell>
          <table:table-cell office:value-type="float" office:value="8982" table:style-name="ce6">
            <text:p>8,982<text:s/></text:p>
          </table:table-cell>
          <table:table-cell office:value-type="float" office:value="11063" table:style-name="ce6">
            <text:p>11,063<text:s/></text:p>
          </table:table-cell>
          <table:table-cell office:value-type="float" office:value="15504" table:style-name="ce6">
            <text:p>15,504<text:s/></text:p>
          </table:table-cell>
          <table:table-cell office:value-type="float" office:value="25941" table:style-name="ce6">
            <text:p>25,941<text:s/></text:p>
          </table:table-cell>
          <table:table-cell office:value-type="float" office:value="20022" table:style-name="ce6">
            <text:p>20,022<text:s/></text:p>
          </table:table-cell>
          <table:table-cell office:value-type="float" office:value="12832" table:style-name="ce6">
            <text:p>12,832<text:s/></text:p>
          </table:table-cell>
          <table:table-cell office:value-type="float" office:value="11908" table:style-name="ce6">
            <text:p>11,908<text:s/></text:p>
          </table:table-cell>
          <table:table-cell office:value-type="float" office:value="12175" table:style-name="ce6">
            <text:p>12,175<text:s/></text:p>
          </table:table-cell>
          <table:table-cell office:value-type="float" office:value="11415" table:style-name="ce6">
            <text:p>11,415<text:s/></text:p>
          </table:table-cell>
          <table:table-cell office:value-type="float" office:value="11074" table:style-name="ce6">
            <text:p>11,074<text:s/></text:p>
          </table:table-cell>
          <table:table-cell office:value-type="float" office:value="10663" table:style-name="ce6">
            <text:p>10,663<text:s/></text:p>
          </table:table-cell>
          <table:table-cell office:value-type="float" office:value="9179" table:style-name="ce6">
            <text:p>9,179<text:s/></text:p>
          </table:table-cell>
          <table:table-cell office:value-type="float" office:value="1420" table:style-name="ce6">
            <text:p>1,420<text:s/></text:p>
          </table:table-cell>
          <table:table-cell office:value-type="float" office:value="2398" table:style-name="ce6">
            <text:p>2,398<text:s/></text:p>
          </table:table-cell>
          <table:table-cell office:value-type="float" office:value="3874" table:style-name="ce6">
            <text:p>3,874<text:s/></text:p>
          </table:table-cell>
          <table:table-cell office:value-type="float" office:value="4679" table:style-name="ce6">
            <text:p>4,679<text:s/></text:p>
          </table:table-cell>
          <table:table-cell office:value-type="float" office:value="2501" table:style-name="ce6">
            <text:p>2,501<text:s/></text:p>
          </table:table-cell>
          <table:table-cell office:value-type="float" office:value="3634" table:style-name="ce6">
            <text:p>3,634<text:s/></text:p>
          </table:table-cell>
          <table:table-cell office:value-type="float" office:value="2978" table:style-name="ce6">
            <text:p>2,978<text:s/></text:p>
          </table:table-cell>
          <table:table-cell office:value-type="float" office:value="7016" table:style-name="ce6">
            <text:p>7,016<text:s/></text:p>
          </table:table-cell>
          <table:table-cell office:value-type="float" office:value="2330" table:style-name="ce6">
            <text:p>2,330<text:s/></text:p>
          </table:table-cell>
          <table:table-cell office:value-type="float" office:value="3724" table:style-name="ce6">
            <text:p>3,724<text:s/></text:p>
          </table:table-cell>
          <table:table-cell office:value-type="float" office:value="4602" table:style-name="ce6">
            <text:p>4,602<text:s/></text:p>
          </table:table-cell>
          <table:table-cell table:number-columns-repeated="16264"/>
        </table:table-row>
        <table:table-row table:style-name="ro2">
          <table:table-cell office:value-type="date" office:date-value="2022-01-13T00:00:00" table:style-name="ce5">
            <text:p>2022/1/13</text:p>
          </table:table-cell>
          <table:table-cell office:value-type="float" office:value="3293" table:style-name="ce6">
            <text:p>3,293<text:s/></text:p>
          </table:table-cell>
          <table:table-cell office:value-type="float" office:value="12911" table:style-name="ce6">
            <text:p>12,911<text:s/></text:p>
          </table:table-cell>
          <table:table-cell office:value-type="float" office:value="40195" table:style-name="ce6">
            <text:p>40,195<text:s/></text:p>
          </table:table-cell>
          <table:table-cell office:value-type="float" office:value="35411" table:style-name="ce6">
            <text:p>35,411<text:s/></text:p>
          </table:table-cell>
          <table:table-cell office:value-type="float" office:value="23314" table:style-name="ce6">
            <text:p>23,314<text:s/></text:p>
          </table:table-cell>
          <table:table-cell office:value-type="float" office:value="12494" table:style-name="ce6">
            <text:p>12,494<text:s/></text:p>
          </table:table-cell>
          <table:table-cell office:value-type="float" office:value="10345" table:style-name="ce6">
            <text:p>10,345<text:s/></text:p>
          </table:table-cell>
          <table:table-cell office:value-type="float" office:value="3587" table:style-name="ce6">
            <text:p>3,587<text:s/></text:p>
          </table:table-cell>
          <table:table-cell office:value-type="float" office:value="3157" table:style-name="ce6">
            <text:p>3,157<text:s/></text:p>
          </table:table-cell>
          <table:table-cell office:value-type="float" office:value="13385" table:style-name="ce6">
            <text:p>13,385<text:s/></text:p>
          </table:table-cell>
          <table:table-cell office:value-type="float" office:value="1936" table:style-name="ce6">
            <text:p>1,936<text:s/></text:p>
          </table:table-cell>
          <table:table-cell office:value-type="float" office:value="4416" table:style-name="ce6">
            <text:p>4,416<text:s/></text:p>
          </table:table-cell>
          <table:table-cell office:value-type="float" office:value="3925" table:style-name="ce6">
            <text:p>3,925<text:s/></text:p>
          </table:table-cell>
          <table:table-cell office:value-type="float" office:value="9346" table:style-name="ce6">
            <text:p>9,346<text:s/></text:p>
          </table:table-cell>
          <table:table-cell office:value-type="float" office:value="10107" table:style-name="ce6">
            <text:p>10,107<text:s/></text:p>
          </table:table-cell>
          <table:table-cell office:value-type="float" office:value="15844" table:style-name="ce6">
            <text:p>15,844<text:s/></text:p>
          </table:table-cell>
          <table:table-cell office:value-type="float" office:value="16842" table:style-name="ce6">
            <text:p>16,842<text:s/></text:p>
          </table:table-cell>
          <table:table-cell office:value-type="float" office:value="5241" table:style-name="ce6">
            <text:p>5,241<text:s/></text:p>
          </table:table-cell>
          <table:table-cell office:value-type="float" office:value="8585" table:style-name="ce6">
            <text:p>8,585<text:s/></text:p>
          </table:table-cell>
          <table:table-cell office:value-type="float" office:value="2755" table:style-name="ce6">
            <text:p>2,755<text:s/></text:p>
          </table:table-cell>
          <table:table-cell office:value-type="float" office:value="8202" table:style-name="ce6">
            <text:p>8,202<text:s/></text:p>
          </table:table-cell>
          <table:table-cell office:value-type="float" office:value="8195" table:style-name="ce6">
            <text:p>8,195<text:s/></text:p>
          </table:table-cell>
          <table:table-cell office:value-type="float" office:value="5867" table:style-name="ce6">
            <text:p>5,867<text:s/></text:p>
          </table:table-cell>
          <table:table-cell office:value-type="float" office:value="24884" table:style-name="ce6">
            <text:p>24,884<text:s/></text:p>
          </table:table-cell>
          <table:table-cell office:value-type="float" office:value="2880" table:style-name="ce6">
            <text:p>2,880<text:s/></text:p>
          </table:table-cell>
          <table:table-cell office:value-type="float" office:value="10038" table:style-name="ce6">
            <text:p>10,038<text:s/></text:p>
          </table:table-cell>
          <table:table-cell office:value-type="float" office:value="12216" table:style-name="ce6">
            <text:p>12,216<text:s/></text:p>
          </table:table-cell>
          <table:table-cell office:value-type="float" office:value="14704" table:style-name="ce6">
            <text:p>14,704<text:s/></text:p>
          </table:table-cell>
          <table:table-cell office:value-type="float" office:value="21918" table:style-name="ce6">
            <text:p>21,918<text:s/></text:p>
          </table:table-cell>
          <table:table-cell office:value-type="float" office:value="15421" table:style-name="ce6">
            <text:p>15,421<text:s/></text:p>
          </table:table-cell>
          <table:table-cell office:value-type="float" office:value="9116" table:style-name="ce6">
            <text:p>9,116<text:s/></text:p>
          </table:table-cell>
          <table:table-cell office:value-type="float" office:value="21605" table:style-name="ce6">
            <text:p>21,605<text:s/></text:p>
          </table:table-cell>
          <table:table-cell office:value-type="float" office:value="14762" table:style-name="ce6">
            <text:p>14,762<text:s/></text:p>
          </table:table-cell>
          <table:table-cell office:value-type="float" office:value="28957" table:style-name="ce6">
            <text:p>28,957<text:s/></text:p>
          </table:table-cell>
          <table:table-cell office:value-type="float" office:value="22052" table:style-name="ce6">
            <text:p>22,052<text:s/></text:p>
          </table:table-cell>
          <table:table-cell office:value-type="float" office:value="8971" table:style-name="ce6">
            <text:p>8,971<text:s/></text:p>
          </table:table-cell>
          <table:table-cell office:value-type="float" office:value="33048" table:style-name="ce6">
            <text:p>33,048<text:s/></text:p>
          </table:table-cell>
          <table:table-cell office:value-type="float" office:value="23880" table:style-name="ce6">
            <text:p>23,880<text:s/></text:p>
          </table:table-cell>
          <table:table-cell office:value-type="float" office:value="23901" table:style-name="ce6">
            <text:p>23,901<text:s/></text:p>
          </table:table-cell>
          <table:table-cell office:value-type="float" office:value="18875" table:style-name="ce6">
            <text:p>18,875<text:s/></text:p>
          </table:table-cell>
          <table:table-cell office:value-type="float" office:value="21198" table:style-name="ce6">
            <text:p>21,198<text:s/></text:p>
          </table:table-cell>
          <table:table-cell office:value-type="float" office:value="96880" table:style-name="ce6">
            <text:p>96,880<text:s/></text:p>
          </table:table-cell>
          <table:table-cell office:value-type="float" office:value="37416" table:style-name="ce6">
            <text:p>37,416<text:s/></text:p>
          </table:table-cell>
          <table:table-cell office:value-type="float" office:value="19014" table:style-name="ce6">
            <text:p>19,014<text:s/></text:p>
          </table:table-cell>
          <table:table-cell office:value-type="float" office:value="20790" table:style-name="ce6">
            <text:p>20,790<text:s/></text:p>
          </table:table-cell>
          <table:table-cell office:value-type="float" office:value="22880" table:style-name="ce6">
            <text:p>22,880<text:s/></text:p>
          </table:table-cell>
          <table:table-cell office:value-type="float" office:value="21410" table:style-name="ce6">
            <text:p>21,410<text:s/></text:p>
          </table:table-cell>
          <table:table-cell office:value-type="float" office:value="24192" table:style-name="ce6">
            <text:p>24,192<text:s/></text:p>
          </table:table-cell>
          <table:table-cell office:value-type="float" office:value="21043" table:style-name="ce6">
            <text:p>21,043<text:s/></text:p>
          </table:table-cell>
          <table:table-cell office:value-type="float" office:value="11241" table:style-name="ce6">
            <text:p>11,241<text:s/></text:p>
          </table:table-cell>
          <table:table-cell office:value-type="float" office:value="28192" table:style-name="ce6">
            <text:p>28,192<text:s/></text:p>
          </table:table-cell>
          <table:table-cell office:value-type="float" office:value="6289" table:style-name="ce6">
            <text:p>6,289<text:s/></text:p>
          </table:table-cell>
          <table:table-cell office:value-type="float" office:value="7708" table:style-name="ce6">
            <text:p>7,708<text:s/></text:p>
          </table:table-cell>
          <table:table-cell office:value-type="float" office:value="17576" table:style-name="ce6">
            <text:p>17,576<text:s/></text:p>
          </table:table-cell>
          <table:table-cell office:value-type="float" office:value="4297" table:style-name="ce6">
            <text:p>4,297<text:s/></text:p>
          </table:table-cell>
          <table:table-cell office:value-type="float" office:value="3294" table:style-name="ce6">
            <text:p>3,294<text:s/></text:p>
          </table:table-cell>
          <table:table-cell office:value-type="float" office:value="3104" table:style-name="ce6">
            <text:p>3,104<text:s/></text:p>
          </table:table-cell>
          <table:table-cell office:value-type="float" office:value="13025" table:style-name="ce6">
            <text:p>13,025<text:s/></text:p>
          </table:table-cell>
          <table:table-cell office:value-type="float" office:value="8971" table:style-name="ce6">
            <text:p>8,971<text:s/></text:p>
          </table:table-cell>
          <table:table-cell office:value-type="float" office:value="11083" table:style-name="ce6">
            <text:p>11,083<text:s/></text:p>
          </table:table-cell>
          <table:table-cell office:value-type="float" office:value="26072" table:style-name="ce6">
            <text:p>26,072<text:s/></text:p>
          </table:table-cell>
          <table:table-cell office:value-type="float" office:value="8592" table:style-name="ce6">
            <text:p>8,592<text:s/></text:p>
          </table:table-cell>
          <table:table-cell office:value-type="float" office:value="11763" table:style-name="ce6">
            <text:p>11,763<text:s/></text:p>
          </table:table-cell>
          <table:table-cell office:value-type="float" office:value="7217" table:style-name="ce6">
            <text:p>7,217<text:s/></text:p>
          </table:table-cell>
          <table:table-cell office:value-type="float" office:value="21113" table:style-name="ce6">
            <text:p>21,113<text:s/></text:p>
          </table:table-cell>
          <table:table-cell office:value-type="float" office:value="22719" table:style-name="ce6">
            <text:p>22,719<text:s/></text:p>
          </table:table-cell>
          <table:table-cell office:value-type="float" office:value="23738" table:style-name="ce6">
            <text:p>23,738<text:s/></text:p>
          </table:table-cell>
          <table:table-cell office:value-type="float" office:value="33696" table:style-name="ce6">
            <text:p>33,696<text:s/></text:p>
          </table:table-cell>
          <table:table-cell office:value-type="float" office:value="35997" table:style-name="ce6">
            <text:p>35,997<text:s/></text:p>
          </table:table-cell>
          <table:table-cell office:value-type="float" office:value="24797" table:style-name="ce6">
            <text:p>24,797<text:s/></text:p>
          </table:table-cell>
          <table:table-cell office:value-type="float" office:value="21375" table:style-name="ce6">
            <text:p>21,375<text:s/></text:p>
          </table:table-cell>
          <table:table-cell office:value-type="float" office:value="46772" table:style-name="ce6">
            <text:p>46,772<text:s/></text:p>
          </table:table-cell>
          <table:table-cell office:value-type="float" office:value="21376" table:style-name="ce6">
            <text:p>21,376<text:s/></text:p>
          </table:table-cell>
          <table:table-cell office:value-type="float" office:value="29153" table:style-name="ce6">
            <text:p>29,153<text:s/></text:p>
          </table:table-cell>
          <table:table-cell office:value-type="float" office:value="30077" table:style-name="ce6">
            <text:p>30,077<text:s/></text:p>
          </table:table-cell>
          <table:table-cell office:value-type="float" office:value="18369" table:style-name="ce6">
            <text:p>18,369<text:s/></text:p>
          </table:table-cell>
          <table:table-cell office:value-type="float" office:value="53838" table:style-name="ce6">
            <text:p>53,838<text:s/></text:p>
          </table:table-cell>
          <table:table-cell office:value-type="float" office:value="18995" table:style-name="ce6">
            <text:p>18,995<text:s/></text:p>
          </table:table-cell>
          <table:table-cell office:value-type="float" office:value="14512" table:style-name="ce6">
            <text:p>14,512<text:s/></text:p>
          </table:table-cell>
          <table:table-cell office:value-type="float" office:value="13652" table:style-name="ce6">
            <text:p>13,652<text:s/></text:p>
          </table:table-cell>
          <table:table-cell office:value-type="float" office:value="17637" table:style-name="ce6">
            <text:p>17,637<text:s/></text:p>
          </table:table-cell>
          <table:table-cell office:value-type="float" office:value="11675" table:style-name="ce6">
            <text:p>11,675<text:s/></text:p>
          </table:table-cell>
          <table:table-cell office:value-type="float" office:value="22676" table:style-name="ce6">
            <text:p>22,676<text:s/></text:p>
          </table:table-cell>
          <table:table-cell office:value-type="float" office:value="18002" table:style-name="ce6">
            <text:p>18,002<text:s/></text:p>
          </table:table-cell>
          <table:table-cell office:value-type="float" office:value="6952" table:style-name="ce6">
            <text:p>6,952<text:s/></text:p>
          </table:table-cell>
          <table:table-cell office:value-type="float" office:value="10093" table:style-name="ce6">
            <text:p>10,093<text:s/></text:p>
          </table:table-cell>
          <table:table-cell office:value-type="float" office:value="35732" table:style-name="ce6">
            <text:p>35,732<text:s/></text:p>
          </table:table-cell>
          <table:table-cell office:value-type="float" office:value="22141" table:style-name="ce6">
            <text:p>22,141<text:s/></text:p>
          </table:table-cell>
          <table:table-cell office:value-type="float" office:value="22769" table:style-name="ce6">
            <text:p>22,769<text:s/></text:p>
          </table:table-cell>
          <table:table-cell office:value-type="float" office:value="20930" table:style-name="ce6">
            <text:p>20,930<text:s/></text:p>
          </table:table-cell>
          <table:table-cell office:value-type="float" office:value="13650" table:style-name="ce6">
            <text:p>13,650<text:s/></text:p>
          </table:table-cell>
          <table:table-cell office:value-type="float" office:value="10478" table:style-name="ce6">
            <text:p>10,478<text:s/></text:p>
          </table:table-cell>
          <table:table-cell office:value-type="float" office:value="5627" table:style-name="ce6">
            <text:p>5,627<text:s/></text:p>
          </table:table-cell>
          <table:table-cell office:value-type="float" office:value="4848" table:style-name="ce6">
            <text:p>4,848<text:s/></text:p>
          </table:table-cell>
          <table:table-cell office:value-type="float" office:value="6189" table:style-name="ce6">
            <text:p>6,189<text:s/></text:p>
          </table:table-cell>
          <table:table-cell office:value-type="float" office:value="10196" table:style-name="ce6">
            <text:p>10,196<text:s/></text:p>
          </table:table-cell>
          <table:table-cell office:value-type="float" office:value="8869" table:style-name="ce6">
            <text:p>8,869<text:s/></text:p>
          </table:table-cell>
          <table:table-cell office:value-type="float" office:value="11210" table:style-name="ce6">
            <text:p>11,210<text:s/></text:p>
          </table:table-cell>
          <table:table-cell office:value-type="float" office:value="15661" table:style-name="ce6">
            <text:p>15,661<text:s/></text:p>
          </table:table-cell>
          <table:table-cell office:value-type="float" office:value="25857" table:style-name="ce6">
            <text:p>25,857<text:s/></text:p>
          </table:table-cell>
          <table:table-cell office:value-type="float" office:value="19854" table:style-name="ce6">
            <text:p>19,854<text:s/></text:p>
          </table:table-cell>
          <table:table-cell office:value-type="float" office:value="12745" table:style-name="ce6">
            <text:p>12,745<text:s/></text:p>
          </table:table-cell>
          <table:table-cell office:value-type="float" office:value="11905" table:style-name="ce6">
            <text:p>11,905<text:s/></text:p>
          </table:table-cell>
          <table:table-cell office:value-type="float" office:value="11936" table:style-name="ce6">
            <text:p>11,936<text:s/></text:p>
          </table:table-cell>
          <table:table-cell office:value-type="float" office:value="11597" table:style-name="ce6">
            <text:p>11,597<text:s/></text:p>
          </table:table-cell>
          <table:table-cell office:value-type="float" office:value="11076" table:style-name="ce6">
            <text:p>11,076<text:s/></text:p>
          </table:table-cell>
          <table:table-cell office:value-type="float" office:value="10501" table:style-name="ce6">
            <text:p>10,501<text:s/></text:p>
          </table:table-cell>
          <table:table-cell office:value-type="float" office:value="8992" table:style-name="ce6">
            <text:p>8,992<text:s/></text:p>
          </table:table-cell>
          <table:table-cell office:value-type="float" office:value="1400" table:style-name="ce6">
            <text:p>1,400<text:s/></text:p>
          </table:table-cell>
          <table:table-cell office:value-type="float" office:value="2407" table:style-name="ce6">
            <text:p>2,407<text:s/></text:p>
          </table:table-cell>
          <table:table-cell office:value-type="float" office:value="3841" table:style-name="ce6">
            <text:p>3,841<text:s/></text:p>
          </table:table-cell>
          <table:table-cell office:value-type="float" office:value="4577" table:style-name="ce6">
            <text:p>4,577<text:s/></text:p>
          </table:table-cell>
          <table:table-cell office:value-type="float" office:value="2440" table:style-name="ce6">
            <text:p>2,440<text:s/></text:p>
          </table:table-cell>
          <table:table-cell office:value-type="float" office:value="3430" table:style-name="ce6">
            <text:p>3,430<text:s/></text:p>
          </table:table-cell>
          <table:table-cell office:value-type="float" office:value="2910" table:style-name="ce6">
            <text:p>2,910<text:s/></text:p>
          </table:table-cell>
          <table:table-cell office:value-type="float" office:value="7063" table:style-name="ce6">
            <text:p>7,063<text:s/></text:p>
          </table:table-cell>
          <table:table-cell office:value-type="float" office:value="2431" table:style-name="ce6">
            <text:p>2,431<text:s/></text:p>
          </table:table-cell>
          <table:table-cell office:value-type="float" office:value="3809" table:style-name="ce6">
            <text:p>3,809<text:s/></text:p>
          </table:table-cell>
          <table:table-cell office:value-type="float" office:value="4542" table:style-name="ce6">
            <text:p>4,542<text:s/></text:p>
          </table:table-cell>
          <table:table-cell table:number-columns-repeated="16264"/>
        </table:table-row>
        <table:table-row table:style-name="ro2">
          <table:table-cell office:value-type="date" office:date-value="2022-01-14T00:00:00" table:style-name="ce5">
            <text:p>2022/1/14</text:p>
          </table:table-cell>
          <table:table-cell office:value-type="float" office:value="3484" table:style-name="ce6">
            <text:p>3,484<text:s/></text:p>
          </table:table-cell>
          <table:table-cell office:value-type="float" office:value="13844" table:style-name="ce6">
            <text:p>13,844<text:s/></text:p>
          </table:table-cell>
          <table:table-cell office:value-type="float" office:value="41589" table:style-name="ce6">
            <text:p>41,589<text:s/></text:p>
          </table:table-cell>
          <table:table-cell office:value-type="float" office:value="40497" table:style-name="ce6">
            <text:p>40,497<text:s/></text:p>
          </table:table-cell>
          <table:table-cell office:value-type="float" office:value="23984" table:style-name="ce6">
            <text:p>23,984<text:s/></text:p>
          </table:table-cell>
          <table:table-cell office:value-type="float" office:value="13173" table:style-name="ce6">
            <text:p>13,173<text:s/></text:p>
          </table:table-cell>
          <table:table-cell office:value-type="float" office:value="11020" table:style-name="ce6">
            <text:p>11,020<text:s/></text:p>
          </table:table-cell>
          <table:table-cell office:value-type="float" office:value="3746" table:style-name="ce6">
            <text:p>3,746<text:s/></text:p>
          </table:table-cell>
          <table:table-cell office:value-type="float" office:value="3077" table:style-name="ce6">
            <text:p>3,077<text:s/></text:p>
          </table:table-cell>
          <table:table-cell office:value-type="float" office:value="13338" table:style-name="ce6">
            <text:p>13,338<text:s/></text:p>
          </table:table-cell>
          <table:table-cell office:value-type="float" office:value="1975" table:style-name="ce6">
            <text:p>1,975<text:s/></text:p>
          </table:table-cell>
          <table:table-cell office:value-type="float" office:value="4494" table:style-name="ce6">
            <text:p>4,494<text:s/></text:p>
          </table:table-cell>
          <table:table-cell office:value-type="float" office:value="4583" table:style-name="ce6">
            <text:p>4,583<text:s/></text:p>
          </table:table-cell>
          <table:table-cell office:value-type="float" office:value="9217" table:style-name="ce6">
            <text:p>9,217<text:s/></text:p>
          </table:table-cell>
          <table:table-cell office:value-type="float" office:value="11265" table:style-name="ce6">
            <text:p>11,265<text:s/></text:p>
          </table:table-cell>
          <table:table-cell office:value-type="float" office:value="15697" table:style-name="ce6">
            <text:p>15,697<text:s/></text:p>
          </table:table-cell>
          <table:table-cell office:value-type="float" office:value="16914" table:style-name="ce6">
            <text:p>16,914<text:s/></text:p>
          </table:table-cell>
          <table:table-cell office:value-type="float" office:value="5455" table:style-name="ce6">
            <text:p>5,455<text:s/></text:p>
          </table:table-cell>
          <table:table-cell office:value-type="float" office:value="9040" table:style-name="ce6">
            <text:p>9,040<text:s/></text:p>
          </table:table-cell>
          <table:table-cell office:value-type="float" office:value="3087" table:style-name="ce6">
            <text:p>3,087<text:s/></text:p>
          </table:table-cell>
          <table:table-cell office:value-type="float" office:value="8483" table:style-name="ce6">
            <text:p>8,483<text:s/></text:p>
          </table:table-cell>
          <table:table-cell office:value-type="float" office:value="8474" table:style-name="ce6">
            <text:p>8,474<text:s/></text:p>
          </table:table-cell>
          <table:table-cell office:value-type="float" office:value="5939" table:style-name="ce6">
            <text:p>5,939<text:s/></text:p>
          </table:table-cell>
          <table:table-cell office:value-type="float" office:value="25874" table:style-name="ce6">
            <text:p>25,874<text:s/></text:p>
          </table:table-cell>
          <table:table-cell office:value-type="float" office:value="3064" table:style-name="ce6">
            <text:p>3,064<text:s/></text:p>
          </table:table-cell>
          <table:table-cell office:value-type="float" office:value="10982" table:style-name="ce6">
            <text:p>10,982<text:s/></text:p>
          </table:table-cell>
          <table:table-cell office:value-type="float" office:value="12563" table:style-name="ce6">
            <text:p>12,563<text:s/></text:p>
          </table:table-cell>
          <table:table-cell office:value-type="float" office:value="14793" table:style-name="ce6">
            <text:p>14,793<text:s/></text:p>
          </table:table-cell>
          <table:table-cell office:value-type="float" office:value="22994" table:style-name="ce6">
            <text:p>22,994<text:s/></text:p>
          </table:table-cell>
          <table:table-cell office:value-type="float" office:value="16538" table:style-name="ce6">
            <text:p>16,538<text:s/></text:p>
          </table:table-cell>
          <table:table-cell office:value-type="float" office:value="9574" table:style-name="ce6">
            <text:p>9,574<text:s/></text:p>
          </table:table-cell>
          <table:table-cell office:value-type="float" office:value="23906" table:style-name="ce6">
            <text:p>23,906<text:s/></text:p>
          </table:table-cell>
          <table:table-cell office:value-type="float" office:value="15609" table:style-name="ce6">
            <text:p>15,609<text:s/></text:p>
          </table:table-cell>
          <table:table-cell office:value-type="float" office:value="30338" table:style-name="ce6">
            <text:p>30,338<text:s/></text:p>
          </table:table-cell>
          <table:table-cell office:value-type="float" office:value="23853" table:style-name="ce6">
            <text:p>23,853<text:s/></text:p>
          </table:table-cell>
          <table:table-cell office:value-type="float" office:value="9082" table:style-name="ce6">
            <text:p>9,082<text:s/></text:p>
          </table:table-cell>
          <table:table-cell office:value-type="float" office:value="34180" table:style-name="ce6">
            <text:p>34,180<text:s/></text:p>
          </table:table-cell>
          <table:table-cell office:value-type="float" office:value="24991" table:style-name="ce6">
            <text:p>24,991<text:s/></text:p>
          </table:table-cell>
          <table:table-cell office:value-type="float" office:value="24282" table:style-name="ce6">
            <text:p>24,282<text:s/></text:p>
          </table:table-cell>
          <table:table-cell office:value-type="float" office:value="19242" table:style-name="ce6">
            <text:p>19,242<text:s/></text:p>
          </table:table-cell>
          <table:table-cell office:value-type="float" office:value="21541" table:style-name="ce6">
            <text:p>21,541<text:s/></text:p>
          </table:table-cell>
          <table:table-cell office:value-type="float" office:value="121574" table:style-name="ce6">
            <text:p>121,574<text:s/></text:p>
          </table:table-cell>
          <table:table-cell office:value-type="float" office:value="43443" table:style-name="ce6">
            <text:p>43,443<text:s/></text:p>
          </table:table-cell>
          <table:table-cell office:value-type="float" office:value="20523" table:style-name="ce6">
            <text:p>20,523<text:s/></text:p>
          </table:table-cell>
          <table:table-cell office:value-type="float" office:value="21510" table:style-name="ce6">
            <text:p>21,510<text:s/></text:p>
          </table:table-cell>
          <table:table-cell office:value-type="float" office:value="24626" table:style-name="ce6">
            <text:p>24,626<text:s/></text:p>
          </table:table-cell>
          <table:table-cell office:value-type="float" office:value="23827" table:style-name="ce6">
            <text:p>23,827<text:s/></text:p>
          </table:table-cell>
          <table:table-cell office:value-type="float" office:value="25832" table:style-name="ce6">
            <text:p>25,832<text:s/></text:p>
          </table:table-cell>
          <table:table-cell office:value-type="float" office:value="22407" table:style-name="ce6">
            <text:p>22,407<text:s/></text:p>
          </table:table-cell>
          <table:table-cell office:value-type="float" office:value="11781" table:style-name="ce6">
            <text:p>11,781<text:s/></text:p>
          </table:table-cell>
          <table:table-cell office:value-type="float" office:value="29257" table:style-name="ce6">
            <text:p>29,257<text:s/></text:p>
          </table:table-cell>
          <table:table-cell office:value-type="float" office:value="6711" table:style-name="ce6">
            <text:p>6,711<text:s/></text:p>
          </table:table-cell>
          <table:table-cell office:value-type="float" office:value="7842" table:style-name="ce6">
            <text:p>7,842<text:s/></text:p>
          </table:table-cell>
          <table:table-cell office:value-type="float" office:value="18421" table:style-name="ce6">
            <text:p>18,421<text:s/></text:p>
          </table:table-cell>
          <table:table-cell office:value-type="float" office:value="4779" table:style-name="ce6">
            <text:p>4,779<text:s/></text:p>
          </table:table-cell>
          <table:table-cell office:value-type="float" office:value="3524" table:style-name="ce6">
            <text:p>3,524<text:s/></text:p>
          </table:table-cell>
          <table:table-cell office:value-type="float" office:value="3221" table:style-name="ce6">
            <text:p>3,221<text:s/></text:p>
          </table:table-cell>
          <table:table-cell office:value-type="float" office:value="12638" table:style-name="ce6">
            <text:p>12,638<text:s/></text:p>
          </table:table-cell>
          <table:table-cell office:value-type="float" office:value="9249" table:style-name="ce6">
            <text:p>9,249<text:s/></text:p>
          </table:table-cell>
          <table:table-cell office:value-type="float" office:value="11490" table:style-name="ce6">
            <text:p>11,490<text:s/></text:p>
          </table:table-cell>
          <table:table-cell office:value-type="float" office:value="28439" table:style-name="ce6">
            <text:p>28,439<text:s/></text:p>
          </table:table-cell>
          <table:table-cell office:value-type="float" office:value="8985" table:style-name="ce6">
            <text:p>8,985<text:s/></text:p>
          </table:table-cell>
          <table:table-cell office:value-type="float" office:value="12737" table:style-name="ce6">
            <text:p>12,737<text:s/></text:p>
          </table:table-cell>
          <table:table-cell office:value-type="float" office:value="7495" table:style-name="ce6">
            <text:p>7,495<text:s/></text:p>
          </table:table-cell>
          <table:table-cell office:value-type="float" office:value="21572" table:style-name="ce6">
            <text:p>21,572<text:s/></text:p>
          </table:table-cell>
          <table:table-cell office:value-type="float" office:value="22739" table:style-name="ce6">
            <text:p>22,739<text:s/></text:p>
          </table:table-cell>
          <table:table-cell office:value-type="float" office:value="25649" table:style-name="ce6">
            <text:p>25,649<text:s/></text:p>
          </table:table-cell>
          <table:table-cell office:value-type="float" office:value="36859" table:style-name="ce6">
            <text:p>36,859<text:s/></text:p>
          </table:table-cell>
          <table:table-cell office:value-type="float" office:value="37025" table:style-name="ce6">
            <text:p>37,025<text:s/></text:p>
          </table:table-cell>
          <table:table-cell office:value-type="float" office:value="25379" table:style-name="ce6">
            <text:p>25,379<text:s/></text:p>
          </table:table-cell>
          <table:table-cell office:value-type="float" office:value="22378" table:style-name="ce6">
            <text:p>22,378<text:s/></text:p>
          </table:table-cell>
          <table:table-cell office:value-type="float" office:value="54992" table:style-name="ce6">
            <text:p>54,992<text:s/></text:p>
          </table:table-cell>
          <table:table-cell office:value-type="float" office:value="21759" table:style-name="ce6">
            <text:p>21,759<text:s/></text:p>
          </table:table-cell>
          <table:table-cell office:value-type="float" office:value="30940" table:style-name="ce6">
            <text:p>30,940<text:s/></text:p>
          </table:table-cell>
          <table:table-cell office:value-type="float" office:value="33909" table:style-name="ce6">
            <text:p>33,909<text:s/></text:p>
          </table:table-cell>
          <table:table-cell office:value-type="float" office:value="20280" table:style-name="ce6">
            <text:p>20,280<text:s/></text:p>
          </table:table-cell>
          <table:table-cell office:value-type="float" office:value="60959" table:style-name="ce6">
            <text:p>60,959<text:s/></text:p>
          </table:table-cell>
          <table:table-cell office:value-type="float" office:value="19794" table:style-name="ce6">
            <text:p>19,794<text:s/></text:p>
          </table:table-cell>
          <table:table-cell office:value-type="float" office:value="15283" table:style-name="ce6">
            <text:p>15,283<text:s/></text:p>
          </table:table-cell>
          <table:table-cell office:value-type="float" office:value="13627" table:style-name="ce6">
            <text:p>13,627<text:s/></text:p>
          </table:table-cell>
          <table:table-cell office:value-type="float" office:value="20274" table:style-name="ce6">
            <text:p>20,274<text:s/></text:p>
          </table:table-cell>
          <table:table-cell office:value-type="float" office:value="12299" table:style-name="ce6">
            <text:p>12,299<text:s/></text:p>
          </table:table-cell>
          <table:table-cell office:value-type="float" office:value="26117" table:style-name="ce6">
            <text:p>26,117<text:s/></text:p>
          </table:table-cell>
          <table:table-cell office:value-type="float" office:value="19357" table:style-name="ce6">
            <text:p>19,357<text:s/></text:p>
          </table:table-cell>
          <table:table-cell office:value-type="float" office:value="7244" table:style-name="ce6">
            <text:p>7,244<text:s/></text:p>
          </table:table-cell>
          <table:table-cell office:value-type="float" office:value="10985" table:style-name="ce6">
            <text:p>10,985<text:s/></text:p>
          </table:table-cell>
          <table:table-cell office:value-type="float" office:value="37336" table:style-name="ce6">
            <text:p>37,336<text:s/></text:p>
          </table:table-cell>
          <table:table-cell office:value-type="float" office:value="22831" table:style-name="ce6">
            <text:p>22,831<text:s/></text:p>
          </table:table-cell>
          <table:table-cell office:value-type="float" office:value="23563" table:style-name="ce6">
            <text:p>23,563<text:s/></text:p>
          </table:table-cell>
          <table:table-cell office:value-type="float" office:value="22225" table:style-name="ce6">
            <text:p>22,225<text:s/></text:p>
          </table:table-cell>
          <table:table-cell office:value-type="float" office:value="14075" table:style-name="ce6">
            <text:p>14,075<text:s/></text:p>
          </table:table-cell>
          <table:table-cell office:value-type="float" office:value="11058" table:style-name="ce6">
            <text:p>11,058<text:s/></text:p>
          </table:table-cell>
          <table:table-cell office:value-type="float" office:value="6192" table:style-name="ce6">
            <text:p>6,192<text:s/></text:p>
          </table:table-cell>
          <table:table-cell office:value-type="float" office:value="4878" table:style-name="ce6">
            <text:p>4,878<text:s/></text:p>
          </table:table-cell>
          <table:table-cell office:value-type="float" office:value="6820" table:style-name="ce6">
            <text:p>6,820<text:s/></text:p>
          </table:table-cell>
          <table:table-cell office:value-type="float" office:value="10351" table:style-name="ce6">
            <text:p>10,351<text:s/></text:p>
          </table:table-cell>
          <table:table-cell office:value-type="float" office:value="9409" table:style-name="ce6">
            <text:p>9,409<text:s/></text:p>
          </table:table-cell>
          <table:table-cell office:value-type="float" office:value="11516" table:style-name="ce6">
            <text:p>11,516<text:s/></text:p>
          </table:table-cell>
          <table:table-cell office:value-type="float" office:value="16422" table:style-name="ce6">
            <text:p>16,422<text:s/></text:p>
          </table:table-cell>
          <table:table-cell office:value-type="float" office:value="28153" table:style-name="ce6">
            <text:p>28,153<text:s/></text:p>
          </table:table-cell>
          <table:table-cell office:value-type="float" office:value="21802" table:style-name="ce6">
            <text:p>21,802<text:s/></text:p>
          </table:table-cell>
          <table:table-cell office:value-type="float" office:value="13039" table:style-name="ce6">
            <text:p>13,039<text:s/></text:p>
          </table:table-cell>
          <table:table-cell office:value-type="float" office:value="12121" table:style-name="ce6">
            <text:p>12,121<text:s/></text:p>
          </table:table-cell>
          <table:table-cell office:value-type="float" office:value="12737" table:style-name="ce6">
            <text:p>12,737<text:s/></text:p>
          </table:table-cell>
          <table:table-cell office:value-type="float" office:value="11611" table:style-name="ce6">
            <text:p>11,611<text:s/></text:p>
          </table:table-cell>
          <table:table-cell office:value-type="float" office:value="11411" table:style-name="ce6">
            <text:p>11,411<text:s/></text:p>
          </table:table-cell>
          <table:table-cell office:value-type="float" office:value="10671" table:style-name="ce6">
            <text:p>10,671<text:s/></text:p>
          </table:table-cell>
          <table:table-cell office:value-type="float" office:value="9036" table:style-name="ce6">
            <text:p>9,036<text:s/></text:p>
          </table:table-cell>
          <table:table-cell office:value-type="float" office:value="1424" table:style-name="ce6">
            <text:p>1,424<text:s/></text:p>
          </table:table-cell>
          <table:table-cell office:value-type="float" office:value="2461" table:style-name="ce6">
            <text:p>2,461<text:s/></text:p>
          </table:table-cell>
          <table:table-cell office:value-type="float" office:value="4025" table:style-name="ce6">
            <text:p>4,025<text:s/></text:p>
          </table:table-cell>
          <table:table-cell office:value-type="float" office:value="4868" table:style-name="ce6">
            <text:p>4,868<text:s/></text:p>
          </table:table-cell>
          <table:table-cell office:value-type="float" office:value="2587" table:style-name="ce6">
            <text:p>2,587<text:s/></text:p>
          </table:table-cell>
          <table:table-cell office:value-type="float" office:value="3509" table:style-name="ce6">
            <text:p>3,509<text:s/></text:p>
          </table:table-cell>
          <table:table-cell office:value-type="float" office:value="2888" table:style-name="ce6">
            <text:p>2,888<text:s/></text:p>
          </table:table-cell>
          <table:table-cell office:value-type="float" office:value="8675" table:style-name="ce6">
            <text:p>8,675<text:s/></text:p>
          </table:table-cell>
          <table:table-cell office:value-type="float" office:value="2471" table:style-name="ce6">
            <text:p>2,471<text:s/></text:p>
          </table:table-cell>
          <table:table-cell office:value-type="float" office:value="4007" table:style-name="ce6">
            <text:p>4,007<text:s/></text:p>
          </table:table-cell>
          <table:table-cell office:value-type="float" office:value="4740" table:style-name="ce6">
            <text:p>4,740<text:s/></text:p>
          </table:table-cell>
          <table:table-cell table:number-columns-repeated="16264"/>
        </table:table-row>
        <table:table-row table:style-name="ro2">
          <table:table-cell office:value-type="date" office:date-value="2022-01-15T00:00:00" table:style-name="ce5">
            <text:p>2022/1/15</text:p>
          </table:table-cell>
          <table:table-cell office:value-type="float" office:value="1687" table:style-name="ce6">
            <text:p>1,687<text:s/></text:p>
          </table:table-cell>
          <table:table-cell office:value-type="float" office:value="7811" table:style-name="ce6">
            <text:p>7,811<text:s/></text:p>
          </table:table-cell>
          <table:table-cell office:value-type="float" office:value="19893" table:style-name="ce6">
            <text:p>19,893<text:s/></text:p>
          </table:table-cell>
          <table:table-cell office:value-type="float" office:value="34961" table:style-name="ce6">
            <text:p>34,961<text:s/></text:p>
          </table:table-cell>
          <table:table-cell office:value-type="float" office:value="12710" table:style-name="ce6">
            <text:p>12,710<text:s/></text:p>
          </table:table-cell>
          <table:table-cell office:value-type="float" office:value="9097" table:style-name="ce6">
            <text:p>9,097<text:s/></text:p>
          </table:table-cell>
          <table:table-cell office:value-type="float" office:value="6404" table:style-name="ce6">
            <text:p>6,404<text:s/></text:p>
          </table:table-cell>
          <table:table-cell office:value-type="float" office:value="3028" table:style-name="ce6">
            <text:p>3,028<text:s/></text:p>
          </table:table-cell>
          <table:table-cell office:value-type="float" office:value="2079" table:style-name="ce6">
            <text:p>2,079<text:s/></text:p>
          </table:table-cell>
          <table:table-cell office:value-type="float" office:value="6916" table:style-name="ce6">
            <text:p>6,916<text:s/></text:p>
          </table:table-cell>
          <table:table-cell office:value-type="float" office:value="1404" table:style-name="ce6">
            <text:p>1,404<text:s/></text:p>
          </table:table-cell>
          <table:table-cell office:value-type="float" office:value="2528" table:style-name="ce6">
            <text:p>2,528<text:s/></text:p>
          </table:table-cell>
          <table:table-cell office:value-type="float" office:value="5066" table:style-name="ce6">
            <text:p>5,066<text:s/></text:p>
          </table:table-cell>
          <table:table-cell office:value-type="float" office:value="5466" table:style-name="ce6">
            <text:p>5,466<text:s/></text:p>
          </table:table-cell>
          <table:table-cell office:value-type="float" office:value="9503" table:style-name="ce6">
            <text:p>9,503<text:s/></text:p>
          </table:table-cell>
          <table:table-cell office:value-type="float" office:value="4705" table:style-name="ce6">
            <text:p>4,705<text:s/></text:p>
          </table:table-cell>
          <table:table-cell office:value-type="float" office:value="6126" table:style-name="ce6">
            <text:p>6,126<text:s/></text:p>
          </table:table-cell>
          <table:table-cell office:value-type="float" office:value="3065" table:style-name="ce6">
            <text:p>3,065<text:s/></text:p>
          </table:table-cell>
          <table:table-cell office:value-type="float" office:value="6914" table:style-name="ce6">
            <text:p>6,914<text:s/></text:p>
          </table:table-cell>
          <table:table-cell office:value-type="float" office:value="3095" table:style-name="ce6">
            <text:p>3,095<text:s/></text:p>
          </table:table-cell>
          <table:table-cell office:value-type="float" office:value="4562" table:style-name="ce6">
            <text:p>4,562<text:s/></text:p>
          </table:table-cell>
          <table:table-cell office:value-type="float" office:value="5181" table:style-name="ce6">
            <text:p>5,181<text:s/></text:p>
          </table:table-cell>
          <table:table-cell office:value-type="float" office:value="1907" table:style-name="ce6">
            <text:p>1,907<text:s/></text:p>
          </table:table-cell>
          <table:table-cell office:value-type="float" office:value="13132" table:style-name="ce6">
            <text:p>13,132<text:s/></text:p>
          </table:table-cell>
          <table:table-cell office:value-type="float" office:value="2920" table:style-name="ce6">
            <text:p>2,920<text:s/></text:p>
          </table:table-cell>
          <table:table-cell office:value-type="float" office:value="10796" table:style-name="ce6">
            <text:p>10,796<text:s/></text:p>
          </table:table-cell>
          <table:table-cell office:value-type="float" office:value="8462" table:style-name="ce6">
            <text:p>8,462<text:s/></text:p>
          </table:table-cell>
          <table:table-cell office:value-type="float" office:value="10565" table:style-name="ce6">
            <text:p>10,565<text:s/></text:p>
          </table:table-cell>
          <table:table-cell office:value-type="float" office:value="14228" table:style-name="ce6">
            <text:p>14,228<text:s/></text:p>
          </table:table-cell>
          <table:table-cell office:value-type="float" office:value="12428" table:style-name="ce6">
            <text:p>12,428<text:s/></text:p>
          </table:table-cell>
          <table:table-cell office:value-type="float" office:value="7078" table:style-name="ce6">
            <text:p>7,078<text:s/></text:p>
          </table:table-cell>
          <table:table-cell office:value-type="float" office:value="20502" table:style-name="ce6">
            <text:p>20,502<text:s/></text:p>
          </table:table-cell>
          <table:table-cell office:value-type="float" office:value="12154" table:style-name="ce6">
            <text:p>12,154<text:s/></text:p>
          </table:table-cell>
          <table:table-cell office:value-type="float" office:value="21219" table:style-name="ce6">
            <text:p>21,219<text:s/></text:p>
          </table:table-cell>
          <table:table-cell office:value-type="float" office:value="14740" table:style-name="ce6">
            <text:p>14,740<text:s/></text:p>
          </table:table-cell>
          <table:table-cell office:value-type="float" office:value="3321" table:style-name="ce6">
            <text:p>3,321<text:s/></text:p>
          </table:table-cell>
          <table:table-cell office:value-type="float" office:value="24188" table:style-name="ce6">
            <text:p>24,188<text:s/></text:p>
          </table:table-cell>
          <table:table-cell office:value-type="float" office:value="17012" table:style-name="ce6">
            <text:p>17,012<text:s/></text:p>
          </table:table-cell>
          <table:table-cell office:value-type="float" office:value="16200" table:style-name="ce6">
            <text:p>16,200<text:s/></text:p>
          </table:table-cell>
          <table:table-cell office:value-type="float" office:value="13824" table:style-name="ce6">
            <text:p>13,824<text:s/></text:p>
          </table:table-cell>
          <table:table-cell office:value-type="float" office:value="7664" table:style-name="ce6">
            <text:p>7,664<text:s/></text:p>
          </table:table-cell>
          <table:table-cell office:value-type="float" office:value="95593" table:style-name="ce6">
            <text:p>95,593<text:s/></text:p>
          </table:table-cell>
          <table:table-cell office:value-type="float" office:value="40370" table:style-name="ce6">
            <text:p>40,370<text:s/></text:p>
          </table:table-cell>
          <table:table-cell office:value-type="float" office:value="15240" table:style-name="ce6">
            <text:p>15,240<text:s/></text:p>
          </table:table-cell>
          <table:table-cell office:value-type="float" office:value="12987" table:style-name="ce6">
            <text:p>12,987<text:s/></text:p>
          </table:table-cell>
          <table:table-cell office:value-type="float" office:value="19430" table:style-name="ce6">
            <text:p>19,430<text:s/></text:p>
          </table:table-cell>
          <table:table-cell office:value-type="float" office:value="19752" table:style-name="ce6">
            <text:p>19,752<text:s/></text:p>
          </table:table-cell>
          <table:table-cell office:value-type="float" office:value="20003" table:style-name="ce6">
            <text:p>20,003<text:s/></text:p>
          </table:table-cell>
          <table:table-cell office:value-type="float" office:value="15905" table:style-name="ce6">
            <text:p>15,905<text:s/></text:p>
          </table:table-cell>
          <table:table-cell office:value-type="float" office:value="7095" table:style-name="ce6">
            <text:p>7,095<text:s/></text:p>
          </table:table-cell>
          <table:table-cell office:value-type="float" office:value="18385" table:style-name="ce6">
            <text:p>18,385<text:s/></text:p>
          </table:table-cell>
          <table:table-cell office:value-type="float" office:value="4993" table:style-name="ce6">
            <text:p>4,993<text:s/></text:p>
          </table:table-cell>
          <table:table-cell office:value-type="float" office:value="4749" table:style-name="ce6">
            <text:p>4,749<text:s/></text:p>
          </table:table-cell>
          <table:table-cell office:value-type="float" office:value="13491" table:style-name="ce6">
            <text:p>13,491<text:s/></text:p>
          </table:table-cell>
          <table:table-cell office:value-type="float" office:value="4475" table:style-name="ce6">
            <text:p>4,475<text:s/></text:p>
          </table:table-cell>
          <table:table-cell office:value-type="float" office:value="2752" table:style-name="ce6">
            <text:p>2,752<text:s/></text:p>
          </table:table-cell>
          <table:table-cell office:value-type="float" office:value="1530" table:style-name="ce6">
            <text:p>1,530<text:s/></text:p>
          </table:table-cell>
          <table:table-cell office:value-type="float" office:value="7267" table:style-name="ce6">
            <text:p>7,267<text:s/></text:p>
          </table:table-cell>
          <table:table-cell office:value-type="float" office:value="6920" table:style-name="ce6">
            <text:p>6,920<text:s/></text:p>
          </table:table-cell>
          <table:table-cell office:value-type="float" office:value="8760" table:style-name="ce6">
            <text:p>8,760<text:s/></text:p>
          </table:table-cell>
          <table:table-cell office:value-type="float" office:value="23666" table:style-name="ce6">
            <text:p>23,666<text:s/></text:p>
          </table:table-cell>
          <table:table-cell office:value-type="float" office:value="5117" table:style-name="ce6">
            <text:p>5,117<text:s/></text:p>
          </table:table-cell>
          <table:table-cell office:value-type="float" office:value="7945" table:style-name="ce6">
            <text:p>7,945<text:s/></text:p>
          </table:table-cell>
          <table:table-cell office:value-type="float" office:value="5106" table:style-name="ce6">
            <text:p>5,106<text:s/></text:p>
          </table:table-cell>
          <table:table-cell office:value-type="float" office:value="13791" table:style-name="ce6">
            <text:p>13,791<text:s/></text:p>
          </table:table-cell>
          <table:table-cell office:value-type="float" office:value="13067" table:style-name="ce6">
            <text:p>13,067<text:s/></text:p>
          </table:table-cell>
          <table:table-cell office:value-type="float" office:value="19915" table:style-name="ce6">
            <text:p>19,915<text:s/></text:p>
          </table:table-cell>
          <table:table-cell office:value-type="float" office:value="27055" table:style-name="ce6">
            <text:p>27,055<text:s/></text:p>
          </table:table-cell>
          <table:table-cell office:value-type="float" office:value="23653" table:style-name="ce6">
            <text:p>23,653<text:s/></text:p>
          </table:table-cell>
          <table:table-cell office:value-type="float" office:value="17110" table:style-name="ce6">
            <text:p>17,110<text:s/></text:p>
          </table:table-cell>
          <table:table-cell office:value-type="float" office:value="18534" table:style-name="ce6">
            <text:p>18,534<text:s/></text:p>
          </table:table-cell>
          <table:table-cell office:value-type="float" office:value="49762" table:style-name="ce6">
            <text:p>49,762<text:s/></text:p>
          </table:table-cell>
          <table:table-cell office:value-type="float" office:value="12244" table:style-name="ce6">
            <text:p>12,244<text:s/></text:p>
          </table:table-cell>
          <table:table-cell office:value-type="float" office:value="22903" table:style-name="ce6">
            <text:p>22,903<text:s/></text:p>
          </table:table-cell>
          <table:table-cell office:value-type="float" office:value="26604" table:style-name="ce6">
            <text:p>26,604<text:s/></text:p>
          </table:table-cell>
          <table:table-cell office:value-type="float" office:value="14776" table:style-name="ce6">
            <text:p>14,776<text:s/></text:p>
          </table:table-cell>
          <table:table-cell office:value-type="float" office:value="42987" table:style-name="ce6">
            <text:p>42,987<text:s/></text:p>
          </table:table-cell>
          <table:table-cell office:value-type="float" office:value="12729" table:style-name="ce6">
            <text:p>12,729<text:s/></text:p>
          </table:table-cell>
          <table:table-cell office:value-type="float" office:value="11571" table:style-name="ce6">
            <text:p>11,571<text:s/></text:p>
          </table:table-cell>
          <table:table-cell office:value-type="float" office:value="6968" table:style-name="ce6">
            <text:p>6,968<text:s/></text:p>
          </table:table-cell>
          <table:table-cell office:value-type="float" office:value="12386" table:style-name="ce6">
            <text:p>12,386<text:s/></text:p>
          </table:table-cell>
          <table:table-cell office:value-type="float" office:value="7316" table:style-name="ce6">
            <text:p>7,316<text:s/></text:p>
          </table:table-cell>
          <table:table-cell office:value-type="float" office:value="17002" table:style-name="ce6">
            <text:p>17,002<text:s/></text:p>
          </table:table-cell>
          <table:table-cell office:value-type="float" office:value="11293" table:style-name="ce6">
            <text:p>11,293<text:s/></text:p>
          </table:table-cell>
          <table:table-cell office:value-type="float" office:value="8204" table:style-name="ce6">
            <text:p>8,204<text:s/></text:p>
          </table:table-cell>
          <table:table-cell office:value-type="float" office:value="8789" table:style-name="ce6">
            <text:p>8,789<text:s/></text:p>
          </table:table-cell>
          <table:table-cell office:value-type="float" office:value="15637" table:style-name="ce6">
            <text:p>15,637<text:s/></text:p>
          </table:table-cell>
          <table:table-cell office:value-type="float" office:value="12082" table:style-name="ce6">
            <text:p>12,082<text:s/></text:p>
          </table:table-cell>
          <table:table-cell office:value-type="float" office:value="11935" table:style-name="ce6">
            <text:p>11,935<text:s/></text:p>
          </table:table-cell>
          <table:table-cell office:value-type="float" office:value="12772" table:style-name="ce6">
            <text:p>12,772<text:s/></text:p>
          </table:table-cell>
          <table:table-cell office:value-type="float" office:value="6986" table:style-name="ce6">
            <text:p>6,986<text:s/></text:p>
          </table:table-cell>
          <table:table-cell office:value-type="float" office:value="7678" table:style-name="ce6">
            <text:p>7,678<text:s/></text:p>
          </table:table-cell>
          <table:table-cell office:value-type="float" office:value="4381" table:style-name="ce6">
            <text:p>4,381<text:s/></text:p>
          </table:table-cell>
          <table:table-cell office:value-type="float" office:value="2245" table:style-name="ce6">
            <text:p>2,245<text:s/></text:p>
          </table:table-cell>
          <table:table-cell office:value-type="float" office:value="5080" table:style-name="ce6">
            <text:p>5,080<text:s/></text:p>
          </table:table-cell>
          <table:table-cell office:value-type="float" office:value="6584" table:style-name="ce6">
            <text:p>6,584<text:s/></text:p>
          </table:table-cell>
          <table:table-cell office:value-type="float" office:value="7721" table:style-name="ce6">
            <text:p>7,721<text:s/></text:p>
          </table:table-cell>
          <table:table-cell office:value-type="float" office:value="9217" table:style-name="ce6">
            <text:p>9,217<text:s/></text:p>
          </table:table-cell>
          <table:table-cell office:value-type="float" office:value="10741" table:style-name="ce6">
            <text:p>10,741<text:s/></text:p>
          </table:table-cell>
          <table:table-cell office:value-type="float" office:value="16766" table:style-name="ce6">
            <text:p>16,766<text:s/></text:p>
          </table:table-cell>
          <table:table-cell office:value-type="float" office:value="17274" table:style-name="ce6">
            <text:p>17,274<text:s/></text:p>
          </table:table-cell>
          <table:table-cell office:value-type="float" office:value="8349" table:style-name="ce6">
            <text:p>8,349<text:s/></text:p>
          </table:table-cell>
          <table:table-cell office:value-type="float" office:value="7812" table:style-name="ce6">
            <text:p>7,812<text:s/></text:p>
          </table:table-cell>
          <table:table-cell office:value-type="float" office:value="8645" table:style-name="ce6">
            <text:p>8,645<text:s/></text:p>
          </table:table-cell>
          <table:table-cell office:value-type="float" office:value="7388" table:style-name="ce6">
            <text:p>7,388<text:s/></text:p>
          </table:table-cell>
          <table:table-cell office:value-type="float" office:value="7910" table:style-name="ce6">
            <text:p>7,910<text:s/></text:p>
          </table:table-cell>
          <table:table-cell office:value-type="float" office:value="6283" table:style-name="ce6">
            <text:p>6,283<text:s/></text:p>
          </table:table-cell>
          <table:table-cell office:value-type="float" office:value="6117" table:style-name="ce6">
            <text:p>6,117<text:s/></text:p>
          </table:table-cell>
          <table:table-cell office:value-type="float" office:value="741" table:style-name="ce6">
            <text:p>741<text:s/></text:p>
          </table:table-cell>
          <table:table-cell office:value-type="float" office:value="2016" table:style-name="ce6">
            <text:p>2,016<text:s/></text:p>
          </table:table-cell>
          <table:table-cell office:value-type="float" office:value="2443" table:style-name="ce6">
            <text:p>2,443<text:s/></text:p>
          </table:table-cell>
          <table:table-cell office:value-type="float" office:value="3650" table:style-name="ce6">
            <text:p>3,650<text:s/></text:p>
          </table:table-cell>
          <table:table-cell office:value-type="float" office:value="1199" table:style-name="ce6">
            <text:p>1,199<text:s/></text:p>
          </table:table-cell>
          <table:table-cell office:value-type="float" office:value="1301" table:style-name="ce6">
            <text:p>1,301<text:s/></text:p>
          </table:table-cell>
          <table:table-cell office:value-type="float" office:value="1718" table:style-name="ce6">
            <text:p>1,718<text:s/></text:p>
          </table:table-cell>
          <table:table-cell office:value-type="float" office:value="6420" table:style-name="ce6">
            <text:p>6,420<text:s/></text:p>
          </table:table-cell>
          <table:table-cell office:value-type="float" office:value="1726" table:style-name="ce6">
            <text:p>1,726<text:s/></text:p>
          </table:table-cell>
          <table:table-cell office:value-type="float" office:value="2780" table:style-name="ce6">
            <text:p>2,780<text:s/></text:p>
          </table:table-cell>
          <table:table-cell office:value-type="float" office:value="2419" table:style-name="ce6">
            <text:p>2,419<text:s/></text:p>
          </table:table-cell>
          <table:table-cell table:number-columns-repeated="16264"/>
        </table:table-row>
        <table:table-row table:style-name="ro2">
          <table:table-cell office:value-type="date" office:date-value="2022-01-16T00:00:00" table:style-name="ce5">
            <text:p>2022/1/16</text:p>
          </table:table-cell>
          <table:table-cell office:value-type="float" office:value="1605" table:style-name="ce6">
            <text:p>1,605<text:s/></text:p>
          </table:table-cell>
          <table:table-cell office:value-type="float" office:value="6298" table:style-name="ce6">
            <text:p>6,298<text:s/></text:p>
          </table:table-cell>
          <table:table-cell office:value-type="float" office:value="14711" table:style-name="ce6">
            <text:p>14,711<text:s/></text:p>
          </table:table-cell>
          <table:table-cell office:value-type="float" office:value="26402" table:style-name="ce6">
            <text:p>26,402<text:s/></text:p>
          </table:table-cell>
          <table:table-cell office:value-type="float" office:value="9464" table:style-name="ce6">
            <text:p>9,464<text:s/></text:p>
          </table:table-cell>
          <table:table-cell office:value-type="float" office:value="7153" table:style-name="ce6">
            <text:p>7,153<text:s/></text:p>
          </table:table-cell>
          <table:table-cell office:value-type="float" office:value="5340" table:style-name="ce6">
            <text:p>5,340<text:s/></text:p>
          </table:table-cell>
          <table:table-cell office:value-type="float" office:value="2822" table:style-name="ce6">
            <text:p>2,822<text:s/></text:p>
          </table:table-cell>
          <table:table-cell office:value-type="float" office:value="1943" table:style-name="ce6">
            <text:p>1,943<text:s/></text:p>
          </table:table-cell>
          <table:table-cell office:value-type="float" office:value="5765" table:style-name="ce6">
            <text:p>5,765<text:s/></text:p>
          </table:table-cell>
          <table:table-cell office:value-type="float" office:value="1154" table:style-name="ce6">
            <text:p>1,154<text:s/></text:p>
          </table:table-cell>
          <table:table-cell office:value-type="float" office:value="2041" table:style-name="ce6">
            <text:p>2,041<text:s/></text:p>
          </table:table-cell>
          <table:table-cell office:value-type="float" office:value="4787" table:style-name="ce6">
            <text:p>4,787<text:s/></text:p>
          </table:table-cell>
          <table:table-cell office:value-type="float" office:value="4441" table:style-name="ce6">
            <text:p>4,441<text:s/></text:p>
          </table:table-cell>
          <table:table-cell office:value-type="float" office:value="8025" table:style-name="ce6">
            <text:p>8,025<text:s/></text:p>
          </table:table-cell>
          <table:table-cell office:value-type="float" office:value="3664" table:style-name="ce6">
            <text:p>3,664<text:s/></text:p>
          </table:table-cell>
          <table:table-cell office:value-type="float" office:value="4754" table:style-name="ce6">
            <text:p>4,754<text:s/></text:p>
          </table:table-cell>
          <table:table-cell office:value-type="float" office:value="2963" table:style-name="ce6">
            <text:p>2,963<text:s/></text:p>
          </table:table-cell>
          <table:table-cell office:value-type="float" office:value="5938" table:style-name="ce6">
            <text:p>5,938<text:s/></text:p>
          </table:table-cell>
          <table:table-cell office:value-type="float" office:value="2715" table:style-name="ce6">
            <text:p>2,715<text:s/></text:p>
          </table:table-cell>
          <table:table-cell office:value-type="float" office:value="3602" table:style-name="ce6">
            <text:p>3,602<text:s/></text:p>
          </table:table-cell>
          <table:table-cell office:value-type="float" office:value="4347" table:style-name="ce6">
            <text:p>4,347<text:s/></text:p>
          </table:table-cell>
          <table:table-cell office:value-type="float" office:value="1822" table:style-name="ce6">
            <text:p>1,822<text:s/></text:p>
          </table:table-cell>
          <table:table-cell office:value-type="float" office:value="11465" table:style-name="ce6">
            <text:p>11,465<text:s/></text:p>
          </table:table-cell>
          <table:table-cell office:value-type="float" office:value="2612" table:style-name="ce6">
            <text:p>2,612<text:s/></text:p>
          </table:table-cell>
          <table:table-cell office:value-type="float" office:value="9582" table:style-name="ce6">
            <text:p>9,582<text:s/></text:p>
          </table:table-cell>
          <table:table-cell office:value-type="float" office:value="7383" table:style-name="ce6">
            <text:p>7,383<text:s/></text:p>
          </table:table-cell>
          <table:table-cell office:value-type="float" office:value="9274" table:style-name="ce6">
            <text:p>9,274<text:s/></text:p>
          </table:table-cell>
          <table:table-cell office:value-type="float" office:value="11536" table:style-name="ce6">
            <text:p>11,536<text:s/></text:p>
          </table:table-cell>
          <table:table-cell office:value-type="float" office:value="10779" table:style-name="ce6">
            <text:p>10,779<text:s/></text:p>
          </table:table-cell>
          <table:table-cell office:value-type="float" office:value="6392" table:style-name="ce6">
            <text:p>6,392<text:s/></text:p>
          </table:table-cell>
          <table:table-cell office:value-type="float" office:value="18060" table:style-name="ce6">
            <text:p>18,060<text:s/></text:p>
          </table:table-cell>
          <table:table-cell office:value-type="float" office:value="10402" table:style-name="ce6">
            <text:p>10,402<text:s/></text:p>
          </table:table-cell>
          <table:table-cell office:value-type="float" office:value="17092" table:style-name="ce6">
            <text:p>17,092<text:s/></text:p>
          </table:table-cell>
          <table:table-cell office:value-type="float" office:value="13517" table:style-name="ce6">
            <text:p>13,517<text:s/></text:p>
          </table:table-cell>
          <table:table-cell office:value-type="float" office:value="2939" table:style-name="ce6">
            <text:p>2,939<text:s/></text:p>
          </table:table-cell>
          <table:table-cell office:value-type="float" office:value="20852" table:style-name="ce6">
            <text:p>20,852<text:s/></text:p>
          </table:table-cell>
          <table:table-cell office:value-type="float" office:value="13873" table:style-name="ce6">
            <text:p>13,873<text:s/></text:p>
          </table:table-cell>
          <table:table-cell office:value-type="float" office:value="13474" table:style-name="ce6">
            <text:p>13,474<text:s/></text:p>
          </table:table-cell>
          <table:table-cell office:value-type="float" office:value="11891" table:style-name="ce6">
            <text:p>11,891<text:s/></text:p>
          </table:table-cell>
          <table:table-cell office:value-type="float" office:value="5669" table:style-name="ce6">
            <text:p>5,669<text:s/></text:p>
          </table:table-cell>
          <table:table-cell office:value-type="float" office:value="84869" table:style-name="ce6">
            <text:p>84,869<text:s/></text:p>
          </table:table-cell>
          <table:table-cell office:value-type="float" office:value="31595" table:style-name="ce6">
            <text:p>31,595<text:s/></text:p>
          </table:table-cell>
          <table:table-cell office:value-type="float" office:value="10683" table:style-name="ce6">
            <text:p>10,683<text:s/></text:p>
          </table:table-cell>
          <table:table-cell office:value-type="float" office:value="11924" table:style-name="ce6">
            <text:p>11,924<text:s/></text:p>
          </table:table-cell>
          <table:table-cell office:value-type="float" office:value="16599" table:style-name="ce6">
            <text:p>16,599<text:s/></text:p>
          </table:table-cell>
          <table:table-cell office:value-type="float" office:value="16880" table:style-name="ce6">
            <text:p>16,880<text:s/></text:p>
          </table:table-cell>
          <table:table-cell office:value-type="float" office:value="17042" table:style-name="ce6">
            <text:p>17,042<text:s/></text:p>
          </table:table-cell>
          <table:table-cell office:value-type="float" office:value="13664" table:style-name="ce6">
            <text:p>13,664<text:s/></text:p>
          </table:table-cell>
          <table:table-cell office:value-type="float" office:value="5668" table:style-name="ce6">
            <text:p>5,668<text:s/></text:p>
          </table:table-cell>
          <table:table-cell office:value-type="float" office:value="15113" table:style-name="ce6">
            <text:p>15,113<text:s/></text:p>
          </table:table-cell>
          <table:table-cell office:value-type="float" office:value="4371" table:style-name="ce6">
            <text:p>4,371<text:s/></text:p>
          </table:table-cell>
          <table:table-cell office:value-type="float" office:value="3930" table:style-name="ce6">
            <text:p>3,930<text:s/></text:p>
          </table:table-cell>
          <table:table-cell office:value-type="float" office:value="12077" table:style-name="ce6">
            <text:p>12,077<text:s/></text:p>
          </table:table-cell>
          <table:table-cell office:value-type="float" office:value="4497" table:style-name="ce6">
            <text:p>4,497<text:s/></text:p>
          </table:table-cell>
          <table:table-cell office:value-type="float" office:value="2317" table:style-name="ce6">
            <text:p>2,317<text:s/></text:p>
          </table:table-cell>
          <table:table-cell office:value-type="float" office:value="1253" table:style-name="ce6">
            <text:p>1,253<text:s/></text:p>
          </table:table-cell>
          <table:table-cell office:value-type="float" office:value="6376" table:style-name="ce6">
            <text:p>6,376<text:s/></text:p>
          </table:table-cell>
          <table:table-cell office:value-type="float" office:value="5751" table:style-name="ce6">
            <text:p>5,751<text:s/></text:p>
          </table:table-cell>
          <table:table-cell office:value-type="float" office:value="8586" table:style-name="ce6">
            <text:p>8,586<text:s/></text:p>
          </table:table-cell>
          <table:table-cell office:value-type="float" office:value="22366" table:style-name="ce6">
            <text:p>22,366<text:s/></text:p>
          </table:table-cell>
          <table:table-cell office:value-type="float" office:value="4542" table:style-name="ce6">
            <text:p>4,542<text:s/></text:p>
          </table:table-cell>
          <table:table-cell office:value-type="float" office:value="6789" table:style-name="ce6">
            <text:p>6,789<text:s/></text:p>
          </table:table-cell>
          <table:table-cell office:value-type="float" office:value="4134" table:style-name="ce6">
            <text:p>4,134<text:s/></text:p>
          </table:table-cell>
          <table:table-cell office:value-type="float" office:value="11671" table:style-name="ce6">
            <text:p>11,671<text:s/></text:p>
          </table:table-cell>
          <table:table-cell office:value-type="float" office:value="9738" table:style-name="ce6">
            <text:p>9,738<text:s/></text:p>
          </table:table-cell>
          <table:table-cell office:value-type="float" office:value="16134" table:style-name="ce6">
            <text:p>16,134<text:s/></text:p>
          </table:table-cell>
          <table:table-cell office:value-type="float" office:value="22822" table:style-name="ce6">
            <text:p>22,822<text:s/></text:p>
          </table:table-cell>
          <table:table-cell office:value-type="float" office:value="19920" table:style-name="ce6">
            <text:p>19,920<text:s/></text:p>
          </table:table-cell>
          <table:table-cell office:value-type="float" office:value="14151" table:style-name="ce6">
            <text:p>14,151<text:s/></text:p>
          </table:table-cell>
          <table:table-cell office:value-type="float" office:value="16149" table:style-name="ce6">
            <text:p>16,149<text:s/></text:p>
          </table:table-cell>
          <table:table-cell office:value-type="float" office:value="39363" table:style-name="ce6">
            <text:p>39,363<text:s/></text:p>
          </table:table-cell>
          <table:table-cell office:value-type="float" office:value="9220" table:style-name="ce6">
            <text:p>9,220<text:s/></text:p>
          </table:table-cell>
          <table:table-cell office:value-type="float" office:value="18162" table:style-name="ce6">
            <text:p>18,162<text:s/></text:p>
          </table:table-cell>
          <table:table-cell office:value-type="float" office:value="19079" table:style-name="ce6">
            <text:p>19,079<text:s/></text:p>
          </table:table-cell>
          <table:table-cell office:value-type="float" office:value="11812" table:style-name="ce6">
            <text:p>11,812<text:s/></text:p>
          </table:table-cell>
          <table:table-cell office:value-type="float" office:value="34025" table:style-name="ce6">
            <text:p>34,025<text:s/></text:p>
          </table:table-cell>
          <table:table-cell office:value-type="float" office:value="11171" table:style-name="ce6">
            <text:p>11,171<text:s/></text:p>
          </table:table-cell>
          <table:table-cell office:value-type="float" office:value="9432" table:style-name="ce6">
            <text:p>9,432<text:s/></text:p>
          </table:table-cell>
          <table:table-cell office:value-type="float" office:value="6098" table:style-name="ce6">
            <text:p>6,098<text:s/></text:p>
          </table:table-cell>
          <table:table-cell office:value-type="float" office:value="10690" table:style-name="ce6">
            <text:p>10,690<text:s/></text:p>
          </table:table-cell>
          <table:table-cell office:value-type="float" office:value="6075" table:style-name="ce6">
            <text:p>6,075<text:s/></text:p>
          </table:table-cell>
          <table:table-cell office:value-type="float" office:value="13687" table:style-name="ce6">
            <text:p>13,687<text:s/></text:p>
          </table:table-cell>
          <table:table-cell office:value-type="float" office:value="8517" table:style-name="ce6">
            <text:p>8,517<text:s/></text:p>
          </table:table-cell>
          <table:table-cell office:value-type="float" office:value="7768" table:style-name="ce6">
            <text:p>7,768<text:s/></text:p>
          </table:table-cell>
          <table:table-cell office:value-type="float" office:value="7111" table:style-name="ce6">
            <text:p>7,111<text:s/></text:p>
          </table:table-cell>
          <table:table-cell office:value-type="float" office:value="11546" table:style-name="ce6">
            <text:p>11,546<text:s/></text:p>
          </table:table-cell>
          <table:table-cell office:value-type="float" office:value="8746" table:style-name="ce6">
            <text:p>8,746<text:s/></text:p>
          </table:table-cell>
          <table:table-cell office:value-type="float" office:value="9330" table:style-name="ce6">
            <text:p>9,330<text:s/></text:p>
          </table:table-cell>
          <table:table-cell office:value-type="float" office:value="10341" table:style-name="ce6">
            <text:p>10,341<text:s/></text:p>
          </table:table-cell>
          <table:table-cell office:value-type="float" office:value="5596" table:style-name="ce6">
            <text:p>5,596<text:s/></text:p>
          </table:table-cell>
          <table:table-cell office:value-type="float" office:value="5718" table:style-name="ce6">
            <text:p>5,718<text:s/></text:p>
          </table:table-cell>
          <table:table-cell office:value-type="float" office:value="3719" table:style-name="ce6">
            <text:p>3,719<text:s/></text:p>
          </table:table-cell>
          <table:table-cell office:value-type="float" office:value="1723" table:style-name="ce6">
            <text:p>1,723<text:s/></text:p>
          </table:table-cell>
          <table:table-cell office:value-type="float" office:value="4322" table:style-name="ce6">
            <text:p>4,322<text:s/></text:p>
          </table:table-cell>
          <table:table-cell office:value-type="float" office:value="4956" table:style-name="ce6">
            <text:p>4,956<text:s/></text:p>
          </table:table-cell>
          <table:table-cell office:value-type="float" office:value="6052" table:style-name="ce6">
            <text:p>6,052<text:s/></text:p>
          </table:table-cell>
          <table:table-cell office:value-type="float" office:value="7770" table:style-name="ce6">
            <text:p>7,770<text:s/></text:p>
          </table:table-cell>
          <table:table-cell office:value-type="float" office:value="8525" table:style-name="ce6">
            <text:p>8,525<text:s/></text:p>
          </table:table-cell>
          <table:table-cell office:value-type="float" office:value="12530" table:style-name="ce6">
            <text:p>12,530<text:s/></text:p>
          </table:table-cell>
          <table:table-cell office:value-type="float" office:value="14478" table:style-name="ce6">
            <text:p>14,478<text:s/></text:p>
          </table:table-cell>
          <table:table-cell office:value-type="float" office:value="6589" table:style-name="ce6">
            <text:p>6,589<text:s/></text:p>
          </table:table-cell>
          <table:table-cell office:value-type="float" office:value="6363" table:style-name="ce6">
            <text:p>6,363<text:s/></text:p>
          </table:table-cell>
          <table:table-cell office:value-type="float" office:value="6961" table:style-name="ce6">
            <text:p>6,961<text:s/></text:p>
          </table:table-cell>
          <table:table-cell office:value-type="float" office:value="6116" table:style-name="ce6">
            <text:p>6,116<text:s/></text:p>
          </table:table-cell>
          <table:table-cell office:value-type="float" office:value="6758" table:style-name="ce6">
            <text:p>6,758<text:s/></text:p>
          </table:table-cell>
          <table:table-cell office:value-type="float" office:value="5139" table:style-name="ce6">
            <text:p>5,139<text:s/></text:p>
          </table:table-cell>
          <table:table-cell office:value-type="float" office:value="5116" table:style-name="ce6">
            <text:p>5,116<text:s/></text:p>
          </table:table-cell>
          <table:table-cell office:value-type="float" office:value="673" table:style-name="ce6">
            <text:p>673<text:s/></text:p>
          </table:table-cell>
          <table:table-cell office:value-type="float" office:value="1702" table:style-name="ce6">
            <text:p>1,702<text:s/></text:p>
          </table:table-cell>
          <table:table-cell office:value-type="float" office:value="2237" table:style-name="ce6">
            <text:p>2,237<text:s/></text:p>
          </table:table-cell>
          <table:table-cell office:value-type="float" office:value="3261" table:style-name="ce6">
            <text:p>3,261<text:s/></text:p>
          </table:table-cell>
          <table:table-cell office:value-type="float" office:value="930" table:style-name="ce6">
            <text:p>930<text:s/></text:p>
          </table:table-cell>
          <table:table-cell office:value-type="float" office:value="1045" table:style-name="ce6">
            <text:p>1,045<text:s/></text:p>
          </table:table-cell>
          <table:table-cell office:value-type="float" office:value="1413" table:style-name="ce6">
            <text:p>1,413<text:s/></text:p>
          </table:table-cell>
          <table:table-cell office:value-type="float" office:value="5496" table:style-name="ce6">
            <text:p>5,496<text:s/></text:p>
          </table:table-cell>
          <table:table-cell office:value-type="float" office:value="1427" table:style-name="ce6">
            <text:p>1,427<text:s/></text:p>
          </table:table-cell>
          <table:table-cell office:value-type="float" office:value="2390" table:style-name="ce6">
            <text:p>2,390<text:s/></text:p>
          </table:table-cell>
          <table:table-cell office:value-type="float" office:value="2219" table:style-name="ce6">
            <text:p>2,219<text:s/></text:p>
          </table:table-cell>
          <table:table-cell table:number-columns-repeated="16264"/>
        </table:table-row>
        <table:table-row table:style-name="ro2">
          <table:table-cell office:value-type="date" office:date-value="2022-01-17T00:00:00" table:style-name="ce5">
            <text:p>2022/1/17</text:p>
          </table:table-cell>
          <table:table-cell office:value-type="float" office:value="3223" table:style-name="ce6">
            <text:p>3,223<text:s/></text:p>
          </table:table-cell>
          <table:table-cell office:value-type="float" office:value="12567" table:style-name="ce6">
            <text:p>12,567<text:s/></text:p>
          </table:table-cell>
          <table:table-cell office:value-type="float" office:value="37710" table:style-name="ce6">
            <text:p>37,710<text:s/></text:p>
          </table:table-cell>
          <table:table-cell office:value-type="float" office:value="32282" table:style-name="ce6">
            <text:p>32,282<text:s/></text:p>
          </table:table-cell>
          <table:table-cell office:value-type="float" office:value="22181" table:style-name="ce6">
            <text:p>22,181<text:s/></text:p>
          </table:table-cell>
          <table:table-cell office:value-type="float" office:value="11998" table:style-name="ce6">
            <text:p>11,998<text:s/></text:p>
          </table:table-cell>
          <table:table-cell office:value-type="float" office:value="10220" table:style-name="ce6">
            <text:p>10,220<text:s/></text:p>
          </table:table-cell>
          <table:table-cell office:value-type="float" office:value="3663" table:style-name="ce6">
            <text:p>3,663<text:s/></text:p>
          </table:table-cell>
          <table:table-cell office:value-type="float" office:value="3039" table:style-name="ce6">
            <text:p>3,039<text:s/></text:p>
          </table:table-cell>
          <table:table-cell office:value-type="float" office:value="11776" table:style-name="ce6">
            <text:p>11,776<text:s/></text:p>
          </table:table-cell>
          <table:table-cell office:value-type="float" office:value="1851" table:style-name="ce6">
            <text:p>1,851<text:s/></text:p>
          </table:table-cell>
          <table:table-cell office:value-type="float" office:value="4272" table:style-name="ce6">
            <text:p>4,272<text:s/></text:p>
          </table:table-cell>
          <table:table-cell office:value-type="float" office:value="3037" table:style-name="ce6">
            <text:p>3,037<text:s/></text:p>
          </table:table-cell>
          <table:table-cell office:value-type="float" office:value="8947" table:style-name="ce6">
            <text:p>8,947<text:s/></text:p>
          </table:table-cell>
          <table:table-cell office:value-type="float" office:value="8848" table:style-name="ce6">
            <text:p>8,848<text:s/></text:p>
          </table:table-cell>
          <table:table-cell office:value-type="float" office:value="15098" table:style-name="ce6">
            <text:p>15,098<text:s/></text:p>
          </table:table-cell>
          <table:table-cell office:value-type="float" office:value="16249" table:style-name="ce6">
            <text:p>16,249<text:s/></text:p>
          </table:table-cell>
          <table:table-cell office:value-type="float" office:value="5112" table:style-name="ce6">
            <text:p>5,112<text:s/></text:p>
          </table:table-cell>
          <table:table-cell office:value-type="float" office:value="8170" table:style-name="ce6">
            <text:p>8,170<text:s/></text:p>
          </table:table-cell>
          <table:table-cell office:value-type="float" office:value="2643" table:style-name="ce6">
            <text:p>2,643<text:s/></text:p>
          </table:table-cell>
          <table:table-cell office:value-type="float" office:value="7472" table:style-name="ce6">
            <text:p>7,472<text:s/></text:p>
          </table:table-cell>
          <table:table-cell office:value-type="float" office:value="7819" table:style-name="ce6">
            <text:p>7,819<text:s/></text:p>
          </table:table-cell>
          <table:table-cell office:value-type="float" office:value="5689" table:style-name="ce6">
            <text:p>5,689<text:s/></text:p>
          </table:table-cell>
          <table:table-cell office:value-type="float" office:value="24009" table:style-name="ce6">
            <text:p>24,009<text:s/></text:p>
          </table:table-cell>
          <table:table-cell office:value-type="float" office:value="3010" table:style-name="ce6">
            <text:p>3,010<text:s/></text:p>
          </table:table-cell>
          <table:table-cell office:value-type="float" office:value="9832" table:style-name="ce6">
            <text:p>9,832<text:s/></text:p>
          </table:table-cell>
          <table:table-cell office:value-type="float" office:value="11902" table:style-name="ce6">
            <text:p>11,902<text:s/></text:p>
          </table:table-cell>
          <table:table-cell office:value-type="float" office:value="13882" table:style-name="ce6">
            <text:p>13,882<text:s/></text:p>
          </table:table-cell>
          <table:table-cell office:value-type="float" office:value="21153" table:style-name="ce6">
            <text:p>21,153<text:s/></text:p>
          </table:table-cell>
          <table:table-cell office:value-type="float" office:value="15074" table:style-name="ce6">
            <text:p>15,074<text:s/></text:p>
          </table:table-cell>
          <table:table-cell office:value-type="float" office:value="9007" table:style-name="ce6">
            <text:p>9,007<text:s/></text:p>
          </table:table-cell>
          <table:table-cell office:value-type="float" office:value="20643" table:style-name="ce6">
            <text:p>20,643<text:s/></text:p>
          </table:table-cell>
          <table:table-cell office:value-type="float" office:value="14153" table:style-name="ce6">
            <text:p>14,153<text:s/></text:p>
          </table:table-cell>
          <table:table-cell office:value-type="float" office:value="27595" table:style-name="ce6">
            <text:p>27,595<text:s/></text:p>
          </table:table-cell>
          <table:table-cell office:value-type="float" office:value="20615" table:style-name="ce6">
            <text:p>20,615<text:s/></text:p>
          </table:table-cell>
          <table:table-cell office:value-type="float" office:value="8172" table:style-name="ce6">
            <text:p>8,172<text:s/></text:p>
          </table:table-cell>
          <table:table-cell office:value-type="float" office:value="32393" table:style-name="ce6">
            <text:p>32,393<text:s/></text:p>
          </table:table-cell>
          <table:table-cell office:value-type="float" office:value="23361" table:style-name="ce6">
            <text:p>23,361<text:s/></text:p>
          </table:table-cell>
          <table:table-cell office:value-type="float" office:value="23195" table:style-name="ce6">
            <text:p>23,195<text:s/></text:p>
          </table:table-cell>
          <table:table-cell office:value-type="float" office:value="17967" table:style-name="ce6">
            <text:p>17,967<text:s/></text:p>
          </table:table-cell>
          <table:table-cell office:value-type="float" office:value="21058" table:style-name="ce6">
            <text:p>21,058<text:s/></text:p>
          </table:table-cell>
          <table:table-cell office:value-type="float" office:value="90495" table:style-name="ce6">
            <text:p>90,495<text:s/></text:p>
          </table:table-cell>
          <table:table-cell office:value-type="float" office:value="34044" table:style-name="ce6">
            <text:p>34,044<text:s/></text:p>
          </table:table-cell>
          <table:table-cell office:value-type="float" office:value="18498" table:style-name="ce6">
            <text:p>18,498<text:s/></text:p>
          </table:table-cell>
          <table:table-cell office:value-type="float" office:value="19801" table:style-name="ce6">
            <text:p>19,801<text:s/></text:p>
          </table:table-cell>
          <table:table-cell office:value-type="float" office:value="20785" table:style-name="ce6">
            <text:p>20,785<text:s/></text:p>
          </table:table-cell>
          <table:table-cell office:value-type="float" office:value="18552" table:style-name="ce6">
            <text:p>18,552<text:s/></text:p>
          </table:table-cell>
          <table:table-cell office:value-type="float" office:value="21771" table:style-name="ce6">
            <text:p>21,771<text:s/></text:p>
          </table:table-cell>
          <table:table-cell office:value-type="float" office:value="18845" table:style-name="ce6">
            <text:p>18,845<text:s/></text:p>
          </table:table-cell>
          <table:table-cell office:value-type="float" office:value="10855" table:style-name="ce6">
            <text:p>10,855<text:s/></text:p>
          </table:table-cell>
          <table:table-cell office:value-type="float" office:value="26409" table:style-name="ce6">
            <text:p>26,409<text:s/></text:p>
          </table:table-cell>
          <table:table-cell office:value-type="float" office:value="6167" table:style-name="ce6">
            <text:p>6,167<text:s/></text:p>
          </table:table-cell>
          <table:table-cell office:value-type="float" office:value="7238" table:style-name="ce6">
            <text:p>7,238<text:s/></text:p>
          </table:table-cell>
          <table:table-cell office:value-type="float" office:value="16416" table:style-name="ce6">
            <text:p>16,416<text:s/></text:p>
          </table:table-cell>
          <table:table-cell office:value-type="float" office:value="3825" table:style-name="ce6">
            <text:p>3,825<text:s/></text:p>
          </table:table-cell>
          <table:table-cell office:value-type="float" office:value="3221" table:style-name="ce6">
            <text:p>3,221<text:s/></text:p>
          </table:table-cell>
          <table:table-cell office:value-type="float" office:value="3038" table:style-name="ce6">
            <text:p>3,038<text:s/></text:p>
          </table:table-cell>
          <table:table-cell office:value-type="float" office:value="11389" table:style-name="ce6">
            <text:p>11,389<text:s/></text:p>
          </table:table-cell>
          <table:table-cell office:value-type="float" office:value="8578" table:style-name="ce6">
            <text:p>8,578<text:s/></text:p>
          </table:table-cell>
          <table:table-cell office:value-type="float" office:value="10691" table:style-name="ce6">
            <text:p>10,691<text:s/></text:p>
          </table:table-cell>
          <table:table-cell office:value-type="float" office:value="25773" table:style-name="ce6">
            <text:p>25,773<text:s/></text:p>
          </table:table-cell>
          <table:table-cell office:value-type="float" office:value="8254" table:style-name="ce6">
            <text:p>8,254<text:s/></text:p>
          </table:table-cell>
          <table:table-cell office:value-type="float" office:value="11278" table:style-name="ce6">
            <text:p>11,278<text:s/></text:p>
          </table:table-cell>
          <table:table-cell office:value-type="float" office:value="6995" table:style-name="ce6">
            <text:p>6,995<text:s/></text:p>
          </table:table-cell>
          <table:table-cell office:value-type="float" office:value="20232" table:style-name="ce6">
            <text:p>20,232<text:s/></text:p>
          </table:table-cell>
          <table:table-cell office:value-type="float" office:value="21119" table:style-name="ce6">
            <text:p>21,119<text:s/></text:p>
          </table:table-cell>
          <table:table-cell office:value-type="float" office:value="22320" table:style-name="ce6">
            <text:p>22,320<text:s/></text:p>
          </table:table-cell>
          <table:table-cell office:value-type="float" office:value="32148" table:style-name="ce6">
            <text:p>32,148<text:s/></text:p>
          </table:table-cell>
          <table:table-cell office:value-type="float" office:value="34936" table:style-name="ce6">
            <text:p>34,936<text:s/></text:p>
          </table:table-cell>
          <table:table-cell office:value-type="float" office:value="23533" table:style-name="ce6">
            <text:p>23,533<text:s/></text:p>
          </table:table-cell>
          <table:table-cell office:value-type="float" office:value="20828" table:style-name="ce6">
            <text:p>20,828<text:s/></text:p>
          </table:table-cell>
          <table:table-cell office:value-type="float" office:value="44432" table:style-name="ce6">
            <text:p>44,432<text:s/></text:p>
          </table:table-cell>
          <table:table-cell office:value-type="float" office:value="17289" table:style-name="ce6">
            <text:p>17,289<text:s/></text:p>
          </table:table-cell>
          <table:table-cell office:value-type="float" office:value="26871" table:style-name="ce6">
            <text:p>26,871<text:s/></text:p>
          </table:table-cell>
          <table:table-cell office:value-type="float" office:value="27747" table:style-name="ce6">
            <text:p>27,747<text:s/></text:p>
          </table:table-cell>
          <table:table-cell office:value-type="float" office:value="16971" table:style-name="ce6">
            <text:p>16,971<text:s/></text:p>
          </table:table-cell>
          <table:table-cell office:value-type="float" office:value="50848" table:style-name="ce6">
            <text:p>50,848<text:s/></text:p>
          </table:table-cell>
          <table:table-cell office:value-type="float" office:value="18384" table:style-name="ce6">
            <text:p>18,384<text:s/></text:p>
          </table:table-cell>
          <table:table-cell office:value-type="float" office:value="14133" table:style-name="ce6">
            <text:p>14,133<text:s/></text:p>
          </table:table-cell>
          <table:table-cell office:value-type="float" office:value="13185" table:style-name="ce6">
            <text:p>13,185<text:s/></text:p>
          </table:table-cell>
          <table:table-cell office:value-type="float" office:value="16780" table:style-name="ce6">
            <text:p>16,780<text:s/></text:p>
          </table:table-cell>
          <table:table-cell office:value-type="float" office:value="11140" table:style-name="ce6">
            <text:p>11,140<text:s/></text:p>
          </table:table-cell>
          <table:table-cell office:value-type="float" office:value="22025" table:style-name="ce6">
            <text:p>22,025<text:s/></text:p>
          </table:table-cell>
          <table:table-cell office:value-type="float" office:value="17081" table:style-name="ce6">
            <text:p>17,081<text:s/></text:p>
          </table:table-cell>
          <table:table-cell office:value-type="float" office:value="5910" table:style-name="ce6">
            <text:p>5,910<text:s/></text:p>
          </table:table-cell>
          <table:table-cell office:value-type="float" office:value="9864" table:style-name="ce6">
            <text:p>9,864<text:s/></text:p>
          </table:table-cell>
          <table:table-cell office:value-type="float" office:value="33901" table:style-name="ce6">
            <text:p>33,901<text:s/></text:p>
          </table:table-cell>
          <table:table-cell office:value-type="float" office:value="20870" table:style-name="ce6">
            <text:p>20,870<text:s/></text:p>
          </table:table-cell>
          <table:table-cell office:value-type="float" office:value="22148" table:style-name="ce6">
            <text:p>22,148<text:s/></text:p>
          </table:table-cell>
          <table:table-cell office:value-type="float" office:value="20179" table:style-name="ce6">
            <text:p>20,179<text:s/></text:p>
          </table:table-cell>
          <table:table-cell office:value-type="float" office:value="9490" table:style-name="ce6">
            <text:p>9,490<text:s/></text:p>
          </table:table-cell>
          <table:table-cell office:value-type="float" office:value="9955" table:style-name="ce6">
            <text:p>9,955<text:s/></text:p>
          </table:table-cell>
          <table:table-cell office:value-type="float" office:value="5336" table:style-name="ce6">
            <text:p>5,336<text:s/></text:p>
          </table:table-cell>
          <table:table-cell office:value-type="float" office:value="4658" table:style-name="ce6">
            <text:p>4,658<text:s/></text:p>
          </table:table-cell>
          <table:table-cell office:value-type="float" office:value="6017" table:style-name="ce6">
            <text:p>6,017<text:s/></text:p>
          </table:table-cell>
          <table:table-cell office:value-type="float" office:value="9592" table:style-name="ce6">
            <text:p>9,592<text:s/></text:p>
          </table:table-cell>
          <table:table-cell office:value-type="float" office:value="8911" table:style-name="ce6">
            <text:p>8,911<text:s/></text:p>
          </table:table-cell>
          <table:table-cell office:value-type="float" office:value="10739" table:style-name="ce6">
            <text:p>10,739<text:s/></text:p>
          </table:table-cell>
          <table:table-cell office:value-type="float" office:value="14804" table:style-name="ce6">
            <text:p>14,804<text:s/></text:p>
          </table:table-cell>
          <table:table-cell office:value-type="float" office:value="25854" table:style-name="ce6">
            <text:p>25,854<text:s/></text:p>
          </table:table-cell>
          <table:table-cell office:value-type="float" office:value="18659" table:style-name="ce6">
            <text:p>18,659<text:s/></text:p>
          </table:table-cell>
          <table:table-cell office:value-type="float" office:value="12133" table:style-name="ce6">
            <text:p>12,133<text:s/></text:p>
          </table:table-cell>
          <table:table-cell office:value-type="float" office:value="11182" table:style-name="ce6">
            <text:p>11,182<text:s/></text:p>
          </table:table-cell>
          <table:table-cell office:value-type="float" office:value="11556" table:style-name="ce6">
            <text:p>11,556<text:s/></text:p>
          </table:table-cell>
          <table:table-cell office:value-type="float" office:value="11304" table:style-name="ce6">
            <text:p>11,304<text:s/></text:p>
          </table:table-cell>
          <table:table-cell office:value-type="float" office:value="10889" table:style-name="ce6">
            <text:p>10,889<text:s/></text:p>
          </table:table-cell>
          <table:table-cell office:value-type="float" office:value="9122" table:style-name="ce6">
            <text:p>9,122<text:s/></text:p>
          </table:table-cell>
          <table:table-cell office:value-type="float" office:value="8661" table:style-name="ce6">
            <text:p>8,661<text:s/></text:p>
          </table:table-cell>
          <table:table-cell office:value-type="float" office:value="1398" table:style-name="ce6">
            <text:p>1,398<text:s/></text:p>
          </table:table-cell>
          <table:table-cell office:value-type="float" office:value="2436" table:style-name="ce6">
            <text:p>2,436<text:s/></text:p>
          </table:table-cell>
          <table:table-cell office:value-type="float" office:value="3830" table:style-name="ce6">
            <text:p>3,830<text:s/></text:p>
          </table:table-cell>
          <table:table-cell office:value-type="float" office:value="4495" table:style-name="ce6">
            <text:p>4,495<text:s/></text:p>
          </table:table-cell>
          <table:table-cell office:value-type="float" office:value="2491" table:style-name="ce6">
            <text:p>2,491<text:s/></text:p>
          </table:table-cell>
          <table:table-cell office:value-type="float" office:value="3458" table:style-name="ce6">
            <text:p>3,458<text:s/></text:p>
          </table:table-cell>
          <table:table-cell office:value-type="float" office:value="2816" table:style-name="ce6">
            <text:p>2,816<text:s/></text:p>
          </table:table-cell>
          <table:table-cell office:value-type="float" office:value="6807" table:style-name="ce6">
            <text:p>6,807<text:s/></text:p>
          </table:table-cell>
          <table:table-cell office:value-type="float" office:value="2193" table:style-name="ce6">
            <text:p>2,193<text:s/></text:p>
          </table:table-cell>
          <table:table-cell office:value-type="float" office:value="3744" table:style-name="ce6">
            <text:p>3,744<text:s/></text:p>
          </table:table-cell>
          <table:table-cell office:value-type="float" office:value="4426" table:style-name="ce6">
            <text:p>4,426<text:s/></text:p>
          </table:table-cell>
          <table:table-cell table:number-columns-repeated="16264"/>
        </table:table-row>
        <table:table-row table:style-name="ro2">
          <table:table-cell office:value-type="date" office:date-value="2022-01-18T00:00:00" table:style-name="ce5">
            <text:p>2022/1/18</text:p>
          </table:table-cell>
          <table:table-cell office:value-type="float" office:value="3306" table:style-name="ce6">
            <text:p>3,306<text:s/></text:p>
          </table:table-cell>
          <table:table-cell office:value-type="float" office:value="12725" table:style-name="ce6">
            <text:p>12,725<text:s/></text:p>
          </table:table-cell>
          <table:table-cell office:value-type="float" office:value="38612" table:style-name="ce6">
            <text:p>38,612<text:s/></text:p>
          </table:table-cell>
          <table:table-cell office:value-type="float" office:value="33887" table:style-name="ce6">
            <text:p>33,887<text:s/></text:p>
          </table:table-cell>
          <table:table-cell office:value-type="float" office:value="22922" table:style-name="ce6">
            <text:p>22,922<text:s/></text:p>
          </table:table-cell>
          <table:table-cell office:value-type="float" office:value="12141" table:style-name="ce6">
            <text:p>12,141<text:s/></text:p>
          </table:table-cell>
          <table:table-cell office:value-type="float" office:value="10244" table:style-name="ce6">
            <text:p>10,244<text:s/></text:p>
          </table:table-cell>
          <table:table-cell office:value-type="float" office:value="3522" table:style-name="ce6">
            <text:p>3,522<text:s/></text:p>
          </table:table-cell>
          <table:table-cell office:value-type="float" office:value="3007" table:style-name="ce6">
            <text:p>3,007<text:s/></text:p>
          </table:table-cell>
          <table:table-cell office:value-type="float" office:value="11766" table:style-name="ce6">
            <text:p>11,766<text:s/></text:p>
          </table:table-cell>
          <table:table-cell office:value-type="float" office:value="1841" table:style-name="ce6">
            <text:p>1,841<text:s/></text:p>
          </table:table-cell>
          <table:table-cell office:value-type="float" office:value="4132" table:style-name="ce6">
            <text:p>4,132<text:s/></text:p>
          </table:table-cell>
          <table:table-cell office:value-type="float" office:value="3034" table:style-name="ce6">
            <text:p>3,034<text:s/></text:p>
          </table:table-cell>
          <table:table-cell office:value-type="float" office:value="9020" table:style-name="ce6">
            <text:p>9,020<text:s/></text:p>
          </table:table-cell>
          <table:table-cell office:value-type="float" office:value="9526" table:style-name="ce6">
            <text:p>9,526<text:s/></text:p>
          </table:table-cell>
          <table:table-cell office:value-type="float" office:value="15357" table:style-name="ce6">
            <text:p>15,357<text:s/></text:p>
          </table:table-cell>
          <table:table-cell office:value-type="float" office:value="16540" table:style-name="ce6">
            <text:p>16,540<text:s/></text:p>
          </table:table-cell>
          <table:table-cell office:value-type="float" office:value="5035" table:style-name="ce6">
            <text:p>5,035<text:s/></text:p>
          </table:table-cell>
          <table:table-cell office:value-type="float" office:value="8428" table:style-name="ce6">
            <text:p>8,428<text:s/></text:p>
          </table:table-cell>
          <table:table-cell office:value-type="float" office:value="2657" table:style-name="ce6">
            <text:p>2,657<text:s/></text:p>
          </table:table-cell>
          <table:table-cell office:value-type="float" office:value="7302" table:style-name="ce6">
            <text:p>7,302<text:s/></text:p>
          </table:table-cell>
          <table:table-cell office:value-type="float" office:value="7982" table:style-name="ce6">
            <text:p>7,982<text:s/></text:p>
          </table:table-cell>
          <table:table-cell office:value-type="float" office:value="5952" table:style-name="ce6">
            <text:p>5,952<text:s/></text:p>
          </table:table-cell>
          <table:table-cell office:value-type="float" office:value="24245" table:style-name="ce6">
            <text:p>24,245<text:s/></text:p>
          </table:table-cell>
          <table:table-cell office:value-type="float" office:value="2996" table:style-name="ce6">
            <text:p>2,996<text:s/></text:p>
          </table:table-cell>
          <table:table-cell office:value-type="float" office:value="9700" table:style-name="ce6">
            <text:p>9,700<text:s/></text:p>
          </table:table-cell>
          <table:table-cell office:value-type="float" office:value="11906" table:style-name="ce6">
            <text:p>11,906<text:s/></text:p>
          </table:table-cell>
          <table:table-cell office:value-type="float" office:value="14000" table:style-name="ce6">
            <text:p>14,000<text:s/></text:p>
          </table:table-cell>
          <table:table-cell office:value-type="float" office:value="21713" table:style-name="ce6">
            <text:p>21,713<text:s/></text:p>
          </table:table-cell>
          <table:table-cell office:value-type="float" office:value="15406" table:style-name="ce6">
            <text:p>15,406<text:s/></text:p>
          </table:table-cell>
          <table:table-cell office:value-type="float" office:value="8945" table:style-name="ce6">
            <text:p>8,945<text:s/></text:p>
          </table:table-cell>
          <table:table-cell office:value-type="float" office:value="21416" table:style-name="ce6">
            <text:p>21,416<text:s/></text:p>
          </table:table-cell>
          <table:table-cell office:value-type="float" office:value="14388" table:style-name="ce6">
            <text:p>14,388<text:s/></text:p>
          </table:table-cell>
          <table:table-cell office:value-type="float" office:value="28483" table:style-name="ce6">
            <text:p>28,483<text:s/></text:p>
          </table:table-cell>
          <table:table-cell office:value-type="float" office:value="22004" table:style-name="ce6">
            <text:p>22,004<text:s/></text:p>
          </table:table-cell>
          <table:table-cell office:value-type="float" office:value="8089" table:style-name="ce6">
            <text:p>8,089<text:s/></text:p>
          </table:table-cell>
          <table:table-cell office:value-type="float" office:value="32005" table:style-name="ce6">
            <text:p>32,005<text:s/></text:p>
          </table:table-cell>
          <table:table-cell office:value-type="float" office:value="23018" table:style-name="ce6">
            <text:p>23,018<text:s/></text:p>
          </table:table-cell>
          <table:table-cell office:value-type="float" office:value="23070" table:style-name="ce6">
            <text:p>23,070<text:s/></text:p>
          </table:table-cell>
          <table:table-cell office:value-type="float" office:value="17949" table:style-name="ce6">
            <text:p>17,949<text:s/></text:p>
          </table:table-cell>
          <table:table-cell office:value-type="float" office:value="21167" table:style-name="ce6">
            <text:p>21,167<text:s/></text:p>
          </table:table-cell>
          <table:table-cell office:value-type="float" office:value="88330" table:style-name="ce6">
            <text:p>88,330<text:s/></text:p>
          </table:table-cell>
          <table:table-cell office:value-type="float" office:value="35737" table:style-name="ce6">
            <text:p>35,737<text:s/></text:p>
          </table:table-cell>
          <table:table-cell office:value-type="float" office:value="19746" table:style-name="ce6">
            <text:p>19,746<text:s/></text:p>
          </table:table-cell>
          <table:table-cell office:value-type="float" office:value="19979" table:style-name="ce6">
            <text:p>19,979<text:s/></text:p>
          </table:table-cell>
          <table:table-cell office:value-type="float" office:value="21638" table:style-name="ce6">
            <text:p>21,638<text:s/></text:p>
          </table:table-cell>
          <table:table-cell office:value-type="float" office:value="18648" table:style-name="ce6">
            <text:p>18,648<text:s/></text:p>
          </table:table-cell>
          <table:table-cell office:value-type="float" office:value="22119" table:style-name="ce6">
            <text:p>22,119<text:s/></text:p>
          </table:table-cell>
          <table:table-cell office:value-type="float" office:value="19481" table:style-name="ce6">
            <text:p>19,481<text:s/></text:p>
          </table:table-cell>
          <table:table-cell office:value-type="float" office:value="10758" table:style-name="ce6">
            <text:p>10,758<text:s/></text:p>
          </table:table-cell>
          <table:table-cell office:value-type="float" office:value="26409" table:style-name="ce6">
            <text:p>26,409<text:s/></text:p>
          </table:table-cell>
          <table:table-cell office:value-type="float" office:value="6118" table:style-name="ce6">
            <text:p>6,118<text:s/></text:p>
          </table:table-cell>
          <table:table-cell office:value-type="float" office:value="7523" table:style-name="ce6">
            <text:p>7,523<text:s/></text:p>
          </table:table-cell>
          <table:table-cell office:value-type="float" office:value="16731" table:style-name="ce6">
            <text:p>16,731<text:s/></text:p>
          </table:table-cell>
          <table:table-cell office:value-type="float" office:value="3960" table:style-name="ce6">
            <text:p>3,960<text:s/></text:p>
          </table:table-cell>
          <table:table-cell office:value-type="float" office:value="3307" table:style-name="ce6">
            <text:p>3,307<text:s/></text:p>
          </table:table-cell>
          <table:table-cell office:value-type="float" office:value="3061" table:style-name="ce6">
            <text:p>3,061<text:s/></text:p>
          </table:table-cell>
          <table:table-cell office:value-type="float" office:value="11245" table:style-name="ce6">
            <text:p>11,245<text:s/></text:p>
          </table:table-cell>
          <table:table-cell office:value-type="float" office:value="8707" table:style-name="ce6">
            <text:p>8,707<text:s/></text:p>
          </table:table-cell>
          <table:table-cell office:value-type="float" office:value="10700" table:style-name="ce6">
            <text:p>10,700<text:s/></text:p>
          </table:table-cell>
          <table:table-cell office:value-type="float" office:value="25381" table:style-name="ce6">
            <text:p>25,381<text:s/></text:p>
          </table:table-cell>
          <table:table-cell office:value-type="float" office:value="8360" table:style-name="ce6">
            <text:p>8,360<text:s/></text:p>
          </table:table-cell>
          <table:table-cell office:value-type="float" office:value="10948" table:style-name="ce6">
            <text:p>10,948<text:s/></text:p>
          </table:table-cell>
          <table:table-cell office:value-type="float" office:value="7070" table:style-name="ce6">
            <text:p>7,070<text:s/></text:p>
          </table:table-cell>
          <table:table-cell office:value-type="float" office:value="20243" table:style-name="ce6">
            <text:p>20,243<text:s/></text:p>
          </table:table-cell>
          <table:table-cell office:value-type="float" office:value="19954" table:style-name="ce6">
            <text:p>19,954<text:s/></text:p>
          </table:table-cell>
          <table:table-cell office:value-type="float" office:value="22015" table:style-name="ce6">
            <text:p>22,015<text:s/></text:p>
          </table:table-cell>
          <table:table-cell office:value-type="float" office:value="31175" table:style-name="ce6">
            <text:p>31,175<text:s/></text:p>
          </table:table-cell>
          <table:table-cell office:value-type="float" office:value="34817" table:style-name="ce6">
            <text:p>34,817<text:s/></text:p>
          </table:table-cell>
          <table:table-cell office:value-type="float" office:value="23484" table:style-name="ce6">
            <text:p>23,484<text:s/></text:p>
          </table:table-cell>
          <table:table-cell office:value-type="float" office:value="20428" table:style-name="ce6">
            <text:p>20,428<text:s/></text:p>
          </table:table-cell>
          <table:table-cell office:value-type="float" office:value="45282" table:style-name="ce6">
            <text:p>45,282<text:s/></text:p>
          </table:table-cell>
          <table:table-cell office:value-type="float" office:value="18094" table:style-name="ce6">
            <text:p>18,094<text:s/></text:p>
          </table:table-cell>
          <table:table-cell office:value-type="float" office:value="27757" table:style-name="ce6">
            <text:p>27,757<text:s/></text:p>
          </table:table-cell>
          <table:table-cell office:value-type="float" office:value="28915" table:style-name="ce6">
            <text:p>28,915<text:s/></text:p>
          </table:table-cell>
          <table:table-cell office:value-type="float" office:value="18002" table:style-name="ce6">
            <text:p>18,002<text:s/></text:p>
          </table:table-cell>
          <table:table-cell office:value-type="float" office:value="52078" table:style-name="ce6">
            <text:p>52,078<text:s/></text:p>
          </table:table-cell>
          <table:table-cell office:value-type="float" office:value="19004" table:style-name="ce6">
            <text:p>19,004<text:s/></text:p>
          </table:table-cell>
          <table:table-cell office:value-type="float" office:value="14273" table:style-name="ce6">
            <text:p>14,273<text:s/></text:p>
          </table:table-cell>
          <table:table-cell office:value-type="float" office:value="13237" table:style-name="ce6">
            <text:p>13,237<text:s/></text:p>
          </table:table-cell>
          <table:table-cell office:value-type="float" office:value="16858" table:style-name="ce6">
            <text:p>16,858<text:s/></text:p>
          </table:table-cell>
          <table:table-cell office:value-type="float" office:value="11257" table:style-name="ce6">
            <text:p>11,257<text:s/></text:p>
          </table:table-cell>
          <table:table-cell office:value-type="float" office:value="21916" table:style-name="ce6">
            <text:p>21,916<text:s/></text:p>
          </table:table-cell>
          <table:table-cell office:value-type="float" office:value="17636" table:style-name="ce6">
            <text:p>17,636<text:s/></text:p>
          </table:table-cell>
          <table:table-cell office:value-type="float" office:value="6011" table:style-name="ce6">
            <text:p>6,011<text:s/></text:p>
          </table:table-cell>
          <table:table-cell office:value-type="float" office:value="9850" table:style-name="ce6">
            <text:p>9,850<text:s/></text:p>
          </table:table-cell>
          <table:table-cell office:value-type="float" office:value="35036" table:style-name="ce6">
            <text:p>35,036<text:s/></text:p>
          </table:table-cell>
          <table:table-cell office:value-type="float" office:value="20957" table:style-name="ce6">
            <text:p>20,957<text:s/></text:p>
          </table:table-cell>
          <table:table-cell office:value-type="float" office:value="22350" table:style-name="ce6">
            <text:p>22,350<text:s/></text:p>
          </table:table-cell>
          <table:table-cell office:value-type="float" office:value="20324" table:style-name="ce6">
            <text:p>20,324<text:s/></text:p>
          </table:table-cell>
          <table:table-cell office:value-type="float" office:value="9406" table:style-name="ce6">
            <text:p>9,406<text:s/></text:p>
          </table:table-cell>
          <table:table-cell office:value-type="float" office:value="9947" table:style-name="ce6">
            <text:p>9,947<text:s/></text:p>
          </table:table-cell>
          <table:table-cell office:value-type="float" office:value="5360" table:style-name="ce6">
            <text:p>5,360<text:s/></text:p>
          </table:table-cell>
          <table:table-cell office:value-type="float" office:value="4721" table:style-name="ce6">
            <text:p>4,721<text:s/></text:p>
          </table:table-cell>
          <table:table-cell office:value-type="float" office:value="5850" table:style-name="ce6">
            <text:p>5,850<text:s/></text:p>
          </table:table-cell>
          <table:table-cell office:value-type="float" office:value="9455" table:style-name="ce6">
            <text:p>9,455<text:s/></text:p>
          </table:table-cell>
          <table:table-cell office:value-type="float" office:value="9029" table:style-name="ce6">
            <text:p>9,029<text:s/></text:p>
          </table:table-cell>
          <table:table-cell office:value-type="float" office:value="10890" table:style-name="ce6">
            <text:p>10,890<text:s/></text:p>
          </table:table-cell>
          <table:table-cell office:value-type="float" office:value="15173" table:style-name="ce6">
            <text:p>15,173<text:s/></text:p>
          </table:table-cell>
          <table:table-cell office:value-type="float" office:value="25357" table:style-name="ce6">
            <text:p>25,357<text:s/></text:p>
          </table:table-cell>
          <table:table-cell office:value-type="float" office:value="19690" table:style-name="ce6">
            <text:p>19,690<text:s/></text:p>
          </table:table-cell>
          <table:table-cell office:value-type="float" office:value="12011" table:style-name="ce6">
            <text:p>12,011<text:s/></text:p>
          </table:table-cell>
          <table:table-cell office:value-type="float" office:value="11311" table:style-name="ce6">
            <text:p>11,311<text:s/></text:p>
          </table:table-cell>
          <table:table-cell office:value-type="float" office:value="11465" table:style-name="ce6">
            <text:p>11,465<text:s/></text:p>
          </table:table-cell>
          <table:table-cell office:value-type="float" office:value="11030" table:style-name="ce6">
            <text:p>11,030<text:s/></text:p>
          </table:table-cell>
          <table:table-cell office:value-type="float" office:value="10951" table:style-name="ce6">
            <text:p>10,951<text:s/></text:p>
          </table:table-cell>
          <table:table-cell office:value-type="float" office:value="8958" table:style-name="ce6">
            <text:p>8,958<text:s/></text:p>
          </table:table-cell>
          <table:table-cell office:value-type="float" office:value="8696" table:style-name="ce6">
            <text:p>8,696<text:s/></text:p>
          </table:table-cell>
          <table:table-cell office:value-type="float" office:value="1447" table:style-name="ce6">
            <text:p>1,447<text:s/></text:p>
          </table:table-cell>
          <table:table-cell office:value-type="float" office:value="2307" table:style-name="ce6">
            <text:p>2,307<text:s/></text:p>
          </table:table-cell>
          <table:table-cell office:value-type="float" office:value="3808" table:style-name="ce6">
            <text:p>3,808<text:s/></text:p>
          </table:table-cell>
          <table:table-cell office:value-type="float" office:value="4397" table:style-name="ce6">
            <text:p>4,397<text:s/></text:p>
          </table:table-cell>
          <table:table-cell office:value-type="float" office:value="2429" table:style-name="ce6">
            <text:p>2,429<text:s/></text:p>
          </table:table-cell>
          <table:table-cell office:value-type="float" office:value="3417" table:style-name="ce6">
            <text:p>3,417<text:s/></text:p>
          </table:table-cell>
          <table:table-cell office:value-type="float" office:value="2821" table:style-name="ce6">
            <text:p>2,821<text:s/></text:p>
          </table:table-cell>
          <table:table-cell office:value-type="float" office:value="6626" table:style-name="ce6">
            <text:p>6,626<text:s/></text:p>
          </table:table-cell>
          <table:table-cell office:value-type="float" office:value="2323" table:style-name="ce6">
            <text:p>2,323<text:s/></text:p>
          </table:table-cell>
          <table:table-cell office:value-type="float" office:value="3637" table:style-name="ce6">
            <text:p>3,637<text:s/></text:p>
          </table:table-cell>
          <table:table-cell office:value-type="float" office:value="4345" table:style-name="ce6">
            <text:p>4,345<text:s/></text:p>
          </table:table-cell>
          <table:table-cell table:number-columns-repeated="16264"/>
        </table:table-row>
        <table:table-row table:style-name="ro2">
          <table:table-cell office:value-type="date" office:date-value="2022-01-19T00:00:00" table:style-name="ce5">
            <text:p>2022/1/19</text:p>
          </table:table-cell>
          <table:table-cell office:value-type="float" office:value="3091" table:style-name="ce6">
            <text:p>3,091<text:s/></text:p>
          </table:table-cell>
          <table:table-cell office:value-type="float" office:value="12730" table:style-name="ce6">
            <text:p>12,730<text:s/></text:p>
          </table:table-cell>
          <table:table-cell office:value-type="float" office:value="39258" table:style-name="ce6">
            <text:p>39,258<text:s/></text:p>
          </table:table-cell>
          <table:table-cell office:value-type="float" office:value="36849" table:style-name="ce6">
            <text:p>36,849<text:s/></text:p>
          </table:table-cell>
          <table:table-cell office:value-type="float" office:value="23131" table:style-name="ce6">
            <text:p>23,131<text:s/></text:p>
          </table:table-cell>
          <table:table-cell office:value-type="float" office:value="12193" table:style-name="ce6">
            <text:p>12,193<text:s/></text:p>
          </table:table-cell>
          <table:table-cell office:value-type="float" office:value="10338" table:style-name="ce6">
            <text:p>10,338<text:s/></text:p>
          </table:table-cell>
          <table:table-cell office:value-type="float" office:value="3577" table:style-name="ce6">
            <text:p>3,577<text:s/></text:p>
          </table:table-cell>
          <table:table-cell office:value-type="float" office:value="3070" table:style-name="ce6">
            <text:p>3,070<text:s/></text:p>
          </table:table-cell>
          <table:table-cell office:value-type="float" office:value="12001" table:style-name="ce6">
            <text:p>12,001<text:s/></text:p>
          </table:table-cell>
          <table:table-cell office:value-type="float" office:value="1889" table:style-name="ce6">
            <text:p>1,889<text:s/></text:p>
          </table:table-cell>
          <table:table-cell office:value-type="float" office:value="4205" table:style-name="ce6">
            <text:p>4,205<text:s/></text:p>
          </table:table-cell>
          <table:table-cell office:value-type="float" office:value="3554" table:style-name="ce6">
            <text:p>3,554<text:s/></text:p>
          </table:table-cell>
          <table:table-cell office:value-type="float" office:value="8046" table:style-name="ce6">
            <text:p>8,046<text:s/></text:p>
          </table:table-cell>
          <table:table-cell office:value-type="float" office:value="10115" table:style-name="ce6">
            <text:p>10,115<text:s/></text:p>
          </table:table-cell>
          <table:table-cell office:value-type="float" office:value="15354" table:style-name="ce6">
            <text:p>15,354<text:s/></text:p>
          </table:table-cell>
          <table:table-cell office:value-type="float" office:value="16648" table:style-name="ce6">
            <text:p>16,648<text:s/></text:p>
          </table:table-cell>
          <table:table-cell office:value-type="float" office:value="5079" table:style-name="ce6">
            <text:p>5,079<text:s/></text:p>
          </table:table-cell>
          <table:table-cell office:value-type="float" office:value="8541" table:style-name="ce6">
            <text:p>8,541<text:s/></text:p>
          </table:table-cell>
          <table:table-cell office:value-type="float" office:value="2830" table:style-name="ce6">
            <text:p>2,830<text:s/></text:p>
          </table:table-cell>
          <table:table-cell office:value-type="float" office:value="7517" table:style-name="ce6">
            <text:p>7,517<text:s/></text:p>
          </table:table-cell>
          <table:table-cell office:value-type="float" office:value="8038" table:style-name="ce6">
            <text:p>8,038<text:s/></text:p>
          </table:table-cell>
          <table:table-cell office:value-type="float" office:value="5934" table:style-name="ce6">
            <text:p>5,934<text:s/></text:p>
          </table:table-cell>
          <table:table-cell office:value-type="float" office:value="24487" table:style-name="ce6">
            <text:p>24,487<text:s/></text:p>
          </table:table-cell>
          <table:table-cell office:value-type="float" office:value="2902" table:style-name="ce6">
            <text:p>2,902<text:s/></text:p>
          </table:table-cell>
          <table:table-cell office:value-type="float" office:value="10032" table:style-name="ce6">
            <text:p>10,032<text:s/></text:p>
          </table:table-cell>
          <table:table-cell office:value-type="float" office:value="11865" table:style-name="ce6">
            <text:p>11,865<text:s/></text:p>
          </table:table-cell>
          <table:table-cell office:value-type="float" office:value="14126" table:style-name="ce6">
            <text:p>14,126<text:s/></text:p>
          </table:table-cell>
          <table:table-cell office:value-type="float" office:value="21631" table:style-name="ce6">
            <text:p>21,631<text:s/></text:p>
          </table:table-cell>
          <table:table-cell office:value-type="float" office:value="14761" table:style-name="ce6">
            <text:p>14,761<text:s/></text:p>
          </table:table-cell>
          <table:table-cell office:value-type="float" office:value="9188" table:style-name="ce6">
            <text:p>9,188<text:s/></text:p>
          </table:table-cell>
          <table:table-cell office:value-type="float" office:value="21414" table:style-name="ce6">
            <text:p>21,414<text:s/></text:p>
          </table:table-cell>
          <table:table-cell office:value-type="float" office:value="14599" table:style-name="ce6">
            <text:p>14,599<text:s/></text:p>
          </table:table-cell>
          <table:table-cell office:value-type="float" office:value="28729" table:style-name="ce6">
            <text:p>28,729<text:s/></text:p>
          </table:table-cell>
          <table:table-cell office:value-type="float" office:value="21957" table:style-name="ce6">
            <text:p>21,957<text:s/></text:p>
          </table:table-cell>
          <table:table-cell office:value-type="float" office:value="8209" table:style-name="ce6">
            <text:p>8,209<text:s/></text:p>
          </table:table-cell>
          <table:table-cell office:value-type="float" office:value="32810" table:style-name="ce6">
            <text:p>32,810<text:s/></text:p>
          </table:table-cell>
          <table:table-cell office:value-type="float" office:value="23574" table:style-name="ce6">
            <text:p>23,574<text:s/></text:p>
          </table:table-cell>
          <table:table-cell office:value-type="float" office:value="23151" table:style-name="ce6">
            <text:p>23,151<text:s/></text:p>
          </table:table-cell>
          <table:table-cell office:value-type="float" office:value="18147" table:style-name="ce6">
            <text:p>18,147<text:s/></text:p>
          </table:table-cell>
          <table:table-cell office:value-type="float" office:value="20781" table:style-name="ce6">
            <text:p>20,781<text:s/></text:p>
          </table:table-cell>
          <table:table-cell office:value-type="float" office:value="87480" table:style-name="ce6">
            <text:p>87,480<text:s/></text:p>
          </table:table-cell>
          <table:table-cell office:value-type="float" office:value="38249" table:style-name="ce6">
            <text:p>38,249<text:s/></text:p>
          </table:table-cell>
          <table:table-cell office:value-type="float" office:value="20390" table:style-name="ce6">
            <text:p>20,390<text:s/></text:p>
          </table:table-cell>
          <table:table-cell office:value-type="float" office:value="20581" table:style-name="ce6">
            <text:p>20,581<text:s/></text:p>
          </table:table-cell>
          <table:table-cell office:value-type="float" office:value="21805" table:style-name="ce6">
            <text:p>21,805<text:s/></text:p>
          </table:table-cell>
          <table:table-cell office:value-type="float" office:value="19596" table:style-name="ce6">
            <text:p>19,596<text:s/></text:p>
          </table:table-cell>
          <table:table-cell office:value-type="float" office:value="22751" table:style-name="ce6">
            <text:p>22,751<text:s/></text:p>
          </table:table-cell>
          <table:table-cell office:value-type="float" office:value="20585" table:style-name="ce6">
            <text:p>20,585<text:s/></text:p>
          </table:table-cell>
          <table:table-cell office:value-type="float" office:value="11126" table:style-name="ce6">
            <text:p>11,126<text:s/></text:p>
          </table:table-cell>
          <table:table-cell office:value-type="float" office:value="27224" table:style-name="ce6">
            <text:p>27,224<text:s/></text:p>
          </table:table-cell>
          <table:table-cell office:value-type="float" office:value="6393" table:style-name="ce6">
            <text:p>6,393<text:s/></text:p>
          </table:table-cell>
          <table:table-cell office:value-type="float" office:value="7539" table:style-name="ce6">
            <text:p>7,539<text:s/></text:p>
          </table:table-cell>
          <table:table-cell office:value-type="float" office:value="17320" table:style-name="ce6">
            <text:p>17,320<text:s/></text:p>
          </table:table-cell>
          <table:table-cell office:value-type="float" office:value="4069" table:style-name="ce6">
            <text:p>4,069<text:s/></text:p>
          </table:table-cell>
          <table:table-cell office:value-type="float" office:value="3379" table:style-name="ce6">
            <text:p>3,379<text:s/></text:p>
          </table:table-cell>
          <table:table-cell office:value-type="float" office:value="3056" table:style-name="ce6">
            <text:p>3,056<text:s/></text:p>
          </table:table-cell>
          <table:table-cell office:value-type="float" office:value="11442" table:style-name="ce6">
            <text:p>11,442<text:s/></text:p>
          </table:table-cell>
          <table:table-cell office:value-type="float" office:value="8880" table:style-name="ce6">
            <text:p>8,880<text:s/></text:p>
          </table:table-cell>
          <table:table-cell office:value-type="float" office:value="10675" table:style-name="ce6">
            <text:p>10,675<text:s/></text:p>
          </table:table-cell>
          <table:table-cell office:value-type="float" office:value="25628" table:style-name="ce6">
            <text:p>25,628<text:s/></text:p>
          </table:table-cell>
          <table:table-cell office:value-type="float" office:value="8459" table:style-name="ce6">
            <text:p>8,459<text:s/></text:p>
          </table:table-cell>
          <table:table-cell office:value-type="float" office:value="11117" table:style-name="ce6">
            <text:p>11,117<text:s/></text:p>
          </table:table-cell>
          <table:table-cell office:value-type="float" office:value="7210" table:style-name="ce6">
            <text:p>7,210<text:s/></text:p>
          </table:table-cell>
          <table:table-cell office:value-type="float" office:value="20599" table:style-name="ce6">
            <text:p>20,599<text:s/></text:p>
          </table:table-cell>
          <table:table-cell office:value-type="float" office:value="20405" table:style-name="ce6">
            <text:p>20,405<text:s/></text:p>
          </table:table-cell>
          <table:table-cell office:value-type="float" office:value="22806" table:style-name="ce6">
            <text:p>22,806<text:s/></text:p>
          </table:table-cell>
          <table:table-cell office:value-type="float" office:value="31813" table:style-name="ce6">
            <text:p>31,813<text:s/></text:p>
          </table:table-cell>
          <table:table-cell office:value-type="float" office:value="35825" table:style-name="ce6">
            <text:p>35,825<text:s/></text:p>
          </table:table-cell>
          <table:table-cell office:value-type="float" office:value="24183" table:style-name="ce6">
            <text:p>24,183<text:s/></text:p>
          </table:table-cell>
          <table:table-cell office:value-type="float" office:value="21341" table:style-name="ce6">
            <text:p>21,341<text:s/></text:p>
          </table:table-cell>
          <table:table-cell office:value-type="float" office:value="48116" table:style-name="ce6">
            <text:p>48,116<text:s/></text:p>
          </table:table-cell>
          <table:table-cell office:value-type="float" office:value="18295" table:style-name="ce6">
            <text:p>18,295<text:s/></text:p>
          </table:table-cell>
          <table:table-cell office:value-type="float" office:value="28892" table:style-name="ce6">
            <text:p>28,892<text:s/></text:p>
          </table:table-cell>
          <table:table-cell office:value-type="float" office:value="30372" table:style-name="ce6">
            <text:p>30,372<text:s/></text:p>
          </table:table-cell>
          <table:table-cell office:value-type="float" office:value="18444" table:style-name="ce6">
            <text:p>18,444<text:s/></text:p>
          </table:table-cell>
          <table:table-cell office:value-type="float" office:value="52828" table:style-name="ce6">
            <text:p>52,828<text:s/></text:p>
          </table:table-cell>
          <table:table-cell office:value-type="float" office:value="19146" table:style-name="ce6">
            <text:p>19,146<text:s/></text:p>
          </table:table-cell>
          <table:table-cell office:value-type="float" office:value="14481" table:style-name="ce6">
            <text:p>14,481<text:s/></text:p>
          </table:table-cell>
          <table:table-cell office:value-type="float" office:value="13149" table:style-name="ce6">
            <text:p>13,149<text:s/></text:p>
          </table:table-cell>
          <table:table-cell office:value-type="float" office:value="17531" table:style-name="ce6">
            <text:p>17,531<text:s/></text:p>
          </table:table-cell>
          <table:table-cell office:value-type="float" office:value="11741" table:style-name="ce6">
            <text:p>11,741<text:s/></text:p>
          </table:table-cell>
          <table:table-cell office:value-type="float" office:value="22760" table:style-name="ce6">
            <text:p>22,760<text:s/></text:p>
          </table:table-cell>
          <table:table-cell office:value-type="float" office:value="17957" table:style-name="ce6">
            <text:p>17,957<text:s/></text:p>
          </table:table-cell>
          <table:table-cell office:value-type="float" office:value="6213" table:style-name="ce6">
            <text:p>6,213<text:s/></text:p>
          </table:table-cell>
          <table:table-cell office:value-type="float" office:value="10503" table:style-name="ce6">
            <text:p>10,503<text:s/></text:p>
          </table:table-cell>
          <table:table-cell office:value-type="float" office:value="35615" table:style-name="ce6">
            <text:p>35,615<text:s/></text:p>
          </table:table-cell>
          <table:table-cell office:value-type="float" office:value="21408" table:style-name="ce6">
            <text:p>21,408<text:s/></text:p>
          </table:table-cell>
          <table:table-cell office:value-type="float" office:value="22979" table:style-name="ce6">
            <text:p>22,979<text:s/></text:p>
          </table:table-cell>
          <table:table-cell office:value-type="float" office:value="20351" table:style-name="ce6">
            <text:p>20,351<text:s/></text:p>
          </table:table-cell>
          <table:table-cell office:value-type="float" office:value="9386" table:style-name="ce6">
            <text:p>9,386<text:s/></text:p>
          </table:table-cell>
          <table:table-cell office:value-type="float" office:value="10136" table:style-name="ce6">
            <text:p>10,136<text:s/></text:p>
          </table:table-cell>
          <table:table-cell office:value-type="float" office:value="5419" table:style-name="ce6">
            <text:p>5,419<text:s/></text:p>
          </table:table-cell>
          <table:table-cell office:value-type="float" office:value="4823" table:style-name="ce6">
            <text:p>4,823<text:s/></text:p>
          </table:table-cell>
          <table:table-cell office:value-type="float" office:value="6069" table:style-name="ce6">
            <text:p>6,069<text:s/></text:p>
          </table:table-cell>
          <table:table-cell office:value-type="float" office:value="9414" table:style-name="ce6">
            <text:p>9,414<text:s/></text:p>
          </table:table-cell>
          <table:table-cell office:value-type="float" office:value="9081" table:style-name="ce6">
            <text:p>9,081<text:s/></text:p>
          </table:table-cell>
          <table:table-cell office:value-type="float" office:value="10907" table:style-name="ce6">
            <text:p>10,907<text:s/></text:p>
          </table:table-cell>
          <table:table-cell office:value-type="float" office:value="15160" table:style-name="ce6">
            <text:p>15,160<text:s/></text:p>
          </table:table-cell>
          <table:table-cell office:value-type="float" office:value="25783" table:style-name="ce6">
            <text:p>25,783<text:s/></text:p>
          </table:table-cell>
          <table:table-cell office:value-type="float" office:value="20174" table:style-name="ce6">
            <text:p>20,174<text:s/></text:p>
          </table:table-cell>
          <table:table-cell office:value-type="float" office:value="12332" table:style-name="ce6">
            <text:p>12,332<text:s/></text:p>
          </table:table-cell>
          <table:table-cell office:value-type="float" office:value="11430" table:style-name="ce6">
            <text:p>11,430<text:s/></text:p>
          </table:table-cell>
          <table:table-cell office:value-type="float" office:value="11608" table:style-name="ce6">
            <text:p>11,608<text:s/></text:p>
          </table:table-cell>
          <table:table-cell office:value-type="float" office:value="11282" table:style-name="ce6">
            <text:p>11,282<text:s/></text:p>
          </table:table-cell>
          <table:table-cell office:value-type="float" office:value="10952" table:style-name="ce6">
            <text:p>10,952<text:s/></text:p>
          </table:table-cell>
          <table:table-cell office:value-type="float" office:value="9059" table:style-name="ce6">
            <text:p>9,059<text:s/></text:p>
          </table:table-cell>
          <table:table-cell office:value-type="float" office:value="8564" table:style-name="ce6">
            <text:p>8,564<text:s/></text:p>
          </table:table-cell>
          <table:table-cell office:value-type="float" office:value="1424" table:style-name="ce6">
            <text:p>1,424<text:s/></text:p>
          </table:table-cell>
          <table:table-cell office:value-type="float" office:value="2315" table:style-name="ce6">
            <text:p>2,315<text:s/></text:p>
          </table:table-cell>
          <table:table-cell office:value-type="float" office:value="3787" table:style-name="ce6">
            <text:p>3,787<text:s/></text:p>
          </table:table-cell>
          <table:table-cell office:value-type="float" office:value="4388" table:style-name="ce6">
            <text:p>4,388<text:s/></text:p>
          </table:table-cell>
          <table:table-cell office:value-type="float" office:value="2455" table:style-name="ce6">
            <text:p>2,455<text:s/></text:p>
          </table:table-cell>
          <table:table-cell office:value-type="float" office:value="3431" table:style-name="ce6">
            <text:p>3,431<text:s/></text:p>
          </table:table-cell>
          <table:table-cell office:value-type="float" office:value="2826" table:style-name="ce6">
            <text:p>2,826<text:s/></text:p>
          </table:table-cell>
          <table:table-cell office:value-type="float" office:value="6592" table:style-name="ce6">
            <text:p>6,592<text:s/></text:p>
          </table:table-cell>
          <table:table-cell office:value-type="float" office:value="2236" table:style-name="ce6">
            <text:p>2,236<text:s/></text:p>
          </table:table-cell>
          <table:table-cell office:value-type="float" office:value="3608" table:style-name="ce6">
            <text:p>3,608<text:s/></text:p>
          </table:table-cell>
          <table:table-cell office:value-type="float" office:value="4315" table:style-name="ce6">
            <text:p>4,315<text:s/></text:p>
          </table:table-cell>
          <table:table-cell table:number-columns-repeated="16264"/>
        </table:table-row>
        <table:table-row table:style-name="ro2">
          <table:table-cell office:value-type="date" office:date-value="2022-01-20T00:00:00" table:style-name="ce5">
            <text:p>2022/1/20</text:p>
          </table:table-cell>
          <table:table-cell office:value-type="float" office:value="3249" table:style-name="ce6">
            <text:p>3,249<text:s/></text:p>
          </table:table-cell>
          <table:table-cell office:value-type="float" office:value="13155" table:style-name="ce6">
            <text:p>13,155<text:s/></text:p>
          </table:table-cell>
          <table:table-cell office:value-type="float" office:value="39576" table:style-name="ce6">
            <text:p>39,576<text:s/></text:p>
          </table:table-cell>
          <table:table-cell office:value-type="float" office:value="37351" table:style-name="ce6">
            <text:p>37,351<text:s/></text:p>
          </table:table-cell>
          <table:table-cell office:value-type="float" office:value="24167" table:style-name="ce6">
            <text:p>24,167<text:s/></text:p>
          </table:table-cell>
          <table:table-cell office:value-type="float" office:value="12116" table:style-name="ce6">
            <text:p>12,116<text:s/></text:p>
          </table:table-cell>
          <table:table-cell office:value-type="float" office:value="10483" table:style-name="ce6">
            <text:p>10,483<text:s/></text:p>
          </table:table-cell>
          <table:table-cell office:value-type="float" office:value="3740" table:style-name="ce6">
            <text:p>3,740<text:s/></text:p>
          </table:table-cell>
          <table:table-cell office:value-type="float" office:value="3190" table:style-name="ce6">
            <text:p>3,190<text:s/></text:p>
          </table:table-cell>
          <table:table-cell office:value-type="float" office:value="12195" table:style-name="ce6">
            <text:p>12,195<text:s/></text:p>
          </table:table-cell>
          <table:table-cell office:value-type="float" office:value="1925" table:style-name="ce6">
            <text:p>1,925<text:s/></text:p>
          </table:table-cell>
          <table:table-cell office:value-type="float" office:value="4250" table:style-name="ce6">
            <text:p>4,250<text:s/></text:p>
          </table:table-cell>
          <table:table-cell office:value-type="float" office:value="4133" table:style-name="ce6">
            <text:p>4,133<text:s/></text:p>
          </table:table-cell>
          <table:table-cell office:value-type="float" office:value="8104" table:style-name="ce6">
            <text:p>8,104<text:s/></text:p>
          </table:table-cell>
          <table:table-cell office:value-type="float" office:value="11023" table:style-name="ce6">
            <text:p>11,023<text:s/></text:p>
          </table:table-cell>
          <table:table-cell office:value-type="float" office:value="15463" table:style-name="ce6">
            <text:p>15,463<text:s/></text:p>
          </table:table-cell>
          <table:table-cell office:value-type="float" office:value="17020" table:style-name="ce6">
            <text:p>17,020<text:s/></text:p>
          </table:table-cell>
          <table:table-cell office:value-type="float" office:value="5800" table:style-name="ce6">
            <text:p>5,800<text:s/></text:p>
          </table:table-cell>
          <table:table-cell office:value-type="float" office:value="9145" table:style-name="ce6">
            <text:p>9,145<text:s/></text:p>
          </table:table-cell>
          <table:table-cell office:value-type="float" office:value="2961" table:style-name="ce6">
            <text:p>2,961<text:s/></text:p>
          </table:table-cell>
          <table:table-cell office:value-type="float" office:value="7614" table:style-name="ce6">
            <text:p>7,614<text:s/></text:p>
          </table:table-cell>
          <table:table-cell office:value-type="float" office:value="8582" table:style-name="ce6">
            <text:p>8,582<text:s/></text:p>
          </table:table-cell>
          <table:table-cell office:value-type="float" office:value="5996" table:style-name="ce6">
            <text:p>5,996<text:s/></text:p>
          </table:table-cell>
          <table:table-cell office:value-type="float" office:value="25219" table:style-name="ce6">
            <text:p>25,219<text:s/></text:p>
          </table:table-cell>
          <table:table-cell office:value-type="float" office:value="3118" table:style-name="ce6">
            <text:p>3,118<text:s/></text:p>
          </table:table-cell>
          <table:table-cell office:value-type="float" office:value="10239" table:style-name="ce6">
            <text:p>10,239<text:s/></text:p>
          </table:table-cell>
          <table:table-cell office:value-type="float" office:value="12269" table:style-name="ce6">
            <text:p>12,269<text:s/></text:p>
          </table:table-cell>
          <table:table-cell office:value-type="float" office:value="14673" table:style-name="ce6">
            <text:p>14,673<text:s/></text:p>
          </table:table-cell>
          <table:table-cell office:value-type="float" office:value="22014" table:style-name="ce6">
            <text:p>22,014<text:s/></text:p>
          </table:table-cell>
          <table:table-cell office:value-type="float" office:value="15135" table:style-name="ce6">
            <text:p>15,135<text:s/></text:p>
          </table:table-cell>
          <table:table-cell office:value-type="float" office:value="9357" table:style-name="ce6">
            <text:p>9,357<text:s/></text:p>
          </table:table-cell>
          <table:table-cell office:value-type="float" office:value="22910" table:style-name="ce6">
            <text:p>22,910<text:s/></text:p>
          </table:table-cell>
          <table:table-cell office:value-type="float" office:value="15064" table:style-name="ce6">
            <text:p>15,064<text:s/></text:p>
          </table:table-cell>
          <table:table-cell office:value-type="float" office:value="28705" table:style-name="ce6">
            <text:p>28,705<text:s/></text:p>
          </table:table-cell>
          <table:table-cell office:value-type="float" office:value="23259" table:style-name="ce6">
            <text:p>23,259<text:s/></text:p>
          </table:table-cell>
          <table:table-cell office:value-type="float" office:value="8073" table:style-name="ce6">
            <text:p>8,073<text:s/></text:p>
          </table:table-cell>
          <table:table-cell office:value-type="float" office:value="33764" table:style-name="ce6">
            <text:p>33,764<text:s/></text:p>
          </table:table-cell>
          <table:table-cell office:value-type="float" office:value="24044" table:style-name="ce6">
            <text:p>24,044<text:s/></text:p>
          </table:table-cell>
          <table:table-cell office:value-type="float" office:value="23822" table:style-name="ce6">
            <text:p>23,822<text:s/></text:p>
          </table:table-cell>
          <table:table-cell office:value-type="float" office:value="18283" table:style-name="ce6">
            <text:p>18,283<text:s/></text:p>
          </table:table-cell>
          <table:table-cell office:value-type="float" office:value="21129" table:style-name="ce6">
            <text:p>21,129<text:s/></text:p>
          </table:table-cell>
          <table:table-cell office:value-type="float" office:value="99011" table:style-name="ce6">
            <text:p>99,011<text:s/></text:p>
          </table:table-cell>
          <table:table-cell office:value-type="float" office:value="39964" table:style-name="ce6">
            <text:p>39,964<text:s/></text:p>
          </table:table-cell>
          <table:table-cell office:value-type="float" office:value="21138" table:style-name="ce6">
            <text:p>21,138<text:s/></text:p>
          </table:table-cell>
          <table:table-cell office:value-type="float" office:value="20336" table:style-name="ce6">
            <text:p>20,336<text:s/></text:p>
          </table:table-cell>
          <table:table-cell office:value-type="float" office:value="23062" table:style-name="ce6">
            <text:p>23,062<text:s/></text:p>
          </table:table-cell>
          <table:table-cell office:value-type="float" office:value="20891" table:style-name="ce6">
            <text:p>20,891<text:s/></text:p>
          </table:table-cell>
          <table:table-cell office:value-type="float" office:value="23561" table:style-name="ce6">
            <text:p>23,561<text:s/></text:p>
          </table:table-cell>
          <table:table-cell office:value-type="float" office:value="20988" table:style-name="ce6">
            <text:p>20,988<text:s/></text:p>
          </table:table-cell>
          <table:table-cell office:value-type="float" office:value="11382" table:style-name="ce6">
            <text:p>11,382<text:s/></text:p>
          </table:table-cell>
          <table:table-cell office:value-type="float" office:value="27608" table:style-name="ce6">
            <text:p>27,608<text:s/></text:p>
          </table:table-cell>
          <table:table-cell office:value-type="float" office:value="6583" table:style-name="ce6">
            <text:p>6,583<text:s/></text:p>
          </table:table-cell>
          <table:table-cell office:value-type="float" office:value="7761" table:style-name="ce6">
            <text:p>7,761<text:s/></text:p>
          </table:table-cell>
          <table:table-cell office:value-type="float" office:value="17106" table:style-name="ce6">
            <text:p>17,106<text:s/></text:p>
          </table:table-cell>
          <table:table-cell office:value-type="float" office:value="4225" table:style-name="ce6">
            <text:p>4,225<text:s/></text:p>
          </table:table-cell>
          <table:table-cell office:value-type="float" office:value="3549" table:style-name="ce6">
            <text:p>3,549<text:s/></text:p>
          </table:table-cell>
          <table:table-cell office:value-type="float" office:value="3110" table:style-name="ce6">
            <text:p>3,110<text:s/></text:p>
          </table:table-cell>
          <table:table-cell office:value-type="float" office:value="11604" table:style-name="ce6">
            <text:p>11,604<text:s/></text:p>
          </table:table-cell>
          <table:table-cell office:value-type="float" office:value="8949" table:style-name="ce6">
            <text:p>8,949<text:s/></text:p>
          </table:table-cell>
          <table:table-cell office:value-type="float" office:value="11159" table:style-name="ce6">
            <text:p>11,159<text:s/></text:p>
          </table:table-cell>
          <table:table-cell office:value-type="float" office:value="26925" table:style-name="ce6">
            <text:p>26,925<text:s/></text:p>
          </table:table-cell>
          <table:table-cell office:value-type="float" office:value="8466" table:style-name="ce6">
            <text:p>8,466<text:s/></text:p>
          </table:table-cell>
          <table:table-cell office:value-type="float" office:value="11504" table:style-name="ce6">
            <text:p>11,504<text:s/></text:p>
          </table:table-cell>
          <table:table-cell office:value-type="float" office:value="7266" table:style-name="ce6">
            <text:p>7,266<text:s/></text:p>
          </table:table-cell>
          <table:table-cell office:value-type="float" office:value="21335" table:style-name="ce6">
            <text:p>21,335<text:s/></text:p>
          </table:table-cell>
          <table:table-cell office:value-type="float" office:value="20314" table:style-name="ce6">
            <text:p>20,314<text:s/></text:p>
          </table:table-cell>
          <table:table-cell office:value-type="float" office:value="24236" table:style-name="ce6">
            <text:p>24,236<text:s/></text:p>
          </table:table-cell>
          <table:table-cell office:value-type="float" office:value="32935" table:style-name="ce6">
            <text:p>32,935<text:s/></text:p>
          </table:table-cell>
          <table:table-cell office:value-type="float" office:value="36423" table:style-name="ce6">
            <text:p>36,423<text:s/></text:p>
          </table:table-cell>
          <table:table-cell office:value-type="float" office:value="24844" table:style-name="ce6">
            <text:p>24,844<text:s/></text:p>
          </table:table-cell>
          <table:table-cell office:value-type="float" office:value="22056" table:style-name="ce6">
            <text:p>22,056<text:s/></text:p>
          </table:table-cell>
          <table:table-cell office:value-type="float" office:value="55053" table:style-name="ce6">
            <text:p>55,053<text:s/></text:p>
          </table:table-cell>
          <table:table-cell office:value-type="float" office:value="18684" table:style-name="ce6">
            <text:p>18,684<text:s/></text:p>
          </table:table-cell>
          <table:table-cell office:value-type="float" office:value="30489" table:style-name="ce6">
            <text:p>30,489<text:s/></text:p>
          </table:table-cell>
          <table:table-cell office:value-type="float" office:value="31092" table:style-name="ce6">
            <text:p>31,092<text:s/></text:p>
          </table:table-cell>
          <table:table-cell office:value-type="float" office:value="18881" table:style-name="ce6">
            <text:p>18,881<text:s/></text:p>
          </table:table-cell>
          <table:table-cell office:value-type="float" office:value="55935" table:style-name="ce6">
            <text:p>55,935<text:s/></text:p>
          </table:table-cell>
          <table:table-cell office:value-type="float" office:value="19613" table:style-name="ce6">
            <text:p>19,613<text:s/></text:p>
          </table:table-cell>
          <table:table-cell office:value-type="float" office:value="14824" table:style-name="ce6">
            <text:p>14,824<text:s/></text:p>
          </table:table-cell>
          <table:table-cell office:value-type="float" office:value="14042" table:style-name="ce6">
            <text:p>14,042<text:s/></text:p>
          </table:table-cell>
          <table:table-cell office:value-type="float" office:value="18627" table:style-name="ce6">
            <text:p>18,627<text:s/></text:p>
          </table:table-cell>
          <table:table-cell office:value-type="float" office:value="11899" table:style-name="ce6">
            <text:p>11,899<text:s/></text:p>
          </table:table-cell>
          <table:table-cell office:value-type="float" office:value="24276" table:style-name="ce6">
            <text:p>24,276<text:s/></text:p>
          </table:table-cell>
          <table:table-cell office:value-type="float" office:value="18293" table:style-name="ce6">
            <text:p>18,293<text:s/></text:p>
          </table:table-cell>
          <table:table-cell office:value-type="float" office:value="7064" table:style-name="ce6">
            <text:p>7,064<text:s/></text:p>
          </table:table-cell>
          <table:table-cell office:value-type="float" office:value="10697" table:style-name="ce6">
            <text:p>10,697<text:s/></text:p>
          </table:table-cell>
          <table:table-cell office:value-type="float" office:value="36392" table:style-name="ce6">
            <text:p>36,392<text:s/></text:p>
          </table:table-cell>
          <table:table-cell office:value-type="float" office:value="22580" table:style-name="ce6">
            <text:p>22,580<text:s/></text:p>
          </table:table-cell>
          <table:table-cell office:value-type="float" office:value="23109" table:style-name="ce6">
            <text:p>23,109<text:s/></text:p>
          </table:table-cell>
          <table:table-cell office:value-type="float" office:value="21076" table:style-name="ce6">
            <text:p>21,076<text:s/></text:p>
          </table:table-cell>
          <table:table-cell office:value-type="float" office:value="9036" table:style-name="ce6">
            <text:p>9,036<text:s/></text:p>
          </table:table-cell>
          <table:table-cell office:value-type="float" office:value="10914" table:style-name="ce6">
            <text:p>10,914<text:s/></text:p>
          </table:table-cell>
          <table:table-cell office:value-type="float" office:value="5808" table:style-name="ce6">
            <text:p>5,808<text:s/></text:p>
          </table:table-cell>
          <table:table-cell office:value-type="float" office:value="4908" table:style-name="ce6">
            <text:p>4,908<text:s/></text:p>
          </table:table-cell>
          <table:table-cell office:value-type="float" office:value="6657" table:style-name="ce6">
            <text:p>6,657<text:s/></text:p>
          </table:table-cell>
          <table:table-cell office:value-type="float" office:value="9828" table:style-name="ce6">
            <text:p>9,828<text:s/></text:p>
          </table:table-cell>
          <table:table-cell office:value-type="float" office:value="9833" table:style-name="ce6">
            <text:p>9,833<text:s/></text:p>
          </table:table-cell>
          <table:table-cell office:value-type="float" office:value="11630" table:style-name="ce6">
            <text:p>11,630<text:s/></text:p>
          </table:table-cell>
          <table:table-cell office:value-type="float" office:value="15787" table:style-name="ce6">
            <text:p>15,787<text:s/></text:p>
          </table:table-cell>
          <table:table-cell office:value-type="float" office:value="25995" table:style-name="ce6">
            <text:p>25,995<text:s/></text:p>
          </table:table-cell>
          <table:table-cell office:value-type="float" office:value="21202" table:style-name="ce6">
            <text:p>21,202<text:s/></text:p>
          </table:table-cell>
          <table:table-cell office:value-type="float" office:value="12761" table:style-name="ce6">
            <text:p>12,761<text:s/></text:p>
          </table:table-cell>
          <table:table-cell office:value-type="float" office:value="12173" table:style-name="ce6">
            <text:p>12,173<text:s/></text:p>
          </table:table-cell>
          <table:table-cell office:value-type="float" office:value="12134" table:style-name="ce6">
            <text:p>12,134<text:s/></text:p>
          </table:table-cell>
          <table:table-cell office:value-type="float" office:value="11815" table:style-name="ce6">
            <text:p>11,815<text:s/></text:p>
          </table:table-cell>
          <table:table-cell office:value-type="float" office:value="11342" table:style-name="ce6">
            <text:p>11,342<text:s/></text:p>
          </table:table-cell>
          <table:table-cell office:value-type="float" office:value="9310" table:style-name="ce6">
            <text:p>9,310<text:s/></text:p>
          </table:table-cell>
          <table:table-cell office:value-type="float" office:value="9032" table:style-name="ce6">
            <text:p>9,032<text:s/></text:p>
          </table:table-cell>
          <table:table-cell office:value-type="float" office:value="1409" table:style-name="ce6">
            <text:p>1,409<text:s/></text:p>
          </table:table-cell>
          <table:table-cell office:value-type="float" office:value="2508" table:style-name="ce6">
            <text:p>2,508<text:s/></text:p>
          </table:table-cell>
          <table:table-cell office:value-type="float" office:value="3801" table:style-name="ce6">
            <text:p>3,801<text:s/></text:p>
          </table:table-cell>
          <table:table-cell office:value-type="float" office:value="4519" table:style-name="ce6">
            <text:p>4,519<text:s/></text:p>
          </table:table-cell>
          <table:table-cell office:value-type="float" office:value="2468" table:style-name="ce6">
            <text:p>2,468<text:s/></text:p>
          </table:table-cell>
          <table:table-cell office:value-type="float" office:value="3441" table:style-name="ce6">
            <text:p>3,441<text:s/></text:p>
          </table:table-cell>
          <table:table-cell office:value-type="float" office:value="2925" table:style-name="ce6">
            <text:p>2,925<text:s/></text:p>
          </table:table-cell>
          <table:table-cell office:value-type="float" office:value="6977" table:style-name="ce6">
            <text:p>6,977<text:s/></text:p>
          </table:table-cell>
          <table:table-cell office:value-type="float" office:value="2374" table:style-name="ce6">
            <text:p>2,374<text:s/></text:p>
          </table:table-cell>
          <table:table-cell office:value-type="float" office:value="3834" table:style-name="ce6">
            <text:p>3,834<text:s/></text:p>
          </table:table-cell>
          <table:table-cell office:value-type="float" office:value="4572" table:style-name="ce6">
            <text:p>4,572<text:s/></text:p>
          </table:table-cell>
          <table:table-cell table:number-columns-repeated="16264"/>
        </table:table-row>
        <table:table-row table:style-name="ro2">
          <table:table-cell office:value-type="date" office:date-value="2022-01-21T00:00:00" table:style-name="ce5">
            <text:p>2022/1/21</text:p>
          </table:table-cell>
          <table:table-cell office:value-type="float" office:value="3150" table:style-name="ce6">
            <text:p>3,150<text:s/></text:p>
          </table:table-cell>
          <table:table-cell office:value-type="float" office:value="13187" table:style-name="ce6">
            <text:p>13,187<text:s/></text:p>
          </table:table-cell>
          <table:table-cell office:value-type="float" office:value="40688" table:style-name="ce6">
            <text:p>40,688<text:s/></text:p>
          </table:table-cell>
          <table:table-cell office:value-type="float" office:value="39432" table:style-name="ce6">
            <text:p>39,432<text:s/></text:p>
          </table:table-cell>
          <table:table-cell office:value-type="float" office:value="21747" table:style-name="ce6">
            <text:p>21,747<text:s/></text:p>
          </table:table-cell>
          <table:table-cell office:value-type="float" office:value="12379" table:style-name="ce6">
            <text:p>12,379<text:s/></text:p>
          </table:table-cell>
          <table:table-cell office:value-type="float" office:value="10492" table:style-name="ce6">
            <text:p>10,492<text:s/></text:p>
          </table:table-cell>
          <table:table-cell office:value-type="float" office:value="3741" table:style-name="ce6">
            <text:p>3,741<text:s/></text:p>
          </table:table-cell>
          <table:table-cell office:value-type="float" office:value="3017" table:style-name="ce6">
            <text:p>3,017<text:s/></text:p>
          </table:table-cell>
          <table:table-cell office:value-type="float" office:value="11132" table:style-name="ce6">
            <text:p>11,132<text:s/></text:p>
          </table:table-cell>
          <table:table-cell office:value-type="float" office:value="1761" table:style-name="ce6">
            <text:p>1,761<text:s/></text:p>
          </table:table-cell>
          <table:table-cell office:value-type="float" office:value="3590" table:style-name="ce6">
            <text:p>3,590<text:s/></text:p>
          </table:table-cell>
          <table:table-cell office:value-type="float" office:value="2959" table:style-name="ce6">
            <text:p>2,959<text:s/></text:p>
          </table:table-cell>
          <table:table-cell office:value-type="float" office:value="7461" table:style-name="ce6">
            <text:p>7,461<text:s/></text:p>
          </table:table-cell>
          <table:table-cell office:value-type="float" office:value="10370" table:style-name="ce6">
            <text:p>10,370<text:s/></text:p>
          </table:table-cell>
          <table:table-cell office:value-type="float" office:value="15298" table:style-name="ce6">
            <text:p>15,298<text:s/></text:p>
          </table:table-cell>
          <table:table-cell office:value-type="float" office:value="15485" table:style-name="ce6">
            <text:p>15,485<text:s/></text:p>
          </table:table-cell>
          <table:table-cell office:value-type="float" office:value="4714" table:style-name="ce6">
            <text:p>4,714<text:s/></text:p>
          </table:table-cell>
          <table:table-cell office:value-type="float" office:value="8544" table:style-name="ce6">
            <text:p>8,544<text:s/></text:p>
          </table:table-cell>
          <table:table-cell office:value-type="float" office:value="2542" table:style-name="ce6">
            <text:p>2,542<text:s/></text:p>
          </table:table-cell>
          <table:table-cell office:value-type="float" office:value="7010" table:style-name="ce6">
            <text:p>7,010<text:s/></text:p>
          </table:table-cell>
          <table:table-cell office:value-type="float" office:value="7073" table:style-name="ce6">
            <text:p>7,073<text:s/></text:p>
          </table:table-cell>
          <table:table-cell office:value-type="float" office:value="5836" table:style-name="ce6">
            <text:p>5,836<text:s/></text:p>
          </table:table-cell>
          <table:table-cell office:value-type="float" office:value="23942" table:style-name="ce6">
            <text:p>23,942<text:s/></text:p>
          </table:table-cell>
          <table:table-cell office:value-type="float" office:value="3084" table:style-name="ce6">
            <text:p>3,084<text:s/></text:p>
          </table:table-cell>
          <table:table-cell office:value-type="float" office:value="9416" table:style-name="ce6">
            <text:p>9,416<text:s/></text:p>
          </table:table-cell>
          <table:table-cell office:value-type="float" office:value="11946" table:style-name="ce6">
            <text:p>11,946<text:s/></text:p>
          </table:table-cell>
          <table:table-cell office:value-type="float" office:value="13972" table:style-name="ce6">
            <text:p>13,972<text:s/></text:p>
          </table:table-cell>
          <table:table-cell office:value-type="float" office:value="21160" table:style-name="ce6">
            <text:p>21,160<text:s/></text:p>
          </table:table-cell>
          <table:table-cell office:value-type="float" office:value="14012" table:style-name="ce6">
            <text:p>14,012<text:s/></text:p>
          </table:table-cell>
          <table:table-cell office:value-type="float" office:value="9256" table:style-name="ce6">
            <text:p>9,256<text:s/></text:p>
          </table:table-cell>
          <table:table-cell office:value-type="float" office:value="21869" table:style-name="ce6">
            <text:p>21,869<text:s/></text:p>
          </table:table-cell>
          <table:table-cell office:value-type="float" office:value="15110" table:style-name="ce6">
            <text:p>15,110<text:s/></text:p>
          </table:table-cell>
          <table:table-cell office:value-type="float" office:value="29476" table:style-name="ce6">
            <text:p>29,476<text:s/></text:p>
          </table:table-cell>
          <table:table-cell office:value-type="float" office:value="20895" table:style-name="ce6">
            <text:p>20,895<text:s/></text:p>
          </table:table-cell>
          <table:table-cell office:value-type="float" office:value="7405" table:style-name="ce6">
            <text:p>7,405<text:s/></text:p>
          </table:table-cell>
          <table:table-cell office:value-type="float" office:value="32696" table:style-name="ce6">
            <text:p>32,696<text:s/></text:p>
          </table:table-cell>
          <table:table-cell office:value-type="float" office:value="23718" table:style-name="ce6">
            <text:p>23,718<text:s/></text:p>
          </table:table-cell>
          <table:table-cell office:value-type="float" office:value="23587" table:style-name="ce6">
            <text:p>23,587<text:s/></text:p>
          </table:table-cell>
          <table:table-cell office:value-type="float" office:value="17947" table:style-name="ce6">
            <text:p>17,947<text:s/></text:p>
          </table:table-cell>
          <table:table-cell office:value-type="float" office:value="20804" table:style-name="ce6">
            <text:p>20,804<text:s/></text:p>
          </table:table-cell>
          <table:table-cell office:value-type="float" office:value="106071" table:style-name="ce6">
            <text:p>106,071<text:s/></text:p>
          </table:table-cell>
          <table:table-cell office:value-type="float" office:value="41608" table:style-name="ce6">
            <text:p>41,608<text:s/></text:p>
          </table:table-cell>
          <table:table-cell office:value-type="float" office:value="19380" table:style-name="ce6">
            <text:p>19,380<text:s/></text:p>
          </table:table-cell>
          <table:table-cell office:value-type="float" office:value="19902" table:style-name="ce6">
            <text:p>19,902<text:s/></text:p>
          </table:table-cell>
          <table:table-cell office:value-type="float" office:value="20440" table:style-name="ce6">
            <text:p>20,440<text:s/></text:p>
          </table:table-cell>
          <table:table-cell office:value-type="float" office:value="18516" table:style-name="ce6">
            <text:p>18,516<text:s/></text:p>
          </table:table-cell>
          <table:table-cell office:value-type="float" office:value="21549" table:style-name="ce6">
            <text:p>21,549<text:s/></text:p>
          </table:table-cell>
          <table:table-cell office:value-type="float" office:value="20542" table:style-name="ce6">
            <text:p>20,542<text:s/></text:p>
          </table:table-cell>
          <table:table-cell office:value-type="float" office:value="10007" table:style-name="ce6">
            <text:p>10,007<text:s/></text:p>
          </table:table-cell>
          <table:table-cell office:value-type="float" office:value="25142" table:style-name="ce6">
            <text:p>25,142<text:s/></text:p>
          </table:table-cell>
          <table:table-cell office:value-type="float" office:value="6073" table:style-name="ce6">
            <text:p>6,073<text:s/></text:p>
          </table:table-cell>
          <table:table-cell office:value-type="float" office:value="7349" table:style-name="ce6">
            <text:p>7,349<text:s/></text:p>
          </table:table-cell>
          <table:table-cell office:value-type="float" office:value="15350" table:style-name="ce6">
            <text:p>15,350<text:s/></text:p>
          </table:table-cell>
          <table:table-cell office:value-type="float" office:value="3749" table:style-name="ce6">
            <text:p>3,749<text:s/></text:p>
          </table:table-cell>
          <table:table-cell office:value-type="float" office:value="3172" table:style-name="ce6">
            <text:p>3,172<text:s/></text:p>
          </table:table-cell>
          <table:table-cell office:value-type="float" office:value="2913" table:style-name="ce6">
            <text:p>2,913<text:s/></text:p>
          </table:table-cell>
          <table:table-cell office:value-type="float" office:value="10445" table:style-name="ce6">
            <text:p>10,445<text:s/></text:p>
          </table:table-cell>
          <table:table-cell office:value-type="float" office:value="8312" table:style-name="ce6">
            <text:p>8,312<text:s/></text:p>
          </table:table-cell>
          <table:table-cell office:value-type="float" office:value="10505" table:style-name="ce6">
            <text:p>10,505<text:s/></text:p>
          </table:table-cell>
          <table:table-cell office:value-type="float" office:value="23142" table:style-name="ce6">
            <text:p>23,142<text:s/></text:p>
          </table:table-cell>
          <table:table-cell office:value-type="float" office:value="7934" table:style-name="ce6">
            <text:p>7,934<text:s/></text:p>
          </table:table-cell>
          <table:table-cell office:value-type="float" office:value="10843" table:style-name="ce6">
            <text:p>10,843<text:s/></text:p>
          </table:table-cell>
          <table:table-cell office:value-type="float" office:value="6913" table:style-name="ce6">
            <text:p>6,913<text:s/></text:p>
          </table:table-cell>
          <table:table-cell office:value-type="float" office:value="19580" table:style-name="ce6">
            <text:p>19,580<text:s/></text:p>
          </table:table-cell>
          <table:table-cell office:value-type="float" office:value="19272" table:style-name="ce6">
            <text:p>19,272<text:s/></text:p>
          </table:table-cell>
          <table:table-cell office:value-type="float" office:value="23038" table:style-name="ce6">
            <text:p>23,038<text:s/></text:p>
          </table:table-cell>
          <table:table-cell office:value-type="float" office:value="34803" table:style-name="ce6">
            <text:p>34,803<text:s/></text:p>
          </table:table-cell>
          <table:table-cell office:value-type="float" office:value="35456" table:style-name="ce6">
            <text:p>35,456<text:s/></text:p>
          </table:table-cell>
          <table:table-cell office:value-type="float" office:value="23826" table:style-name="ce6">
            <text:p>23,826<text:s/></text:p>
          </table:table-cell>
          <table:table-cell office:value-type="float" office:value="20043" table:style-name="ce6">
            <text:p>20,043<text:s/></text:p>
          </table:table-cell>
          <table:table-cell office:value-type="float" office:value="50956" table:style-name="ce6">
            <text:p>50,956<text:s/></text:p>
          </table:table-cell>
          <table:table-cell office:value-type="float" office:value="18175" table:style-name="ce6">
            <text:p>18,175<text:s/></text:p>
          </table:table-cell>
          <table:table-cell office:value-type="float" office:value="31834" table:style-name="ce6">
            <text:p>31,834<text:s/></text:p>
          </table:table-cell>
          <table:table-cell office:value-type="float" office:value="33107" table:style-name="ce6">
            <text:p>33,107<text:s/></text:p>
          </table:table-cell>
          <table:table-cell office:value-type="float" office:value="20677" table:style-name="ce6">
            <text:p>20,677<text:s/></text:p>
          </table:table-cell>
          <table:table-cell office:value-type="float" office:value="54086" table:style-name="ce6">
            <text:p>54,086<text:s/></text:p>
          </table:table-cell>
          <table:table-cell office:value-type="float" office:value="17793" table:style-name="ce6">
            <text:p>17,793<text:s/></text:p>
          </table:table-cell>
          <table:table-cell office:value-type="float" office:value="14764" table:style-name="ce6">
            <text:p>14,764<text:s/></text:p>
          </table:table-cell>
          <table:table-cell office:value-type="float" office:value="13229" table:style-name="ce6">
            <text:p>13,229<text:s/></text:p>
          </table:table-cell>
          <table:table-cell office:value-type="float" office:value="17533" table:style-name="ce6">
            <text:p>17,533<text:s/></text:p>
          </table:table-cell>
          <table:table-cell office:value-type="float" office:value="10746" table:style-name="ce6">
            <text:p>10,746<text:s/></text:p>
          </table:table-cell>
          <table:table-cell office:value-type="float" office:value="23576" table:style-name="ce6">
            <text:p>23,576<text:s/></text:p>
          </table:table-cell>
          <table:table-cell office:value-type="float" office:value="18730" table:style-name="ce6">
            <text:p>18,730<text:s/></text:p>
          </table:table-cell>
          <table:table-cell office:value-type="float" office:value="5939" table:style-name="ce6">
            <text:p>5,939<text:s/></text:p>
          </table:table-cell>
          <table:table-cell office:value-type="float" office:value="10690" table:style-name="ce6">
            <text:p>10,690<text:s/></text:p>
          </table:table-cell>
          <table:table-cell office:value-type="float" office:value="36845" table:style-name="ce6">
            <text:p>36,845<text:s/></text:p>
          </table:table-cell>
          <table:table-cell office:value-type="float" office:value="21701" table:style-name="ce6">
            <text:p>21,701<text:s/></text:p>
          </table:table-cell>
          <table:table-cell office:value-type="float" office:value="22868" table:style-name="ce6">
            <text:p>22,868<text:s/></text:p>
          </table:table-cell>
          <table:table-cell office:value-type="float" office:value="20700" table:style-name="ce6">
            <text:p>20,700<text:s/></text:p>
          </table:table-cell>
          <table:table-cell office:value-type="float" office:value="8400" table:style-name="ce6">
            <text:p>8,400<text:s/></text:p>
          </table:table-cell>
          <table:table-cell office:value-type="float" office:value="10000" table:style-name="ce6">
            <text:p>10,000<text:s/></text:p>
          </table:table-cell>
          <table:table-cell office:value-type="float" office:value="5301" table:style-name="ce6">
            <text:p>5,301<text:s/></text:p>
          </table:table-cell>
          <table:table-cell office:value-type="float" office:value="4665" table:style-name="ce6">
            <text:p>4,665<text:s/></text:p>
          </table:table-cell>
          <table:table-cell office:value-type="float" office:value="6042" table:style-name="ce6">
            <text:p>6,042<text:s/></text:p>
          </table:table-cell>
          <table:table-cell office:value-type="float" office:value="9082" table:style-name="ce6">
            <text:p>9,082<text:s/></text:p>
          </table:table-cell>
          <table:table-cell office:value-type="float" office:value="9401" table:style-name="ce6">
            <text:p>9,401<text:s/></text:p>
          </table:table-cell>
          <table:table-cell office:value-type="float" office:value="10301" table:style-name="ce6">
            <text:p>10,301<text:s/></text:p>
          </table:table-cell>
          <table:table-cell office:value-type="float" office:value="15855" table:style-name="ce6">
            <text:p>15,855<text:s/></text:p>
          </table:table-cell>
          <table:table-cell office:value-type="float" office:value="26642" table:style-name="ce6">
            <text:p>26,642<text:s/></text:p>
          </table:table-cell>
          <table:table-cell office:value-type="float" office:value="20727" table:style-name="ce6">
            <text:p>20,727<text:s/></text:p>
          </table:table-cell>
          <table:table-cell office:value-type="float" office:value="11775" table:style-name="ce6">
            <text:p>11,775<text:s/></text:p>
          </table:table-cell>
          <table:table-cell office:value-type="float" office:value="10689" table:style-name="ce6">
            <text:p>10,689<text:s/></text:p>
          </table:table-cell>
          <table:table-cell office:value-type="float" office:value="11476" table:style-name="ce6">
            <text:p>11,476<text:s/></text:p>
          </table:table-cell>
          <table:table-cell office:value-type="float" office:value="11071" table:style-name="ce6">
            <text:p>11,071<text:s/></text:p>
          </table:table-cell>
          <table:table-cell office:value-type="float" office:value="11009" table:style-name="ce6">
            <text:p>11,009<text:s/></text:p>
          </table:table-cell>
          <table:table-cell office:value-type="float" office:value="8496" table:style-name="ce6">
            <text:p>8,496<text:s/></text:p>
          </table:table-cell>
          <table:table-cell office:value-type="float" office:value="8352" table:style-name="ce6">
            <text:p>8,352<text:s/></text:p>
          </table:table-cell>
          <table:table-cell office:value-type="float" office:value="1056" table:style-name="ce6">
            <text:p>1,056<text:s/></text:p>
          </table:table-cell>
          <table:table-cell office:value-type="float" office:value="2347" table:style-name="ce6">
            <text:p>2,347<text:s/></text:p>
          </table:table-cell>
          <table:table-cell office:value-type="float" office:value="3944" table:style-name="ce6">
            <text:p>3,944<text:s/></text:p>
          </table:table-cell>
          <table:table-cell office:value-type="float" office:value="4587" table:style-name="ce6">
            <text:p>4,587<text:s/></text:p>
          </table:table-cell>
          <table:table-cell office:value-type="float" office:value="2569" table:style-name="ce6">
            <text:p>2,569<text:s/></text:p>
          </table:table-cell>
          <table:table-cell office:value-type="float" office:value="3629" table:style-name="ce6">
            <text:p>3,629<text:s/></text:p>
          </table:table-cell>
          <table:table-cell office:value-type="float" office:value="3168" table:style-name="ce6">
            <text:p>3,168<text:s/></text:p>
          </table:table-cell>
          <table:table-cell office:value-type="float" office:value="7607" table:style-name="ce6">
            <text:p>7,607<text:s/></text:p>
          </table:table-cell>
          <table:table-cell office:value-type="float" office:value="2344" table:style-name="ce6">
            <text:p>2,344<text:s/></text:p>
          </table:table-cell>
          <table:table-cell office:value-type="float" office:value="3732" table:style-name="ce6">
            <text:p>3,732<text:s/></text:p>
          </table:table-cell>
          <table:table-cell office:value-type="float" office:value="4685" table:style-name="ce6">
            <text:p>4,685<text:s/></text:p>
          </table:table-cell>
          <table:table-cell table:number-columns-repeated="16264"/>
        </table:table-row>
        <table:table-row table:style-name="ro2">
          <table:table-cell office:value-type="date" office:date-value="2022-01-22T00:00:00" table:style-name="ce5">
            <text:p>2022/1/22</text:p>
          </table:table-cell>
          <table:table-cell office:value-type="float" office:value="2270" table:style-name="ce6">
            <text:p>2,270<text:s/></text:p>
          </table:table-cell>
          <table:table-cell office:value-type="float" office:value="10264" table:style-name="ce6">
            <text:p>10,264<text:s/></text:p>
          </table:table-cell>
          <table:table-cell office:value-type="float" office:value="31472" table:style-name="ce6">
            <text:p>31,472<text:s/></text:p>
          </table:table-cell>
          <table:table-cell office:value-type="float" office:value="39099" table:style-name="ce6">
            <text:p>39,099<text:s/></text:p>
          </table:table-cell>
          <table:table-cell office:value-type="float" office:value="17921" table:style-name="ce6">
            <text:p>17,921<text:s/></text:p>
          </table:table-cell>
          <table:table-cell office:value-type="float" office:value="9898" table:style-name="ce6">
            <text:p>9,898<text:s/></text:p>
          </table:table-cell>
          <table:table-cell office:value-type="float" office:value="8419" table:style-name="ce6">
            <text:p>8,419<text:s/></text:p>
          </table:table-cell>
          <table:table-cell office:value-type="float" office:value="3364" table:style-name="ce6">
            <text:p>3,364<text:s/></text:p>
          </table:table-cell>
          <table:table-cell office:value-type="float" office:value="2519" table:style-name="ce6">
            <text:p>2,519<text:s/></text:p>
          </table:table-cell>
          <table:table-cell office:value-type="float" office:value="8607" table:style-name="ce6">
            <text:p>8,607<text:s/></text:p>
          </table:table-cell>
          <table:table-cell office:value-type="float" office:value="1414" table:style-name="ce6">
            <text:p>1,414<text:s/></text:p>
          </table:table-cell>
          <table:table-cell office:value-type="float" office:value="2987" table:style-name="ce6">
            <text:p>2,987<text:s/></text:p>
          </table:table-cell>
          <table:table-cell office:value-type="float" office:value="2613" table:style-name="ce6">
            <text:p>2,613<text:s/></text:p>
          </table:table-cell>
          <table:table-cell office:value-type="float" office:value="6182" table:style-name="ce6">
            <text:p>6,182<text:s/></text:p>
          </table:table-cell>
          <table:table-cell office:value-type="float" office:value="9662" table:style-name="ce6">
            <text:p>9,662<text:s/></text:p>
          </table:table-cell>
          <table:table-cell office:value-type="float" office:value="9846" table:style-name="ce6">
            <text:p>9,846<text:s/></text:p>
          </table:table-cell>
          <table:table-cell office:value-type="float" office:value="10468" table:style-name="ce6">
            <text:p>10,468<text:s/></text:p>
          </table:table-cell>
          <table:table-cell office:value-type="float" office:value="4145" table:style-name="ce6">
            <text:p>4,145<text:s/></text:p>
          </table:table-cell>
          <table:table-cell office:value-type="float" office:value="7678" table:style-name="ce6">
            <text:p>7,678<text:s/></text:p>
          </table:table-cell>
          <table:table-cell office:value-type="float" office:value="2142" table:style-name="ce6">
            <text:p>2,142<text:s/></text:p>
          </table:table-cell>
          <table:table-cell office:value-type="float" office:value="5721" table:style-name="ce6">
            <text:p>5,721<text:s/></text:p>
          </table:table-cell>
          <table:table-cell office:value-type="float" office:value="6323" table:style-name="ce6">
            <text:p>6,323<text:s/></text:p>
          </table:table-cell>
          <table:table-cell office:value-type="float" office:value="4299" table:style-name="ce6">
            <text:p>4,299<text:s/></text:p>
          </table:table-cell>
          <table:table-cell office:value-type="float" office:value="24004" table:style-name="ce6">
            <text:p>24,004<text:s/></text:p>
          </table:table-cell>
          <table:table-cell office:value-type="float" office:value="3192" table:style-name="ce6">
            <text:p>3,192<text:s/></text:p>
          </table:table-cell>
          <table:table-cell office:value-type="float" office:value="8480" table:style-name="ce6">
            <text:p>8,480<text:s/></text:p>
          </table:table-cell>
          <table:table-cell office:value-type="float" office:value="10510" table:style-name="ce6">
            <text:p>10,510<text:s/></text:p>
          </table:table-cell>
          <table:table-cell office:value-type="float" office:value="12282" table:style-name="ce6">
            <text:p>12,282<text:s/></text:p>
          </table:table-cell>
          <table:table-cell office:value-type="float" office:value="16420" table:style-name="ce6">
            <text:p>16,420<text:s/></text:p>
          </table:table-cell>
          <table:table-cell office:value-type="float" office:value="12318" table:style-name="ce6">
            <text:p>12,318<text:s/></text:p>
          </table:table-cell>
          <table:table-cell office:value-type="float" office:value="8250" table:style-name="ce6">
            <text:p>8,250<text:s/></text:p>
          </table:table-cell>
          <table:table-cell office:value-type="float" office:value="19737" table:style-name="ce6">
            <text:p>19,737<text:s/></text:p>
          </table:table-cell>
          <table:table-cell office:value-type="float" office:value="13407" table:style-name="ce6">
            <text:p>13,407<text:s/></text:p>
          </table:table-cell>
          <table:table-cell office:value-type="float" office:value="24697" table:style-name="ce6">
            <text:p>24,697<text:s/></text:p>
          </table:table-cell>
          <table:table-cell office:value-type="float" office:value="18702" table:style-name="ce6">
            <text:p>18,702<text:s/></text:p>
          </table:table-cell>
          <table:table-cell office:value-type="float" office:value="5233" table:style-name="ce6">
            <text:p>5,233<text:s/></text:p>
          </table:table-cell>
          <table:table-cell office:value-type="float" office:value="29093" table:style-name="ce6">
            <text:p>29,093<text:s/></text:p>
          </table:table-cell>
          <table:table-cell office:value-type="float" office:value="20410" table:style-name="ce6">
            <text:p>20,410<text:s/></text:p>
          </table:table-cell>
          <table:table-cell office:value-type="float" office:value="19720" table:style-name="ce6">
            <text:p>19,720<text:s/></text:p>
          </table:table-cell>
          <table:table-cell office:value-type="float" office:value="15566" table:style-name="ce6">
            <text:p>15,566<text:s/></text:p>
          </table:table-cell>
          <table:table-cell office:value-type="float" office:value="11158" table:style-name="ce6">
            <text:p>11,158<text:s/></text:p>
          </table:table-cell>
          <table:table-cell office:value-type="float" office:value="95367" table:style-name="ce6">
            <text:p>95,367<text:s/></text:p>
          </table:table-cell>
          <table:table-cell office:value-type="float" office:value="41287" table:style-name="ce6">
            <text:p>41,287<text:s/></text:p>
          </table:table-cell>
          <table:table-cell office:value-type="float" office:value="16225" table:style-name="ce6">
            <text:p>16,225<text:s/></text:p>
          </table:table-cell>
          <table:table-cell office:value-type="float" office:value="17088" table:style-name="ce6">
            <text:p>17,088<text:s/></text:p>
          </table:table-cell>
          <table:table-cell office:value-type="float" office:value="18852" table:style-name="ce6">
            <text:p>18,852<text:s/></text:p>
          </table:table-cell>
          <table:table-cell office:value-type="float" office:value="16174" table:style-name="ce6">
            <text:p>16,174<text:s/></text:p>
          </table:table-cell>
          <table:table-cell office:value-type="float" office:value="18650" table:style-name="ce6">
            <text:p>18,650<text:s/></text:p>
          </table:table-cell>
          <table:table-cell office:value-type="float" office:value="17710" table:style-name="ce6">
            <text:p>17,710<text:s/></text:p>
          </table:table-cell>
          <table:table-cell office:value-type="float" office:value="7819" table:style-name="ce6">
            <text:p>7,819<text:s/></text:p>
          </table:table-cell>
          <table:table-cell office:value-type="float" office:value="19747" table:style-name="ce6">
            <text:p>19,747<text:s/></text:p>
          </table:table-cell>
          <table:table-cell office:value-type="float" office:value="5639" table:style-name="ce6">
            <text:p>5,639<text:s/></text:p>
          </table:table-cell>
          <table:table-cell office:value-type="float" office:value="5371" table:style-name="ce6">
            <text:p>5,371<text:s/></text:p>
          </table:table-cell>
          <table:table-cell office:value-type="float" office:value="13772" table:style-name="ce6">
            <text:p>13,772<text:s/></text:p>
          </table:table-cell>
          <table:table-cell office:value-type="float" office:value="3968" table:style-name="ce6">
            <text:p>3,968<text:s/></text:p>
          </table:table-cell>
          <table:table-cell office:value-type="float" office:value="2863" table:style-name="ce6">
            <text:p>2,863<text:s/></text:p>
          </table:table-cell>
          <table:table-cell office:value-type="float" office:value="1415" table:style-name="ce6">
            <text:p>1,415<text:s/></text:p>
          </table:table-cell>
          <table:table-cell office:value-type="float" office:value="6490" table:style-name="ce6">
            <text:p>6,490<text:s/></text:p>
          </table:table-cell>
          <table:table-cell office:value-type="float" office:value="6877" table:style-name="ce6">
            <text:p>6,877<text:s/></text:p>
          </table:table-cell>
          <table:table-cell office:value-type="float" office:value="9026" table:style-name="ce6">
            <text:p>9,026<text:s/></text:p>
          </table:table-cell>
          <table:table-cell office:value-type="float" office:value="20550" table:style-name="ce6">
            <text:p>20,550<text:s/></text:p>
          </table:table-cell>
          <table:table-cell office:value-type="float" office:value="6476" table:style-name="ce6">
            <text:p>6,476<text:s/></text:p>
          </table:table-cell>
          <table:table-cell office:value-type="float" office:value="8870" table:style-name="ce6">
            <text:p>8,870<text:s/></text:p>
          </table:table-cell>
          <table:table-cell office:value-type="float" office:value="5994" table:style-name="ce6">
            <text:p>5,994<text:s/></text:p>
          </table:table-cell>
          <table:table-cell office:value-type="float" office:value="17022" table:style-name="ce6">
            <text:p>17,022<text:s/></text:p>
          </table:table-cell>
          <table:table-cell office:value-type="float" office:value="14784" table:style-name="ce6">
            <text:p>14,784<text:s/></text:p>
          </table:table-cell>
          <table:table-cell office:value-type="float" office:value="21365" table:style-name="ce6">
            <text:p>21,365<text:s/></text:p>
          </table:table-cell>
          <table:table-cell office:value-type="float" office:value="31347" table:style-name="ce6">
            <text:p>31,347<text:s/></text:p>
          </table:table-cell>
          <table:table-cell office:value-type="float" office:value="29028" table:style-name="ce6">
            <text:p>29,028<text:s/></text:p>
          </table:table-cell>
          <table:table-cell office:value-type="float" office:value="20940" table:style-name="ce6">
            <text:p>20,940<text:s/></text:p>
          </table:table-cell>
          <table:table-cell office:value-type="float" office:value="19272" table:style-name="ce6">
            <text:p>19,272<text:s/></text:p>
          </table:table-cell>
          <table:table-cell office:value-type="float" office:value="52130" table:style-name="ce6">
            <text:p>52,130<text:s/></text:p>
          </table:table-cell>
          <table:table-cell office:value-type="float" office:value="16801" table:style-name="ce6">
            <text:p>16,801<text:s/></text:p>
          </table:table-cell>
          <table:table-cell office:value-type="float" office:value="28433" table:style-name="ce6">
            <text:p>28,433<text:s/></text:p>
          </table:table-cell>
          <table:table-cell office:value-type="float" office:value="31136" table:style-name="ce6">
            <text:p>31,136<text:s/></text:p>
          </table:table-cell>
          <table:table-cell office:value-type="float" office:value="18319" table:style-name="ce6">
            <text:p>18,319<text:s/></text:p>
          </table:table-cell>
          <table:table-cell office:value-type="float" office:value="52707" table:style-name="ce6">
            <text:p>52,707<text:s/></text:p>
          </table:table-cell>
          <table:table-cell office:value-type="float" office:value="15886" table:style-name="ce6">
            <text:p>15,886<text:s/></text:p>
          </table:table-cell>
          <table:table-cell office:value-type="float" office:value="12854" table:style-name="ce6">
            <text:p>12,854<text:s/></text:p>
          </table:table-cell>
          <table:table-cell office:value-type="float" office:value="12472" table:style-name="ce6">
            <text:p>12,472<text:s/></text:p>
          </table:table-cell>
          <table:table-cell office:value-type="float" office:value="16123" table:style-name="ce6">
            <text:p>16,123<text:s/></text:p>
          </table:table-cell>
          <table:table-cell office:value-type="float" office:value="8679" table:style-name="ce6">
            <text:p>8,679<text:s/></text:p>
          </table:table-cell>
          <table:table-cell office:value-type="float" office:value="21521" table:style-name="ce6">
            <text:p>21,521<text:s/></text:p>
          </table:table-cell>
          <table:table-cell office:value-type="float" office:value="15121" table:style-name="ce6">
            <text:p>15,121<text:s/></text:p>
          </table:table-cell>
          <table:table-cell office:value-type="float" office:value="7238" table:style-name="ce6">
            <text:p>7,238<text:s/></text:p>
          </table:table-cell>
          <table:table-cell office:value-type="float" office:value="9936" table:style-name="ce6">
            <text:p>9,936<text:s/></text:p>
          </table:table-cell>
          <table:table-cell office:value-type="float" office:value="28708" table:style-name="ce6">
            <text:p>28,708<text:s/></text:p>
          </table:table-cell>
          <table:table-cell office:value-type="float" office:value="18106" table:style-name="ce6">
            <text:p>18,106<text:s/></text:p>
          </table:table-cell>
          <table:table-cell office:value-type="float" office:value="18439" table:style-name="ce6">
            <text:p>18,439<text:s/></text:p>
          </table:table-cell>
          <table:table-cell office:value-type="float" office:value="16215" table:style-name="ce6">
            <text:p>16,215<text:s/></text:p>
          </table:table-cell>
          <table:table-cell office:value-type="float" office:value="6622" table:style-name="ce6">
            <text:p>6,622<text:s/></text:p>
          </table:table-cell>
          <table:table-cell office:value-type="float" office:value="8855" table:style-name="ce6">
            <text:p>8,855<text:s/></text:p>
          </table:table-cell>
          <table:table-cell office:value-type="float" office:value="4579" table:style-name="ce6">
            <text:p>4,579<text:s/></text:p>
          </table:table-cell>
          <table:table-cell office:value-type="float" office:value="3747" table:style-name="ce6">
            <text:p>3,747<text:s/></text:p>
          </table:table-cell>
          <table:table-cell office:value-type="float" office:value="5298" table:style-name="ce6">
            <text:p>5,298<text:s/></text:p>
          </table:table-cell>
          <table:table-cell office:value-type="float" office:value="7899" table:style-name="ce6">
            <text:p>7,899<text:s/></text:p>
          </table:table-cell>
          <table:table-cell office:value-type="float" office:value="8588" table:style-name="ce6">
            <text:p>8,588<text:s/></text:p>
          </table:table-cell>
          <table:table-cell office:value-type="float" office:value="9955" table:style-name="ce6">
            <text:p>9,955<text:s/></text:p>
          </table:table-cell>
          <table:table-cell office:value-type="float" office:value="13736" table:style-name="ce6">
            <text:p>13,736<text:s/></text:p>
          </table:table-cell>
          <table:table-cell office:value-type="float" office:value="21547" table:style-name="ce6">
            <text:p>21,547<text:s/></text:p>
          </table:table-cell>
          <table:table-cell office:value-type="float" office:value="19265" table:style-name="ce6">
            <text:p>19,265<text:s/></text:p>
          </table:table-cell>
          <table:table-cell office:value-type="float" office:value="10089" table:style-name="ce6">
            <text:p>10,089<text:s/></text:p>
          </table:table-cell>
          <table:table-cell office:value-type="float" office:value="9522" table:style-name="ce6">
            <text:p>9,522<text:s/></text:p>
          </table:table-cell>
          <table:table-cell office:value-type="float" office:value="10393" table:style-name="ce6">
            <text:p>10,393<text:s/></text:p>
          </table:table-cell>
          <table:table-cell office:value-type="float" office:value="9879" table:style-name="ce6">
            <text:p>9,879<text:s/></text:p>
          </table:table-cell>
          <table:table-cell office:value-type="float" office:value="9790" table:style-name="ce6">
            <text:p>9,790<text:s/></text:p>
          </table:table-cell>
          <table:table-cell office:value-type="float" office:value="7275" table:style-name="ce6">
            <text:p>7,275<text:s/></text:p>
          </table:table-cell>
          <table:table-cell office:value-type="float" office:value="7306" table:style-name="ce6">
            <text:p>7,306<text:s/></text:p>
          </table:table-cell>
          <table:table-cell office:value-type="float" office:value="969" table:style-name="ce6">
            <text:p>969<text:s/></text:p>
          </table:table-cell>
          <table:table-cell office:value-type="float" office:value="2182" table:style-name="ce6">
            <text:p>2,182<text:s/></text:p>
          </table:table-cell>
          <table:table-cell office:value-type="float" office:value="3472" table:style-name="ce6">
            <text:p>3,472<text:s/></text:p>
          </table:table-cell>
          <table:table-cell office:value-type="float" office:value="4183" table:style-name="ce6">
            <text:p>4,183<text:s/></text:p>
          </table:table-cell>
          <table:table-cell office:value-type="float" office:value="2000" table:style-name="ce6">
            <text:p>2,000<text:s/></text:p>
          </table:table-cell>
          <table:table-cell office:value-type="float" office:value="2457" table:style-name="ce6">
            <text:p>2,457<text:s/></text:p>
          </table:table-cell>
          <table:table-cell office:value-type="float" office:value="2262" table:style-name="ce6">
            <text:p>2,262<text:s/></text:p>
          </table:table-cell>
          <table:table-cell office:value-type="float" office:value="6615" table:style-name="ce6">
            <text:p>6,615<text:s/></text:p>
          </table:table-cell>
          <table:table-cell office:value-type="float" office:value="1990" table:style-name="ce6">
            <text:p>1,990<text:s/></text:p>
          </table:table-cell>
          <table:table-cell office:value-type="float" office:value="3348" table:style-name="ce6">
            <text:p>3,348<text:s/></text:p>
          </table:table-cell>
          <table:table-cell office:value-type="float" office:value="3230" table:style-name="ce6">
            <text:p>3,230<text:s/></text:p>
          </table:table-cell>
          <table:table-cell table:number-columns-repeated="16264"/>
        </table:table-row>
        <table:table-row table:style-name="ro2">
          <table:table-cell office:value-type="date" office:date-value="2022-01-23T00:00:00" table:style-name="ce5">
            <text:p>2022/1/23</text:p>
          </table:table-cell>
          <table:table-cell office:value-type="float" office:value="1517" table:style-name="ce6">
            <text:p>1,517<text:s/></text:p>
          </table:table-cell>
          <table:table-cell office:value-type="float" office:value="5725" table:style-name="ce6">
            <text:p>5,725<text:s/></text:p>
          </table:table-cell>
          <table:table-cell office:value-type="float" office:value="13597" table:style-name="ce6">
            <text:p>13,597<text:s/></text:p>
          </table:table-cell>
          <table:table-cell office:value-type="float" office:value="26802" table:style-name="ce6">
            <text:p>26,802<text:s/></text:p>
          </table:table-cell>
          <table:table-cell office:value-type="float" office:value="9948" table:style-name="ce6">
            <text:p>9,948<text:s/></text:p>
          </table:table-cell>
          <table:table-cell office:value-type="float" office:value="6003" table:style-name="ce6">
            <text:p>6,003<text:s/></text:p>
          </table:table-cell>
          <table:table-cell office:value-type="float" office:value="5058" table:style-name="ce6">
            <text:p>5,058<text:s/></text:p>
          </table:table-cell>
          <table:table-cell office:value-type="float" office:value="2617" table:style-name="ce6">
            <text:p>2,617<text:s/></text:p>
          </table:table-cell>
          <table:table-cell office:value-type="float" office:value="1762" table:style-name="ce6">
            <text:p>1,762<text:s/></text:p>
          </table:table-cell>
          <table:table-cell office:value-type="float" office:value="5046" table:style-name="ce6">
            <text:p>5,046<text:s/></text:p>
          </table:table-cell>
          <table:table-cell office:value-type="float" office:value="1074" table:style-name="ce6">
            <text:p>1,074<text:s/></text:p>
          </table:table-cell>
          <table:table-cell office:value-type="float" office:value="2051" table:style-name="ce6">
            <text:p>2,051<text:s/></text:p>
          </table:table-cell>
          <table:table-cell office:value-type="float" office:value="3157" table:style-name="ce6">
            <text:p>3,157<text:s/></text:p>
          </table:table-cell>
          <table:table-cell office:value-type="float" office:value="4439" table:style-name="ce6">
            <text:p>4,439<text:s/></text:p>
          </table:table-cell>
          <table:table-cell office:value-type="float" office:value="6930" table:style-name="ce6">
            <text:p>6,930<text:s/></text:p>
          </table:table-cell>
          <table:table-cell office:value-type="float" office:value="3395" table:style-name="ce6">
            <text:p>3,395<text:s/></text:p>
          </table:table-cell>
          <table:table-cell office:value-type="float" office:value="4245" table:style-name="ce6">
            <text:p>4,245<text:s/></text:p>
          </table:table-cell>
          <table:table-cell office:value-type="float" office:value="2910" table:style-name="ce6">
            <text:p>2,910<text:s/></text:p>
          </table:table-cell>
          <table:table-cell office:value-type="float" office:value="5076" table:style-name="ce6">
            <text:p>5,076<text:s/></text:p>
          </table:table-cell>
          <table:table-cell office:value-type="float" office:value="1888" table:style-name="ce6">
            <text:p>1,888<text:s/></text:p>
          </table:table-cell>
          <table:table-cell office:value-type="float" office:value="3487" table:style-name="ce6">
            <text:p>3,487<text:s/></text:p>
          </table:table-cell>
          <table:table-cell office:value-type="float" office:value="4214" table:style-name="ce6">
            <text:p>4,214<text:s/></text:p>
          </table:table-cell>
          <table:table-cell office:value-type="float" office:value="1505" table:style-name="ce6">
            <text:p>1,505<text:s/></text:p>
          </table:table-cell>
          <table:table-cell office:value-type="float" office:value="15758" table:style-name="ce6">
            <text:p>15,758<text:s/></text:p>
          </table:table-cell>
          <table:table-cell office:value-type="float" office:value="2635" table:style-name="ce6">
            <text:p>2,635<text:s/></text:p>
          </table:table-cell>
          <table:table-cell office:value-type="float" office:value="7457" table:style-name="ce6">
            <text:p>7,457<text:s/></text:p>
          </table:table-cell>
          <table:table-cell office:value-type="float" office:value="6694" table:style-name="ce6">
            <text:p>6,694<text:s/></text:p>
          </table:table-cell>
          <table:table-cell office:value-type="float" office:value="8776" table:style-name="ce6">
            <text:p>8,776<text:s/></text:p>
          </table:table-cell>
          <table:table-cell office:value-type="float" office:value="10538" table:style-name="ce6">
            <text:p>10,538<text:s/></text:p>
          </table:table-cell>
          <table:table-cell office:value-type="float" office:value="9394" table:style-name="ce6">
            <text:p>9,394<text:s/></text:p>
          </table:table-cell>
          <table:table-cell office:value-type="float" office:value="6018" table:style-name="ce6">
            <text:p>6,018<text:s/></text:p>
          </table:table-cell>
          <table:table-cell office:value-type="float" office:value="16685" table:style-name="ce6">
            <text:p>16,685<text:s/></text:p>
          </table:table-cell>
          <table:table-cell office:value-type="float" office:value="9908" table:style-name="ce6">
            <text:p>9,908<text:s/></text:p>
          </table:table-cell>
          <table:table-cell office:value-type="float" office:value="15732" table:style-name="ce6">
            <text:p>15,732<text:s/></text:p>
          </table:table-cell>
          <table:table-cell office:value-type="float" office:value="12414" table:style-name="ce6">
            <text:p>12,414<text:s/></text:p>
          </table:table-cell>
          <table:table-cell office:value-type="float" office:value="2428" table:style-name="ce6">
            <text:p>2,428<text:s/></text:p>
          </table:table-cell>
          <table:table-cell office:value-type="float" office:value="19891" table:style-name="ce6">
            <text:p>19,891<text:s/></text:p>
          </table:table-cell>
          <table:table-cell office:value-type="float" office:value="13109" table:style-name="ce6">
            <text:p>13,109<text:s/></text:p>
          </table:table-cell>
          <table:table-cell office:value-type="float" office:value="12742" table:style-name="ce6">
            <text:p>12,742<text:s/></text:p>
          </table:table-cell>
          <table:table-cell office:value-type="float" office:value="10749" table:style-name="ce6">
            <text:p>10,749<text:s/></text:p>
          </table:table-cell>
          <table:table-cell office:value-type="float" office:value="5052" table:style-name="ce6">
            <text:p>5,052<text:s/></text:p>
          </table:table-cell>
          <table:table-cell office:value-type="float" office:value="75801" table:style-name="ce6">
            <text:p>75,801<text:s/></text:p>
          </table:table-cell>
          <table:table-cell office:value-type="float" office:value="31962" table:style-name="ce6">
            <text:p>31,962<text:s/></text:p>
          </table:table-cell>
          <table:table-cell office:value-type="float" office:value="9247" table:style-name="ce6">
            <text:p>9,247<text:s/></text:p>
          </table:table-cell>
          <table:table-cell office:value-type="float" office:value="11655" table:style-name="ce6">
            <text:p>11,655<text:s/></text:p>
          </table:table-cell>
          <table:table-cell office:value-type="float" office:value="14187" table:style-name="ce6">
            <text:p>14,187<text:s/></text:p>
          </table:table-cell>
          <table:table-cell office:value-type="float" office:value="14184" table:style-name="ce6">
            <text:p>14,184<text:s/></text:p>
          </table:table-cell>
          <table:table-cell office:value-type="float" office:value="15018" table:style-name="ce6">
            <text:p>15,018<text:s/></text:p>
          </table:table-cell>
          <table:table-cell office:value-type="float" office:value="12794" table:style-name="ce6">
            <text:p>12,794<text:s/></text:p>
          </table:table-cell>
          <table:table-cell office:value-type="float" office:value="5328" table:style-name="ce6">
            <text:p>5,328<text:s/></text:p>
          </table:table-cell>
          <table:table-cell office:value-type="float" office:value="14293" table:style-name="ce6">
            <text:p>14,293<text:s/></text:p>
          </table:table-cell>
          <table:table-cell office:value-type="float" office:value="4017" table:style-name="ce6">
            <text:p>4,017<text:s/></text:p>
          </table:table-cell>
          <table:table-cell office:value-type="float" office:value="3433" table:style-name="ce6">
            <text:p>3,433<text:s/></text:p>
          </table:table-cell>
          <table:table-cell office:value-type="float" office:value="10850" table:style-name="ce6">
            <text:p>10,850<text:s/></text:p>
          </table:table-cell>
          <table:table-cell office:value-type="float" office:value="3244" table:style-name="ce6">
            <text:p>3,244<text:s/></text:p>
          </table:table-cell>
          <table:table-cell office:value-type="float" office:value="2146" table:style-name="ce6">
            <text:p>2,146<text:s/></text:p>
          </table:table-cell>
          <table:table-cell office:value-type="float" office:value="1050" table:style-name="ce6">
            <text:p>1,050<text:s/></text:p>
          </table:table-cell>
          <table:table-cell office:value-type="float" office:value="5367" table:style-name="ce6">
            <text:p>5,367<text:s/></text:p>
          </table:table-cell>
          <table:table-cell office:value-type="float" office:value="5249" table:style-name="ce6">
            <text:p>5,249<text:s/></text:p>
          </table:table-cell>
          <table:table-cell office:value-type="float" office:value="7083" table:style-name="ce6">
            <text:p>7,083<text:s/></text:p>
          </table:table-cell>
          <table:table-cell office:value-type="float" office:value="18036" table:style-name="ce6">
            <text:p>18,036<text:s/></text:p>
          </table:table-cell>
          <table:table-cell office:value-type="float" office:value="3948" table:style-name="ce6">
            <text:p>3,948<text:s/></text:p>
          </table:table-cell>
          <table:table-cell office:value-type="float" office:value="5839" table:style-name="ce6">
            <text:p>5,839<text:s/></text:p>
          </table:table-cell>
          <table:table-cell office:value-type="float" office:value="3842" table:style-name="ce6">
            <text:p>3,842<text:s/></text:p>
          </table:table-cell>
          <table:table-cell office:value-type="float" office:value="11034" table:style-name="ce6">
            <text:p>11,034<text:s/></text:p>
          </table:table-cell>
          <table:table-cell office:value-type="float" office:value="8693" table:style-name="ce6">
            <text:p>8,693<text:s/></text:p>
          </table:table-cell>
          <table:table-cell office:value-type="float" office:value="14998" table:style-name="ce6">
            <text:p>14,998<text:s/></text:p>
          </table:table-cell>
          <table:table-cell office:value-type="float" office:value="20746" table:style-name="ce6">
            <text:p>20,746<text:s/></text:p>
          </table:table-cell>
          <table:table-cell office:value-type="float" office:value="18908" table:style-name="ce6">
            <text:p>18,908<text:s/></text:p>
          </table:table-cell>
          <table:table-cell office:value-type="float" office:value="13610" table:style-name="ce6">
            <text:p>13,610<text:s/></text:p>
          </table:table-cell>
          <table:table-cell office:value-type="float" office:value="14674" table:style-name="ce6">
            <text:p>14,674<text:s/></text:p>
          </table:table-cell>
          <table:table-cell office:value-type="float" office:value="40365" table:style-name="ce6">
            <text:p>40,365<text:s/></text:p>
          </table:table-cell>
          <table:table-cell office:value-type="float" office:value="8805" table:style-name="ce6">
            <text:p>8,805<text:s/></text:p>
          </table:table-cell>
          <table:table-cell office:value-type="float" office:value="20415" table:style-name="ce6">
            <text:p>20,415<text:s/></text:p>
          </table:table-cell>
          <table:table-cell office:value-type="float" office:value="19523" table:style-name="ce6">
            <text:p>19,523<text:s/></text:p>
          </table:table-cell>
          <table:table-cell office:value-type="float" office:value="11834" table:style-name="ce6">
            <text:p>11,834<text:s/></text:p>
          </table:table-cell>
          <table:table-cell office:value-type="float" office:value="33849" table:style-name="ce6">
            <text:p>33,849<text:s/></text:p>
          </table:table-cell>
          <table:table-cell office:value-type="float" office:value="10411" table:style-name="ce6">
            <text:p>10,411<text:s/></text:p>
          </table:table-cell>
          <table:table-cell office:value-type="float" office:value="8818" table:style-name="ce6">
            <text:p>8,818<text:s/></text:p>
          </table:table-cell>
          <table:table-cell office:value-type="float" office:value="5603" table:style-name="ce6">
            <text:p>5,603<text:s/></text:p>
          </table:table-cell>
          <table:table-cell office:value-type="float" office:value="10618" table:style-name="ce6">
            <text:p>10,618<text:s/></text:p>
          </table:table-cell>
          <table:table-cell office:value-type="float" office:value="5095" table:style-name="ce6">
            <text:p>5,095<text:s/></text:p>
          </table:table-cell>
          <table:table-cell office:value-type="float" office:value="12844" table:style-name="ce6">
            <text:p>12,844<text:s/></text:p>
          </table:table-cell>
          <table:table-cell office:value-type="float" office:value="8103" table:style-name="ce6">
            <text:p>8,103<text:s/></text:p>
          </table:table-cell>
          <table:table-cell office:value-type="float" office:value="6546" table:style-name="ce6">
            <text:p>6,546<text:s/></text:p>
          </table:table-cell>
          <table:table-cell office:value-type="float" office:value="6739" table:style-name="ce6">
            <text:p>6,739<text:s/></text:p>
          </table:table-cell>
          <table:table-cell office:value-type="float" office:value="11938" table:style-name="ce6">
            <text:p>11,938<text:s/></text:p>
          </table:table-cell>
          <table:table-cell office:value-type="float" office:value="8163" table:style-name="ce6">
            <text:p>8,163<text:s/></text:p>
          </table:table-cell>
          <table:table-cell office:value-type="float" office:value="9558" table:style-name="ce6">
            <text:p>9,558<text:s/></text:p>
          </table:table-cell>
          <table:table-cell office:value-type="float" office:value="9734" table:style-name="ce6">
            <text:p>9,734<text:s/></text:p>
          </table:table-cell>
          <table:table-cell office:value-type="float" office:value="4564" table:style-name="ce6">
            <text:p>4,564<text:s/></text:p>
          </table:table-cell>
          <table:table-cell office:value-type="float" office:value="5826" table:style-name="ce6">
            <text:p>5,826<text:s/></text:p>
          </table:table-cell>
          <table:table-cell office:value-type="float" office:value="3111" table:style-name="ce6">
            <text:p>3,111<text:s/></text:p>
          </table:table-cell>
          <table:table-cell office:value-type="float" office:value="1621" table:style-name="ce6">
            <text:p>1,621<text:s/></text:p>
          </table:table-cell>
          <table:table-cell office:value-type="float" office:value="3740" table:style-name="ce6">
            <text:p>3,740<text:s/></text:p>
          </table:table-cell>
          <table:table-cell office:value-type="float" office:value="4903" table:style-name="ce6">
            <text:p>4,903<text:s/></text:p>
          </table:table-cell>
          <table:table-cell office:value-type="float" office:value="6171" table:style-name="ce6">
            <text:p>6,171<text:s/></text:p>
          </table:table-cell>
          <table:table-cell office:value-type="float" office:value="7373" table:style-name="ce6">
            <text:p>7,373<text:s/></text:p>
          </table:table-cell>
          <table:table-cell office:value-type="float" office:value="8286" table:style-name="ce6">
            <text:p>8,286<text:s/></text:p>
          </table:table-cell>
          <table:table-cell office:value-type="float" office:value="11769" table:style-name="ce6">
            <text:p>11,769<text:s/></text:p>
          </table:table-cell>
          <table:table-cell office:value-type="float" office:value="13941" table:style-name="ce6">
            <text:p>13,941<text:s/></text:p>
          </table:table-cell>
          <table:table-cell office:value-type="float" office:value="6534" table:style-name="ce6">
            <text:p>6,534<text:s/></text:p>
          </table:table-cell>
          <table:table-cell office:value-type="float" office:value="6166" table:style-name="ce6">
            <text:p>6,166<text:s/></text:p>
          </table:table-cell>
          <table:table-cell office:value-type="float" office:value="6633" table:style-name="ce6">
            <text:p>6,633<text:s/></text:p>
          </table:table-cell>
          <table:table-cell office:value-type="float" office:value="5977" table:style-name="ce6">
            <text:p>5,977<text:s/></text:p>
          </table:table-cell>
          <table:table-cell office:value-type="float" office:value="6480" table:style-name="ce6">
            <text:p>6,480<text:s/></text:p>
          </table:table-cell>
          <table:table-cell office:value-type="float" office:value="4754" table:style-name="ce6">
            <text:p>4,754<text:s/></text:p>
          </table:table-cell>
          <table:table-cell office:value-type="float" office:value="4905" table:style-name="ce6">
            <text:p>4,905<text:s/></text:p>
          </table:table-cell>
          <table:table-cell office:value-type="float" office:value="596" table:style-name="ce6">
            <text:p>596<text:s/></text:p>
          </table:table-cell>
          <table:table-cell office:value-type="float" office:value="1621" table:style-name="ce6">
            <text:p>1,621<text:s/></text:p>
          </table:table-cell>
          <table:table-cell office:value-type="float" office:value="2095" table:style-name="ce6">
            <text:p>2,095<text:s/></text:p>
          </table:table-cell>
          <table:table-cell office:value-type="float" office:value="2902" table:style-name="ce6">
            <text:p>2,902<text:s/></text:p>
          </table:table-cell>
          <table:table-cell office:value-type="float" office:value="877" table:style-name="ce6">
            <text:p>877<text:s/></text:p>
          </table:table-cell>
          <table:table-cell office:value-type="float" office:value="950" table:style-name="ce6">
            <text:p>950<text:s/></text:p>
          </table:table-cell>
          <table:table-cell office:value-type="float" office:value="1283" table:style-name="ce6">
            <text:p>1,283<text:s/></text:p>
          </table:table-cell>
          <table:table-cell office:value-type="float" office:value="4691" table:style-name="ce6">
            <text:p>4,691<text:s/></text:p>
          </table:table-cell>
          <table:table-cell office:value-type="float" office:value="1343" table:style-name="ce6">
            <text:p>1,343<text:s/></text:p>
          </table:table-cell>
          <table:table-cell office:value-type="float" office:value="2231" table:style-name="ce6">
            <text:p>2,231<text:s/></text:p>
          </table:table-cell>
          <table:table-cell office:value-type="float" office:value="1769" table:style-name="ce6">
            <text:p>1,769<text:s/></text:p>
          </table:table-cell>
          <table:table-cell table:number-columns-repeated="16264"/>
        </table:table-row>
        <table:table-row table:style-name="ro2">
          <table:table-cell office:value-type="date" office:date-value="2022-01-24T00:00:00" table:style-name="ce5">
            <text:p>2022/1/24</text:p>
          </table:table-cell>
          <table:table-cell office:value-type="float" office:value="2990" table:style-name="ce6">
            <text:p>2,990<text:s/></text:p>
          </table:table-cell>
          <table:table-cell office:value-type="float" office:value="11723" table:style-name="ce6">
            <text:p>11,723<text:s/></text:p>
          </table:table-cell>
          <table:table-cell office:value-type="float" office:value="37052" table:style-name="ce6">
            <text:p>37,052<text:s/></text:p>
          </table:table-cell>
          <table:table-cell office:value-type="float" office:value="34009" table:style-name="ce6">
            <text:p>34,009<text:s/></text:p>
          </table:table-cell>
          <table:table-cell office:value-type="float" office:value="18278" table:style-name="ce6">
            <text:p>18,278<text:s/></text:p>
          </table:table-cell>
          <table:table-cell office:value-type="float" office:value="11060" table:style-name="ce6">
            <text:p>11,060<text:s/></text:p>
          </table:table-cell>
          <table:table-cell office:value-type="float" office:value="9442" table:style-name="ce6">
            <text:p>9,442<text:s/></text:p>
          </table:table-cell>
          <table:table-cell office:value-type="float" office:value="3466" table:style-name="ce6">
            <text:p>3,466<text:s/></text:p>
          </table:table-cell>
          <table:table-cell office:value-type="float" office:value="2986" table:style-name="ce6">
            <text:p>2,986<text:s/></text:p>
          </table:table-cell>
          <table:table-cell office:value-type="float" office:value="10454" table:style-name="ce6">
            <text:p>10,454<text:s/></text:p>
          </table:table-cell>
          <table:table-cell office:value-type="float" office:value="1714" table:style-name="ce6">
            <text:p>1,714<text:s/></text:p>
          </table:table-cell>
          <table:table-cell office:value-type="float" office:value="3029" table:style-name="ce6">
            <text:p>3,029<text:s/></text:p>
          </table:table-cell>
          <table:table-cell office:value-type="float" office:value="2930" table:style-name="ce6">
            <text:p>2,930<text:s/></text:p>
          </table:table-cell>
          <table:table-cell office:value-type="float" office:value="6694" table:style-name="ce6">
            <text:p>6,694<text:s/></text:p>
          </table:table-cell>
          <table:table-cell office:value-type="float" office:value="8949" table:style-name="ce6">
            <text:p>8,949<text:s/></text:p>
          </table:table-cell>
          <table:table-cell office:value-type="float" office:value="14005" table:style-name="ce6">
            <text:p>14,005<text:s/></text:p>
          </table:table-cell>
          <table:table-cell office:value-type="float" office:value="14051" table:style-name="ce6">
            <text:p>14,051<text:s/></text:p>
          </table:table-cell>
          <table:table-cell office:value-type="float" office:value="3950" table:style-name="ce6">
            <text:p>3,950<text:s/></text:p>
          </table:table-cell>
          <table:table-cell office:value-type="float" office:value="7696" table:style-name="ce6">
            <text:p>7,696<text:s/></text:p>
          </table:table-cell>
          <table:table-cell office:value-type="float" office:value="2425" table:style-name="ce6">
            <text:p>2,425<text:s/></text:p>
          </table:table-cell>
          <table:table-cell office:value-type="float" office:value="6515" table:style-name="ce6">
            <text:p>6,515<text:s/></text:p>
          </table:table-cell>
          <table:table-cell office:value-type="float" office:value="6531" table:style-name="ce6">
            <text:p>6,531<text:s/></text:p>
          </table:table-cell>
          <table:table-cell office:value-type="float" office:value="5158" table:style-name="ce6">
            <text:p>5,158<text:s/></text:p>
          </table:table-cell>
          <table:table-cell office:value-type="float" office:value="25889" table:style-name="ce6">
            <text:p>25,889<text:s/></text:p>
          </table:table-cell>
          <table:table-cell office:value-type="float" office:value="2748" table:style-name="ce6">
            <text:p>2,748<text:s/></text:p>
          </table:table-cell>
          <table:table-cell office:value-type="float" office:value="8922" table:style-name="ce6">
            <text:p>8,922<text:s/></text:p>
          </table:table-cell>
          <table:table-cell office:value-type="float" office:value="11261" table:style-name="ce6">
            <text:p>11,261<text:s/></text:p>
          </table:table-cell>
          <table:table-cell office:value-type="float" office:value="13195" table:style-name="ce6">
            <text:p>13,195<text:s/></text:p>
          </table:table-cell>
          <table:table-cell office:value-type="float" office:value="19900" table:style-name="ce6">
            <text:p>19,900<text:s/></text:p>
          </table:table-cell>
          <table:table-cell office:value-type="float" office:value="12647" table:style-name="ce6">
            <text:p>12,647<text:s/></text:p>
          </table:table-cell>
          <table:table-cell office:value-type="float" office:value="8625" table:style-name="ce6">
            <text:p>8,625<text:s/></text:p>
          </table:table-cell>
          <table:table-cell office:value-type="float" office:value="19910" table:style-name="ce6">
            <text:p>19,910<text:s/></text:p>
          </table:table-cell>
          <table:table-cell office:value-type="float" office:value="13615" table:style-name="ce6">
            <text:p>13,615<text:s/></text:p>
          </table:table-cell>
          <table:table-cell office:value-type="float" office:value="27416" table:style-name="ce6">
            <text:p>27,416<text:s/></text:p>
          </table:table-cell>
          <table:table-cell office:value-type="float" office:value="19418" table:style-name="ce6">
            <text:p>19,418<text:s/></text:p>
          </table:table-cell>
          <table:table-cell office:value-type="float" office:value="7200" table:style-name="ce6">
            <text:p>7,200<text:s/></text:p>
          </table:table-cell>
          <table:table-cell office:value-type="float" office:value="30127" table:style-name="ce6">
            <text:p>30,127<text:s/></text:p>
          </table:table-cell>
          <table:table-cell office:value-type="float" office:value="21628" table:style-name="ce6">
            <text:p>21,628<text:s/></text:p>
          </table:table-cell>
          <table:table-cell office:value-type="float" office:value="22104" table:style-name="ce6">
            <text:p>22,104<text:s/></text:p>
          </table:table-cell>
          <table:table-cell office:value-type="float" office:value="16578" table:style-name="ce6">
            <text:p>16,578<text:s/></text:p>
          </table:table-cell>
          <table:table-cell office:value-type="float" office:value="21385" table:style-name="ce6">
            <text:p>21,385<text:s/></text:p>
          </table:table-cell>
          <table:table-cell office:value-type="float" office:value="94690" table:style-name="ce6">
            <text:p>94,690<text:s/></text:p>
          </table:table-cell>
          <table:table-cell office:value-type="float" office:value="35074" table:style-name="ce6">
            <text:p>35,074<text:s/></text:p>
          </table:table-cell>
          <table:table-cell office:value-type="float" office:value="18327" table:style-name="ce6">
            <text:p>18,327<text:s/></text:p>
          </table:table-cell>
          <table:table-cell office:value-type="float" office:value="17982" table:style-name="ce6">
            <text:p>17,982<text:s/></text:p>
          </table:table-cell>
          <table:table-cell office:value-type="float" office:value="18577" table:style-name="ce6">
            <text:p>18,577<text:s/></text:p>
          </table:table-cell>
          <table:table-cell office:value-type="float" office:value="15958" table:style-name="ce6">
            <text:p>15,958<text:s/></text:p>
          </table:table-cell>
          <table:table-cell office:value-type="float" office:value="19516" table:style-name="ce6">
            <text:p>19,516<text:s/></text:p>
          </table:table-cell>
          <table:table-cell office:value-type="float" office:value="19191" table:style-name="ce6">
            <text:p>19,191<text:s/></text:p>
          </table:table-cell>
          <table:table-cell office:value-type="float" office:value="9995" table:style-name="ce6">
            <text:p>9,995<text:s/></text:p>
          </table:table-cell>
          <table:table-cell office:value-type="float" office:value="24679" table:style-name="ce6">
            <text:p>24,679<text:s/></text:p>
          </table:table-cell>
          <table:table-cell office:value-type="float" office:value="5818" table:style-name="ce6">
            <text:p>5,818<text:s/></text:p>
          </table:table-cell>
          <table:table-cell office:value-type="float" office:value="6916" table:style-name="ce6">
            <text:p>6,916<text:s/></text:p>
          </table:table-cell>
          <table:table-cell office:value-type="float" office:value="14184" table:style-name="ce6">
            <text:p>14,184<text:s/></text:p>
          </table:table-cell>
          <table:table-cell office:value-type="float" office:value="3294" table:style-name="ce6">
            <text:p>3,294<text:s/></text:p>
          </table:table-cell>
          <table:table-cell office:value-type="float" office:value="3018" table:style-name="ce6">
            <text:p>3,018<text:s/></text:p>
          </table:table-cell>
          <table:table-cell office:value-type="float" office:value="2838" table:style-name="ce6">
            <text:p>2,838<text:s/></text:p>
          </table:table-cell>
          <table:table-cell office:value-type="float" office:value="10677" table:style-name="ce6">
            <text:p>10,677<text:s/></text:p>
          </table:table-cell>
          <table:table-cell office:value-type="float" office:value="8091" table:style-name="ce6">
            <text:p>8,091<text:s/></text:p>
          </table:table-cell>
          <table:table-cell office:value-type="float" office:value="9779" table:style-name="ce6">
            <text:p>9,779<text:s/></text:p>
          </table:table-cell>
          <table:table-cell office:value-type="float" office:value="21260" table:style-name="ce6">
            <text:p>21,260<text:s/></text:p>
          </table:table-cell>
          <table:table-cell office:value-type="float" office:value="7342" table:style-name="ce6">
            <text:p>7,342<text:s/></text:p>
          </table:table-cell>
          <table:table-cell office:value-type="float" office:value="10119" table:style-name="ce6">
            <text:p>10,119<text:s/></text:p>
          </table:table-cell>
          <table:table-cell office:value-type="float" office:value="6733" table:style-name="ce6">
            <text:p>6,733<text:s/></text:p>
          </table:table-cell>
          <table:table-cell office:value-type="float" office:value="18525" table:style-name="ce6">
            <text:p>18,525<text:s/></text:p>
          </table:table-cell>
          <table:table-cell office:value-type="float" office:value="19122" table:style-name="ce6">
            <text:p>19,122<text:s/></text:p>
          </table:table-cell>
          <table:table-cell office:value-type="float" office:value="21701" table:style-name="ce6">
            <text:p>21,701<text:s/></text:p>
          </table:table-cell>
          <table:table-cell office:value-type="float" office:value="30504" table:style-name="ce6">
            <text:p>30,504<text:s/></text:p>
          </table:table-cell>
          <table:table-cell office:value-type="float" office:value="31798" table:style-name="ce6">
            <text:p>31,798<text:s/></text:p>
          </table:table-cell>
          <table:table-cell office:value-type="float" office:value="22757" table:style-name="ce6">
            <text:p>22,757<text:s/></text:p>
          </table:table-cell>
          <table:table-cell office:value-type="float" office:value="18792" table:style-name="ce6">
            <text:p>18,792<text:s/></text:p>
          </table:table-cell>
          <table:table-cell office:value-type="float" office:value="45719" table:style-name="ce6">
            <text:p>45,719<text:s/></text:p>
          </table:table-cell>
          <table:table-cell office:value-type="float" office:value="15397" table:style-name="ce6">
            <text:p>15,397<text:s/></text:p>
          </table:table-cell>
          <table:table-cell office:value-type="float" office:value="26282" table:style-name="ce6">
            <text:p>26,282<text:s/></text:p>
          </table:table-cell>
          <table:table-cell office:value-type="float" office:value="28820" table:style-name="ce6">
            <text:p>28,820<text:s/></text:p>
          </table:table-cell>
          <table:table-cell office:value-type="float" office:value="17250" table:style-name="ce6">
            <text:p>17,250<text:s/></text:p>
          </table:table-cell>
          <table:table-cell office:value-type="float" office:value="48201" table:style-name="ce6">
            <text:p>48,201<text:s/></text:p>
          </table:table-cell>
          <table:table-cell office:value-type="float" office:value="16353" table:style-name="ce6">
            <text:p>16,353<text:s/></text:p>
          </table:table-cell>
          <table:table-cell office:value-type="float" office:value="13271" table:style-name="ce6">
            <text:p>13,271<text:s/></text:p>
          </table:table-cell>
          <table:table-cell office:value-type="float" office:value="12463" table:style-name="ce6">
            <text:p>12,463<text:s/></text:p>
          </table:table-cell>
          <table:table-cell office:value-type="float" office:value="15246" table:style-name="ce6">
            <text:p>15,246<text:s/></text:p>
          </table:table-cell>
          <table:table-cell office:value-type="float" office:value="10348" table:style-name="ce6">
            <text:p>10,348<text:s/></text:p>
          </table:table-cell>
          <table:table-cell office:value-type="float" office:value="21406" table:style-name="ce6">
            <text:p>21,406<text:s/></text:p>
          </table:table-cell>
          <table:table-cell office:value-type="float" office:value="16665" table:style-name="ce6">
            <text:p>16,665<text:s/></text:p>
          </table:table-cell>
          <table:table-cell office:value-type="float" office:value="6067" table:style-name="ce6">
            <text:p>6,067<text:s/></text:p>
          </table:table-cell>
          <table:table-cell office:value-type="float" office:value="9824" table:style-name="ce6">
            <text:p>9,824<text:s/></text:p>
          </table:table-cell>
          <table:table-cell office:value-type="float" office:value="33225" table:style-name="ce6">
            <text:p>33,225<text:s/></text:p>
          </table:table-cell>
          <table:table-cell office:value-type="float" office:value="19755" table:style-name="ce6">
            <text:p>19,755<text:s/></text:p>
          </table:table-cell>
          <table:table-cell office:value-type="float" office:value="20710" table:style-name="ce6">
            <text:p>20,710<text:s/></text:p>
          </table:table-cell>
          <table:table-cell office:value-type="float" office:value="19297" table:style-name="ce6">
            <text:p>19,297<text:s/></text:p>
          </table:table-cell>
          <table:table-cell office:value-type="float" office:value="7438" table:style-name="ce6">
            <text:p>7,438<text:s/></text:p>
          </table:table-cell>
          <table:table-cell office:value-type="float" office:value="8775" table:style-name="ce6">
            <text:p>8,775<text:s/></text:p>
          </table:table-cell>
          <table:table-cell office:value-type="float" office:value="5078" table:style-name="ce6">
            <text:p>5,078<text:s/></text:p>
          </table:table-cell>
          <table:table-cell office:value-type="float" office:value="4455" table:style-name="ce6">
            <text:p>4,455<text:s/></text:p>
          </table:table-cell>
          <table:table-cell office:value-type="float" office:value="5480" table:style-name="ce6">
            <text:p>5,480<text:s/></text:p>
          </table:table-cell>
          <table:table-cell office:value-type="float" office:value="8437" table:style-name="ce6">
            <text:p>8,437<text:s/></text:p>
          </table:table-cell>
          <table:table-cell office:value-type="float" office:value="8504" table:style-name="ce6">
            <text:p>8,504<text:s/></text:p>
          </table:table-cell>
          <table:table-cell office:value-type="float" office:value="9693" table:style-name="ce6">
            <text:p>9,693<text:s/></text:p>
          </table:table-cell>
          <table:table-cell office:value-type="float" office:value="14088" table:style-name="ce6">
            <text:p>14,088<text:s/></text:p>
          </table:table-cell>
          <table:table-cell office:value-type="float" office:value="23899" table:style-name="ce6">
            <text:p>23,899<text:s/></text:p>
          </table:table-cell>
          <table:table-cell office:value-type="float" office:value="18064" table:style-name="ce6">
            <text:p>18,064<text:s/></text:p>
          </table:table-cell>
          <table:table-cell office:value-type="float" office:value="10873" table:style-name="ce6">
            <text:p>10,873<text:s/></text:p>
          </table:table-cell>
          <table:table-cell office:value-type="float" office:value="9888" table:style-name="ce6">
            <text:p>9,888<text:s/></text:p>
          </table:table-cell>
          <table:table-cell office:value-type="float" office:value="10641" table:style-name="ce6">
            <text:p>10,641<text:s/></text:p>
          </table:table-cell>
          <table:table-cell office:value-type="float" office:value="9937" table:style-name="ce6">
            <text:p>9,937<text:s/></text:p>
          </table:table-cell>
          <table:table-cell office:value-type="float" office:value="10115" table:style-name="ce6">
            <text:p>10,115<text:s/></text:p>
          </table:table-cell>
          <table:table-cell office:value-type="float" office:value="8020" table:style-name="ce6">
            <text:p>8,020<text:s/></text:p>
          </table:table-cell>
          <table:table-cell office:value-type="float" office:value="7689" table:style-name="ce6">
            <text:p>7,689<text:s/></text:p>
          </table:table-cell>
          <table:table-cell office:value-type="float" office:value="1099" table:style-name="ce6">
            <text:p>1,099<text:s/></text:p>
          </table:table-cell>
          <table:table-cell office:value-type="float" office:value="2177" table:style-name="ce6">
            <text:p>2,177<text:s/></text:p>
          </table:table-cell>
          <table:table-cell office:value-type="float" office:value="3660" table:style-name="ce6">
            <text:p>3,660<text:s/></text:p>
          </table:table-cell>
          <table:table-cell office:value-type="float" office:value="4309" table:style-name="ce6">
            <text:p>4,309<text:s/></text:p>
          </table:table-cell>
          <table:table-cell office:value-type="float" office:value="2387" table:style-name="ce6">
            <text:p>2,387<text:s/></text:p>
          </table:table-cell>
          <table:table-cell office:value-type="float" office:value="3284" table:style-name="ce6">
            <text:p>3,284<text:s/></text:p>
          </table:table-cell>
          <table:table-cell office:value-type="float" office:value="2484" table:style-name="ce6">
            <text:p>2,484<text:s/></text:p>
          </table:table-cell>
          <table:table-cell office:value-type="float" office:value="6509" table:style-name="ce6">
            <text:p>6,509<text:s/></text:p>
          </table:table-cell>
          <table:table-cell office:value-type="float" office:value="2159" table:style-name="ce6">
            <text:p>2,159<text:s/></text:p>
          </table:table-cell>
          <table:table-cell office:value-type="float" office:value="3317" table:style-name="ce6">
            <text:p>3,317<text:s/></text:p>
          </table:table-cell>
          <table:table-cell office:value-type="float" office:value="4118" table:style-name="ce6">
            <text:p>4,118<text:s/></text:p>
          </table:table-cell>
          <table:table-cell table:number-columns-repeated="16264"/>
        </table:table-row>
        <table:table-row table:style-name="ro2">
          <table:table-cell office:value-type="date" office:date-value="2022-01-25T00:00:00" table:style-name="ce5">
            <text:p>2022/1/25</text:p>
          </table:table-cell>
          <table:table-cell office:value-type="float" office:value="2862" table:style-name="ce6">
            <text:p>2,862<text:s/></text:p>
          </table:table-cell>
          <table:table-cell office:value-type="float" office:value="11824" table:style-name="ce6">
            <text:p>11,824<text:s/></text:p>
          </table:table-cell>
          <table:table-cell office:value-type="float" office:value="37199" table:style-name="ce6">
            <text:p>37,199<text:s/></text:p>
          </table:table-cell>
          <table:table-cell office:value-type="float" office:value="36124" table:style-name="ce6">
            <text:p>36,124<text:s/></text:p>
          </table:table-cell>
          <table:table-cell office:value-type="float" office:value="18530" table:style-name="ce6">
            <text:p>18,530<text:s/></text:p>
          </table:table-cell>
          <table:table-cell office:value-type="float" office:value="11040" table:style-name="ce6">
            <text:p>11,040<text:s/></text:p>
          </table:table-cell>
          <table:table-cell office:value-type="float" office:value="9419" table:style-name="ce6">
            <text:p>9,419<text:s/></text:p>
          </table:table-cell>
          <table:table-cell office:value-type="float" office:value="3305" table:style-name="ce6">
            <text:p>3,305<text:s/></text:p>
          </table:table-cell>
          <table:table-cell office:value-type="float" office:value="2845" table:style-name="ce6">
            <text:p>2,845<text:s/></text:p>
          </table:table-cell>
          <table:table-cell office:value-type="float" office:value="10254" table:style-name="ce6">
            <text:p>10,254<text:s/></text:p>
          </table:table-cell>
          <table:table-cell office:value-type="float" office:value="1817" table:style-name="ce6">
            <text:p>1,817<text:s/></text:p>
          </table:table-cell>
          <table:table-cell office:value-type="float" office:value="3135" table:style-name="ce6">
            <text:p>3,135<text:s/></text:p>
          </table:table-cell>
          <table:table-cell office:value-type="float" office:value="3472" table:style-name="ce6">
            <text:p>3,472<text:s/></text:p>
          </table:table-cell>
          <table:table-cell office:value-type="float" office:value="6622" table:style-name="ce6">
            <text:p>6,622<text:s/></text:p>
          </table:table-cell>
          <table:table-cell office:value-type="float" office:value="8879" table:style-name="ce6">
            <text:p>8,879<text:s/></text:p>
          </table:table-cell>
          <table:table-cell office:value-type="float" office:value="14117" table:style-name="ce6">
            <text:p>14,117<text:s/></text:p>
          </table:table-cell>
          <table:table-cell office:value-type="float" office:value="14185" table:style-name="ce6">
            <text:p>14,185<text:s/></text:p>
          </table:table-cell>
          <table:table-cell office:value-type="float" office:value="3917" table:style-name="ce6">
            <text:p>3,917<text:s/></text:p>
          </table:table-cell>
          <table:table-cell office:value-type="float" office:value="7870" table:style-name="ce6">
            <text:p>7,870<text:s/></text:p>
          </table:table-cell>
          <table:table-cell office:value-type="float" office:value="2598" table:style-name="ce6">
            <text:p>2,598<text:s/></text:p>
          </table:table-cell>
          <table:table-cell office:value-type="float" office:value="6533" table:style-name="ce6">
            <text:p>6,533<text:s/></text:p>
          </table:table-cell>
          <table:table-cell office:value-type="float" office:value="6671" table:style-name="ce6">
            <text:p>6,671<text:s/></text:p>
          </table:table-cell>
          <table:table-cell office:value-type="float" office:value="5169" table:style-name="ce6">
            <text:p>5,169<text:s/></text:p>
          </table:table-cell>
          <table:table-cell office:value-type="float" office:value="25022" table:style-name="ce6">
            <text:p>25,022<text:s/></text:p>
          </table:table-cell>
          <table:table-cell office:value-type="float" office:value="2783" table:style-name="ce6">
            <text:p>2,783<text:s/></text:p>
          </table:table-cell>
          <table:table-cell office:value-type="float" office:value="9303" table:style-name="ce6">
            <text:p>9,303<text:s/></text:p>
          </table:table-cell>
          <table:table-cell office:value-type="float" office:value="11269" table:style-name="ce6">
            <text:p>11,269<text:s/></text:p>
          </table:table-cell>
          <table:table-cell office:value-type="float" office:value="13093" table:style-name="ce6">
            <text:p>13,093<text:s/></text:p>
          </table:table-cell>
          <table:table-cell office:value-type="float" office:value="19599" table:style-name="ce6">
            <text:p>19,599<text:s/></text:p>
          </table:table-cell>
          <table:table-cell office:value-type="float" office:value="13149" table:style-name="ce6">
            <text:p>13,149<text:s/></text:p>
          </table:table-cell>
          <table:table-cell office:value-type="float" office:value="8620" table:style-name="ce6">
            <text:p>8,620<text:s/></text:p>
          </table:table-cell>
          <table:table-cell office:value-type="float" office:value="20552" table:style-name="ce6">
            <text:p>20,552<text:s/></text:p>
          </table:table-cell>
          <table:table-cell office:value-type="float" office:value="14038" table:style-name="ce6">
            <text:p>14,038<text:s/></text:p>
          </table:table-cell>
          <table:table-cell office:value-type="float" office:value="28275" table:style-name="ce6">
            <text:p>28,275<text:s/></text:p>
          </table:table-cell>
          <table:table-cell office:value-type="float" office:value="20439" table:style-name="ce6">
            <text:p>20,439<text:s/></text:p>
          </table:table-cell>
          <table:table-cell office:value-type="float" office:value="6996" table:style-name="ce6">
            <text:p>6,996<text:s/></text:p>
          </table:table-cell>
          <table:table-cell office:value-type="float" office:value="30450" table:style-name="ce6">
            <text:p>30,450<text:s/></text:p>
          </table:table-cell>
          <table:table-cell office:value-type="float" office:value="21933" table:style-name="ce6">
            <text:p>21,933<text:s/></text:p>
          </table:table-cell>
          <table:table-cell office:value-type="float" office:value="21766" table:style-name="ce6">
            <text:p>21,766<text:s/></text:p>
          </table:table-cell>
          <table:table-cell office:value-type="float" office:value="16859" table:style-name="ce6">
            <text:p>16,859<text:s/></text:p>
          </table:table-cell>
          <table:table-cell office:value-type="float" office:value="20724" table:style-name="ce6">
            <text:p>20,724<text:s/></text:p>
          </table:table-cell>
          <table:table-cell office:value-type="float" office:value="92939" table:style-name="ce6">
            <text:p>92,939<text:s/></text:p>
          </table:table-cell>
          <table:table-cell office:value-type="float" office:value="37160" table:style-name="ce6">
            <text:p>37,160<text:s/></text:p>
          </table:table-cell>
          <table:table-cell office:value-type="float" office:value="18721" table:style-name="ce6">
            <text:p>18,721<text:s/></text:p>
          </table:table-cell>
          <table:table-cell office:value-type="float" office:value="18046" table:style-name="ce6">
            <text:p>18,046<text:s/></text:p>
          </table:table-cell>
          <table:table-cell office:value-type="float" office:value="19682" table:style-name="ce6">
            <text:p>19,682<text:s/></text:p>
          </table:table-cell>
          <table:table-cell office:value-type="float" office:value="17140" table:style-name="ce6">
            <text:p>17,140<text:s/></text:p>
          </table:table-cell>
          <table:table-cell office:value-type="float" office:value="19989" table:style-name="ce6">
            <text:p>19,989<text:s/></text:p>
          </table:table-cell>
          <table:table-cell office:value-type="float" office:value="19931" table:style-name="ce6">
            <text:p>19,931<text:s/></text:p>
          </table:table-cell>
          <table:table-cell office:value-type="float" office:value="9898" table:style-name="ce6">
            <text:p>9,898<text:s/></text:p>
          </table:table-cell>
          <table:table-cell office:value-type="float" office:value="24661" table:style-name="ce6">
            <text:p>24,661<text:s/></text:p>
          </table:table-cell>
          <table:table-cell office:value-type="float" office:value="5787" table:style-name="ce6">
            <text:p>5,787<text:s/></text:p>
          </table:table-cell>
          <table:table-cell office:value-type="float" office:value="6910" table:style-name="ce6">
            <text:p>6,910<text:s/></text:p>
          </table:table-cell>
          <table:table-cell office:value-type="float" office:value="14667" table:style-name="ce6">
            <text:p>14,667<text:s/></text:p>
          </table:table-cell>
          <table:table-cell office:value-type="float" office:value="3351" table:style-name="ce6">
            <text:p>3,351<text:s/></text:p>
          </table:table-cell>
          <table:table-cell office:value-type="float" office:value="3183" table:style-name="ce6">
            <text:p>3,183<text:s/></text:p>
          </table:table-cell>
          <table:table-cell office:value-type="float" office:value="2965" table:style-name="ce6">
            <text:p>2,965<text:s/></text:p>
          </table:table-cell>
          <table:table-cell office:value-type="float" office:value="10720" table:style-name="ce6">
            <text:p>10,720<text:s/></text:p>
          </table:table-cell>
          <table:table-cell office:value-type="float" office:value="8349" table:style-name="ce6">
            <text:p>8,349<text:s/></text:p>
          </table:table-cell>
          <table:table-cell office:value-type="float" office:value="10242" table:style-name="ce6">
            <text:p>10,242<text:s/></text:p>
          </table:table-cell>
          <table:table-cell office:value-type="float" office:value="22533" table:style-name="ce6">
            <text:p>22,533<text:s/></text:p>
          </table:table-cell>
          <table:table-cell office:value-type="float" office:value="7478" table:style-name="ce6">
            <text:p>7,478<text:s/></text:p>
          </table:table-cell>
          <table:table-cell office:value-type="float" office:value="10246" table:style-name="ce6">
            <text:p>10,246<text:s/></text:p>
          </table:table-cell>
          <table:table-cell office:value-type="float" office:value="6892" table:style-name="ce6">
            <text:p>6,892<text:s/></text:p>
          </table:table-cell>
          <table:table-cell office:value-type="float" office:value="18886" table:style-name="ce6">
            <text:p>18,886<text:s/></text:p>
          </table:table-cell>
          <table:table-cell office:value-type="float" office:value="19342" table:style-name="ce6">
            <text:p>19,342<text:s/></text:p>
          </table:table-cell>
          <table:table-cell office:value-type="float" office:value="22549" table:style-name="ce6">
            <text:p>22,549<text:s/></text:p>
          </table:table-cell>
          <table:table-cell office:value-type="float" office:value="30748" table:style-name="ce6">
            <text:p>30,748<text:s/></text:p>
          </table:table-cell>
          <table:table-cell office:value-type="float" office:value="32081" table:style-name="ce6">
            <text:p>32,081<text:s/></text:p>
          </table:table-cell>
          <table:table-cell office:value-type="float" office:value="22822" table:style-name="ce6">
            <text:p>22,822<text:s/></text:p>
          </table:table-cell>
          <table:table-cell office:value-type="float" office:value="19877" table:style-name="ce6">
            <text:p>19,877<text:s/></text:p>
          </table:table-cell>
          <table:table-cell office:value-type="float" office:value="46256" table:style-name="ce6">
            <text:p>46,256<text:s/></text:p>
          </table:table-cell>
          <table:table-cell office:value-type="float" office:value="16299" table:style-name="ce6">
            <text:p>16,299<text:s/></text:p>
          </table:table-cell>
          <table:table-cell office:value-type="float" office:value="26454" table:style-name="ce6">
            <text:p>26,454<text:s/></text:p>
          </table:table-cell>
          <table:table-cell office:value-type="float" office:value="30162" table:style-name="ce6">
            <text:p>30,162<text:s/></text:p>
          </table:table-cell>
          <table:table-cell office:value-type="float" office:value="18121" table:style-name="ce6">
            <text:p>18,121<text:s/></text:p>
          </table:table-cell>
          <table:table-cell office:value-type="float" office:value="48572" table:style-name="ce6">
            <text:p>48,572<text:s/></text:p>
          </table:table-cell>
          <table:table-cell office:value-type="float" office:value="16550" table:style-name="ce6">
            <text:p>16,550<text:s/></text:p>
          </table:table-cell>
          <table:table-cell office:value-type="float" office:value="13682" table:style-name="ce6">
            <text:p>13,682<text:s/></text:p>
          </table:table-cell>
          <table:table-cell office:value-type="float" office:value="12414" table:style-name="ce6">
            <text:p>12,414<text:s/></text:p>
          </table:table-cell>
          <table:table-cell office:value-type="float" office:value="15118" table:style-name="ce6">
            <text:p>15,118<text:s/></text:p>
          </table:table-cell>
          <table:table-cell office:value-type="float" office:value="10940" table:style-name="ce6">
            <text:p>10,940<text:s/></text:p>
          </table:table-cell>
          <table:table-cell office:value-type="float" office:value="21358" table:style-name="ce6">
            <text:p>21,358<text:s/></text:p>
          </table:table-cell>
          <table:table-cell office:value-type="float" office:value="16815" table:style-name="ce6">
            <text:p>16,815<text:s/></text:p>
          </table:table-cell>
          <table:table-cell office:value-type="float" office:value="6857" table:style-name="ce6">
            <text:p>6,857<text:s/></text:p>
          </table:table-cell>
          <table:table-cell office:value-type="float" office:value="10622" table:style-name="ce6">
            <text:p>10,622<text:s/></text:p>
          </table:table-cell>
          <table:table-cell office:value-type="float" office:value="33437" table:style-name="ce6">
            <text:p>33,437<text:s/></text:p>
          </table:table-cell>
          <table:table-cell office:value-type="float" office:value="19645" table:style-name="ce6">
            <text:p>19,645<text:s/></text:p>
          </table:table-cell>
          <table:table-cell office:value-type="float" office:value="20793" table:style-name="ce6">
            <text:p>20,793<text:s/></text:p>
          </table:table-cell>
          <table:table-cell office:value-type="float" office:value="19546" table:style-name="ce6">
            <text:p>19,546<text:s/></text:p>
          </table:table-cell>
          <table:table-cell office:value-type="float" office:value="7292" table:style-name="ce6">
            <text:p>7,292<text:s/></text:p>
          </table:table-cell>
          <table:table-cell office:value-type="float" office:value="9075" table:style-name="ce6">
            <text:p>9,075<text:s/></text:p>
          </table:table-cell>
          <table:table-cell office:value-type="float" office:value="4963" table:style-name="ce6">
            <text:p>4,963<text:s/></text:p>
          </table:table-cell>
          <table:table-cell office:value-type="float" office:value="4433" table:style-name="ce6">
            <text:p>4,433<text:s/></text:p>
          </table:table-cell>
          <table:table-cell office:value-type="float" office:value="5518" table:style-name="ce6">
            <text:p>5,518<text:s/></text:p>
          </table:table-cell>
          <table:table-cell office:value-type="float" office:value="8417" table:style-name="ce6">
            <text:p>8,417<text:s/></text:p>
          </table:table-cell>
          <table:table-cell office:value-type="float" office:value="8467" table:style-name="ce6">
            <text:p>8,467<text:s/></text:p>
          </table:table-cell>
          <table:table-cell office:value-type="float" office:value="9953" table:style-name="ce6">
            <text:p>9,953<text:s/></text:p>
          </table:table-cell>
          <table:table-cell office:value-type="float" office:value="13741" table:style-name="ce6">
            <text:p>13,741<text:s/></text:p>
          </table:table-cell>
          <table:table-cell office:value-type="float" office:value="24285" table:style-name="ce6">
            <text:p>24,285<text:s/></text:p>
          </table:table-cell>
          <table:table-cell office:value-type="float" office:value="19488" table:style-name="ce6">
            <text:p>19,488<text:s/></text:p>
          </table:table-cell>
          <table:table-cell office:value-type="float" office:value="10960" table:style-name="ce6">
            <text:p>10,960<text:s/></text:p>
          </table:table-cell>
          <table:table-cell office:value-type="float" office:value="9954" table:style-name="ce6">
            <text:p>9,954<text:s/></text:p>
          </table:table-cell>
          <table:table-cell office:value-type="float" office:value="10649" table:style-name="ce6">
            <text:p>10,649<text:s/></text:p>
          </table:table-cell>
          <table:table-cell office:value-type="float" office:value="9900" table:style-name="ce6">
            <text:p>9,900<text:s/></text:p>
          </table:table-cell>
          <table:table-cell office:value-type="float" office:value="9962" table:style-name="ce6">
            <text:p>9,962<text:s/></text:p>
          </table:table-cell>
          <table:table-cell office:value-type="float" office:value="8379" table:style-name="ce6">
            <text:p>8,379<text:s/></text:p>
          </table:table-cell>
          <table:table-cell office:value-type="float" office:value="7819" table:style-name="ce6">
            <text:p>7,819<text:s/></text:p>
          </table:table-cell>
          <table:table-cell office:value-type="float" office:value="1129" table:style-name="ce6">
            <text:p>1,129<text:s/></text:p>
          </table:table-cell>
          <table:table-cell office:value-type="float" office:value="2191" table:style-name="ce6">
            <text:p>2,191<text:s/></text:p>
          </table:table-cell>
          <table:table-cell office:value-type="float" office:value="3465" table:style-name="ce6">
            <text:p>3,465<text:s/></text:p>
          </table:table-cell>
          <table:table-cell office:value-type="float" office:value="4184" table:style-name="ce6">
            <text:p>4,184<text:s/></text:p>
          </table:table-cell>
          <table:table-cell office:value-type="float" office:value="2354" table:style-name="ce6">
            <text:p>2,354<text:s/></text:p>
          </table:table-cell>
          <table:table-cell office:value-type="float" office:value="3296" table:style-name="ce6">
            <text:p>3,296<text:s/></text:p>
          </table:table-cell>
          <table:table-cell office:value-type="float" office:value="2454" table:style-name="ce6">
            <text:p>2,454<text:s/></text:p>
          </table:table-cell>
          <table:table-cell office:value-type="float" office:value="6194" table:style-name="ce6">
            <text:p>6,194<text:s/></text:p>
          </table:table-cell>
          <table:table-cell office:value-type="float" office:value="2049" table:style-name="ce6">
            <text:p>2,049<text:s/></text:p>
          </table:table-cell>
          <table:table-cell office:value-type="float" office:value="3429" table:style-name="ce6">
            <text:p>3,429<text:s/></text:p>
          </table:table-cell>
          <table:table-cell office:value-type="float" office:value="3996" table:style-name="ce6">
            <text:p>3,996<text:s/></text:p>
          </table:table-cell>
          <table:table-cell table:number-columns-repeated="16264"/>
        </table:table-row>
        <table:table-row table:style-name="ro2">
          <table:table-cell office:value-type="date" office:date-value="2022-01-26T00:00:00" table:style-name="ce5">
            <text:p>2022/1/26</text:p>
          </table:table-cell>
          <table:table-cell office:value-type="float" office:value="2821" table:style-name="ce6">
            <text:p>2,821<text:s/></text:p>
          </table:table-cell>
          <table:table-cell office:value-type="float" office:value="11865" table:style-name="ce6">
            <text:p>11,865<text:s/></text:p>
          </table:table-cell>
          <table:table-cell office:value-type="float" office:value="36615" table:style-name="ce6">
            <text:p>36,615<text:s/></text:p>
          </table:table-cell>
          <table:table-cell office:value-type="float" office:value="36059" table:style-name="ce6">
            <text:p>36,059<text:s/></text:p>
          </table:table-cell>
          <table:table-cell office:value-type="float" office:value="19038" table:style-name="ce6">
            <text:p>19,038<text:s/></text:p>
          </table:table-cell>
          <table:table-cell office:value-type="float" office:value="11212" table:style-name="ce6">
            <text:p>11,212<text:s/></text:p>
          </table:table-cell>
          <table:table-cell office:value-type="float" office:value="9311" table:style-name="ce6">
            <text:p>9,311<text:s/></text:p>
          </table:table-cell>
          <table:table-cell office:value-type="float" office:value="3447" table:style-name="ce6">
            <text:p>3,447<text:s/></text:p>
          </table:table-cell>
          <table:table-cell office:value-type="float" office:value="2836" table:style-name="ce6">
            <text:p>2,836<text:s/></text:p>
          </table:table-cell>
          <table:table-cell office:value-type="float" office:value="10224" table:style-name="ce6">
            <text:p>10,224<text:s/></text:p>
          </table:table-cell>
          <table:table-cell office:value-type="float" office:value="1801" table:style-name="ce6">
            <text:p>1,801<text:s/></text:p>
          </table:table-cell>
          <table:table-cell office:value-type="float" office:value="3191" table:style-name="ce6">
            <text:p>3,191<text:s/></text:p>
          </table:table-cell>
          <table:table-cell office:value-type="float" office:value="4017" table:style-name="ce6">
            <text:p>4,017<text:s/></text:p>
          </table:table-cell>
          <table:table-cell office:value-type="float" office:value="6621" table:style-name="ce6">
            <text:p>6,621<text:s/></text:p>
          </table:table-cell>
          <table:table-cell office:value-type="float" office:value="9619" table:style-name="ce6">
            <text:p>9,619<text:s/></text:p>
          </table:table-cell>
          <table:table-cell office:value-type="float" office:value="13938" table:style-name="ce6">
            <text:p>13,938<text:s/></text:p>
          </table:table-cell>
          <table:table-cell office:value-type="float" office:value="13957" table:style-name="ce6">
            <text:p>13,957<text:s/></text:p>
          </table:table-cell>
          <table:table-cell office:value-type="float" office:value="3903" table:style-name="ce6">
            <text:p>3,903<text:s/></text:p>
          </table:table-cell>
          <table:table-cell office:value-type="float" office:value="8013" table:style-name="ce6">
            <text:p>8,013<text:s/></text:p>
          </table:table-cell>
          <table:table-cell office:value-type="float" office:value="2770" table:style-name="ce6">
            <text:p>2,770<text:s/></text:p>
          </table:table-cell>
          <table:table-cell office:value-type="float" office:value="6507" table:style-name="ce6">
            <text:p>6,507<text:s/></text:p>
          </table:table-cell>
          <table:table-cell office:value-type="float" office:value="7106" table:style-name="ce6">
            <text:p>7,106<text:s/></text:p>
          </table:table-cell>
          <table:table-cell office:value-type="float" office:value="5013" table:style-name="ce6">
            <text:p>5,013<text:s/></text:p>
          </table:table-cell>
          <table:table-cell office:value-type="float" office:value="22444" table:style-name="ce6">
            <text:p>22,444<text:s/></text:p>
          </table:table-cell>
          <table:table-cell office:value-type="float" office:value="2725" table:style-name="ce6">
            <text:p>2,725<text:s/></text:p>
          </table:table-cell>
          <table:table-cell office:value-type="float" office:value="9397" table:style-name="ce6">
            <text:p>9,397<text:s/></text:p>
          </table:table-cell>
          <table:table-cell office:value-type="float" office:value="11094" table:style-name="ce6">
            <text:p>11,094<text:s/></text:p>
          </table:table-cell>
          <table:table-cell office:value-type="float" office:value="13138" table:style-name="ce6">
            <text:p>13,138<text:s/></text:p>
          </table:table-cell>
          <table:table-cell office:value-type="float" office:value="19843" table:style-name="ce6">
            <text:p>19,843<text:s/></text:p>
          </table:table-cell>
          <table:table-cell office:value-type="float" office:value="13367" table:style-name="ce6">
            <text:p>13,367<text:s/></text:p>
          </table:table-cell>
          <table:table-cell office:value-type="float" office:value="8443" table:style-name="ce6">
            <text:p>8,443<text:s/></text:p>
          </table:table-cell>
          <table:table-cell office:value-type="float" office:value="20444" table:style-name="ce6">
            <text:p>20,444<text:s/></text:p>
          </table:table-cell>
          <table:table-cell office:value-type="float" office:value="13947" table:style-name="ce6">
            <text:p>13,947<text:s/></text:p>
          </table:table-cell>
          <table:table-cell office:value-type="float" office:value="28103" table:style-name="ce6">
            <text:p>28,103<text:s/></text:p>
          </table:table-cell>
          <table:table-cell office:value-type="float" office:value="20160" table:style-name="ce6">
            <text:p>20,160<text:s/></text:p>
          </table:table-cell>
          <table:table-cell office:value-type="float" office:value="6579" table:style-name="ce6">
            <text:p>6,579<text:s/></text:p>
          </table:table-cell>
          <table:table-cell office:value-type="float" office:value="30007" table:style-name="ce6">
            <text:p>30,007<text:s/></text:p>
          </table:table-cell>
          <table:table-cell office:value-type="float" office:value="21728" table:style-name="ce6">
            <text:p>21,728<text:s/></text:p>
          </table:table-cell>
          <table:table-cell office:value-type="float" office:value="21337" table:style-name="ce6">
            <text:p>21,337<text:s/></text:p>
          </table:table-cell>
          <table:table-cell office:value-type="float" office:value="16732" table:style-name="ce6">
            <text:p>16,732<text:s/></text:p>
          </table:table-cell>
          <table:table-cell office:value-type="float" office:value="20406" table:style-name="ce6">
            <text:p>20,406<text:s/></text:p>
          </table:table-cell>
          <table:table-cell office:value-type="float" office:value="96365" table:style-name="ce6">
            <text:p>96,365<text:s/></text:p>
          </table:table-cell>
          <table:table-cell office:value-type="float" office:value="38167" table:style-name="ce6">
            <text:p>38,167<text:s/></text:p>
          </table:table-cell>
          <table:table-cell office:value-type="float" office:value="18727" table:style-name="ce6">
            <text:p>18,727<text:s/></text:p>
          </table:table-cell>
          <table:table-cell office:value-type="float" office:value="17932" table:style-name="ce6">
            <text:p>17,932<text:s/></text:p>
          </table:table-cell>
          <table:table-cell office:value-type="float" office:value="19661" table:style-name="ce6">
            <text:p>19,661<text:s/></text:p>
          </table:table-cell>
          <table:table-cell office:value-type="float" office:value="17573" table:style-name="ce6">
            <text:p>17,573<text:s/></text:p>
          </table:table-cell>
          <table:table-cell office:value-type="float" office:value="20042" table:style-name="ce6">
            <text:p>20,042<text:s/></text:p>
          </table:table-cell>
          <table:table-cell office:value-type="float" office:value="19795" table:style-name="ce6">
            <text:p>19,795<text:s/></text:p>
          </table:table-cell>
          <table:table-cell office:value-type="float" office:value="9823" table:style-name="ce6">
            <text:p>9,823<text:s/></text:p>
          </table:table-cell>
          <table:table-cell office:value-type="float" office:value="24789" table:style-name="ce6">
            <text:p>24,789<text:s/></text:p>
          </table:table-cell>
          <table:table-cell office:value-type="float" office:value="5847" table:style-name="ce6">
            <text:p>5,847<text:s/></text:p>
          </table:table-cell>
          <table:table-cell office:value-type="float" office:value="6898" table:style-name="ce6">
            <text:p>6,898<text:s/></text:p>
          </table:table-cell>
          <table:table-cell office:value-type="float" office:value="15081" table:style-name="ce6">
            <text:p>15,081<text:s/></text:p>
          </table:table-cell>
          <table:table-cell office:value-type="float" office:value="3266" table:style-name="ce6">
            <text:p>3,266<text:s/></text:p>
          </table:table-cell>
          <table:table-cell office:value-type="float" office:value="3141" table:style-name="ce6">
            <text:p>3,141<text:s/></text:p>
          </table:table-cell>
          <table:table-cell office:value-type="float" office:value="2890" table:style-name="ce6">
            <text:p>2,890<text:s/></text:p>
          </table:table-cell>
          <table:table-cell office:value-type="float" office:value="10727" table:style-name="ce6">
            <text:p>10,727<text:s/></text:p>
          </table:table-cell>
          <table:table-cell office:value-type="float" office:value="8267" table:style-name="ce6">
            <text:p>8,267<text:s/></text:p>
          </table:table-cell>
          <table:table-cell office:value-type="float" office:value="10321" table:style-name="ce6">
            <text:p>10,321<text:s/></text:p>
          </table:table-cell>
          <table:table-cell office:value-type="float" office:value="23254" table:style-name="ce6">
            <text:p>23,254<text:s/></text:p>
          </table:table-cell>
          <table:table-cell office:value-type="float" office:value="7534" table:style-name="ce6">
            <text:p>7,534<text:s/></text:p>
          </table:table-cell>
          <table:table-cell office:value-type="float" office:value="10103" table:style-name="ce6">
            <text:p>10,103<text:s/></text:p>
          </table:table-cell>
          <table:table-cell office:value-type="float" office:value="6754" table:style-name="ce6">
            <text:p>6,754<text:s/></text:p>
          </table:table-cell>
          <table:table-cell office:value-type="float" office:value="18895" table:style-name="ce6">
            <text:p>18,895<text:s/></text:p>
          </table:table-cell>
          <table:table-cell office:value-type="float" office:value="19095" table:style-name="ce6">
            <text:p>19,095<text:s/></text:p>
          </table:table-cell>
          <table:table-cell office:value-type="float" office:value="22128" table:style-name="ce6">
            <text:p>22,128<text:s/></text:p>
          </table:table-cell>
          <table:table-cell office:value-type="float" office:value="30856" table:style-name="ce6">
            <text:p>30,856<text:s/></text:p>
          </table:table-cell>
          <table:table-cell office:value-type="float" office:value="31378" table:style-name="ce6">
            <text:p>31,378<text:s/></text:p>
          </table:table-cell>
          <table:table-cell office:value-type="float" office:value="22602" table:style-name="ce6">
            <text:p>22,602<text:s/></text:p>
          </table:table-cell>
          <table:table-cell office:value-type="float" office:value="19686" table:style-name="ce6">
            <text:p>19,686<text:s/></text:p>
          </table:table-cell>
          <table:table-cell office:value-type="float" office:value="46658" table:style-name="ce6">
            <text:p>46,658<text:s/></text:p>
          </table:table-cell>
          <table:table-cell office:value-type="float" office:value="15888" table:style-name="ce6">
            <text:p>15,888<text:s/></text:p>
          </table:table-cell>
          <table:table-cell office:value-type="float" office:value="26085" table:style-name="ce6">
            <text:p>26,085<text:s/></text:p>
          </table:table-cell>
          <table:table-cell office:value-type="float" office:value="30192" table:style-name="ce6">
            <text:p>30,192<text:s/></text:p>
          </table:table-cell>
          <table:table-cell office:value-type="float" office:value="18004" table:style-name="ce6">
            <text:p>18,004<text:s/></text:p>
          </table:table-cell>
          <table:table-cell office:value-type="float" office:value="47502" table:style-name="ce6">
            <text:p>47,502<text:s/></text:p>
          </table:table-cell>
          <table:table-cell office:value-type="float" office:value="16758" table:style-name="ce6">
            <text:p>16,758<text:s/></text:p>
          </table:table-cell>
          <table:table-cell office:value-type="float" office:value="13522" table:style-name="ce6">
            <text:p>13,522<text:s/></text:p>
          </table:table-cell>
          <table:table-cell office:value-type="float" office:value="12275" table:style-name="ce6">
            <text:p>12,275<text:s/></text:p>
          </table:table-cell>
          <table:table-cell office:value-type="float" office:value="15186" table:style-name="ce6">
            <text:p>15,186<text:s/></text:p>
          </table:table-cell>
          <table:table-cell office:value-type="float" office:value="10848" table:style-name="ce6">
            <text:p>10,848<text:s/></text:p>
          </table:table-cell>
          <table:table-cell office:value-type="float" office:value="19473" table:style-name="ce6">
            <text:p>19,473<text:s/></text:p>
          </table:table-cell>
          <table:table-cell office:value-type="float" office:value="16895" table:style-name="ce6">
            <text:p>16,895<text:s/></text:p>
          </table:table-cell>
          <table:table-cell office:value-type="float" office:value="7025" table:style-name="ce6">
            <text:p>7,025<text:s/></text:p>
          </table:table-cell>
          <table:table-cell office:value-type="float" office:value="10363" table:style-name="ce6">
            <text:p>10,363<text:s/></text:p>
          </table:table-cell>
          <table:table-cell office:value-type="float" office:value="33358" table:style-name="ce6">
            <text:p>33,358<text:s/></text:p>
          </table:table-cell>
          <table:table-cell office:value-type="float" office:value="20524" table:style-name="ce6">
            <text:p>20,524<text:s/></text:p>
          </table:table-cell>
          <table:table-cell office:value-type="float" office:value="20880" table:style-name="ce6">
            <text:p>20,880<text:s/></text:p>
          </table:table-cell>
          <table:table-cell office:value-type="float" office:value="19409" table:style-name="ce6">
            <text:p>19,409<text:s/></text:p>
          </table:table-cell>
          <table:table-cell office:value-type="float" office:value="7296" table:style-name="ce6">
            <text:p>7,296<text:s/></text:p>
          </table:table-cell>
          <table:table-cell office:value-type="float" office:value="8910" table:style-name="ce6">
            <text:p>8,910<text:s/></text:p>
          </table:table-cell>
          <table:table-cell office:value-type="float" office:value="5006" table:style-name="ce6">
            <text:p>5,006<text:s/></text:p>
          </table:table-cell>
          <table:table-cell office:value-type="float" office:value="4483" table:style-name="ce6">
            <text:p>4,483<text:s/></text:p>
          </table:table-cell>
          <table:table-cell office:value-type="float" office:value="5807" table:style-name="ce6">
            <text:p>5,807<text:s/></text:p>
          </table:table-cell>
          <table:table-cell office:value-type="float" office:value="8291" table:style-name="ce6">
            <text:p>8,291<text:s/></text:p>
          </table:table-cell>
          <table:table-cell office:value-type="float" office:value="8490" table:style-name="ce6">
            <text:p>8,490<text:s/></text:p>
          </table:table-cell>
          <table:table-cell office:value-type="float" office:value="9780" table:style-name="ce6">
            <text:p>9,780<text:s/></text:p>
          </table:table-cell>
          <table:table-cell office:value-type="float" office:value="13902" table:style-name="ce6">
            <text:p>13,902<text:s/></text:p>
          </table:table-cell>
          <table:table-cell office:value-type="float" office:value="24368" table:style-name="ce6">
            <text:p>24,368<text:s/></text:p>
          </table:table-cell>
          <table:table-cell office:value-type="float" office:value="19551" table:style-name="ce6">
            <text:p>19,551<text:s/></text:p>
          </table:table-cell>
          <table:table-cell office:value-type="float" office:value="10873" table:style-name="ce6">
            <text:p>10,873<text:s/></text:p>
          </table:table-cell>
          <table:table-cell office:value-type="float" office:value="10030" table:style-name="ce6">
            <text:p>10,030<text:s/></text:p>
          </table:table-cell>
          <table:table-cell office:value-type="float" office:value="10515" table:style-name="ce6">
            <text:p>10,515<text:s/></text:p>
          </table:table-cell>
          <table:table-cell office:value-type="float" office:value="9864" table:style-name="ce6">
            <text:p>9,864<text:s/></text:p>
          </table:table-cell>
          <table:table-cell office:value-type="float" office:value="9815" table:style-name="ce6">
            <text:p>9,815<text:s/></text:p>
          </table:table-cell>
          <table:table-cell office:value-type="float" office:value="7948" table:style-name="ce6">
            <text:p>7,948<text:s/></text:p>
          </table:table-cell>
          <table:table-cell office:value-type="float" office:value="7757" table:style-name="ce6">
            <text:p>7,757<text:s/></text:p>
          </table:table-cell>
          <table:table-cell office:value-type="float" office:value="1184" table:style-name="ce6">
            <text:p>1,184<text:s/></text:p>
          </table:table-cell>
          <table:table-cell office:value-type="float" office:value="2128" table:style-name="ce6">
            <text:p>2,128<text:s/></text:p>
          </table:table-cell>
          <table:table-cell office:value-type="float" office:value="3392" table:style-name="ce6">
            <text:p>3,392<text:s/></text:p>
          </table:table-cell>
          <table:table-cell office:value-type="float" office:value="4149" table:style-name="ce6">
            <text:p>4,149<text:s/></text:p>
          </table:table-cell>
          <table:table-cell office:value-type="float" office:value="2249" table:style-name="ce6">
            <text:p>2,249<text:s/></text:p>
          </table:table-cell>
          <table:table-cell office:value-type="float" office:value="3279" table:style-name="ce6">
            <text:p>3,279<text:s/></text:p>
          </table:table-cell>
          <table:table-cell office:value-type="float" office:value="2417" table:style-name="ce6">
            <text:p>2,417<text:s/></text:p>
          </table:table-cell>
          <table:table-cell office:value-type="float" office:value="6375" table:style-name="ce6">
            <text:p>6,375<text:s/></text:p>
          </table:table-cell>
          <table:table-cell office:value-type="float" office:value="2075" table:style-name="ce6">
            <text:p>2,075<text:s/></text:p>
          </table:table-cell>
          <table:table-cell office:value-type="float" office:value="3311" table:style-name="ce6">
            <text:p>3,311<text:s/></text:p>
          </table:table-cell>
          <table:table-cell office:value-type="float" office:value="4120" table:style-name="ce6">
            <text:p>4,120<text:s/></text:p>
          </table:table-cell>
          <table:table-cell table:number-columns-repeated="16264"/>
        </table:table-row>
        <table:table-row table:style-name="ro2">
          <table:table-cell office:value-type="date" office:date-value="2022-01-27T00:00:00" table:style-name="ce5">
            <text:p>2022/1/27</text:p>
          </table:table-cell>
          <table:table-cell office:value-type="float" office:value="2831" table:style-name="ce6">
            <text:p>2,831<text:s/></text:p>
          </table:table-cell>
          <table:table-cell office:value-type="float" office:value="11828" table:style-name="ce6">
            <text:p>11,828<text:s/></text:p>
          </table:table-cell>
          <table:table-cell office:value-type="float" office:value="36391" table:style-name="ce6">
            <text:p>36,391<text:s/></text:p>
          </table:table-cell>
          <table:table-cell office:value-type="float" office:value="36226" table:style-name="ce6">
            <text:p>36,226<text:s/></text:p>
          </table:table-cell>
          <table:table-cell office:value-type="float" office:value="18840" table:style-name="ce6">
            <text:p>18,840<text:s/></text:p>
          </table:table-cell>
          <table:table-cell office:value-type="float" office:value="10697" table:style-name="ce6">
            <text:p>10,697<text:s/></text:p>
          </table:table-cell>
          <table:table-cell office:value-type="float" office:value="9052" table:style-name="ce6">
            <text:p>9,052<text:s/></text:p>
          </table:table-cell>
          <table:table-cell office:value-type="float" office:value="3480" table:style-name="ce6">
            <text:p>3,480<text:s/></text:p>
          </table:table-cell>
          <table:table-cell office:value-type="float" office:value="2806" table:style-name="ce6">
            <text:p>2,806<text:s/></text:p>
          </table:table-cell>
          <table:table-cell office:value-type="float" office:value="10134" table:style-name="ce6">
            <text:p>10,134<text:s/></text:p>
          </table:table-cell>
          <table:table-cell office:value-type="float" office:value="1751" table:style-name="ce6">
            <text:p>1,751<text:s/></text:p>
          </table:table-cell>
          <table:table-cell office:value-type="float" office:value="3026" table:style-name="ce6">
            <text:p>3,026<text:s/></text:p>
          </table:table-cell>
          <table:table-cell office:value-type="float" office:value="4098" table:style-name="ce6">
            <text:p>4,098<text:s/></text:p>
          </table:table-cell>
          <table:table-cell office:value-type="float" office:value="6139" table:style-name="ce6">
            <text:p>6,139<text:s/></text:p>
          </table:table-cell>
          <table:table-cell office:value-type="float" office:value="9459" table:style-name="ce6">
            <text:p>9,459<text:s/></text:p>
          </table:table-cell>
          <table:table-cell office:value-type="float" office:value="13640" table:style-name="ce6">
            <text:p>13,640<text:s/></text:p>
          </table:table-cell>
          <table:table-cell office:value-type="float" office:value="13670" table:style-name="ce6">
            <text:p>13,670<text:s/></text:p>
          </table:table-cell>
          <table:table-cell office:value-type="float" office:value="3848" table:style-name="ce6">
            <text:p>3,848<text:s/></text:p>
          </table:table-cell>
          <table:table-cell office:value-type="float" office:value="7815" table:style-name="ce6">
            <text:p>7,815<text:s/></text:p>
          </table:table-cell>
          <table:table-cell office:value-type="float" office:value="2601" table:style-name="ce6">
            <text:p>2,601<text:s/></text:p>
          </table:table-cell>
          <table:table-cell office:value-type="float" office:value="6369" table:style-name="ce6">
            <text:p>6,369<text:s/></text:p>
          </table:table-cell>
          <table:table-cell office:value-type="float" office:value="6791" table:style-name="ce6">
            <text:p>6,791<text:s/></text:p>
          </table:table-cell>
          <table:table-cell office:value-type="float" office:value="4794" table:style-name="ce6">
            <text:p>4,794<text:s/></text:p>
          </table:table-cell>
          <table:table-cell office:value-type="float" office:value="21727" table:style-name="ce6">
            <text:p>21,727<text:s/></text:p>
          </table:table-cell>
          <table:table-cell office:value-type="float" office:value="2574" table:style-name="ce6">
            <text:p>2,574<text:s/></text:p>
          </table:table-cell>
          <table:table-cell office:value-type="float" office:value="9277" table:style-name="ce6">
            <text:p>9,277<text:s/></text:p>
          </table:table-cell>
          <table:table-cell office:value-type="float" office:value="10900" table:style-name="ce6">
            <text:p>10,900<text:s/></text:p>
          </table:table-cell>
          <table:table-cell office:value-type="float" office:value="12898" table:style-name="ce6">
            <text:p>12,898<text:s/></text:p>
          </table:table-cell>
          <table:table-cell office:value-type="float" office:value="19238" table:style-name="ce6">
            <text:p>19,238<text:s/></text:p>
          </table:table-cell>
          <table:table-cell office:value-type="float" office:value="12829" table:style-name="ce6">
            <text:p>12,829<text:s/></text:p>
          </table:table-cell>
          <table:table-cell office:value-type="float" office:value="8364" table:style-name="ce6">
            <text:p>8,364<text:s/></text:p>
          </table:table-cell>
          <table:table-cell office:value-type="float" office:value="18901" table:style-name="ce6">
            <text:p>18,901<text:s/></text:p>
          </table:table-cell>
          <table:table-cell office:value-type="float" office:value="13539" table:style-name="ce6">
            <text:p>13,539<text:s/></text:p>
          </table:table-cell>
          <table:table-cell office:value-type="float" office:value="27427" table:style-name="ce6">
            <text:p>27,427<text:s/></text:p>
          </table:table-cell>
          <table:table-cell office:value-type="float" office:value="20313" table:style-name="ce6">
            <text:p>20,313<text:s/></text:p>
          </table:table-cell>
          <table:table-cell office:value-type="float" office:value="6373" table:style-name="ce6">
            <text:p>6,373<text:s/></text:p>
          </table:table-cell>
          <table:table-cell office:value-type="float" office:value="29684" table:style-name="ce6">
            <text:p>29,684<text:s/></text:p>
          </table:table-cell>
          <table:table-cell office:value-type="float" office:value="21290" table:style-name="ce6">
            <text:p>21,290<text:s/></text:p>
          </table:table-cell>
          <table:table-cell office:value-type="float" office:value="21169" table:style-name="ce6">
            <text:p>21,169<text:s/></text:p>
          </table:table-cell>
          <table:table-cell office:value-type="float" office:value="16498" table:style-name="ce6">
            <text:p>16,498<text:s/></text:p>
          </table:table-cell>
          <table:table-cell office:value-type="float" office:value="19791" table:style-name="ce6">
            <text:p>19,791<text:s/></text:p>
          </table:table-cell>
          <table:table-cell office:value-type="float" office:value="102066" table:style-name="ce6">
            <text:p>102,066<text:s/></text:p>
          </table:table-cell>
          <table:table-cell office:value-type="float" office:value="37717" table:style-name="ce6">
            <text:p>37,717<text:s/></text:p>
          </table:table-cell>
          <table:table-cell office:value-type="float" office:value="18366" table:style-name="ce6">
            <text:p>18,366<text:s/></text:p>
          </table:table-cell>
          <table:table-cell office:value-type="float" office:value="17898" table:style-name="ce6">
            <text:p>17,898<text:s/></text:p>
          </table:table-cell>
          <table:table-cell office:value-type="float" office:value="19603" table:style-name="ce6">
            <text:p>19,603<text:s/></text:p>
          </table:table-cell>
          <table:table-cell office:value-type="float" office:value="17344" table:style-name="ce6">
            <text:p>17,344<text:s/></text:p>
          </table:table-cell>
          <table:table-cell office:value-type="float" office:value="19999" table:style-name="ce6">
            <text:p>19,999<text:s/></text:p>
          </table:table-cell>
          <table:table-cell office:value-type="float" office:value="19541" table:style-name="ce6">
            <text:p>19,541<text:s/></text:p>
          </table:table-cell>
          <table:table-cell office:value-type="float" office:value="9682" table:style-name="ce6">
            <text:p>9,682<text:s/></text:p>
          </table:table-cell>
          <table:table-cell office:value-type="float" office:value="23985" table:style-name="ce6">
            <text:p>23,985<text:s/></text:p>
          </table:table-cell>
          <table:table-cell office:value-type="float" office:value="5823" table:style-name="ce6">
            <text:p>5,823<text:s/></text:p>
          </table:table-cell>
          <table:table-cell office:value-type="float" office:value="7097" table:style-name="ce6">
            <text:p>7,097<text:s/></text:p>
          </table:table-cell>
          <table:table-cell office:value-type="float" office:value="15007" table:style-name="ce6">
            <text:p>15,007<text:s/></text:p>
          </table:table-cell>
          <table:table-cell office:value-type="float" office:value="3238" table:style-name="ce6">
            <text:p>3,238<text:s/></text:p>
          </table:table-cell>
          <table:table-cell office:value-type="float" office:value="3025" table:style-name="ce6">
            <text:p>3,025<text:s/></text:p>
          </table:table-cell>
          <table:table-cell office:value-type="float" office:value="2819" table:style-name="ce6">
            <text:p>2,819<text:s/></text:p>
          </table:table-cell>
          <table:table-cell office:value-type="float" office:value="10475" table:style-name="ce6">
            <text:p>10,475<text:s/></text:p>
          </table:table-cell>
          <table:table-cell office:value-type="float" office:value="8141" table:style-name="ce6">
            <text:p>8,141<text:s/></text:p>
          </table:table-cell>
          <table:table-cell office:value-type="float" office:value="9913" table:style-name="ce6">
            <text:p>9,913<text:s/></text:p>
          </table:table-cell>
          <table:table-cell office:value-type="float" office:value="23357" table:style-name="ce6">
            <text:p>23,357<text:s/></text:p>
          </table:table-cell>
          <table:table-cell office:value-type="float" office:value="7490" table:style-name="ce6">
            <text:p>7,490<text:s/></text:p>
          </table:table-cell>
          <table:table-cell office:value-type="float" office:value="10101" table:style-name="ce6">
            <text:p>10,101<text:s/></text:p>
          </table:table-cell>
          <table:table-cell office:value-type="float" office:value="6607" table:style-name="ce6">
            <text:p>6,607<text:s/></text:p>
          </table:table-cell>
          <table:table-cell office:value-type="float" office:value="18172" table:style-name="ce6">
            <text:p>18,172<text:s/></text:p>
          </table:table-cell>
          <table:table-cell office:value-type="float" office:value="18441" table:style-name="ce6">
            <text:p>18,441<text:s/></text:p>
          </table:table-cell>
          <table:table-cell office:value-type="float" office:value="21607" table:style-name="ce6">
            <text:p>21,607<text:s/></text:p>
          </table:table-cell>
          <table:table-cell office:value-type="float" office:value="31151" table:style-name="ce6">
            <text:p>31,151<text:s/></text:p>
          </table:table-cell>
          <table:table-cell office:value-type="float" office:value="30923" table:style-name="ce6">
            <text:p>30,923<text:s/></text:p>
          </table:table-cell>
          <table:table-cell office:value-type="float" office:value="22180" table:style-name="ce6">
            <text:p>22,180<text:s/></text:p>
          </table:table-cell>
          <table:table-cell office:value-type="float" office:value="19740" table:style-name="ce6">
            <text:p>19,740<text:s/></text:p>
          </table:table-cell>
          <table:table-cell office:value-type="float" office:value="44990" table:style-name="ce6">
            <text:p>44,990<text:s/></text:p>
          </table:table-cell>
          <table:table-cell office:value-type="float" office:value="15972" table:style-name="ce6">
            <text:p>15,972<text:s/></text:p>
          </table:table-cell>
          <table:table-cell office:value-type="float" office:value="25942" table:style-name="ce6">
            <text:p>25,942<text:s/></text:p>
          </table:table-cell>
          <table:table-cell office:value-type="float" office:value="29557" table:style-name="ce6">
            <text:p>29,557<text:s/></text:p>
          </table:table-cell>
          <table:table-cell office:value-type="float" office:value="17525" table:style-name="ce6">
            <text:p>17,525<text:s/></text:p>
          </table:table-cell>
          <table:table-cell office:value-type="float" office:value="47802" table:style-name="ce6">
            <text:p>47,802<text:s/></text:p>
          </table:table-cell>
          <table:table-cell office:value-type="float" office:value="16477" table:style-name="ce6">
            <text:p>16,477<text:s/></text:p>
          </table:table-cell>
          <table:table-cell office:value-type="float" office:value="12924" table:style-name="ce6">
            <text:p>12,924<text:s/></text:p>
          </table:table-cell>
          <table:table-cell office:value-type="float" office:value="12419" table:style-name="ce6">
            <text:p>12,419<text:s/></text:p>
          </table:table-cell>
          <table:table-cell office:value-type="float" office:value="15562" table:style-name="ce6">
            <text:p>15,562<text:s/></text:p>
          </table:table-cell>
          <table:table-cell office:value-type="float" office:value="10619" table:style-name="ce6">
            <text:p>10,619<text:s/></text:p>
          </table:table-cell>
          <table:table-cell office:value-type="float" office:value="20766" table:style-name="ce6">
            <text:p>20,766<text:s/></text:p>
          </table:table-cell>
          <table:table-cell office:value-type="float" office:value="16550" table:style-name="ce6">
            <text:p>16,550<text:s/></text:p>
          </table:table-cell>
          <table:table-cell office:value-type="float" office:value="7121" table:style-name="ce6">
            <text:p>7,121<text:s/></text:p>
          </table:table-cell>
          <table:table-cell office:value-type="float" office:value="10262" table:style-name="ce6">
            <text:p>10,262<text:s/></text:p>
          </table:table-cell>
          <table:table-cell office:value-type="float" office:value="32793" table:style-name="ce6">
            <text:p>32,793<text:s/></text:p>
          </table:table-cell>
          <table:table-cell office:value-type="float" office:value="19226" table:style-name="ce6">
            <text:p>19,226<text:s/></text:p>
          </table:table-cell>
          <table:table-cell office:value-type="float" office:value="20635" table:style-name="ce6">
            <text:p>20,635<text:s/></text:p>
          </table:table-cell>
          <table:table-cell office:value-type="float" office:value="19166" table:style-name="ce6">
            <text:p>19,166<text:s/></text:p>
          </table:table-cell>
          <table:table-cell office:value-type="float" office:value="6851" table:style-name="ce6">
            <text:p>6,851<text:s/></text:p>
          </table:table-cell>
          <table:table-cell office:value-type="float" office:value="8969" table:style-name="ce6">
            <text:p>8,969<text:s/></text:p>
          </table:table-cell>
          <table:table-cell office:value-type="float" office:value="5065" table:style-name="ce6">
            <text:p>5,065<text:s/></text:p>
          </table:table-cell>
          <table:table-cell office:value-type="float" office:value="4276" table:style-name="ce6">
            <text:p>4,276<text:s/></text:p>
          </table:table-cell>
          <table:table-cell office:value-type="float" office:value="5602" table:style-name="ce6">
            <text:p>5,602<text:s/></text:p>
          </table:table-cell>
          <table:table-cell office:value-type="float" office:value="8337" table:style-name="ce6">
            <text:p>8,337<text:s/></text:p>
          </table:table-cell>
          <table:table-cell office:value-type="float" office:value="8277" table:style-name="ce6">
            <text:p>8,277<text:s/></text:p>
          </table:table-cell>
          <table:table-cell office:value-type="float" office:value="9728" table:style-name="ce6">
            <text:p>9,728<text:s/></text:p>
          </table:table-cell>
          <table:table-cell office:value-type="float" office:value="13882" table:style-name="ce6">
            <text:p>13,882<text:s/></text:p>
          </table:table-cell>
          <table:table-cell office:value-type="float" office:value="23771" table:style-name="ce6">
            <text:p>23,771<text:s/></text:p>
          </table:table-cell>
          <table:table-cell office:value-type="float" office:value="19403" table:style-name="ce6">
            <text:p>19,403<text:s/></text:p>
          </table:table-cell>
          <table:table-cell office:value-type="float" office:value="10720" table:style-name="ce6">
            <text:p>10,720<text:s/></text:p>
          </table:table-cell>
          <table:table-cell office:value-type="float" office:value="9722" table:style-name="ce6">
            <text:p>9,722<text:s/></text:p>
          </table:table-cell>
          <table:table-cell office:value-type="float" office:value="10309" table:style-name="ce6">
            <text:p>10,309<text:s/></text:p>
          </table:table-cell>
          <table:table-cell office:value-type="float" office:value="9754" table:style-name="ce6">
            <text:p>9,754<text:s/></text:p>
          </table:table-cell>
          <table:table-cell office:value-type="float" office:value="9836" table:style-name="ce6">
            <text:p>9,836<text:s/></text:p>
          </table:table-cell>
          <table:table-cell office:value-type="float" office:value="7823" table:style-name="ce6">
            <text:p>7,823<text:s/></text:p>
          </table:table-cell>
          <table:table-cell office:value-type="float" office:value="7641" table:style-name="ce6">
            <text:p>7,641<text:s/></text:p>
          </table:table-cell>
          <table:table-cell office:value-type="float" office:value="1401" table:style-name="ce6">
            <text:p>1,401<text:s/></text:p>
          </table:table-cell>
          <table:table-cell office:value-type="float" office:value="2139" table:style-name="ce6">
            <text:p>2,139<text:s/></text:p>
          </table:table-cell>
          <table:table-cell office:value-type="float" office:value="3433" table:style-name="ce6">
            <text:p>3,433<text:s/></text:p>
          </table:table-cell>
          <table:table-cell office:value-type="float" office:value="4140" table:style-name="ce6">
            <text:p>4,140<text:s/></text:p>
          </table:table-cell>
          <table:table-cell office:value-type="float" office:value="2281" table:style-name="ce6">
            <text:p>2,281<text:s/></text:p>
          </table:table-cell>
          <table:table-cell office:value-type="float" office:value="3129" table:style-name="ce6">
            <text:p>3,129<text:s/></text:p>
          </table:table-cell>
          <table:table-cell office:value-type="float" office:value="2378" table:style-name="ce6">
            <text:p>2,378<text:s/></text:p>
          </table:table-cell>
          <table:table-cell office:value-type="float" office:value="6755" table:style-name="ce6">
            <text:p>6,755<text:s/></text:p>
          </table:table-cell>
          <table:table-cell office:value-type="float" office:value="2091" table:style-name="ce6">
            <text:p>2,091<text:s/></text:p>
          </table:table-cell>
          <table:table-cell office:value-type="float" office:value="3311" table:style-name="ce6">
            <text:p>3,311<text:s/></text:p>
          </table:table-cell>
          <table:table-cell office:value-type="float" office:value="4152" table:style-name="ce6">
            <text:p>4,152<text:s/></text:p>
          </table:table-cell>
          <table:table-cell table:number-columns-repeated="16264"/>
        </table:table-row>
        <table:table-row table:style-name="ro2">
          <table:table-cell office:value-type="date" office:date-value="2022-01-28T00:00:00" table:style-name="ce5">
            <text:p>2022/1/28</text:p>
          </table:table-cell>
          <table:table-cell office:value-type="float" office:value="3174" table:style-name="ce6">
            <text:p>3,174<text:s/></text:p>
          </table:table-cell>
          <table:table-cell office:value-type="float" office:value="11070" table:style-name="ce6">
            <text:p>11,070<text:s/></text:p>
          </table:table-cell>
          <table:table-cell office:value-type="float" office:value="34843" table:style-name="ce6">
            <text:p>34,843<text:s/></text:p>
          </table:table-cell>
          <table:table-cell office:value-type="float" office:value="39559" table:style-name="ce6">
            <text:p>39,559<text:s/></text:p>
          </table:table-cell>
          <table:table-cell office:value-type="float" office:value="18166" table:style-name="ce6">
            <text:p>18,166<text:s/></text:p>
          </table:table-cell>
          <table:table-cell office:value-type="float" office:value="9875" table:style-name="ce6">
            <text:p>9,875<text:s/></text:p>
          </table:table-cell>
          <table:table-cell office:value-type="float" office:value="8805" table:style-name="ce6">
            <text:p>8,805<text:s/></text:p>
          </table:table-cell>
          <table:table-cell office:value-type="float" office:value="3264" table:style-name="ce6">
            <text:p>3,264<text:s/></text:p>
          </table:table-cell>
          <table:table-cell office:value-type="float" office:value="2561" table:style-name="ce6">
            <text:p>2,561<text:s/></text:p>
          </table:table-cell>
          <table:table-cell office:value-type="float" office:value="9227" table:style-name="ce6">
            <text:p>9,227<text:s/></text:p>
          </table:table-cell>
          <table:table-cell office:value-type="float" office:value="1607" table:style-name="ce6">
            <text:p>1,607<text:s/></text:p>
          </table:table-cell>
          <table:table-cell office:value-type="float" office:value="2770" table:style-name="ce6">
            <text:p>2,770<text:s/></text:p>
          </table:table-cell>
          <table:table-cell office:value-type="float" office:value="2671" table:style-name="ce6">
            <text:p>2,671<text:s/></text:p>
          </table:table-cell>
          <table:table-cell office:value-type="float" office:value="5909" table:style-name="ce6">
            <text:p>5,909<text:s/></text:p>
          </table:table-cell>
          <table:table-cell office:value-type="float" office:value="9730" table:style-name="ce6">
            <text:p>9,730<text:s/></text:p>
          </table:table-cell>
          <table:table-cell office:value-type="float" office:value="12649" table:style-name="ce6">
            <text:p>12,649<text:s/></text:p>
          </table:table-cell>
          <table:table-cell office:value-type="float" office:value="12913" table:style-name="ce6">
            <text:p>12,913<text:s/></text:p>
          </table:table-cell>
          <table:table-cell office:value-type="float" office:value="3606" table:style-name="ce6">
            <text:p>3,606<text:s/></text:p>
          </table:table-cell>
          <table:table-cell office:value-type="float" office:value="7493" table:style-name="ce6">
            <text:p>7,493<text:s/></text:p>
          </table:table-cell>
          <table:table-cell office:value-type="float" office:value="2289" table:style-name="ce6">
            <text:p>2,289<text:s/></text:p>
          </table:table-cell>
          <table:table-cell office:value-type="float" office:value="6121" table:style-name="ce6">
            <text:p>6,121<text:s/></text:p>
          </table:table-cell>
          <table:table-cell office:value-type="float" office:value="6374" table:style-name="ce6">
            <text:p>6,374<text:s/></text:p>
          </table:table-cell>
          <table:table-cell office:value-type="float" office:value="4726" table:style-name="ce6">
            <text:p>4,726<text:s/></text:p>
          </table:table-cell>
          <table:table-cell office:value-type="float" office:value="20198" table:style-name="ce6">
            <text:p>20,198<text:s/></text:p>
          </table:table-cell>
          <table:table-cell office:value-type="float" office:value="2688" table:style-name="ce6">
            <text:p>2,688<text:s/></text:p>
          </table:table-cell>
          <table:table-cell office:value-type="float" office:value="8780" table:style-name="ce6">
            <text:p>8,780<text:s/></text:p>
          </table:table-cell>
          <table:table-cell office:value-type="float" office:value="10400" table:style-name="ce6">
            <text:p>10,400<text:s/></text:p>
          </table:table-cell>
          <table:table-cell office:value-type="float" office:value="12718" table:style-name="ce6">
            <text:p>12,718<text:s/></text:p>
          </table:table-cell>
          <table:table-cell office:value-type="float" office:value="18712" table:style-name="ce6">
            <text:p>18,712<text:s/></text:p>
          </table:table-cell>
          <table:table-cell office:value-type="float" office:value="12536" table:style-name="ce6">
            <text:p>12,536<text:s/></text:p>
          </table:table-cell>
          <table:table-cell office:value-type="float" office:value="8203" table:style-name="ce6">
            <text:p>8,203<text:s/></text:p>
          </table:table-cell>
          <table:table-cell office:value-type="float" office:value="17594" table:style-name="ce6">
            <text:p>17,594<text:s/></text:p>
          </table:table-cell>
          <table:table-cell office:value-type="float" office:value="13176" table:style-name="ce6">
            <text:p>13,176<text:s/></text:p>
          </table:table-cell>
          <table:table-cell office:value-type="float" office:value="25780" table:style-name="ce6">
            <text:p>25,780<text:s/></text:p>
          </table:table-cell>
          <table:table-cell office:value-type="float" office:value="19000" table:style-name="ce6">
            <text:p>19,000<text:s/></text:p>
          </table:table-cell>
          <table:table-cell office:value-type="float" office:value="5790" table:style-name="ce6">
            <text:p>5,790<text:s/></text:p>
          </table:table-cell>
          <table:table-cell office:value-type="float" office:value="29012" table:style-name="ce6">
            <text:p>29,012<text:s/></text:p>
          </table:table-cell>
          <table:table-cell office:value-type="float" office:value="20259" table:style-name="ce6">
            <text:p>20,259<text:s/></text:p>
          </table:table-cell>
          <table:table-cell office:value-type="float" office:value="20465" table:style-name="ce6">
            <text:p>20,465<text:s/></text:p>
          </table:table-cell>
          <table:table-cell office:value-type="float" office:value="15930" table:style-name="ce6">
            <text:p>15,930<text:s/></text:p>
          </table:table-cell>
          <table:table-cell office:value-type="float" office:value="18534" table:style-name="ce6">
            <text:p>18,534<text:s/></text:p>
          </table:table-cell>
          <table:table-cell office:value-type="float" office:value="111020" table:style-name="ce6">
            <text:p>111,020<text:s/></text:p>
          </table:table-cell>
          <table:table-cell office:value-type="float" office:value="40491" table:style-name="ce6">
            <text:p>40,491<text:s/></text:p>
          </table:table-cell>
          <table:table-cell office:value-type="float" office:value="17908" table:style-name="ce6">
            <text:p>17,908<text:s/></text:p>
          </table:table-cell>
          <table:table-cell office:value-type="float" office:value="17133" table:style-name="ce6">
            <text:p>17,133<text:s/></text:p>
          </table:table-cell>
          <table:table-cell office:value-type="float" office:value="18533" table:style-name="ce6">
            <text:p>18,533<text:s/></text:p>
          </table:table-cell>
          <table:table-cell office:value-type="float" office:value="16161" table:style-name="ce6">
            <text:p>16,161<text:s/></text:p>
          </table:table-cell>
          <table:table-cell office:value-type="float" office:value="19239" table:style-name="ce6">
            <text:p>19,239<text:s/></text:p>
          </table:table-cell>
          <table:table-cell office:value-type="float" office:value="19203" table:style-name="ce6">
            <text:p>19,203<text:s/></text:p>
          </table:table-cell>
          <table:table-cell office:value-type="float" office:value="9316" table:style-name="ce6">
            <text:p>9,316<text:s/></text:p>
          </table:table-cell>
          <table:table-cell office:value-type="float" office:value="22489" table:style-name="ce6">
            <text:p>22,489<text:s/></text:p>
          </table:table-cell>
          <table:table-cell office:value-type="float" office:value="5777" table:style-name="ce6">
            <text:p>5,777<text:s/></text:p>
          </table:table-cell>
          <table:table-cell office:value-type="float" office:value="6650" table:style-name="ce6">
            <text:p>6,650<text:s/></text:p>
          </table:table-cell>
          <table:table-cell office:value-type="float" office:value="14716" table:style-name="ce6">
            <text:p>14,716<text:s/></text:p>
          </table:table-cell>
          <table:table-cell office:value-type="float" office:value="3256" table:style-name="ce6">
            <text:p>3,256<text:s/></text:p>
          </table:table-cell>
          <table:table-cell office:value-type="float" office:value="2941" table:style-name="ce6">
            <text:p>2,941<text:s/></text:p>
          </table:table-cell>
          <table:table-cell office:value-type="float" office:value="2645" table:style-name="ce6">
            <text:p>2,645<text:s/></text:p>
          </table:table-cell>
          <table:table-cell office:value-type="float" office:value="9735" table:style-name="ce6">
            <text:p>9,735<text:s/></text:p>
          </table:table-cell>
          <table:table-cell office:value-type="float" office:value="7866" table:style-name="ce6">
            <text:p>7,866<text:s/></text:p>
          </table:table-cell>
          <table:table-cell office:value-type="float" office:value="9390" table:style-name="ce6">
            <text:p>9,390<text:s/></text:p>
          </table:table-cell>
          <table:table-cell office:value-type="float" office:value="21015" table:style-name="ce6">
            <text:p>21,015<text:s/></text:p>
          </table:table-cell>
          <table:table-cell office:value-type="float" office:value="7395" table:style-name="ce6">
            <text:p>7,395<text:s/></text:p>
          </table:table-cell>
          <table:table-cell office:value-type="float" office:value="9484" table:style-name="ce6">
            <text:p>9,484<text:s/></text:p>
          </table:table-cell>
          <table:table-cell office:value-type="float" office:value="6405" table:style-name="ce6">
            <text:p>6,405<text:s/></text:p>
          </table:table-cell>
          <table:table-cell office:value-type="float" office:value="17615" table:style-name="ce6">
            <text:p>17,615<text:s/></text:p>
          </table:table-cell>
          <table:table-cell office:value-type="float" office:value="16793" table:style-name="ce6">
            <text:p>16,793<text:s/></text:p>
          </table:table-cell>
          <table:table-cell office:value-type="float" office:value="21858" table:style-name="ce6">
            <text:p>21,858<text:s/></text:p>
          </table:table-cell>
          <table:table-cell office:value-type="float" office:value="32524" table:style-name="ce6">
            <text:p>32,524<text:s/></text:p>
          </table:table-cell>
          <table:table-cell office:value-type="float" office:value="29827" table:style-name="ce6">
            <text:p>29,827<text:s/></text:p>
          </table:table-cell>
          <table:table-cell office:value-type="float" office:value="21263" table:style-name="ce6">
            <text:p>21,263<text:s/></text:p>
          </table:table-cell>
          <table:table-cell office:value-type="float" office:value="19562" table:style-name="ce6">
            <text:p>19,562<text:s/></text:p>
          </table:table-cell>
          <table:table-cell office:value-type="float" office:value="49583" table:style-name="ce6">
            <text:p>49,583<text:s/></text:p>
          </table:table-cell>
          <table:table-cell office:value-type="float" office:value="14861" table:style-name="ce6">
            <text:p>14,861<text:s/></text:p>
          </table:table-cell>
          <table:table-cell office:value-type="float" office:value="27154" table:style-name="ce6">
            <text:p>27,154<text:s/></text:p>
          </table:table-cell>
          <table:table-cell office:value-type="float" office:value="32291" table:style-name="ce6">
            <text:p>32,291<text:s/></text:p>
          </table:table-cell>
          <table:table-cell office:value-type="float" office:value="17817" table:style-name="ce6">
            <text:p>17,817<text:s/></text:p>
          </table:table-cell>
          <table:table-cell office:value-type="float" office:value="50333" table:style-name="ce6">
            <text:p>50,333<text:s/></text:p>
          </table:table-cell>
          <table:table-cell office:value-type="float" office:value="16665" table:style-name="ce6">
            <text:p>16,665<text:s/></text:p>
          </table:table-cell>
          <table:table-cell office:value-type="float" office:value="13162" table:style-name="ce6">
            <text:p>13,162<text:s/></text:p>
          </table:table-cell>
          <table:table-cell office:value-type="float" office:value="11701" table:style-name="ce6">
            <text:p>11,701<text:s/></text:p>
          </table:table-cell>
          <table:table-cell office:value-type="float" office:value="17809" table:style-name="ce6">
            <text:p>17,809<text:s/></text:p>
          </table:table-cell>
          <table:table-cell office:value-type="float" office:value="9411" table:style-name="ce6">
            <text:p>9,411<text:s/></text:p>
          </table:table-cell>
          <table:table-cell office:value-type="float" office:value="20922" table:style-name="ce6">
            <text:p>20,922<text:s/></text:p>
          </table:table-cell>
          <table:table-cell office:value-type="float" office:value="16368" table:style-name="ce6">
            <text:p>16,368<text:s/></text:p>
          </table:table-cell>
          <table:table-cell office:value-type="float" office:value="6716" table:style-name="ce6">
            <text:p>6,716<text:s/></text:p>
          </table:table-cell>
          <table:table-cell office:value-type="float" office:value="10335" table:style-name="ce6">
            <text:p>10,335<text:s/></text:p>
          </table:table-cell>
          <table:table-cell office:value-type="float" office:value="31036" table:style-name="ce6">
            <text:p>31,036<text:s/></text:p>
          </table:table-cell>
          <table:table-cell office:value-type="float" office:value="19777" table:style-name="ce6">
            <text:p>19,777<text:s/></text:p>
          </table:table-cell>
          <table:table-cell office:value-type="float" office:value="19574" table:style-name="ce6">
            <text:p>19,574<text:s/></text:p>
          </table:table-cell>
          <table:table-cell office:value-type="float" office:value="18835" table:style-name="ce6">
            <text:p>18,835<text:s/></text:p>
          </table:table-cell>
          <table:table-cell office:value-type="float" office:value="6165" table:style-name="ce6">
            <text:p>6,165<text:s/></text:p>
          </table:table-cell>
          <table:table-cell office:value-type="float" office:value="8502" table:style-name="ce6">
            <text:p>8,502<text:s/></text:p>
          </table:table-cell>
          <table:table-cell office:value-type="float" office:value="5043" table:style-name="ce6">
            <text:p>5,043<text:s/></text:p>
          </table:table-cell>
          <table:table-cell office:value-type="float" office:value="4219" table:style-name="ce6">
            <text:p>4,219<text:s/></text:p>
          </table:table-cell>
          <table:table-cell office:value-type="float" office:value="5304" table:style-name="ce6">
            <text:p>5,304<text:s/></text:p>
          </table:table-cell>
          <table:table-cell office:value-type="float" office:value="8224" table:style-name="ce6">
            <text:p>8,224<text:s/></text:p>
          </table:table-cell>
          <table:table-cell office:value-type="float" office:value="8433" table:style-name="ce6">
            <text:p>8,433<text:s/></text:p>
          </table:table-cell>
          <table:table-cell office:value-type="float" office:value="9679" table:style-name="ce6">
            <text:p>9,679<text:s/></text:p>
          </table:table-cell>
          <table:table-cell office:value-type="float" office:value="13973" table:style-name="ce6">
            <text:p>13,973<text:s/></text:p>
          </table:table-cell>
          <table:table-cell office:value-type="float" office:value="22612" table:style-name="ce6">
            <text:p>22,612<text:s/></text:p>
          </table:table-cell>
          <table:table-cell office:value-type="float" office:value="19302" table:style-name="ce6">
            <text:p>19,302<text:s/></text:p>
          </table:table-cell>
          <table:table-cell office:value-type="float" office:value="10296" table:style-name="ce6">
            <text:p>10,296<text:s/></text:p>
          </table:table-cell>
          <table:table-cell office:value-type="float" office:value="9732" table:style-name="ce6">
            <text:p>9,732<text:s/></text:p>
          </table:table-cell>
          <table:table-cell office:value-type="float" office:value="10169" table:style-name="ce6">
            <text:p>10,169<text:s/></text:p>
          </table:table-cell>
          <table:table-cell office:value-type="float" office:value="9343" table:style-name="ce6">
            <text:p>9,343<text:s/></text:p>
          </table:table-cell>
          <table:table-cell office:value-type="float" office:value="9696" table:style-name="ce6">
            <text:p>9,696<text:s/></text:p>
          </table:table-cell>
          <table:table-cell office:value-type="float" office:value="7423" table:style-name="ce6">
            <text:p>7,423<text:s/></text:p>
          </table:table-cell>
          <table:table-cell office:value-type="float" office:value="7260" table:style-name="ce6">
            <text:p>7,260<text:s/></text:p>
          </table:table-cell>
          <table:table-cell office:value-type="float" office:value="1158" table:style-name="ce6">
            <text:p>1,158<text:s/></text:p>
          </table:table-cell>
          <table:table-cell office:value-type="float" office:value="2109" table:style-name="ce6">
            <text:p>2,109<text:s/></text:p>
          </table:table-cell>
          <table:table-cell office:value-type="float" office:value="3406" table:style-name="ce6">
            <text:p>3,406<text:s/></text:p>
          </table:table-cell>
          <table:table-cell office:value-type="float" office:value="4226" table:style-name="ce6">
            <text:p>4,226<text:s/></text:p>
          </table:table-cell>
          <table:table-cell office:value-type="float" office:value="2222" table:style-name="ce6">
            <text:p>2,222<text:s/></text:p>
          </table:table-cell>
          <table:table-cell office:value-type="float" office:value="3035" table:style-name="ce6">
            <text:p>3,035<text:s/></text:p>
          </table:table-cell>
          <table:table-cell office:value-type="float" office:value="2343" table:style-name="ce6">
            <text:p>2,343<text:s/></text:p>
          </table:table-cell>
          <table:table-cell office:value-type="float" office:value="7814" table:style-name="ce6">
            <text:p>7,814<text:s/></text:p>
          </table:table-cell>
          <table:table-cell office:value-type="float" office:value="2017" table:style-name="ce6">
            <text:p>2,017<text:s/></text:p>
          </table:table-cell>
          <table:table-cell office:value-type="float" office:value="3325" table:style-name="ce6">
            <text:p>3,325<text:s/></text:p>
          </table:table-cell>
          <table:table-cell office:value-type="float" office:value="3861" table:style-name="ce6">
            <text:p>3,861<text:s/></text:p>
          </table:table-cell>
          <table:table-cell table:number-columns-repeated="16264"/>
        </table:table-row>
        <table:table-row table:style-name="ro2">
          <table:table-cell office:value-type="date" office:date-value="2022-01-29T00:00:00" table:style-name="ce5">
            <text:p>2022/1/29</text:p>
          </table:table-cell>
          <table:table-cell office:value-type="float" office:value="1953" table:style-name="ce6">
            <text:p>1,953<text:s/></text:p>
          </table:table-cell>
          <table:table-cell office:value-type="float" office:value="5000" table:style-name="ce6">
            <text:p>5,000<text:s/></text:p>
          </table:table-cell>
          <table:table-cell office:value-type="float" office:value="12937" table:style-name="ce6">
            <text:p>12,937<text:s/></text:p>
          </table:table-cell>
          <table:table-cell office:value-type="float" office:value="29689" table:style-name="ce6">
            <text:p>29,689<text:s/></text:p>
          </table:table-cell>
          <table:table-cell office:value-type="float" office:value="8743" table:style-name="ce6">
            <text:p>8,743<text:s/></text:p>
          </table:table-cell>
          <table:table-cell office:value-type="float" office:value="5104" table:style-name="ce6">
            <text:p>5,104<text:s/></text:p>
          </table:table-cell>
          <table:table-cell office:value-type="float" office:value="4349" table:style-name="ce6">
            <text:p>4,349<text:s/></text:p>
          </table:table-cell>
          <table:table-cell office:value-type="float" office:value="2335" table:style-name="ce6">
            <text:p>2,335<text:s/></text:p>
          </table:table-cell>
          <table:table-cell office:value-type="float" office:value="1435" table:style-name="ce6">
            <text:p>1,435<text:s/></text:p>
          </table:table-cell>
          <table:table-cell office:value-type="float" office:value="4731" table:style-name="ce6">
            <text:p>4,731<text:s/></text:p>
          </table:table-cell>
          <table:table-cell office:value-type="float" office:value="846" table:style-name="ce6">
            <text:p>846<text:s/></text:p>
          </table:table-cell>
          <table:table-cell office:value-type="float" office:value="1775" table:style-name="ce6">
            <text:p>1,775<text:s/></text:p>
          </table:table-cell>
          <table:table-cell office:value-type="float" office:value="1996" table:style-name="ce6">
            <text:p>1,996<text:s/></text:p>
          </table:table-cell>
          <table:table-cell office:value-type="float" office:value="3316" table:style-name="ce6">
            <text:p>3,316<text:s/></text:p>
          </table:table-cell>
          <table:table-cell office:value-type="float" office:value="6615" table:style-name="ce6">
            <text:p>6,615<text:s/></text:p>
          </table:table-cell>
          <table:table-cell office:value-type="float" office:value="2789" table:style-name="ce6">
            <text:p>2,789<text:s/></text:p>
          </table:table-cell>
          <table:table-cell office:value-type="float" office:value="3771" table:style-name="ce6">
            <text:p>3,771<text:s/></text:p>
          </table:table-cell>
          <table:table-cell office:value-type="float" office:value="2126" table:style-name="ce6">
            <text:p>2,126<text:s/></text:p>
          </table:table-cell>
          <table:table-cell office:value-type="float" office:value="4705" table:style-name="ce6">
            <text:p>4,705<text:s/></text:p>
          </table:table-cell>
          <table:table-cell office:value-type="float" office:value="1505" table:style-name="ce6">
            <text:p>1,505<text:s/></text:p>
          </table:table-cell>
          <table:table-cell office:value-type="float" office:value="3129" table:style-name="ce6">
            <text:p>3,129<text:s/></text:p>
          </table:table-cell>
          <table:table-cell office:value-type="float" office:value="4041" table:style-name="ce6">
            <text:p>4,041<text:s/></text:p>
          </table:table-cell>
          <table:table-cell office:value-type="float" office:value="1336" table:style-name="ce6">
            <text:p>1,336<text:s/></text:p>
          </table:table-cell>
          <table:table-cell office:value-type="float" office:value="9144" table:style-name="ce6">
            <text:p>9,144<text:s/></text:p>
          </table:table-cell>
          <table:table-cell office:value-type="float" office:value="1998" table:style-name="ce6">
            <text:p>1,998<text:s/></text:p>
          </table:table-cell>
          <table:table-cell office:value-type="float" office:value="6236" table:style-name="ce6">
            <text:p>6,236<text:s/></text:p>
          </table:table-cell>
          <table:table-cell office:value-type="float" office:value="6021" table:style-name="ce6">
            <text:p>6,021<text:s/></text:p>
          </table:table-cell>
          <table:table-cell office:value-type="float" office:value="7777" table:style-name="ce6">
            <text:p>7,777<text:s/></text:p>
          </table:table-cell>
          <table:table-cell office:value-type="float" office:value="9635" table:style-name="ce6">
            <text:p>9,635<text:s/></text:p>
          </table:table-cell>
          <table:table-cell office:value-type="float" office:value="8504" table:style-name="ce6">
            <text:p>8,504<text:s/></text:p>
          </table:table-cell>
          <table:table-cell office:value-type="float" office:value="5296" table:style-name="ce6">
            <text:p>5,296<text:s/></text:p>
          </table:table-cell>
          <table:table-cell office:value-type="float" office:value="11770" table:style-name="ce6">
            <text:p>11,770<text:s/></text:p>
          </table:table-cell>
          <table:table-cell office:value-type="float" office:value="7903" table:style-name="ce6">
            <text:p>7,903<text:s/></text:p>
          </table:table-cell>
          <table:table-cell office:value-type="float" office:value="14498" table:style-name="ce6">
            <text:p>14,498<text:s/></text:p>
          </table:table-cell>
          <table:table-cell office:value-type="float" office:value="9697" table:style-name="ce6">
            <text:p>9,697<text:s/></text:p>
          </table:table-cell>
          <table:table-cell office:value-type="float" office:value="1871" table:style-name="ce6">
            <text:p>1,871<text:s/></text:p>
          </table:table-cell>
          <table:table-cell office:value-type="float" office:value="17583" table:style-name="ce6">
            <text:p>17,583<text:s/></text:p>
          </table:table-cell>
          <table:table-cell office:value-type="float" office:value="11956" table:style-name="ce6">
            <text:p>11,956<text:s/></text:p>
          </table:table-cell>
          <table:table-cell office:value-type="float" office:value="11417" table:style-name="ce6">
            <text:p>11,417<text:s/></text:p>
          </table:table-cell>
          <table:table-cell office:value-type="float" office:value="10054" table:style-name="ce6">
            <text:p>10,054<text:s/></text:p>
          </table:table-cell>
          <table:table-cell office:value-type="float" office:value="4137" table:style-name="ce6">
            <text:p>4,137<text:s/></text:p>
          </table:table-cell>
          <table:table-cell office:value-type="float" office:value="79630" table:style-name="ce6">
            <text:p>79,630<text:s/></text:p>
          </table:table-cell>
          <table:table-cell office:value-type="float" office:value="29708" table:style-name="ce6">
            <text:p>29,708<text:s/></text:p>
          </table:table-cell>
          <table:table-cell office:value-type="float" office:value="10684" table:style-name="ce6">
            <text:p>10,684<text:s/></text:p>
          </table:table-cell>
          <table:table-cell office:value-type="float" office:value="8694" table:style-name="ce6">
            <text:p>8,694<text:s/></text:p>
          </table:table-cell>
          <table:table-cell office:value-type="float" office:value="11726" table:style-name="ce6">
            <text:p>11,726<text:s/></text:p>
          </table:table-cell>
          <table:table-cell office:value-type="float" office:value="11270" table:style-name="ce6">
            <text:p>11,270<text:s/></text:p>
          </table:table-cell>
          <table:table-cell office:value-type="float" office:value="13114" table:style-name="ce6">
            <text:p>13,114<text:s/></text:p>
          </table:table-cell>
          <table:table-cell office:value-type="float" office:value="12093" table:style-name="ce6">
            <text:p>12,093<text:s/></text:p>
          </table:table-cell>
          <table:table-cell office:value-type="float" office:value="5382" table:style-name="ce6">
            <text:p>5,382<text:s/></text:p>
          </table:table-cell>
          <table:table-cell office:value-type="float" office:value="12383" table:style-name="ce6">
            <text:p>12,383<text:s/></text:p>
          </table:table-cell>
          <table:table-cell office:value-type="float" office:value="3843" table:style-name="ce6">
            <text:p>3,843<text:s/></text:p>
          </table:table-cell>
          <table:table-cell office:value-type="float" office:value="3332" table:style-name="ce6">
            <text:p>3,332<text:s/></text:p>
          </table:table-cell>
          <table:table-cell office:value-type="float" office:value="9979" table:style-name="ce6">
            <text:p>9,979<text:s/></text:p>
          </table:table-cell>
          <table:table-cell office:value-type="float" office:value="2791" table:style-name="ce6">
            <text:p>2,791<text:s/></text:p>
          </table:table-cell>
          <table:table-cell office:value-type="float" office:value="1916" table:style-name="ce6">
            <text:p>1,916<text:s/></text:p>
          </table:table-cell>
          <table:table-cell office:value-type="float" office:value="1053" table:style-name="ce6">
            <text:p>1,053<text:s/></text:p>
          </table:table-cell>
          <table:table-cell office:value-type="float" office:value="4895" table:style-name="ce6">
            <text:p>4,895<text:s/></text:p>
          </table:table-cell>
          <table:table-cell office:value-type="float" office:value="5016" table:style-name="ce6">
            <text:p>5,016<text:s/></text:p>
          </table:table-cell>
          <table:table-cell office:value-type="float" office:value="6033" table:style-name="ce6">
            <text:p>6,033<text:s/></text:p>
          </table:table-cell>
          <table:table-cell office:value-type="float" office:value="14798" table:style-name="ce6">
            <text:p>14,798<text:s/></text:p>
          </table:table-cell>
          <table:table-cell office:value-type="float" office:value="3849" table:style-name="ce6">
            <text:p>3,849<text:s/></text:p>
          </table:table-cell>
          <table:table-cell office:value-type="float" office:value="5315" table:style-name="ce6">
            <text:p>5,315<text:s/></text:p>
          </table:table-cell>
          <table:table-cell office:value-type="float" office:value="3776" table:style-name="ce6">
            <text:p>3,776<text:s/></text:p>
          </table:table-cell>
          <table:table-cell office:value-type="float" office:value="10237" table:style-name="ce6">
            <text:p>10,237<text:s/></text:p>
          </table:table-cell>
          <table:table-cell office:value-type="float" office:value="8660" table:style-name="ce6">
            <text:p>8,660<text:s/></text:p>
          </table:table-cell>
          <table:table-cell office:value-type="float" office:value="14172" table:style-name="ce6">
            <text:p>14,172<text:s/></text:p>
          </table:table-cell>
          <table:table-cell office:value-type="float" office:value="21483" table:style-name="ce6">
            <text:p>21,483<text:s/></text:p>
          </table:table-cell>
          <table:table-cell office:value-type="float" office:value="17558" table:style-name="ce6">
            <text:p>17,558<text:s/></text:p>
          </table:table-cell>
          <table:table-cell office:value-type="float" office:value="12490" table:style-name="ce6">
            <text:p>12,490<text:s/></text:p>
          </table:table-cell>
          <table:table-cell office:value-type="float" office:value="14308" table:style-name="ce6">
            <text:p>14,308<text:s/></text:p>
          </table:table-cell>
          <table:table-cell office:value-type="float" office:value="36361" table:style-name="ce6">
            <text:p>36,361<text:s/></text:p>
          </table:table-cell>
          <table:table-cell office:value-type="float" office:value="7041" table:style-name="ce6">
            <text:p>7,041<text:s/></text:p>
          </table:table-cell>
          <table:table-cell office:value-type="float" office:value="17580" table:style-name="ce6">
            <text:p>17,580<text:s/></text:p>
          </table:table-cell>
          <table:table-cell office:value-type="float" office:value="21192" table:style-name="ce6">
            <text:p>21,192<text:s/></text:p>
          </table:table-cell>
          <table:table-cell office:value-type="float" office:value="9645" table:style-name="ce6">
            <text:p>9,645<text:s/></text:p>
          </table:table-cell>
          <table:table-cell office:value-type="float" office:value="32191" table:style-name="ce6">
            <text:p>32,191<text:s/></text:p>
          </table:table-cell>
          <table:table-cell office:value-type="float" office:value="10549" table:style-name="ce6">
            <text:p>10,549<text:s/></text:p>
          </table:table-cell>
          <table:table-cell office:value-type="float" office:value="8371" table:style-name="ce6">
            <text:p>8,371<text:s/></text:p>
          </table:table-cell>
          <table:table-cell office:value-type="float" office:value="5938" table:style-name="ce6">
            <text:p>5,938<text:s/></text:p>
          </table:table-cell>
          <table:table-cell office:value-type="float" office:value="11660" table:style-name="ce6">
            <text:p>11,660<text:s/></text:p>
          </table:table-cell>
          <table:table-cell office:value-type="float" office:value="4452" table:style-name="ce6">
            <text:p>4,452<text:s/></text:p>
          </table:table-cell>
          <table:table-cell office:value-type="float" office:value="11002" table:style-name="ce6">
            <text:p>11,002<text:s/></text:p>
          </table:table-cell>
          <table:table-cell office:value-type="float" office:value="7988" table:style-name="ce6">
            <text:p>7,988<text:s/></text:p>
          </table:table-cell>
          <table:table-cell office:value-type="float" office:value="6068" table:style-name="ce6">
            <text:p>6,068<text:s/></text:p>
          </table:table-cell>
          <table:table-cell office:value-type="float" office:value="6020" table:style-name="ce6">
            <text:p>6,020<text:s/></text:p>
          </table:table-cell>
          <table:table-cell office:value-type="float" office:value="10654" table:style-name="ce6">
            <text:p>10,654<text:s/></text:p>
          </table:table-cell>
          <table:table-cell office:value-type="float" office:value="6818" table:style-name="ce6">
            <text:p>6,818<text:s/></text:p>
          </table:table-cell>
          <table:table-cell office:value-type="float" office:value="8333" table:style-name="ce6">
            <text:p>8,333<text:s/></text:p>
          </table:table-cell>
          <table:table-cell office:value-type="float" office:value="8622" table:style-name="ce6">
            <text:p>8,622<text:s/></text:p>
          </table:table-cell>
          <table:table-cell office:value-type="float" office:value="3281" table:style-name="ce6">
            <text:p>3,281<text:s/></text:p>
          </table:table-cell>
          <table:table-cell office:value-type="float" office:value="4760" table:style-name="ce6">
            <text:p>4,760<text:s/></text:p>
          </table:table-cell>
          <table:table-cell office:value-type="float" office:value="2721" table:style-name="ce6">
            <text:p>2,721<text:s/></text:p>
          </table:table-cell>
          <table:table-cell office:value-type="float" office:value="1448" table:style-name="ce6">
            <text:p>1,448<text:s/></text:p>
          </table:table-cell>
          <table:table-cell office:value-type="float" office:value="3387" table:style-name="ce6">
            <text:p>3,387<text:s/></text:p>
          </table:table-cell>
          <table:table-cell office:value-type="float" office:value="4456" table:style-name="ce6">
            <text:p>4,456<text:s/></text:p>
          </table:table-cell>
          <table:table-cell office:value-type="float" office:value="5885" table:style-name="ce6">
            <text:p>5,885<text:s/></text:p>
          </table:table-cell>
          <table:table-cell office:value-type="float" office:value="6768" table:style-name="ce6">
            <text:p>6,768<text:s/></text:p>
          </table:table-cell>
          <table:table-cell office:value-type="float" office:value="7839" table:style-name="ce6">
            <text:p>7,839<text:s/></text:p>
          </table:table-cell>
          <table:table-cell office:value-type="float" office:value="10341" table:style-name="ce6">
            <text:p>10,341<text:s/></text:p>
          </table:table-cell>
          <table:table-cell office:value-type="float" office:value="12149" table:style-name="ce6">
            <text:p>12,149<text:s/></text:p>
          </table:table-cell>
          <table:table-cell office:value-type="float" office:value="6011" table:style-name="ce6">
            <text:p>6,011<text:s/></text:p>
          </table:table-cell>
          <table:table-cell office:value-type="float" office:value="5582" table:style-name="ce6">
            <text:p>5,582<text:s/></text:p>
          </table:table-cell>
          <table:table-cell office:value-type="float" office:value="5880" table:style-name="ce6">
            <text:p>5,880<text:s/></text:p>
          </table:table-cell>
          <table:table-cell office:value-type="float" office:value="5616" table:style-name="ce6">
            <text:p>5,616<text:s/></text:p>
          </table:table-cell>
          <table:table-cell office:value-type="float" office:value="6114" table:style-name="ce6">
            <text:p>6,114<text:s/></text:p>
          </table:table-cell>
          <table:table-cell office:value-type="float" office:value="4267" table:style-name="ce6">
            <text:p>4,267<text:s/></text:p>
          </table:table-cell>
          <table:table-cell office:value-type="float" office:value="4175" table:style-name="ce6">
            <text:p>4,175<text:s/></text:p>
          </table:table-cell>
          <table:table-cell office:value-type="float" office:value="459" table:style-name="ce6">
            <text:p>459<text:s/></text:p>
          </table:table-cell>
          <table:table-cell office:value-type="float" office:value="1373" table:style-name="ce6">
            <text:p>1,373<text:s/></text:p>
          </table:table-cell>
          <table:table-cell office:value-type="float" office:value="1835" table:style-name="ce6">
            <text:p>1,835<text:s/></text:p>
          </table:table-cell>
          <table:table-cell office:value-type="float" office:value="2773" table:style-name="ce6">
            <text:p>2,773<text:s/></text:p>
          </table:table-cell>
          <table:table-cell office:value-type="float" office:value="850" table:style-name="ce6">
            <text:p>850<text:s/></text:p>
          </table:table-cell>
          <table:table-cell office:value-type="float" office:value="827" table:style-name="ce6">
            <text:p>827<text:s/></text:p>
          </table:table-cell>
          <table:table-cell office:value-type="float" office:value="1101" table:style-name="ce6">
            <text:p>1,101<text:s/></text:p>
          </table:table-cell>
          <table:table-cell office:value-type="float" office:value="5779" table:style-name="ce6">
            <text:p>5,779<text:s/></text:p>
          </table:table-cell>
          <table:table-cell office:value-type="float" office:value="1126" table:style-name="ce6">
            <text:p>1,126<text:s/></text:p>
          </table:table-cell>
          <table:table-cell office:value-type="float" office:value="1911" table:style-name="ce6">
            <text:p>1,911<text:s/></text:p>
          </table:table-cell>
          <table:table-cell office:value-type="float" office:value="1605" table:style-name="ce6">
            <text:p>1,605<text:s/></text:p>
          </table:table-cell>
          <table:table-cell table:number-columns-repeated="16264"/>
        </table:table-row>
        <table:table-row table:style-name="ro2">
          <table:table-cell office:value-type="date" office:date-value="2022-01-30T00:00:00" table:style-name="ce5">
            <text:p>2022/1/30</text:p>
          </table:table-cell>
          <table:table-cell office:value-type="float" office:value="1649" table:style-name="ce6">
            <text:p>1,649<text:s/></text:p>
          </table:table-cell>
          <table:table-cell office:value-type="float" office:value="3753" table:style-name="ce6">
            <text:p>3,753<text:s/></text:p>
          </table:table-cell>
          <table:table-cell office:value-type="float" office:value="8797" table:style-name="ce6">
            <text:p>8,797<text:s/></text:p>
          </table:table-cell>
          <table:table-cell office:value-type="float" office:value="22514" table:style-name="ce6">
            <text:p>22,514<text:s/></text:p>
          </table:table-cell>
          <table:table-cell office:value-type="float" office:value="5497" table:style-name="ce6">
            <text:p>5,497<text:s/></text:p>
          </table:table-cell>
          <table:table-cell office:value-type="float" office:value="3651" table:style-name="ce6">
            <text:p>3,651<text:s/></text:p>
          </table:table-cell>
          <table:table-cell office:value-type="float" office:value="3306" table:style-name="ce6">
            <text:p>3,306<text:s/></text:p>
          </table:table-cell>
          <table:table-cell office:value-type="float" office:value="1851" table:style-name="ce6">
            <text:p>1,851<text:s/></text:p>
          </table:table-cell>
          <table:table-cell office:value-type="float" office:value="1099" table:style-name="ce6">
            <text:p>1,099<text:s/></text:p>
          </table:table-cell>
          <table:table-cell office:value-type="float" office:value="3354" table:style-name="ce6">
            <text:p>3,354<text:s/></text:p>
          </table:table-cell>
          <table:table-cell office:value-type="float" office:value="683" table:style-name="ce6">
            <text:p>683<text:s/></text:p>
          </table:table-cell>
          <table:table-cell office:value-type="float" office:value="1298" table:style-name="ce6">
            <text:p>1,298<text:s/></text:p>
          </table:table-cell>
          <table:table-cell office:value-type="float" office:value="1505" table:style-name="ce6">
            <text:p>1,505<text:s/></text:p>
          </table:table-cell>
          <table:table-cell office:value-type="float" office:value="2425" table:style-name="ce6">
            <text:p>2,425<text:s/></text:p>
          </table:table-cell>
          <table:table-cell office:value-type="float" office:value="5164" table:style-name="ce6">
            <text:p>5,164<text:s/></text:p>
          </table:table-cell>
          <table:table-cell office:value-type="float" office:value="1961" table:style-name="ce6">
            <text:p>1,961<text:s/></text:p>
          </table:table-cell>
          <table:table-cell office:value-type="float" office:value="2724" table:style-name="ce6">
            <text:p>2,724<text:s/></text:p>
          </table:table-cell>
          <table:table-cell office:value-type="float" office:value="1551" table:style-name="ce6">
            <text:p>1,551<text:s/></text:p>
          </table:table-cell>
          <table:table-cell office:value-type="float" office:value="3548" table:style-name="ce6">
            <text:p>3,548<text:s/></text:p>
          </table:table-cell>
          <table:table-cell office:value-type="float" office:value="1125" table:style-name="ce6">
            <text:p>1,125<text:s/></text:p>
          </table:table-cell>
          <table:table-cell office:value-type="float" office:value="2295" table:style-name="ce6">
            <text:p>2,295<text:s/></text:p>
          </table:table-cell>
          <table:table-cell office:value-type="float" office:value="2916" table:style-name="ce6">
            <text:p>2,916<text:s/></text:p>
          </table:table-cell>
          <table:table-cell office:value-type="float" office:value="1013" table:style-name="ce6">
            <text:p>1,013<text:s/></text:p>
          </table:table-cell>
          <table:table-cell office:value-type="float" office:value="6669" table:style-name="ce6">
            <text:p>6,669<text:s/></text:p>
          </table:table-cell>
          <table:table-cell office:value-type="float" office:value="1831" table:style-name="ce6">
            <text:p>1,831<text:s/></text:p>
          </table:table-cell>
          <table:table-cell office:value-type="float" office:value="4998" table:style-name="ce6">
            <text:p>4,998<text:s/></text:p>
          </table:table-cell>
          <table:table-cell office:value-type="float" office:value="4453" table:style-name="ce6">
            <text:p>4,453<text:s/></text:p>
          </table:table-cell>
          <table:table-cell office:value-type="float" office:value="6064" table:style-name="ce6">
            <text:p>6,064<text:s/></text:p>
          </table:table-cell>
          <table:table-cell office:value-type="float" office:value="6920" table:style-name="ce6">
            <text:p>6,920<text:s/></text:p>
          </table:table-cell>
          <table:table-cell office:value-type="float" office:value="6713" table:style-name="ce6">
            <text:p>6,713<text:s/></text:p>
          </table:table-cell>
          <table:table-cell office:value-type="float" office:value="4228" table:style-name="ce6">
            <text:p>4,228<text:s/></text:p>
          </table:table-cell>
          <table:table-cell office:value-type="float" office:value="8982" table:style-name="ce6">
            <text:p>8,982<text:s/></text:p>
          </table:table-cell>
          <table:table-cell office:value-type="float" office:value="5815" table:style-name="ce6">
            <text:p>5,815<text:s/></text:p>
          </table:table-cell>
          <table:table-cell office:value-type="float" office:value="9830" table:style-name="ce6">
            <text:p>9,830<text:s/></text:p>
          </table:table-cell>
          <table:table-cell office:value-type="float" office:value="6763" table:style-name="ce6">
            <text:p>6,763<text:s/></text:p>
          </table:table-cell>
          <table:table-cell office:value-type="float" office:value="1285" table:style-name="ce6">
            <text:p>1,285<text:s/></text:p>
          </table:table-cell>
          <table:table-cell office:value-type="float" office:value="13075" table:style-name="ce6">
            <text:p>13,075<text:s/></text:p>
          </table:table-cell>
          <table:table-cell office:value-type="float" office:value="8572" table:style-name="ce6">
            <text:p>8,572<text:s/></text:p>
          </table:table-cell>
          <table:table-cell office:value-type="float" office:value="8385" table:style-name="ce6">
            <text:p>8,385<text:s/></text:p>
          </table:table-cell>
          <table:table-cell office:value-type="float" office:value="7723" table:style-name="ce6">
            <text:p>7,723<text:s/></text:p>
          </table:table-cell>
          <table:table-cell office:value-type="float" office:value="2742" table:style-name="ce6">
            <text:p>2,742<text:s/></text:p>
          </table:table-cell>
          <table:table-cell office:value-type="float" office:value="63460" table:style-name="ce6">
            <text:p>63,460<text:s/></text:p>
          </table:table-cell>
          <table:table-cell office:value-type="float" office:value="22398" table:style-name="ce6">
            <text:p>22,398<text:s/></text:p>
          </table:table-cell>
          <table:table-cell office:value-type="float" office:value="6793" table:style-name="ce6">
            <text:p>6,793<text:s/></text:p>
          </table:table-cell>
          <table:table-cell office:value-type="float" office:value="6537" table:style-name="ce6">
            <text:p>6,537<text:s/></text:p>
          </table:table-cell>
          <table:table-cell office:value-type="float" office:value="8631" table:style-name="ce6">
            <text:p>8,631<text:s/></text:p>
          </table:table-cell>
          <table:table-cell office:value-type="float" office:value="8748" table:style-name="ce6">
            <text:p>8,748<text:s/></text:p>
          </table:table-cell>
          <table:table-cell office:value-type="float" office:value="9805" table:style-name="ce6">
            <text:p>9,805<text:s/></text:p>
          </table:table-cell>
          <table:table-cell office:value-type="float" office:value="9515" table:style-name="ce6">
            <text:p>9,515<text:s/></text:p>
          </table:table-cell>
          <table:table-cell office:value-type="float" office:value="3605" table:style-name="ce6">
            <text:p>3,605<text:s/></text:p>
          </table:table-cell>
          <table:table-cell office:value-type="float" office:value="8992" table:style-name="ce6">
            <text:p>8,992<text:s/></text:p>
          </table:table-cell>
          <table:table-cell office:value-type="float" office:value="3007" table:style-name="ce6">
            <text:p>3,007<text:s/></text:p>
          </table:table-cell>
          <table:table-cell office:value-type="float" office:value="2408" table:style-name="ce6">
            <text:p>2,408<text:s/></text:p>
          </table:table-cell>
          <table:table-cell office:value-type="float" office:value="7688" table:style-name="ce6">
            <text:p>7,688<text:s/></text:p>
          </table:table-cell>
          <table:table-cell office:value-type="float" office:value="2158" table:style-name="ce6">
            <text:p>2,158<text:s/></text:p>
          </table:table-cell>
          <table:table-cell office:value-type="float" office:value="1497" table:style-name="ce6">
            <text:p>1,497<text:s/></text:p>
          </table:table-cell>
          <table:table-cell office:value-type="float" office:value="710" table:style-name="ce6">
            <text:p>710<text:s/></text:p>
          </table:table-cell>
          <table:table-cell office:value-type="float" office:value="3424" table:style-name="ce6">
            <text:p>3,424<text:s/></text:p>
          </table:table-cell>
          <table:table-cell office:value-type="float" office:value="3580" table:style-name="ce6">
            <text:p>3,580<text:s/></text:p>
          </table:table-cell>
          <table:table-cell office:value-type="float" office:value="4403" table:style-name="ce6">
            <text:p>4,403<text:s/></text:p>
          </table:table-cell>
          <table:table-cell office:value-type="float" office:value="10644" table:style-name="ce6">
            <text:p>10,644<text:s/></text:p>
          </table:table-cell>
          <table:table-cell office:value-type="float" office:value="3001" table:style-name="ce6">
            <text:p>3,001<text:s/></text:p>
          </table:table-cell>
          <table:table-cell office:value-type="float" office:value="3986" table:style-name="ce6">
            <text:p>3,986<text:s/></text:p>
          </table:table-cell>
          <table:table-cell office:value-type="float" office:value="2881" table:style-name="ce6">
            <text:p>2,881<text:s/></text:p>
          </table:table-cell>
          <table:table-cell office:value-type="float" office:value="7573" table:style-name="ce6">
            <text:p>7,573<text:s/></text:p>
          </table:table-cell>
          <table:table-cell office:value-type="float" office:value="5691" table:style-name="ce6">
            <text:p>5,691<text:s/></text:p>
          </table:table-cell>
          <table:table-cell office:value-type="float" office:value="10125" table:style-name="ce6">
            <text:p>10,125<text:s/></text:p>
          </table:table-cell>
          <table:table-cell office:value-type="float" office:value="17828" table:style-name="ce6">
            <text:p>17,828<text:s/></text:p>
          </table:table-cell>
          <table:table-cell office:value-type="float" office:value="13420" table:style-name="ce6">
            <text:p>13,420<text:s/></text:p>
          </table:table-cell>
          <table:table-cell office:value-type="float" office:value="9197" table:style-name="ce6">
            <text:p>9,197<text:s/></text:p>
          </table:table-cell>
          <table:table-cell office:value-type="float" office:value="11172" table:style-name="ce6">
            <text:p>11,172<text:s/></text:p>
          </table:table-cell>
          <table:table-cell office:value-type="float" office:value="27774" table:style-name="ce6">
            <text:p>27,774<text:s/></text:p>
          </table:table-cell>
          <table:table-cell office:value-type="float" office:value="5249" table:style-name="ce6">
            <text:p>5,249<text:s/></text:p>
          </table:table-cell>
          <table:table-cell office:value-type="float" office:value="13498" table:style-name="ce6">
            <text:p>13,498<text:s/></text:p>
          </table:table-cell>
          <table:table-cell office:value-type="float" office:value="14433" table:style-name="ce6">
            <text:p>14,433<text:s/></text:p>
          </table:table-cell>
          <table:table-cell office:value-type="float" office:value="6617" table:style-name="ce6">
            <text:p>6,617<text:s/></text:p>
          </table:table-cell>
          <table:table-cell office:value-type="float" office:value="25398" table:style-name="ce6">
            <text:p>25,398<text:s/></text:p>
          </table:table-cell>
          <table:table-cell office:value-type="float" office:value="8091" table:style-name="ce6">
            <text:p>8,091<text:s/></text:p>
          </table:table-cell>
          <table:table-cell office:value-type="float" office:value="6203" table:style-name="ce6">
            <text:p>6,203<text:s/></text:p>
          </table:table-cell>
          <table:table-cell office:value-type="float" office:value="3861" table:style-name="ce6">
            <text:p>3,861<text:s/></text:p>
          </table:table-cell>
          <table:table-cell office:value-type="float" office:value="8644" table:style-name="ce6">
            <text:p>8,644<text:s/></text:p>
          </table:table-cell>
          <table:table-cell office:value-type="float" office:value="2941" table:style-name="ce6">
            <text:p>2,941<text:s/></text:p>
          </table:table-cell>
          <table:table-cell office:value-type="float" office:value="8532" table:style-name="ce6">
            <text:p>8,532<text:s/></text:p>
          </table:table-cell>
          <table:table-cell office:value-type="float" office:value="5205" table:style-name="ce6">
            <text:p>5,205<text:s/></text:p>
          </table:table-cell>
          <table:table-cell office:value-type="float" office:value="4807" table:style-name="ce6">
            <text:p>4,807<text:s/></text:p>
          </table:table-cell>
          <table:table-cell office:value-type="float" office:value="4372" table:style-name="ce6">
            <text:p>4,372<text:s/></text:p>
          </table:table-cell>
          <table:table-cell office:value-type="float" office:value="7310" table:style-name="ce6">
            <text:p>7,310<text:s/></text:p>
          </table:table-cell>
          <table:table-cell office:value-type="float" office:value="4707" table:style-name="ce6">
            <text:p>4,707<text:s/></text:p>
          </table:table-cell>
          <table:table-cell office:value-type="float" office:value="5916" table:style-name="ce6">
            <text:p>5,916<text:s/></text:p>
          </table:table-cell>
          <table:table-cell office:value-type="float" office:value="6487" table:style-name="ce6">
            <text:p>6,487<text:s/></text:p>
          </table:table-cell>
          <table:table-cell office:value-type="float" office:value="2472" table:style-name="ce6">
            <text:p>2,472<text:s/></text:p>
          </table:table-cell>
          <table:table-cell office:value-type="float" office:value="3530" table:style-name="ce6">
            <text:p>3,530<text:s/></text:p>
          </table:table-cell>
          <table:table-cell office:value-type="float" office:value="1947" table:style-name="ce6">
            <text:p>1,947<text:s/></text:p>
          </table:table-cell>
          <table:table-cell office:value-type="float" office:value="1162" table:style-name="ce6">
            <text:p>1,162<text:s/></text:p>
          </table:table-cell>
          <table:table-cell office:value-type="float" office:value="2442" table:style-name="ce6">
            <text:p>2,442<text:s/></text:p>
          </table:table-cell>
          <table:table-cell office:value-type="float" office:value="3353" table:style-name="ce6">
            <text:p>3,353<text:s/></text:p>
          </table:table-cell>
          <table:table-cell office:value-type="float" office:value="4558" table:style-name="ce6">
            <text:p>4,558<text:s/></text:p>
          </table:table-cell>
          <table:table-cell office:value-type="float" office:value="4874" table:style-name="ce6">
            <text:p>4,874<text:s/></text:p>
          </table:table-cell>
          <table:table-cell office:value-type="float" office:value="5814" table:style-name="ce6">
            <text:p>5,814<text:s/></text:p>
          </table:table-cell>
          <table:table-cell office:value-type="float" office:value="7347" table:style-name="ce6">
            <text:p>7,347<text:s/></text:p>
          </table:table-cell>
          <table:table-cell office:value-type="float" office:value="9551" table:style-name="ce6">
            <text:p>9,551<text:s/></text:p>
          </table:table-cell>
          <table:table-cell office:value-type="float" office:value="4444" table:style-name="ce6">
            <text:p>4,444<text:s/></text:p>
          </table:table-cell>
          <table:table-cell office:value-type="float" office:value="4199" table:style-name="ce6">
            <text:p>4,199<text:s/></text:p>
          </table:table-cell>
          <table:table-cell office:value-type="float" office:value="4621" table:style-name="ce6">
            <text:p>4,621<text:s/></text:p>
          </table:table-cell>
          <table:table-cell office:value-type="float" office:value="4192" table:style-name="ce6">
            <text:p>4,192<text:s/></text:p>
          </table:table-cell>
          <table:table-cell office:value-type="float" office:value="4766" table:style-name="ce6">
            <text:p>4,766<text:s/></text:p>
          </table:table-cell>
          <table:table-cell office:value-type="float" office:value="3231" table:style-name="ce6">
            <text:p>3,231<text:s/></text:p>
          </table:table-cell>
          <table:table-cell office:value-type="float" office:value="3202" table:style-name="ce6">
            <text:p>3,202<text:s/></text:p>
          </table:table-cell>
          <table:table-cell office:value-type="float" office:value="333" table:style-name="ce6">
            <text:p>333<text:s/></text:p>
          </table:table-cell>
          <table:table-cell office:value-type="float" office:value="1088" table:style-name="ce6">
            <text:p>1,088<text:s/></text:p>
          </table:table-cell>
          <table:table-cell office:value-type="float" office:value="1579" table:style-name="ce6">
            <text:p>1,579<text:s/></text:p>
          </table:table-cell>
          <table:table-cell office:value-type="float" office:value="2298" table:style-name="ce6">
            <text:p>2,298<text:s/></text:p>
          </table:table-cell>
          <table:table-cell office:value-type="float" office:value="573" table:style-name="ce6">
            <text:p>573<text:s/></text:p>
          </table:table-cell>
          <table:table-cell office:value-type="float" office:value="616" table:style-name="ce6">
            <text:p>616<text:s/></text:p>
          </table:table-cell>
          <table:table-cell office:value-type="float" office:value="829" table:style-name="ce6">
            <text:p>829<text:s/></text:p>
          </table:table-cell>
          <table:table-cell office:value-type="float" office:value="4834" table:style-name="ce6">
            <text:p>4,834<text:s/></text:p>
          </table:table-cell>
          <table:table-cell office:value-type="float" office:value="866" table:style-name="ce6">
            <text:p>866<text:s/></text:p>
          </table:table-cell>
          <table:table-cell office:value-type="float" office:value="1451" table:style-name="ce6">
            <text:p>1,451<text:s/></text:p>
          </table:table-cell>
          <table:table-cell office:value-type="float" office:value="1253" table:style-name="ce6">
            <text:p>1,253<text:s/></text:p>
          </table:table-cell>
          <table:table-cell table:number-columns-repeated="16264"/>
        </table:table-row>
        <table:table-row table:style-name="ro2">
          <table:table-cell office:value-type="date" office:date-value="2022-01-31T00:00:00" table:style-name="ce5">
            <text:p>2022/1/31</text:p>
          </table:table-cell>
          <table:table-cell office:value-type="float" office:value="1299" table:style-name="ce6">
            <text:p>1,299<text:s/></text:p>
          </table:table-cell>
          <table:table-cell office:value-type="float" office:value="2553" table:style-name="ce6">
            <text:p>2,553<text:s/></text:p>
          </table:table-cell>
          <table:table-cell office:value-type="float" office:value="6214" table:style-name="ce6">
            <text:p>6,214<text:s/></text:p>
          </table:table-cell>
          <table:table-cell office:value-type="float" office:value="12226" table:style-name="ce6">
            <text:p>12,226<text:s/></text:p>
          </table:table-cell>
          <table:table-cell office:value-type="float" office:value="3858" table:style-name="ce6">
            <text:p>3,858<text:s/></text:p>
          </table:table-cell>
          <table:table-cell office:value-type="float" office:value="2636" table:style-name="ce6">
            <text:p>2,636<text:s/></text:p>
          </table:table-cell>
          <table:table-cell office:value-type="float" office:value="2627" table:style-name="ce6">
            <text:p>2,627<text:s/></text:p>
          </table:table-cell>
          <table:table-cell office:value-type="float" office:value="1743" table:style-name="ce6">
            <text:p>1,743<text:s/></text:p>
          </table:table-cell>
          <table:table-cell office:value-type="float" office:value="948" table:style-name="ce6">
            <text:p>948<text:s/></text:p>
          </table:table-cell>
          <table:table-cell office:value-type="float" office:value="2678" table:style-name="ce6">
            <text:p>2,678<text:s/></text:p>
          </table:table-cell>
          <table:table-cell office:value-type="float" office:value="651" table:style-name="ce6">
            <text:p>651<text:s/></text:p>
          </table:table-cell>
          <table:table-cell office:value-type="float" office:value="1090" table:style-name="ce6">
            <text:p>1,090<text:s/></text:p>
          </table:table-cell>
          <table:table-cell office:value-type="float" office:value="829" table:style-name="ce6">
            <text:p>829<text:s/></text:p>
          </table:table-cell>
          <table:table-cell office:value-type="float" office:value="1600" table:style-name="ce6">
            <text:p>1,600<text:s/></text:p>
          </table:table-cell>
          <table:table-cell office:value-type="float" office:value="3963" table:style-name="ce6">
            <text:p>3,963<text:s/></text:p>
          </table:table-cell>
          <table:table-cell office:value-type="float" office:value="1547" table:style-name="ce6">
            <text:p>1,547<text:s/></text:p>
          </table:table-cell>
          <table:table-cell office:value-type="float" office:value="1959" table:style-name="ce6">
            <text:p>1,959<text:s/></text:p>
          </table:table-cell>
          <table:table-cell office:value-type="float" office:value="1355" table:style-name="ce6">
            <text:p>1,355<text:s/></text:p>
          </table:table-cell>
          <table:table-cell office:value-type="float" office:value="2754" table:style-name="ce6">
            <text:p>2,754<text:s/></text:p>
          </table:table-cell>
          <table:table-cell office:value-type="float" office:value="1055" table:style-name="ce6">
            <text:p>1,055<text:s/></text:p>
          </table:table-cell>
          <table:table-cell office:value-type="float" office:value="1786" table:style-name="ce6">
            <text:p>1,786<text:s/></text:p>
          </table:table-cell>
          <table:table-cell office:value-type="float" office:value="2323" table:style-name="ce6">
            <text:p>2,323<text:s/></text:p>
          </table:table-cell>
          <table:table-cell office:value-type="float" office:value="798" table:style-name="ce6">
            <text:p>798<text:s/></text:p>
          </table:table-cell>
          <table:table-cell office:value-type="float" office:value="5585" table:style-name="ce6">
            <text:p>5,585<text:s/></text:p>
          </table:table-cell>
          <table:table-cell office:value-type="float" office:value="1043" table:style-name="ce6">
            <text:p>1,043<text:s/></text:p>
          </table:table-cell>
          <table:table-cell office:value-type="float" office:value="4466" table:style-name="ce6">
            <text:p>4,466<text:s/></text:p>
          </table:table-cell>
          <table:table-cell office:value-type="float" office:value="3890" table:style-name="ce6">
            <text:p>3,890<text:s/></text:p>
          </table:table-cell>
          <table:table-cell office:value-type="float" office:value="4651" table:style-name="ce6">
            <text:p>4,651<text:s/></text:p>
          </table:table-cell>
          <table:table-cell office:value-type="float" office:value="5937" table:style-name="ce6">
            <text:p>5,937<text:s/></text:p>
          </table:table-cell>
          <table:table-cell office:value-type="float" office:value="5043" table:style-name="ce6">
            <text:p>5,043<text:s/></text:p>
          </table:table-cell>
          <table:table-cell office:value-type="float" office:value="3472" table:style-name="ce6">
            <text:p>3,472<text:s/></text:p>
          </table:table-cell>
          <table:table-cell office:value-type="float" office:value="5315" table:style-name="ce6">
            <text:p>5,315<text:s/></text:p>
          </table:table-cell>
          <table:table-cell office:value-type="float" office:value="3532" table:style-name="ce6">
            <text:p>3,532<text:s/></text:p>
          </table:table-cell>
          <table:table-cell office:value-type="float" office:value="6715" table:style-name="ce6">
            <text:p>6,715<text:s/></text:p>
          </table:table-cell>
          <table:table-cell office:value-type="float" office:value="3907" table:style-name="ce6">
            <text:p>3,907<text:s/></text:p>
          </table:table-cell>
          <table:table-cell office:value-type="float" office:value="1077" table:style-name="ce6">
            <text:p>1,077<text:s/></text:p>
          </table:table-cell>
          <table:table-cell office:value-type="float" office:value="10619" table:style-name="ce6">
            <text:p>10,619<text:s/></text:p>
          </table:table-cell>
          <table:table-cell office:value-type="float" office:value="6985" table:style-name="ce6">
            <text:p>6,985<text:s/></text:p>
          </table:table-cell>
          <table:table-cell office:value-type="float" office:value="7080" table:style-name="ce6">
            <text:p>7,080<text:s/></text:p>
          </table:table-cell>
          <table:table-cell office:value-type="float" office:value="6745" table:style-name="ce6">
            <text:p>6,745<text:s/></text:p>
          </table:table-cell>
          <table:table-cell office:value-type="float" office:value="1827" table:style-name="ce6">
            <text:p>1,827<text:s/></text:p>
          </table:table-cell>
          <table:table-cell office:value-type="float" office:value="43076" table:style-name="ce6">
            <text:p>43,076<text:s/></text:p>
          </table:table-cell>
          <table:table-cell office:value-type="float" office:value="10151" table:style-name="ce6">
            <text:p>10,151<text:s/></text:p>
          </table:table-cell>
          <table:table-cell office:value-type="float" office:value="4405" table:style-name="ce6">
            <text:p>4,405<text:s/></text:p>
          </table:table-cell>
          <table:table-cell office:value-type="float" office:value="4212" table:style-name="ce6">
            <text:p>4,212<text:s/></text:p>
          </table:table-cell>
          <table:table-cell office:value-type="float" office:value="6575" table:style-name="ce6">
            <text:p>6,575<text:s/></text:p>
          </table:table-cell>
          <table:table-cell office:value-type="float" office:value="6318" table:style-name="ce6">
            <text:p>6,318<text:s/></text:p>
          </table:table-cell>
          <table:table-cell office:value-type="float" office:value="6622" table:style-name="ce6">
            <text:p>6,622<text:s/></text:p>
          </table:table-cell>
          <table:table-cell office:value-type="float" office:value="7319" table:style-name="ce6">
            <text:p>7,319<text:s/></text:p>
          </table:table-cell>
          <table:table-cell office:value-type="float" office:value="3118" table:style-name="ce6">
            <text:p>3,118<text:s/></text:p>
          </table:table-cell>
          <table:table-cell office:value-type="float" office:value="7292" table:style-name="ce6">
            <text:p>7,292<text:s/></text:p>
          </table:table-cell>
          <table:table-cell office:value-type="float" office:value="2587" table:style-name="ce6">
            <text:p>2,587<text:s/></text:p>
          </table:table-cell>
          <table:table-cell office:value-type="float" office:value="2218" table:style-name="ce6">
            <text:p>2,218<text:s/></text:p>
          </table:table-cell>
          <table:table-cell office:value-type="float" office:value="6157" table:style-name="ce6">
            <text:p>6,157<text:s/></text:p>
          </table:table-cell>
          <table:table-cell office:value-type="float" office:value="1723" table:style-name="ce6">
            <text:p>1,723<text:s/></text:p>
          </table:table-cell>
          <table:table-cell office:value-type="float" office:value="1401" table:style-name="ce6">
            <text:p>1,401<text:s/></text:p>
          </table:table-cell>
          <table:table-cell office:value-type="float" office:value="682" table:style-name="ce6">
            <text:p>682<text:s/></text:p>
          </table:table-cell>
          <table:table-cell office:value-type="float" office:value="3123" table:style-name="ce6">
            <text:p>3,123<text:s/></text:p>
          </table:table-cell>
          <table:table-cell office:value-type="float" office:value="3466" table:style-name="ce6">
            <text:p>3,466<text:s/></text:p>
          </table:table-cell>
          <table:table-cell office:value-type="float" office:value="4864" table:style-name="ce6">
            <text:p>4,864<text:s/></text:p>
          </table:table-cell>
          <table:table-cell office:value-type="float" office:value="10756" table:style-name="ce6">
            <text:p>10,756<text:s/></text:p>
          </table:table-cell>
          <table:table-cell office:value-type="float" office:value="2702" table:style-name="ce6">
            <text:p>2,702<text:s/></text:p>
          </table:table-cell>
          <table:table-cell office:value-type="float" office:value="3413" table:style-name="ce6">
            <text:p>3,413<text:s/></text:p>
          </table:table-cell>
          <table:table-cell office:value-type="float" office:value="2468" table:style-name="ce6">
            <text:p>2,468<text:s/></text:p>
          </table:table-cell>
          <table:table-cell office:value-type="float" office:value="6177" table:style-name="ce6">
            <text:p>6,177<text:s/></text:p>
          </table:table-cell>
          <table:table-cell office:value-type="float" office:value="4683" table:style-name="ce6">
            <text:p>4,683<text:s/></text:p>
          </table:table-cell>
          <table:table-cell office:value-type="float" office:value="6777" table:style-name="ce6">
            <text:p>6,777<text:s/></text:p>
          </table:table-cell>
          <table:table-cell office:value-type="float" office:value="13215" table:style-name="ce6">
            <text:p>13,215<text:s/></text:p>
          </table:table-cell>
          <table:table-cell office:value-type="float" office:value="9264" table:style-name="ce6">
            <text:p>9,264<text:s/></text:p>
          </table:table-cell>
          <table:table-cell office:value-type="float" office:value="6853" table:style-name="ce6">
            <text:p>6,853<text:s/></text:p>
          </table:table-cell>
          <table:table-cell office:value-type="float" office:value="9663" table:style-name="ce6">
            <text:p>9,663<text:s/></text:p>
          </table:table-cell>
          <table:table-cell office:value-type="float" office:value="15752" table:style-name="ce6">
            <text:p>15,752<text:s/></text:p>
          </table:table-cell>
          <table:table-cell office:value-type="float" office:value="3781" table:style-name="ce6">
            <text:p>3,781<text:s/></text:p>
          </table:table-cell>
          <table:table-cell office:value-type="float" office:value="6935" table:style-name="ce6">
            <text:p>6,935<text:s/></text:p>
          </table:table-cell>
          <table:table-cell office:value-type="float" office:value="6740" table:style-name="ce6">
            <text:p>6,740<text:s/></text:p>
          </table:table-cell>
          <table:table-cell office:value-type="float" office:value="3255" table:style-name="ce6">
            <text:p>3,255<text:s/></text:p>
          </table:table-cell>
          <table:table-cell office:value-type="float" office:value="15916" table:style-name="ce6">
            <text:p>15,916<text:s/></text:p>
          </table:table-cell>
          <table:table-cell office:value-type="float" office:value="5676" table:style-name="ce6">
            <text:p>5,676<text:s/></text:p>
          </table:table-cell>
          <table:table-cell office:value-type="float" office:value="4632" table:style-name="ce6">
            <text:p>4,632<text:s/></text:p>
          </table:table-cell>
          <table:table-cell office:value-type="float" office:value="2694" table:style-name="ce6">
            <text:p>2,694<text:s/></text:p>
          </table:table-cell>
          <table:table-cell office:value-type="float" office:value="5819" table:style-name="ce6">
            <text:p>5,819<text:s/></text:p>
          </table:table-cell>
          <table:table-cell office:value-type="float" office:value="2704" table:style-name="ce6">
            <text:p>2,704<text:s/></text:p>
          </table:table-cell>
          <table:table-cell office:value-type="float" office:value="5531" table:style-name="ce6">
            <text:p>5,531<text:s/></text:p>
          </table:table-cell>
          <table:table-cell office:value-type="float" office:value="4070" table:style-name="ce6">
            <text:p>4,070<text:s/></text:p>
          </table:table-cell>
          <table:table-cell office:value-type="float" office:value="3086" table:style-name="ce6">
            <text:p>3,086<text:s/></text:p>
          </table:table-cell>
          <table:table-cell office:value-type="float" office:value="2336" table:style-name="ce6">
            <text:p>2,336<text:s/></text:p>
          </table:table-cell>
          <table:table-cell office:value-type="float" office:value="4835" table:style-name="ce6">
            <text:p>4,835<text:s/></text:p>
          </table:table-cell>
          <table:table-cell office:value-type="float" office:value="3068" table:style-name="ce6">
            <text:p>3,068<text:s/></text:p>
          </table:table-cell>
          <table:table-cell office:value-type="float" office:value="4349" table:style-name="ce6">
            <text:p>4,349<text:s/></text:p>
          </table:table-cell>
          <table:table-cell office:value-type="float" office:value="4911" table:style-name="ce6">
            <text:p>4,911<text:s/></text:p>
          </table:table-cell>
          <table:table-cell office:value-type="float" office:value="1784" table:style-name="ce6">
            <text:p>1,784<text:s/></text:p>
          </table:table-cell>
          <table:table-cell office:value-type="float" office:value="2644" table:style-name="ce6">
            <text:p>2,644<text:s/></text:p>
          </table:table-cell>
          <table:table-cell office:value-type="float" office:value="1675" table:style-name="ce6">
            <text:p>1,675<text:s/></text:p>
          </table:table-cell>
          <table:table-cell office:value-type="float" office:value="884" table:style-name="ce6">
            <text:p>884<text:s/></text:p>
          </table:table-cell>
          <table:table-cell office:value-type="float" office:value="2161" table:style-name="ce6">
            <text:p>2,161<text:s/></text:p>
          </table:table-cell>
          <table:table-cell office:value-type="float" office:value="2825" table:style-name="ce6">
            <text:p>2,825<text:s/></text:p>
          </table:table-cell>
          <table:table-cell office:value-type="float" office:value="3537" table:style-name="ce6">
            <text:p>3,537<text:s/></text:p>
          </table:table-cell>
          <table:table-cell office:value-type="float" office:value="3450" table:style-name="ce6">
            <text:p>3,450<text:s/></text:p>
          </table:table-cell>
          <table:table-cell office:value-type="float" office:value="4317" table:style-name="ce6">
            <text:p>4,317<text:s/></text:p>
          </table:table-cell>
          <table:table-cell office:value-type="float" office:value="5518" table:style-name="ce6">
            <text:p>5,518<text:s/></text:p>
          </table:table-cell>
          <table:table-cell office:value-type="float" office:value="5966" table:style-name="ce6">
            <text:p>5,966<text:s/></text:p>
          </table:table-cell>
          <table:table-cell office:value-type="float" office:value="3272" table:style-name="ce6">
            <text:p>3,272<text:s/></text:p>
          </table:table-cell>
          <table:table-cell office:value-type="float" office:value="3206" table:style-name="ce6">
            <text:p>3,206<text:s/></text:p>
          </table:table-cell>
          <table:table-cell office:value-type="float" office:value="3603" table:style-name="ce6">
            <text:p>3,603<text:s/></text:p>
          </table:table-cell>
          <table:table-cell office:value-type="float" office:value="3335" table:style-name="ce6">
            <text:p>3,335<text:s/></text:p>
          </table:table-cell>
          <table:table-cell office:value-type="float" office:value="3889" table:style-name="ce6">
            <text:p>3,889<text:s/></text:p>
          </table:table-cell>
          <table:table-cell office:value-type="float" office:value="3066" table:style-name="ce6">
            <text:p>3,066<text:s/></text:p>
          </table:table-cell>
          <table:table-cell office:value-type="float" office:value="2625" table:style-name="ce6">
            <text:p>2,625<text:s/></text:p>
          </table:table-cell>
          <table:table-cell office:value-type="float" office:value="311" table:style-name="ce6">
            <text:p>311<text:s/></text:p>
          </table:table-cell>
          <table:table-cell office:value-type="float" office:value="948" table:style-name="ce6">
            <text:p>948<text:s/></text:p>
          </table:table-cell>
          <table:table-cell office:value-type="float" office:value="1418" table:style-name="ce6">
            <text:p>1,418<text:s/></text:p>
          </table:table-cell>
          <table:table-cell office:value-type="float" office:value="1825" table:style-name="ce6">
            <text:p>1,825<text:s/></text:p>
          </table:table-cell>
          <table:table-cell office:value-type="float" office:value="392" table:style-name="ce6">
            <text:p>392<text:s/></text:p>
          </table:table-cell>
          <table:table-cell office:value-type="float" office:value="454" table:style-name="ce6">
            <text:p>454<text:s/></text:p>
          </table:table-cell>
          <table:table-cell office:value-type="float" office:value="761" table:style-name="ce6">
            <text:p>761<text:s/></text:p>
          </table:table-cell>
          <table:table-cell office:value-type="float" office:value="4101" table:style-name="ce6">
            <text:p>4,101<text:s/></text:p>
          </table:table-cell>
          <table:table-cell office:value-type="float" office:value="753" table:style-name="ce6">
            <text:p>753<text:s/></text:p>
          </table:table-cell>
          <table:table-cell office:value-type="float" office:value="1372" table:style-name="ce6">
            <text:p>1,372<text:s/></text:p>
          </table:table-cell>
          <table:table-cell office:value-type="float" office:value="1178" table:style-name="ce6">
            <text:p>1,178<text:s/></text:p>
          </table:table-cell>
          <table:table-cell table:number-columns-repeated="16264"/>
        </table:table-row>
        <table:table-row table:number-rows-repeated="1048544" table:style-name="ro3">
          <table:table-cell table:number-columns-repeated="16384"/>
        </table:table-row>
        <table:named-expressions>
          <table:named-range table:name="Print_Titles" table:cell-range-address="Exit_logs.$A$1:Exit_logs.$A$1048576" table:base-cell-address="Exit_logs.$A$1"/>
        </table:named-expressions>
      </table:table>
      <table:table table:name="Entry_logs" table:style-name="ta2">
        <table:table-column table:style-name="co1" table:default-cell-style-name="ce8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5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6" table:default-cell-style-name="ce7"/>
        <table:table-column table:style-name="co14" table:default-cell-style-name="ce7"/>
        <table:table-column table:style-name="co6" table:default-cell-style-name="ce7"/>
        <table:table-column table:style-name="co15" table:default-cell-style-name="ce7"/>
        <table:table-column table:style-name="co16" table:default-cell-style-name="ce7"/>
        <table:table-column table:style-name="co10" table:default-cell-style-name="ce7"/>
        <table:table-column table:style-name="co17" table:default-cell-style-name="ce7"/>
        <table:table-column table:style-name="co18" table:number-columns-repeated="2" table:default-cell-style-name="ce7"/>
        <table:table-column table:style-name="co19" table:default-cell-style-name="ce7"/>
        <table:table-column table:style-name="co20" table:default-cell-style-name="ce7"/>
        <table:table-column table:style-name="co21" table:default-cell-style-name="ce7"/>
        <table:table-column table:style-name="co22" table:default-cell-style-name="ce7"/>
        <table:table-column table:style-name="co23" table:default-cell-style-name="ce7"/>
        <table:table-column table:style-name="co18" table:default-cell-style-name="ce7"/>
        <table:table-column table:style-name="co24" table:default-cell-style-name="ce7"/>
        <table:table-column table:style-name="co22" table:default-cell-style-name="ce7"/>
        <table:table-column table:style-name="co21" table:default-cell-style-name="ce7"/>
        <table:table-column table:style-name="co25" table:default-cell-style-name="ce7"/>
        <table:table-column table:style-name="co26" table:default-cell-style-name="ce7"/>
        <table:table-column table:style-name="co6" table:default-cell-style-name="ce7"/>
        <table:table-column table:style-name="co27" table:default-cell-style-name="ce7"/>
        <table:table-column table:style-name="co14" table:default-cell-style-name="ce7"/>
        <table:table-column table:style-name="co6" table:default-cell-style-name="ce7"/>
        <table:table-column table:style-name="co28" table:default-cell-style-name="ce7"/>
        <table:table-column table:style-name="co6" table:default-cell-style-name="ce7"/>
        <table:table-column table:style-name="co29" table:default-cell-style-name="ce7"/>
        <table:table-column table:style-name="co30" table:default-cell-style-name="ce7"/>
        <table:table-column table:style-name="co31" table:default-cell-style-name="ce7"/>
        <table:table-column table:style-name="co29" table:default-cell-style-name="ce7"/>
        <table:table-column table:style-name="co32" table:default-cell-style-name="ce7"/>
        <table:table-column table:style-name="co33" table:default-cell-style-name="ce7"/>
        <table:table-column table:style-name="co21" table:default-cell-style-name="ce7"/>
        <table:table-column table:style-name="co16" table:default-cell-style-name="ce7"/>
        <table:table-column table:style-name="co6" table:default-cell-style-name="ce7"/>
        <table:table-column table:style-name="co16" table:default-cell-style-name="ce7"/>
        <table:table-column table:style-name="co34" table:default-cell-style-name="ce7"/>
        <table:table-column table:style-name="co6" table:default-cell-style-name="ce7"/>
        <table:table-column table:style-name="co35" table:default-cell-style-name="ce7"/>
        <table:table-column table:style-name="co10" table:default-cell-style-name="ce7"/>
        <table:table-column table:style-name="co6" table:default-cell-style-name="ce7"/>
        <table:table-column table:style-name="co21" table:default-cell-style-name="ce7"/>
        <table:table-column table:style-name="co36" table:default-cell-style-name="ce7"/>
        <table:table-column table:style-name="co37" table:default-cell-style-name="ce7"/>
        <table:table-column table:style-name="co18" table:default-cell-style-name="ce7"/>
        <table:table-column table:style-name="co6" table:default-cell-style-name="ce7"/>
        <table:table-column table:style-name="co17" table:default-cell-style-name="ce7"/>
        <table:table-column table:style-name="co6" table:default-cell-style-name="ce7"/>
        <table:table-column table:style-name="co60" table:default-cell-style-name="ce7"/>
        <table:table-column table:style-name="co21" table:default-cell-style-name="ce7"/>
        <table:table-column table:style-name="co22" table:default-cell-style-name="ce7"/>
        <table:table-column table:style-name="co39" table:default-cell-style-name="ce7"/>
        <table:table-column table:style-name="co40" table:default-cell-style-name="ce7"/>
        <table:table-column table:style-name="co22" table:default-cell-style-name="ce7"/>
        <table:table-column table:style-name="co41" table:default-cell-style-name="ce7"/>
        <table:table-column table:style-name="co6" table:default-cell-style-name="ce7"/>
        <table:table-column table:style-name="co15" table:default-cell-style-name="ce7"/>
        <table:table-column table:style-name="co2" table:default-cell-style-name="ce7"/>
        <table:table-column table:style-name="co6" table:default-cell-style-name="ce7"/>
        <table:table-column table:style-name="co42" table:default-cell-style-name="ce7"/>
        <table:table-column table:style-name="co40" table:default-cell-style-name="ce7"/>
        <table:table-column table:style-name="co43" table:default-cell-style-name="ce7"/>
        <table:table-column table:style-name="co44" table:default-cell-style-name="ce7"/>
        <table:table-column table:style-name="co45" table:default-cell-style-name="ce7"/>
        <table:table-column table:style-name="co15" table:default-cell-style-name="ce7"/>
        <table:table-column table:style-name="co24" table:default-cell-style-name="ce7"/>
        <table:table-column table:style-name="co37" table:default-cell-style-name="ce7"/>
        <table:table-column table:style-name="co46" table:default-cell-style-name="ce7"/>
        <table:table-column table:style-name="co24" table:default-cell-style-name="ce7"/>
        <table:table-column table:style-name="co47" table:default-cell-style-name="ce7"/>
        <table:table-column table:style-name="co29" table:default-cell-style-name="ce7"/>
        <table:table-column table:style-name="co24" table:default-cell-style-name="ce7"/>
        <table:table-column table:style-name="co16" table:default-cell-style-name="ce7"/>
        <table:table-column table:style-name="co48" table:default-cell-style-name="ce7"/>
        <table:table-column table:style-name="co49" table:default-cell-style-name="ce7"/>
        <table:table-column table:style-name="co28" table:default-cell-style-name="ce7"/>
        <table:table-column table:style-name="co46" table:default-cell-style-name="ce7"/>
        <table:table-column table:style-name="co33" table:default-cell-style-name="ce7"/>
        <table:table-column table:style-name="co8" table:default-cell-style-name="ce7"/>
        <table:table-column table:style-name="co50" table:number-columns-repeated="2" table:default-cell-style-name="ce7"/>
        <table:table-column table:style-name="co24" table:default-cell-style-name="ce7"/>
        <table:table-column table:style-name="co39" table:default-cell-style-name="ce7"/>
        <table:table-column table:style-name="co51" table:default-cell-style-name="ce7"/>
        <table:table-column table:style-name="co15" table:default-cell-style-name="ce7"/>
        <table:table-column table:style-name="co3" table:default-cell-style-name="ce7"/>
        <table:table-column table:style-name="co33" table:default-cell-style-name="ce7"/>
        <table:table-column table:style-name="co15" table:default-cell-style-name="ce7"/>
        <table:table-column table:style-name="co39" table:default-cell-style-name="ce7"/>
        <table:table-column table:style-name="co52" table:default-cell-style-name="ce7"/>
        <table:table-column table:style-name="co53" table:default-cell-style-name="ce7"/>
        <table:table-column table:style-name="co54" table:default-cell-style-name="ce7"/>
        <table:table-column table:style-name="co55" table:default-cell-style-name="ce7"/>
        <table:table-column table:style-name="co22" table:default-cell-style-name="ce7"/>
        <table:table-column table:style-name="co18" table:default-cell-style-name="ce7"/>
        <table:table-column table:style-name="co13" table:default-cell-style-name="ce7"/>
        <table:table-column table:style-name="co56" table:default-cell-style-name="ce7"/>
        <table:table-column table:style-name="co18" table:default-cell-style-name="ce7"/>
        <table:table-column table:style-name="co57" table:number-columns-repeated="2" table:default-cell-style-name="ce7"/>
        <table:table-column table:style-name="co13" table:default-cell-style-name="ce7"/>
        <table:table-column table:style-name="co57" table:default-cell-style-name="ce7"/>
        <table:table-column table:style-name="co58" table:default-cell-style-name="ce7"/>
        <table:table-column table:style-name="co33" table:default-cell-style-name="ce7"/>
        <table:table-column table:style-name="co57" table:default-cell-style-name="ce7"/>
        <table:table-column table:style-name="co59" table:default-cell-style-name="ce7"/>
        <table:table-column table:style-name="co57" table:number-columns-repeated="16264" table:default-cell-style-name="ce7"/>
        <table:table-row table:style-name="ro1">
          <table:table-cell office:value-type="string" table:style-name="ce1">
            <text:p><text:s text:c="12"/>Station</text:p>
            <text:p>Date</text:p>
          </table:table-cell>
          <table:table-cell office:value-type="string" table:style-name="ce2">
            <text:p>Songshan Airport<text:s/></text:p>
          </table:table-cell>
          <table:table-cell office:value-type="string" table:style-name="ce2">
            <text:p>Zhongshan Junior High School</text:p>
          </table:table-cell>
          <table:table-cell office:value-type="string" table:style-name="ce2">
            <text:p>Nanjing Fuxing</text:p>
          </table:table-cell>
          <table:table-cell office:value-type="string" table:style-name="ce2">
            <text:p>Zhongxiao Fuxing</text:p>
          </table:table-cell>
          <table:table-cell office:value-type="string" table:style-name="ce2">
            <text:p>Daan</text:p>
          </table:table-cell>
          <table:table-cell office:value-type="string" table:style-name="ce2">
            <text:p>Technology Building</text:p>
          </table:table-cell>
          <table:table-cell office:value-type="string" table:style-name="ce2">
            <text:p>Liuzhangli</text:p>
          </table:table-cell>
          <table:table-cell office:value-type="string" table:style-name="ce2">
            <text:p>Linguang</text:p>
          </table:table-cell>
          <table:table-cell office:value-type="string" table:style-name="ce2">
            <text:p>Xinhai</text:p>
          </table:table-cell>
          <table:table-cell office:value-type="string" table:style-name="ce2">
            <text:p>Wanfang Hospital</text:p>
          </table:table-cell>
          <table:table-cell office:value-type="string" table:style-name="ce2">
            <text:p>Wanfang Community</text:p>
          </table:table-cell>
          <table:table-cell office:value-type="string" table:style-name="ce2">
            <text:p>Muzha</text:p>
          </table:table-cell>
          <table:table-cell office:value-type="string" table:style-name="ce2">
            <text:p>Taipei Zoo</text:p>
          </table:table-cell>
          <table:table-cell office:value-type="string" table:style-name="ce2">
            <text:p>Dazhi<text:s/></text:p>
          </table:table-cell>
          <table:table-cell office:value-type="string" table:style-name="ce2">
            <text:p>Jiannan Rd.<text:s/></text:p>
          </table:table-cell>
          <table:table-cell office:value-type="string" table:style-name="ce2">
            <text:p>Xihu</text:p>
          </table:table-cell>
          <table:table-cell office:value-type="string" table:style-name="ce2">
            <text:p>Gangqian<text:s/></text:p>
          </table:table-cell>
          <table:table-cell office:value-type="string" table:style-name="ce2">
            <text:p>Wende<text:s/></text:p>
          </table:table-cell>
          <table:table-cell office:value-type="string" table:style-name="ce2">
            <text:p>Neihu<text:s/></text:p>
          </table:table-cell>
          <table:table-cell office:value-type="string" table:style-name="ce2">
            <text:p>Dahu Park<text:s/></text:p>
          </table:table-cell>
          <table:table-cell office:value-type="string" table:style-name="ce2">
            <text:p>Huzhou<text:s/></text:p>
          </table:table-cell>
          <table:table-cell office:value-type="string" table:style-name="ce2">
            <text:p>Donghu<text:s/></text:p>
          </table:table-cell>
          <table:table-cell office:value-type="string" table:style-name="ce2">
            <text:p>Nangang Software Park</text:p>
          </table:table-cell>
          <table:table-cell office:value-type="string" table:style-name="ce2">
            <text:p>Taipei Nangang Exhibition Center</text:p>
          </table:table-cell>
          <table:table-cell office:value-type="string" table:style-name="ce2">
            <text:p>Xiaobitan</text:p>
          </table:table-cell>
          <table:table-cell office:value-type="string" table:style-name="ce2">
            <text:p>Xindian<text:s/></text:p>
          </table:table-cell>
          <table:table-cell office:value-type="string" table:style-name="ce2">
            <text:p>Xindian District Office</text:p>
          </table:table-cell>
          <table:table-cell office:value-type="string" table:style-name="ce2">
            <text:p>Qizhang</text:p>
          </table:table-cell>
          <table:table-cell office:value-type="string" table:style-name="ce2">
            <text:p>Dapinglin<text:s/></text:p>
          </table:table-cell>
          <table:table-cell office:value-type="string" table:style-name="ce2">
            <text:p>Jingmei<text:s/></text:p>
          </table:table-cell>
          <table:table-cell office:value-type="string" table:style-name="ce2">
            <text:p>Wanlong<text:s/></text:p>
          </table:table-cell>
          <table:table-cell office:value-type="string" table:style-name="ce2">
            <text:p>Gongguan<text:s/></text:p>
          </table:table-cell>
          <table:table-cell office:value-type="string" table:style-name="ce2">
            <text:p>Taipower Building<text:s/></text:p>
          </table:table-cell>
          <table:table-cell office:value-type="string" table:style-name="ce2">
            <text:p>Guting<text:s/></text:p>
          </table:table-cell>
          <table:table-cell office:value-type="string" table:style-name="ce2">
            <text:p>Chiang Kai-Shek Memorial Hall</text:p>
          </table:table-cell>
          <table:table-cell office:value-type="string" table:style-name="ce2">
            <text:p>Xiaonanmen</text:p>
          </table:table-cell>
          <table:table-cell office:value-type="string" table:style-name="ce2">
            <text:p>Dingxi<text:s/></text:p>
          </table:table-cell>
          <table:table-cell office:value-type="string" table:style-name="ce2">
            <text:p>Yongan Market<text:s/></text:p>
          </table:table-cell>
          <table:table-cell office:value-type="string" table:style-name="ce2">
            <text:p>Jingan<text:s/></text:p>
          </table:table-cell>
          <table:table-cell office:value-type="string" table:style-name="ce2">
            <text:p>Nanshijiao<text:s/></text:p>
          </table:table-cell>
          <table:table-cell office:value-type="string" table:style-name="ce2">
            <text:p>NTU Hospital</text:p>
          </table:table-cell>
          <table:table-cell office:value-type="string" table:style-name="ce2">
            <text:p>Taipei Main Station</text:p>
          </table:table-cell>
          <table:table-cell office:value-type="string" table:style-name="ce2">
            <text:p>Zhongshan<text:s/></text:p>
          </table:table-cell>
          <table:table-cell office:value-type="string" table:style-name="ce2">
            <text:p>Shuanglian<text:s/></text:p>
          </table:table-cell>
          <table:table-cell office:value-type="string" table:style-name="ce2">
            <text:p>Minquan W. Rd.<text:s/></text:p>
          </table:table-cell>
          <table:table-cell office:value-type="string" table:style-name="ce2">
            <text:p>Yuanshan</text:p>
          </table:table-cell>
          <table:table-cell office:value-type="string" table:style-name="ce2">
            <text:p>Jiantan<text:s/></text:p>
          </table:table-cell>
          <table:table-cell office:value-type="string" table:style-name="ce2">
            <text:p>Shilin<text:s/></text:p>
          </table:table-cell>
          <table:table-cell office:value-type="string" table:style-name="ce2">
            <text:p>Zhishan</text:p>
          </table:table-cell>
          <table:table-cell office:value-type="string" table:style-name="ce2">
            <text:p>Mingde</text:p>
          </table:table-cell>
          <table:table-cell office:value-type="string" table:style-name="ce2">
            <text:p>Shipai</text:p>
          </table:table-cell>
          <table:table-cell office:value-type="string" table:style-name="ce2">
            <text:p>Qilian</text:p>
          </table:table-cell>
          <table:table-cell office:value-type="string" table:style-name="ce2">
            <text:p>Qiyan<text:s/></text:p>
          </table:table-cell>
          <table:table-cell office:value-type="string" table:style-name="ce2">
            <text:p>Beitou</text:p>
          </table:table-cell>
          <table:table-cell office:value-type="string" table:style-name="ce2">
            <text:p>Xinbeitou</text:p>
          </table:table-cell>
          <table:table-cell office:value-type="string" table:style-name="ce2">
            <text:p>Fuxinggang</text:p>
          </table:table-cell>
          <table:table-cell office:value-type="string" table:style-name="ce2">
            <text:p>Zhongyi<text:s/></text:p>
          </table:table-cell>
          <table:table-cell office:value-type="string" table:style-name="ce2">
            <text:p>Guandu<text:s/></text:p>
          </table:table-cell>
          <table:table-cell office:value-type="string" table:style-name="ce2">
            <text:p>Zhuwei</text:p>
          </table:table-cell>
          <table:table-cell office:value-type="string" table:style-name="ce2">
            <text:p>Hongshulin</text:p>
          </table:table-cell>
          <table:table-cell office:value-type="string" table:style-name="ce2">
            <text:p>Tamsui</text:p>
          </table:table-cell>
          <table:table-cell office:value-type="string" table:style-name="ce2">
            <text:p>Dingpu</text:p>
          </table:table-cell>
          <table:table-cell office:value-type="string" table:style-name="ce2">
            <text:p>Yongning</text:p>
          </table:table-cell>
          <table:table-cell office:value-type="string" table:style-name="ce2">
            <text:p>Tucheng</text:p>
          </table:table-cell>
          <table:table-cell office:value-type="string" table:style-name="ce2">
            <text:p>Haishan</text:p>
          </table:table-cell>
          <table:table-cell office:value-type="string" table:style-name="ce2">
            <text:p>Far Eastern Hospital</text:p>
          </table:table-cell>
          <table:table-cell office:value-type="string" table:style-name="ce2">
            <text:p>Fuzhong</text:p>
          </table:table-cell>
          <table:table-cell office:value-type="string" table:style-name="ce3">
            <text:p>Banqiao</text:p>
            <text:p>(Bannan Line)</text:p>
          </table:table-cell>
          <table:table-cell office:value-type="string" table:style-name="ce2">
            <text:p>Xinpu</text:p>
          </table:table-cell>
          <table:table-cell office:value-type="string" table:style-name="ce2">
            <text:p>Jiangzicui</text:p>
          </table:table-cell>
          <table:table-cell office:value-type="string" table:style-name="ce2">
            <text:p>Longshan Temple</text:p>
          </table:table-cell>
          <table:table-cell office:value-type="string" table:style-name="ce2">
            <text:p>Ximen<text:s/></text:p>
          </table:table-cell>
          <table:table-cell office:value-type="string" table:style-name="ce2">
            <text:p>Shandao Temple</text:p>
          </table:table-cell>
          <table:table-cell office:value-type="string" table:style-name="ce2">
            <text:p>Zhongxiao Xinsheng</text:p>
          </table:table-cell>
          <table:table-cell office:value-type="string" table:style-name="ce2">
            <text:p>Zhongxiao Dunhua</text:p>
          </table:table-cell>
          <table:table-cell office:value-type="string" table:style-name="ce2">
            <text:p>Sun Yat-Sen Memorial Hall</text:p>
          </table:table-cell>
          <table:table-cell office:value-type="string" table:style-name="ce2">
            <text:p>Taipei City Hall</text:p>
          </table:table-cell>
          <table:table-cell office:value-type="string" table:style-name="ce2">
            <text:p>Yongchun</text:p>
          </table:table-cell>
          <table:table-cell office:value-type="string" table:style-name="ce2">
            <text:p>Houshanpi</text:p>
          </table:table-cell>
          <table:table-cell office:value-type="string" table:style-name="ce2">
            <text:p>Kunyang</text:p>
          </table:table-cell>
          <table:table-cell office:value-type="string" table:style-name="ce2">
            <text:p>Nangang<text:s/></text:p>
          </table:table-cell>
          <table:table-cell office:value-type="string" table:style-name="ce2">
            <text:p>Xiangshan</text:p>
          </table:table-cell>
          <table:table-cell office:value-type="string" table:style-name="ce2">
            <text:p>Taipei 101/World Trade Center</text:p>
          </table:table-cell>
          <table:table-cell office:value-type="string" table:style-name="ce2">
            <text:p>Xinyi Anhe</text:p>
          </table:table-cell>
          <table:table-cell office:value-type="string" table:style-name="ce2">
            <text:p>Daan Park</text:p>
          </table:table-cell>
          <table:table-cell office:value-type="string" table:style-name="ce2">
            <text:p>Beimen</text:p>
          </table:table-cell>
          <table:table-cell office:value-type="string" table:style-name="ce2">
            <text:p>Songjiang Nanjing</text:p>
          </table:table-cell>
          <table:table-cell office:value-type="string" table:style-name="ce2">
            <text:p>Taipei Arena</text:p>
          </table:table-cell>
          <table:table-cell office:value-type="string" table:style-name="ce2">
            <text:p>Nanjing Sanmin</text:p>
          </table:table-cell>
          <table:table-cell office:value-type="string" table:style-name="ce2">
            <text:p>Songshan</text:p>
          </table:table-cell>
          <table:table-cell office:value-type="string" table:style-name="ce2">
            <text:p>Fu Jen University</text:p>
          </table:table-cell>
          <table:table-cell office:value-type="string" table:style-name="ce2">
            <text:p>Xinzhuang</text:p>
          </table:table-cell>
          <table:table-cell office:value-type="string" table:style-name="ce2">
            <text:p>Touqianzhuang<text:s/></text:p>
          </table:table-cell>
          <table:table-cell office:value-type="string" table:style-name="ce2">
            <text:p>Xianse Temple<text:s/></text:p>
          </table:table-cell>
          <table:table-cell office:value-type="string" table:style-name="ce2">
            <text:p>Sanchong<text:s/></text:p>
          </table:table-cell>
          <table:table-cell office:value-type="string" table:style-name="ce2">
            <text:p>Cailiao<text:s/></text:p>
          </table:table-cell>
          <table:table-cell office:value-type="string" table:style-name="ce2">
            <text:p>Taipei Bridge<text:s/></text:p>
          </table:table-cell>
          <table:table-cell office:value-type="string" table:style-name="ce2">
            <text:p>Daqiaotou</text:p>
          </table:table-cell>
          <table:table-cell office:value-type="string" table:style-name="ce2">
            <text:p>Zhongshan Elementary School</text:p>
          </table:table-cell>
          <table:table-cell office:value-type="string" table:style-name="ce2">
            <text:p>Xingtian Temple<text:s/></text:p>
          </table:table-cell>
          <table:table-cell office:value-type="string" table:style-name="ce2">
            <text:p>Dongmen<text:s/></text:p>
          </table:table-cell>
          <table:table-cell office:value-type="string" table:style-name="ce2">
            <text:p>Luzhou<text:s/></text:p>
          </table:table-cell>
          <table:table-cell office:value-type="string" table:style-name="ce2">
            <text:p>Sanmin Senior High School<text:s/></text:p>
          </table:table-cell>
          <table:table-cell office:value-type="string" table:style-name="ce2">
            <text:p>St. Ignatius High School</text:p>
          </table:table-cell>
          <table:table-cell office:value-type="string" table:style-name="ce2">
            <text:p>Sanhe Junior High School<text:s/></text:p>
          </table:table-cell>
          <table:table-cell office:value-type="string" table:style-name="ce2">
            <text:p>Sanchong Elementary School<text:s/></text:p>
          </table:table-cell>
          <table:table-cell office:value-type="string" table:style-name="ce2">
            <text:p>Huilong<text:s/></text:p>
          </table:table-cell>
          <table:table-cell office:value-type="string" table:style-name="ce2">
            <text:p>Danfeng</text:p>
          </table:table-cell>
          <table:table-cell office:value-type="string" table:style-name="ce2">
            <text:p>Shisizhang</text:p>
          </table:table-cell>
          <table:table-cell office:value-type="string" table:style-name="ce2">
            <text:p>Xiulang Bridge</text:p>
          </table:table-cell>
          <table:table-cell office:value-type="string" table:style-name="ce2">
            <text:p>Jingping</text:p>
          </table:table-cell>
          <table:table-cell office:value-type="string" table:style-name="ce2">
            <text:p>Zhonghe</text:p>
          </table:table-cell>
          <table:table-cell office:value-type="string" table:style-name="ce2">
            <text:p>Qiaohe</text:p>
          </table:table-cell>
          <table:table-cell office:value-type="string" table:style-name="ce2">
            <text:p>Zhongyuan</text:p>
          </table:table-cell>
          <table:table-cell office:value-type="string" table:style-name="ce2">
            <text:p>Banxin</text:p>
          </table:table-cell>
          <table:table-cell office:value-type="string" table:style-name="ce3">
            <text:p>Banqiao</text:p>
            <text:p>(Circular Line)</text:p>
          </table:table-cell>
          <table:table-cell office:value-type="string" table:style-name="ce2">
            <text:p>Xingpu Minsheng</text:p>
          </table:table-cell>
          <table:table-cell office:value-type="string" table:style-name="ce2">
            <text:p>Xingfu</text:p>
          </table:table-cell>
          <table:table-cell office:value-type="string" table:style-name="ce2">
            <text:p>New Taipei Industrial Park</text:p>
          </table:table-cell>
          <table:table-cell table:number-columns-repeated="16264" table:style-name="ce4"/>
        </table:table-row>
        <table:table-row table:style-name="ro2">
          <table:table-cell office:value-type="date" office:date-value="2022-01-01T00:00:00" table:style-name="ce5">
            <text:p>2022/1/1</text:p>
          </table:table-cell>
          <table:table-cell office:value-type="float" office:value="1704" table:style-name="ce6">
            <text:p>1,704<text:s/></text:p>
          </table:table-cell>
          <table:table-cell office:value-type="float" office:value="6628" table:style-name="ce6">
            <text:p>6,628<text:s/></text:p>
          </table:table-cell>
          <table:table-cell office:value-type="float" office:value="15453" table:style-name="ce6">
            <text:p>15,453<text:s/></text:p>
          </table:table-cell>
          <table:table-cell office:value-type="float" office:value="32431" table:style-name="ce6">
            <text:p>32,431<text:s/></text:p>
          </table:table-cell>
          <table:table-cell office:value-type="float" office:value="10036" table:style-name="ce6">
            <text:p>10,036<text:s/></text:p>
          </table:table-cell>
          <table:table-cell office:value-type="float" office:value="7724" table:style-name="ce6">
            <text:p>7,724<text:s/></text:p>
          </table:table-cell>
          <table:table-cell office:value-type="float" office:value="6054" table:style-name="ce6">
            <text:p>6,054<text:s/></text:p>
          </table:table-cell>
          <table:table-cell office:value-type="float" office:value="3360" table:style-name="ce6">
            <text:p>3,360<text:s/></text:p>
          </table:table-cell>
          <table:table-cell office:value-type="float" office:value="2050" table:style-name="ce6">
            <text:p>2,050<text:s/></text:p>
          </table:table-cell>
          <table:table-cell office:value-type="float" office:value="5389" table:style-name="ce6">
            <text:p>5,389<text:s/></text:p>
          </table:table-cell>
          <table:table-cell office:value-type="float" office:value="1635" table:style-name="ce6">
            <text:p>1,635<text:s/></text:p>
          </table:table-cell>
          <table:table-cell office:value-type="float" office:value="2789" table:style-name="ce6">
            <text:p>2,789<text:s/></text:p>
          </table:table-cell>
          <table:table-cell office:value-type="float" office:value="10584" table:style-name="ce6">
            <text:p>10,584<text:s/></text:p>
          </table:table-cell>
          <table:table-cell office:value-type="float" office:value="4102" table:style-name="ce6">
            <text:p>4,102<text:s/></text:p>
          </table:table-cell>
          <table:table-cell office:value-type="float" office:value="9982" table:style-name="ce6">
            <text:p>9,982<text:s/></text:p>
          </table:table-cell>
          <table:table-cell office:value-type="float" office:value="3671" table:style-name="ce6">
            <text:p>3,671<text:s/></text:p>
          </table:table-cell>
          <table:table-cell office:value-type="float" office:value="4557" table:style-name="ce6">
            <text:p>4,557<text:s/></text:p>
          </table:table-cell>
          <table:table-cell office:value-type="float" office:value="2935" table:style-name="ce6">
            <text:p>2,935<text:s/></text:p>
          </table:table-cell>
          <table:table-cell office:value-type="float" office:value="6785" table:style-name="ce6">
            <text:p>6,785<text:s/></text:p>
          </table:table-cell>
          <table:table-cell office:value-type="float" office:value="3561" table:style-name="ce6">
            <text:p>3,561<text:s/></text:p>
          </table:table-cell>
          <table:table-cell office:value-type="float" office:value="4068" table:style-name="ce6">
            <text:p>4,068<text:s/></text:p>
          </table:table-cell>
          <table:table-cell office:value-type="float" office:value="4738" table:style-name="ce6">
            <text:p>4,738<text:s/></text:p>
          </table:table-cell>
          <table:table-cell office:value-type="float" office:value="2131" table:style-name="ce6">
            <text:p>2,131<text:s/></text:p>
          </table:table-cell>
          <table:table-cell office:value-type="float" office:value="12849" table:style-name="ce6">
            <text:p>12,849<text:s/></text:p>
          </table:table-cell>
          <table:table-cell office:value-type="float" office:value="3932" table:style-name="ce6">
            <text:p>3,932<text:s/></text:p>
          </table:table-cell>
          <table:table-cell office:value-type="float" office:value="19157" table:style-name="ce6">
            <text:p>19,157<text:s/></text:p>
          </table:table-cell>
          <table:table-cell office:value-type="float" office:value="8409" table:style-name="ce6">
            <text:p>8,409<text:s/></text:p>
          </table:table-cell>
          <table:table-cell office:value-type="float" office:value="10547" table:style-name="ce6">
            <text:p>10,547<text:s/></text:p>
          </table:table-cell>
          <table:table-cell office:value-type="float" office:value="13256" table:style-name="ce6">
            <text:p>13,256<text:s/></text:p>
          </table:table-cell>
          <table:table-cell office:value-type="float" office:value="11461" table:style-name="ce6">
            <text:p>11,461<text:s/></text:p>
          </table:table-cell>
          <table:table-cell office:value-type="float" office:value="7008" table:style-name="ce6">
            <text:p>7,008<text:s/></text:p>
          </table:table-cell>
          <table:table-cell office:value-type="float" office:value="18700" table:style-name="ce6">
            <text:p>18,700<text:s/></text:p>
          </table:table-cell>
          <table:table-cell office:value-type="float" office:value="9641" table:style-name="ce6">
            <text:p>9,641<text:s/></text:p>
          </table:table-cell>
          <table:table-cell office:value-type="float" office:value="15887" table:style-name="ce6">
            <text:p>15,887<text:s/></text:p>
          </table:table-cell>
          <table:table-cell office:value-type="float" office:value="15156" table:style-name="ce6">
            <text:p>15,156<text:s/></text:p>
          </table:table-cell>
          <table:table-cell office:value-type="float" office:value="2895" table:style-name="ce6">
            <text:p>2,895<text:s/></text:p>
          </table:table-cell>
          <table:table-cell office:value-type="float" office:value="23347" table:style-name="ce6">
            <text:p>23,347<text:s/></text:p>
          </table:table-cell>
          <table:table-cell office:value-type="float" office:value="15183" table:style-name="ce6">
            <text:p>15,183<text:s/></text:p>
          </table:table-cell>
          <table:table-cell office:value-type="float" office:value="15209" table:style-name="ce6">
            <text:p>15,209<text:s/></text:p>
          </table:table-cell>
          <table:table-cell office:value-type="float" office:value="13432" table:style-name="ce6">
            <text:p>13,432<text:s/></text:p>
          </table:table-cell>
          <table:table-cell office:value-type="float" office:value="7652" table:style-name="ce6">
            <text:p>7,652<text:s/></text:p>
          </table:table-cell>
          <table:table-cell office:value-type="float" office:value="113254" table:style-name="ce6">
            <text:p>113,254<text:s/></text:p>
          </table:table-cell>
          <table:table-cell office:value-type="float" office:value="36611" table:style-name="ce6">
            <text:p>36,611<text:s/></text:p>
          </table:table-cell>
          <table:table-cell office:value-type="float" office:value="12518" table:style-name="ce6">
            <text:p>12,518<text:s/></text:p>
          </table:table-cell>
          <table:table-cell office:value-type="float" office:value="12062" table:style-name="ce6">
            <text:p>12,062<text:s/></text:p>
          </table:table-cell>
          <table:table-cell office:value-type="float" office:value="23842" table:style-name="ce6">
            <text:p>23,842<text:s/></text:p>
          </table:table-cell>
          <table:table-cell office:value-type="float" office:value="22260" table:style-name="ce6">
            <text:p>22,260<text:s/></text:p>
          </table:table-cell>
          <table:table-cell office:value-type="float" office:value="20988" table:style-name="ce6">
            <text:p>20,988<text:s/></text:p>
          </table:table-cell>
          <table:table-cell office:value-type="float" office:value="15465" table:style-name="ce6">
            <text:p>15,465<text:s/></text:p>
          </table:table-cell>
          <table:table-cell office:value-type="float" office:value="6464" table:style-name="ce6">
            <text:p>6,464<text:s/></text:p>
          </table:table-cell>
          <table:table-cell office:value-type="float" office:value="16561" table:style-name="ce6">
            <text:p>16,561<text:s/></text:p>
          </table:table-cell>
          <table:table-cell office:value-type="float" office:value="5088" table:style-name="ce6">
            <text:p>5,088<text:s/></text:p>
          </table:table-cell>
          <table:table-cell office:value-type="float" office:value="5146" table:style-name="ce6">
            <text:p>5,146<text:s/></text:p>
          </table:table-cell>
          <table:table-cell office:value-type="float" office:value="13002" table:style-name="ce6">
            <text:p>13,002<text:s/></text:p>
          </table:table-cell>
          <table:table-cell office:value-type="float" office:value="7180" table:style-name="ce6">
            <text:p>7,180<text:s/></text:p>
          </table:table-cell>
          <table:table-cell office:value-type="float" office:value="2611" table:style-name="ce6">
            <text:p>2,611<text:s/></text:p>
          </table:table-cell>
          <table:table-cell office:value-type="float" office:value="1410" table:style-name="ce6">
            <text:p>1,410<text:s/></text:p>
          </table:table-cell>
          <table:table-cell office:value-type="float" office:value="7074" table:style-name="ce6">
            <text:p>7,074<text:s/></text:p>
          </table:table-cell>
          <table:table-cell office:value-type="float" office:value="6430" table:style-name="ce6">
            <text:p>6,430<text:s/></text:p>
          </table:table-cell>
          <table:table-cell office:value-type="float" office:value="9945" table:style-name="ce6">
            <text:p>9,945<text:s/></text:p>
          </table:table-cell>
          <table:table-cell office:value-type="float" office:value="42625" table:style-name="ce6">
            <text:p>42,625<text:s/></text:p>
          </table:table-cell>
          <table:table-cell office:value-type="float" office:value="5232" table:style-name="ce6">
            <text:p>5,232<text:s/></text:p>
          </table:table-cell>
          <table:table-cell office:value-type="float" office:value="8444" table:style-name="ce6">
            <text:p>8,444<text:s/></text:p>
          </table:table-cell>
          <table:table-cell office:value-type="float" office:value="5007" table:style-name="ce6">
            <text:p>5,007<text:s/></text:p>
          </table:table-cell>
          <table:table-cell office:value-type="float" office:value="13518" table:style-name="ce6">
            <text:p>13,518<text:s/></text:p>
          </table:table-cell>
          <table:table-cell office:value-type="float" office:value="11839" table:style-name="ce6">
            <text:p>11,839<text:s/></text:p>
          </table:table-cell>
          <table:table-cell office:value-type="float" office:value="22031" table:style-name="ce6">
            <text:p>22,031<text:s/></text:p>
          </table:table-cell>
          <table:table-cell office:value-type="float" office:value="36815" table:style-name="ce6">
            <text:p>36,815<text:s/></text:p>
          </table:table-cell>
          <table:table-cell office:value-type="float" office:value="22929" table:style-name="ce6">
            <text:p>22,929<text:s/></text:p>
          </table:table-cell>
          <table:table-cell office:value-type="float" office:value="15335" table:style-name="ce6">
            <text:p>15,335<text:s/></text:p>
          </table:table-cell>
          <table:table-cell office:value-type="float" office:value="23863" table:style-name="ce6">
            <text:p>23,863<text:s/></text:p>
          </table:table-cell>
          <table:table-cell office:value-type="float" office:value="65877" table:style-name="ce6">
            <text:p>65,877<text:s/></text:p>
          </table:table-cell>
          <table:table-cell office:value-type="float" office:value="10618" table:style-name="ce6">
            <text:p>10,618<text:s/></text:p>
          </table:table-cell>
          <table:table-cell office:value-type="float" office:value="21337" table:style-name="ce6">
            <text:p>21,337<text:s/></text:p>
          </table:table-cell>
          <table:table-cell office:value-type="float" office:value="21097" table:style-name="ce6">
            <text:p>21,097<text:s/></text:p>
          </table:table-cell>
          <table:table-cell office:value-type="float" office:value="12005" table:style-name="ce6">
            <text:p>12,005<text:s/></text:p>
          </table:table-cell>
          <table:table-cell office:value-type="float" office:value="48772" table:style-name="ce6">
            <text:p>48,772<text:s/></text:p>
          </table:table-cell>
          <table:table-cell office:value-type="float" office:value="11665" table:style-name="ce6">
            <text:p>11,665<text:s/></text:p>
          </table:table-cell>
          <table:table-cell office:value-type="float" office:value="10428" table:style-name="ce6">
            <text:p>10,428<text:s/></text:p>
          </table:table-cell>
          <table:table-cell office:value-type="float" office:value="6222" table:style-name="ce6">
            <text:p>6,222<text:s/></text:p>
          </table:table-cell>
          <table:table-cell office:value-type="float" office:value="13155" table:style-name="ce6">
            <text:p>13,155<text:s/></text:p>
          </table:table-cell>
          <table:table-cell office:value-type="float" office:value="10386" table:style-name="ce6">
            <text:p>10,386<text:s/></text:p>
          </table:table-cell>
          <table:table-cell office:value-type="float" office:value="23741" table:style-name="ce6">
            <text:p>23,741<text:s/></text:p>
          </table:table-cell>
          <table:table-cell office:value-type="float" office:value="9817" table:style-name="ce6">
            <text:p>9,817<text:s/></text:p>
          </table:table-cell>
          <table:table-cell office:value-type="float" office:value="8976" table:style-name="ce6">
            <text:p>8,976<text:s/></text:p>
          </table:table-cell>
          <table:table-cell office:value-type="float" office:value="9292" table:style-name="ce6">
            <text:p>9,292<text:s/></text:p>
          </table:table-cell>
          <table:table-cell office:value-type="float" office:value="13057" table:style-name="ce6">
            <text:p>13,057<text:s/></text:p>
          </table:table-cell>
          <table:table-cell office:value-type="float" office:value="11838" table:style-name="ce6">
            <text:p>11,838<text:s/></text:p>
          </table:table-cell>
          <table:table-cell office:value-type="float" office:value="9972" table:style-name="ce6">
            <text:p>9,972<text:s/></text:p>
          </table:table-cell>
          <table:table-cell office:value-type="float" office:value="14446" table:style-name="ce6">
            <text:p>14,446<text:s/></text:p>
          </table:table-cell>
          <table:table-cell office:value-type="float" office:value="4947" table:style-name="ce6">
            <text:p>4,947<text:s/></text:p>
          </table:table-cell>
          <table:table-cell office:value-type="float" office:value="6270" table:style-name="ce6">
            <text:p>6,270<text:s/></text:p>
          </table:table-cell>
          <table:table-cell office:value-type="float" office:value="4124" table:style-name="ce6">
            <text:p>4,124<text:s/></text:p>
          </table:table-cell>
          <table:table-cell office:value-type="float" office:value="3424" table:style-name="ce6">
            <text:p>3,424<text:s/></text:p>
          </table:table-cell>
          <table:table-cell office:value-type="float" office:value="6819" table:style-name="ce6">
            <text:p>6,819<text:s/></text:p>
          </table:table-cell>
          <table:table-cell office:value-type="float" office:value="5844" table:style-name="ce6">
            <text:p>5,844<text:s/></text:p>
          </table:table-cell>
          <table:table-cell office:value-type="float" office:value="8302" table:style-name="ce6">
            <text:p>8,302<text:s/></text:p>
          </table:table-cell>
          <table:table-cell office:value-type="float" office:value="9993" table:style-name="ce6">
            <text:p>9,993<text:s/></text:p>
          </table:table-cell>
          <table:table-cell office:value-type="float" office:value="9423" table:style-name="ce6">
            <text:p>9,423<text:s/></text:p>
          </table:table-cell>
          <table:table-cell office:value-type="float" office:value="13815" table:style-name="ce6">
            <text:p>13,815<text:s/></text:p>
          </table:table-cell>
          <table:table-cell office:value-type="float" office:value="14103" table:style-name="ce6">
            <text:p>14,103<text:s/></text:p>
          </table:table-cell>
          <table:table-cell office:value-type="float" office:value="8559" table:style-name="ce6">
            <text:p>8,559<text:s/></text:p>
          </table:table-cell>
          <table:table-cell office:value-type="float" office:value="7688" table:style-name="ce6">
            <text:p>7,688<text:s/></text:p>
          </table:table-cell>
          <table:table-cell office:value-type="float" office:value="7902" table:style-name="ce6">
            <text:p>7,902<text:s/></text:p>
          </table:table-cell>
          <table:table-cell office:value-type="float" office:value="7582" table:style-name="ce6">
            <text:p>7,582<text:s/></text:p>
          </table:table-cell>
          <table:table-cell office:value-type="float" office:value="7813" table:style-name="ce6">
            <text:p>7,813<text:s/></text:p>
          </table:table-cell>
          <table:table-cell office:value-type="float" office:value="6263" table:style-name="ce6">
            <text:p>6,263<text:s/></text:p>
          </table:table-cell>
          <table:table-cell office:value-type="float" office:value="6150" table:style-name="ce6">
            <text:p>6,150<text:s/></text:p>
          </table:table-cell>
          <table:table-cell office:value-type="float" office:value="721" table:style-name="ce6">
            <text:p>721<text:s/></text:p>
          </table:table-cell>
          <table:table-cell office:value-type="float" office:value="2293" table:style-name="ce6">
            <text:p>2,293<text:s/></text:p>
          </table:table-cell>
          <table:table-cell office:value-type="float" office:value="2622" table:style-name="ce6">
            <text:p>2,622<text:s/></text:p>
          </table:table-cell>
          <table:table-cell office:value-type="float" office:value="4000" table:style-name="ce6">
            <text:p>4,000<text:s/></text:p>
          </table:table-cell>
          <table:table-cell office:value-type="float" office:value="961" table:style-name="ce6">
            <text:p>961<text:s/></text:p>
          </table:table-cell>
          <table:table-cell office:value-type="float" office:value="1309" table:style-name="ce6">
            <text:p>1,309<text:s/></text:p>
          </table:table-cell>
          <table:table-cell office:value-type="float" office:value="1666" table:style-name="ce6">
            <text:p>1,666<text:s/></text:p>
          </table:table-cell>
          <table:table-cell office:value-type="float" office:value="9754" table:style-name="ce6">
            <text:p>9,754<text:s/></text:p>
          </table:table-cell>
          <table:table-cell office:value-type="float" office:value="1629" table:style-name="ce6">
            <text:p>1,629<text:s/></text:p>
          </table:table-cell>
          <table:table-cell office:value-type="float" office:value="3096" table:style-name="ce6">
            <text:p>3,096<text:s/></text:p>
          </table:table-cell>
          <table:table-cell office:value-type="float" office:value="2853" table:style-name="ce6">
            <text:p>2,853<text:s/></text:p>
          </table:table-cell>
          <table:table-cell table:number-columns-repeated="16264"/>
        </table:table-row>
        <table:table-row table:style-name="ro2">
          <table:table-cell office:value-type="date" office:date-value="2022-01-02T00:00:00" table:style-name="ce5">
            <text:p>2022/1/2</text:p>
          </table:table-cell>
          <table:table-cell office:value-type="float" office:value="2697" table:style-name="ce6">
            <text:p>2,697<text:s/></text:p>
          </table:table-cell>
          <table:table-cell office:value-type="float" office:value="5761" table:style-name="ce6">
            <text:p>5,761<text:s/></text:p>
          </table:table-cell>
          <table:table-cell office:value-type="float" office:value="12942" table:style-name="ce6">
            <text:p>12,942<text:s/></text:p>
          </table:table-cell>
          <table:table-cell office:value-type="float" office:value="27592" table:style-name="ce6">
            <text:p>27,592<text:s/></text:p>
          </table:table-cell>
          <table:table-cell office:value-type="float" office:value="9033" table:style-name="ce6">
            <text:p>9,033<text:s/></text:p>
          </table:table-cell>
          <table:table-cell office:value-type="float" office:value="7171" table:style-name="ce6">
            <text:p>7,171<text:s/></text:p>
          </table:table-cell>
          <table:table-cell office:value-type="float" office:value="5255" table:style-name="ce6">
            <text:p>5,255<text:s/></text:p>
          </table:table-cell>
          <table:table-cell office:value-type="float" office:value="2822" table:style-name="ce6">
            <text:p>2,822<text:s/></text:p>
          </table:table-cell>
          <table:table-cell office:value-type="float" office:value="1896" table:style-name="ce6">
            <text:p>1,896<text:s/></text:p>
          </table:table-cell>
          <table:table-cell office:value-type="float" office:value="4928" table:style-name="ce6">
            <text:p>4,928<text:s/></text:p>
          </table:table-cell>
          <table:table-cell office:value-type="float" office:value="1266" table:style-name="ce6">
            <text:p>1,266<text:s/></text:p>
          </table:table-cell>
          <table:table-cell office:value-type="float" office:value="2074" table:style-name="ce6">
            <text:p>2,074<text:s/></text:p>
          </table:table-cell>
          <table:table-cell office:value-type="float" office:value="5756" table:style-name="ce6">
            <text:p>5,756<text:s/></text:p>
          </table:table-cell>
          <table:table-cell office:value-type="float" office:value="3597" table:style-name="ce6">
            <text:p>3,597<text:s/></text:p>
          </table:table-cell>
          <table:table-cell office:value-type="float" office:value="7601" table:style-name="ce6">
            <text:p>7,601<text:s/></text:p>
          </table:table-cell>
          <table:table-cell office:value-type="float" office:value="3320" table:style-name="ce6">
            <text:p>3,320<text:s/></text:p>
          </table:table-cell>
          <table:table-cell office:value-type="float" office:value="4432" table:style-name="ce6">
            <text:p>4,432<text:s/></text:p>
          </table:table-cell>
          <table:table-cell office:value-type="float" office:value="2564" table:style-name="ce6">
            <text:p>2,564<text:s/></text:p>
          </table:table-cell>
          <table:table-cell office:value-type="float" office:value="5869" table:style-name="ce6">
            <text:p>5,869<text:s/></text:p>
          </table:table-cell>
          <table:table-cell office:value-type="float" office:value="2869" table:style-name="ce6">
            <text:p>2,869<text:s/></text:p>
          </table:table-cell>
          <table:table-cell office:value-type="float" office:value="3653" table:style-name="ce6">
            <text:p>3,653<text:s/></text:p>
          </table:table-cell>
          <table:table-cell office:value-type="float" office:value="4152" table:style-name="ce6">
            <text:p>4,152<text:s/></text:p>
          </table:table-cell>
          <table:table-cell office:value-type="float" office:value="1651" table:style-name="ce6">
            <text:p>1,651<text:s/></text:p>
          </table:table-cell>
          <table:table-cell office:value-type="float" office:value="11499" table:style-name="ce6">
            <text:p>11,499<text:s/></text:p>
          </table:table-cell>
          <table:table-cell office:value-type="float" office:value="3101" table:style-name="ce6">
            <text:p>3,101<text:s/></text:p>
          </table:table-cell>
          <table:table-cell office:value-type="float" office:value="12809" table:style-name="ce6">
            <text:p>12,809<text:s/></text:p>
          </table:table-cell>
          <table:table-cell office:value-type="float" office:value="7323" table:style-name="ce6">
            <text:p>7,323<text:s/></text:p>
          </table:table-cell>
          <table:table-cell office:value-type="float" office:value="9243" table:style-name="ce6">
            <text:p>9,243<text:s/></text:p>
          </table:table-cell>
          <table:table-cell office:value-type="float" office:value="11515" table:style-name="ce6">
            <text:p>11,515<text:s/></text:p>
          </table:table-cell>
          <table:table-cell office:value-type="float" office:value="10626" table:style-name="ce6">
            <text:p>10,626<text:s/></text:p>
          </table:table-cell>
          <table:table-cell office:value-type="float" office:value="6290" table:style-name="ce6">
            <text:p>6,290<text:s/></text:p>
          </table:table-cell>
          <table:table-cell office:value-type="float" office:value="15601" table:style-name="ce6">
            <text:p>15,601<text:s/></text:p>
          </table:table-cell>
          <table:table-cell office:value-type="float" office:value="8919" table:style-name="ce6">
            <text:p>8,919<text:s/></text:p>
          </table:table-cell>
          <table:table-cell office:value-type="float" office:value="14856" table:style-name="ce6">
            <text:p>14,856<text:s/></text:p>
          </table:table-cell>
          <table:table-cell office:value-type="float" office:value="11858" table:style-name="ce6">
            <text:p>11,858<text:s/></text:p>
          </table:table-cell>
          <table:table-cell office:value-type="float" office:value="2465" table:style-name="ce6">
            <text:p>2,465<text:s/></text:p>
          </table:table-cell>
          <table:table-cell office:value-type="float" office:value="19828" table:style-name="ce6">
            <text:p>19,828<text:s/></text:p>
          </table:table-cell>
          <table:table-cell office:value-type="float" office:value="13785" table:style-name="ce6">
            <text:p>13,785<text:s/></text:p>
          </table:table-cell>
          <table:table-cell office:value-type="float" office:value="13603" table:style-name="ce6">
            <text:p>13,603<text:s/></text:p>
          </table:table-cell>
          <table:table-cell office:value-type="float" office:value="12150" table:style-name="ce6">
            <text:p>12,150<text:s/></text:p>
          </table:table-cell>
          <table:table-cell office:value-type="float" office:value="5329" table:style-name="ce6">
            <text:p>5,329<text:s/></text:p>
          </table:table-cell>
          <table:table-cell office:value-type="float" office:value="128744" table:style-name="ce6">
            <text:p>128,744<text:s/></text:p>
          </table:table-cell>
          <table:table-cell office:value-type="float" office:value="30951" table:style-name="ce6">
            <text:p>30,951<text:s/></text:p>
          </table:table-cell>
          <table:table-cell office:value-type="float" office:value="9912" table:style-name="ce6">
            <text:p>9,912<text:s/></text:p>
          </table:table-cell>
          <table:table-cell office:value-type="float" office:value="11971" table:style-name="ce6">
            <text:p>11,971<text:s/></text:p>
          </table:table-cell>
          <table:table-cell office:value-type="float" office:value="18324" table:style-name="ce6">
            <text:p>18,324<text:s/></text:p>
          </table:table-cell>
          <table:table-cell office:value-type="float" office:value="16663" table:style-name="ce6">
            <text:p>16,663<text:s/></text:p>
          </table:table-cell>
          <table:table-cell office:value-type="float" office:value="17048" table:style-name="ce6">
            <text:p>17,048<text:s/></text:p>
          </table:table-cell>
          <table:table-cell office:value-type="float" office:value="13757" table:style-name="ce6">
            <text:p>13,757<text:s/></text:p>
          </table:table-cell>
          <table:table-cell office:value-type="float" office:value="5815" table:style-name="ce6">
            <text:p>5,815<text:s/></text:p>
          </table:table-cell>
          <table:table-cell office:value-type="float" office:value="14414" table:style-name="ce6">
            <text:p>14,414<text:s/></text:p>
          </table:table-cell>
          <table:table-cell office:value-type="float" office:value="4519" table:style-name="ce6">
            <text:p>4,519<text:s/></text:p>
          </table:table-cell>
          <table:table-cell office:value-type="float" office:value="4647" table:style-name="ce6">
            <text:p>4,647<text:s/></text:p>
          </table:table-cell>
          <table:table-cell office:value-type="float" office:value="11484" table:style-name="ce6">
            <text:p>11,484<text:s/></text:p>
          </table:table-cell>
          <table:table-cell office:value-type="float" office:value="5284" table:style-name="ce6">
            <text:p>5,284<text:s/></text:p>
          </table:table-cell>
          <table:table-cell office:value-type="float" office:value="2314" table:style-name="ce6">
            <text:p>2,314<text:s/></text:p>
          </table:table-cell>
          <table:table-cell office:value-type="float" office:value="1282" table:style-name="ce6">
            <text:p>1,282<text:s/></text:p>
          </table:table-cell>
          <table:table-cell office:value-type="float" office:value="5744" table:style-name="ce6">
            <text:p>5,744<text:s/></text:p>
          </table:table-cell>
          <table:table-cell office:value-type="float" office:value="5504" table:style-name="ce6">
            <text:p>5,504<text:s/></text:p>
          </table:table-cell>
          <table:table-cell office:value-type="float" office:value="7270" table:style-name="ce6">
            <text:p>7,270<text:s/></text:p>
          </table:table-cell>
          <table:table-cell office:value-type="float" office:value="29486" table:style-name="ce6">
            <text:p>29,486<text:s/></text:p>
          </table:table-cell>
          <table:table-cell office:value-type="float" office:value="5145" table:style-name="ce6">
            <text:p>5,145<text:s/></text:p>
          </table:table-cell>
          <table:table-cell office:value-type="float" office:value="8186" table:style-name="ce6">
            <text:p>8,186<text:s/></text:p>
          </table:table-cell>
          <table:table-cell office:value-type="float" office:value="4510" table:style-name="ce6">
            <text:p>4,510<text:s/></text:p>
          </table:table-cell>
          <table:table-cell office:value-type="float" office:value="12395" table:style-name="ce6">
            <text:p>12,395<text:s/></text:p>
          </table:table-cell>
          <table:table-cell office:value-type="float" office:value="10751" table:style-name="ce6">
            <text:p>10,751<text:s/></text:p>
          </table:table-cell>
          <table:table-cell office:value-type="float" office:value="18699" table:style-name="ce6">
            <text:p>18,699<text:s/></text:p>
          </table:table-cell>
          <table:table-cell office:value-type="float" office:value="31360" table:style-name="ce6">
            <text:p>31,360<text:s/></text:p>
          </table:table-cell>
          <table:table-cell office:value-type="float" office:value="20713" table:style-name="ce6">
            <text:p>20,713<text:s/></text:p>
          </table:table-cell>
          <table:table-cell office:value-type="float" office:value="14186" table:style-name="ce6">
            <text:p>14,186<text:s/></text:p>
          </table:table-cell>
          <table:table-cell office:value-type="float" office:value="19248" table:style-name="ce6">
            <text:p>19,248<text:s/></text:p>
          </table:table-cell>
          <table:table-cell office:value-type="float" office:value="47305" table:style-name="ce6">
            <text:p>47,305<text:s/></text:p>
          </table:table-cell>
          <table:table-cell office:value-type="float" office:value="8630" table:style-name="ce6">
            <text:p>8,630<text:s/></text:p>
          </table:table-cell>
          <table:table-cell office:value-type="float" office:value="17693" table:style-name="ce6">
            <text:p>17,693<text:s/></text:p>
          </table:table-cell>
          <table:table-cell office:value-type="float" office:value="17596" table:style-name="ce6">
            <text:p>17,596<text:s/></text:p>
          </table:table-cell>
          <table:table-cell office:value-type="float" office:value="10641" table:style-name="ce6">
            <text:p>10,641<text:s/></text:p>
          </table:table-cell>
          <table:table-cell office:value-type="float" office:value="39961" table:style-name="ce6">
            <text:p>39,961<text:s/></text:p>
          </table:table-cell>
          <table:table-cell office:value-type="float" office:value="10252" table:style-name="ce6">
            <text:p>10,252<text:s/></text:p>
          </table:table-cell>
          <table:table-cell office:value-type="float" office:value="9185" table:style-name="ce6">
            <text:p>9,185<text:s/></text:p>
          </table:table-cell>
          <table:table-cell office:value-type="float" office:value="5545" table:style-name="ce6">
            <text:p>5,545<text:s/></text:p>
          </table:table-cell>
          <table:table-cell office:value-type="float" office:value="13748" table:style-name="ce6">
            <text:p>13,748<text:s/></text:p>
          </table:table-cell>
          <table:table-cell office:value-type="float" office:value="7777" table:style-name="ce6">
            <text:p>7,777<text:s/></text:p>
          </table:table-cell>
          <table:table-cell office:value-type="float" office:value="16675" table:style-name="ce6">
            <text:p>16,675<text:s/></text:p>
          </table:table-cell>
          <table:table-cell office:value-type="float" office:value="8109" table:style-name="ce6">
            <text:p>8,109<text:s/></text:p>
          </table:table-cell>
          <table:table-cell office:value-type="float" office:value="14413" table:style-name="ce6">
            <text:p>14,413<text:s/></text:p>
          </table:table-cell>
          <table:table-cell office:value-type="float" office:value="6804" table:style-name="ce6">
            <text:p>6,804<text:s/></text:p>
          </table:table-cell>
          <table:table-cell office:value-type="float" office:value="10808" table:style-name="ce6">
            <text:p>10,808<text:s/></text:p>
          </table:table-cell>
          <table:table-cell office:value-type="float" office:value="8618" table:style-name="ce6">
            <text:p>8,618<text:s/></text:p>
          </table:table-cell>
          <table:table-cell office:value-type="float" office:value="8849" table:style-name="ce6">
            <text:p>8,849<text:s/></text:p>
          </table:table-cell>
          <table:table-cell office:value-type="float" office:value="11664" table:style-name="ce6">
            <text:p>11,664<text:s/></text:p>
          </table:table-cell>
          <table:table-cell office:value-type="float" office:value="4236" table:style-name="ce6">
            <text:p>4,236<text:s/></text:p>
          </table:table-cell>
          <table:table-cell office:value-type="float" office:value="5167" table:style-name="ce6">
            <text:p>5,167<text:s/></text:p>
          </table:table-cell>
          <table:table-cell office:value-type="float" office:value="3385" table:style-name="ce6">
            <text:p>3,385<text:s/></text:p>
          </table:table-cell>
          <table:table-cell office:value-type="float" office:value="3566" table:style-name="ce6">
            <text:p>3,566<text:s/></text:p>
          </table:table-cell>
          <table:table-cell office:value-type="float" office:value="5558" table:style-name="ce6">
            <text:p>5,558<text:s/></text:p>
          </table:table-cell>
          <table:table-cell office:value-type="float" office:value="5023" table:style-name="ce6">
            <text:p>5,023<text:s/></text:p>
          </table:table-cell>
          <table:table-cell office:value-type="float" office:value="6327" table:style-name="ce6">
            <text:p>6,327<text:s/></text:p>
          </table:table-cell>
          <table:table-cell office:value-type="float" office:value="9413" table:style-name="ce6">
            <text:p>9,413<text:s/></text:p>
          </table:table-cell>
          <table:table-cell office:value-type="float" office:value="8617" table:style-name="ce6">
            <text:p>8,617<text:s/></text:p>
          </table:table-cell>
          <table:table-cell office:value-type="float" office:value="11364" table:style-name="ce6">
            <text:p>11,364<text:s/></text:p>
          </table:table-cell>
          <table:table-cell office:value-type="float" office:value="13811" table:style-name="ce6">
            <text:p>13,811<text:s/></text:p>
          </table:table-cell>
          <table:table-cell office:value-type="float" office:value="7401" table:style-name="ce6">
            <text:p>7,401<text:s/></text:p>
          </table:table-cell>
          <table:table-cell office:value-type="float" office:value="6674" table:style-name="ce6">
            <text:p>6,674<text:s/></text:p>
          </table:table-cell>
          <table:table-cell office:value-type="float" office:value="6878" table:style-name="ce6">
            <text:p>6,878<text:s/></text:p>
          </table:table-cell>
          <table:table-cell office:value-type="float" office:value="6767" table:style-name="ce6">
            <text:p>6,767<text:s/></text:p>
          </table:table-cell>
          <table:table-cell office:value-type="float" office:value="6604" table:style-name="ce6">
            <text:p>6,604<text:s/></text:p>
          </table:table-cell>
          <table:table-cell office:value-type="float" office:value="5743" table:style-name="ce6">
            <text:p>5,743<text:s/></text:p>
          </table:table-cell>
          <table:table-cell office:value-type="float" office:value="5440" table:style-name="ce6">
            <text:p>5,440<text:s/></text:p>
          </table:table-cell>
          <table:table-cell office:value-type="float" office:value="680" table:style-name="ce6">
            <text:p>680<text:s/></text:p>
          </table:table-cell>
          <table:table-cell office:value-type="float" office:value="1771" table:style-name="ce6">
            <text:p>1,771<text:s/></text:p>
          </table:table-cell>
          <table:table-cell office:value-type="float" office:value="2124" table:style-name="ce6">
            <text:p>2,124<text:s/></text:p>
          </table:table-cell>
          <table:table-cell office:value-type="float" office:value="3211" table:style-name="ce6">
            <text:p>3,211<text:s/></text:p>
          </table:table-cell>
          <table:table-cell office:value-type="float" office:value="813" table:style-name="ce6">
            <text:p>813<text:s/></text:p>
          </table:table-cell>
          <table:table-cell office:value-type="float" office:value="1017" table:style-name="ce6">
            <text:p>1,017<text:s/></text:p>
          </table:table-cell>
          <table:table-cell office:value-type="float" office:value="1314" table:style-name="ce6">
            <text:p>1,314<text:s/></text:p>
          </table:table-cell>
          <table:table-cell office:value-type="float" office:value="11012" table:style-name="ce6">
            <text:p>11,012<text:s/></text:p>
          </table:table-cell>
          <table:table-cell office:value-type="float" office:value="1343" table:style-name="ce6">
            <text:p>1,343<text:s/></text:p>
          </table:table-cell>
          <table:table-cell office:value-type="float" office:value="2391" table:style-name="ce6">
            <text:p>2,391<text:s/></text:p>
          </table:table-cell>
          <table:table-cell office:value-type="float" office:value="2267" table:style-name="ce6">
            <text:p>2,267<text:s/></text:p>
          </table:table-cell>
          <table:table-cell table:number-columns-repeated="16264"/>
        </table:table-row>
        <table:table-row table:style-name="ro2">
          <table:table-cell office:value-type="date" office:date-value="2022-01-03T00:00:00" table:style-name="ce5">
            <text:p>2022/1/3</text:p>
          </table:table-cell>
          <table:table-cell office:value-type="float" office:value="3403" table:style-name="ce6">
            <text:p>3,403<text:s/></text:p>
          </table:table-cell>
          <table:table-cell office:value-type="float" office:value="12357" table:style-name="ce6">
            <text:p>12,357<text:s/></text:p>
          </table:table-cell>
          <table:table-cell office:value-type="float" office:value="34770" table:style-name="ce6">
            <text:p>34,770<text:s/></text:p>
          </table:table-cell>
          <table:table-cell office:value-type="float" office:value="31283" table:style-name="ce6">
            <text:p>31,283<text:s/></text:p>
          </table:table-cell>
          <table:table-cell office:value-type="float" office:value="22716" table:style-name="ce6">
            <text:p>22,716<text:s/></text:p>
          </table:table-cell>
          <table:table-cell office:value-type="float" office:value="12993" table:style-name="ce6">
            <text:p>12,993<text:s/></text:p>
          </table:table-cell>
          <table:table-cell office:value-type="float" office:value="10138" table:style-name="ce6">
            <text:p>10,138<text:s/></text:p>
          </table:table-cell>
          <table:table-cell office:value-type="float" office:value="3791" table:style-name="ce6">
            <text:p>3,791<text:s/></text:p>
          </table:table-cell>
          <table:table-cell office:value-type="float" office:value="3126" table:style-name="ce6">
            <text:p>3,126<text:s/></text:p>
          </table:table-cell>
          <table:table-cell office:value-type="float" office:value="11890" table:style-name="ce6">
            <text:p>11,890<text:s/></text:p>
          </table:table-cell>
          <table:table-cell office:value-type="float" office:value="2488" table:style-name="ce6">
            <text:p>2,488<text:s/></text:p>
          </table:table-cell>
          <table:table-cell office:value-type="float" office:value="4159" table:style-name="ce6">
            <text:p>4,159<text:s/></text:p>
          </table:table-cell>
          <table:table-cell office:value-type="float" office:value="3851" table:style-name="ce6">
            <text:p>3,851<text:s/></text:p>
          </table:table-cell>
          <table:table-cell office:value-type="float" office:value="8811" table:style-name="ce6">
            <text:p>8,811<text:s/></text:p>
          </table:table-cell>
          <table:table-cell office:value-type="float" office:value="9572" table:style-name="ce6">
            <text:p>9,572<text:s/></text:p>
          </table:table-cell>
          <table:table-cell office:value-type="float" office:value="16276" table:style-name="ce6">
            <text:p>16,276<text:s/></text:p>
          </table:table-cell>
          <table:table-cell office:value-type="float" office:value="17177" table:style-name="ce6">
            <text:p>17,177<text:s/></text:p>
          </table:table-cell>
          <table:table-cell office:value-type="float" office:value="5617" table:style-name="ce6">
            <text:p>5,617<text:s/></text:p>
          </table:table-cell>
          <table:table-cell office:value-type="float" office:value="8312" table:style-name="ce6">
            <text:p>8,312<text:s/></text:p>
          </table:table-cell>
          <table:table-cell office:value-type="float" office:value="3233" table:style-name="ce6">
            <text:p>3,233<text:s/></text:p>
          </table:table-cell>
          <table:table-cell office:value-type="float" office:value="7858" table:style-name="ce6">
            <text:p>7,858<text:s/></text:p>
          </table:table-cell>
          <table:table-cell office:value-type="float" office:value="7766" table:style-name="ce6">
            <text:p>7,766<text:s/></text:p>
          </table:table-cell>
          <table:table-cell office:value-type="float" office:value="5999" table:style-name="ce6">
            <text:p>5,999<text:s/></text:p>
          </table:table-cell>
          <table:table-cell office:value-type="float" office:value="26248" table:style-name="ce6">
            <text:p>26,248<text:s/></text:p>
          </table:table-cell>
          <table:table-cell office:value-type="float" office:value="2907" table:style-name="ce6">
            <text:p>2,907<text:s/></text:p>
          </table:table-cell>
          <table:table-cell office:value-type="float" office:value="12297" table:style-name="ce6">
            <text:p>12,297<text:s/></text:p>
          </table:table-cell>
          <table:table-cell office:value-type="float" office:value="11329" table:style-name="ce6">
            <text:p>11,329<text:s/></text:p>
          </table:table-cell>
          <table:table-cell office:value-type="float" office:value="14345" table:style-name="ce6">
            <text:p>14,345<text:s/></text:p>
          </table:table-cell>
          <table:table-cell office:value-type="float" office:value="22243" table:style-name="ce6">
            <text:p>22,243<text:s/></text:p>
          </table:table-cell>
          <table:table-cell office:value-type="float" office:value="15145" table:style-name="ce6">
            <text:p>15,145<text:s/></text:p>
          </table:table-cell>
          <table:table-cell office:value-type="float" office:value="8854" table:style-name="ce6">
            <text:p>8,854<text:s/></text:p>
          </table:table-cell>
          <table:table-cell office:value-type="float" office:value="21363" table:style-name="ce6">
            <text:p>21,363<text:s/></text:p>
          </table:table-cell>
          <table:table-cell office:value-type="float" office:value="13552" table:style-name="ce6">
            <text:p>13,552<text:s/></text:p>
          </table:table-cell>
          <table:table-cell office:value-type="float" office:value="27474" table:style-name="ce6">
            <text:p>27,474<text:s/></text:p>
          </table:table-cell>
          <table:table-cell office:value-type="float" office:value="21784" table:style-name="ce6">
            <text:p>21,784<text:s/></text:p>
          </table:table-cell>
          <table:table-cell office:value-type="float" office:value="9026" table:style-name="ce6">
            <text:p>9,026<text:s/></text:p>
          </table:table-cell>
          <table:table-cell office:value-type="float" office:value="30605" table:style-name="ce6">
            <text:p>30,605<text:s/></text:p>
          </table:table-cell>
          <table:table-cell office:value-type="float" office:value="22617" table:style-name="ce6">
            <text:p>22,617<text:s/></text:p>
          </table:table-cell>
          <table:table-cell office:value-type="float" office:value="23571" table:style-name="ce6">
            <text:p>23,571<text:s/></text:p>
          </table:table-cell>
          <table:table-cell office:value-type="float" office:value="19304" table:style-name="ce6">
            <text:p>19,304<text:s/></text:p>
          </table:table-cell>
          <table:table-cell office:value-type="float" office:value="20204" table:style-name="ce6">
            <text:p>20,204<text:s/></text:p>
          </table:table-cell>
          <table:table-cell office:value-type="float" office:value="110008" table:style-name="ce6">
            <text:p>110,008<text:s/></text:p>
          </table:table-cell>
          <table:table-cell office:value-type="float" office:value="31874" table:style-name="ce6">
            <text:p>31,874<text:s/></text:p>
          </table:table-cell>
          <table:table-cell office:value-type="float" office:value="17070" table:style-name="ce6">
            <text:p>17,070<text:s/></text:p>
          </table:table-cell>
          <table:table-cell office:value-type="float" office:value="20720" table:style-name="ce6">
            <text:p>20,720<text:s/></text:p>
          </table:table-cell>
          <table:table-cell office:value-type="float" office:value="22554" table:style-name="ce6">
            <text:p>22,554<text:s/></text:p>
          </table:table-cell>
          <table:table-cell office:value-type="float" office:value="22996" table:style-name="ce6">
            <text:p>22,996<text:s/></text:p>
          </table:table-cell>
          <table:table-cell office:value-type="float" office:value="24303" table:style-name="ce6">
            <text:p>24,303<text:s/></text:p>
          </table:table-cell>
          <table:table-cell office:value-type="float" office:value="20316" table:style-name="ce6">
            <text:p>20,316<text:s/></text:p>
          </table:table-cell>
          <table:table-cell office:value-type="float" office:value="12101" table:style-name="ce6">
            <text:p>12,101<text:s/></text:p>
          </table:table-cell>
          <table:table-cell office:value-type="float" office:value="27473" table:style-name="ce6">
            <text:p>27,473<text:s/></text:p>
          </table:table-cell>
          <table:table-cell office:value-type="float" office:value="6787" table:style-name="ce6">
            <text:p>6,787<text:s/></text:p>
          </table:table-cell>
          <table:table-cell office:value-type="float" office:value="8416" table:style-name="ce6">
            <text:p>8,416<text:s/></text:p>
          </table:table-cell>
          <table:table-cell office:value-type="float" office:value="16344" table:style-name="ce6">
            <text:p>16,344<text:s/></text:p>
          </table:table-cell>
          <table:table-cell office:value-type="float" office:value="4676" table:style-name="ce6">
            <text:p>4,676<text:s/></text:p>
          </table:table-cell>
          <table:table-cell office:value-type="float" office:value="3401" table:style-name="ce6">
            <text:p>3,401<text:s/></text:p>
          </table:table-cell>
          <table:table-cell office:value-type="float" office:value="3050" table:style-name="ce6">
            <text:p>3,050<text:s/></text:p>
          </table:table-cell>
          <table:table-cell office:value-type="float" office:value="13097" table:style-name="ce6">
            <text:p>13,097<text:s/></text:p>
          </table:table-cell>
          <table:table-cell office:value-type="float" office:value="8570" table:style-name="ce6">
            <text:p>8,570<text:s/></text:p>
          </table:table-cell>
          <table:table-cell office:value-type="float" office:value="9944" table:style-name="ce6">
            <text:p>9,944<text:s/></text:p>
          </table:table-cell>
          <table:table-cell office:value-type="float" office:value="30392" table:style-name="ce6">
            <text:p>30,392<text:s/></text:p>
          </table:table-cell>
          <table:table-cell office:value-type="float" office:value="9157" table:style-name="ce6">
            <text:p>9,157<text:s/></text:p>
          </table:table-cell>
          <table:table-cell office:value-type="float" office:value="12059" table:style-name="ce6">
            <text:p>12,059<text:s/></text:p>
          </table:table-cell>
          <table:table-cell office:value-type="float" office:value="7224" table:style-name="ce6">
            <text:p>7,224<text:s/></text:p>
          </table:table-cell>
          <table:table-cell office:value-type="float" office:value="20722" table:style-name="ce6">
            <text:p>20,722<text:s/></text:p>
          </table:table-cell>
          <table:table-cell office:value-type="float" office:value="24112" table:style-name="ce6">
            <text:p>24,112<text:s/></text:p>
          </table:table-cell>
          <table:table-cell office:value-type="float" office:value="25365" table:style-name="ce6">
            <text:p>25,365<text:s/></text:p>
          </table:table-cell>
          <table:table-cell office:value-type="float" office:value="30548" table:style-name="ce6">
            <text:p>30,548<text:s/></text:p>
          </table:table-cell>
          <table:table-cell office:value-type="float" office:value="35835" table:style-name="ce6">
            <text:p>35,835<text:s/></text:p>
          </table:table-cell>
          <table:table-cell office:value-type="float" office:value="23207" table:style-name="ce6">
            <text:p>23,207<text:s/></text:p>
          </table:table-cell>
          <table:table-cell office:value-type="float" office:value="23341" table:style-name="ce6">
            <text:p>23,341<text:s/></text:p>
          </table:table-cell>
          <table:table-cell office:value-type="float" office:value="44298" table:style-name="ce6">
            <text:p>44,298<text:s/></text:p>
          </table:table-cell>
          <table:table-cell office:value-type="float" office:value="18906" table:style-name="ce6">
            <text:p>18,906<text:s/></text:p>
          </table:table-cell>
          <table:table-cell office:value-type="float" office:value="26984" table:style-name="ce6">
            <text:p>26,984<text:s/></text:p>
          </table:table-cell>
          <table:table-cell office:value-type="float" office:value="26070" table:style-name="ce6">
            <text:p>26,070<text:s/></text:p>
          </table:table-cell>
          <table:table-cell office:value-type="float" office:value="15835" table:style-name="ce6">
            <text:p>15,835<text:s/></text:p>
          </table:table-cell>
          <table:table-cell office:value-type="float" office:value="48356" table:style-name="ce6">
            <text:p>48,356<text:s/></text:p>
          </table:table-cell>
          <table:table-cell office:value-type="float" office:value="17903" table:style-name="ce6">
            <text:p>17,903<text:s/></text:p>
          </table:table-cell>
          <table:table-cell office:value-type="float" office:value="13922" table:style-name="ce6">
            <text:p>13,922<text:s/></text:p>
          </table:table-cell>
          <table:table-cell office:value-type="float" office:value="12679" table:style-name="ce6">
            <text:p>12,679<text:s/></text:p>
          </table:table-cell>
          <table:table-cell office:value-type="float" office:value="17254" table:style-name="ce6">
            <text:p>17,254<text:s/></text:p>
          </table:table-cell>
          <table:table-cell office:value-type="float" office:value="13185" table:style-name="ce6">
            <text:p>13,185<text:s/></text:p>
          </table:table-cell>
          <table:table-cell office:value-type="float" office:value="21930" table:style-name="ce6">
            <text:p>21,930<text:s/></text:p>
          </table:table-cell>
          <table:table-cell office:value-type="float" office:value="16179" table:style-name="ce6">
            <text:p>16,179<text:s/></text:p>
          </table:table-cell>
          <table:table-cell office:value-type="float" office:value="7114" table:style-name="ce6">
            <text:p>7,114<text:s/></text:p>
          </table:table-cell>
          <table:table-cell office:value-type="float" office:value="9984" table:style-name="ce6">
            <text:p>9,984<text:s/></text:p>
          </table:table-cell>
          <table:table-cell office:value-type="float" office:value="32938" table:style-name="ce6">
            <text:p>32,938<text:s/></text:p>
          </table:table-cell>
          <table:table-cell office:value-type="float" office:value="19525" table:style-name="ce6">
            <text:p>19,525<text:s/></text:p>
          </table:table-cell>
          <table:table-cell office:value-type="float" office:value="21733" table:style-name="ce6">
            <text:p>21,733<text:s/></text:p>
          </table:table-cell>
          <table:table-cell office:value-type="float" office:value="21723" table:style-name="ce6">
            <text:p>21,723<text:s/></text:p>
          </table:table-cell>
          <table:table-cell office:value-type="float" office:value="12609" table:style-name="ce6">
            <text:p>12,609<text:s/></text:p>
          </table:table-cell>
          <table:table-cell office:value-type="float" office:value="10140" table:style-name="ce6">
            <text:p>10,140<text:s/></text:p>
          </table:table-cell>
          <table:table-cell office:value-type="float" office:value="5722" table:style-name="ce6">
            <text:p>5,722<text:s/></text:p>
          </table:table-cell>
          <table:table-cell office:value-type="float" office:value="4940" table:style-name="ce6">
            <text:p>4,940<text:s/></text:p>
          </table:table-cell>
          <table:table-cell office:value-type="float" office:value="6127" table:style-name="ce6">
            <text:p>6,127<text:s/></text:p>
          </table:table-cell>
          <table:table-cell office:value-type="float" office:value="9736" table:style-name="ce6">
            <text:p>9,736<text:s/></text:p>
          </table:table-cell>
          <table:table-cell office:value-type="float" office:value="8518" table:style-name="ce6">
            <text:p>8,518<text:s/></text:p>
          </table:table-cell>
          <table:table-cell office:value-type="float" office:value="12155" table:style-name="ce6">
            <text:p>12,155<text:s/></text:p>
          </table:table-cell>
          <table:table-cell office:value-type="float" office:value="15101" table:style-name="ce6">
            <text:p>15,101<text:s/></text:p>
          </table:table-cell>
          <table:table-cell office:value-type="float" office:value="25205" table:style-name="ce6">
            <text:p>25,205<text:s/></text:p>
          </table:table-cell>
          <table:table-cell office:value-type="float" office:value="18293" table:style-name="ce6">
            <text:p>18,293<text:s/></text:p>
          </table:table-cell>
          <table:table-cell office:value-type="float" office:value="13703" table:style-name="ce6">
            <text:p>13,703<text:s/></text:p>
          </table:table-cell>
          <table:table-cell office:value-type="float" office:value="11357" table:style-name="ce6">
            <text:p>11,357<text:s/></text:p>
          </table:table-cell>
          <table:table-cell office:value-type="float" office:value="11114" table:style-name="ce6">
            <text:p>11,114<text:s/></text:p>
          </table:table-cell>
          <table:table-cell office:value-type="float" office:value="11819" table:style-name="ce6">
            <text:p>11,819<text:s/></text:p>
          </table:table-cell>
          <table:table-cell office:value-type="float" office:value="10618" table:style-name="ce6">
            <text:p>10,618<text:s/></text:p>
          </table:table-cell>
          <table:table-cell office:value-type="float" office:value="11408" table:style-name="ce6">
            <text:p>11,408<text:s/></text:p>
          </table:table-cell>
          <table:table-cell office:value-type="float" office:value="9483" table:style-name="ce6">
            <text:p>9,483<text:s/></text:p>
          </table:table-cell>
          <table:table-cell office:value-type="float" office:value="1630" table:style-name="ce6">
            <text:p>1,630<text:s/></text:p>
          </table:table-cell>
          <table:table-cell office:value-type="float" office:value="2320" table:style-name="ce6">
            <text:p>2,320<text:s/></text:p>
          </table:table-cell>
          <table:table-cell office:value-type="float" office:value="3357" table:style-name="ce6">
            <text:p>3,357<text:s/></text:p>
          </table:table-cell>
          <table:table-cell office:value-type="float" office:value="4318" table:style-name="ce6">
            <text:p>4,318<text:s/></text:p>
          </table:table-cell>
          <table:table-cell office:value-type="float" office:value="2451" table:style-name="ce6">
            <text:p>2,451<text:s/></text:p>
          </table:table-cell>
          <table:table-cell office:value-type="float" office:value="3346" table:style-name="ce6">
            <text:p>3,346<text:s/></text:p>
          </table:table-cell>
          <table:table-cell office:value-type="float" office:value="2801" table:style-name="ce6">
            <text:p>2,801<text:s/></text:p>
          </table:table-cell>
          <table:table-cell office:value-type="float" office:value="7937" table:style-name="ce6">
            <text:p>7,937<text:s/></text:p>
          </table:table-cell>
          <table:table-cell office:value-type="float" office:value="2028" table:style-name="ce6">
            <text:p>2,028<text:s/></text:p>
          </table:table-cell>
          <table:table-cell office:value-type="float" office:value="3435" table:style-name="ce6">
            <text:p>3,435<text:s/></text:p>
          </table:table-cell>
          <table:table-cell office:value-type="float" office:value="4361" table:style-name="ce6">
            <text:p>4,361<text:s/></text:p>
          </table:table-cell>
          <table:table-cell table:number-columns-repeated="16264"/>
        </table:table-row>
        <table:table-row table:style-name="ro2">
          <table:table-cell office:value-type="date" office:date-value="2022-01-04T00:00:00" table:style-name="ce5">
            <text:p>2022/1/4</text:p>
          </table:table-cell>
          <table:table-cell office:value-type="float" office:value="3142" table:style-name="ce6">
            <text:p>3,142<text:s/></text:p>
          </table:table-cell>
          <table:table-cell office:value-type="float" office:value="13168" table:style-name="ce6">
            <text:p>13,168<text:s/></text:p>
          </table:table-cell>
          <table:table-cell office:value-type="float" office:value="37091" table:style-name="ce6">
            <text:p>37,091<text:s/></text:p>
          </table:table-cell>
          <table:table-cell office:value-type="float" office:value="33817" table:style-name="ce6">
            <text:p>33,817<text:s/></text:p>
          </table:table-cell>
          <table:table-cell office:value-type="float" office:value="23933" table:style-name="ce6">
            <text:p>23,933<text:s/></text:p>
          </table:table-cell>
          <table:table-cell office:value-type="float" office:value="13547" table:style-name="ce6">
            <text:p>13,547<text:s/></text:p>
          </table:table-cell>
          <table:table-cell office:value-type="float" office:value="10807" table:style-name="ce6">
            <text:p>10,807<text:s/></text:p>
          </table:table-cell>
          <table:table-cell office:value-type="float" office:value="3966" table:style-name="ce6">
            <text:p>3,966<text:s/></text:p>
          </table:table-cell>
          <table:table-cell office:value-type="float" office:value="3231" table:style-name="ce6">
            <text:p>3,231<text:s/></text:p>
          </table:table-cell>
          <table:table-cell office:value-type="float" office:value="12395" table:style-name="ce6">
            <text:p>12,395<text:s/></text:p>
          </table:table-cell>
          <table:table-cell office:value-type="float" office:value="2481" table:style-name="ce6">
            <text:p>2,481<text:s/></text:p>
          </table:table-cell>
          <table:table-cell office:value-type="float" office:value="4217" table:style-name="ce6">
            <text:p>4,217<text:s/></text:p>
          </table:table-cell>
          <table:table-cell office:value-type="float" office:value="4269" table:style-name="ce6">
            <text:p>4,269<text:s/></text:p>
          </table:table-cell>
          <table:table-cell office:value-type="float" office:value="9024" table:style-name="ce6">
            <text:p>9,024<text:s/></text:p>
          </table:table-cell>
          <table:table-cell office:value-type="float" office:value="10160" table:style-name="ce6">
            <text:p>10,160<text:s/></text:p>
          </table:table-cell>
          <table:table-cell office:value-type="float" office:value="17346" table:style-name="ce6">
            <text:p>17,346<text:s/></text:p>
          </table:table-cell>
          <table:table-cell office:value-type="float" office:value="17889" table:style-name="ce6">
            <text:p>17,889<text:s/></text:p>
          </table:table-cell>
          <table:table-cell office:value-type="float" office:value="5714" table:style-name="ce6">
            <text:p>5,714<text:s/></text:p>
          </table:table-cell>
          <table:table-cell office:value-type="float" office:value="8759" table:style-name="ce6">
            <text:p>8,759<text:s/></text:p>
          </table:table-cell>
          <table:table-cell office:value-type="float" office:value="3207" table:style-name="ce6">
            <text:p>3,207<text:s/></text:p>
          </table:table-cell>
          <table:table-cell office:value-type="float" office:value="7993" table:style-name="ce6">
            <text:p>7,993<text:s/></text:p>
          </table:table-cell>
          <table:table-cell office:value-type="float" office:value="8053" table:style-name="ce6">
            <text:p>8,053<text:s/></text:p>
          </table:table-cell>
          <table:table-cell office:value-type="float" office:value="6677" table:style-name="ce6">
            <text:p>6,677<text:s/></text:p>
          </table:table-cell>
          <table:table-cell office:value-type="float" office:value="26869" table:style-name="ce6">
            <text:p>26,869<text:s/></text:p>
          </table:table-cell>
          <table:table-cell office:value-type="float" office:value="2902" table:style-name="ce6">
            <text:p>2,902<text:s/></text:p>
          </table:table-cell>
          <table:table-cell office:value-type="float" office:value="12477" table:style-name="ce6">
            <text:p>12,477<text:s/></text:p>
          </table:table-cell>
          <table:table-cell office:value-type="float" office:value="11638" table:style-name="ce6">
            <text:p>11,638<text:s/></text:p>
          </table:table-cell>
          <table:table-cell office:value-type="float" office:value="14411" table:style-name="ce6">
            <text:p>14,411<text:s/></text:p>
          </table:table-cell>
          <table:table-cell office:value-type="float" office:value="22815" table:style-name="ce6">
            <text:p>22,815<text:s/></text:p>
          </table:table-cell>
          <table:table-cell office:value-type="float" office:value="15904" table:style-name="ce6">
            <text:p>15,904<text:s/></text:p>
          </table:table-cell>
          <table:table-cell office:value-type="float" office:value="9300" table:style-name="ce6">
            <text:p>9,300<text:s/></text:p>
          </table:table-cell>
          <table:table-cell office:value-type="float" office:value="22259" table:style-name="ce6">
            <text:p>22,259<text:s/></text:p>
          </table:table-cell>
          <table:table-cell office:value-type="float" office:value="14399" table:style-name="ce6">
            <text:p>14,399<text:s/></text:p>
          </table:table-cell>
          <table:table-cell office:value-type="float" office:value="29616" table:style-name="ce6">
            <text:p>29,616<text:s/></text:p>
          </table:table-cell>
          <table:table-cell office:value-type="float" office:value="23202" table:style-name="ce6">
            <text:p>23,202<text:s/></text:p>
          </table:table-cell>
          <table:table-cell office:value-type="float" office:value="9206" table:style-name="ce6">
            <text:p>9,206<text:s/></text:p>
          </table:table-cell>
          <table:table-cell office:value-type="float" office:value="31653" table:style-name="ce6">
            <text:p>31,653<text:s/></text:p>
          </table:table-cell>
          <table:table-cell office:value-type="float" office:value="23714" table:style-name="ce6">
            <text:p>23,714<text:s/></text:p>
          </table:table-cell>
          <table:table-cell office:value-type="float" office:value="24209" table:style-name="ce6">
            <text:p>24,209<text:s/></text:p>
          </table:table-cell>
          <table:table-cell office:value-type="float" office:value="19766" table:style-name="ce6">
            <text:p>19,766<text:s/></text:p>
          </table:table-cell>
          <table:table-cell office:value-type="float" office:value="21394" table:style-name="ce6">
            <text:p>21,394<text:s/></text:p>
          </table:table-cell>
          <table:table-cell office:value-type="float" office:value="97511" table:style-name="ce6">
            <text:p>97,511<text:s/></text:p>
          </table:table-cell>
          <table:table-cell office:value-type="float" office:value="33275" table:style-name="ce6">
            <text:p>33,275<text:s/></text:p>
          </table:table-cell>
          <table:table-cell office:value-type="float" office:value="17861" table:style-name="ce6">
            <text:p>17,861<text:s/></text:p>
          </table:table-cell>
          <table:table-cell office:value-type="float" office:value="21582" table:style-name="ce6">
            <text:p>21,582<text:s/></text:p>
          </table:table-cell>
          <table:table-cell office:value-type="float" office:value="23144" table:style-name="ce6">
            <text:p>23,144<text:s/></text:p>
          </table:table-cell>
          <table:table-cell office:value-type="float" office:value="24397" table:style-name="ce6">
            <text:p>24,397<text:s/></text:p>
          </table:table-cell>
          <table:table-cell office:value-type="float" office:value="25550" table:style-name="ce6">
            <text:p>25,550<text:s/></text:p>
          </table:table-cell>
          <table:table-cell office:value-type="float" office:value="21430" table:style-name="ce6">
            <text:p>21,430<text:s/></text:p>
          </table:table-cell>
          <table:table-cell office:value-type="float" office:value="12372" table:style-name="ce6">
            <text:p>12,372<text:s/></text:p>
          </table:table-cell>
          <table:table-cell office:value-type="float" office:value="28385" table:style-name="ce6">
            <text:p>28,385<text:s/></text:p>
          </table:table-cell>
          <table:table-cell office:value-type="float" office:value="6909" table:style-name="ce6">
            <text:p>6,909<text:s/></text:p>
          </table:table-cell>
          <table:table-cell office:value-type="float" office:value="8666" table:style-name="ce6">
            <text:p>8,666<text:s/></text:p>
          </table:table-cell>
          <table:table-cell office:value-type="float" office:value="16986" table:style-name="ce6">
            <text:p>16,986<text:s/></text:p>
          </table:table-cell>
          <table:table-cell office:value-type="float" office:value="4864" table:style-name="ce6">
            <text:p>4,864<text:s/></text:p>
          </table:table-cell>
          <table:table-cell office:value-type="float" office:value="3648" table:style-name="ce6">
            <text:p>3,648<text:s/></text:p>
          </table:table-cell>
          <table:table-cell office:value-type="float" office:value="3212" table:style-name="ce6">
            <text:p>3,212<text:s/></text:p>
          </table:table-cell>
          <table:table-cell office:value-type="float" office:value="13452" table:style-name="ce6">
            <text:p>13,452<text:s/></text:p>
          </table:table-cell>
          <table:table-cell office:value-type="float" office:value="8916" table:style-name="ce6">
            <text:p>8,916<text:s/></text:p>
          </table:table-cell>
          <table:table-cell office:value-type="float" office:value="10462" table:style-name="ce6">
            <text:p>10,462<text:s/></text:p>
          </table:table-cell>
          <table:table-cell office:value-type="float" office:value="30365" table:style-name="ce6">
            <text:p>30,365<text:s/></text:p>
          </table:table-cell>
          <table:table-cell office:value-type="float" office:value="9162" table:style-name="ce6">
            <text:p>9,162<text:s/></text:p>
          </table:table-cell>
          <table:table-cell office:value-type="float" office:value="11755" table:style-name="ce6">
            <text:p>11,755<text:s/></text:p>
          </table:table-cell>
          <table:table-cell office:value-type="float" office:value="7393" table:style-name="ce6">
            <text:p>7,393<text:s/></text:p>
          </table:table-cell>
          <table:table-cell office:value-type="float" office:value="21264" table:style-name="ce6">
            <text:p>21,264<text:s/></text:p>
          </table:table-cell>
          <table:table-cell office:value-type="float" office:value="25000" table:style-name="ce6">
            <text:p>25,000<text:s/></text:p>
          </table:table-cell>
          <table:table-cell office:value-type="float" office:value="26813" table:style-name="ce6">
            <text:p>26,813<text:s/></text:p>
          </table:table-cell>
          <table:table-cell office:value-type="float" office:value="29996" table:style-name="ce6">
            <text:p>29,996<text:s/></text:p>
          </table:table-cell>
          <table:table-cell office:value-type="float" office:value="36894" table:style-name="ce6">
            <text:p>36,894<text:s/></text:p>
          </table:table-cell>
          <table:table-cell office:value-type="float" office:value="24034" table:style-name="ce6">
            <text:p>24,034<text:s/></text:p>
          </table:table-cell>
          <table:table-cell office:value-type="float" office:value="23078" table:style-name="ce6">
            <text:p>23,078<text:s/></text:p>
          </table:table-cell>
          <table:table-cell office:value-type="float" office:value="45380" table:style-name="ce6">
            <text:p>45,380<text:s/></text:p>
          </table:table-cell>
          <table:table-cell office:value-type="float" office:value="20482" table:style-name="ce6">
            <text:p>20,482<text:s/></text:p>
          </table:table-cell>
          <table:table-cell office:value-type="float" office:value="27879" table:style-name="ce6">
            <text:p>27,879<text:s/></text:p>
          </table:table-cell>
          <table:table-cell office:value-type="float" office:value="27934" table:style-name="ce6">
            <text:p>27,934<text:s/></text:p>
          </table:table-cell>
          <table:table-cell office:value-type="float" office:value="17064" table:style-name="ce6">
            <text:p>17,064<text:s/></text:p>
          </table:table-cell>
          <table:table-cell office:value-type="float" office:value="50822" table:style-name="ce6">
            <text:p>50,822<text:s/></text:p>
          </table:table-cell>
          <table:table-cell office:value-type="float" office:value="19109" table:style-name="ce6">
            <text:p>19,109<text:s/></text:p>
          </table:table-cell>
          <table:table-cell office:value-type="float" office:value="14515" table:style-name="ce6">
            <text:p>14,515<text:s/></text:p>
          </table:table-cell>
          <table:table-cell office:value-type="float" office:value="13286" table:style-name="ce6">
            <text:p>13,286<text:s/></text:p>
          </table:table-cell>
          <table:table-cell office:value-type="float" office:value="17025" table:style-name="ce6">
            <text:p>17,025<text:s/></text:p>
          </table:table-cell>
          <table:table-cell office:value-type="float" office:value="13598" table:style-name="ce6">
            <text:p>13,598<text:s/></text:p>
          </table:table-cell>
          <table:table-cell office:value-type="float" office:value="23003" table:style-name="ce6">
            <text:p>23,003<text:s/></text:p>
          </table:table-cell>
          <table:table-cell office:value-type="float" office:value="17085" table:style-name="ce6">
            <text:p>17,085<text:s/></text:p>
          </table:table-cell>
          <table:table-cell office:value-type="float" office:value="7288" table:style-name="ce6">
            <text:p>7,288<text:s/></text:p>
          </table:table-cell>
          <table:table-cell office:value-type="float" office:value="10120" table:style-name="ce6">
            <text:p>10,120<text:s/></text:p>
          </table:table-cell>
          <table:table-cell office:value-type="float" office:value="34199" table:style-name="ce6">
            <text:p>34,199<text:s/></text:p>
          </table:table-cell>
          <table:table-cell office:value-type="float" office:value="20401" table:style-name="ce6">
            <text:p>20,401<text:s/></text:p>
          </table:table-cell>
          <table:table-cell office:value-type="float" office:value="22355" table:style-name="ce6">
            <text:p>22,355<text:s/></text:p>
          </table:table-cell>
          <table:table-cell office:value-type="float" office:value="21756" table:style-name="ce6">
            <text:p>21,756<text:s/></text:p>
          </table:table-cell>
          <table:table-cell office:value-type="float" office:value="13207" table:style-name="ce6">
            <text:p>13,207<text:s/></text:p>
          </table:table-cell>
          <table:table-cell office:value-type="float" office:value="10409" table:style-name="ce6">
            <text:p>10,409<text:s/></text:p>
          </table:table-cell>
          <table:table-cell office:value-type="float" office:value="5877" table:style-name="ce6">
            <text:p>5,877<text:s/></text:p>
          </table:table-cell>
          <table:table-cell office:value-type="float" office:value="4997" table:style-name="ce6">
            <text:p>4,997<text:s/></text:p>
          </table:table-cell>
          <table:table-cell office:value-type="float" office:value="6274" table:style-name="ce6">
            <text:p>6,274<text:s/></text:p>
          </table:table-cell>
          <table:table-cell office:value-type="float" office:value="9937" table:style-name="ce6">
            <text:p>9,937<text:s/></text:p>
          </table:table-cell>
          <table:table-cell office:value-type="float" office:value="8644" table:style-name="ce6">
            <text:p>8,644<text:s/></text:p>
          </table:table-cell>
          <table:table-cell office:value-type="float" office:value="12141" table:style-name="ce6">
            <text:p>12,141<text:s/></text:p>
          </table:table-cell>
          <table:table-cell office:value-type="float" office:value="15447" table:style-name="ce6">
            <text:p>15,447<text:s/></text:p>
          </table:table-cell>
          <table:table-cell office:value-type="float" office:value="25381" table:style-name="ce6">
            <text:p>25,381<text:s/></text:p>
          </table:table-cell>
          <table:table-cell office:value-type="float" office:value="19755" table:style-name="ce6">
            <text:p>19,755<text:s/></text:p>
          </table:table-cell>
          <table:table-cell office:value-type="float" office:value="13966" table:style-name="ce6">
            <text:p>13,966<text:s/></text:p>
          </table:table-cell>
          <table:table-cell office:value-type="float" office:value="11510" table:style-name="ce6">
            <text:p>11,510<text:s/></text:p>
          </table:table-cell>
          <table:table-cell office:value-type="float" office:value="11328" table:style-name="ce6">
            <text:p>11,328<text:s/></text:p>
          </table:table-cell>
          <table:table-cell office:value-type="float" office:value="11991" table:style-name="ce6">
            <text:p>11,991<text:s/></text:p>
          </table:table-cell>
          <table:table-cell office:value-type="float" office:value="10805" table:style-name="ce6">
            <text:p>10,805<text:s/></text:p>
          </table:table-cell>
          <table:table-cell office:value-type="float" office:value="11757" table:style-name="ce6">
            <text:p>11,757<text:s/></text:p>
          </table:table-cell>
          <table:table-cell office:value-type="float" office:value="9707" table:style-name="ce6">
            <text:p>9,707<text:s/></text:p>
          </table:table-cell>
          <table:table-cell office:value-type="float" office:value="1637" table:style-name="ce6">
            <text:p>1,637<text:s/></text:p>
          </table:table-cell>
          <table:table-cell office:value-type="float" office:value="2255" table:style-name="ce6">
            <text:p>2,255<text:s/></text:p>
          </table:table-cell>
          <table:table-cell office:value-type="float" office:value="3500" table:style-name="ce6">
            <text:p>3,500<text:s/></text:p>
          </table:table-cell>
          <table:table-cell office:value-type="float" office:value="4418" table:style-name="ce6">
            <text:p>4,418<text:s/></text:p>
          </table:table-cell>
          <table:table-cell office:value-type="float" office:value="2392" table:style-name="ce6">
            <text:p>2,392<text:s/></text:p>
          </table:table-cell>
          <table:table-cell office:value-type="float" office:value="3502" table:style-name="ce6">
            <text:p>3,502<text:s/></text:p>
          </table:table-cell>
          <table:table-cell office:value-type="float" office:value="2914" table:style-name="ce6">
            <text:p>2,914<text:s/></text:p>
          </table:table-cell>
          <table:table-cell office:value-type="float" office:value="6953" table:style-name="ce6">
            <text:p>6,953<text:s/></text:p>
          </table:table-cell>
          <table:table-cell office:value-type="float" office:value="2066" table:style-name="ce6">
            <text:p>2,066<text:s/></text:p>
          </table:table-cell>
          <table:table-cell office:value-type="float" office:value="3412" table:style-name="ce6">
            <text:p>3,412<text:s/></text:p>
          </table:table-cell>
          <table:table-cell office:value-type="float" office:value="4435" table:style-name="ce6">
            <text:p>4,435<text:s/></text:p>
          </table:table-cell>
          <table:table-cell table:number-columns-repeated="16264"/>
        </table:table-row>
        <table:table-row table:style-name="ro2">
          <table:table-cell office:value-type="date" office:date-value="2022-01-05T00:00:00" table:style-name="ce5">
            <text:p>2022/1/5</text:p>
          </table:table-cell>
          <table:table-cell office:value-type="float" office:value="3322" table:style-name="ce6">
            <text:p>3,322<text:s/></text:p>
          </table:table-cell>
          <table:table-cell office:value-type="float" office:value="13329" table:style-name="ce6">
            <text:p>13,329<text:s/></text:p>
          </table:table-cell>
          <table:table-cell office:value-type="float" office:value="37320" table:style-name="ce6">
            <text:p>37,320<text:s/></text:p>
          </table:table-cell>
          <table:table-cell office:value-type="float" office:value="35342" table:style-name="ce6">
            <text:p>35,342<text:s/></text:p>
          </table:table-cell>
          <table:table-cell office:value-type="float" office:value="24175" table:style-name="ce6">
            <text:p>24,175<text:s/></text:p>
          </table:table-cell>
          <table:table-cell office:value-type="float" office:value="13772" table:style-name="ce6">
            <text:p>13,772<text:s/></text:p>
          </table:table-cell>
          <table:table-cell office:value-type="float" office:value="10663" table:style-name="ce6">
            <text:p>10,663<text:s/></text:p>
          </table:table-cell>
          <table:table-cell office:value-type="float" office:value="4046" table:style-name="ce6">
            <text:p>4,046<text:s/></text:p>
          </table:table-cell>
          <table:table-cell office:value-type="float" office:value="3372" table:style-name="ce6">
            <text:p>3,372<text:s/></text:p>
          </table:table-cell>
          <table:table-cell office:value-type="float" office:value="12645" table:style-name="ce6">
            <text:p>12,645<text:s/></text:p>
          </table:table-cell>
          <table:table-cell office:value-type="float" office:value="2543" table:style-name="ce6">
            <text:p>2,543<text:s/></text:p>
          </table:table-cell>
          <table:table-cell office:value-type="float" office:value="4213" table:style-name="ce6">
            <text:p>4,213<text:s/></text:p>
          </table:table-cell>
          <table:table-cell office:value-type="float" office:value="4206" table:style-name="ce6">
            <text:p>4,206<text:s/></text:p>
          </table:table-cell>
          <table:table-cell office:value-type="float" office:value="9338" table:style-name="ce6">
            <text:p>9,338<text:s/></text:p>
          </table:table-cell>
          <table:table-cell office:value-type="float" office:value="10308" table:style-name="ce6">
            <text:p>10,308<text:s/></text:p>
          </table:table-cell>
          <table:table-cell office:value-type="float" office:value="17086" table:style-name="ce6">
            <text:p>17,086<text:s/></text:p>
          </table:table-cell>
          <table:table-cell office:value-type="float" office:value="18039" table:style-name="ce6">
            <text:p>18,039<text:s/></text:p>
          </table:table-cell>
          <table:table-cell office:value-type="float" office:value="5632" table:style-name="ce6">
            <text:p>5,632<text:s/></text:p>
          </table:table-cell>
          <table:table-cell office:value-type="float" office:value="8808" table:style-name="ce6">
            <text:p>8,808<text:s/></text:p>
          </table:table-cell>
          <table:table-cell office:value-type="float" office:value="3363" table:style-name="ce6">
            <text:p>3,363<text:s/></text:p>
          </table:table-cell>
          <table:table-cell office:value-type="float" office:value="8187" table:style-name="ce6">
            <text:p>8,187<text:s/></text:p>
          </table:table-cell>
          <table:table-cell office:value-type="float" office:value="8067" table:style-name="ce6">
            <text:p>8,067<text:s/></text:p>
          </table:table-cell>
          <table:table-cell office:value-type="float" office:value="6298" table:style-name="ce6">
            <text:p>6,298<text:s/></text:p>
          </table:table-cell>
          <table:table-cell office:value-type="float" office:value="27494" table:style-name="ce6">
            <text:p>27,494<text:s/></text:p>
          </table:table-cell>
          <table:table-cell office:value-type="float" office:value="3015" table:style-name="ce6">
            <text:p>3,015<text:s/></text:p>
          </table:table-cell>
          <table:table-cell office:value-type="float" office:value="12705" table:style-name="ce6">
            <text:p>12,705<text:s/></text:p>
          </table:table-cell>
          <table:table-cell office:value-type="float" office:value="11970" table:style-name="ce6">
            <text:p>11,970<text:s/></text:p>
          </table:table-cell>
          <table:table-cell office:value-type="float" office:value="14889" table:style-name="ce6">
            <text:p>14,889<text:s/></text:p>
          </table:table-cell>
          <table:table-cell office:value-type="float" office:value="23214" table:style-name="ce6">
            <text:p>23,214<text:s/></text:p>
          </table:table-cell>
          <table:table-cell office:value-type="float" office:value="16164" table:style-name="ce6">
            <text:p>16,164<text:s/></text:p>
          </table:table-cell>
          <table:table-cell office:value-type="float" office:value="9526" table:style-name="ce6">
            <text:p>9,526<text:s/></text:p>
          </table:table-cell>
          <table:table-cell office:value-type="float" office:value="22973" table:style-name="ce6">
            <text:p>22,973<text:s/></text:p>
          </table:table-cell>
          <table:table-cell office:value-type="float" office:value="14746" table:style-name="ce6">
            <text:p>14,746<text:s/></text:p>
          </table:table-cell>
          <table:table-cell office:value-type="float" office:value="30052" table:style-name="ce6">
            <text:p>30,052<text:s/></text:p>
          </table:table-cell>
          <table:table-cell office:value-type="float" office:value="24323" table:style-name="ce6">
            <text:p>24,323<text:s/></text:p>
          </table:table-cell>
          <table:table-cell office:value-type="float" office:value="9398" table:style-name="ce6">
            <text:p>9,398<text:s/></text:p>
          </table:table-cell>
          <table:table-cell office:value-type="float" office:value="32284" table:style-name="ce6">
            <text:p>32,284<text:s/></text:p>
          </table:table-cell>
          <table:table-cell office:value-type="float" office:value="23957" table:style-name="ce6">
            <text:p>23,957<text:s/></text:p>
          </table:table-cell>
          <table:table-cell office:value-type="float" office:value="24562" table:style-name="ce6">
            <text:p>24,562<text:s/></text:p>
          </table:table-cell>
          <table:table-cell office:value-type="float" office:value="20335" table:style-name="ce6">
            <text:p>20,335<text:s/></text:p>
          </table:table-cell>
          <table:table-cell office:value-type="float" office:value="21405" table:style-name="ce6">
            <text:p>21,405<text:s/></text:p>
          </table:table-cell>
          <table:table-cell office:value-type="float" office:value="98977" table:style-name="ce6">
            <text:p>98,977<text:s/></text:p>
          </table:table-cell>
          <table:table-cell office:value-type="float" office:value="35597" table:style-name="ce6">
            <text:p>35,597<text:s/></text:p>
          </table:table-cell>
          <table:table-cell office:value-type="float" office:value="18392" table:style-name="ce6">
            <text:p>18,392<text:s/></text:p>
          </table:table-cell>
          <table:table-cell office:value-type="float" office:value="22219" table:style-name="ce6">
            <text:p>22,219<text:s/></text:p>
          </table:table-cell>
          <table:table-cell office:value-type="float" office:value="23165" table:style-name="ce6">
            <text:p>23,165<text:s/></text:p>
          </table:table-cell>
          <table:table-cell office:value-type="float" office:value="24929" table:style-name="ce6">
            <text:p>24,929<text:s/></text:p>
          </table:table-cell>
          <table:table-cell office:value-type="float" office:value="26008" table:style-name="ce6">
            <text:p>26,008<text:s/></text:p>
          </table:table-cell>
          <table:table-cell office:value-type="float" office:value="22002" table:style-name="ce6">
            <text:p>22,002<text:s/></text:p>
          </table:table-cell>
          <table:table-cell office:value-type="float" office:value="12715" table:style-name="ce6">
            <text:p>12,715<text:s/></text:p>
          </table:table-cell>
          <table:table-cell office:value-type="float" office:value="29612" table:style-name="ce6">
            <text:p>29,612<text:s/></text:p>
          </table:table-cell>
          <table:table-cell office:value-type="float" office:value="6970" table:style-name="ce6">
            <text:p>6,970<text:s/></text:p>
          </table:table-cell>
          <table:table-cell office:value-type="float" office:value="8967" table:style-name="ce6">
            <text:p>8,967<text:s/></text:p>
          </table:table-cell>
          <table:table-cell office:value-type="float" office:value="17155" table:style-name="ce6">
            <text:p>17,155<text:s/></text:p>
          </table:table-cell>
          <table:table-cell office:value-type="float" office:value="4951" table:style-name="ce6">
            <text:p>4,951<text:s/></text:p>
          </table:table-cell>
          <table:table-cell office:value-type="float" office:value="3660" table:style-name="ce6">
            <text:p>3,660<text:s/></text:p>
          </table:table-cell>
          <table:table-cell office:value-type="float" office:value="3332" table:style-name="ce6">
            <text:p>3,332<text:s/></text:p>
          </table:table-cell>
          <table:table-cell office:value-type="float" office:value="13539" table:style-name="ce6">
            <text:p>13,539<text:s/></text:p>
          </table:table-cell>
          <table:table-cell office:value-type="float" office:value="8725" table:style-name="ce6">
            <text:p>8,725<text:s/></text:p>
          </table:table-cell>
          <table:table-cell office:value-type="float" office:value="10475" table:style-name="ce6">
            <text:p>10,475<text:s/></text:p>
          </table:table-cell>
          <table:table-cell office:value-type="float" office:value="30723" table:style-name="ce6">
            <text:p>30,723<text:s/></text:p>
          </table:table-cell>
          <table:table-cell office:value-type="float" office:value="9303" table:style-name="ce6">
            <text:p>9,303<text:s/></text:p>
          </table:table-cell>
          <table:table-cell office:value-type="float" office:value="11975" table:style-name="ce6">
            <text:p>11,975<text:s/></text:p>
          </table:table-cell>
          <table:table-cell office:value-type="float" office:value="7615" table:style-name="ce6">
            <text:p>7,615<text:s/></text:p>
          </table:table-cell>
          <table:table-cell office:value-type="float" office:value="21407" table:style-name="ce6">
            <text:p>21,407<text:s/></text:p>
          </table:table-cell>
          <table:table-cell office:value-type="float" office:value="24994" table:style-name="ce6">
            <text:p>24,994<text:s/></text:p>
          </table:table-cell>
          <table:table-cell office:value-type="float" office:value="27056" table:style-name="ce6">
            <text:p>27,056<text:s/></text:p>
          </table:table-cell>
          <table:table-cell office:value-type="float" office:value="30934" table:style-name="ce6">
            <text:p>30,934<text:s/></text:p>
          </table:table-cell>
          <table:table-cell office:value-type="float" office:value="37739" table:style-name="ce6">
            <text:p>37,739<text:s/></text:p>
          </table:table-cell>
          <table:table-cell office:value-type="float" office:value="24276" table:style-name="ce6">
            <text:p>24,276<text:s/></text:p>
          </table:table-cell>
          <table:table-cell office:value-type="float" office:value="23662" table:style-name="ce6">
            <text:p>23,662<text:s/></text:p>
          </table:table-cell>
          <table:table-cell office:value-type="float" office:value="47528" table:style-name="ce6">
            <text:p>47,528<text:s/></text:p>
          </table:table-cell>
          <table:table-cell office:value-type="float" office:value="20982" table:style-name="ce6">
            <text:p>20,982<text:s/></text:p>
          </table:table-cell>
          <table:table-cell office:value-type="float" office:value="29051" table:style-name="ce6">
            <text:p>29,051<text:s/></text:p>
          </table:table-cell>
          <table:table-cell office:value-type="float" office:value="28789" table:style-name="ce6">
            <text:p>28,789<text:s/></text:p>
          </table:table-cell>
          <table:table-cell office:value-type="float" office:value="17314" table:style-name="ce6">
            <text:p>17,314<text:s/></text:p>
          </table:table-cell>
          <table:table-cell office:value-type="float" office:value="51667" table:style-name="ce6">
            <text:p>51,667<text:s/></text:p>
          </table:table-cell>
          <table:table-cell office:value-type="float" office:value="18482" table:style-name="ce6">
            <text:p>18,482<text:s/></text:p>
          </table:table-cell>
          <table:table-cell office:value-type="float" office:value="14692" table:style-name="ce6">
            <text:p>14,692<text:s/></text:p>
          </table:table-cell>
          <table:table-cell office:value-type="float" office:value="13346" table:style-name="ce6">
            <text:p>13,346<text:s/></text:p>
          </table:table-cell>
          <table:table-cell office:value-type="float" office:value="17249" table:style-name="ce6">
            <text:p>17,249<text:s/></text:p>
          </table:table-cell>
          <table:table-cell office:value-type="float" office:value="13473" table:style-name="ce6">
            <text:p>13,473<text:s/></text:p>
          </table:table-cell>
          <table:table-cell office:value-type="float" office:value="22929" table:style-name="ce6">
            <text:p>22,929<text:s/></text:p>
          </table:table-cell>
          <table:table-cell office:value-type="float" office:value="17362" table:style-name="ce6">
            <text:p>17,362<text:s/></text:p>
          </table:table-cell>
          <table:table-cell office:value-type="float" office:value="7754" table:style-name="ce6">
            <text:p>7,754<text:s/></text:p>
          </table:table-cell>
          <table:table-cell office:value-type="float" office:value="10405" table:style-name="ce6">
            <text:p>10,405<text:s/></text:p>
          </table:table-cell>
          <table:table-cell office:value-type="float" office:value="34761" table:style-name="ce6">
            <text:p>34,761<text:s/></text:p>
          </table:table-cell>
          <table:table-cell office:value-type="float" office:value="20799" table:style-name="ce6">
            <text:p>20,799<text:s/></text:p>
          </table:table-cell>
          <table:table-cell office:value-type="float" office:value="22287" table:style-name="ce6">
            <text:p>22,287<text:s/></text:p>
          </table:table-cell>
          <table:table-cell office:value-type="float" office:value="22175" table:style-name="ce6">
            <text:p>22,175<text:s/></text:p>
          </table:table-cell>
          <table:table-cell office:value-type="float" office:value="12917" table:style-name="ce6">
            <text:p>12,917<text:s/></text:p>
          </table:table-cell>
          <table:table-cell office:value-type="float" office:value="10109" table:style-name="ce6">
            <text:p>10,109<text:s/></text:p>
          </table:table-cell>
          <table:table-cell office:value-type="float" office:value="6008" table:style-name="ce6">
            <text:p>6,008<text:s/></text:p>
          </table:table-cell>
          <table:table-cell office:value-type="float" office:value="5092" table:style-name="ce6">
            <text:p>5,092<text:s/></text:p>
          </table:table-cell>
          <table:table-cell office:value-type="float" office:value="6498" table:style-name="ce6">
            <text:p>6,498<text:s/></text:p>
          </table:table-cell>
          <table:table-cell office:value-type="float" office:value="10129" table:style-name="ce6">
            <text:p>10,129<text:s/></text:p>
          </table:table-cell>
          <table:table-cell office:value-type="float" office:value="9015" table:style-name="ce6">
            <text:p>9,015<text:s/></text:p>
          </table:table-cell>
          <table:table-cell office:value-type="float" office:value="12419" table:style-name="ce6">
            <text:p>12,419<text:s/></text:p>
          </table:table-cell>
          <table:table-cell office:value-type="float" office:value="15966" table:style-name="ce6">
            <text:p>15,966<text:s/></text:p>
          </table:table-cell>
          <table:table-cell office:value-type="float" office:value="26053" table:style-name="ce6">
            <text:p>26,053<text:s/></text:p>
          </table:table-cell>
          <table:table-cell office:value-type="float" office:value="20504" table:style-name="ce6">
            <text:p>20,504<text:s/></text:p>
          </table:table-cell>
          <table:table-cell office:value-type="float" office:value="14429" table:style-name="ce6">
            <text:p>14,429<text:s/></text:p>
          </table:table-cell>
          <table:table-cell office:value-type="float" office:value="11693" table:style-name="ce6">
            <text:p>11,693<text:s/></text:p>
          </table:table-cell>
          <table:table-cell office:value-type="float" office:value="11674" table:style-name="ce6">
            <text:p>11,674<text:s/></text:p>
          </table:table-cell>
          <table:table-cell office:value-type="float" office:value="11882" table:style-name="ce6">
            <text:p>11,882<text:s/></text:p>
          </table:table-cell>
          <table:table-cell office:value-type="float" office:value="10966" table:style-name="ce6">
            <text:p>10,966<text:s/></text:p>
          </table:table-cell>
          <table:table-cell office:value-type="float" office:value="11797" table:style-name="ce6">
            <text:p>11,797<text:s/></text:p>
          </table:table-cell>
          <table:table-cell office:value-type="float" office:value="9935" table:style-name="ce6">
            <text:p>9,935<text:s/></text:p>
          </table:table-cell>
          <table:table-cell office:value-type="float" office:value="1763" table:style-name="ce6">
            <text:p>1,763<text:s/></text:p>
          </table:table-cell>
          <table:table-cell office:value-type="float" office:value="2337" table:style-name="ce6">
            <text:p>2,337<text:s/></text:p>
          </table:table-cell>
          <table:table-cell office:value-type="float" office:value="3457" table:style-name="ce6">
            <text:p>3,457<text:s/></text:p>
          </table:table-cell>
          <table:table-cell office:value-type="float" office:value="4530" table:style-name="ce6">
            <text:p>4,530<text:s/></text:p>
          </table:table-cell>
          <table:table-cell office:value-type="float" office:value="2484" table:style-name="ce6">
            <text:p>2,484<text:s/></text:p>
          </table:table-cell>
          <table:table-cell office:value-type="float" office:value="3460" table:style-name="ce6">
            <text:p>3,460<text:s/></text:p>
          </table:table-cell>
          <table:table-cell office:value-type="float" office:value="2953" table:style-name="ce6">
            <text:p>2,953<text:s/></text:p>
          </table:table-cell>
          <table:table-cell office:value-type="float" office:value="7058" table:style-name="ce6">
            <text:p>7,058<text:s/></text:p>
          </table:table-cell>
          <table:table-cell office:value-type="float" office:value="2127" table:style-name="ce6">
            <text:p>2,127<text:s/></text:p>
          </table:table-cell>
          <table:table-cell office:value-type="float" office:value="3531" table:style-name="ce6">
            <text:p>3,531<text:s/></text:p>
          </table:table-cell>
          <table:table-cell office:value-type="float" office:value="4401" table:style-name="ce6">
            <text:p>4,401<text:s/></text:p>
          </table:table-cell>
          <table:table-cell table:number-columns-repeated="16264"/>
        </table:table-row>
        <table:table-row table:style-name="ro2">
          <table:table-cell office:value-type="date" office:date-value="2022-01-06T00:00:00" table:style-name="ce5">
            <text:p>2022/1/6</text:p>
          </table:table-cell>
          <table:table-cell office:value-type="float" office:value="3460" table:style-name="ce6">
            <text:p>3,460<text:s/></text:p>
          </table:table-cell>
          <table:table-cell office:value-type="float" office:value="13628" table:style-name="ce6">
            <text:p>13,628<text:s/></text:p>
          </table:table-cell>
          <table:table-cell office:value-type="float" office:value="38876" table:style-name="ce6">
            <text:p>38,876<text:s/></text:p>
          </table:table-cell>
          <table:table-cell office:value-type="float" office:value="36591" table:style-name="ce6">
            <text:p>36,591<text:s/></text:p>
          </table:table-cell>
          <table:table-cell office:value-type="float" office:value="24665" table:style-name="ce6">
            <text:p>24,665<text:s/></text:p>
          </table:table-cell>
          <table:table-cell office:value-type="float" office:value="14452" table:style-name="ce6">
            <text:p>14,452<text:s/></text:p>
          </table:table-cell>
          <table:table-cell office:value-type="float" office:value="10816" table:style-name="ce6">
            <text:p>10,816<text:s/></text:p>
          </table:table-cell>
          <table:table-cell office:value-type="float" office:value="4043" table:style-name="ce6">
            <text:p>4,043<text:s/></text:p>
          </table:table-cell>
          <table:table-cell office:value-type="float" office:value="3383" table:style-name="ce6">
            <text:p>3,383<text:s/></text:p>
          </table:table-cell>
          <table:table-cell office:value-type="float" office:value="12839" table:style-name="ce6">
            <text:p>12,839<text:s/></text:p>
          </table:table-cell>
          <table:table-cell office:value-type="float" office:value="2495" table:style-name="ce6">
            <text:p>2,495<text:s/></text:p>
          </table:table-cell>
          <table:table-cell office:value-type="float" office:value="4396" table:style-name="ce6">
            <text:p>4,396<text:s/></text:p>
          </table:table-cell>
          <table:table-cell office:value-type="float" office:value="4191" table:style-name="ce6">
            <text:p>4,191<text:s/></text:p>
          </table:table-cell>
          <table:table-cell office:value-type="float" office:value="9477" table:style-name="ce6">
            <text:p>9,477<text:s/></text:p>
          </table:table-cell>
          <table:table-cell office:value-type="float" office:value="10395" table:style-name="ce6">
            <text:p>10,395<text:s/></text:p>
          </table:table-cell>
          <table:table-cell office:value-type="float" office:value="17585" table:style-name="ce6">
            <text:p>17,585<text:s/></text:p>
          </table:table-cell>
          <table:table-cell office:value-type="float" office:value="18383" table:style-name="ce6">
            <text:p>18,383<text:s/></text:p>
          </table:table-cell>
          <table:table-cell office:value-type="float" office:value="5682" table:style-name="ce6">
            <text:p>5,682<text:s/></text:p>
          </table:table-cell>
          <table:table-cell office:value-type="float" office:value="9084" table:style-name="ce6">
            <text:p>9,084<text:s/></text:p>
          </table:table-cell>
          <table:table-cell office:value-type="float" office:value="3075" table:style-name="ce6">
            <text:p>3,075<text:s/></text:p>
          </table:table-cell>
          <table:table-cell office:value-type="float" office:value="8296" table:style-name="ce6">
            <text:p>8,296<text:s/></text:p>
          </table:table-cell>
          <table:table-cell office:value-type="float" office:value="7948" table:style-name="ce6">
            <text:p>7,948<text:s/></text:p>
          </table:table-cell>
          <table:table-cell office:value-type="float" office:value="6938" table:style-name="ce6">
            <text:p>6,938<text:s/></text:p>
          </table:table-cell>
          <table:table-cell office:value-type="float" office:value="27328" table:style-name="ce6">
            <text:p>27,328<text:s/></text:p>
          </table:table-cell>
          <table:table-cell office:value-type="float" office:value="3152" table:style-name="ce6">
            <text:p>3,152<text:s/></text:p>
          </table:table-cell>
          <table:table-cell office:value-type="float" office:value="12141" table:style-name="ce6">
            <text:p>12,141<text:s/></text:p>
          </table:table-cell>
          <table:table-cell office:value-type="float" office:value="12010" table:style-name="ce6">
            <text:p>12,010<text:s/></text:p>
          </table:table-cell>
          <table:table-cell office:value-type="float" office:value="14727" table:style-name="ce6">
            <text:p>14,727<text:s/></text:p>
          </table:table-cell>
          <table:table-cell office:value-type="float" office:value="23446" table:style-name="ce6">
            <text:p>23,446<text:s/></text:p>
          </table:table-cell>
          <table:table-cell office:value-type="float" office:value="16106" table:style-name="ce6">
            <text:p>16,106<text:s/></text:p>
          </table:table-cell>
          <table:table-cell office:value-type="float" office:value="9584" table:style-name="ce6">
            <text:p>9,584<text:s/></text:p>
          </table:table-cell>
          <table:table-cell office:value-type="float" office:value="23748" table:style-name="ce6">
            <text:p>23,748<text:s/></text:p>
          </table:table-cell>
          <table:table-cell office:value-type="float" office:value="15278" table:style-name="ce6">
            <text:p>15,278<text:s/></text:p>
          </table:table-cell>
          <table:table-cell office:value-type="float" office:value="30497" table:style-name="ce6">
            <text:p>30,497<text:s/></text:p>
          </table:table-cell>
          <table:table-cell office:value-type="float" office:value="24724" table:style-name="ce6">
            <text:p>24,724<text:s/></text:p>
          </table:table-cell>
          <table:table-cell office:value-type="float" office:value="9568" table:style-name="ce6">
            <text:p>9,568<text:s/></text:p>
          </table:table-cell>
          <table:table-cell office:value-type="float" office:value="32225" table:style-name="ce6">
            <text:p>32,225<text:s/></text:p>
          </table:table-cell>
          <table:table-cell office:value-type="float" office:value="23920" table:style-name="ce6">
            <text:p>23,920<text:s/></text:p>
          </table:table-cell>
          <table:table-cell office:value-type="float" office:value="24634" table:style-name="ce6">
            <text:p>24,634<text:s/></text:p>
          </table:table-cell>
          <table:table-cell office:value-type="float" office:value="20155" table:style-name="ce6">
            <text:p>20,155<text:s/></text:p>
          </table:table-cell>
          <table:table-cell office:value-type="float" office:value="21570" table:style-name="ce6">
            <text:p>21,570<text:s/></text:p>
          </table:table-cell>
          <table:table-cell office:value-type="float" office:value="102093" table:style-name="ce6">
            <text:p>102,093<text:s/></text:p>
          </table:table-cell>
          <table:table-cell office:value-type="float" office:value="36884" table:style-name="ce6">
            <text:p>36,884<text:s/></text:p>
          </table:table-cell>
          <table:table-cell office:value-type="float" office:value="18323" table:style-name="ce6">
            <text:p>18,323<text:s/></text:p>
          </table:table-cell>
          <table:table-cell office:value-type="float" office:value="21971" table:style-name="ce6">
            <text:p>21,971<text:s/></text:p>
          </table:table-cell>
          <table:table-cell office:value-type="float" office:value="22924" table:style-name="ce6">
            <text:p>22,924<text:s/></text:p>
          </table:table-cell>
          <table:table-cell office:value-type="float" office:value="24339" table:style-name="ce6">
            <text:p>24,339<text:s/></text:p>
          </table:table-cell>
          <table:table-cell office:value-type="float" office:value="25961" table:style-name="ce6">
            <text:p>25,961<text:s/></text:p>
          </table:table-cell>
          <table:table-cell office:value-type="float" office:value="21560" table:style-name="ce6">
            <text:p>21,560<text:s/></text:p>
          </table:table-cell>
          <table:table-cell office:value-type="float" office:value="12386" table:style-name="ce6">
            <text:p>12,386<text:s/></text:p>
          </table:table-cell>
          <table:table-cell office:value-type="float" office:value="28869" table:style-name="ce6">
            <text:p>28,869<text:s/></text:p>
          </table:table-cell>
          <table:table-cell office:value-type="float" office:value="6952" table:style-name="ce6">
            <text:p>6,952<text:s/></text:p>
          </table:table-cell>
          <table:table-cell office:value-type="float" office:value="8870" table:style-name="ce6">
            <text:p>8,870<text:s/></text:p>
          </table:table-cell>
          <table:table-cell office:value-type="float" office:value="17223" table:style-name="ce6">
            <text:p>17,223<text:s/></text:p>
          </table:table-cell>
          <table:table-cell office:value-type="float" office:value="5017" table:style-name="ce6">
            <text:p>5,017<text:s/></text:p>
          </table:table-cell>
          <table:table-cell office:value-type="float" office:value="3610" table:style-name="ce6">
            <text:p>3,610<text:s/></text:p>
          </table:table-cell>
          <table:table-cell office:value-type="float" office:value="3239" table:style-name="ce6">
            <text:p>3,239<text:s/></text:p>
          </table:table-cell>
          <table:table-cell office:value-type="float" office:value="13800" table:style-name="ce6">
            <text:p>13,800<text:s/></text:p>
          </table:table-cell>
          <table:table-cell office:value-type="float" office:value="8803" table:style-name="ce6">
            <text:p>8,803<text:s/></text:p>
          </table:table-cell>
          <table:table-cell office:value-type="float" office:value="10502" table:style-name="ce6">
            <text:p>10,502<text:s/></text:p>
          </table:table-cell>
          <table:table-cell office:value-type="float" office:value="29967" table:style-name="ce6">
            <text:p>29,967<text:s/></text:p>
          </table:table-cell>
          <table:table-cell office:value-type="float" office:value="9260" table:style-name="ce6">
            <text:p>9,260<text:s/></text:p>
          </table:table-cell>
          <table:table-cell office:value-type="float" office:value="11999" table:style-name="ce6">
            <text:p>11,999<text:s/></text:p>
          </table:table-cell>
          <table:table-cell office:value-type="float" office:value="7443" table:style-name="ce6">
            <text:p>7,443<text:s/></text:p>
          </table:table-cell>
          <table:table-cell office:value-type="float" office:value="21451" table:style-name="ce6">
            <text:p>21,451<text:s/></text:p>
          </table:table-cell>
          <table:table-cell office:value-type="float" office:value="25222" table:style-name="ce6">
            <text:p>25,222<text:s/></text:p>
          </table:table-cell>
          <table:table-cell office:value-type="float" office:value="27123" table:style-name="ce6">
            <text:p>27,123<text:s/></text:p>
          </table:table-cell>
          <table:table-cell office:value-type="float" office:value="31282" table:style-name="ce6">
            <text:p>31,282<text:s/></text:p>
          </table:table-cell>
          <table:table-cell office:value-type="float" office:value="37418" table:style-name="ce6">
            <text:p>37,418<text:s/></text:p>
          </table:table-cell>
          <table:table-cell office:value-type="float" office:value="24502" table:style-name="ce6">
            <text:p>24,502<text:s/></text:p>
          </table:table-cell>
          <table:table-cell office:value-type="float" office:value="23070" table:style-name="ce6">
            <text:p>23,070<text:s/></text:p>
          </table:table-cell>
          <table:table-cell office:value-type="float" office:value="48004" table:style-name="ce6">
            <text:p>48,004<text:s/></text:p>
          </table:table-cell>
          <table:table-cell office:value-type="float" office:value="21593" table:style-name="ce6">
            <text:p>21,593<text:s/></text:p>
          </table:table-cell>
          <table:table-cell office:value-type="float" office:value="29584" table:style-name="ce6">
            <text:p>29,584<text:s/></text:p>
          </table:table-cell>
          <table:table-cell office:value-type="float" office:value="29932" table:style-name="ce6">
            <text:p>29,932<text:s/></text:p>
          </table:table-cell>
          <table:table-cell office:value-type="float" office:value="18019" table:style-name="ce6">
            <text:p>18,019<text:s/></text:p>
          </table:table-cell>
          <table:table-cell office:value-type="float" office:value="54177" table:style-name="ce6">
            <text:p>54,177<text:s/></text:p>
          </table:table-cell>
          <table:table-cell office:value-type="float" office:value="19306" table:style-name="ce6">
            <text:p>19,306<text:s/></text:p>
          </table:table-cell>
          <table:table-cell office:value-type="float" office:value="14768" table:style-name="ce6">
            <text:p>14,768<text:s/></text:p>
          </table:table-cell>
          <table:table-cell office:value-type="float" office:value="13757" table:style-name="ce6">
            <text:p>13,757<text:s/></text:p>
          </table:table-cell>
          <table:table-cell office:value-type="float" office:value="17478" table:style-name="ce6">
            <text:p>17,478<text:s/></text:p>
          </table:table-cell>
          <table:table-cell office:value-type="float" office:value="13325" table:style-name="ce6">
            <text:p>13,325<text:s/></text:p>
          </table:table-cell>
          <table:table-cell office:value-type="float" office:value="23837" table:style-name="ce6">
            <text:p>23,837<text:s/></text:p>
          </table:table-cell>
          <table:table-cell office:value-type="float" office:value="17762" table:style-name="ce6">
            <text:p>17,762<text:s/></text:p>
          </table:table-cell>
          <table:table-cell office:value-type="float" office:value="7256" table:style-name="ce6">
            <text:p>7,256<text:s/></text:p>
          </table:table-cell>
          <table:table-cell office:value-type="float" office:value="10489" table:style-name="ce6">
            <text:p>10,489<text:s/></text:p>
          </table:table-cell>
          <table:table-cell office:value-type="float" office:value="36137" table:style-name="ce6">
            <text:p>36,137<text:s/></text:p>
          </table:table-cell>
          <table:table-cell office:value-type="float" office:value="21842" table:style-name="ce6">
            <text:p>21,842<text:s/></text:p>
          </table:table-cell>
          <table:table-cell office:value-type="float" office:value="22891" table:style-name="ce6">
            <text:p>22,891<text:s/></text:p>
          </table:table-cell>
          <table:table-cell office:value-type="float" office:value="21895" table:style-name="ce6">
            <text:p>21,895<text:s/></text:p>
          </table:table-cell>
          <table:table-cell office:value-type="float" office:value="13384" table:style-name="ce6">
            <text:p>13,384<text:s/></text:p>
          </table:table-cell>
          <table:table-cell office:value-type="float" office:value="9941" table:style-name="ce6">
            <text:p>9,941<text:s/></text:p>
          </table:table-cell>
          <table:table-cell office:value-type="float" office:value="6030" table:style-name="ce6">
            <text:p>6,030<text:s/></text:p>
          </table:table-cell>
          <table:table-cell office:value-type="float" office:value="5147" table:style-name="ce6">
            <text:p>5,147<text:s/></text:p>
          </table:table-cell>
          <table:table-cell office:value-type="float" office:value="6450" table:style-name="ce6">
            <text:p>6,450<text:s/></text:p>
          </table:table-cell>
          <table:table-cell office:value-type="float" office:value="10017" table:style-name="ce6">
            <text:p>10,017<text:s/></text:p>
          </table:table-cell>
          <table:table-cell office:value-type="float" office:value="8858" table:style-name="ce6">
            <text:p>8,858<text:s/></text:p>
          </table:table-cell>
          <table:table-cell office:value-type="float" office:value="12209" table:style-name="ce6">
            <text:p>12,209<text:s/></text:p>
          </table:table-cell>
          <table:table-cell office:value-type="float" office:value="15966" table:style-name="ce6">
            <text:p>15,966<text:s/></text:p>
          </table:table-cell>
          <table:table-cell office:value-type="float" office:value="25988" table:style-name="ce6">
            <text:p>25,988<text:s/></text:p>
          </table:table-cell>
          <table:table-cell office:value-type="float" office:value="20437" table:style-name="ce6">
            <text:p>20,437<text:s/></text:p>
          </table:table-cell>
          <table:table-cell office:value-type="float" office:value="14090" table:style-name="ce6">
            <text:p>14,090<text:s/></text:p>
          </table:table-cell>
          <table:table-cell office:value-type="float" office:value="11637" table:style-name="ce6">
            <text:p>11,637<text:s/></text:p>
          </table:table-cell>
          <table:table-cell office:value-type="float" office:value="11688" table:style-name="ce6">
            <text:p>11,688<text:s/></text:p>
          </table:table-cell>
          <table:table-cell office:value-type="float" office:value="11890" table:style-name="ce6">
            <text:p>11,890<text:s/></text:p>
          </table:table-cell>
          <table:table-cell office:value-type="float" office:value="11022" table:style-name="ce6">
            <text:p>11,022<text:s/></text:p>
          </table:table-cell>
          <table:table-cell office:value-type="float" office:value="11751" table:style-name="ce6">
            <text:p>11,751<text:s/></text:p>
          </table:table-cell>
          <table:table-cell office:value-type="float" office:value="9724" table:style-name="ce6">
            <text:p>9,724<text:s/></text:p>
          </table:table-cell>
          <table:table-cell office:value-type="float" office:value="1608" table:style-name="ce6">
            <text:p>1,608<text:s/></text:p>
          </table:table-cell>
          <table:table-cell office:value-type="float" office:value="2375" table:style-name="ce6">
            <text:p>2,375<text:s/></text:p>
          </table:table-cell>
          <table:table-cell office:value-type="float" office:value="3454" table:style-name="ce6">
            <text:p>3,454<text:s/></text:p>
          </table:table-cell>
          <table:table-cell office:value-type="float" office:value="4514" table:style-name="ce6">
            <text:p>4,514<text:s/></text:p>
          </table:table-cell>
          <table:table-cell office:value-type="float" office:value="2481" table:style-name="ce6">
            <text:p>2,481<text:s/></text:p>
          </table:table-cell>
          <table:table-cell office:value-type="float" office:value="3568" table:style-name="ce6">
            <text:p>3,568<text:s/></text:p>
          </table:table-cell>
          <table:table-cell office:value-type="float" office:value="2847" table:style-name="ce6">
            <text:p>2,847<text:s/></text:p>
          </table:table-cell>
          <table:table-cell office:value-type="float" office:value="7096" table:style-name="ce6">
            <text:p>7,096<text:s/></text:p>
          </table:table-cell>
          <table:table-cell office:value-type="float" office:value="2094" table:style-name="ce6">
            <text:p>2,094<text:s/></text:p>
          </table:table-cell>
          <table:table-cell office:value-type="float" office:value="3497" table:style-name="ce6">
            <text:p>3,497<text:s/></text:p>
          </table:table-cell>
          <table:table-cell office:value-type="float" office:value="4548" table:style-name="ce6">
            <text:p>4,548<text:s/></text:p>
          </table:table-cell>
          <table:table-cell table:number-columns-repeated="16264"/>
        </table:table-row>
        <table:table-row table:style-name="ro2">
          <table:table-cell office:value-type="date" office:date-value="2022-01-07T00:00:00" table:style-name="ce5">
            <text:p>2022/1/7</text:p>
          </table:table-cell>
          <table:table-cell office:value-type="float" office:value="3584" table:style-name="ce6">
            <text:p>3,584<text:s/></text:p>
          </table:table-cell>
          <table:table-cell office:value-type="float" office:value="14113" table:style-name="ce6">
            <text:p>14,113<text:s/></text:p>
          </table:table-cell>
          <table:table-cell office:value-type="float" office:value="39594" table:style-name="ce6">
            <text:p>39,594<text:s/></text:p>
          </table:table-cell>
          <table:table-cell office:value-type="float" office:value="41143" table:style-name="ce6">
            <text:p>41,143<text:s/></text:p>
          </table:table-cell>
          <table:table-cell office:value-type="float" office:value="25153" table:style-name="ce6">
            <text:p>25,153<text:s/></text:p>
          </table:table-cell>
          <table:table-cell office:value-type="float" office:value="14555" table:style-name="ce6">
            <text:p>14,555<text:s/></text:p>
          </table:table-cell>
          <table:table-cell office:value-type="float" office:value="11465" table:style-name="ce6">
            <text:p>11,465<text:s/></text:p>
          </table:table-cell>
          <table:table-cell office:value-type="float" office:value="4410" table:style-name="ce6">
            <text:p>4,410<text:s/></text:p>
          </table:table-cell>
          <table:table-cell office:value-type="float" office:value="3576" table:style-name="ce6">
            <text:p>3,576<text:s/></text:p>
          </table:table-cell>
          <table:table-cell office:value-type="float" office:value="13564" table:style-name="ce6">
            <text:p>13,564<text:s/></text:p>
          </table:table-cell>
          <table:table-cell office:value-type="float" office:value="2657" table:style-name="ce6">
            <text:p>2,657<text:s/></text:p>
          </table:table-cell>
          <table:table-cell office:value-type="float" office:value="4424" table:style-name="ce6">
            <text:p>4,424<text:s/></text:p>
          </table:table-cell>
          <table:table-cell office:value-type="float" office:value="4654" table:style-name="ce6">
            <text:p>4,654<text:s/></text:p>
          </table:table-cell>
          <table:table-cell office:value-type="float" office:value="9884" table:style-name="ce6">
            <text:p>9,884<text:s/></text:p>
          </table:table-cell>
          <table:table-cell office:value-type="float" office:value="14038" table:style-name="ce6">
            <text:p>14,038<text:s/></text:p>
          </table:table-cell>
          <table:table-cell office:value-type="float" office:value="17685" table:style-name="ce6">
            <text:p>17,685<text:s/></text:p>
          </table:table-cell>
          <table:table-cell office:value-type="float" office:value="18646" table:style-name="ce6">
            <text:p>18,646<text:s/></text:p>
          </table:table-cell>
          <table:table-cell office:value-type="float" office:value="6277" table:style-name="ce6">
            <text:p>6,277<text:s/></text:p>
          </table:table-cell>
          <table:table-cell office:value-type="float" office:value="9524" table:style-name="ce6">
            <text:p>9,524<text:s/></text:p>
          </table:table-cell>
          <table:table-cell office:value-type="float" office:value="3284" table:style-name="ce6">
            <text:p>3,284<text:s/></text:p>
          </table:table-cell>
          <table:table-cell office:value-type="float" office:value="9117" table:style-name="ce6">
            <text:p>9,117<text:s/></text:p>
          </table:table-cell>
          <table:table-cell office:value-type="float" office:value="8773" table:style-name="ce6">
            <text:p>8,773<text:s/></text:p>
          </table:table-cell>
          <table:table-cell office:value-type="float" office:value="6606" table:style-name="ce6">
            <text:p>6,606<text:s/></text:p>
          </table:table-cell>
          <table:table-cell office:value-type="float" office:value="28420" table:style-name="ce6">
            <text:p>28,420<text:s/></text:p>
          </table:table-cell>
          <table:table-cell office:value-type="float" office:value="3125" table:style-name="ce6">
            <text:p>3,125<text:s/></text:p>
          </table:table-cell>
          <table:table-cell office:value-type="float" office:value="12915" table:style-name="ce6">
            <text:p>12,915<text:s/></text:p>
          </table:table-cell>
          <table:table-cell office:value-type="float" office:value="12692" table:style-name="ce6">
            <text:p>12,692<text:s/></text:p>
          </table:table-cell>
          <table:table-cell office:value-type="float" office:value="15881" table:style-name="ce6">
            <text:p>15,881<text:s/></text:p>
          </table:table-cell>
          <table:table-cell office:value-type="float" office:value="25004" table:style-name="ce6">
            <text:p>25,004<text:s/></text:p>
          </table:table-cell>
          <table:table-cell office:value-type="float" office:value="17266" table:style-name="ce6">
            <text:p>17,266<text:s/></text:p>
          </table:table-cell>
          <table:table-cell office:value-type="float" office:value="10246" table:style-name="ce6">
            <text:p>10,246<text:s/></text:p>
          </table:table-cell>
          <table:table-cell office:value-type="float" office:value="26638" table:style-name="ce6">
            <text:p>26,638<text:s/></text:p>
          </table:table-cell>
          <table:table-cell office:value-type="float" office:value="16726" table:style-name="ce6">
            <text:p>16,726<text:s/></text:p>
          </table:table-cell>
          <table:table-cell office:value-type="float" office:value="31829" table:style-name="ce6">
            <text:p>31,829<text:s/></text:p>
          </table:table-cell>
          <table:table-cell office:value-type="float" office:value="26094" table:style-name="ce6">
            <text:p>26,094<text:s/></text:p>
          </table:table-cell>
          <table:table-cell office:value-type="float" office:value="9781" table:style-name="ce6">
            <text:p>9,781<text:s/></text:p>
          </table:table-cell>
          <table:table-cell office:value-type="float" office:value="34525" table:style-name="ce6">
            <text:p>34,525<text:s/></text:p>
          </table:table-cell>
          <table:table-cell office:value-type="float" office:value="25068" table:style-name="ce6">
            <text:p>25,068<text:s/></text:p>
          </table:table-cell>
          <table:table-cell office:value-type="float" office:value="26041" table:style-name="ce6">
            <text:p>26,041<text:s/></text:p>
          </table:table-cell>
          <table:table-cell office:value-type="float" office:value="21157" table:style-name="ce6">
            <text:p>21,157<text:s/></text:p>
          </table:table-cell>
          <table:table-cell office:value-type="float" office:value="21571" table:style-name="ce6">
            <text:p>21,571<text:s/></text:p>
          </table:table-cell>
          <table:table-cell office:value-type="float" office:value="119110" table:style-name="ce6">
            <text:p>119,110<text:s/></text:p>
          </table:table-cell>
          <table:table-cell office:value-type="float" office:value="42036" table:style-name="ce6">
            <text:p>42,036<text:s/></text:p>
          </table:table-cell>
          <table:table-cell office:value-type="float" office:value="18934" table:style-name="ce6">
            <text:p>18,934<text:s/></text:p>
          </table:table-cell>
          <table:table-cell office:value-type="float" office:value="22734" table:style-name="ce6">
            <text:p>22,734<text:s/></text:p>
          </table:table-cell>
          <table:table-cell office:value-type="float" office:value="25274" table:style-name="ce6">
            <text:p>25,274<text:s/></text:p>
          </table:table-cell>
          <table:table-cell office:value-type="float" office:value="26611" table:style-name="ce6">
            <text:p>26,611<text:s/></text:p>
          </table:table-cell>
          <table:table-cell office:value-type="float" office:value="28103" table:style-name="ce6">
            <text:p>28,103<text:s/></text:p>
          </table:table-cell>
          <table:table-cell office:value-type="float" office:value="23552" table:style-name="ce6">
            <text:p>23,552<text:s/></text:p>
          </table:table-cell>
          <table:table-cell office:value-type="float" office:value="13155" table:style-name="ce6">
            <text:p>13,155<text:s/></text:p>
          </table:table-cell>
          <table:table-cell office:value-type="float" office:value="31254" table:style-name="ce6">
            <text:p>31,254<text:s/></text:p>
          </table:table-cell>
          <table:table-cell office:value-type="float" office:value="7550" table:style-name="ce6">
            <text:p>7,550<text:s/></text:p>
          </table:table-cell>
          <table:table-cell office:value-type="float" office:value="9298" table:style-name="ce6">
            <text:p>9,298<text:s/></text:p>
          </table:table-cell>
          <table:table-cell office:value-type="float" office:value="18705" table:style-name="ce6">
            <text:p>18,705<text:s/></text:p>
          </table:table-cell>
          <table:table-cell office:value-type="float" office:value="5373" table:style-name="ce6">
            <text:p>5,373<text:s/></text:p>
          </table:table-cell>
          <table:table-cell office:value-type="float" office:value="3790" table:style-name="ce6">
            <text:p>3,790<text:s/></text:p>
          </table:table-cell>
          <table:table-cell office:value-type="float" office:value="3313" table:style-name="ce6">
            <text:p>3,313<text:s/></text:p>
          </table:table-cell>
          <table:table-cell office:value-type="float" office:value="13649" table:style-name="ce6">
            <text:p>13,649<text:s/></text:p>
          </table:table-cell>
          <table:table-cell office:value-type="float" office:value="9340" table:style-name="ce6">
            <text:p>9,340<text:s/></text:p>
          </table:table-cell>
          <table:table-cell office:value-type="float" office:value="11478" table:style-name="ce6">
            <text:p>11,478<text:s/></text:p>
          </table:table-cell>
          <table:table-cell office:value-type="float" office:value="33570" table:style-name="ce6">
            <text:p>33,570<text:s/></text:p>
          </table:table-cell>
          <table:table-cell office:value-type="float" office:value="9793" table:style-name="ce6">
            <text:p>9,793<text:s/></text:p>
          </table:table-cell>
          <table:table-cell office:value-type="float" office:value="12748" table:style-name="ce6">
            <text:p>12,748<text:s/></text:p>
          </table:table-cell>
          <table:table-cell office:value-type="float" office:value="8021" table:style-name="ce6">
            <text:p>8,021<text:s/></text:p>
          </table:table-cell>
          <table:table-cell office:value-type="float" office:value="22377" table:style-name="ce6">
            <text:p>22,377<text:s/></text:p>
          </table:table-cell>
          <table:table-cell office:value-type="float" office:value="26163" table:style-name="ce6">
            <text:p>26,163<text:s/></text:p>
          </table:table-cell>
          <table:table-cell office:value-type="float" office:value="29396" table:style-name="ce6">
            <text:p>29,396<text:s/></text:p>
          </table:table-cell>
          <table:table-cell office:value-type="float" office:value="35236" table:style-name="ce6">
            <text:p>35,236<text:s/></text:p>
          </table:table-cell>
          <table:table-cell office:value-type="float" office:value="39819" table:style-name="ce6">
            <text:p>39,819<text:s/></text:p>
          </table:table-cell>
          <table:table-cell office:value-type="float" office:value="25917" table:style-name="ce6">
            <text:p>25,917<text:s/></text:p>
          </table:table-cell>
          <table:table-cell office:value-type="float" office:value="25052" table:style-name="ce6">
            <text:p>25,052<text:s/></text:p>
          </table:table-cell>
          <table:table-cell office:value-type="float" office:value="55697" table:style-name="ce6">
            <text:p>55,697<text:s/></text:p>
          </table:table-cell>
          <table:table-cell office:value-type="float" office:value="21539" table:style-name="ce6">
            <text:p>21,539<text:s/></text:p>
          </table:table-cell>
          <table:table-cell office:value-type="float" office:value="32358" table:style-name="ce6">
            <text:p>32,358<text:s/></text:p>
          </table:table-cell>
          <table:table-cell office:value-type="float" office:value="33479" table:style-name="ce6">
            <text:p>33,479<text:s/></text:p>
          </table:table-cell>
          <table:table-cell office:value-type="float" office:value="19507" table:style-name="ce6">
            <text:p>19,507<text:s/></text:p>
          </table:table-cell>
          <table:table-cell office:value-type="float" office:value="59665" table:style-name="ce6">
            <text:p>59,665<text:s/></text:p>
          </table:table-cell>
          <table:table-cell office:value-type="float" office:value="20482" table:style-name="ce6">
            <text:p>20,482<text:s/></text:p>
          </table:table-cell>
          <table:table-cell office:value-type="float" office:value="15971" table:style-name="ce6">
            <text:p>15,971<text:s/></text:p>
          </table:table-cell>
          <table:table-cell office:value-type="float" office:value="14132" table:style-name="ce6">
            <text:p>14,132<text:s/></text:p>
          </table:table-cell>
          <table:table-cell office:value-type="float" office:value="19543" table:style-name="ce6">
            <text:p>19,543<text:s/></text:p>
          </table:table-cell>
          <table:table-cell office:value-type="float" office:value="13651" table:style-name="ce6">
            <text:p>13,651<text:s/></text:p>
          </table:table-cell>
          <table:table-cell office:value-type="float" office:value="28118" table:style-name="ce6">
            <text:p>28,118<text:s/></text:p>
          </table:table-cell>
          <table:table-cell office:value-type="float" office:value="18664" table:style-name="ce6">
            <text:p>18,664<text:s/></text:p>
          </table:table-cell>
          <table:table-cell office:value-type="float" office:value="7853" table:style-name="ce6">
            <text:p>7,853<text:s/></text:p>
          </table:table-cell>
          <table:table-cell office:value-type="float" office:value="11300" table:style-name="ce6">
            <text:p>11,300<text:s/></text:p>
          </table:table-cell>
          <table:table-cell office:value-type="float" office:value="36398" table:style-name="ce6">
            <text:p>36,398<text:s/></text:p>
          </table:table-cell>
          <table:table-cell office:value-type="float" office:value="22293" table:style-name="ce6">
            <text:p>22,293<text:s/></text:p>
          </table:table-cell>
          <table:table-cell office:value-type="float" office:value="23404" table:style-name="ce6">
            <text:p>23,404<text:s/></text:p>
          </table:table-cell>
          <table:table-cell office:value-type="float" office:value="22828" table:style-name="ce6">
            <text:p>22,828<text:s/></text:p>
          </table:table-cell>
          <table:table-cell office:value-type="float" office:value="13867" table:style-name="ce6">
            <text:p>13,867<text:s/></text:p>
          </table:table-cell>
          <table:table-cell office:value-type="float" office:value="10958" table:style-name="ce6">
            <text:p>10,958<text:s/></text:p>
          </table:table-cell>
          <table:table-cell office:value-type="float" office:value="6430" table:style-name="ce6">
            <text:p>6,430<text:s/></text:p>
          </table:table-cell>
          <table:table-cell office:value-type="float" office:value="5048" table:style-name="ce6">
            <text:p>5,048<text:s/></text:p>
          </table:table-cell>
          <table:table-cell office:value-type="float" office:value="7024" table:style-name="ce6">
            <text:p>7,024<text:s/></text:p>
          </table:table-cell>
          <table:table-cell office:value-type="float" office:value="10694" table:style-name="ce6">
            <text:p>10,694<text:s/></text:p>
          </table:table-cell>
          <table:table-cell office:value-type="float" office:value="9755" table:style-name="ce6">
            <text:p>9,755<text:s/></text:p>
          </table:table-cell>
          <table:table-cell office:value-type="float" office:value="13667" table:style-name="ce6">
            <text:p>13,667<text:s/></text:p>
          </table:table-cell>
          <table:table-cell office:value-type="float" office:value="16769" table:style-name="ce6">
            <text:p>16,769<text:s/></text:p>
          </table:table-cell>
          <table:table-cell office:value-type="float" office:value="27207" table:style-name="ce6">
            <text:p>27,207<text:s/></text:p>
          </table:table-cell>
          <table:table-cell office:value-type="float" office:value="22114" table:style-name="ce6">
            <text:p>22,114<text:s/></text:p>
          </table:table-cell>
          <table:table-cell office:value-type="float" office:value="14974" table:style-name="ce6">
            <text:p>14,974<text:s/></text:p>
          </table:table-cell>
          <table:table-cell office:value-type="float" office:value="12252" table:style-name="ce6">
            <text:p>12,252<text:s/></text:p>
          </table:table-cell>
          <table:table-cell office:value-type="float" office:value="12636" table:style-name="ce6">
            <text:p>12,636<text:s/></text:p>
          </table:table-cell>
          <table:table-cell office:value-type="float" office:value="12740" table:style-name="ce6">
            <text:p>12,740<text:s/></text:p>
          </table:table-cell>
          <table:table-cell office:value-type="float" office:value="11619" table:style-name="ce6">
            <text:p>11,619<text:s/></text:p>
          </table:table-cell>
          <table:table-cell office:value-type="float" office:value="12537" table:style-name="ce6">
            <text:p>12,537<text:s/></text:p>
          </table:table-cell>
          <table:table-cell office:value-type="float" office:value="10604" table:style-name="ce6">
            <text:p>10,604<text:s/></text:p>
          </table:table-cell>
          <table:table-cell office:value-type="float" office:value="1758" table:style-name="ce6">
            <text:p>1,758<text:s/></text:p>
          </table:table-cell>
          <table:table-cell office:value-type="float" office:value="2671" table:style-name="ce6">
            <text:p>2,671<text:s/></text:p>
          </table:table-cell>
          <table:table-cell office:value-type="float" office:value="3787" table:style-name="ce6">
            <text:p>3,787<text:s/></text:p>
          </table:table-cell>
          <table:table-cell office:value-type="float" office:value="4870" table:style-name="ce6">
            <text:p>4,870<text:s/></text:p>
          </table:table-cell>
          <table:table-cell office:value-type="float" office:value="2612" table:style-name="ce6">
            <text:p>2,612<text:s/></text:p>
          </table:table-cell>
          <table:table-cell office:value-type="float" office:value="3576" table:style-name="ce6">
            <text:p>3,576<text:s/></text:p>
          </table:table-cell>
          <table:table-cell office:value-type="float" office:value="3029" table:style-name="ce6">
            <text:p>3,029<text:s/></text:p>
          </table:table-cell>
          <table:table-cell office:value-type="float" office:value="8525" table:style-name="ce6">
            <text:p>8,525<text:s/></text:p>
          </table:table-cell>
          <table:table-cell office:value-type="float" office:value="2422" table:style-name="ce6">
            <text:p>2,422<text:s/></text:p>
          </table:table-cell>
          <table:table-cell office:value-type="float" office:value="3941" table:style-name="ce6">
            <text:p>3,941<text:s/></text:p>
          </table:table-cell>
          <table:table-cell office:value-type="float" office:value="5040" table:style-name="ce6">
            <text:p>5,040<text:s/></text:p>
          </table:table-cell>
          <table:table-cell table:number-columns-repeated="16264"/>
        </table:table-row>
        <table:table-row table:style-name="ro2">
          <table:table-cell office:value-type="date" office:date-value="2022-01-08T00:00:00" table:style-name="ce5">
            <text:p>2022/1/8</text:p>
          </table:table-cell>
          <table:table-cell office:value-type="float" office:value="2051" table:style-name="ce6">
            <text:p>2,051<text:s/></text:p>
          </table:table-cell>
          <table:table-cell office:value-type="float" office:value="8308" table:style-name="ce6">
            <text:p>8,308<text:s/></text:p>
          </table:table-cell>
          <table:table-cell office:value-type="float" office:value="20690" table:style-name="ce6">
            <text:p>20,690<text:s/></text:p>
          </table:table-cell>
          <table:table-cell office:value-type="float" office:value="37362" table:style-name="ce6">
            <text:p>37,362<text:s/></text:p>
          </table:table-cell>
          <table:table-cell office:value-type="float" office:value="13620" table:style-name="ce6">
            <text:p>13,620<text:s/></text:p>
          </table:table-cell>
          <table:table-cell office:value-type="float" office:value="8958" table:style-name="ce6">
            <text:p>8,958<text:s/></text:p>
          </table:table-cell>
          <table:table-cell office:value-type="float" office:value="7095" table:style-name="ce6">
            <text:p>7,095<text:s/></text:p>
          </table:table-cell>
          <table:table-cell office:value-type="float" office:value="3381" table:style-name="ce6">
            <text:p>3,381<text:s/></text:p>
          </table:table-cell>
          <table:table-cell office:value-type="float" office:value="2378" table:style-name="ce6">
            <text:p>2,378<text:s/></text:p>
          </table:table-cell>
          <table:table-cell office:value-type="float" office:value="7588" table:style-name="ce6">
            <text:p>7,588<text:s/></text:p>
          </table:table-cell>
          <table:table-cell office:value-type="float" office:value="1671" table:style-name="ce6">
            <text:p>1,671<text:s/></text:p>
          </table:table-cell>
          <table:table-cell office:value-type="float" office:value="3868" table:style-name="ce6">
            <text:p>3,868<text:s/></text:p>
          </table:table-cell>
          <table:table-cell office:value-type="float" office:value="4696" table:style-name="ce6">
            <text:p>4,696<text:s/></text:p>
          </table:table-cell>
          <table:table-cell office:value-type="float" office:value="5569" table:style-name="ce6">
            <text:p>5,569<text:s/></text:p>
          </table:table-cell>
          <table:table-cell office:value-type="float" office:value="10020" table:style-name="ce6">
            <text:p>10,020<text:s/></text:p>
          </table:table-cell>
          <table:table-cell office:value-type="float" office:value="4678" table:style-name="ce6">
            <text:p>4,678<text:s/></text:p>
          </table:table-cell>
          <table:table-cell office:value-type="float" office:value="6338" table:style-name="ce6">
            <text:p>6,338<text:s/></text:p>
          </table:table-cell>
          <table:table-cell office:value-type="float" office:value="3887" table:style-name="ce6">
            <text:p>3,887<text:s/></text:p>
          </table:table-cell>
          <table:table-cell office:value-type="float" office:value="7780" table:style-name="ce6">
            <text:p>7,780<text:s/></text:p>
          </table:table-cell>
          <table:table-cell office:value-type="float" office:value="2951" table:style-name="ce6">
            <text:p>2,951<text:s/></text:p>
          </table:table-cell>
          <table:table-cell office:value-type="float" office:value="5079" table:style-name="ce6">
            <text:p>5,079<text:s/></text:p>
          </table:table-cell>
          <table:table-cell office:value-type="float" office:value="5693" table:style-name="ce6">
            <text:p>5,693<text:s/></text:p>
          </table:table-cell>
          <table:table-cell office:value-type="float" office:value="2016" table:style-name="ce6">
            <text:p>2,016<text:s/></text:p>
          </table:table-cell>
          <table:table-cell office:value-type="float" office:value="16920" table:style-name="ce6">
            <text:p>16,920<text:s/></text:p>
          </table:table-cell>
          <table:table-cell office:value-type="float" office:value="3026" table:style-name="ce6">
            <text:p>3,026<text:s/></text:p>
          </table:table-cell>
          <table:table-cell office:value-type="float" office:value="11633" table:style-name="ce6">
            <text:p>11,633<text:s/></text:p>
          </table:table-cell>
          <table:table-cell office:value-type="float" office:value="9069" table:style-name="ce6">
            <text:p>9,069<text:s/></text:p>
          </table:table-cell>
          <table:table-cell office:value-type="float" office:value="11693" table:style-name="ce6">
            <text:p>11,693<text:s/></text:p>
          </table:table-cell>
          <table:table-cell office:value-type="float" office:value="15820" table:style-name="ce6">
            <text:p>15,820<text:s/></text:p>
          </table:table-cell>
          <table:table-cell office:value-type="float" office:value="14859" table:style-name="ce6">
            <text:p>14,859<text:s/></text:p>
          </table:table-cell>
          <table:table-cell office:value-type="float" office:value="8029" table:style-name="ce6">
            <text:p>8,029<text:s/></text:p>
          </table:table-cell>
          <table:table-cell office:value-type="float" office:value="22064" table:style-name="ce6">
            <text:p>22,064<text:s/></text:p>
          </table:table-cell>
          <table:table-cell office:value-type="float" office:value="13078" table:style-name="ce6">
            <text:p>13,078<text:s/></text:p>
          </table:table-cell>
          <table:table-cell office:value-type="float" office:value="23556" table:style-name="ce6">
            <text:p>23,556<text:s/></text:p>
          </table:table-cell>
          <table:table-cell office:value-type="float" office:value="17746" table:style-name="ce6">
            <text:p>17,746<text:s/></text:p>
          </table:table-cell>
          <table:table-cell office:value-type="float" office:value="3717" table:style-name="ce6">
            <text:p>3,717<text:s/></text:p>
          </table:table-cell>
          <table:table-cell office:value-type="float" office:value="26075" table:style-name="ce6">
            <text:p>26,075<text:s/></text:p>
          </table:table-cell>
          <table:table-cell office:value-type="float" office:value="18099" table:style-name="ce6">
            <text:p>18,099<text:s/></text:p>
          </table:table-cell>
          <table:table-cell office:value-type="float" office:value="18191" table:style-name="ce6">
            <text:p>18,191<text:s/></text:p>
          </table:table-cell>
          <table:table-cell office:value-type="float" office:value="15546" table:style-name="ce6">
            <text:p>15,546<text:s/></text:p>
          </table:table-cell>
          <table:table-cell office:value-type="float" office:value="8036" table:style-name="ce6">
            <text:p>8,036<text:s/></text:p>
          </table:table-cell>
          <table:table-cell office:value-type="float" office:value="108146" table:style-name="ce6">
            <text:p>108,146<text:s/></text:p>
          </table:table-cell>
          <table:table-cell office:value-type="float" office:value="41015" table:style-name="ce6">
            <text:p>41,015<text:s/></text:p>
          </table:table-cell>
          <table:table-cell office:value-type="float" office:value="15015" table:style-name="ce6">
            <text:p>15,015<text:s/></text:p>
          </table:table-cell>
          <table:table-cell office:value-type="float" office:value="15215" table:style-name="ce6">
            <text:p>15,215<text:s/></text:p>
          </table:table-cell>
          <table:table-cell office:value-type="float" office:value="25013" table:style-name="ce6">
            <text:p>25,013<text:s/></text:p>
          </table:table-cell>
          <table:table-cell office:value-type="float" office:value="20593" table:style-name="ce6">
            <text:p>20,593<text:s/></text:p>
          </table:table-cell>
          <table:table-cell office:value-type="float" office:value="21330" table:style-name="ce6">
            <text:p>21,330<text:s/></text:p>
          </table:table-cell>
          <table:table-cell office:value-type="float" office:value="17525" table:style-name="ce6">
            <text:p>17,525<text:s/></text:p>
          </table:table-cell>
          <table:table-cell office:value-type="float" office:value="8395" table:style-name="ce6">
            <text:p>8,395<text:s/></text:p>
          </table:table-cell>
          <table:table-cell office:value-type="float" office:value="21291" table:style-name="ce6">
            <text:p>21,291<text:s/></text:p>
          </table:table-cell>
          <table:table-cell office:value-type="float" office:value="5759" table:style-name="ce6">
            <text:p>5,759<text:s/></text:p>
          </table:table-cell>
          <table:table-cell office:value-type="float" office:value="5963" table:style-name="ce6">
            <text:p>5,963<text:s/></text:p>
          </table:table-cell>
          <table:table-cell office:value-type="float" office:value="14365" table:style-name="ce6">
            <text:p>14,365<text:s/></text:p>
          </table:table-cell>
          <table:table-cell office:value-type="float" office:value="5289" table:style-name="ce6">
            <text:p>5,289<text:s/></text:p>
          </table:table-cell>
          <table:table-cell office:value-type="float" office:value="2941" table:style-name="ce6">
            <text:p>2,941<text:s/></text:p>
          </table:table-cell>
          <table:table-cell office:value-type="float" office:value="1514" table:style-name="ce6">
            <text:p>1,514<text:s/></text:p>
          </table:table-cell>
          <table:table-cell office:value-type="float" office:value="7498" table:style-name="ce6">
            <text:p>7,498<text:s/></text:p>
          </table:table-cell>
          <table:table-cell office:value-type="float" office:value="7366" table:style-name="ce6">
            <text:p>7,366<text:s/></text:p>
          </table:table-cell>
          <table:table-cell office:value-type="float" office:value="8196" table:style-name="ce6">
            <text:p>8,196<text:s/></text:p>
          </table:table-cell>
          <table:table-cell office:value-type="float" office:value="26368" table:style-name="ce6">
            <text:p>26,368<text:s/></text:p>
          </table:table-cell>
          <table:table-cell office:value-type="float" office:value="5760" table:style-name="ce6">
            <text:p>5,760<text:s/></text:p>
          </table:table-cell>
          <table:table-cell office:value-type="float" office:value="8928" table:style-name="ce6">
            <text:p>8,928<text:s/></text:p>
          </table:table-cell>
          <table:table-cell office:value-type="float" office:value="5999" table:style-name="ce6">
            <text:p>5,999<text:s/></text:p>
          </table:table-cell>
          <table:table-cell office:value-type="float" office:value="15728" table:style-name="ce6">
            <text:p>15,728<text:s/></text:p>
          </table:table-cell>
          <table:table-cell office:value-type="float" office:value="15466" table:style-name="ce6">
            <text:p>15,466<text:s/></text:p>
          </table:table-cell>
          <table:table-cell office:value-type="float" office:value="24919" table:style-name="ce6">
            <text:p>24,919<text:s/></text:p>
          </table:table-cell>
          <table:table-cell office:value-type="float" office:value="28964" table:style-name="ce6">
            <text:p>28,964<text:s/></text:p>
          </table:table-cell>
          <table:table-cell office:value-type="float" office:value="27787" table:style-name="ce6">
            <text:p>27,787<text:s/></text:p>
          </table:table-cell>
          <table:table-cell office:value-type="float" office:value="19334" table:style-name="ce6">
            <text:p>19,334<text:s/></text:p>
          </table:table-cell>
          <table:table-cell office:value-type="float" office:value="22636" table:style-name="ce6">
            <text:p>22,636<text:s/></text:p>
          </table:table-cell>
          <table:table-cell office:value-type="float" office:value="54797" table:style-name="ce6">
            <text:p>54,797<text:s/></text:p>
          </table:table-cell>
          <table:table-cell office:value-type="float" office:value="12757" table:style-name="ce6">
            <text:p>12,757<text:s/></text:p>
          </table:table-cell>
          <table:table-cell office:value-type="float" office:value="27077" table:style-name="ce6">
            <text:p>27,077<text:s/></text:p>
          </table:table-cell>
          <table:table-cell office:value-type="float" office:value="26671" table:style-name="ce6">
            <text:p>26,671<text:s/></text:p>
          </table:table-cell>
          <table:table-cell office:value-type="float" office:value="14332" table:style-name="ce6">
            <text:p>14,332<text:s/></text:p>
          </table:table-cell>
          <table:table-cell office:value-type="float" office:value="48732" table:style-name="ce6">
            <text:p>48,732<text:s/></text:p>
          </table:table-cell>
          <table:table-cell office:value-type="float" office:value="13875" table:style-name="ce6">
            <text:p>13,875<text:s/></text:p>
          </table:table-cell>
          <table:table-cell office:value-type="float" office:value="12018" table:style-name="ce6">
            <text:p>12,018<text:s/></text:p>
          </table:table-cell>
          <table:table-cell office:value-type="float" office:value="9642" table:style-name="ce6">
            <text:p>9,642<text:s/></text:p>
          </table:table-cell>
          <table:table-cell office:value-type="float" office:value="14279" table:style-name="ce6">
            <text:p>14,279<text:s/></text:p>
          </table:table-cell>
          <table:table-cell office:value-type="float" office:value="8204" table:style-name="ce6">
            <text:p>8,204<text:s/></text:p>
          </table:table-cell>
          <table:table-cell office:value-type="float" office:value="23403" table:style-name="ce6">
            <text:p>23,403<text:s/></text:p>
          </table:table-cell>
          <table:table-cell office:value-type="float" office:value="11568" table:style-name="ce6">
            <text:p>11,568<text:s/></text:p>
          </table:table-cell>
          <table:table-cell office:value-type="float" office:value="8402" table:style-name="ce6">
            <text:p>8,402<text:s/></text:p>
          </table:table-cell>
          <table:table-cell office:value-type="float" office:value="8975" table:style-name="ce6">
            <text:p>8,975<text:s/></text:p>
          </table:table-cell>
          <table:table-cell office:value-type="float" office:value="16492" table:style-name="ce6">
            <text:p>16,492<text:s/></text:p>
          </table:table-cell>
          <table:table-cell office:value-type="float" office:value="13763" table:style-name="ce6">
            <text:p>13,763<text:s/></text:p>
          </table:table-cell>
          <table:table-cell office:value-type="float" office:value="12621" table:style-name="ce6">
            <text:p>12,621<text:s/></text:p>
          </table:table-cell>
          <table:table-cell office:value-type="float" office:value="14048" table:style-name="ce6">
            <text:p>14,048<text:s/></text:p>
          </table:table-cell>
          <table:table-cell office:value-type="float" office:value="7380" table:style-name="ce6">
            <text:p>7,380<text:s/></text:p>
          </table:table-cell>
          <table:table-cell office:value-type="float" office:value="8634" table:style-name="ce6">
            <text:p>8,634<text:s/></text:p>
          </table:table-cell>
          <table:table-cell office:value-type="float" office:value="4523" table:style-name="ce6">
            <text:p>4,523<text:s/></text:p>
          </table:table-cell>
          <table:table-cell office:value-type="float" office:value="2432" table:style-name="ce6">
            <text:p>2,432<text:s/></text:p>
          </table:table-cell>
          <table:table-cell office:value-type="float" office:value="5287" table:style-name="ce6">
            <text:p>5,287<text:s/></text:p>
          </table:table-cell>
          <table:table-cell office:value-type="float" office:value="6783" table:style-name="ce6">
            <text:p>6,783<text:s/></text:p>
          </table:table-cell>
          <table:table-cell office:value-type="float" office:value="7928" table:style-name="ce6">
            <text:p>7,928<text:s/></text:p>
          </table:table-cell>
          <table:table-cell office:value-type="float" office:value="10977" table:style-name="ce6">
            <text:p>10,977<text:s/></text:p>
          </table:table-cell>
          <table:table-cell office:value-type="float" office:value="11493" table:style-name="ce6">
            <text:p>11,493<text:s/></text:p>
          </table:table-cell>
          <table:table-cell office:value-type="float" office:value="16878" table:style-name="ce6">
            <text:p>16,878<text:s/></text:p>
          </table:table-cell>
          <table:table-cell office:value-type="float" office:value="16934" table:style-name="ce6">
            <text:p>16,934<text:s/></text:p>
          </table:table-cell>
          <table:table-cell office:value-type="float" office:value="10087" table:style-name="ce6">
            <text:p>10,087<text:s/></text:p>
          </table:table-cell>
          <table:table-cell office:value-type="float" office:value="8815" table:style-name="ce6">
            <text:p>8,815<text:s/></text:p>
          </table:table-cell>
          <table:table-cell office:value-type="float" office:value="9205" table:style-name="ce6">
            <text:p>9,205<text:s/></text:p>
          </table:table-cell>
          <table:table-cell office:value-type="float" office:value="8824" table:style-name="ce6">
            <text:p>8,824<text:s/></text:p>
          </table:table-cell>
          <table:table-cell office:value-type="float" office:value="8704" table:style-name="ce6">
            <text:p>8,704<text:s/></text:p>
          </table:table-cell>
          <table:table-cell office:value-type="float" office:value="7151" table:style-name="ce6">
            <text:p>7,151<text:s/></text:p>
          </table:table-cell>
          <table:table-cell office:value-type="float" office:value="7474" table:style-name="ce6">
            <text:p>7,474<text:s/></text:p>
          </table:table-cell>
          <table:table-cell office:value-type="float" office:value="992" table:style-name="ce6">
            <text:p>992<text:s/></text:p>
          </table:table-cell>
          <table:table-cell office:value-type="float" office:value="2186" table:style-name="ce6">
            <text:p>2,186<text:s/></text:p>
          </table:table-cell>
          <table:table-cell office:value-type="float" office:value="2661" table:style-name="ce6">
            <text:p>2,661<text:s/></text:p>
          </table:table-cell>
          <table:table-cell office:value-type="float" office:value="3959" table:style-name="ce6">
            <text:p>3,959<text:s/></text:p>
          </table:table-cell>
          <table:table-cell office:value-type="float" office:value="1189" table:style-name="ce6">
            <text:p>1,189<text:s/></text:p>
          </table:table-cell>
          <table:table-cell office:value-type="float" office:value="1251" table:style-name="ce6">
            <text:p>1,251<text:s/></text:p>
          </table:table-cell>
          <table:table-cell office:value-type="float" office:value="1822" table:style-name="ce6">
            <text:p>1,822<text:s/></text:p>
          </table:table-cell>
          <table:table-cell office:value-type="float" office:value="6861" table:style-name="ce6">
            <text:p>6,861<text:s/></text:p>
          </table:table-cell>
          <table:table-cell office:value-type="float" office:value="1768" table:style-name="ce6">
            <text:p>1,768<text:s/></text:p>
          </table:table-cell>
          <table:table-cell office:value-type="float" office:value="2860" table:style-name="ce6">
            <text:p>2,860<text:s/></text:p>
          </table:table-cell>
          <table:table-cell office:value-type="float" office:value="2853" table:style-name="ce6">
            <text:p>2,853<text:s/></text:p>
          </table:table-cell>
          <table:table-cell table:number-columns-repeated="16264"/>
        </table:table-row>
        <table:table-row table:style-name="ro2">
          <table:table-cell office:value-type="date" office:date-value="2022-01-09T00:00:00" table:style-name="ce5">
            <text:p>2022/1/9</text:p>
          </table:table-cell>
          <table:table-cell office:value-type="float" office:value="1803" table:style-name="ce6">
            <text:p>1,803<text:s/></text:p>
          </table:table-cell>
          <table:table-cell office:value-type="float" office:value="5950" table:style-name="ce6">
            <text:p>5,950<text:s/></text:p>
          </table:table-cell>
          <table:table-cell office:value-type="float" office:value="14439" table:style-name="ce6">
            <text:p>14,439<text:s/></text:p>
          </table:table-cell>
          <table:table-cell office:value-type="float" office:value="27631" table:style-name="ce6">
            <text:p>27,631<text:s/></text:p>
          </table:table-cell>
          <table:table-cell office:value-type="float" office:value="9430" table:style-name="ce6">
            <text:p>9,430<text:s/></text:p>
          </table:table-cell>
          <table:table-cell office:value-type="float" office:value="6730" table:style-name="ce6">
            <text:p>6,730<text:s/></text:p>
          </table:table-cell>
          <table:table-cell office:value-type="float" office:value="5216" table:style-name="ce6">
            <text:p>5,216<text:s/></text:p>
          </table:table-cell>
          <table:table-cell office:value-type="float" office:value="2780" table:style-name="ce6">
            <text:p>2,780<text:s/></text:p>
          </table:table-cell>
          <table:table-cell office:value-type="float" office:value="1816" table:style-name="ce6">
            <text:p>1,816<text:s/></text:p>
          </table:table-cell>
          <table:table-cell office:value-type="float" office:value="5131" table:style-name="ce6">
            <text:p>5,131<text:s/></text:p>
          </table:table-cell>
          <table:table-cell office:value-type="float" office:value="1336" table:style-name="ce6">
            <text:p>1,336<text:s/></text:p>
          </table:table-cell>
          <table:table-cell office:value-type="float" office:value="2108" table:style-name="ce6">
            <text:p>2,108<text:s/></text:p>
          </table:table-cell>
          <table:table-cell office:value-type="float" office:value="4559" table:style-name="ce6">
            <text:p>4,559<text:s/></text:p>
          </table:table-cell>
          <table:table-cell office:value-type="float" office:value="4070" table:style-name="ce6">
            <text:p>4,070<text:s/></text:p>
          </table:table-cell>
          <table:table-cell office:value-type="float" office:value="8819" table:style-name="ce6">
            <text:p>8,819<text:s/></text:p>
          </table:table-cell>
          <table:table-cell office:value-type="float" office:value="3340" table:style-name="ce6">
            <text:p>3,340<text:s/></text:p>
          </table:table-cell>
          <table:table-cell office:value-type="float" office:value="4479" table:style-name="ce6">
            <text:p>4,479<text:s/></text:p>
          </table:table-cell>
          <table:table-cell office:value-type="float" office:value="2764" table:style-name="ce6">
            <text:p>2,764<text:s/></text:p>
          </table:table-cell>
          <table:table-cell office:value-type="float" office:value="5928" table:style-name="ce6">
            <text:p>5,928<text:s/></text:p>
          </table:table-cell>
          <table:table-cell office:value-type="float" office:value="2700" table:style-name="ce6">
            <text:p>2,700<text:s/></text:p>
          </table:table-cell>
          <table:table-cell office:value-type="float" office:value="3775" table:style-name="ce6">
            <text:p>3,775<text:s/></text:p>
          </table:table-cell>
          <table:table-cell office:value-type="float" office:value="4426" table:style-name="ce6">
            <text:p>4,426<text:s/></text:p>
          </table:table-cell>
          <table:table-cell office:value-type="float" office:value="1884" table:style-name="ce6">
            <text:p>1,884<text:s/></text:p>
          </table:table-cell>
          <table:table-cell office:value-type="float" office:value="13665" table:style-name="ce6">
            <text:p>13,665<text:s/></text:p>
          </table:table-cell>
          <table:table-cell office:value-type="float" office:value="2828" table:style-name="ce6">
            <text:p>2,828<text:s/></text:p>
          </table:table-cell>
          <table:table-cell office:value-type="float" office:value="10866" table:style-name="ce6">
            <text:p>10,866<text:s/></text:p>
          </table:table-cell>
          <table:table-cell office:value-type="float" office:value="7513" table:style-name="ce6">
            <text:p>7,513<text:s/></text:p>
          </table:table-cell>
          <table:table-cell office:value-type="float" office:value="9404" table:style-name="ce6">
            <text:p>9,404<text:s/></text:p>
          </table:table-cell>
          <table:table-cell office:value-type="float" office:value="12290" table:style-name="ce6">
            <text:p>12,290<text:s/></text:p>
          </table:table-cell>
          <table:table-cell office:value-type="float" office:value="10723" table:style-name="ce6">
            <text:p>10,723<text:s/></text:p>
          </table:table-cell>
          <table:table-cell office:value-type="float" office:value="6485" table:style-name="ce6">
            <text:p>6,485<text:s/></text:p>
          </table:table-cell>
          <table:table-cell office:value-type="float" office:value="17921" table:style-name="ce6">
            <text:p>17,921<text:s/></text:p>
          </table:table-cell>
          <table:table-cell office:value-type="float" office:value="10594" table:style-name="ce6">
            <text:p>10,594<text:s/></text:p>
          </table:table-cell>
          <table:table-cell office:value-type="float" office:value="17039" table:style-name="ce6">
            <text:p>17,039<text:s/></text:p>
          </table:table-cell>
          <table:table-cell office:value-type="float" office:value="14160" table:style-name="ce6">
            <text:p>14,160<text:s/></text:p>
          </table:table-cell>
          <table:table-cell office:value-type="float" office:value="3124" table:style-name="ce6">
            <text:p>3,124<text:s/></text:p>
          </table:table-cell>
          <table:table-cell office:value-type="float" office:value="20625" table:style-name="ce6">
            <text:p>20,625<text:s/></text:p>
          </table:table-cell>
          <table:table-cell office:value-type="float" office:value="14506" table:style-name="ce6">
            <text:p>14,506<text:s/></text:p>
          </table:table-cell>
          <table:table-cell office:value-type="float" office:value="14312" table:style-name="ce6">
            <text:p>14,312<text:s/></text:p>
          </table:table-cell>
          <table:table-cell office:value-type="float" office:value="11990" table:style-name="ce6">
            <text:p>11,990<text:s/></text:p>
          </table:table-cell>
          <table:table-cell office:value-type="float" office:value="5952" table:style-name="ce6">
            <text:p>5,952<text:s/></text:p>
          </table:table-cell>
          <table:table-cell office:value-type="float" office:value="103002" table:style-name="ce6">
            <text:p>103,002<text:s/></text:p>
          </table:table-cell>
          <table:table-cell office:value-type="float" office:value="32693" table:style-name="ce6">
            <text:p>32,693<text:s/></text:p>
          </table:table-cell>
          <table:table-cell office:value-type="float" office:value="10569" table:style-name="ce6">
            <text:p>10,569<text:s/></text:p>
          </table:table-cell>
          <table:table-cell office:value-type="float" office:value="13291" table:style-name="ce6">
            <text:p>13,291<text:s/></text:p>
          </table:table-cell>
          <table:table-cell office:value-type="float" office:value="22966" table:style-name="ce6">
            <text:p>22,966<text:s/></text:p>
          </table:table-cell>
          <table:table-cell office:value-type="float" office:value="16946" table:style-name="ce6">
            <text:p>16,946<text:s/></text:p>
          </table:table-cell>
          <table:table-cell office:value-type="float" office:value="17022" table:style-name="ce6">
            <text:p>17,022<text:s/></text:p>
          </table:table-cell>
          <table:table-cell office:value-type="float" office:value="14219" table:style-name="ce6">
            <text:p>14,219<text:s/></text:p>
          </table:table-cell>
          <table:table-cell office:value-type="float" office:value="6322" table:style-name="ce6">
            <text:p>6,322<text:s/></text:p>
          </table:table-cell>
          <table:table-cell office:value-type="float" office:value="15016" table:style-name="ce6">
            <text:p>15,016<text:s/></text:p>
          </table:table-cell>
          <table:table-cell office:value-type="float" office:value="4563" table:style-name="ce6">
            <text:p>4,563<text:s/></text:p>
          </table:table-cell>
          <table:table-cell office:value-type="float" office:value="5233" table:style-name="ce6">
            <text:p>5,233<text:s/></text:p>
          </table:table-cell>
          <table:table-cell office:value-type="float" office:value="11927" table:style-name="ce6">
            <text:p>11,927<text:s/></text:p>
          </table:table-cell>
          <table:table-cell office:value-type="float" office:value="4513" table:style-name="ce6">
            <text:p>4,513<text:s/></text:p>
          </table:table-cell>
          <table:table-cell office:value-type="float" office:value="2368" table:style-name="ce6">
            <text:p>2,368<text:s/></text:p>
          </table:table-cell>
          <table:table-cell office:value-type="float" office:value="1229" table:style-name="ce6">
            <text:p>1,229<text:s/></text:p>
          </table:table-cell>
          <table:table-cell office:value-type="float" office:value="5850" table:style-name="ce6">
            <text:p>5,850<text:s/></text:p>
          </table:table-cell>
          <table:table-cell office:value-type="float" office:value="5647" table:style-name="ce6">
            <text:p>5,647<text:s/></text:p>
          </table:table-cell>
          <table:table-cell office:value-type="float" office:value="6948" table:style-name="ce6">
            <text:p>6,948<text:s/></text:p>
          </table:table-cell>
          <table:table-cell office:value-type="float" office:value="24720" table:style-name="ce6">
            <text:p>24,720<text:s/></text:p>
          </table:table-cell>
          <table:table-cell office:value-type="float" office:value="4575" table:style-name="ce6">
            <text:p>4,575<text:s/></text:p>
          </table:table-cell>
          <table:table-cell office:value-type="float" office:value="7527" table:style-name="ce6">
            <text:p>7,527<text:s/></text:p>
          </table:table-cell>
          <table:table-cell office:value-type="float" office:value="4553" table:style-name="ce6">
            <text:p>4,553<text:s/></text:p>
          </table:table-cell>
          <table:table-cell office:value-type="float" office:value="12332" table:style-name="ce6">
            <text:p>12,332<text:s/></text:p>
          </table:table-cell>
          <table:table-cell office:value-type="float" office:value="11376" table:style-name="ce6">
            <text:p>11,376<text:s/></text:p>
          </table:table-cell>
          <table:table-cell office:value-type="float" office:value="19414" table:style-name="ce6">
            <text:p>19,414<text:s/></text:p>
          </table:table-cell>
          <table:table-cell office:value-type="float" office:value="24858" table:style-name="ce6">
            <text:p>24,858<text:s/></text:p>
          </table:table-cell>
          <table:table-cell office:value-type="float" office:value="21628" table:style-name="ce6">
            <text:p>21,628<text:s/></text:p>
          </table:table-cell>
          <table:table-cell office:value-type="float" office:value="14642" table:style-name="ce6">
            <text:p>14,642<text:s/></text:p>
          </table:table-cell>
          <table:table-cell office:value-type="float" office:value="18541" table:style-name="ce6">
            <text:p>18,541<text:s/></text:p>
          </table:table-cell>
          <table:table-cell office:value-type="float" office:value="45385" table:style-name="ce6">
            <text:p>45,385<text:s/></text:p>
          </table:table-cell>
          <table:table-cell office:value-type="float" office:value="9702" table:style-name="ce6">
            <text:p>9,702<text:s/></text:p>
          </table:table-cell>
          <table:table-cell office:value-type="float" office:value="21178" table:style-name="ce6">
            <text:p>21,178<text:s/></text:p>
          </table:table-cell>
          <table:table-cell office:value-type="float" office:value="19396" table:style-name="ce6">
            <text:p>19,396<text:s/></text:p>
          </table:table-cell>
          <table:table-cell office:value-type="float" office:value="11325" table:style-name="ce6">
            <text:p>11,325<text:s/></text:p>
          </table:table-cell>
          <table:table-cell office:value-type="float" office:value="38663" table:style-name="ce6">
            <text:p>38,663<text:s/></text:p>
          </table:table-cell>
          <table:table-cell office:value-type="float" office:value="11143" table:style-name="ce6">
            <text:p>11,143<text:s/></text:p>
          </table:table-cell>
          <table:table-cell office:value-type="float" office:value="9609" table:style-name="ce6">
            <text:p>9,609<text:s/></text:p>
          </table:table-cell>
          <table:table-cell office:value-type="float" office:value="7003" table:style-name="ce6">
            <text:p>7,003<text:s/></text:p>
          </table:table-cell>
          <table:table-cell office:value-type="float" office:value="13136" table:style-name="ce6">
            <text:p>13,136<text:s/></text:p>
          </table:table-cell>
          <table:table-cell office:value-type="float" office:value="6977" table:style-name="ce6">
            <text:p>6,977<text:s/></text:p>
          </table:table-cell>
          <table:table-cell office:value-type="float" office:value="17727" table:style-name="ce6">
            <text:p>17,727<text:s/></text:p>
          </table:table-cell>
          <table:table-cell office:value-type="float" office:value="8424" table:style-name="ce6">
            <text:p>8,424<text:s/></text:p>
          </table:table-cell>
          <table:table-cell office:value-type="float" office:value="7405" table:style-name="ce6">
            <text:p>7,405<text:s/></text:p>
          </table:table-cell>
          <table:table-cell office:value-type="float" office:value="6904" table:style-name="ce6">
            <text:p>6,904<text:s/></text:p>
          </table:table-cell>
          <table:table-cell office:value-type="float" office:value="11684" table:style-name="ce6">
            <text:p>11,684<text:s/></text:p>
          </table:table-cell>
          <table:table-cell office:value-type="float" office:value="8035" table:style-name="ce6">
            <text:p>8,035<text:s/></text:p>
          </table:table-cell>
          <table:table-cell office:value-type="float" office:value="9344" table:style-name="ce6">
            <text:p>9,344<text:s/></text:p>
          </table:table-cell>
          <table:table-cell office:value-type="float" office:value="10957" table:style-name="ce6">
            <text:p>10,957<text:s/></text:p>
          </table:table-cell>
          <table:table-cell office:value-type="float" office:value="4656" table:style-name="ce6">
            <text:p>4,656<text:s/></text:p>
          </table:table-cell>
          <table:table-cell office:value-type="float" office:value="6758" table:style-name="ce6">
            <text:p>6,758<text:s/></text:p>
          </table:table-cell>
          <table:table-cell office:value-type="float" office:value="3384" table:style-name="ce6">
            <text:p>3,384<text:s/></text:p>
          </table:table-cell>
          <table:table-cell office:value-type="float" office:value="1746" table:style-name="ce6">
            <text:p>1,746<text:s/></text:p>
          </table:table-cell>
          <table:table-cell office:value-type="float" office:value="4261" table:style-name="ce6">
            <text:p>4,261<text:s/></text:p>
          </table:table-cell>
          <table:table-cell office:value-type="float" office:value="5147" table:style-name="ce6">
            <text:p>5,147<text:s/></text:p>
          </table:table-cell>
          <table:table-cell office:value-type="float" office:value="6367" table:style-name="ce6">
            <text:p>6,367<text:s/></text:p>
          </table:table-cell>
          <table:table-cell office:value-type="float" office:value="9304" table:style-name="ce6">
            <text:p>9,304<text:s/></text:p>
          </table:table-cell>
          <table:table-cell office:value-type="float" office:value="8807" table:style-name="ce6">
            <text:p>8,807<text:s/></text:p>
          </table:table-cell>
          <table:table-cell office:value-type="float" office:value="12853" table:style-name="ce6">
            <text:p>12,853<text:s/></text:p>
          </table:table-cell>
          <table:table-cell office:value-type="float" office:value="14590" table:style-name="ce6">
            <text:p>14,590<text:s/></text:p>
          </table:table-cell>
          <table:table-cell office:value-type="float" office:value="7836" table:style-name="ce6">
            <text:p>7,836<text:s/></text:p>
          </table:table-cell>
          <table:table-cell office:value-type="float" office:value="6697" table:style-name="ce6">
            <text:p>6,697<text:s/></text:p>
          </table:table-cell>
          <table:table-cell office:value-type="float" office:value="7018" table:style-name="ce6">
            <text:p>7,018<text:s/></text:p>
          </table:table-cell>
          <table:table-cell office:value-type="float" office:value="6659" table:style-name="ce6">
            <text:p>6,659<text:s/></text:p>
          </table:table-cell>
          <table:table-cell office:value-type="float" office:value="7010" table:style-name="ce6">
            <text:p>7,010<text:s/></text:p>
          </table:table-cell>
          <table:table-cell office:value-type="float" office:value="5757" table:style-name="ce6">
            <text:p>5,757<text:s/></text:p>
          </table:table-cell>
          <table:table-cell office:value-type="float" office:value="5637" table:style-name="ce6">
            <text:p>5,637<text:s/></text:p>
          </table:table-cell>
          <table:table-cell office:value-type="float" office:value="704" table:style-name="ce6">
            <text:p>704<text:s/></text:p>
          </table:table-cell>
          <table:table-cell office:value-type="float" office:value="1624" table:style-name="ce6">
            <text:p>1,624<text:s/></text:p>
          </table:table-cell>
          <table:table-cell office:value-type="float" office:value="2175" table:style-name="ce6">
            <text:p>2,175<text:s/></text:p>
          </table:table-cell>
          <table:table-cell office:value-type="float" office:value="3263" table:style-name="ce6">
            <text:p>3,263<text:s/></text:p>
          </table:table-cell>
          <table:table-cell office:value-type="float" office:value="944" table:style-name="ce6">
            <text:p>944<text:s/></text:p>
          </table:table-cell>
          <table:table-cell office:value-type="float" office:value="1055" table:style-name="ce6">
            <text:p>1,055<text:s/></text:p>
          </table:table-cell>
          <table:table-cell office:value-type="float" office:value="1481" table:style-name="ce6">
            <text:p>1,481<text:s/></text:p>
          </table:table-cell>
          <table:table-cell office:value-type="float" office:value="7009" table:style-name="ce6">
            <text:p>7,009<text:s/></text:p>
          </table:table-cell>
          <table:table-cell office:value-type="float" office:value="1372" table:style-name="ce6">
            <text:p>1,372<text:s/></text:p>
          </table:table-cell>
          <table:table-cell office:value-type="float" office:value="2335" table:style-name="ce6">
            <text:p>2,335<text:s/></text:p>
          </table:table-cell>
          <table:table-cell office:value-type="float" office:value="2352" table:style-name="ce6">
            <text:p>2,352<text:s/></text:p>
          </table:table-cell>
          <table:table-cell table:number-columns-repeated="16264"/>
        </table:table-row>
        <table:table-row table:style-name="ro2">
          <table:table-cell office:value-type="date" office:date-value="2022-01-10T00:00:00" table:style-name="ce5">
            <text:p>2022/1/10</text:p>
          </table:table-cell>
          <table:table-cell office:value-type="float" office:value="3188" table:style-name="ce6">
            <text:p>3,188<text:s/></text:p>
          </table:table-cell>
          <table:table-cell office:value-type="float" office:value="12900" table:style-name="ce6">
            <text:p>12,900<text:s/></text:p>
          </table:table-cell>
          <table:table-cell office:value-type="float" office:value="36104" table:style-name="ce6">
            <text:p>36,104<text:s/></text:p>
          </table:table-cell>
          <table:table-cell office:value-type="float" office:value="32677" table:style-name="ce6">
            <text:p>32,677<text:s/></text:p>
          </table:table-cell>
          <table:table-cell office:value-type="float" office:value="22978" table:style-name="ce6">
            <text:p>22,978<text:s/></text:p>
          </table:table-cell>
          <table:table-cell office:value-type="float" office:value="12897" table:style-name="ce6">
            <text:p>12,897<text:s/></text:p>
          </table:table-cell>
          <table:table-cell office:value-type="float" office:value="10488" table:style-name="ce6">
            <text:p>10,488<text:s/></text:p>
          </table:table-cell>
          <table:table-cell office:value-type="float" office:value="3918" table:style-name="ce6">
            <text:p>3,918<text:s/></text:p>
          </table:table-cell>
          <table:table-cell office:value-type="float" office:value="3202" table:style-name="ce6">
            <text:p>3,202<text:s/></text:p>
          </table:table-cell>
          <table:table-cell office:value-type="float" office:value="12231" table:style-name="ce6">
            <text:p>12,231<text:s/></text:p>
          </table:table-cell>
          <table:table-cell office:value-type="float" office:value="2347" table:style-name="ce6">
            <text:p>2,347<text:s/></text:p>
          </table:table-cell>
          <table:table-cell office:value-type="float" office:value="4157" table:style-name="ce6">
            <text:p>4,157<text:s/></text:p>
          </table:table-cell>
          <table:table-cell office:value-type="float" office:value="3729" table:style-name="ce6">
            <text:p>3,729<text:s/></text:p>
          </table:table-cell>
          <table:table-cell office:value-type="float" office:value="8874" table:style-name="ce6">
            <text:p>8,874<text:s/></text:p>
          </table:table-cell>
          <table:table-cell office:value-type="float" office:value="10200" table:style-name="ce6">
            <text:p>10,200<text:s/></text:p>
          </table:table-cell>
          <table:table-cell office:value-type="float" office:value="15217" table:style-name="ce6">
            <text:p>15,217<text:s/></text:p>
          </table:table-cell>
          <table:table-cell office:value-type="float" office:value="17059" table:style-name="ce6">
            <text:p>17,059<text:s/></text:p>
          </table:table-cell>
          <table:table-cell office:value-type="float" office:value="5471" table:style-name="ce6">
            <text:p>5,471<text:s/></text:p>
          </table:table-cell>
          <table:table-cell office:value-type="float" office:value="8495" table:style-name="ce6">
            <text:p>8,495<text:s/></text:p>
          </table:table-cell>
          <table:table-cell office:value-type="float" office:value="3049" table:style-name="ce6">
            <text:p>3,049<text:s/></text:p>
          </table:table-cell>
          <table:table-cell office:value-type="float" office:value="7887" table:style-name="ce6">
            <text:p>7,887<text:s/></text:p>
          </table:table-cell>
          <table:table-cell office:value-type="float" office:value="7733" table:style-name="ce6">
            <text:p>7,733<text:s/></text:p>
          </table:table-cell>
          <table:table-cell office:value-type="float" office:value="6184" table:style-name="ce6">
            <text:p>6,184<text:s/></text:p>
          </table:table-cell>
          <table:table-cell office:value-type="float" office:value="26610" table:style-name="ce6">
            <text:p>26,610<text:s/></text:p>
          </table:table-cell>
          <table:table-cell office:value-type="float" office:value="2759" table:style-name="ce6">
            <text:p>2,759<text:s/></text:p>
          </table:table-cell>
          <table:table-cell office:value-type="float" office:value="11854" table:style-name="ce6">
            <text:p>11,854<text:s/></text:p>
          </table:table-cell>
          <table:table-cell office:value-type="float" office:value="11360" table:style-name="ce6">
            <text:p>11,360<text:s/></text:p>
          </table:table-cell>
          <table:table-cell office:value-type="float" office:value="14174" table:style-name="ce6">
            <text:p>14,174<text:s/></text:p>
          </table:table-cell>
          <table:table-cell office:value-type="float" office:value="22399" table:style-name="ce6">
            <text:p>22,399<text:s/></text:p>
          </table:table-cell>
          <table:table-cell office:value-type="float" office:value="15442" table:style-name="ce6">
            <text:p>15,442<text:s/></text:p>
          </table:table-cell>
          <table:table-cell office:value-type="float" office:value="9011" table:style-name="ce6">
            <text:p>9,011<text:s/></text:p>
          </table:table-cell>
          <table:table-cell office:value-type="float" office:value="21946" table:style-name="ce6">
            <text:p>21,946<text:s/></text:p>
          </table:table-cell>
          <table:table-cell office:value-type="float" office:value="13985" table:style-name="ce6">
            <text:p>13,985<text:s/></text:p>
          </table:table-cell>
          <table:table-cell office:value-type="float" office:value="27868" table:style-name="ce6">
            <text:p>27,868<text:s/></text:p>
          </table:table-cell>
          <table:table-cell office:value-type="float" office:value="22374" table:style-name="ce6">
            <text:p>22,374<text:s/></text:p>
          </table:table-cell>
          <table:table-cell office:value-type="float" office:value="9155" table:style-name="ce6">
            <text:p>9,155<text:s/></text:p>
          </table:table-cell>
          <table:table-cell office:value-type="float" office:value="31071" table:style-name="ce6">
            <text:p>31,071<text:s/></text:p>
          </table:table-cell>
          <table:table-cell office:value-type="float" office:value="23191" table:style-name="ce6">
            <text:p>23,191<text:s/></text:p>
          </table:table-cell>
          <table:table-cell office:value-type="float" office:value="23763" table:style-name="ce6">
            <text:p>23,763<text:s/></text:p>
          </table:table-cell>
          <table:table-cell office:value-type="float" office:value="19629" table:style-name="ce6">
            <text:p>19,629<text:s/></text:p>
          </table:table-cell>
          <table:table-cell office:value-type="float" office:value="21498" table:style-name="ce6">
            <text:p>21,498<text:s/></text:p>
          </table:table-cell>
          <table:table-cell office:value-type="float" office:value="101524" table:style-name="ce6">
            <text:p>101,524<text:s/></text:p>
          </table:table-cell>
          <table:table-cell office:value-type="float" office:value="33318" table:style-name="ce6">
            <text:p>33,318<text:s/></text:p>
          </table:table-cell>
          <table:table-cell office:value-type="float" office:value="17398" table:style-name="ce6">
            <text:p>17,398<text:s/></text:p>
          </table:table-cell>
          <table:table-cell office:value-type="float" office:value="21353" table:style-name="ce6">
            <text:p>21,353<text:s/></text:p>
          </table:table-cell>
          <table:table-cell office:value-type="float" office:value="22315" table:style-name="ce6">
            <text:p>22,315<text:s/></text:p>
          </table:table-cell>
          <table:table-cell office:value-type="float" office:value="22915" table:style-name="ce6">
            <text:p>22,915<text:s/></text:p>
          </table:table-cell>
          <table:table-cell office:value-type="float" office:value="24919" table:style-name="ce6">
            <text:p>24,919<text:s/></text:p>
          </table:table-cell>
          <table:table-cell office:value-type="float" office:value="20983" table:style-name="ce6">
            <text:p>20,983<text:s/></text:p>
          </table:table-cell>
          <table:table-cell office:value-type="float" office:value="11459" table:style-name="ce6">
            <text:p>11,459<text:s/></text:p>
          </table:table-cell>
          <table:table-cell office:value-type="float" office:value="28338" table:style-name="ce6">
            <text:p>28,338<text:s/></text:p>
          </table:table-cell>
          <table:table-cell office:value-type="float" office:value="6832" table:style-name="ce6">
            <text:p>6,832<text:s/></text:p>
          </table:table-cell>
          <table:table-cell office:value-type="float" office:value="8518" table:style-name="ce6">
            <text:p>8,518<text:s/></text:p>
          </table:table-cell>
          <table:table-cell office:value-type="float" office:value="16381" table:style-name="ce6">
            <text:p>16,381<text:s/></text:p>
          </table:table-cell>
          <table:table-cell office:value-type="float" office:value="4568" table:style-name="ce6">
            <text:p>4,568<text:s/></text:p>
          </table:table-cell>
          <table:table-cell office:value-type="float" office:value="3532" table:style-name="ce6">
            <text:p>3,532<text:s/></text:p>
          </table:table-cell>
          <table:table-cell office:value-type="float" office:value="3119" table:style-name="ce6">
            <text:p>3,119<text:s/></text:p>
          </table:table-cell>
          <table:table-cell office:value-type="float" office:value="12648" table:style-name="ce6">
            <text:p>12,648<text:s/></text:p>
          </table:table-cell>
          <table:table-cell office:value-type="float" office:value="8578" table:style-name="ce6">
            <text:p>8,578<text:s/></text:p>
          </table:table-cell>
          <table:table-cell office:value-type="float" office:value="10125" table:style-name="ce6">
            <text:p>10,125<text:s/></text:p>
          </table:table-cell>
          <table:table-cell office:value-type="float" office:value="29366" table:style-name="ce6">
            <text:p>29,366<text:s/></text:p>
          </table:table-cell>
          <table:table-cell office:value-type="float" office:value="9318" table:style-name="ce6">
            <text:p>9,318<text:s/></text:p>
          </table:table-cell>
          <table:table-cell office:value-type="float" office:value="12105" table:style-name="ce6">
            <text:p>12,105<text:s/></text:p>
          </table:table-cell>
          <table:table-cell office:value-type="float" office:value="7419" table:style-name="ce6">
            <text:p>7,419<text:s/></text:p>
          </table:table-cell>
          <table:table-cell office:value-type="float" office:value="20978" table:style-name="ce6">
            <text:p>20,978<text:s/></text:p>
          </table:table-cell>
          <table:table-cell office:value-type="float" office:value="24281" table:style-name="ce6">
            <text:p>24,281<text:s/></text:p>
          </table:table-cell>
          <table:table-cell office:value-type="float" office:value="26300" table:style-name="ce6">
            <text:p>26,300<text:s/></text:p>
          </table:table-cell>
          <table:table-cell office:value-type="float" office:value="29901" table:style-name="ce6">
            <text:p>29,901<text:s/></text:p>
          </table:table-cell>
          <table:table-cell office:value-type="float" office:value="36419" table:style-name="ce6">
            <text:p>36,419<text:s/></text:p>
          </table:table-cell>
          <table:table-cell office:value-type="float" office:value="23586" table:style-name="ce6">
            <text:p>23,586<text:s/></text:p>
          </table:table-cell>
          <table:table-cell office:value-type="float" office:value="22628" table:style-name="ce6">
            <text:p>22,628<text:s/></text:p>
          </table:table-cell>
          <table:table-cell office:value-type="float" office:value="45333" table:style-name="ce6">
            <text:p>45,333<text:s/></text:p>
          </table:table-cell>
          <table:table-cell office:value-type="float" office:value="19697" table:style-name="ce6">
            <text:p>19,697<text:s/></text:p>
          </table:table-cell>
          <table:table-cell office:value-type="float" office:value="27767" table:style-name="ce6">
            <text:p>27,767<text:s/></text:p>
          </table:table-cell>
          <table:table-cell office:value-type="float" office:value="27204" table:style-name="ce6">
            <text:p>27,204<text:s/></text:p>
          </table:table-cell>
          <table:table-cell office:value-type="float" office:value="16215" table:style-name="ce6">
            <text:p>16,215<text:s/></text:p>
          </table:table-cell>
          <table:table-cell office:value-type="float" office:value="50492" table:style-name="ce6">
            <text:p>50,492<text:s/></text:p>
          </table:table-cell>
          <table:table-cell office:value-type="float" office:value="18229" table:style-name="ce6">
            <text:p>18,229<text:s/></text:p>
          </table:table-cell>
          <table:table-cell office:value-type="float" office:value="14233" table:style-name="ce6">
            <text:p>14,233<text:s/></text:p>
          </table:table-cell>
          <table:table-cell office:value-type="float" office:value="12857" table:style-name="ce6">
            <text:p>12,857<text:s/></text:p>
          </table:table-cell>
          <table:table-cell office:value-type="float" office:value="16815" table:style-name="ce6">
            <text:p>16,815<text:s/></text:p>
          </table:table-cell>
          <table:table-cell office:value-type="float" office:value="13042" table:style-name="ce6">
            <text:p>13,042<text:s/></text:p>
          </table:table-cell>
          <table:table-cell office:value-type="float" office:value="24471" table:style-name="ce6">
            <text:p>24,471<text:s/></text:p>
          </table:table-cell>
          <table:table-cell office:value-type="float" office:value="16718" table:style-name="ce6">
            <text:p>16,718<text:s/></text:p>
          </table:table-cell>
          <table:table-cell office:value-type="float" office:value="7054" table:style-name="ce6">
            <text:p>7,054<text:s/></text:p>
          </table:table-cell>
          <table:table-cell office:value-type="float" office:value="9977" table:style-name="ce6">
            <text:p>9,977<text:s/></text:p>
          </table:table-cell>
          <table:table-cell office:value-type="float" office:value="33658" table:style-name="ce6">
            <text:p>33,658<text:s/></text:p>
          </table:table-cell>
          <table:table-cell office:value-type="float" office:value="19752" table:style-name="ce6">
            <text:p>19,752<text:s/></text:p>
          </table:table-cell>
          <table:table-cell office:value-type="float" office:value="21617" table:style-name="ce6">
            <text:p>21,617<text:s/></text:p>
          </table:table-cell>
          <table:table-cell office:value-type="float" office:value="21329" table:style-name="ce6">
            <text:p>21,329<text:s/></text:p>
          </table:table-cell>
          <table:table-cell office:value-type="float" office:value="12436" table:style-name="ce6">
            <text:p>12,436<text:s/></text:p>
          </table:table-cell>
          <table:table-cell office:value-type="float" office:value="10176" table:style-name="ce6">
            <text:p>10,176<text:s/></text:p>
          </table:table-cell>
          <table:table-cell office:value-type="float" office:value="5825" table:style-name="ce6">
            <text:p>5,825<text:s/></text:p>
          </table:table-cell>
          <table:table-cell office:value-type="float" office:value="4848" table:style-name="ce6">
            <text:p>4,848<text:s/></text:p>
          </table:table-cell>
          <table:table-cell office:value-type="float" office:value="5987" table:style-name="ce6">
            <text:p>5,987<text:s/></text:p>
          </table:table-cell>
          <table:table-cell office:value-type="float" office:value="9730" table:style-name="ce6">
            <text:p>9,730<text:s/></text:p>
          </table:table-cell>
          <table:table-cell office:value-type="float" office:value="8661" table:style-name="ce6">
            <text:p>8,661<text:s/></text:p>
          </table:table-cell>
          <table:table-cell office:value-type="float" office:value="12153" table:style-name="ce6">
            <text:p>12,153<text:s/></text:p>
          </table:table-cell>
          <table:table-cell office:value-type="float" office:value="15100" table:style-name="ce6">
            <text:p>15,100<text:s/></text:p>
          </table:table-cell>
          <table:table-cell office:value-type="float" office:value="25327" table:style-name="ce6">
            <text:p>25,327<text:s/></text:p>
          </table:table-cell>
          <table:table-cell office:value-type="float" office:value="18660" table:style-name="ce6">
            <text:p>18,660<text:s/></text:p>
          </table:table-cell>
          <table:table-cell office:value-type="float" office:value="13798" table:style-name="ce6">
            <text:p>13,798<text:s/></text:p>
          </table:table-cell>
          <table:table-cell office:value-type="float" office:value="11395" table:style-name="ce6">
            <text:p>11,395<text:s/></text:p>
          </table:table-cell>
          <table:table-cell office:value-type="float" office:value="11272" table:style-name="ce6">
            <text:p>11,272<text:s/></text:p>
          </table:table-cell>
          <table:table-cell office:value-type="float" office:value="11743" table:style-name="ce6">
            <text:p>11,743<text:s/></text:p>
          </table:table-cell>
          <table:table-cell office:value-type="float" office:value="10618" table:style-name="ce6">
            <text:p>10,618<text:s/></text:p>
          </table:table-cell>
          <table:table-cell office:value-type="float" office:value="11492" table:style-name="ce6">
            <text:p>11,492<text:s/></text:p>
          </table:table-cell>
          <table:table-cell office:value-type="float" office:value="9499" table:style-name="ce6">
            <text:p>9,499<text:s/></text:p>
          </table:table-cell>
          <table:table-cell office:value-type="float" office:value="1680" table:style-name="ce6">
            <text:p>1,680<text:s/></text:p>
          </table:table-cell>
          <table:table-cell office:value-type="float" office:value="2268" table:style-name="ce6">
            <text:p>2,268<text:s/></text:p>
          </table:table-cell>
          <table:table-cell office:value-type="float" office:value="3378" table:style-name="ce6">
            <text:p>3,378<text:s/></text:p>
          </table:table-cell>
          <table:table-cell office:value-type="float" office:value="4347" table:style-name="ce6">
            <text:p>4,347<text:s/></text:p>
          </table:table-cell>
          <table:table-cell office:value-type="float" office:value="2514" table:style-name="ce6">
            <text:p>2,514<text:s/></text:p>
          </table:table-cell>
          <table:table-cell office:value-type="float" office:value="3374" table:style-name="ce6">
            <text:p>3,374<text:s/></text:p>
          </table:table-cell>
          <table:table-cell office:value-type="float" office:value="2822" table:style-name="ce6">
            <text:p>2,822<text:s/></text:p>
          </table:table-cell>
          <table:table-cell office:value-type="float" office:value="7126" table:style-name="ce6">
            <text:p>7,126<text:s/></text:p>
          </table:table-cell>
          <table:table-cell office:value-type="float" office:value="2029" table:style-name="ce6">
            <text:p>2,029<text:s/></text:p>
          </table:table-cell>
          <table:table-cell office:value-type="float" office:value="3497" table:style-name="ce6">
            <text:p>3,497<text:s/></text:p>
          </table:table-cell>
          <table:table-cell office:value-type="float" office:value="4357" table:style-name="ce6">
            <text:p>4,357<text:s/></text:p>
          </table:table-cell>
          <table:table-cell table:number-columns-repeated="16264"/>
        </table:table-row>
        <table:table-row table:style-name="ro2">
          <table:table-cell office:value-type="date" office:date-value="2022-01-11T00:00:00" table:style-name="ce5">
            <text:p>2022/1/11</text:p>
          </table:table-cell>
          <table:table-cell office:value-type="float" office:value="3094" table:style-name="ce6">
            <text:p>3,094<text:s/></text:p>
          </table:table-cell>
          <table:table-cell office:value-type="float" office:value="13203" table:style-name="ce6">
            <text:p>13,203<text:s/></text:p>
          </table:table-cell>
          <table:table-cell office:value-type="float" office:value="37527" table:style-name="ce6">
            <text:p>37,527<text:s/></text:p>
          </table:table-cell>
          <table:table-cell office:value-type="float" office:value="34611" table:style-name="ce6">
            <text:p>34,611<text:s/></text:p>
          </table:table-cell>
          <table:table-cell office:value-type="float" office:value="23984" table:style-name="ce6">
            <text:p>23,984<text:s/></text:p>
          </table:table-cell>
          <table:table-cell office:value-type="float" office:value="13428" table:style-name="ce6">
            <text:p>13,428<text:s/></text:p>
          </table:table-cell>
          <table:table-cell office:value-type="float" office:value="10690" table:style-name="ce6">
            <text:p>10,690<text:s/></text:p>
          </table:table-cell>
          <table:table-cell office:value-type="float" office:value="3952" table:style-name="ce6">
            <text:p>3,952<text:s/></text:p>
          </table:table-cell>
          <table:table-cell office:value-type="float" office:value="3244" table:style-name="ce6">
            <text:p>3,244<text:s/></text:p>
          </table:table-cell>
          <table:table-cell office:value-type="float" office:value="12527" table:style-name="ce6">
            <text:p>12,527<text:s/></text:p>
          </table:table-cell>
          <table:table-cell office:value-type="float" office:value="2461" table:style-name="ce6">
            <text:p>2,461<text:s/></text:p>
          </table:table-cell>
          <table:table-cell office:value-type="float" office:value="4021" table:style-name="ce6">
            <text:p>4,021<text:s/></text:p>
          </table:table-cell>
          <table:table-cell office:value-type="float" office:value="3788" table:style-name="ce6">
            <text:p>3,788<text:s/></text:p>
          </table:table-cell>
          <table:table-cell office:value-type="float" office:value="9057" table:style-name="ce6">
            <text:p>9,057<text:s/></text:p>
          </table:table-cell>
          <table:table-cell office:value-type="float" office:value="10032" table:style-name="ce6">
            <text:p>10,032<text:s/></text:p>
          </table:table-cell>
          <table:table-cell office:value-type="float" office:value="15576" table:style-name="ce6">
            <text:p>15,576<text:s/></text:p>
          </table:table-cell>
          <table:table-cell office:value-type="float" office:value="17590" table:style-name="ce6">
            <text:p>17,590<text:s/></text:p>
          </table:table-cell>
          <table:table-cell office:value-type="float" office:value="5461" table:style-name="ce6">
            <text:p>5,461<text:s/></text:p>
          </table:table-cell>
          <table:table-cell office:value-type="float" office:value="8692" table:style-name="ce6">
            <text:p>8,692<text:s/></text:p>
          </table:table-cell>
          <table:table-cell office:value-type="float" office:value="2974" table:style-name="ce6">
            <text:p>2,974<text:s/></text:p>
          </table:table-cell>
          <table:table-cell office:value-type="float" office:value="8164" table:style-name="ce6">
            <text:p>8,164<text:s/></text:p>
          </table:table-cell>
          <table:table-cell office:value-type="float" office:value="7949" table:style-name="ce6">
            <text:p>7,949<text:s/></text:p>
          </table:table-cell>
          <table:table-cell office:value-type="float" office:value="6411" table:style-name="ce6">
            <text:p>6,411<text:s/></text:p>
          </table:table-cell>
          <table:table-cell office:value-type="float" office:value="27011" table:style-name="ce6">
            <text:p>27,011<text:s/></text:p>
          </table:table-cell>
          <table:table-cell office:value-type="float" office:value="2838" table:style-name="ce6">
            <text:p>2,838<text:s/></text:p>
          </table:table-cell>
          <table:table-cell office:value-type="float" office:value="12049" table:style-name="ce6">
            <text:p>12,049<text:s/></text:p>
          </table:table-cell>
          <table:table-cell office:value-type="float" office:value="11822" table:style-name="ce6">
            <text:p>11,822<text:s/></text:p>
          </table:table-cell>
          <table:table-cell office:value-type="float" office:value="14402" table:style-name="ce6">
            <text:p>14,402<text:s/></text:p>
          </table:table-cell>
          <table:table-cell office:value-type="float" office:value="22727" table:style-name="ce6">
            <text:p>22,727<text:s/></text:p>
          </table:table-cell>
          <table:table-cell office:value-type="float" office:value="15821" table:style-name="ce6">
            <text:p>15,821<text:s/></text:p>
          </table:table-cell>
          <table:table-cell office:value-type="float" office:value="9338" table:style-name="ce6">
            <text:p>9,338<text:s/></text:p>
          </table:table-cell>
          <table:table-cell office:value-type="float" office:value="23766" table:style-name="ce6">
            <text:p>23,766<text:s/></text:p>
          </table:table-cell>
          <table:table-cell office:value-type="float" office:value="14843" table:style-name="ce6">
            <text:p>14,843<text:s/></text:p>
          </table:table-cell>
          <table:table-cell office:value-type="float" office:value="30015" table:style-name="ce6">
            <text:p>30,015<text:s/></text:p>
          </table:table-cell>
          <table:table-cell office:value-type="float" office:value="22762" table:style-name="ce6">
            <text:p>22,762<text:s/></text:p>
          </table:table-cell>
          <table:table-cell office:value-type="float" office:value="9340" table:style-name="ce6">
            <text:p>9,340<text:s/></text:p>
          </table:table-cell>
          <table:table-cell office:value-type="float" office:value="32127" table:style-name="ce6">
            <text:p>32,127<text:s/></text:p>
          </table:table-cell>
          <table:table-cell office:value-type="float" office:value="23908" table:style-name="ce6">
            <text:p>23,908<text:s/></text:p>
          </table:table-cell>
          <table:table-cell office:value-type="float" office:value="24724" table:style-name="ce6">
            <text:p>24,724<text:s/></text:p>
          </table:table-cell>
          <table:table-cell office:value-type="float" office:value="19919" table:style-name="ce6">
            <text:p>19,919<text:s/></text:p>
          </table:table-cell>
          <table:table-cell office:value-type="float" office:value="21192" table:style-name="ce6">
            <text:p>21,192<text:s/></text:p>
          </table:table-cell>
          <table:table-cell office:value-type="float" office:value="97342" table:style-name="ce6">
            <text:p>97,342<text:s/></text:p>
          </table:table-cell>
          <table:table-cell office:value-type="float" office:value="34874" table:style-name="ce6">
            <text:p>34,874<text:s/></text:p>
          </table:table-cell>
          <table:table-cell office:value-type="float" office:value="17796" table:style-name="ce6">
            <text:p>17,796<text:s/></text:p>
          </table:table-cell>
          <table:table-cell office:value-type="float" office:value="21379" table:style-name="ce6">
            <text:p>21,379<text:s/></text:p>
          </table:table-cell>
          <table:table-cell office:value-type="float" office:value="22054" table:style-name="ce6">
            <text:p>22,054<text:s/></text:p>
          </table:table-cell>
          <table:table-cell office:value-type="float" office:value="23723" table:style-name="ce6">
            <text:p>23,723<text:s/></text:p>
          </table:table-cell>
          <table:table-cell office:value-type="float" office:value="24739" table:style-name="ce6">
            <text:p>24,739<text:s/></text:p>
          </table:table-cell>
          <table:table-cell office:value-type="float" office:value="21299" table:style-name="ce6">
            <text:p>21,299<text:s/></text:p>
          </table:table-cell>
          <table:table-cell office:value-type="float" office:value="12102" table:style-name="ce6">
            <text:p>12,102<text:s/></text:p>
          </table:table-cell>
          <table:table-cell office:value-type="float" office:value="27510" table:style-name="ce6">
            <text:p>27,510<text:s/></text:p>
          </table:table-cell>
          <table:table-cell office:value-type="float" office:value="6768" table:style-name="ce6">
            <text:p>6,768<text:s/></text:p>
          </table:table-cell>
          <table:table-cell office:value-type="float" office:value="8567" table:style-name="ce6">
            <text:p>8,567<text:s/></text:p>
          </table:table-cell>
          <table:table-cell office:value-type="float" office:value="16309" table:style-name="ce6">
            <text:p>16,309<text:s/></text:p>
          </table:table-cell>
          <table:table-cell office:value-type="float" office:value="4593" table:style-name="ce6">
            <text:p>4,593<text:s/></text:p>
          </table:table-cell>
          <table:table-cell office:value-type="float" office:value="3582" table:style-name="ce6">
            <text:p>3,582<text:s/></text:p>
          </table:table-cell>
          <table:table-cell office:value-type="float" office:value="3266" table:style-name="ce6">
            <text:p>3,266<text:s/></text:p>
          </table:table-cell>
          <table:table-cell office:value-type="float" office:value="12969" table:style-name="ce6">
            <text:p>12,969<text:s/></text:p>
          </table:table-cell>
          <table:table-cell office:value-type="float" office:value="8688" table:style-name="ce6">
            <text:p>8,688<text:s/></text:p>
          </table:table-cell>
          <table:table-cell office:value-type="float" office:value="10225" table:style-name="ce6">
            <text:p>10,225<text:s/></text:p>
          </table:table-cell>
          <table:table-cell office:value-type="float" office:value="27991" table:style-name="ce6">
            <text:p>27,991<text:s/></text:p>
          </table:table-cell>
          <table:table-cell office:value-type="float" office:value="9407" table:style-name="ce6">
            <text:p>9,407<text:s/></text:p>
          </table:table-cell>
          <table:table-cell office:value-type="float" office:value="11629" table:style-name="ce6">
            <text:p>11,629<text:s/></text:p>
          </table:table-cell>
          <table:table-cell office:value-type="float" office:value="7432" table:style-name="ce6">
            <text:p>7,432<text:s/></text:p>
          </table:table-cell>
          <table:table-cell office:value-type="float" office:value="21189" table:style-name="ce6">
            <text:p>21,189<text:s/></text:p>
          </table:table-cell>
          <table:table-cell office:value-type="float" office:value="25385" table:style-name="ce6">
            <text:p>25,385<text:s/></text:p>
          </table:table-cell>
          <table:table-cell office:value-type="float" office:value="26743" table:style-name="ce6">
            <text:p>26,743<text:s/></text:p>
          </table:table-cell>
          <table:table-cell office:value-type="float" office:value="30548" table:style-name="ce6">
            <text:p>30,548<text:s/></text:p>
          </table:table-cell>
          <table:table-cell office:value-type="float" office:value="37231" table:style-name="ce6">
            <text:p>37,231<text:s/></text:p>
          </table:table-cell>
          <table:table-cell office:value-type="float" office:value="24299" table:style-name="ce6">
            <text:p>24,299<text:s/></text:p>
          </table:table-cell>
          <table:table-cell office:value-type="float" office:value="22628" table:style-name="ce6">
            <text:p>22,628<text:s/></text:p>
          </table:table-cell>
          <table:table-cell office:value-type="float" office:value="46461" table:style-name="ce6">
            <text:p>46,461<text:s/></text:p>
          </table:table-cell>
          <table:table-cell office:value-type="float" office:value="20850" table:style-name="ce6">
            <text:p>20,850<text:s/></text:p>
          </table:table-cell>
          <table:table-cell office:value-type="float" office:value="28300" table:style-name="ce6">
            <text:p>28,300<text:s/></text:p>
          </table:table-cell>
          <table:table-cell office:value-type="float" office:value="29004" table:style-name="ce6">
            <text:p>29,004<text:s/></text:p>
          </table:table-cell>
          <table:table-cell office:value-type="float" office:value="17012" table:style-name="ce6">
            <text:p>17,012<text:s/></text:p>
          </table:table-cell>
          <table:table-cell office:value-type="float" office:value="51073" table:style-name="ce6">
            <text:p>51,073<text:s/></text:p>
          </table:table-cell>
          <table:table-cell office:value-type="float" office:value="18986" table:style-name="ce6">
            <text:p>18,986<text:s/></text:p>
          </table:table-cell>
          <table:table-cell office:value-type="float" office:value="14483" table:style-name="ce6">
            <text:p>14,483<text:s/></text:p>
          </table:table-cell>
          <table:table-cell office:value-type="float" office:value="12941" table:style-name="ce6">
            <text:p>12,941<text:s/></text:p>
          </table:table-cell>
          <table:table-cell office:value-type="float" office:value="17023" table:style-name="ce6">
            <text:p>17,023<text:s/></text:p>
          </table:table-cell>
          <table:table-cell office:value-type="float" office:value="13150" table:style-name="ce6">
            <text:p>13,150<text:s/></text:p>
          </table:table-cell>
          <table:table-cell office:value-type="float" office:value="21929" table:style-name="ce6">
            <text:p>21,929<text:s/></text:p>
          </table:table-cell>
          <table:table-cell office:value-type="float" office:value="17114" table:style-name="ce6">
            <text:p>17,114<text:s/></text:p>
          </table:table-cell>
          <table:table-cell office:value-type="float" office:value="6914" table:style-name="ce6">
            <text:p>6,914<text:s/></text:p>
          </table:table-cell>
          <table:table-cell office:value-type="float" office:value="10162" table:style-name="ce6">
            <text:p>10,162<text:s/></text:p>
          </table:table-cell>
          <table:table-cell office:value-type="float" office:value="35283" table:style-name="ce6">
            <text:p>35,283<text:s/></text:p>
          </table:table-cell>
          <table:table-cell office:value-type="float" office:value="21135" table:style-name="ce6">
            <text:p>21,135<text:s/></text:p>
          </table:table-cell>
          <table:table-cell office:value-type="float" office:value="22331" table:style-name="ce6">
            <text:p>22,331<text:s/></text:p>
          </table:table-cell>
          <table:table-cell office:value-type="float" office:value="21457" table:style-name="ce6">
            <text:p>21,457<text:s/></text:p>
          </table:table-cell>
          <table:table-cell office:value-type="float" office:value="13153" table:style-name="ce6">
            <text:p>13,153<text:s/></text:p>
          </table:table-cell>
          <table:table-cell office:value-type="float" office:value="10296" table:style-name="ce6">
            <text:p>10,296<text:s/></text:p>
          </table:table-cell>
          <table:table-cell office:value-type="float" office:value="6091" table:style-name="ce6">
            <text:p>6,091<text:s/></text:p>
          </table:table-cell>
          <table:table-cell office:value-type="float" office:value="5041" table:style-name="ce6">
            <text:p>5,041<text:s/></text:p>
          </table:table-cell>
          <table:table-cell office:value-type="float" office:value="6254" table:style-name="ce6">
            <text:p>6,254<text:s/></text:p>
          </table:table-cell>
          <table:table-cell office:value-type="float" office:value="10224" table:style-name="ce6">
            <text:p>10,224<text:s/></text:p>
          </table:table-cell>
          <table:table-cell office:value-type="float" office:value="9174" table:style-name="ce6">
            <text:p>9,174<text:s/></text:p>
          </table:table-cell>
          <table:table-cell office:value-type="float" office:value="12193" table:style-name="ce6">
            <text:p>12,193<text:s/></text:p>
          </table:table-cell>
          <table:table-cell office:value-type="float" office:value="15633" table:style-name="ce6">
            <text:p>15,633<text:s/></text:p>
          </table:table-cell>
          <table:table-cell office:value-type="float" office:value="26152" table:style-name="ce6">
            <text:p>26,152<text:s/></text:p>
          </table:table-cell>
          <table:table-cell office:value-type="float" office:value="19894" table:style-name="ce6">
            <text:p>19,894<text:s/></text:p>
          </table:table-cell>
          <table:table-cell office:value-type="float" office:value="14090" table:style-name="ce6">
            <text:p>14,090<text:s/></text:p>
          </table:table-cell>
          <table:table-cell office:value-type="float" office:value="11621" table:style-name="ce6">
            <text:p>11,621<text:s/></text:p>
          </table:table-cell>
          <table:table-cell office:value-type="float" office:value="11651" table:style-name="ce6">
            <text:p>11,651<text:s/></text:p>
          </table:table-cell>
          <table:table-cell office:value-type="float" office:value="12116" table:style-name="ce6">
            <text:p>12,116<text:s/></text:p>
          </table:table-cell>
          <table:table-cell office:value-type="float" office:value="11245" table:style-name="ce6">
            <text:p>11,245<text:s/></text:p>
          </table:table-cell>
          <table:table-cell office:value-type="float" office:value="11515" table:style-name="ce6">
            <text:p>11,515<text:s/></text:p>
          </table:table-cell>
          <table:table-cell office:value-type="float" office:value="9933" table:style-name="ce6">
            <text:p>9,933<text:s/></text:p>
          </table:table-cell>
          <table:table-cell office:value-type="float" office:value="1668" table:style-name="ce6">
            <text:p>1,668<text:s/></text:p>
          </table:table-cell>
          <table:table-cell office:value-type="float" office:value="2405" table:style-name="ce6">
            <text:p>2,405<text:s/></text:p>
          </table:table-cell>
          <table:table-cell office:value-type="float" office:value="3543" table:style-name="ce6">
            <text:p>3,543<text:s/></text:p>
          </table:table-cell>
          <table:table-cell office:value-type="float" office:value="4532" table:style-name="ce6">
            <text:p>4,532<text:s/></text:p>
          </table:table-cell>
          <table:table-cell office:value-type="float" office:value="2556" table:style-name="ce6">
            <text:p>2,556<text:s/></text:p>
          </table:table-cell>
          <table:table-cell office:value-type="float" office:value="3570" table:style-name="ce6">
            <text:p>3,570<text:s/></text:p>
          </table:table-cell>
          <table:table-cell office:value-type="float" office:value="3078" table:style-name="ce6">
            <text:p>3,078<text:s/></text:p>
          </table:table-cell>
          <table:table-cell office:value-type="float" office:value="6875" table:style-name="ce6">
            <text:p>6,875<text:s/></text:p>
          </table:table-cell>
          <table:table-cell office:value-type="float" office:value="2132" table:style-name="ce6">
            <text:p>2,132<text:s/></text:p>
          </table:table-cell>
          <table:table-cell office:value-type="float" office:value="3486" table:style-name="ce6">
            <text:p>3,486<text:s/></text:p>
          </table:table-cell>
          <table:table-cell office:value-type="float" office:value="4433" table:style-name="ce6">
            <text:p>4,433<text:s/></text:p>
          </table:table-cell>
          <table:table-cell table:number-columns-repeated="16264"/>
        </table:table-row>
        <table:table-row table:style-name="ro2">
          <table:table-cell office:value-type="date" office:date-value="2022-01-12T00:00:00" table:style-name="ce5">
            <text:p>2022/1/12</text:p>
          </table:table-cell>
          <table:table-cell office:value-type="float" office:value="3181" table:style-name="ce6">
            <text:p>3,181<text:s/></text:p>
          </table:table-cell>
          <table:table-cell office:value-type="float" office:value="13164" table:style-name="ce6">
            <text:p>13,164<text:s/></text:p>
          </table:table-cell>
          <table:table-cell office:value-type="float" office:value="37760" table:style-name="ce6">
            <text:p>37,760<text:s/></text:p>
          </table:table-cell>
          <table:table-cell office:value-type="float" office:value="34839" table:style-name="ce6">
            <text:p>34,839<text:s/></text:p>
          </table:table-cell>
          <table:table-cell office:value-type="float" office:value="23856" table:style-name="ce6">
            <text:p>23,856<text:s/></text:p>
          </table:table-cell>
          <table:table-cell office:value-type="float" office:value="13169" table:style-name="ce6">
            <text:p>13,169<text:s/></text:p>
          </table:table-cell>
          <table:table-cell office:value-type="float" office:value="10467" table:style-name="ce6">
            <text:p>10,467<text:s/></text:p>
          </table:table-cell>
          <table:table-cell office:value-type="float" office:value="3938" table:style-name="ce6">
            <text:p>3,938<text:s/></text:p>
          </table:table-cell>
          <table:table-cell office:value-type="float" office:value="3287" table:style-name="ce6">
            <text:p>3,287<text:s/></text:p>
          </table:table-cell>
          <table:table-cell office:value-type="float" office:value="12543" table:style-name="ce6">
            <text:p>12,543<text:s/></text:p>
          </table:table-cell>
          <table:table-cell office:value-type="float" office:value="2487" table:style-name="ce6">
            <text:p>2,487<text:s/></text:p>
          </table:table-cell>
          <table:table-cell office:value-type="float" office:value="4105" table:style-name="ce6">
            <text:p>4,105<text:s/></text:p>
          </table:table-cell>
          <table:table-cell office:value-type="float" office:value="3949" table:style-name="ce6">
            <text:p>3,949<text:s/></text:p>
          </table:table-cell>
          <table:table-cell office:value-type="float" office:value="9262" table:style-name="ce6">
            <text:p>9,262<text:s/></text:p>
          </table:table-cell>
          <table:table-cell office:value-type="float" office:value="10025" table:style-name="ce6">
            <text:p>10,025<text:s/></text:p>
          </table:table-cell>
          <table:table-cell office:value-type="float" office:value="15511" table:style-name="ce6">
            <text:p>15,511<text:s/></text:p>
          </table:table-cell>
          <table:table-cell office:value-type="float" office:value="17686" table:style-name="ce6">
            <text:p>17,686<text:s/></text:p>
          </table:table-cell>
          <table:table-cell office:value-type="float" office:value="5518" table:style-name="ce6">
            <text:p>5,518<text:s/></text:p>
          </table:table-cell>
          <table:table-cell office:value-type="float" office:value="8538" table:style-name="ce6">
            <text:p>8,538<text:s/></text:p>
          </table:table-cell>
          <table:table-cell office:value-type="float" office:value="3054" table:style-name="ce6">
            <text:p>3,054<text:s/></text:p>
          </table:table-cell>
          <table:table-cell office:value-type="float" office:value="8042" table:style-name="ce6">
            <text:p>8,042<text:s/></text:p>
          </table:table-cell>
          <table:table-cell office:value-type="float" office:value="7894" table:style-name="ce6">
            <text:p>7,894<text:s/></text:p>
          </table:table-cell>
          <table:table-cell office:value-type="float" office:value="6312" table:style-name="ce6">
            <text:p>6,312<text:s/></text:p>
          </table:table-cell>
          <table:table-cell office:value-type="float" office:value="27356" table:style-name="ce6">
            <text:p>27,356<text:s/></text:p>
          </table:table-cell>
          <table:table-cell office:value-type="float" office:value="2841" table:style-name="ce6">
            <text:p>2,841<text:s/></text:p>
          </table:table-cell>
          <table:table-cell office:value-type="float" office:value="11810" table:style-name="ce6">
            <text:p>11,810<text:s/></text:p>
          </table:table-cell>
          <table:table-cell office:value-type="float" office:value="11615" table:style-name="ce6">
            <text:p>11,615<text:s/></text:p>
          </table:table-cell>
          <table:table-cell office:value-type="float" office:value="14356" table:style-name="ce6">
            <text:p>14,356<text:s/></text:p>
          </table:table-cell>
          <table:table-cell office:value-type="float" office:value="22668" table:style-name="ce6">
            <text:p>22,668<text:s/></text:p>
          </table:table-cell>
          <table:table-cell office:value-type="float" office:value="15639" table:style-name="ce6">
            <text:p>15,639<text:s/></text:p>
          </table:table-cell>
          <table:table-cell office:value-type="float" office:value="9344" table:style-name="ce6">
            <text:p>9,344<text:s/></text:p>
          </table:table-cell>
          <table:table-cell office:value-type="float" office:value="22786" table:style-name="ce6">
            <text:p>22,786<text:s/></text:p>
          </table:table-cell>
          <table:table-cell office:value-type="float" office:value="14568" table:style-name="ce6">
            <text:p>14,568<text:s/></text:p>
          </table:table-cell>
          <table:table-cell office:value-type="float" office:value="29219" table:style-name="ce6">
            <text:p>29,219<text:s/></text:p>
          </table:table-cell>
          <table:table-cell office:value-type="float" office:value="23625" table:style-name="ce6">
            <text:p>23,625<text:s/></text:p>
          </table:table-cell>
          <table:table-cell office:value-type="float" office:value="9162" table:style-name="ce6">
            <text:p>9,162<text:s/></text:p>
          </table:table-cell>
          <table:table-cell office:value-type="float" office:value="31631" table:style-name="ce6">
            <text:p>31,631<text:s/></text:p>
          </table:table-cell>
          <table:table-cell office:value-type="float" office:value="23615" table:style-name="ce6">
            <text:p>23,615<text:s/></text:p>
          </table:table-cell>
          <table:table-cell office:value-type="float" office:value="24192" table:style-name="ce6">
            <text:p>24,192<text:s/></text:p>
          </table:table-cell>
          <table:table-cell office:value-type="float" office:value="19977" table:style-name="ce6">
            <text:p>19,977<text:s/></text:p>
          </table:table-cell>
          <table:table-cell office:value-type="float" office:value="20852" table:style-name="ce6">
            <text:p>20,852<text:s/></text:p>
          </table:table-cell>
          <table:table-cell office:value-type="float" office:value="95479" table:style-name="ce6">
            <text:p>95,479<text:s/></text:p>
          </table:table-cell>
          <table:table-cell office:value-type="float" office:value="36365" table:style-name="ce6">
            <text:p>36,365<text:s/></text:p>
          </table:table-cell>
          <table:table-cell office:value-type="float" office:value="17697" table:style-name="ce6">
            <text:p>17,697<text:s/></text:p>
          </table:table-cell>
          <table:table-cell office:value-type="float" office:value="21643" table:style-name="ce6">
            <text:p>21,643<text:s/></text:p>
          </table:table-cell>
          <table:table-cell office:value-type="float" office:value="21828" table:style-name="ce6">
            <text:p>21,828<text:s/></text:p>
          </table:table-cell>
          <table:table-cell office:value-type="float" office:value="23927" table:style-name="ce6">
            <text:p>23,927<text:s/></text:p>
          </table:table-cell>
          <table:table-cell office:value-type="float" office:value="24897" table:style-name="ce6">
            <text:p>24,897<text:s/></text:p>
          </table:table-cell>
          <table:table-cell office:value-type="float" office:value="21507" table:style-name="ce6">
            <text:p>21,507<text:s/></text:p>
          </table:table-cell>
          <table:table-cell office:value-type="float" office:value="11778" table:style-name="ce6">
            <text:p>11,778<text:s/></text:p>
          </table:table-cell>
          <table:table-cell office:value-type="float" office:value="27944" table:style-name="ce6">
            <text:p>27,944<text:s/></text:p>
          </table:table-cell>
          <table:table-cell office:value-type="float" office:value="6790" table:style-name="ce6">
            <text:p>6,790<text:s/></text:p>
          </table:table-cell>
          <table:table-cell office:value-type="float" office:value="8401" table:style-name="ce6">
            <text:p>8,401<text:s/></text:p>
          </table:table-cell>
          <table:table-cell office:value-type="float" office:value="16405" table:style-name="ce6">
            <text:p>16,405<text:s/></text:p>
          </table:table-cell>
          <table:table-cell office:value-type="float" office:value="4573" table:style-name="ce6">
            <text:p>4,573<text:s/></text:p>
          </table:table-cell>
          <table:table-cell office:value-type="float" office:value="3446" table:style-name="ce6">
            <text:p>3,446<text:s/></text:p>
          </table:table-cell>
          <table:table-cell office:value-type="float" office:value="3152" table:style-name="ce6">
            <text:p>3,152<text:s/></text:p>
          </table:table-cell>
          <table:table-cell office:value-type="float" office:value="12841" table:style-name="ce6">
            <text:p>12,841<text:s/></text:p>
          </table:table-cell>
          <table:table-cell office:value-type="float" office:value="8536" table:style-name="ce6">
            <text:p>8,536<text:s/></text:p>
          </table:table-cell>
          <table:table-cell office:value-type="float" office:value="10065" table:style-name="ce6">
            <text:p>10,065<text:s/></text:p>
          </table:table-cell>
          <table:table-cell office:value-type="float" office:value="28115" table:style-name="ce6">
            <text:p>28,115<text:s/></text:p>
          </table:table-cell>
          <table:table-cell office:value-type="float" office:value="8989" table:style-name="ce6">
            <text:p>8,989<text:s/></text:p>
          </table:table-cell>
          <table:table-cell office:value-type="float" office:value="11405" table:style-name="ce6">
            <text:p>11,405<text:s/></text:p>
          </table:table-cell>
          <table:table-cell office:value-type="float" office:value="7532" table:style-name="ce6">
            <text:p>7,532<text:s/></text:p>
          </table:table-cell>
          <table:table-cell office:value-type="float" office:value="21044" table:style-name="ce6">
            <text:p>21,044<text:s/></text:p>
          </table:table-cell>
          <table:table-cell office:value-type="float" office:value="24938" table:style-name="ce6">
            <text:p>24,938<text:s/></text:p>
          </table:table-cell>
          <table:table-cell office:value-type="float" office:value="26646" table:style-name="ce6">
            <text:p>26,646<text:s/></text:p>
          </table:table-cell>
          <table:table-cell office:value-type="float" office:value="30434" table:style-name="ce6">
            <text:p>30,434<text:s/></text:p>
          </table:table-cell>
          <table:table-cell office:value-type="float" office:value="37274" table:style-name="ce6">
            <text:p>37,274<text:s/></text:p>
          </table:table-cell>
          <table:table-cell office:value-type="float" office:value="24246" table:style-name="ce6">
            <text:p>24,246<text:s/></text:p>
          </table:table-cell>
          <table:table-cell office:value-type="float" office:value="22532" table:style-name="ce6">
            <text:p>22,532<text:s/></text:p>
          </table:table-cell>
          <table:table-cell office:value-type="float" office:value="47410" table:style-name="ce6">
            <text:p>47,410<text:s/></text:p>
          </table:table-cell>
          <table:table-cell office:value-type="float" office:value="21369" table:style-name="ce6">
            <text:p>21,369<text:s/></text:p>
          </table:table-cell>
          <table:table-cell office:value-type="float" office:value="29371" table:style-name="ce6">
            <text:p>29,371<text:s/></text:p>
          </table:table-cell>
          <table:table-cell office:value-type="float" office:value="29065" table:style-name="ce6">
            <text:p>29,065<text:s/></text:p>
          </table:table-cell>
          <table:table-cell office:value-type="float" office:value="17513" table:style-name="ce6">
            <text:p>17,513<text:s/></text:p>
          </table:table-cell>
          <table:table-cell office:value-type="float" office:value="51142" table:style-name="ce6">
            <text:p>51,142<text:s/></text:p>
          </table:table-cell>
          <table:table-cell office:value-type="float" office:value="18700" table:style-name="ce6">
            <text:p>18,700<text:s/></text:p>
          </table:table-cell>
          <table:table-cell office:value-type="float" office:value="14585" table:style-name="ce6">
            <text:p>14,585<text:s/></text:p>
          </table:table-cell>
          <table:table-cell office:value-type="float" office:value="12939" table:style-name="ce6">
            <text:p>12,939<text:s/></text:p>
          </table:table-cell>
          <table:table-cell office:value-type="float" office:value="17001" table:style-name="ce6">
            <text:p>17,001<text:s/></text:p>
          </table:table-cell>
          <table:table-cell office:value-type="float" office:value="12847" table:style-name="ce6">
            <text:p>12,847<text:s/></text:p>
          </table:table-cell>
          <table:table-cell office:value-type="float" office:value="22058" table:style-name="ce6">
            <text:p>22,058<text:s/></text:p>
          </table:table-cell>
          <table:table-cell office:value-type="float" office:value="17076" table:style-name="ce6">
            <text:p>17,076<text:s/></text:p>
          </table:table-cell>
          <table:table-cell office:value-type="float" office:value="6938" table:style-name="ce6">
            <text:p>6,938<text:s/></text:p>
          </table:table-cell>
          <table:table-cell office:value-type="float" office:value="10273" table:style-name="ce6">
            <text:p>10,273<text:s/></text:p>
          </table:table-cell>
          <table:table-cell office:value-type="float" office:value="34482" table:style-name="ce6">
            <text:p>34,482<text:s/></text:p>
          </table:table-cell>
          <table:table-cell office:value-type="float" office:value="21426" table:style-name="ce6">
            <text:p>21,426<text:s/></text:p>
          </table:table-cell>
          <table:table-cell office:value-type="float" office:value="22034" table:style-name="ce6">
            <text:p>22,034<text:s/></text:p>
          </table:table-cell>
          <table:table-cell office:value-type="float" office:value="21338" table:style-name="ce6">
            <text:p>21,338<text:s/></text:p>
          </table:table-cell>
          <table:table-cell office:value-type="float" office:value="12499" table:style-name="ce6">
            <text:p>12,499<text:s/></text:p>
          </table:table-cell>
          <table:table-cell office:value-type="float" office:value="10273" table:style-name="ce6">
            <text:p>10,273<text:s/></text:p>
          </table:table-cell>
          <table:table-cell office:value-type="float" office:value="6059" table:style-name="ce6">
            <text:p>6,059<text:s/></text:p>
          </table:table-cell>
          <table:table-cell office:value-type="float" office:value="4963" table:style-name="ce6">
            <text:p>4,963<text:s/></text:p>
          </table:table-cell>
          <table:table-cell office:value-type="float" office:value="6237" table:style-name="ce6">
            <text:p>6,237<text:s/></text:p>
          </table:table-cell>
          <table:table-cell office:value-type="float" office:value="9919" table:style-name="ce6">
            <text:p>9,919<text:s/></text:p>
          </table:table-cell>
          <table:table-cell office:value-type="float" office:value="8835" table:style-name="ce6">
            <text:p>8,835<text:s/></text:p>
          </table:table-cell>
          <table:table-cell office:value-type="float" office:value="12398" table:style-name="ce6">
            <text:p>12,398<text:s/></text:p>
          </table:table-cell>
          <table:table-cell office:value-type="float" office:value="15616" table:style-name="ce6">
            <text:p>15,616<text:s/></text:p>
          </table:table-cell>
          <table:table-cell office:value-type="float" office:value="25392" table:style-name="ce6">
            <text:p>25,392<text:s/></text:p>
          </table:table-cell>
          <table:table-cell office:value-type="float" office:value="19863" table:style-name="ce6">
            <text:p>19,863<text:s/></text:p>
          </table:table-cell>
          <table:table-cell office:value-type="float" office:value="13909" table:style-name="ce6">
            <text:p>13,909<text:s/></text:p>
          </table:table-cell>
          <table:table-cell office:value-type="float" office:value="11413" table:style-name="ce6">
            <text:p>11,413<text:s/></text:p>
          </table:table-cell>
          <table:table-cell office:value-type="float" office:value="11526" table:style-name="ce6">
            <text:p>11,526<text:s/></text:p>
          </table:table-cell>
          <table:table-cell office:value-type="float" office:value="11818" table:style-name="ce6">
            <text:p>11,818<text:s/></text:p>
          </table:table-cell>
          <table:table-cell office:value-type="float" office:value="10775" table:style-name="ce6">
            <text:p>10,775<text:s/></text:p>
          </table:table-cell>
          <table:table-cell office:value-type="float" office:value="11513" table:style-name="ce6">
            <text:p>11,513<text:s/></text:p>
          </table:table-cell>
          <table:table-cell office:value-type="float" office:value="9827" table:style-name="ce6">
            <text:p>9,827<text:s/></text:p>
          </table:table-cell>
          <table:table-cell office:value-type="float" office:value="1648" table:style-name="ce6">
            <text:p>1,648<text:s/></text:p>
          </table:table-cell>
          <table:table-cell office:value-type="float" office:value="2300" table:style-name="ce6">
            <text:p>2,300<text:s/></text:p>
          </table:table-cell>
          <table:table-cell office:value-type="float" office:value="3383" table:style-name="ce6">
            <text:p>3,383<text:s/></text:p>
          </table:table-cell>
          <table:table-cell office:value-type="float" office:value="4488" table:style-name="ce6">
            <text:p>4,488<text:s/></text:p>
          </table:table-cell>
          <table:table-cell office:value-type="float" office:value="2561" table:style-name="ce6">
            <text:p>2,561<text:s/></text:p>
          </table:table-cell>
          <table:table-cell office:value-type="float" office:value="3629" table:style-name="ce6">
            <text:p>3,629<text:s/></text:p>
          </table:table-cell>
          <table:table-cell office:value-type="float" office:value="2944" table:style-name="ce6">
            <text:p>2,944<text:s/></text:p>
          </table:table-cell>
          <table:table-cell office:value-type="float" office:value="6933" table:style-name="ce6">
            <text:p>6,933<text:s/></text:p>
          </table:table-cell>
          <table:table-cell office:value-type="float" office:value="2164" table:style-name="ce6">
            <text:p>2,164<text:s/></text:p>
          </table:table-cell>
          <table:table-cell office:value-type="float" office:value="3540" table:style-name="ce6">
            <text:p>3,540<text:s/></text:p>
          </table:table-cell>
          <table:table-cell office:value-type="float" office:value="4453" table:style-name="ce6">
            <text:p>4,453<text:s/></text:p>
          </table:table-cell>
          <table:table-cell table:number-columns-repeated="16264"/>
        </table:table-row>
        <table:table-row table:style-name="ro2">
          <table:table-cell office:value-type="date" office:date-value="2022-01-13T00:00:00" table:style-name="ce5">
            <text:p>2022/1/13</text:p>
          </table:table-cell>
          <table:table-cell office:value-type="float" office:value="3351" table:style-name="ce6">
            <text:p>3,351<text:s/></text:p>
          </table:table-cell>
          <table:table-cell office:value-type="float" office:value="12899" table:style-name="ce6">
            <text:p>12,899<text:s/></text:p>
          </table:table-cell>
          <table:table-cell office:value-type="float" office:value="37582" table:style-name="ce6">
            <text:p>37,582<text:s/></text:p>
          </table:table-cell>
          <table:table-cell office:value-type="float" office:value="35199" table:style-name="ce6">
            <text:p>35,199<text:s/></text:p>
          </table:table-cell>
          <table:table-cell office:value-type="float" office:value="23945" table:style-name="ce6">
            <text:p>23,945<text:s/></text:p>
          </table:table-cell>
          <table:table-cell office:value-type="float" office:value="12878" table:style-name="ce6">
            <text:p>12,878<text:s/></text:p>
          </table:table-cell>
          <table:table-cell office:value-type="float" office:value="10582" table:style-name="ce6">
            <text:p>10,582<text:s/></text:p>
          </table:table-cell>
          <table:table-cell office:value-type="float" office:value="3910" table:style-name="ce6">
            <text:p>3,910<text:s/></text:p>
          </table:table-cell>
          <table:table-cell office:value-type="float" office:value="3371" table:style-name="ce6">
            <text:p>3,371<text:s/></text:p>
          </table:table-cell>
          <table:table-cell office:value-type="float" office:value="12604" table:style-name="ce6">
            <text:p>12,604<text:s/></text:p>
          </table:table-cell>
          <table:table-cell office:value-type="float" office:value="2429" table:style-name="ce6">
            <text:p>2,429<text:s/></text:p>
          </table:table-cell>
          <table:table-cell office:value-type="float" office:value="4178" table:style-name="ce6">
            <text:p>4,178<text:s/></text:p>
          </table:table-cell>
          <table:table-cell office:value-type="float" office:value="4159" table:style-name="ce6">
            <text:p>4,159<text:s/></text:p>
          </table:table-cell>
          <table:table-cell office:value-type="float" office:value="9289" table:style-name="ce6">
            <text:p>9,289<text:s/></text:p>
          </table:table-cell>
          <table:table-cell office:value-type="float" office:value="10475" table:style-name="ce6">
            <text:p>10,475<text:s/></text:p>
          </table:table-cell>
          <table:table-cell office:value-type="float" office:value="15527" table:style-name="ce6">
            <text:p>15,527<text:s/></text:p>
          </table:table-cell>
          <table:table-cell office:value-type="float" office:value="17361" table:style-name="ce6">
            <text:p>17,361<text:s/></text:p>
          </table:table-cell>
          <table:table-cell office:value-type="float" office:value="5492" table:style-name="ce6">
            <text:p>5,492<text:s/></text:p>
          </table:table-cell>
          <table:table-cell office:value-type="float" office:value="8600" table:style-name="ce6">
            <text:p>8,600<text:s/></text:p>
          </table:table-cell>
          <table:table-cell office:value-type="float" office:value="2902" table:style-name="ce6">
            <text:p>2,902<text:s/></text:p>
          </table:table-cell>
          <table:table-cell office:value-type="float" office:value="7995" table:style-name="ce6">
            <text:p>7,995<text:s/></text:p>
          </table:table-cell>
          <table:table-cell office:value-type="float" office:value="7937" table:style-name="ce6">
            <text:p>7,937<text:s/></text:p>
          </table:table-cell>
          <table:table-cell office:value-type="float" office:value="6127" table:style-name="ce6">
            <text:p>6,127<text:s/></text:p>
          </table:table-cell>
          <table:table-cell office:value-type="float" office:value="26466" table:style-name="ce6">
            <text:p>26,466<text:s/></text:p>
          </table:table-cell>
          <table:table-cell office:value-type="float" office:value="2931" table:style-name="ce6">
            <text:p>2,931<text:s/></text:p>
          </table:table-cell>
          <table:table-cell office:value-type="float" office:value="11711" table:style-name="ce6">
            <text:p>11,711<text:s/></text:p>
          </table:table-cell>
          <table:table-cell office:value-type="float" office:value="11622" table:style-name="ce6">
            <text:p>11,622<text:s/></text:p>
          </table:table-cell>
          <table:table-cell office:value-type="float" office:value="14492" table:style-name="ce6">
            <text:p>14,492<text:s/></text:p>
          </table:table-cell>
          <table:table-cell office:value-type="float" office:value="22676" table:style-name="ce6">
            <text:p>22,676<text:s/></text:p>
          </table:table-cell>
          <table:table-cell office:value-type="float" office:value="15315" table:style-name="ce6">
            <text:p>15,315<text:s/></text:p>
          </table:table-cell>
          <table:table-cell office:value-type="float" office:value="9433" table:style-name="ce6">
            <text:p>9,433<text:s/></text:p>
          </table:table-cell>
          <table:table-cell office:value-type="float" office:value="22636" table:style-name="ce6">
            <text:p>22,636<text:s/></text:p>
          </table:table-cell>
          <table:table-cell office:value-type="float" office:value="14838" table:style-name="ce6">
            <text:p>14,838<text:s/></text:p>
          </table:table-cell>
          <table:table-cell office:value-type="float" office:value="29205" table:style-name="ce6">
            <text:p>29,205<text:s/></text:p>
          </table:table-cell>
          <table:table-cell office:value-type="float" office:value="22877" table:style-name="ce6">
            <text:p>22,877<text:s/></text:p>
          </table:table-cell>
          <table:table-cell office:value-type="float" office:value="9118" table:style-name="ce6">
            <text:p>9,118<text:s/></text:p>
          </table:table-cell>
          <table:table-cell office:value-type="float" office:value="31862" table:style-name="ce6">
            <text:p>31,862<text:s/></text:p>
          </table:table-cell>
          <table:table-cell office:value-type="float" office:value="23551" table:style-name="ce6">
            <text:p>23,551<text:s/></text:p>
          </table:table-cell>
          <table:table-cell office:value-type="float" office:value="24167" table:style-name="ce6">
            <text:p>24,167<text:s/></text:p>
          </table:table-cell>
          <table:table-cell office:value-type="float" office:value="19640" table:style-name="ce6">
            <text:p>19,640<text:s/></text:p>
          </table:table-cell>
          <table:table-cell office:value-type="float" office:value="20465" table:style-name="ce6">
            <text:p>20,465<text:s/></text:p>
          </table:table-cell>
          <table:table-cell office:value-type="float" office:value="96891" table:style-name="ce6">
            <text:p>96,891<text:s/></text:p>
          </table:table-cell>
          <table:table-cell office:value-type="float" office:value="36964" table:style-name="ce6">
            <text:p>36,964<text:s/></text:p>
          </table:table-cell>
          <table:table-cell office:value-type="float" office:value="17578" table:style-name="ce6">
            <text:p>17,578<text:s/></text:p>
          </table:table-cell>
          <table:table-cell office:value-type="float" office:value="21232" table:style-name="ce6">
            <text:p>21,232<text:s/></text:p>
          </table:table-cell>
          <table:table-cell office:value-type="float" office:value="21772" table:style-name="ce6">
            <text:p>21,772<text:s/></text:p>
          </table:table-cell>
          <table:table-cell office:value-type="float" office:value="21812" table:style-name="ce6">
            <text:p>21,812<text:s/></text:p>
          </table:table-cell>
          <table:table-cell office:value-type="float" office:value="24646" table:style-name="ce6">
            <text:p>24,646<text:s/></text:p>
          </table:table-cell>
          <table:table-cell office:value-type="float" office:value="21405" table:style-name="ce6">
            <text:p>21,405<text:s/></text:p>
          </table:table-cell>
          <table:table-cell office:value-type="float" office:value="11726" table:style-name="ce6">
            <text:p>11,726<text:s/></text:p>
          </table:table-cell>
          <table:table-cell office:value-type="float" office:value="27561" table:style-name="ce6">
            <text:p>27,561<text:s/></text:p>
          </table:table-cell>
          <table:table-cell office:value-type="float" office:value="6862" table:style-name="ce6">
            <text:p>6,862<text:s/></text:p>
          </table:table-cell>
          <table:table-cell office:value-type="float" office:value="8327" table:style-name="ce6">
            <text:p>8,327<text:s/></text:p>
          </table:table-cell>
          <table:table-cell office:value-type="float" office:value="16139" table:style-name="ce6">
            <text:p>16,139<text:s/></text:p>
          </table:table-cell>
          <table:table-cell office:value-type="float" office:value="4719" table:style-name="ce6">
            <text:p>4,719<text:s/></text:p>
          </table:table-cell>
          <table:table-cell office:value-type="float" office:value="3372" table:style-name="ce6">
            <text:p>3,372<text:s/></text:p>
          </table:table-cell>
          <table:table-cell office:value-type="float" office:value="3040" table:style-name="ce6">
            <text:p>3,040<text:s/></text:p>
          </table:table-cell>
          <table:table-cell office:value-type="float" office:value="12614" table:style-name="ce6">
            <text:p>12,614<text:s/></text:p>
          </table:table-cell>
          <table:table-cell office:value-type="float" office:value="8538" table:style-name="ce6">
            <text:p>8,538<text:s/></text:p>
          </table:table-cell>
          <table:table-cell office:value-type="float" office:value="10268" table:style-name="ce6">
            <text:p>10,268<text:s/></text:p>
          </table:table-cell>
          <table:table-cell office:value-type="float" office:value="28494" table:style-name="ce6">
            <text:p>28,494<text:s/></text:p>
          </table:table-cell>
          <table:table-cell office:value-type="float" office:value="9019" table:style-name="ce6">
            <text:p>9,019<text:s/></text:p>
          </table:table-cell>
          <table:table-cell office:value-type="float" office:value="11393" table:style-name="ce6">
            <text:p>11,393<text:s/></text:p>
          </table:table-cell>
          <table:table-cell office:value-type="float" office:value="7292" table:style-name="ce6">
            <text:p>7,292<text:s/></text:p>
          </table:table-cell>
          <table:table-cell office:value-type="float" office:value="20782" table:style-name="ce6">
            <text:p>20,782<text:s/></text:p>
          </table:table-cell>
          <table:table-cell office:value-type="float" office:value="24852" table:style-name="ce6">
            <text:p>24,852<text:s/></text:p>
          </table:table-cell>
          <table:table-cell office:value-type="float" office:value="26706" table:style-name="ce6">
            <text:p>26,706<text:s/></text:p>
          </table:table-cell>
          <table:table-cell office:value-type="float" office:value="30132" table:style-name="ce6">
            <text:p>30,132<text:s/></text:p>
          </table:table-cell>
          <table:table-cell office:value-type="float" office:value="36899" table:style-name="ce6">
            <text:p>36,899<text:s/></text:p>
          </table:table-cell>
          <table:table-cell office:value-type="float" office:value="24128" table:style-name="ce6">
            <text:p>24,128<text:s/></text:p>
          </table:table-cell>
          <table:table-cell office:value-type="float" office:value="22067" table:style-name="ce6">
            <text:p>22,067<text:s/></text:p>
          </table:table-cell>
          <table:table-cell office:value-type="float" office:value="46918" table:style-name="ce6">
            <text:p>46,918<text:s/></text:p>
          </table:table-cell>
          <table:table-cell office:value-type="float" office:value="20827" table:style-name="ce6">
            <text:p>20,827<text:s/></text:p>
          </table:table-cell>
          <table:table-cell office:value-type="float" office:value="29620" table:style-name="ce6">
            <text:p>29,620<text:s/></text:p>
          </table:table-cell>
          <table:table-cell office:value-type="float" office:value="29151" table:style-name="ce6">
            <text:p>29,151<text:s/></text:p>
          </table:table-cell>
          <table:table-cell office:value-type="float" office:value="17307" table:style-name="ce6">
            <text:p>17,307<text:s/></text:p>
          </table:table-cell>
          <table:table-cell office:value-type="float" office:value="51935" table:style-name="ce6">
            <text:p>51,935<text:s/></text:p>
          </table:table-cell>
          <table:table-cell office:value-type="float" office:value="18830" table:style-name="ce6">
            <text:p>18,830<text:s/></text:p>
          </table:table-cell>
          <table:table-cell office:value-type="float" office:value="14434" table:style-name="ce6">
            <text:p>14,434<text:s/></text:p>
          </table:table-cell>
          <table:table-cell office:value-type="float" office:value="13100" table:style-name="ce6">
            <text:p>13,100<text:s/></text:p>
          </table:table-cell>
          <table:table-cell office:value-type="float" office:value="17017" table:style-name="ce6">
            <text:p>17,017<text:s/></text:p>
          </table:table-cell>
          <table:table-cell office:value-type="float" office:value="12769" table:style-name="ce6">
            <text:p>12,769<text:s/></text:p>
          </table:table-cell>
          <table:table-cell office:value-type="float" office:value="22503" table:style-name="ce6">
            <text:p>22,503<text:s/></text:p>
          </table:table-cell>
          <table:table-cell office:value-type="float" office:value="17247" table:style-name="ce6">
            <text:p>17,247<text:s/></text:p>
          </table:table-cell>
          <table:table-cell office:value-type="float" office:value="7456" table:style-name="ce6">
            <text:p>7,456<text:s/></text:p>
          </table:table-cell>
          <table:table-cell office:value-type="float" office:value="10141" table:style-name="ce6">
            <text:p>10,141<text:s/></text:p>
          </table:table-cell>
          <table:table-cell office:value-type="float" office:value="34745" table:style-name="ce6">
            <text:p>34,745<text:s/></text:p>
          </table:table-cell>
          <table:table-cell office:value-type="float" office:value="21213" table:style-name="ce6">
            <text:p>21,213<text:s/></text:p>
          </table:table-cell>
          <table:table-cell office:value-type="float" office:value="22004" table:style-name="ce6">
            <text:p>22,004<text:s/></text:p>
          </table:table-cell>
          <table:table-cell office:value-type="float" office:value="21434" table:style-name="ce6">
            <text:p>21,434<text:s/></text:p>
          </table:table-cell>
          <table:table-cell office:value-type="float" office:value="13060" table:style-name="ce6">
            <text:p>13,060<text:s/></text:p>
          </table:table-cell>
          <table:table-cell office:value-type="float" office:value="10277" table:style-name="ce6">
            <text:p>10,277<text:s/></text:p>
          </table:table-cell>
          <table:table-cell office:value-type="float" office:value="5938" table:style-name="ce6">
            <text:p>5,938<text:s/></text:p>
          </table:table-cell>
          <table:table-cell office:value-type="float" office:value="5055" table:style-name="ce6">
            <text:p>5,055<text:s/></text:p>
          </table:table-cell>
          <table:table-cell office:value-type="float" office:value="6166" table:style-name="ce6">
            <text:p>6,166<text:s/></text:p>
          </table:table-cell>
          <table:table-cell office:value-type="float" office:value="10230" table:style-name="ce6">
            <text:p>10,230<text:s/></text:p>
          </table:table-cell>
          <table:table-cell office:value-type="float" office:value="8720" table:style-name="ce6">
            <text:p>8,720<text:s/></text:p>
          </table:table-cell>
          <table:table-cell office:value-type="float" office:value="12272" table:style-name="ce6">
            <text:p>12,272<text:s/></text:p>
          </table:table-cell>
          <table:table-cell office:value-type="float" office:value="15685" table:style-name="ce6">
            <text:p>15,685<text:s/></text:p>
          </table:table-cell>
          <table:table-cell office:value-type="float" office:value="25304" table:style-name="ce6">
            <text:p>25,304<text:s/></text:p>
          </table:table-cell>
          <table:table-cell office:value-type="float" office:value="19890" table:style-name="ce6">
            <text:p>19,890<text:s/></text:p>
          </table:table-cell>
          <table:table-cell office:value-type="float" office:value="13757" table:style-name="ce6">
            <text:p>13,757<text:s/></text:p>
          </table:table-cell>
          <table:table-cell office:value-type="float" office:value="11482" table:style-name="ce6">
            <text:p>11,482<text:s/></text:p>
          </table:table-cell>
          <table:table-cell office:value-type="float" office:value="11529" table:style-name="ce6">
            <text:p>11,529<text:s/></text:p>
          </table:table-cell>
          <table:table-cell office:value-type="float" office:value="11931" table:style-name="ce6">
            <text:p>11,931<text:s/></text:p>
          </table:table-cell>
          <table:table-cell office:value-type="float" office:value="10937" table:style-name="ce6">
            <text:p>10,937<text:s/></text:p>
          </table:table-cell>
          <table:table-cell office:value-type="float" office:value="11251" table:style-name="ce6">
            <text:p>11,251<text:s/></text:p>
          </table:table-cell>
          <table:table-cell office:value-type="float" office:value="9712" table:style-name="ce6">
            <text:p>9,712<text:s/></text:p>
          </table:table-cell>
          <table:table-cell office:value-type="float" office:value="1666" table:style-name="ce6">
            <text:p>1,666<text:s/></text:p>
          </table:table-cell>
          <table:table-cell office:value-type="float" office:value="2382" table:style-name="ce6">
            <text:p>2,382<text:s/></text:p>
          </table:table-cell>
          <table:table-cell office:value-type="float" office:value="3374" table:style-name="ce6">
            <text:p>3,374<text:s/></text:p>
          </table:table-cell>
          <table:table-cell office:value-type="float" office:value="4493" table:style-name="ce6">
            <text:p>4,493<text:s/></text:p>
          </table:table-cell>
          <table:table-cell office:value-type="float" office:value="2473" table:style-name="ce6">
            <text:p>2,473<text:s/></text:p>
          </table:table-cell>
          <table:table-cell office:value-type="float" office:value="3393" table:style-name="ce6">
            <text:p>3,393<text:s/></text:p>
          </table:table-cell>
          <table:table-cell office:value-type="float" office:value="2863" table:style-name="ce6">
            <text:p>2,863<text:s/></text:p>
          </table:table-cell>
          <table:table-cell office:value-type="float" office:value="6997" table:style-name="ce6">
            <text:p>6,997<text:s/></text:p>
          </table:table-cell>
          <table:table-cell office:value-type="float" office:value="2117" table:style-name="ce6">
            <text:p>2,117<text:s/></text:p>
          </table:table-cell>
          <table:table-cell office:value-type="float" office:value="3517" table:style-name="ce6">
            <text:p>3,517<text:s/></text:p>
          </table:table-cell>
          <table:table-cell office:value-type="float" office:value="4506" table:style-name="ce6">
            <text:p>4,506<text:s/></text:p>
          </table:table-cell>
          <table:table-cell table:number-columns-repeated="16264"/>
        </table:table-row>
        <table:table-row table:style-name="ro2">
          <table:table-cell office:value-type="date" office:date-value="2022-01-14T00:00:00" table:style-name="ce5">
            <text:p>2022/1/14</text:p>
          </table:table-cell>
          <table:table-cell office:value-type="float" office:value="3492" table:style-name="ce6">
            <text:p>3,492<text:s/></text:p>
          </table:table-cell>
          <table:table-cell office:value-type="float" office:value="13579" table:style-name="ce6">
            <text:p>13,579<text:s/></text:p>
          </table:table-cell>
          <table:table-cell office:value-type="float" office:value="38433" table:style-name="ce6">
            <text:p>38,433<text:s/></text:p>
          </table:table-cell>
          <table:table-cell office:value-type="float" office:value="39683" table:style-name="ce6">
            <text:p>39,683<text:s/></text:p>
          </table:table-cell>
          <table:table-cell office:value-type="float" office:value="23925" table:style-name="ce6">
            <text:p>23,925<text:s/></text:p>
          </table:table-cell>
          <table:table-cell office:value-type="float" office:value="13540" table:style-name="ce6">
            <text:p>13,540<text:s/></text:p>
          </table:table-cell>
          <table:table-cell office:value-type="float" office:value="11034" table:style-name="ce6">
            <text:p>11,034<text:s/></text:p>
          </table:table-cell>
          <table:table-cell office:value-type="float" office:value="4187" table:style-name="ce6">
            <text:p>4,187<text:s/></text:p>
          </table:table-cell>
          <table:table-cell office:value-type="float" office:value="3513" table:style-name="ce6">
            <text:p>3,513<text:s/></text:p>
          </table:table-cell>
          <table:table-cell office:value-type="float" office:value="13375" table:style-name="ce6">
            <text:p>13,375<text:s/></text:p>
          </table:table-cell>
          <table:table-cell office:value-type="float" office:value="2656" table:style-name="ce6">
            <text:p>2,656<text:s/></text:p>
          </table:table-cell>
          <table:table-cell office:value-type="float" office:value="4334" table:style-name="ce6">
            <text:p>4,334<text:s/></text:p>
          </table:table-cell>
          <table:table-cell office:value-type="float" office:value="4864" table:style-name="ce6">
            <text:p>4,864<text:s/></text:p>
          </table:table-cell>
          <table:table-cell office:value-type="float" office:value="9688" table:style-name="ce6">
            <text:p>9,688<text:s/></text:p>
          </table:table-cell>
          <table:table-cell office:value-type="float" office:value="11671" table:style-name="ce6">
            <text:p>11,671<text:s/></text:p>
          </table:table-cell>
          <table:table-cell office:value-type="float" office:value="15638" table:style-name="ce6">
            <text:p>15,638<text:s/></text:p>
          </table:table-cell>
          <table:table-cell office:value-type="float" office:value="17714" table:style-name="ce6">
            <text:p>17,714<text:s/></text:p>
          </table:table-cell>
          <table:table-cell office:value-type="float" office:value="6028" table:style-name="ce6">
            <text:p>6,028<text:s/></text:p>
          </table:table-cell>
          <table:table-cell office:value-type="float" office:value="9194" table:style-name="ce6">
            <text:p>9,194<text:s/></text:p>
          </table:table-cell>
          <table:table-cell office:value-type="float" office:value="3313" table:style-name="ce6">
            <text:p>3,313<text:s/></text:p>
          </table:table-cell>
          <table:table-cell office:value-type="float" office:value="8620" table:style-name="ce6">
            <text:p>8,620<text:s/></text:p>
          </table:table-cell>
          <table:table-cell office:value-type="float" office:value="8491" table:style-name="ce6">
            <text:p>8,491<text:s/></text:p>
          </table:table-cell>
          <table:table-cell office:value-type="float" office:value="6250" table:style-name="ce6">
            <text:p>6,250<text:s/></text:p>
          </table:table-cell>
          <table:table-cell office:value-type="float" office:value="27413" table:style-name="ce6">
            <text:p>27,413<text:s/></text:p>
          </table:table-cell>
          <table:table-cell office:value-type="float" office:value="3086" table:style-name="ce6">
            <text:p>3,086<text:s/></text:p>
          </table:table-cell>
          <table:table-cell office:value-type="float" office:value="12681" table:style-name="ce6">
            <text:p>12,681<text:s/></text:p>
          </table:table-cell>
          <table:table-cell office:value-type="float" office:value="12344" table:style-name="ce6">
            <text:p>12,344<text:s/></text:p>
          </table:table-cell>
          <table:table-cell office:value-type="float" office:value="14983" table:style-name="ce6">
            <text:p>14,983<text:s/></text:p>
          </table:table-cell>
          <table:table-cell office:value-type="float" office:value="23679" table:style-name="ce6">
            <text:p>23,679<text:s/></text:p>
          </table:table-cell>
          <table:table-cell office:value-type="float" office:value="16844" table:style-name="ce6">
            <text:p>16,844<text:s/></text:p>
          </table:table-cell>
          <table:table-cell office:value-type="float" office:value="9950" table:style-name="ce6">
            <text:p>9,950<text:s/></text:p>
          </table:table-cell>
          <table:table-cell office:value-type="float" office:value="25815" table:style-name="ce6">
            <text:p>25,815<text:s/></text:p>
          </table:table-cell>
          <table:table-cell office:value-type="float" office:value="16011" table:style-name="ce6">
            <text:p>16,011<text:s/></text:p>
          </table:table-cell>
          <table:table-cell office:value-type="float" office:value="30695" table:style-name="ce6">
            <text:p>30,695<text:s/></text:p>
          </table:table-cell>
          <table:table-cell office:value-type="float" office:value="25117" table:style-name="ce6">
            <text:p>25,117<text:s/></text:p>
          </table:table-cell>
          <table:table-cell office:value-type="float" office:value="9200" table:style-name="ce6">
            <text:p>9,200<text:s/></text:p>
          </table:table-cell>
          <table:table-cell office:value-type="float" office:value="33410" table:style-name="ce6">
            <text:p>33,410<text:s/></text:p>
          </table:table-cell>
          <table:table-cell office:value-type="float" office:value="24494" table:style-name="ce6">
            <text:p>24,494<text:s/></text:p>
          </table:table-cell>
          <table:table-cell office:value-type="float" office:value="25137" table:style-name="ce6">
            <text:p>25,137<text:s/></text:p>
          </table:table-cell>
          <table:table-cell office:value-type="float" office:value="20354" table:style-name="ce6">
            <text:p>20,354<text:s/></text:p>
          </table:table-cell>
          <table:table-cell office:value-type="float" office:value="20545" table:style-name="ce6">
            <text:p>20,545<text:s/></text:p>
          </table:table-cell>
          <table:table-cell office:value-type="float" office:value="112479" table:style-name="ce6">
            <text:p>112,479<text:s/></text:p>
          </table:table-cell>
          <table:table-cell office:value-type="float" office:value="42114" table:style-name="ce6">
            <text:p>42,114<text:s/></text:p>
          </table:table-cell>
          <table:table-cell office:value-type="float" office:value="19030" table:style-name="ce6">
            <text:p>19,030<text:s/></text:p>
          </table:table-cell>
          <table:table-cell office:value-type="float" office:value="21936" table:style-name="ce6">
            <text:p>21,936<text:s/></text:p>
          </table:table-cell>
          <table:table-cell office:value-type="float" office:value="23233" table:style-name="ce6">
            <text:p>23,233<text:s/></text:p>
          </table:table-cell>
          <table:table-cell office:value-type="float" office:value="24768" table:style-name="ce6">
            <text:p>24,768<text:s/></text:p>
          </table:table-cell>
          <table:table-cell office:value-type="float" office:value="27802" table:style-name="ce6">
            <text:p>27,802<text:s/></text:p>
          </table:table-cell>
          <table:table-cell office:value-type="float" office:value="22821" table:style-name="ce6">
            <text:p>22,821<text:s/></text:p>
          </table:table-cell>
          <table:table-cell office:value-type="float" office:value="12320" table:style-name="ce6">
            <text:p>12,320<text:s/></text:p>
          </table:table-cell>
          <table:table-cell office:value-type="float" office:value="29395" table:style-name="ce6">
            <text:p>29,395<text:s/></text:p>
          </table:table-cell>
          <table:table-cell office:value-type="float" office:value="7418" table:style-name="ce6">
            <text:p>7,418<text:s/></text:p>
          </table:table-cell>
          <table:table-cell office:value-type="float" office:value="8807" table:style-name="ce6">
            <text:p>8,807<text:s/></text:p>
          </table:table-cell>
          <table:table-cell office:value-type="float" office:value="18253" table:style-name="ce6">
            <text:p>18,253<text:s/></text:p>
          </table:table-cell>
          <table:table-cell office:value-type="float" office:value="5091" table:style-name="ce6">
            <text:p>5,091<text:s/></text:p>
          </table:table-cell>
          <table:table-cell office:value-type="float" office:value="3623" table:style-name="ce6">
            <text:p>3,623<text:s/></text:p>
          </table:table-cell>
          <table:table-cell office:value-type="float" office:value="3222" table:style-name="ce6">
            <text:p>3,222<text:s/></text:p>
          </table:table-cell>
          <table:table-cell office:value-type="float" office:value="12648" table:style-name="ce6">
            <text:p>12,648<text:s/></text:p>
          </table:table-cell>
          <table:table-cell office:value-type="float" office:value="9108" table:style-name="ce6">
            <text:p>9,108<text:s/></text:p>
          </table:table-cell>
          <table:table-cell office:value-type="float" office:value="11032" table:style-name="ce6">
            <text:p>11,032<text:s/></text:p>
          </table:table-cell>
          <table:table-cell office:value-type="float" office:value="32611" table:style-name="ce6">
            <text:p>32,611<text:s/></text:p>
          </table:table-cell>
          <table:table-cell office:value-type="float" office:value="9368" table:style-name="ce6">
            <text:p>9,368<text:s/></text:p>
          </table:table-cell>
          <table:table-cell office:value-type="float" office:value="12168" table:style-name="ce6">
            <text:p>12,168<text:s/></text:p>
          </table:table-cell>
          <table:table-cell office:value-type="float" office:value="7736" table:style-name="ce6">
            <text:p>7,736<text:s/></text:p>
          </table:table-cell>
          <table:table-cell office:value-type="float" office:value="21510" table:style-name="ce6">
            <text:p>21,510<text:s/></text:p>
          </table:table-cell>
          <table:table-cell office:value-type="float" office:value="25264" table:style-name="ce6">
            <text:p>25,264<text:s/></text:p>
          </table:table-cell>
          <table:table-cell office:value-type="float" office:value="28461" table:style-name="ce6">
            <text:p>28,461<text:s/></text:p>
          </table:table-cell>
          <table:table-cell office:value-type="float" office:value="33230" table:style-name="ce6">
            <text:p>33,230<text:s/></text:p>
          </table:table-cell>
          <table:table-cell office:value-type="float" office:value="38489" table:style-name="ce6">
            <text:p>38,489<text:s/></text:p>
          </table:table-cell>
          <table:table-cell office:value-type="float" office:value="25038" table:style-name="ce6">
            <text:p>25,038<text:s/></text:p>
          </table:table-cell>
          <table:table-cell office:value-type="float" office:value="23293" table:style-name="ce6">
            <text:p>23,293<text:s/></text:p>
          </table:table-cell>
          <table:table-cell office:value-type="float" office:value="53567" table:style-name="ce6">
            <text:p>53,567<text:s/></text:p>
          </table:table-cell>
          <table:table-cell office:value-type="float" office:value="21020" table:style-name="ce6">
            <text:p>21,020<text:s/></text:p>
          </table:table-cell>
          <table:table-cell office:value-type="float" office:value="31395" table:style-name="ce6">
            <text:p>31,395<text:s/></text:p>
          </table:table-cell>
          <table:table-cell office:value-type="float" office:value="32496" table:style-name="ce6">
            <text:p>32,496<text:s/></text:p>
          </table:table-cell>
          <table:table-cell office:value-type="float" office:value="18837" table:style-name="ce6">
            <text:p>18,837<text:s/></text:p>
          </table:table-cell>
          <table:table-cell office:value-type="float" office:value="57317" table:style-name="ce6">
            <text:p>57,317<text:s/></text:p>
          </table:table-cell>
          <table:table-cell office:value-type="float" office:value="19802" table:style-name="ce6">
            <text:p>19,802<text:s/></text:p>
          </table:table-cell>
          <table:table-cell office:value-type="float" office:value="15594" table:style-name="ce6">
            <text:p>15,594<text:s/></text:p>
          </table:table-cell>
          <table:table-cell office:value-type="float" office:value="13585" table:style-name="ce6">
            <text:p>13,585<text:s/></text:p>
          </table:table-cell>
          <table:table-cell office:value-type="float" office:value="18657" table:style-name="ce6">
            <text:p>18,657<text:s/></text:p>
          </table:table-cell>
          <table:table-cell office:value-type="float" office:value="13703" table:style-name="ce6">
            <text:p>13,703<text:s/></text:p>
          </table:table-cell>
          <table:table-cell office:value-type="float" office:value="25778" table:style-name="ce6">
            <text:p>25,778<text:s/></text:p>
          </table:table-cell>
          <table:table-cell office:value-type="float" office:value="18120" table:style-name="ce6">
            <text:p>18,120<text:s/></text:p>
          </table:table-cell>
          <table:table-cell office:value-type="float" office:value="7878" table:style-name="ce6">
            <text:p>7,878<text:s/></text:p>
          </table:table-cell>
          <table:table-cell office:value-type="float" office:value="10904" table:style-name="ce6">
            <text:p>10,904<text:s/></text:p>
          </table:table-cell>
          <table:table-cell office:value-type="float" office:value="35197" table:style-name="ce6">
            <text:p>35,197<text:s/></text:p>
          </table:table-cell>
          <table:table-cell office:value-type="float" office:value="21642" table:style-name="ce6">
            <text:p>21,642<text:s/></text:p>
          </table:table-cell>
          <table:table-cell office:value-type="float" office:value="22588" table:style-name="ce6">
            <text:p>22,588<text:s/></text:p>
          </table:table-cell>
          <table:table-cell office:value-type="float" office:value="22311" table:style-name="ce6">
            <text:p>22,311<text:s/></text:p>
          </table:table-cell>
          <table:table-cell office:value-type="float" office:value="14323" table:style-name="ce6">
            <text:p>14,323<text:s/></text:p>
          </table:table-cell>
          <table:table-cell office:value-type="float" office:value="10793" table:style-name="ce6">
            <text:p>10,793<text:s/></text:p>
          </table:table-cell>
          <table:table-cell office:value-type="float" office:value="6536" table:style-name="ce6">
            <text:p>6,536<text:s/></text:p>
          </table:table-cell>
          <table:table-cell office:value-type="float" office:value="5024" table:style-name="ce6">
            <text:p>5,024<text:s/></text:p>
          </table:table-cell>
          <table:table-cell office:value-type="float" office:value="6766" table:style-name="ce6">
            <text:p>6,766<text:s/></text:p>
          </table:table-cell>
          <table:table-cell office:value-type="float" office:value="10578" table:style-name="ce6">
            <text:p>10,578<text:s/></text:p>
          </table:table-cell>
          <table:table-cell office:value-type="float" office:value="9435" table:style-name="ce6">
            <text:p>9,435<text:s/></text:p>
          </table:table-cell>
          <table:table-cell office:value-type="float" office:value="13676" table:style-name="ce6">
            <text:p>13,676<text:s/></text:p>
          </table:table-cell>
          <table:table-cell office:value-type="float" office:value="16383" table:style-name="ce6">
            <text:p>16,383<text:s/></text:p>
          </table:table-cell>
          <table:table-cell office:value-type="float" office:value="26804" table:style-name="ce6">
            <text:p>26,804<text:s/></text:p>
          </table:table-cell>
          <table:table-cell office:value-type="float" office:value="21564" table:style-name="ce6">
            <text:p>21,564<text:s/></text:p>
          </table:table-cell>
          <table:table-cell office:value-type="float" office:value="14451" table:style-name="ce6">
            <text:p>14,451<text:s/></text:p>
          </table:table-cell>
          <table:table-cell office:value-type="float" office:value="11895" table:style-name="ce6">
            <text:p>11,895<text:s/></text:p>
          </table:table-cell>
          <table:table-cell office:value-type="float" office:value="12336" table:style-name="ce6">
            <text:p>12,336<text:s/></text:p>
          </table:table-cell>
          <table:table-cell office:value-type="float" office:value="12331" table:style-name="ce6">
            <text:p>12,331<text:s/></text:p>
          </table:table-cell>
          <table:table-cell office:value-type="float" office:value="11293" table:style-name="ce6">
            <text:p>11,293<text:s/></text:p>
          </table:table-cell>
          <table:table-cell office:value-type="float" office:value="11717" table:style-name="ce6">
            <text:p>11,717<text:s/></text:p>
          </table:table-cell>
          <table:table-cell office:value-type="float" office:value="10391" table:style-name="ce6">
            <text:p>10,391<text:s/></text:p>
          </table:table-cell>
          <table:table-cell office:value-type="float" office:value="1728" table:style-name="ce6">
            <text:p>1,728<text:s/></text:p>
          </table:table-cell>
          <table:table-cell office:value-type="float" office:value="2405" table:style-name="ce6">
            <text:p>2,405<text:s/></text:p>
          </table:table-cell>
          <table:table-cell office:value-type="float" office:value="3570" table:style-name="ce6">
            <text:p>3,570<text:s/></text:p>
          </table:table-cell>
          <table:table-cell office:value-type="float" office:value="4715" table:style-name="ce6">
            <text:p>4,715<text:s/></text:p>
          </table:table-cell>
          <table:table-cell office:value-type="float" office:value="2610" table:style-name="ce6">
            <text:p>2,610<text:s/></text:p>
          </table:table-cell>
          <table:table-cell office:value-type="float" office:value="3447" table:style-name="ce6">
            <text:p>3,447<text:s/></text:p>
          </table:table-cell>
          <table:table-cell office:value-type="float" office:value="2989" table:style-name="ce6">
            <text:p>2,989<text:s/></text:p>
          </table:table-cell>
          <table:table-cell office:value-type="float" office:value="8165" table:style-name="ce6">
            <text:p>8,165<text:s/></text:p>
          </table:table-cell>
          <table:table-cell office:value-type="float" office:value="2296" table:style-name="ce6">
            <text:p>2,296<text:s/></text:p>
          </table:table-cell>
          <table:table-cell office:value-type="float" office:value="3770" table:style-name="ce6">
            <text:p>3,770<text:s/></text:p>
          </table:table-cell>
          <table:table-cell office:value-type="float" office:value="4794" table:style-name="ce6">
            <text:p>4,794<text:s/></text:p>
          </table:table-cell>
          <table:table-cell table:number-columns-repeated="16264"/>
        </table:table-row>
        <table:table-row table:style-name="ro2">
          <table:table-cell office:value-type="date" office:date-value="2022-01-15T00:00:00" table:style-name="ce5">
            <text:p>2022/1/15</text:p>
          </table:table-cell>
          <table:table-cell office:value-type="float" office:value="1799" table:style-name="ce6">
            <text:p>1,799<text:s/></text:p>
          </table:table-cell>
          <table:table-cell office:value-type="float" office:value="7918" table:style-name="ce6">
            <text:p>7,918<text:s/></text:p>
          </table:table-cell>
          <table:table-cell office:value-type="float" office:value="18813" table:style-name="ce6">
            <text:p>18,813<text:s/></text:p>
          </table:table-cell>
          <table:table-cell office:value-type="float" office:value="34320" table:style-name="ce6">
            <text:p>34,320<text:s/></text:p>
          </table:table-cell>
          <table:table-cell office:value-type="float" office:value="12149" table:style-name="ce6">
            <text:p>12,149<text:s/></text:p>
          </table:table-cell>
          <table:table-cell office:value-type="float" office:value="9287" table:style-name="ce6">
            <text:p>9,287<text:s/></text:p>
          </table:table-cell>
          <table:table-cell office:value-type="float" office:value="6545" table:style-name="ce6">
            <text:p>6,545<text:s/></text:p>
          </table:table-cell>
          <table:table-cell office:value-type="float" office:value="3285" table:style-name="ce6">
            <text:p>3,285<text:s/></text:p>
          </table:table-cell>
          <table:table-cell office:value-type="float" office:value="2229" table:style-name="ce6">
            <text:p>2,229<text:s/></text:p>
          </table:table-cell>
          <table:table-cell office:value-type="float" office:value="6721" table:style-name="ce6">
            <text:p>6,721<text:s/></text:p>
          </table:table-cell>
          <table:table-cell office:value-type="float" office:value="1585" table:style-name="ce6">
            <text:p>1,585<text:s/></text:p>
          </table:table-cell>
          <table:table-cell office:value-type="float" office:value="2467" table:style-name="ce6">
            <text:p>2,467<text:s/></text:p>
          </table:table-cell>
          <table:table-cell office:value-type="float" office:value="5128" table:style-name="ce6">
            <text:p>5,128<text:s/></text:p>
          </table:table-cell>
          <table:table-cell office:value-type="float" office:value="5358" table:style-name="ce6">
            <text:p>5,358<text:s/></text:p>
          </table:table-cell>
          <table:table-cell office:value-type="float" office:value="9228" table:style-name="ce6">
            <text:p>9,228<text:s/></text:p>
          </table:table-cell>
          <table:table-cell office:value-type="float" office:value="4617" table:style-name="ce6">
            <text:p>4,617<text:s/></text:p>
          </table:table-cell>
          <table:table-cell office:value-type="float" office:value="5990" table:style-name="ce6">
            <text:p>5,990<text:s/></text:p>
          </table:table-cell>
          <table:table-cell office:value-type="float" office:value="3270" table:style-name="ce6">
            <text:p>3,270<text:s/></text:p>
          </table:table-cell>
          <table:table-cell office:value-type="float" office:value="7141" table:style-name="ce6">
            <text:p>7,141<text:s/></text:p>
          </table:table-cell>
          <table:table-cell office:value-type="float" office:value="3115" table:style-name="ce6">
            <text:p>3,115<text:s/></text:p>
          </table:table-cell>
          <table:table-cell office:value-type="float" office:value="4767" table:style-name="ce6">
            <text:p>4,767<text:s/></text:p>
          </table:table-cell>
          <table:table-cell office:value-type="float" office:value="5269" table:style-name="ce6">
            <text:p>5,269<text:s/></text:p>
          </table:table-cell>
          <table:table-cell office:value-type="float" office:value="1824" table:style-name="ce6">
            <text:p>1,824<text:s/></text:p>
          </table:table-cell>
          <table:table-cell office:value-type="float" office:value="14540" table:style-name="ce6">
            <text:p>14,540<text:s/></text:p>
          </table:table-cell>
          <table:table-cell office:value-type="float" office:value="2935" table:style-name="ce6">
            <text:p>2,935<text:s/></text:p>
          </table:table-cell>
          <table:table-cell office:value-type="float" office:value="11295" table:style-name="ce6">
            <text:p>11,295<text:s/></text:p>
          </table:table-cell>
          <table:table-cell office:value-type="float" office:value="8612" table:style-name="ce6">
            <text:p>8,612<text:s/></text:p>
          </table:table-cell>
          <table:table-cell office:value-type="float" office:value="10990" table:style-name="ce6">
            <text:p>10,990<text:s/></text:p>
          </table:table-cell>
          <table:table-cell office:value-type="float" office:value="14803" table:style-name="ce6">
            <text:p>14,803<text:s/></text:p>
          </table:table-cell>
          <table:table-cell office:value-type="float" office:value="12650" table:style-name="ce6">
            <text:p>12,650<text:s/></text:p>
          </table:table-cell>
          <table:table-cell office:value-type="float" office:value="7510" table:style-name="ce6">
            <text:p>7,510<text:s/></text:p>
          </table:table-cell>
          <table:table-cell office:value-type="float" office:value="21717" table:style-name="ce6">
            <text:p>21,717<text:s/></text:p>
          </table:table-cell>
          <table:table-cell office:value-type="float" office:value="12098" table:style-name="ce6">
            <text:p>12,098<text:s/></text:p>
          </table:table-cell>
          <table:table-cell office:value-type="float" office:value="21693" table:style-name="ce6">
            <text:p>21,693<text:s/></text:p>
          </table:table-cell>
          <table:table-cell office:value-type="float" office:value="15112" table:style-name="ce6">
            <text:p>15,112<text:s/></text:p>
          </table:table-cell>
          <table:table-cell office:value-type="float" office:value="3320" table:style-name="ce6">
            <text:p>3,320<text:s/></text:p>
          </table:table-cell>
          <table:table-cell office:value-type="float" office:value="24322" table:style-name="ce6">
            <text:p>24,322<text:s/></text:p>
          </table:table-cell>
          <table:table-cell office:value-type="float" office:value="17021" table:style-name="ce6">
            <text:p>17,021<text:s/></text:p>
          </table:table-cell>
          <table:table-cell office:value-type="float" office:value="17020" table:style-name="ce6">
            <text:p>17,020<text:s/></text:p>
          </table:table-cell>
          <table:table-cell office:value-type="float" office:value="14308" table:style-name="ce6">
            <text:p>14,308<text:s/></text:p>
          </table:table-cell>
          <table:table-cell office:value-type="float" office:value="7271" table:style-name="ce6">
            <text:p>7,271<text:s/></text:p>
          </table:table-cell>
          <table:table-cell office:value-type="float" office:value="93677" table:style-name="ce6">
            <text:p>93,677<text:s/></text:p>
          </table:table-cell>
          <table:table-cell office:value-type="float" office:value="39201" table:style-name="ce6">
            <text:p>39,201<text:s/></text:p>
          </table:table-cell>
          <table:table-cell office:value-type="float" office:value="14505" table:style-name="ce6">
            <text:p>14,505<text:s/></text:p>
          </table:table-cell>
          <table:table-cell office:value-type="float" office:value="13593" table:style-name="ce6">
            <text:p>13,593<text:s/></text:p>
          </table:table-cell>
          <table:table-cell office:value-type="float" office:value="19412" table:style-name="ce6">
            <text:p>19,412<text:s/></text:p>
          </table:table-cell>
          <table:table-cell office:value-type="float" office:value="19692" table:style-name="ce6">
            <text:p>19,692<text:s/></text:p>
          </table:table-cell>
          <table:table-cell office:value-type="float" office:value="20697" table:style-name="ce6">
            <text:p>20,697<text:s/></text:p>
          </table:table-cell>
          <table:table-cell office:value-type="float" office:value="15879" table:style-name="ce6">
            <text:p>15,879<text:s/></text:p>
          </table:table-cell>
          <table:table-cell office:value-type="float" office:value="7467" table:style-name="ce6">
            <text:p>7,467<text:s/></text:p>
          </table:table-cell>
          <table:table-cell office:value-type="float" office:value="18532" table:style-name="ce6">
            <text:p>18,532<text:s/></text:p>
          </table:table-cell>
          <table:table-cell office:value-type="float" office:value="5416" table:style-name="ce6">
            <text:p>5,416<text:s/></text:p>
          </table:table-cell>
          <table:table-cell office:value-type="float" office:value="5413" table:style-name="ce6">
            <text:p>5,413<text:s/></text:p>
          </table:table-cell>
          <table:table-cell office:value-type="float" office:value="13231" table:style-name="ce6">
            <text:p>13,231<text:s/></text:p>
          </table:table-cell>
          <table:table-cell office:value-type="float" office:value="4481" table:style-name="ce6">
            <text:p>4,481<text:s/></text:p>
          </table:table-cell>
          <table:table-cell office:value-type="float" office:value="2780" table:style-name="ce6">
            <text:p>2,780<text:s/></text:p>
          </table:table-cell>
          <table:table-cell office:value-type="float" office:value="1562" table:style-name="ce6">
            <text:p>1,562<text:s/></text:p>
          </table:table-cell>
          <table:table-cell office:value-type="float" office:value="6922" table:style-name="ce6">
            <text:p>6,922<text:s/></text:p>
          </table:table-cell>
          <table:table-cell office:value-type="float" office:value="6913" table:style-name="ce6">
            <text:p>6,913<text:s/></text:p>
          </table:table-cell>
          <table:table-cell office:value-type="float" office:value="7949" table:style-name="ce6">
            <text:p>7,949<text:s/></text:p>
          </table:table-cell>
          <table:table-cell office:value-type="float" office:value="26125" table:style-name="ce6">
            <text:p>26,125<text:s/></text:p>
          </table:table-cell>
          <table:table-cell office:value-type="float" office:value="5280" table:style-name="ce6">
            <text:p>5,280<text:s/></text:p>
          </table:table-cell>
          <table:table-cell office:value-type="float" office:value="7591" table:style-name="ce6">
            <text:p>7,591<text:s/></text:p>
          </table:table-cell>
          <table:table-cell office:value-type="float" office:value="5252" table:style-name="ce6">
            <text:p>5,252<text:s/></text:p>
          </table:table-cell>
          <table:table-cell office:value-type="float" office:value="13969" table:style-name="ce6">
            <text:p>13,969<text:s/></text:p>
          </table:table-cell>
          <table:table-cell office:value-type="float" office:value="14517" table:style-name="ce6">
            <text:p>14,517<text:s/></text:p>
          </table:table-cell>
          <table:table-cell office:value-type="float" office:value="22261" table:style-name="ce6">
            <text:p>22,261<text:s/></text:p>
          </table:table-cell>
          <table:table-cell office:value-type="float" office:value="24745" table:style-name="ce6">
            <text:p>24,745<text:s/></text:p>
          </table:table-cell>
          <table:table-cell office:value-type="float" office:value="25070" table:style-name="ce6">
            <text:p>25,070<text:s/></text:p>
          </table:table-cell>
          <table:table-cell office:value-type="float" office:value="16970" table:style-name="ce6">
            <text:p>16,970<text:s/></text:p>
          </table:table-cell>
          <table:table-cell office:value-type="float" office:value="19517" table:style-name="ce6">
            <text:p>19,517<text:s/></text:p>
          </table:table-cell>
          <table:table-cell office:value-type="float" office:value="47718" table:style-name="ce6">
            <text:p>47,718<text:s/></text:p>
          </table:table-cell>
          <table:table-cell office:value-type="float" office:value="11632" table:style-name="ce6">
            <text:p>11,632<text:s/></text:p>
          </table:table-cell>
          <table:table-cell office:value-type="float" office:value="23171" table:style-name="ce6">
            <text:p>23,171<text:s/></text:p>
          </table:table-cell>
          <table:table-cell office:value-type="float" office:value="24569" table:style-name="ce6">
            <text:p>24,569<text:s/></text:p>
          </table:table-cell>
          <table:table-cell office:value-type="float" office:value="13113" table:style-name="ce6">
            <text:p>13,113<text:s/></text:p>
          </table:table-cell>
          <table:table-cell office:value-type="float" office:value="41993" table:style-name="ce6">
            <text:p>41,993<text:s/></text:p>
          </table:table-cell>
          <table:table-cell office:value-type="float" office:value="12991" table:style-name="ce6">
            <text:p>12,991<text:s/></text:p>
          </table:table-cell>
          <table:table-cell office:value-type="float" office:value="11742" table:style-name="ce6">
            <text:p>11,742<text:s/></text:p>
          </table:table-cell>
          <table:table-cell office:value-type="float" office:value="6898" table:style-name="ce6">
            <text:p>6,898<text:s/></text:p>
          </table:table-cell>
          <table:table-cell office:value-type="float" office:value="11553" table:style-name="ce6">
            <text:p>11,553<text:s/></text:p>
          </table:table-cell>
          <table:table-cell office:value-type="float" office:value="7760" table:style-name="ce6">
            <text:p>7,760<text:s/></text:p>
          </table:table-cell>
          <table:table-cell office:value-type="float" office:value="16563" table:style-name="ce6">
            <text:p>16,563<text:s/></text:p>
          </table:table-cell>
          <table:table-cell office:value-type="float" office:value="10883" table:style-name="ce6">
            <text:p>10,883<text:s/></text:p>
          </table:table-cell>
          <table:table-cell office:value-type="float" office:value="8355" table:style-name="ce6">
            <text:p>8,355<text:s/></text:p>
          </table:table-cell>
          <table:table-cell office:value-type="float" office:value="8283" table:style-name="ce6">
            <text:p>8,283<text:s/></text:p>
          </table:table-cell>
          <table:table-cell office:value-type="float" office:value="14668" table:style-name="ce6">
            <text:p>14,668<text:s/></text:p>
          </table:table-cell>
          <table:table-cell office:value-type="float" office:value="11495" table:style-name="ce6">
            <text:p>11,495<text:s/></text:p>
          </table:table-cell>
          <table:table-cell office:value-type="float" office:value="11593" table:style-name="ce6">
            <text:p>11,593<text:s/></text:p>
          </table:table-cell>
          <table:table-cell office:value-type="float" office:value="12934" table:style-name="ce6">
            <text:p>12,934<text:s/></text:p>
          </table:table-cell>
          <table:table-cell office:value-type="float" office:value="7198" table:style-name="ce6">
            <text:p>7,198<text:s/></text:p>
          </table:table-cell>
          <table:table-cell office:value-type="float" office:value="7396" table:style-name="ce6">
            <text:p>7,396<text:s/></text:p>
          </table:table-cell>
          <table:table-cell office:value-type="float" office:value="4369" table:style-name="ce6">
            <text:p>4,369<text:s/></text:p>
          </table:table-cell>
          <table:table-cell office:value-type="float" office:value="2226" table:style-name="ce6">
            <text:p>2,226<text:s/></text:p>
          </table:table-cell>
          <table:table-cell office:value-type="float" office:value="4765" table:style-name="ce6">
            <text:p>4,765<text:s/></text:p>
          </table:table-cell>
          <table:table-cell office:value-type="float" office:value="6627" table:style-name="ce6">
            <text:p>6,627<text:s/></text:p>
          </table:table-cell>
          <table:table-cell office:value-type="float" office:value="7471" table:style-name="ce6">
            <text:p>7,471<text:s/></text:p>
          </table:table-cell>
          <table:table-cell office:value-type="float" office:value="10646" table:style-name="ce6">
            <text:p>10,646<text:s/></text:p>
          </table:table-cell>
          <table:table-cell office:value-type="float" office:value="10492" table:style-name="ce6">
            <text:p>10,492<text:s/></text:p>
          </table:table-cell>
          <table:table-cell office:value-type="float" office:value="16397" table:style-name="ce6">
            <text:p>16,397<text:s/></text:p>
          </table:table-cell>
          <table:table-cell office:value-type="float" office:value="16665" table:style-name="ce6">
            <text:p>16,665<text:s/></text:p>
          </table:table-cell>
          <table:table-cell office:value-type="float" office:value="9043" table:style-name="ce6">
            <text:p>9,043<text:s/></text:p>
          </table:table-cell>
          <table:table-cell office:value-type="float" office:value="7855" table:style-name="ce6">
            <text:p>7,855<text:s/></text:p>
          </table:table-cell>
          <table:table-cell office:value-type="float" office:value="8395" table:style-name="ce6">
            <text:p>8,395<text:s/></text:p>
          </table:table-cell>
          <table:table-cell office:value-type="float" office:value="7724" table:style-name="ce6">
            <text:p>7,724<text:s/></text:p>
          </table:table-cell>
          <table:table-cell office:value-type="float" office:value="7976" table:style-name="ce6">
            <text:p>7,976<text:s/></text:p>
          </table:table-cell>
          <table:table-cell office:value-type="float" office:value="6627" table:style-name="ce6">
            <text:p>6,627<text:s/></text:p>
          </table:table-cell>
          <table:table-cell office:value-type="float" office:value="6809" table:style-name="ce6">
            <text:p>6,809<text:s/></text:p>
          </table:table-cell>
          <table:table-cell office:value-type="float" office:value="782" table:style-name="ce6">
            <text:p>782<text:s/></text:p>
          </table:table-cell>
          <table:table-cell office:value-type="float" office:value="1950" table:style-name="ce6">
            <text:p>1,950<text:s/></text:p>
          </table:table-cell>
          <table:table-cell office:value-type="float" office:value="2437" table:style-name="ce6">
            <text:p>2,437<text:s/></text:p>
          </table:table-cell>
          <table:table-cell office:value-type="float" office:value="3676" table:style-name="ce6">
            <text:p>3,676<text:s/></text:p>
          </table:table-cell>
          <table:table-cell office:value-type="float" office:value="1126" table:style-name="ce6">
            <text:p>1,126<text:s/></text:p>
          </table:table-cell>
          <table:table-cell office:value-type="float" office:value="1231" table:style-name="ce6">
            <text:p>1,231<text:s/></text:p>
          </table:table-cell>
          <table:table-cell office:value-type="float" office:value="1705" table:style-name="ce6">
            <text:p>1,705<text:s/></text:p>
          </table:table-cell>
          <table:table-cell office:value-type="float" office:value="5789" table:style-name="ce6">
            <text:p>5,789<text:s/></text:p>
          </table:table-cell>
          <table:table-cell office:value-type="float" office:value="1668" table:style-name="ce6">
            <text:p>1,668<text:s/></text:p>
          </table:table-cell>
          <table:table-cell office:value-type="float" office:value="2642" table:style-name="ce6">
            <text:p>2,642<text:s/></text:p>
          </table:table-cell>
          <table:table-cell office:value-type="float" office:value="2485" table:style-name="ce6">
            <text:p>2,485<text:s/></text:p>
          </table:table-cell>
          <table:table-cell table:number-columns-repeated="16264"/>
        </table:table-row>
        <table:table-row table:style-name="ro2">
          <table:table-cell office:value-type="date" office:date-value="2022-01-16T00:00:00" table:style-name="ce5">
            <text:p>2022/1/16</text:p>
          </table:table-cell>
          <table:table-cell office:value-type="float" office:value="1758" table:style-name="ce6">
            <text:p>1,758<text:s/></text:p>
          </table:table-cell>
          <table:table-cell office:value-type="float" office:value="6307" table:style-name="ce6">
            <text:p>6,307<text:s/></text:p>
          </table:table-cell>
          <table:table-cell office:value-type="float" office:value="14333" table:style-name="ce6">
            <text:p>14,333<text:s/></text:p>
          </table:table-cell>
          <table:table-cell office:value-type="float" office:value="26834" table:style-name="ce6">
            <text:p>26,834<text:s/></text:p>
          </table:table-cell>
          <table:table-cell office:value-type="float" office:value="9113" table:style-name="ce6">
            <text:p>9,113<text:s/></text:p>
          </table:table-cell>
          <table:table-cell office:value-type="float" office:value="7324" table:style-name="ce6">
            <text:p>7,324<text:s/></text:p>
          </table:table-cell>
          <table:table-cell office:value-type="float" office:value="5237" table:style-name="ce6">
            <text:p>5,237<text:s/></text:p>
          </table:table-cell>
          <table:table-cell office:value-type="float" office:value="2760" table:style-name="ce6">
            <text:p>2,760<text:s/></text:p>
          </table:table-cell>
          <table:table-cell office:value-type="float" office:value="1858" table:style-name="ce6">
            <text:p>1,858<text:s/></text:p>
          </table:table-cell>
          <table:table-cell office:value-type="float" office:value="4797" table:style-name="ce6">
            <text:p>4,797<text:s/></text:p>
          </table:table-cell>
          <table:table-cell office:value-type="float" office:value="1313" table:style-name="ce6">
            <text:p>1,313<text:s/></text:p>
          </table:table-cell>
          <table:table-cell office:value-type="float" office:value="2041" table:style-name="ce6">
            <text:p>2,041<text:s/></text:p>
          </table:table-cell>
          <table:table-cell office:value-type="float" office:value="4564" table:style-name="ce6">
            <text:p>4,564<text:s/></text:p>
          </table:table-cell>
          <table:table-cell office:value-type="float" office:value="4000" table:style-name="ce6">
            <text:p>4,000<text:s/></text:p>
          </table:table-cell>
          <table:table-cell office:value-type="float" office:value="8001" table:style-name="ce6">
            <text:p>8,001<text:s/></text:p>
          </table:table-cell>
          <table:table-cell office:value-type="float" office:value="3453" table:style-name="ce6">
            <text:p>3,453<text:s/></text:p>
          </table:table-cell>
          <table:table-cell office:value-type="float" office:value="4577" table:style-name="ce6">
            <text:p>4,577<text:s/></text:p>
          </table:table-cell>
          <table:table-cell office:value-type="float" office:value="2624" table:style-name="ce6">
            <text:p>2,624<text:s/></text:p>
          </table:table-cell>
          <table:table-cell office:value-type="float" office:value="5962" table:style-name="ce6">
            <text:p>5,962<text:s/></text:p>
          </table:table-cell>
          <table:table-cell office:value-type="float" office:value="2655" table:style-name="ce6">
            <text:p>2,655<text:s/></text:p>
          </table:table-cell>
          <table:table-cell office:value-type="float" office:value="3537" table:style-name="ce6">
            <text:p>3,537<text:s/></text:p>
          </table:table-cell>
          <table:table-cell office:value-type="float" office:value="4119" table:style-name="ce6">
            <text:p>4,119<text:s/></text:p>
          </table:table-cell>
          <table:table-cell office:value-type="float" office:value="1818" table:style-name="ce6">
            <text:p>1,818<text:s/></text:p>
          </table:table-cell>
          <table:table-cell office:value-type="float" office:value="12075" table:style-name="ce6">
            <text:p>12,075<text:s/></text:p>
          </table:table-cell>
          <table:table-cell office:value-type="float" office:value="2573" table:style-name="ce6">
            <text:p>2,573<text:s/></text:p>
          </table:table-cell>
          <table:table-cell office:value-type="float" office:value="10168" table:style-name="ce6">
            <text:p>10,168<text:s/></text:p>
          </table:table-cell>
          <table:table-cell office:value-type="float" office:value="6950" table:style-name="ce6">
            <text:p>6,950<text:s/></text:p>
          </table:table-cell>
          <table:table-cell office:value-type="float" office:value="9020" table:style-name="ce6">
            <text:p>9,020<text:s/></text:p>
          </table:table-cell>
          <table:table-cell office:value-type="float" office:value="11656" table:style-name="ce6">
            <text:p>11,656<text:s/></text:p>
          </table:table-cell>
          <table:table-cell office:value-type="float" office:value="10570" table:style-name="ce6">
            <text:p>10,570<text:s/></text:p>
          </table:table-cell>
          <table:table-cell office:value-type="float" office:value="6307" table:style-name="ce6">
            <text:p>6,307<text:s/></text:p>
          </table:table-cell>
          <table:table-cell office:value-type="float" office:value="17808" table:style-name="ce6">
            <text:p>17,808<text:s/></text:p>
          </table:table-cell>
          <table:table-cell office:value-type="float" office:value="10033" table:style-name="ce6">
            <text:p>10,033<text:s/></text:p>
          </table:table-cell>
          <table:table-cell office:value-type="float" office:value="16697" table:style-name="ce6">
            <text:p>16,697<text:s/></text:p>
          </table:table-cell>
          <table:table-cell office:value-type="float" office:value="12784" table:style-name="ce6">
            <text:p>12,784<text:s/></text:p>
          </table:table-cell>
          <table:table-cell office:value-type="float" office:value="2734" table:style-name="ce6">
            <text:p>2,734<text:s/></text:p>
          </table:table-cell>
          <table:table-cell office:value-type="float" office:value="19779" table:style-name="ce6">
            <text:p>19,779<text:s/></text:p>
          </table:table-cell>
          <table:table-cell office:value-type="float" office:value="13428" table:style-name="ce6">
            <text:p>13,428<text:s/></text:p>
          </table:table-cell>
          <table:table-cell office:value-type="float" office:value="13343" table:style-name="ce6">
            <text:p>13,343<text:s/></text:p>
          </table:table-cell>
          <table:table-cell office:value-type="float" office:value="11812" table:style-name="ce6">
            <text:p>11,812<text:s/></text:p>
          </table:table-cell>
          <table:table-cell office:value-type="float" office:value="5555" table:style-name="ce6">
            <text:p>5,555<text:s/></text:p>
          </table:table-cell>
          <table:table-cell office:value-type="float" office:value="95530" table:style-name="ce6">
            <text:p>95,530<text:s/></text:p>
          </table:table-cell>
          <table:table-cell office:value-type="float" office:value="31095" table:style-name="ce6">
            <text:p>31,095<text:s/></text:p>
          </table:table-cell>
          <table:table-cell office:value-type="float" office:value="10067" table:style-name="ce6">
            <text:p>10,067<text:s/></text:p>
          </table:table-cell>
          <table:table-cell office:value-type="float" office:value="12255" table:style-name="ce6">
            <text:p>12,255<text:s/></text:p>
          </table:table-cell>
          <table:table-cell office:value-type="float" office:value="16813" table:style-name="ce6">
            <text:p>16,813<text:s/></text:p>
          </table:table-cell>
          <table:table-cell office:value-type="float" office:value="15784" table:style-name="ce6">
            <text:p>15,784<text:s/></text:p>
          </table:table-cell>
          <table:table-cell office:value-type="float" office:value="17066" table:style-name="ce6">
            <text:p>17,066<text:s/></text:p>
          </table:table-cell>
          <table:table-cell office:value-type="float" office:value="13064" table:style-name="ce6">
            <text:p>13,064<text:s/></text:p>
          </table:table-cell>
          <table:table-cell office:value-type="float" office:value="5586" table:style-name="ce6">
            <text:p>5,586<text:s/></text:p>
          </table:table-cell>
          <table:table-cell office:value-type="float" office:value="14185" table:style-name="ce6">
            <text:p>14,185<text:s/></text:p>
          </table:table-cell>
          <table:table-cell office:value-type="float" office:value="4364" table:style-name="ce6">
            <text:p>4,364<text:s/></text:p>
          </table:table-cell>
          <table:table-cell office:value-type="float" office:value="4488" table:style-name="ce6">
            <text:p>4,488<text:s/></text:p>
          </table:table-cell>
          <table:table-cell office:value-type="float" office:value="11509" table:style-name="ce6">
            <text:p>11,509<text:s/></text:p>
          </table:table-cell>
          <table:table-cell office:value-type="float" office:value="4362" table:style-name="ce6">
            <text:p>4,362<text:s/></text:p>
          </table:table-cell>
          <table:table-cell office:value-type="float" office:value="2214" table:style-name="ce6">
            <text:p>2,214<text:s/></text:p>
          </table:table-cell>
          <table:table-cell office:value-type="float" office:value="1170" table:style-name="ce6">
            <text:p>1,170<text:s/></text:p>
          </table:table-cell>
          <table:table-cell office:value-type="float" office:value="5886" table:style-name="ce6">
            <text:p>5,886<text:s/></text:p>
          </table:table-cell>
          <table:table-cell office:value-type="float" office:value="5462" table:style-name="ce6">
            <text:p>5,462<text:s/></text:p>
          </table:table-cell>
          <table:table-cell office:value-type="float" office:value="7579" table:style-name="ce6">
            <text:p>7,579<text:s/></text:p>
          </table:table-cell>
          <table:table-cell office:value-type="float" office:value="23968" table:style-name="ce6">
            <text:p>23,968<text:s/></text:p>
          </table:table-cell>
          <table:table-cell office:value-type="float" office:value="4536" table:style-name="ce6">
            <text:p>4,536<text:s/></text:p>
          </table:table-cell>
          <table:table-cell office:value-type="float" office:value="6805" table:style-name="ce6">
            <text:p>6,805<text:s/></text:p>
          </table:table-cell>
          <table:table-cell office:value-type="float" office:value="4135" table:style-name="ce6">
            <text:p>4,135<text:s/></text:p>
          </table:table-cell>
          <table:table-cell office:value-type="float" office:value="11390" table:style-name="ce6">
            <text:p>11,390<text:s/></text:p>
          </table:table-cell>
          <table:table-cell office:value-type="float" office:value="10473" table:style-name="ce6">
            <text:p>10,473<text:s/></text:p>
          </table:table-cell>
          <table:table-cell office:value-type="float" office:value="17966" table:style-name="ce6">
            <text:p>17,966<text:s/></text:p>
          </table:table-cell>
          <table:table-cell office:value-type="float" office:value="22798" table:style-name="ce6">
            <text:p>22,798<text:s/></text:p>
          </table:table-cell>
          <table:table-cell office:value-type="float" office:value="20163" table:style-name="ce6">
            <text:p>20,163<text:s/></text:p>
          </table:table-cell>
          <table:table-cell office:value-type="float" office:value="13674" table:style-name="ce6">
            <text:p>13,674<text:s/></text:p>
          </table:table-cell>
          <table:table-cell office:value-type="float" office:value="16835" table:style-name="ce6">
            <text:p>16,835<text:s/></text:p>
          </table:table-cell>
          <table:table-cell office:value-type="float" office:value="40058" table:style-name="ce6">
            <text:p>40,058<text:s/></text:p>
          </table:table-cell>
          <table:table-cell office:value-type="float" office:value="8912" table:style-name="ce6">
            <text:p>8,912<text:s/></text:p>
          </table:table-cell>
          <table:table-cell office:value-type="float" office:value="18519" table:style-name="ce6">
            <text:p>18,519<text:s/></text:p>
          </table:table-cell>
          <table:table-cell office:value-type="float" office:value="18567" table:style-name="ce6">
            <text:p>18,567<text:s/></text:p>
          </table:table-cell>
          <table:table-cell office:value-type="float" office:value="10595" table:style-name="ce6">
            <text:p>10,595<text:s/></text:p>
          </table:table-cell>
          <table:table-cell office:value-type="float" office:value="35462" table:style-name="ce6">
            <text:p>35,462<text:s/></text:p>
          </table:table-cell>
          <table:table-cell office:value-type="float" office:value="10756" table:style-name="ce6">
            <text:p>10,756<text:s/></text:p>
          </table:table-cell>
          <table:table-cell office:value-type="float" office:value="8994" table:style-name="ce6">
            <text:p>8,994<text:s/></text:p>
          </table:table-cell>
          <table:table-cell office:value-type="float" office:value="5692" table:style-name="ce6">
            <text:p>5,692<text:s/></text:p>
          </table:table-cell>
          <table:table-cell office:value-type="float" office:value="11422" table:style-name="ce6">
            <text:p>11,422<text:s/></text:p>
          </table:table-cell>
          <table:table-cell office:value-type="float" office:value="6647" table:style-name="ce6">
            <text:p>6,647<text:s/></text:p>
          </table:table-cell>
          <table:table-cell office:value-type="float" office:value="13264" table:style-name="ce6">
            <text:p>13,264<text:s/></text:p>
          </table:table-cell>
          <table:table-cell office:value-type="float" office:value="8105" table:style-name="ce6">
            <text:p>8,105<text:s/></text:p>
          </table:table-cell>
          <table:table-cell office:value-type="float" office:value="7592" table:style-name="ce6">
            <text:p>7,592<text:s/></text:p>
          </table:table-cell>
          <table:table-cell office:value-type="float" office:value="6884" table:style-name="ce6">
            <text:p>6,884<text:s/></text:p>
          </table:table-cell>
          <table:table-cell office:value-type="float" office:value="10741" table:style-name="ce6">
            <text:p>10,741<text:s/></text:p>
          </table:table-cell>
          <table:table-cell office:value-type="float" office:value="8369" table:style-name="ce6">
            <text:p>8,369<text:s/></text:p>
          </table:table-cell>
          <table:table-cell office:value-type="float" office:value="8848" table:style-name="ce6">
            <text:p>8,848<text:s/></text:p>
          </table:table-cell>
          <table:table-cell office:value-type="float" office:value="10775" table:style-name="ce6">
            <text:p>10,775<text:s/></text:p>
          </table:table-cell>
          <table:table-cell office:value-type="float" office:value="5082" table:style-name="ce6">
            <text:p>5,082<text:s/></text:p>
          </table:table-cell>
          <table:table-cell office:value-type="float" office:value="5395" table:style-name="ce6">
            <text:p>5,395<text:s/></text:p>
          </table:table-cell>
          <table:table-cell office:value-type="float" office:value="3715" table:style-name="ce6">
            <text:p>3,715<text:s/></text:p>
          </table:table-cell>
          <table:table-cell office:value-type="float" office:value="1685" table:style-name="ce6">
            <text:p>1,685<text:s/></text:p>
          </table:table-cell>
          <table:table-cell office:value-type="float" office:value="4212" table:style-name="ce6">
            <text:p>4,212<text:s/></text:p>
          </table:table-cell>
          <table:table-cell office:value-type="float" office:value="4831" table:style-name="ce6">
            <text:p>4,831<text:s/></text:p>
          </table:table-cell>
          <table:table-cell office:value-type="float" office:value="5798" table:style-name="ce6">
            <text:p>5,798<text:s/></text:p>
          </table:table-cell>
          <table:table-cell office:value-type="float" office:value="9020" table:style-name="ce6">
            <text:p>9,020<text:s/></text:p>
          </table:table-cell>
          <table:table-cell office:value-type="float" office:value="8215" table:style-name="ce6">
            <text:p>8,215<text:s/></text:p>
          </table:table-cell>
          <table:table-cell office:value-type="float" office:value="11970" table:style-name="ce6">
            <text:p>11,970<text:s/></text:p>
          </table:table-cell>
          <table:table-cell office:value-type="float" office:value="13736" table:style-name="ce6">
            <text:p>13,736<text:s/></text:p>
          </table:table-cell>
          <table:table-cell office:value-type="float" office:value="7038" table:style-name="ce6">
            <text:p>7,038<text:s/></text:p>
          </table:table-cell>
          <table:table-cell office:value-type="float" office:value="6251" table:style-name="ce6">
            <text:p>6,251<text:s/></text:p>
          </table:table-cell>
          <table:table-cell office:value-type="float" office:value="6580" table:style-name="ce6">
            <text:p>6,580<text:s/></text:p>
          </table:table-cell>
          <table:table-cell office:value-type="float" office:value="6274" table:style-name="ce6">
            <text:p>6,274<text:s/></text:p>
          </table:table-cell>
          <table:table-cell office:value-type="float" office:value="6574" table:style-name="ce6">
            <text:p>6,574<text:s/></text:p>
          </table:table-cell>
          <table:table-cell office:value-type="float" office:value="5314" table:style-name="ce6">
            <text:p>5,314<text:s/></text:p>
          </table:table-cell>
          <table:table-cell office:value-type="float" office:value="5374" table:style-name="ce6">
            <text:p>5,374<text:s/></text:p>
          </table:table-cell>
          <table:table-cell office:value-type="float" office:value="657" table:style-name="ce6">
            <text:p>657<text:s/></text:p>
          </table:table-cell>
          <table:table-cell office:value-type="float" office:value="1541" table:style-name="ce6">
            <text:p>1,541<text:s/></text:p>
          </table:table-cell>
          <table:table-cell office:value-type="float" office:value="2114" table:style-name="ce6">
            <text:p>2,114<text:s/></text:p>
          </table:table-cell>
          <table:table-cell office:value-type="float" office:value="3152" table:style-name="ce6">
            <text:p>3,152<text:s/></text:p>
          </table:table-cell>
          <table:table-cell office:value-type="float" office:value="864" table:style-name="ce6">
            <text:p>864<text:s/></text:p>
          </table:table-cell>
          <table:table-cell office:value-type="float" office:value="974" table:style-name="ce6">
            <text:p>974<text:s/></text:p>
          </table:table-cell>
          <table:table-cell office:value-type="float" office:value="1413" table:style-name="ce6">
            <text:p>1,413<text:s/></text:p>
          </table:table-cell>
          <table:table-cell office:value-type="float" office:value="6687" table:style-name="ce6">
            <text:p>6,687<text:s/></text:p>
          </table:table-cell>
          <table:table-cell office:value-type="float" office:value="1317" table:style-name="ce6">
            <text:p>1,317<text:s/></text:p>
          </table:table-cell>
          <table:table-cell office:value-type="float" office:value="2074" table:style-name="ce6">
            <text:p>2,074<text:s/></text:p>
          </table:table-cell>
          <table:table-cell office:value-type="float" office:value="1998" table:style-name="ce6">
            <text:p>1,998<text:s/></text:p>
          </table:table-cell>
          <table:table-cell table:number-columns-repeated="16264"/>
        </table:table-row>
        <table:table-row table:style-name="ro2">
          <table:table-cell office:value-type="date" office:date-value="2022-01-17T00:00:00" table:style-name="ce5">
            <text:p>2022/1/17</text:p>
          </table:table-cell>
          <table:table-cell office:value-type="float" office:value="3239" table:style-name="ce6">
            <text:p>3,239<text:s/></text:p>
          </table:table-cell>
          <table:table-cell office:value-type="float" office:value="12538" table:style-name="ce6">
            <text:p>12,538<text:s/></text:p>
          </table:table-cell>
          <table:table-cell office:value-type="float" office:value="36318" table:style-name="ce6">
            <text:p>36,318<text:s/></text:p>
          </table:table-cell>
          <table:table-cell office:value-type="float" office:value="32625" table:style-name="ce6">
            <text:p>32,625<text:s/></text:p>
          </table:table-cell>
          <table:table-cell office:value-type="float" office:value="22595" table:style-name="ce6">
            <text:p>22,595<text:s/></text:p>
          </table:table-cell>
          <table:table-cell office:value-type="float" office:value="12377" table:style-name="ce6">
            <text:p>12,377<text:s/></text:p>
          </table:table-cell>
          <table:table-cell office:value-type="float" office:value="10179" table:style-name="ce6">
            <text:p>10,179<text:s/></text:p>
          </table:table-cell>
          <table:table-cell office:value-type="float" office:value="3825" table:style-name="ce6">
            <text:p>3,825<text:s/></text:p>
          </table:table-cell>
          <table:table-cell office:value-type="float" office:value="3155" table:style-name="ce6">
            <text:p>3,155<text:s/></text:p>
          </table:table-cell>
          <table:table-cell office:value-type="float" office:value="10678" table:style-name="ce6">
            <text:p>10,678<text:s/></text:p>
          </table:table-cell>
          <table:table-cell office:value-type="float" office:value="2301" table:style-name="ce6">
            <text:p>2,301<text:s/></text:p>
          </table:table-cell>
          <table:table-cell office:value-type="float" office:value="3973" table:style-name="ce6">
            <text:p>3,973<text:s/></text:p>
          </table:table-cell>
          <table:table-cell office:value-type="float" office:value="3175" table:style-name="ce6">
            <text:p>3,175<text:s/></text:p>
          </table:table-cell>
          <table:table-cell office:value-type="float" office:value="8735" table:style-name="ce6">
            <text:p>8,735<text:s/></text:p>
          </table:table-cell>
          <table:table-cell office:value-type="float" office:value="8945" table:style-name="ce6">
            <text:p>8,945<text:s/></text:p>
          </table:table-cell>
          <table:table-cell office:value-type="float" office:value="14980" table:style-name="ce6">
            <text:p>14,980<text:s/></text:p>
          </table:table-cell>
          <table:table-cell office:value-type="float" office:value="16950" table:style-name="ce6">
            <text:p>16,950<text:s/></text:p>
          </table:table-cell>
          <table:table-cell office:value-type="float" office:value="5275" table:style-name="ce6">
            <text:p>5,275<text:s/></text:p>
          </table:table-cell>
          <table:table-cell office:value-type="float" office:value="7981" table:style-name="ce6">
            <text:p>7,981<text:s/></text:p>
          </table:table-cell>
          <table:table-cell office:value-type="float" office:value="2724" table:style-name="ce6">
            <text:p>2,724<text:s/></text:p>
          </table:table-cell>
          <table:table-cell office:value-type="float" office:value="7071" table:style-name="ce6">
            <text:p>7,071<text:s/></text:p>
          </table:table-cell>
          <table:table-cell office:value-type="float" office:value="7471" table:style-name="ce6">
            <text:p>7,471<text:s/></text:p>
          </table:table-cell>
          <table:table-cell office:value-type="float" office:value="6368" table:style-name="ce6">
            <text:p>6,368<text:s/></text:p>
          </table:table-cell>
          <table:table-cell office:value-type="float" office:value="25170" table:style-name="ce6">
            <text:p>25,170<text:s/></text:p>
          </table:table-cell>
          <table:table-cell office:value-type="float" office:value="2890" table:style-name="ce6">
            <text:p>2,890<text:s/></text:p>
          </table:table-cell>
          <table:table-cell office:value-type="float" office:value="11106" table:style-name="ce6">
            <text:p>11,106<text:s/></text:p>
          </table:table-cell>
          <table:table-cell office:value-type="float" office:value="11099" table:style-name="ce6">
            <text:p>11,099<text:s/></text:p>
          </table:table-cell>
          <table:table-cell office:value-type="float" office:value="13565" table:style-name="ce6">
            <text:p>13,565<text:s/></text:p>
          </table:table-cell>
          <table:table-cell office:value-type="float" office:value="21739" table:style-name="ce6">
            <text:p>21,739<text:s/></text:p>
          </table:table-cell>
          <table:table-cell office:value-type="float" office:value="14927" table:style-name="ce6">
            <text:p>14,927<text:s/></text:p>
          </table:table-cell>
          <table:table-cell office:value-type="float" office:value="8951" table:style-name="ce6">
            <text:p>8,951<text:s/></text:p>
          </table:table-cell>
          <table:table-cell office:value-type="float" office:value="21270" table:style-name="ce6">
            <text:p>21,270<text:s/></text:p>
          </table:table-cell>
          <table:table-cell office:value-type="float" office:value="14027" table:style-name="ce6">
            <text:p>14,027<text:s/></text:p>
          </table:table-cell>
          <table:table-cell office:value-type="float" office:value="27349" table:style-name="ce6">
            <text:p>27,349<text:s/></text:p>
          </table:table-cell>
          <table:table-cell office:value-type="float" office:value="21465" table:style-name="ce6">
            <text:p>21,465<text:s/></text:p>
          </table:table-cell>
          <table:table-cell office:value-type="float" office:value="8638" table:style-name="ce6">
            <text:p>8,638<text:s/></text:p>
          </table:table-cell>
          <table:table-cell office:value-type="float" office:value="30389" table:style-name="ce6">
            <text:p>30,389<text:s/></text:p>
          </table:table-cell>
          <table:table-cell office:value-type="float" office:value="22555" table:style-name="ce6">
            <text:p>22,555<text:s/></text:p>
          </table:table-cell>
          <table:table-cell office:value-type="float" office:value="22969" table:style-name="ce6">
            <text:p>22,969<text:s/></text:p>
          </table:table-cell>
          <table:table-cell office:value-type="float" office:value="18364" table:style-name="ce6">
            <text:p>18,364<text:s/></text:p>
          </table:table-cell>
          <table:table-cell office:value-type="float" office:value="20822" table:style-name="ce6">
            <text:p>20,822<text:s/></text:p>
          </table:table-cell>
          <table:table-cell office:value-type="float" office:value="96890" table:style-name="ce6">
            <text:p>96,890<text:s/></text:p>
          </table:table-cell>
          <table:table-cell office:value-type="float" office:value="33593" table:style-name="ce6">
            <text:p>33,593<text:s/></text:p>
          </table:table-cell>
          <table:table-cell office:value-type="float" office:value="17473" table:style-name="ce6">
            <text:p>17,473<text:s/></text:p>
          </table:table-cell>
          <table:table-cell office:value-type="float" office:value="20296" table:style-name="ce6">
            <text:p>20,296<text:s/></text:p>
          </table:table-cell>
          <table:table-cell office:value-type="float" office:value="19836" table:style-name="ce6">
            <text:p>19,836<text:s/></text:p>
          </table:table-cell>
          <table:table-cell office:value-type="float" office:value="18764" table:style-name="ce6">
            <text:p>18,764<text:s/></text:p>
          </table:table-cell>
          <table:table-cell office:value-type="float" office:value="21717" table:style-name="ce6">
            <text:p>21,717<text:s/></text:p>
          </table:table-cell>
          <table:table-cell office:value-type="float" office:value="19120" table:style-name="ce6">
            <text:p>19,120<text:s/></text:p>
          </table:table-cell>
          <table:table-cell office:value-type="float" office:value="10991" table:style-name="ce6">
            <text:p>10,991<text:s/></text:p>
          </table:table-cell>
          <table:table-cell office:value-type="float" office:value="25428" table:style-name="ce6">
            <text:p>25,428<text:s/></text:p>
          </table:table-cell>
          <table:table-cell office:value-type="float" office:value="6484" table:style-name="ce6">
            <text:p>6,484<text:s/></text:p>
          </table:table-cell>
          <table:table-cell office:value-type="float" office:value="8115" table:style-name="ce6">
            <text:p>8,115<text:s/></text:p>
          </table:table-cell>
          <table:table-cell office:value-type="float" office:value="15080" table:style-name="ce6">
            <text:p>15,080<text:s/></text:p>
          </table:table-cell>
          <table:table-cell office:value-type="float" office:value="4239" table:style-name="ce6">
            <text:p>4,239<text:s/></text:p>
          </table:table-cell>
          <table:table-cell office:value-type="float" office:value="3224" table:style-name="ce6">
            <text:p>3,224<text:s/></text:p>
          </table:table-cell>
          <table:table-cell office:value-type="float" office:value="3001" table:style-name="ce6">
            <text:p>3,001<text:s/></text:p>
          </table:table-cell>
          <table:table-cell office:value-type="float" office:value="11094" table:style-name="ce6">
            <text:p>11,094<text:s/></text:p>
          </table:table-cell>
          <table:table-cell office:value-type="float" office:value="8078" table:style-name="ce6">
            <text:p>8,078<text:s/></text:p>
          </table:table-cell>
          <table:table-cell office:value-type="float" office:value="9620" table:style-name="ce6">
            <text:p>9,620<text:s/></text:p>
          </table:table-cell>
          <table:table-cell office:value-type="float" office:value="27174" table:style-name="ce6">
            <text:p>27,174<text:s/></text:p>
          </table:table-cell>
          <table:table-cell office:value-type="float" office:value="8776" table:style-name="ce6">
            <text:p>8,776<text:s/></text:p>
          </table:table-cell>
          <table:table-cell office:value-type="float" office:value="11182" table:style-name="ce6">
            <text:p>11,182<text:s/></text:p>
          </table:table-cell>
          <table:table-cell office:value-type="float" office:value="7065" table:style-name="ce6">
            <text:p>7,065<text:s/></text:p>
          </table:table-cell>
          <table:table-cell office:value-type="float" office:value="19626" table:style-name="ce6">
            <text:p>19,626<text:s/></text:p>
          </table:table-cell>
          <table:table-cell office:value-type="float" office:value="23077" table:style-name="ce6">
            <text:p>23,077<text:s/></text:p>
          </table:table-cell>
          <table:table-cell office:value-type="float" office:value="24634" table:style-name="ce6">
            <text:p>24,634<text:s/></text:p>
          </table:table-cell>
          <table:table-cell office:value-type="float" office:value="28848" table:style-name="ce6">
            <text:p>28,848<text:s/></text:p>
          </table:table-cell>
          <table:table-cell office:value-type="float" office:value="35261" table:style-name="ce6">
            <text:p>35,261<text:s/></text:p>
          </table:table-cell>
          <table:table-cell office:value-type="float" office:value="22516" table:style-name="ce6">
            <text:p>22,516<text:s/></text:p>
          </table:table-cell>
          <table:table-cell office:value-type="float" office:value="21341" table:style-name="ce6">
            <text:p>21,341<text:s/></text:p>
          </table:table-cell>
          <table:table-cell office:value-type="float" office:value="44695" table:style-name="ce6">
            <text:p>44,695<text:s/></text:p>
          </table:table-cell>
          <table:table-cell office:value-type="float" office:value="17457" table:style-name="ce6">
            <text:p>17,457<text:s/></text:p>
          </table:table-cell>
          <table:table-cell office:value-type="float" office:value="27167" table:style-name="ce6">
            <text:p>27,167<text:s/></text:p>
          </table:table-cell>
          <table:table-cell office:value-type="float" office:value="27556" table:style-name="ce6">
            <text:p>27,556<text:s/></text:p>
          </table:table-cell>
          <table:table-cell office:value-type="float" office:value="16480" table:style-name="ce6">
            <text:p>16,480<text:s/></text:p>
          </table:table-cell>
          <table:table-cell office:value-type="float" office:value="49963" table:style-name="ce6">
            <text:p>49,963<text:s/></text:p>
          </table:table-cell>
          <table:table-cell office:value-type="float" office:value="17938" table:style-name="ce6">
            <text:p>17,938<text:s/></text:p>
          </table:table-cell>
          <table:table-cell office:value-type="float" office:value="13888" table:style-name="ce6">
            <text:p>13,888<text:s/></text:p>
          </table:table-cell>
          <table:table-cell office:value-type="float" office:value="12773" table:style-name="ce6">
            <text:p>12,773<text:s/></text:p>
          </table:table-cell>
          <table:table-cell office:value-type="float" office:value="16434" table:style-name="ce6">
            <text:p>16,434<text:s/></text:p>
          </table:table-cell>
          <table:table-cell office:value-type="float" office:value="12101" table:style-name="ce6">
            <text:p>12,101<text:s/></text:p>
          </table:table-cell>
          <table:table-cell office:value-type="float" office:value="21960" table:style-name="ce6">
            <text:p>21,960<text:s/></text:p>
          </table:table-cell>
          <table:table-cell office:value-type="float" office:value="16237" table:style-name="ce6">
            <text:p>16,237<text:s/></text:p>
          </table:table-cell>
          <table:table-cell office:value-type="float" office:value="6370" table:style-name="ce6">
            <text:p>6,370<text:s/></text:p>
          </table:table-cell>
          <table:table-cell office:value-type="float" office:value="9849" table:style-name="ce6">
            <text:p>9,849<text:s/></text:p>
          </table:table-cell>
          <table:table-cell office:value-type="float" office:value="33456" table:style-name="ce6">
            <text:p>33,456<text:s/></text:p>
          </table:table-cell>
          <table:table-cell office:value-type="float" office:value="20360" table:style-name="ce6">
            <text:p>20,360<text:s/></text:p>
          </table:table-cell>
          <table:table-cell office:value-type="float" office:value="21453" table:style-name="ce6">
            <text:p>21,453<text:s/></text:p>
          </table:table-cell>
          <table:table-cell office:value-type="float" office:value="20801" table:style-name="ce6">
            <text:p>20,801<text:s/></text:p>
          </table:table-cell>
          <table:table-cell office:value-type="float" office:value="8640" table:style-name="ce6">
            <text:p>8,640<text:s/></text:p>
          </table:table-cell>
          <table:table-cell office:value-type="float" office:value="9633" table:style-name="ce6">
            <text:p>9,633<text:s/></text:p>
          </table:table-cell>
          <table:table-cell office:value-type="float" office:value="5647" table:style-name="ce6">
            <text:p>5,647<text:s/></text:p>
          </table:table-cell>
          <table:table-cell office:value-type="float" office:value="4840" table:style-name="ce6">
            <text:p>4,840<text:s/></text:p>
          </table:table-cell>
          <table:table-cell office:value-type="float" office:value="5841" table:style-name="ce6">
            <text:p>5,841<text:s/></text:p>
          </table:table-cell>
          <table:table-cell office:value-type="float" office:value="9331" table:style-name="ce6">
            <text:p>9,331<text:s/></text:p>
          </table:table-cell>
          <table:table-cell office:value-type="float" office:value="8667" table:style-name="ce6">
            <text:p>8,667<text:s/></text:p>
          </table:table-cell>
          <table:table-cell office:value-type="float" office:value="11821" table:style-name="ce6">
            <text:p>11,821<text:s/></text:p>
          </table:table-cell>
          <table:table-cell office:value-type="float" office:value="14878" table:style-name="ce6">
            <text:p>14,878<text:s/></text:p>
          </table:table-cell>
          <table:table-cell office:value-type="float" office:value="25382" table:style-name="ce6">
            <text:p>25,382<text:s/></text:p>
          </table:table-cell>
          <table:table-cell office:value-type="float" office:value="18489" table:style-name="ce6">
            <text:p>18,489<text:s/></text:p>
          </table:table-cell>
          <table:table-cell office:value-type="float" office:value="13028" table:style-name="ce6">
            <text:p>13,028<text:s/></text:p>
          </table:table-cell>
          <table:table-cell office:value-type="float" office:value="10752" table:style-name="ce6">
            <text:p>10,752<text:s/></text:p>
          </table:table-cell>
          <table:table-cell office:value-type="float" office:value="10931" table:style-name="ce6">
            <text:p>10,931<text:s/></text:p>
          </table:table-cell>
          <table:table-cell office:value-type="float" office:value="11393" table:style-name="ce6">
            <text:p>11,393<text:s/></text:p>
          </table:table-cell>
          <table:table-cell office:value-type="float" office:value="10336" table:style-name="ce6">
            <text:p>10,336<text:s/></text:p>
          </table:table-cell>
          <table:table-cell office:value-type="float" office:value="9782" table:style-name="ce6">
            <text:p>9,782<text:s/></text:p>
          </table:table-cell>
          <table:table-cell office:value-type="float" office:value="9215" table:style-name="ce6">
            <text:p>9,215<text:s/></text:p>
          </table:table-cell>
          <table:table-cell office:value-type="float" office:value="1542" table:style-name="ce6">
            <text:p>1,542<text:s/></text:p>
          </table:table-cell>
          <table:table-cell office:value-type="float" office:value="2231" table:style-name="ce6">
            <text:p>2,231<text:s/></text:p>
          </table:table-cell>
          <table:table-cell office:value-type="float" office:value="3310" table:style-name="ce6">
            <text:p>3,310<text:s/></text:p>
          </table:table-cell>
          <table:table-cell office:value-type="float" office:value="4361" table:style-name="ce6">
            <text:p>4,361<text:s/></text:p>
          </table:table-cell>
          <table:table-cell office:value-type="float" office:value="2574" table:style-name="ce6">
            <text:p>2,574<text:s/></text:p>
          </table:table-cell>
          <table:table-cell office:value-type="float" office:value="3465" table:style-name="ce6">
            <text:p>3,465<text:s/></text:p>
          </table:table-cell>
          <table:table-cell office:value-type="float" office:value="2762" table:style-name="ce6">
            <text:p>2,762<text:s/></text:p>
          </table:table-cell>
          <table:table-cell office:value-type="float" office:value="6894" table:style-name="ce6">
            <text:p>6,894<text:s/></text:p>
          </table:table-cell>
          <table:table-cell office:value-type="float" office:value="2075" table:style-name="ce6">
            <text:p>2,075<text:s/></text:p>
          </table:table-cell>
          <table:table-cell office:value-type="float" office:value="3264" table:style-name="ce6">
            <text:p>3,264<text:s/></text:p>
          </table:table-cell>
          <table:table-cell office:value-type="float" office:value="4297" table:style-name="ce6">
            <text:p>4,297<text:s/></text:p>
          </table:table-cell>
          <table:table-cell table:number-columns-repeated="16264"/>
        </table:table-row>
        <table:table-row table:style-name="ro2">
          <table:table-cell office:value-type="date" office:date-value="2022-01-18T00:00:00" table:style-name="ce5">
            <text:p>2022/1/18</text:p>
          </table:table-cell>
          <table:table-cell office:value-type="float" office:value="2993" table:style-name="ce6">
            <text:p>2,993<text:s/></text:p>
          </table:table-cell>
          <table:table-cell office:value-type="float" office:value="12638" table:style-name="ce6">
            <text:p>12,638<text:s/></text:p>
          </table:table-cell>
          <table:table-cell office:value-type="float" office:value="36770" table:style-name="ce6">
            <text:p>36,770<text:s/></text:p>
          </table:table-cell>
          <table:table-cell office:value-type="float" office:value="33882" table:style-name="ce6">
            <text:p>33,882<text:s/></text:p>
          </table:table-cell>
          <table:table-cell office:value-type="float" office:value="23282" table:style-name="ce6">
            <text:p>23,282<text:s/></text:p>
          </table:table-cell>
          <table:table-cell office:value-type="float" office:value="12522" table:style-name="ce6">
            <text:p>12,522<text:s/></text:p>
          </table:table-cell>
          <table:table-cell office:value-type="float" office:value="10320" table:style-name="ce6">
            <text:p>10,320<text:s/></text:p>
          </table:table-cell>
          <table:table-cell office:value-type="float" office:value="3881" table:style-name="ce6">
            <text:p>3,881<text:s/></text:p>
          </table:table-cell>
          <table:table-cell office:value-type="float" office:value="3214" table:style-name="ce6">
            <text:p>3,214<text:s/></text:p>
          </table:table-cell>
          <table:table-cell office:value-type="float" office:value="10751" table:style-name="ce6">
            <text:p>10,751<text:s/></text:p>
          </table:table-cell>
          <table:table-cell office:value-type="float" office:value="2341" table:style-name="ce6">
            <text:p>2,341<text:s/></text:p>
          </table:table-cell>
          <table:table-cell office:value-type="float" office:value="3981" table:style-name="ce6">
            <text:p>3,981<text:s/></text:p>
          </table:table-cell>
          <table:table-cell office:value-type="float" office:value="3263" table:style-name="ce6">
            <text:p>3,263<text:s/></text:p>
          </table:table-cell>
          <table:table-cell office:value-type="float" office:value="9132" table:style-name="ce6">
            <text:p>9,132<text:s/></text:p>
          </table:table-cell>
          <table:table-cell office:value-type="float" office:value="9745" table:style-name="ce6">
            <text:p>9,745<text:s/></text:p>
          </table:table-cell>
          <table:table-cell office:value-type="float" office:value="14949" table:style-name="ce6">
            <text:p>14,949<text:s/></text:p>
          </table:table-cell>
          <table:table-cell office:value-type="float" office:value="17194" table:style-name="ce6">
            <text:p>17,194<text:s/></text:p>
          </table:table-cell>
          <table:table-cell office:value-type="float" office:value="5387" table:style-name="ce6">
            <text:p>5,387<text:s/></text:p>
          </table:table-cell>
          <table:table-cell office:value-type="float" office:value="8408" table:style-name="ce6">
            <text:p>8,408<text:s/></text:p>
          </table:table-cell>
          <table:table-cell office:value-type="float" office:value="2853" table:style-name="ce6">
            <text:p>2,853<text:s/></text:p>
          </table:table-cell>
          <table:table-cell office:value-type="float" office:value="7133" table:style-name="ce6">
            <text:p>7,133<text:s/></text:p>
          </table:table-cell>
          <table:table-cell office:value-type="float" office:value="7751" table:style-name="ce6">
            <text:p>7,751<text:s/></text:p>
          </table:table-cell>
          <table:table-cell office:value-type="float" office:value="6365" table:style-name="ce6">
            <text:p>6,365<text:s/></text:p>
          </table:table-cell>
          <table:table-cell office:value-type="float" office:value="25477" table:style-name="ce6">
            <text:p>25,477<text:s/></text:p>
          </table:table-cell>
          <table:table-cell office:value-type="float" office:value="2821" table:style-name="ce6">
            <text:p>2,821<text:s/></text:p>
          </table:table-cell>
          <table:table-cell office:value-type="float" office:value="11286" table:style-name="ce6">
            <text:p>11,286<text:s/></text:p>
          </table:table-cell>
          <table:table-cell office:value-type="float" office:value="11163" table:style-name="ce6">
            <text:p>11,163<text:s/></text:p>
          </table:table-cell>
          <table:table-cell office:value-type="float" office:value="13620" table:style-name="ce6">
            <text:p>13,620<text:s/></text:p>
          </table:table-cell>
          <table:table-cell office:value-type="float" office:value="22467" table:style-name="ce6">
            <text:p>22,467<text:s/></text:p>
          </table:table-cell>
          <table:table-cell office:value-type="float" office:value="15525" table:style-name="ce6">
            <text:p>15,525<text:s/></text:p>
          </table:table-cell>
          <table:table-cell office:value-type="float" office:value="9280" table:style-name="ce6">
            <text:p>9,280<text:s/></text:p>
          </table:table-cell>
          <table:table-cell office:value-type="float" office:value="22139" table:style-name="ce6">
            <text:p>22,139<text:s/></text:p>
          </table:table-cell>
          <table:table-cell office:value-type="float" office:value="14589" table:style-name="ce6">
            <text:p>14,589<text:s/></text:p>
          </table:table-cell>
          <table:table-cell office:value-type="float" office:value="28850" table:style-name="ce6">
            <text:p>28,850<text:s/></text:p>
          </table:table-cell>
          <table:table-cell office:value-type="float" office:value="22437" table:style-name="ce6">
            <text:p>22,437<text:s/></text:p>
          </table:table-cell>
          <table:table-cell office:value-type="float" office:value="8444" table:style-name="ce6">
            <text:p>8,444<text:s/></text:p>
          </table:table-cell>
          <table:table-cell office:value-type="float" office:value="30917" table:style-name="ce6">
            <text:p>30,917<text:s/></text:p>
          </table:table-cell>
          <table:table-cell office:value-type="float" office:value="22271" table:style-name="ce6">
            <text:p>22,271<text:s/></text:p>
          </table:table-cell>
          <table:table-cell office:value-type="float" office:value="23366" table:style-name="ce6">
            <text:p>23,366<text:s/></text:p>
          </table:table-cell>
          <table:table-cell office:value-type="float" office:value="18712" table:style-name="ce6">
            <text:p>18,712<text:s/></text:p>
          </table:table-cell>
          <table:table-cell office:value-type="float" office:value="20549" table:style-name="ce6">
            <text:p>20,549<text:s/></text:p>
          </table:table-cell>
          <table:table-cell office:value-type="float" office:value="89553" table:style-name="ce6">
            <text:p>89,553<text:s/></text:p>
          </table:table-cell>
          <table:table-cell office:value-type="float" office:value="35146" table:style-name="ce6">
            <text:p>35,146<text:s/></text:p>
          </table:table-cell>
          <table:table-cell office:value-type="float" office:value="18176" table:style-name="ce6">
            <text:p>18,176<text:s/></text:p>
          </table:table-cell>
          <table:table-cell office:value-type="float" office:value="20371" table:style-name="ce6">
            <text:p>20,371<text:s/></text:p>
          </table:table-cell>
          <table:table-cell office:value-type="float" office:value="20525" table:style-name="ce6">
            <text:p>20,525<text:s/></text:p>
          </table:table-cell>
          <table:table-cell office:value-type="float" office:value="19166" table:style-name="ce6">
            <text:p>19,166<text:s/></text:p>
          </table:table-cell>
          <table:table-cell office:value-type="float" office:value="22228" table:style-name="ce6">
            <text:p>22,228<text:s/></text:p>
          </table:table-cell>
          <table:table-cell office:value-type="float" office:value="19924" table:style-name="ce6">
            <text:p>19,924<text:s/></text:p>
          </table:table-cell>
          <table:table-cell office:value-type="float" office:value="11017" table:style-name="ce6">
            <text:p>11,017<text:s/></text:p>
          </table:table-cell>
          <table:table-cell office:value-type="float" office:value="25682" table:style-name="ce6">
            <text:p>25,682<text:s/></text:p>
          </table:table-cell>
          <table:table-cell office:value-type="float" office:value="6645" table:style-name="ce6">
            <text:p>6,645<text:s/></text:p>
          </table:table-cell>
          <table:table-cell office:value-type="float" office:value="8373" table:style-name="ce6">
            <text:p>8,373<text:s/></text:p>
          </table:table-cell>
          <table:table-cell office:value-type="float" office:value="15714" table:style-name="ce6">
            <text:p>15,714<text:s/></text:p>
          </table:table-cell>
          <table:table-cell office:value-type="float" office:value="4351" table:style-name="ce6">
            <text:p>4,351<text:s/></text:p>
          </table:table-cell>
          <table:table-cell office:value-type="float" office:value="3284" table:style-name="ce6">
            <text:p>3,284<text:s/></text:p>
          </table:table-cell>
          <table:table-cell office:value-type="float" office:value="3012" table:style-name="ce6">
            <text:p>3,012<text:s/></text:p>
          </table:table-cell>
          <table:table-cell office:value-type="float" office:value="10875" table:style-name="ce6">
            <text:p>10,875<text:s/></text:p>
          </table:table-cell>
          <table:table-cell office:value-type="float" office:value="8186" table:style-name="ce6">
            <text:p>8,186<text:s/></text:p>
          </table:table-cell>
          <table:table-cell office:value-type="float" office:value="9887" table:style-name="ce6">
            <text:p>9,887<text:s/></text:p>
          </table:table-cell>
          <table:table-cell office:value-type="float" office:value="28188" table:style-name="ce6">
            <text:p>28,188<text:s/></text:p>
          </table:table-cell>
          <table:table-cell office:value-type="float" office:value="8733" table:style-name="ce6">
            <text:p>8,733<text:s/></text:p>
          </table:table-cell>
          <table:table-cell office:value-type="float" office:value="10648" table:style-name="ce6">
            <text:p>10,648<text:s/></text:p>
          </table:table-cell>
          <table:table-cell office:value-type="float" office:value="7110" table:style-name="ce6">
            <text:p>7,110<text:s/></text:p>
          </table:table-cell>
          <table:table-cell office:value-type="float" office:value="19954" table:style-name="ce6">
            <text:p>19,954<text:s/></text:p>
          </table:table-cell>
          <table:table-cell office:value-type="float" office:value="22039" table:style-name="ce6">
            <text:p>22,039<text:s/></text:p>
          </table:table-cell>
          <table:table-cell office:value-type="float" office:value="24808" table:style-name="ce6">
            <text:p>24,808<text:s/></text:p>
          </table:table-cell>
          <table:table-cell office:value-type="float" office:value="27663" table:style-name="ce6">
            <text:p>27,663<text:s/></text:p>
          </table:table-cell>
          <table:table-cell office:value-type="float" office:value="35266" table:style-name="ce6">
            <text:p>35,266<text:s/></text:p>
          </table:table-cell>
          <table:table-cell office:value-type="float" office:value="22887" table:style-name="ce6">
            <text:p>22,887<text:s/></text:p>
          </table:table-cell>
          <table:table-cell office:value-type="float" office:value="21086" table:style-name="ce6">
            <text:p>21,086<text:s/></text:p>
          </table:table-cell>
          <table:table-cell office:value-type="float" office:value="45334" table:style-name="ce6">
            <text:p>45,334<text:s/></text:p>
          </table:table-cell>
          <table:table-cell office:value-type="float" office:value="17825" table:style-name="ce6">
            <text:p>17,825<text:s/></text:p>
          </table:table-cell>
          <table:table-cell office:value-type="float" office:value="28163" table:style-name="ce6">
            <text:p>28,163<text:s/></text:p>
          </table:table-cell>
          <table:table-cell office:value-type="float" office:value="28445" table:style-name="ce6">
            <text:p>28,445<text:s/></text:p>
          </table:table-cell>
          <table:table-cell office:value-type="float" office:value="17042" table:style-name="ce6">
            <text:p>17,042<text:s/></text:p>
          </table:table-cell>
          <table:table-cell office:value-type="float" office:value="50128" table:style-name="ce6">
            <text:p>50,128<text:s/></text:p>
          </table:table-cell>
          <table:table-cell office:value-type="float" office:value="18703" table:style-name="ce6">
            <text:p>18,703<text:s/></text:p>
          </table:table-cell>
          <table:table-cell office:value-type="float" office:value="14309" table:style-name="ce6">
            <text:p>14,309<text:s/></text:p>
          </table:table-cell>
          <table:table-cell office:value-type="float" office:value="12906" table:style-name="ce6">
            <text:p>12,906<text:s/></text:p>
          </table:table-cell>
          <table:table-cell office:value-type="float" office:value="16427" table:style-name="ce6">
            <text:p>16,427<text:s/></text:p>
          </table:table-cell>
          <table:table-cell office:value-type="float" office:value="12318" table:style-name="ce6">
            <text:p>12,318<text:s/></text:p>
          </table:table-cell>
          <table:table-cell office:value-type="float" office:value="22110" table:style-name="ce6">
            <text:p>22,110<text:s/></text:p>
          </table:table-cell>
          <table:table-cell office:value-type="float" office:value="16848" table:style-name="ce6">
            <text:p>16,848<text:s/></text:p>
          </table:table-cell>
          <table:table-cell office:value-type="float" office:value="6633" table:style-name="ce6">
            <text:p>6,633<text:s/></text:p>
          </table:table-cell>
          <table:table-cell office:value-type="float" office:value="9816" table:style-name="ce6">
            <text:p>9,816<text:s/></text:p>
          </table:table-cell>
          <table:table-cell office:value-type="float" office:value="33965" table:style-name="ce6">
            <text:p>33,965<text:s/></text:p>
          </table:table-cell>
          <table:table-cell office:value-type="float" office:value="20045" table:style-name="ce6">
            <text:p>20,045<text:s/></text:p>
          </table:table-cell>
          <table:table-cell office:value-type="float" office:value="21671" table:style-name="ce6">
            <text:p>21,671<text:s/></text:p>
          </table:table-cell>
          <table:table-cell office:value-type="float" office:value="20831" table:style-name="ce6">
            <text:p>20,831<text:s/></text:p>
          </table:table-cell>
          <table:table-cell office:value-type="float" office:value="8829" table:style-name="ce6">
            <text:p>8,829<text:s/></text:p>
          </table:table-cell>
          <table:table-cell office:value-type="float" office:value="9643" table:style-name="ce6">
            <text:p>9,643<text:s/></text:p>
          </table:table-cell>
          <table:table-cell office:value-type="float" office:value="5613" table:style-name="ce6">
            <text:p>5,613<text:s/></text:p>
          </table:table-cell>
          <table:table-cell office:value-type="float" office:value="4863" table:style-name="ce6">
            <text:p>4,863<text:s/></text:p>
          </table:table-cell>
          <table:table-cell office:value-type="float" office:value="5845" table:style-name="ce6">
            <text:p>5,845<text:s/></text:p>
          </table:table-cell>
          <table:table-cell office:value-type="float" office:value="9361" table:style-name="ce6">
            <text:p>9,361<text:s/></text:p>
          </table:table-cell>
          <table:table-cell office:value-type="float" office:value="8846" table:style-name="ce6">
            <text:p>8,846<text:s/></text:p>
          </table:table-cell>
          <table:table-cell office:value-type="float" office:value="11896" table:style-name="ce6">
            <text:p>11,896<text:s/></text:p>
          </table:table-cell>
          <table:table-cell office:value-type="float" office:value="15176" table:style-name="ce6">
            <text:p>15,176<text:s/></text:p>
          </table:table-cell>
          <table:table-cell office:value-type="float" office:value="24686" table:style-name="ce6">
            <text:p>24,686<text:s/></text:p>
          </table:table-cell>
          <table:table-cell office:value-type="float" office:value="19373" table:style-name="ce6">
            <text:p>19,373<text:s/></text:p>
          </table:table-cell>
          <table:table-cell office:value-type="float" office:value="13078" table:style-name="ce6">
            <text:p>13,078<text:s/></text:p>
          </table:table-cell>
          <table:table-cell office:value-type="float" office:value="10981" table:style-name="ce6">
            <text:p>10,981<text:s/></text:p>
          </table:table-cell>
          <table:table-cell office:value-type="float" office:value="10979" table:style-name="ce6">
            <text:p>10,979<text:s/></text:p>
          </table:table-cell>
          <table:table-cell office:value-type="float" office:value="11404" table:style-name="ce6">
            <text:p>11,404<text:s/></text:p>
          </table:table-cell>
          <table:table-cell office:value-type="float" office:value="10657" table:style-name="ce6">
            <text:p>10,657<text:s/></text:p>
          </table:table-cell>
          <table:table-cell office:value-type="float" office:value="9701" table:style-name="ce6">
            <text:p>9,701<text:s/></text:p>
          </table:table-cell>
          <table:table-cell office:value-type="float" office:value="9305" table:style-name="ce6">
            <text:p>9,305<text:s/></text:p>
          </table:table-cell>
          <table:table-cell office:value-type="float" office:value="1641" table:style-name="ce6">
            <text:p>1,641<text:s/></text:p>
          </table:table-cell>
          <table:table-cell office:value-type="float" office:value="2178" table:style-name="ce6">
            <text:p>2,178<text:s/></text:p>
          </table:table-cell>
          <table:table-cell office:value-type="float" office:value="3465" table:style-name="ce6">
            <text:p>3,465<text:s/></text:p>
          </table:table-cell>
          <table:table-cell office:value-type="float" office:value="4282" table:style-name="ce6">
            <text:p>4,282<text:s/></text:p>
          </table:table-cell>
          <table:table-cell office:value-type="float" office:value="2525" table:style-name="ce6">
            <text:p>2,525<text:s/></text:p>
          </table:table-cell>
          <table:table-cell office:value-type="float" office:value="3414" table:style-name="ce6">
            <text:p>3,414<text:s/></text:p>
          </table:table-cell>
          <table:table-cell office:value-type="float" office:value="2787" table:style-name="ce6">
            <text:p>2,787<text:s/></text:p>
          </table:table-cell>
          <table:table-cell office:value-type="float" office:value="6349" table:style-name="ce6">
            <text:p>6,349<text:s/></text:p>
          </table:table-cell>
          <table:table-cell office:value-type="float" office:value="2067" table:style-name="ce6">
            <text:p>2,067<text:s/></text:p>
          </table:table-cell>
          <table:table-cell office:value-type="float" office:value="3317" table:style-name="ce6">
            <text:p>3,317<text:s/></text:p>
          </table:table-cell>
          <table:table-cell office:value-type="float" office:value="4259" table:style-name="ce6">
            <text:p>4,259<text:s/></text:p>
          </table:table-cell>
          <table:table-cell table:number-columns-repeated="16264"/>
        </table:table-row>
        <table:table-row table:style-name="ro2">
          <table:table-cell office:value-type="date" office:date-value="2022-01-19T00:00:00" table:style-name="ce5">
            <text:p>2022/1/19</text:p>
          </table:table-cell>
          <table:table-cell office:value-type="float" office:value="2981" table:style-name="ce6">
            <text:p>2,981<text:s/></text:p>
          </table:table-cell>
          <table:table-cell office:value-type="float" office:value="12566" table:style-name="ce6">
            <text:p>12,566<text:s/></text:p>
          </table:table-cell>
          <table:table-cell office:value-type="float" office:value="36989" table:style-name="ce6">
            <text:p>36,989<text:s/></text:p>
          </table:table-cell>
          <table:table-cell office:value-type="float" office:value="36553" table:style-name="ce6">
            <text:p>36,553<text:s/></text:p>
          </table:table-cell>
          <table:table-cell office:value-type="float" office:value="23285" table:style-name="ce6">
            <text:p>23,285<text:s/></text:p>
          </table:table-cell>
          <table:table-cell office:value-type="float" office:value="12518" table:style-name="ce6">
            <text:p>12,518<text:s/></text:p>
          </table:table-cell>
          <table:table-cell office:value-type="float" office:value="10534" table:style-name="ce6">
            <text:p>10,534<text:s/></text:p>
          </table:table-cell>
          <table:table-cell office:value-type="float" office:value="3956" table:style-name="ce6">
            <text:p>3,956<text:s/></text:p>
          </table:table-cell>
          <table:table-cell office:value-type="float" office:value="3222" table:style-name="ce6">
            <text:p>3,222<text:s/></text:p>
          </table:table-cell>
          <table:table-cell office:value-type="float" office:value="11309" table:style-name="ce6">
            <text:p>11,309<text:s/></text:p>
          </table:table-cell>
          <table:table-cell office:value-type="float" office:value="2402" table:style-name="ce6">
            <text:p>2,402<text:s/></text:p>
          </table:table-cell>
          <table:table-cell office:value-type="float" office:value="3994" table:style-name="ce6">
            <text:p>3,994<text:s/></text:p>
          </table:table-cell>
          <table:table-cell office:value-type="float" office:value="3654" table:style-name="ce6">
            <text:p>3,654<text:s/></text:p>
          </table:table-cell>
          <table:table-cell office:value-type="float" office:value="8075" table:style-name="ce6">
            <text:p>8,075<text:s/></text:p>
          </table:table-cell>
          <table:table-cell office:value-type="float" office:value="10200" table:style-name="ce6">
            <text:p>10,200<text:s/></text:p>
          </table:table-cell>
          <table:table-cell office:value-type="float" office:value="15030" table:style-name="ce6">
            <text:p>15,030<text:s/></text:p>
          </table:table-cell>
          <table:table-cell office:value-type="float" office:value="17386" table:style-name="ce6">
            <text:p>17,386<text:s/></text:p>
          </table:table-cell>
          <table:table-cell office:value-type="float" office:value="5392" table:style-name="ce6">
            <text:p>5,392<text:s/></text:p>
          </table:table-cell>
          <table:table-cell office:value-type="float" office:value="8584" table:style-name="ce6">
            <text:p>8,584<text:s/></text:p>
          </table:table-cell>
          <table:table-cell office:value-type="float" office:value="2976" table:style-name="ce6">
            <text:p>2,976<text:s/></text:p>
          </table:table-cell>
          <table:table-cell office:value-type="float" office:value="7316" table:style-name="ce6">
            <text:p>7,316<text:s/></text:p>
          </table:table-cell>
          <table:table-cell office:value-type="float" office:value="7872" table:style-name="ce6">
            <text:p>7,872<text:s/></text:p>
          </table:table-cell>
          <table:table-cell office:value-type="float" office:value="6355" table:style-name="ce6">
            <text:p>6,355<text:s/></text:p>
          </table:table-cell>
          <table:table-cell office:value-type="float" office:value="25665" table:style-name="ce6">
            <text:p>25,665<text:s/></text:p>
          </table:table-cell>
          <table:table-cell office:value-type="float" office:value="2714" table:style-name="ce6">
            <text:p>2,714<text:s/></text:p>
          </table:table-cell>
          <table:table-cell office:value-type="float" office:value="11614" table:style-name="ce6">
            <text:p>11,614<text:s/></text:p>
          </table:table-cell>
          <table:table-cell office:value-type="float" office:value="11218" table:style-name="ce6">
            <text:p>11,218<text:s/></text:p>
          </table:table-cell>
          <table:table-cell office:value-type="float" office:value="13879" table:style-name="ce6">
            <text:p>13,879<text:s/></text:p>
          </table:table-cell>
          <table:table-cell office:value-type="float" office:value="22592" table:style-name="ce6">
            <text:p>22,592<text:s/></text:p>
          </table:table-cell>
          <table:table-cell office:value-type="float" office:value="14793" table:style-name="ce6">
            <text:p>14,793<text:s/></text:p>
          </table:table-cell>
          <table:table-cell office:value-type="float" office:value="9397" table:style-name="ce6">
            <text:p>9,397<text:s/></text:p>
          </table:table-cell>
          <table:table-cell office:value-type="float" office:value="22509" table:style-name="ce6">
            <text:p>22,509<text:s/></text:p>
          </table:table-cell>
          <table:table-cell office:value-type="float" office:value="14722" table:style-name="ce6">
            <text:p>14,722<text:s/></text:p>
          </table:table-cell>
          <table:table-cell office:value-type="float" office:value="28896" table:style-name="ce6">
            <text:p>28,896<text:s/></text:p>
          </table:table-cell>
          <table:table-cell office:value-type="float" office:value="22650" table:style-name="ce6">
            <text:p>22,650<text:s/></text:p>
          </table:table-cell>
          <table:table-cell office:value-type="float" office:value="8425" table:style-name="ce6">
            <text:p>8,425<text:s/></text:p>
          </table:table-cell>
          <table:table-cell office:value-type="float" office:value="31580" table:style-name="ce6">
            <text:p>31,580<text:s/></text:p>
          </table:table-cell>
          <table:table-cell office:value-type="float" office:value="23246" table:style-name="ce6">
            <text:p>23,246<text:s/></text:p>
          </table:table-cell>
          <table:table-cell office:value-type="float" office:value="23583" table:style-name="ce6">
            <text:p>23,583<text:s/></text:p>
          </table:table-cell>
          <table:table-cell office:value-type="float" office:value="18858" table:style-name="ce6">
            <text:p>18,858<text:s/></text:p>
          </table:table-cell>
          <table:table-cell office:value-type="float" office:value="20174" table:style-name="ce6">
            <text:p>20,174<text:s/></text:p>
          </table:table-cell>
          <table:table-cell office:value-type="float" office:value="92517" table:style-name="ce6">
            <text:p>92,517<text:s/></text:p>
          </table:table-cell>
          <table:table-cell office:value-type="float" office:value="37189" table:style-name="ce6">
            <text:p>37,189<text:s/></text:p>
          </table:table-cell>
          <table:table-cell office:value-type="float" office:value="18888" table:style-name="ce6">
            <text:p>18,888<text:s/></text:p>
          </table:table-cell>
          <table:table-cell office:value-type="float" office:value="20934" table:style-name="ce6">
            <text:p>20,934<text:s/></text:p>
          </table:table-cell>
          <table:table-cell office:value-type="float" office:value="20813" table:style-name="ce6">
            <text:p>20,813<text:s/></text:p>
          </table:table-cell>
          <table:table-cell office:value-type="float" office:value="19958" table:style-name="ce6">
            <text:p>19,958<text:s/></text:p>
          </table:table-cell>
          <table:table-cell office:value-type="float" office:value="23088" table:style-name="ce6">
            <text:p>23,088<text:s/></text:p>
          </table:table-cell>
          <table:table-cell office:value-type="float" office:value="20723" table:style-name="ce6">
            <text:p>20,723<text:s/></text:p>
          </table:table-cell>
          <table:table-cell office:value-type="float" office:value="11313" table:style-name="ce6">
            <text:p>11,313<text:s/></text:p>
          </table:table-cell>
          <table:table-cell office:value-type="float" office:value="26974" table:style-name="ce6">
            <text:p>26,974<text:s/></text:p>
          </table:table-cell>
          <table:table-cell office:value-type="float" office:value="6809" table:style-name="ce6">
            <text:p>6,809<text:s/></text:p>
          </table:table-cell>
          <table:table-cell office:value-type="float" office:value="8448" table:style-name="ce6">
            <text:p>8,448<text:s/></text:p>
          </table:table-cell>
          <table:table-cell office:value-type="float" office:value="16112" table:style-name="ce6">
            <text:p>16,112<text:s/></text:p>
          </table:table-cell>
          <table:table-cell office:value-type="float" office:value="4812" table:style-name="ce6">
            <text:p>4,812<text:s/></text:p>
          </table:table-cell>
          <table:table-cell office:value-type="float" office:value="3336" table:style-name="ce6">
            <text:p>3,336<text:s/></text:p>
          </table:table-cell>
          <table:table-cell office:value-type="float" office:value="3020" table:style-name="ce6">
            <text:p>3,020<text:s/></text:p>
          </table:table-cell>
          <table:table-cell office:value-type="float" office:value="10989" table:style-name="ce6">
            <text:p>10,989<text:s/></text:p>
          </table:table-cell>
          <table:table-cell office:value-type="float" office:value="8271" table:style-name="ce6">
            <text:p>8,271<text:s/></text:p>
          </table:table-cell>
          <table:table-cell office:value-type="float" office:value="10040" table:style-name="ce6">
            <text:p>10,040<text:s/></text:p>
          </table:table-cell>
          <table:table-cell office:value-type="float" office:value="28380" table:style-name="ce6">
            <text:p>28,380<text:s/></text:p>
          </table:table-cell>
          <table:table-cell office:value-type="float" office:value="8857" table:style-name="ce6">
            <text:p>8,857<text:s/></text:p>
          </table:table-cell>
          <table:table-cell office:value-type="float" office:value="10877" table:style-name="ce6">
            <text:p>10,877<text:s/></text:p>
          </table:table-cell>
          <table:table-cell office:value-type="float" office:value="7376" table:style-name="ce6">
            <text:p>7,376<text:s/></text:p>
          </table:table-cell>
          <table:table-cell office:value-type="float" office:value="20189" table:style-name="ce6">
            <text:p>20,189<text:s/></text:p>
          </table:table-cell>
          <table:table-cell office:value-type="float" office:value="22398" table:style-name="ce6">
            <text:p>22,398<text:s/></text:p>
          </table:table-cell>
          <table:table-cell office:value-type="float" office:value="25372" table:style-name="ce6">
            <text:p>25,372<text:s/></text:p>
          </table:table-cell>
          <table:table-cell office:value-type="float" office:value="28634" table:style-name="ce6">
            <text:p>28,634<text:s/></text:p>
          </table:table-cell>
          <table:table-cell office:value-type="float" office:value="36564" table:style-name="ce6">
            <text:p>36,564<text:s/></text:p>
          </table:table-cell>
          <table:table-cell office:value-type="float" office:value="23460" table:style-name="ce6">
            <text:p>23,460<text:s/></text:p>
          </table:table-cell>
          <table:table-cell office:value-type="float" office:value="22058" table:style-name="ce6">
            <text:p>22,058<text:s/></text:p>
          </table:table-cell>
          <table:table-cell office:value-type="float" office:value="47639" table:style-name="ce6">
            <text:p>47,639<text:s/></text:p>
          </table:table-cell>
          <table:table-cell office:value-type="float" office:value="17627" table:style-name="ce6">
            <text:p>17,627<text:s/></text:p>
          </table:table-cell>
          <table:table-cell office:value-type="float" office:value="28747" table:style-name="ce6">
            <text:p>28,747<text:s/></text:p>
          </table:table-cell>
          <table:table-cell office:value-type="float" office:value="29303" table:style-name="ce6">
            <text:p>29,303<text:s/></text:p>
          </table:table-cell>
          <table:table-cell office:value-type="float" office:value="17309" table:style-name="ce6">
            <text:p>17,309<text:s/></text:p>
          </table:table-cell>
          <table:table-cell office:value-type="float" office:value="50756" table:style-name="ce6">
            <text:p>50,756<text:s/></text:p>
          </table:table-cell>
          <table:table-cell office:value-type="float" office:value="18868" table:style-name="ce6">
            <text:p>18,868<text:s/></text:p>
          </table:table-cell>
          <table:table-cell office:value-type="float" office:value="14558" table:style-name="ce6">
            <text:p>14,558<text:s/></text:p>
          </table:table-cell>
          <table:table-cell office:value-type="float" office:value="12875" table:style-name="ce6">
            <text:p>12,875<text:s/></text:p>
          </table:table-cell>
          <table:table-cell office:value-type="float" office:value="16835" table:style-name="ce6">
            <text:p>16,835<text:s/></text:p>
          </table:table-cell>
          <table:table-cell office:value-type="float" office:value="12685" table:style-name="ce6">
            <text:p>12,685<text:s/></text:p>
          </table:table-cell>
          <table:table-cell office:value-type="float" office:value="22190" table:style-name="ce6">
            <text:p>22,190<text:s/></text:p>
          </table:table-cell>
          <table:table-cell office:value-type="float" office:value="16882" table:style-name="ce6">
            <text:p>16,882<text:s/></text:p>
          </table:table-cell>
          <table:table-cell office:value-type="float" office:value="6957" table:style-name="ce6">
            <text:p>6,957<text:s/></text:p>
          </table:table-cell>
          <table:table-cell office:value-type="float" office:value="10359" table:style-name="ce6">
            <text:p>10,359<text:s/></text:p>
          </table:table-cell>
          <table:table-cell office:value-type="float" office:value="34467" table:style-name="ce6">
            <text:p>34,467<text:s/></text:p>
          </table:table-cell>
          <table:table-cell office:value-type="float" office:value="20499" table:style-name="ce6">
            <text:p>20,499<text:s/></text:p>
          </table:table-cell>
          <table:table-cell office:value-type="float" office:value="21857" table:style-name="ce6">
            <text:p>21,857<text:s/></text:p>
          </table:table-cell>
          <table:table-cell office:value-type="float" office:value="20876" table:style-name="ce6">
            <text:p>20,876<text:s/></text:p>
          </table:table-cell>
          <table:table-cell office:value-type="float" office:value="8925" table:style-name="ce6">
            <text:p>8,925<text:s/></text:p>
          </table:table-cell>
          <table:table-cell office:value-type="float" office:value="9829" table:style-name="ce6">
            <text:p>9,829<text:s/></text:p>
          </table:table-cell>
          <table:table-cell office:value-type="float" office:value="5608" table:style-name="ce6">
            <text:p>5,608<text:s/></text:p>
          </table:table-cell>
          <table:table-cell office:value-type="float" office:value="4901" table:style-name="ce6">
            <text:p>4,901<text:s/></text:p>
          </table:table-cell>
          <table:table-cell office:value-type="float" office:value="6002" table:style-name="ce6">
            <text:p>6,002<text:s/></text:p>
          </table:table-cell>
          <table:table-cell office:value-type="float" office:value="9429" table:style-name="ce6">
            <text:p>9,429<text:s/></text:p>
          </table:table-cell>
          <table:table-cell office:value-type="float" office:value="8870" table:style-name="ce6">
            <text:p>8,870<text:s/></text:p>
          </table:table-cell>
          <table:table-cell office:value-type="float" office:value="11784" table:style-name="ce6">
            <text:p>11,784<text:s/></text:p>
          </table:table-cell>
          <table:table-cell office:value-type="float" office:value="15142" table:style-name="ce6">
            <text:p>15,142<text:s/></text:p>
          </table:table-cell>
          <table:table-cell office:value-type="float" office:value="25031" table:style-name="ce6">
            <text:p>25,031<text:s/></text:p>
          </table:table-cell>
          <table:table-cell office:value-type="float" office:value="19846" table:style-name="ce6">
            <text:p>19,846<text:s/></text:p>
          </table:table-cell>
          <table:table-cell office:value-type="float" office:value="13438" table:style-name="ce6">
            <text:p>13,438<text:s/></text:p>
          </table:table-cell>
          <table:table-cell office:value-type="float" office:value="11198" table:style-name="ce6">
            <text:p>11,198<text:s/></text:p>
          </table:table-cell>
          <table:table-cell office:value-type="float" office:value="11011" table:style-name="ce6">
            <text:p>11,011<text:s/></text:p>
          </table:table-cell>
          <table:table-cell office:value-type="float" office:value="11714" table:style-name="ce6">
            <text:p>11,714<text:s/></text:p>
          </table:table-cell>
          <table:table-cell office:value-type="float" office:value="10708" table:style-name="ce6">
            <text:p>10,708<text:s/></text:p>
          </table:table-cell>
          <table:table-cell office:value-type="float" office:value="9810" table:style-name="ce6">
            <text:p>9,810<text:s/></text:p>
          </table:table-cell>
          <table:table-cell office:value-type="float" office:value="9222" table:style-name="ce6">
            <text:p>9,222<text:s/></text:p>
          </table:table-cell>
          <table:table-cell office:value-type="float" office:value="1554" table:style-name="ce6">
            <text:p>1,554<text:s/></text:p>
          </table:table-cell>
          <table:table-cell office:value-type="float" office:value="2178" table:style-name="ce6">
            <text:p>2,178<text:s/></text:p>
          </table:table-cell>
          <table:table-cell office:value-type="float" office:value="3342" table:style-name="ce6">
            <text:p>3,342<text:s/></text:p>
          </table:table-cell>
          <table:table-cell office:value-type="float" office:value="4367" table:style-name="ce6">
            <text:p>4,367<text:s/></text:p>
          </table:table-cell>
          <table:table-cell office:value-type="float" office:value="2544" table:style-name="ce6">
            <text:p>2,544<text:s/></text:p>
          </table:table-cell>
          <table:table-cell office:value-type="float" office:value="3358" table:style-name="ce6">
            <text:p>3,358<text:s/></text:p>
          </table:table-cell>
          <table:table-cell office:value-type="float" office:value="2823" table:style-name="ce6">
            <text:p>2,823<text:s/></text:p>
          </table:table-cell>
          <table:table-cell office:value-type="float" office:value="6429" table:style-name="ce6">
            <text:p>6,429<text:s/></text:p>
          </table:table-cell>
          <table:table-cell office:value-type="float" office:value="2074" table:style-name="ce6">
            <text:p>2,074<text:s/></text:p>
          </table:table-cell>
          <table:table-cell office:value-type="float" office:value="3353" table:style-name="ce6">
            <text:p>3,353<text:s/></text:p>
          </table:table-cell>
          <table:table-cell office:value-type="float" office:value="4172" table:style-name="ce6">
            <text:p>4,172<text:s/></text:p>
          </table:table-cell>
          <table:table-cell table:number-columns-repeated="16264"/>
        </table:table-row>
        <table:table-row table:style-name="ro2">
          <table:table-cell office:value-type="date" office:date-value="2022-01-20T00:00:00" table:style-name="ce5">
            <text:p>2022/1/20</text:p>
          </table:table-cell>
          <table:table-cell office:value-type="float" office:value="3119" table:style-name="ce6">
            <text:p>3,119<text:s/></text:p>
          </table:table-cell>
          <table:table-cell office:value-type="float" office:value="12989" table:style-name="ce6">
            <text:p>12,989<text:s/></text:p>
          </table:table-cell>
          <table:table-cell office:value-type="float" office:value="37383" table:style-name="ce6">
            <text:p>37,383<text:s/></text:p>
          </table:table-cell>
          <table:table-cell office:value-type="float" office:value="37552" table:style-name="ce6">
            <text:p>37,552<text:s/></text:p>
          </table:table-cell>
          <table:table-cell office:value-type="float" office:value="24294" table:style-name="ce6">
            <text:p>24,294<text:s/></text:p>
          </table:table-cell>
          <table:table-cell office:value-type="float" office:value="12619" table:style-name="ce6">
            <text:p>12,619<text:s/></text:p>
          </table:table-cell>
          <table:table-cell office:value-type="float" office:value="10647" table:style-name="ce6">
            <text:p>10,647<text:s/></text:p>
          </table:table-cell>
          <table:table-cell office:value-type="float" office:value="4126" table:style-name="ce6">
            <text:p>4,126<text:s/></text:p>
          </table:table-cell>
          <table:table-cell office:value-type="float" office:value="3358" table:style-name="ce6">
            <text:p>3,358<text:s/></text:p>
          </table:table-cell>
          <table:table-cell office:value-type="float" office:value="11253" table:style-name="ce6">
            <text:p>11,253<text:s/></text:p>
          </table:table-cell>
          <table:table-cell office:value-type="float" office:value="2496" table:style-name="ce6">
            <text:p>2,496<text:s/></text:p>
          </table:table-cell>
          <table:table-cell office:value-type="float" office:value="4364" table:style-name="ce6">
            <text:p>4,364<text:s/></text:p>
          </table:table-cell>
          <table:table-cell office:value-type="float" office:value="4174" table:style-name="ce6">
            <text:p>4,174<text:s/></text:p>
          </table:table-cell>
          <table:table-cell office:value-type="float" office:value="8035" table:style-name="ce6">
            <text:p>8,035<text:s/></text:p>
          </table:table-cell>
          <table:table-cell office:value-type="float" office:value="10941" table:style-name="ce6">
            <text:p>10,941<text:s/></text:p>
          </table:table-cell>
          <table:table-cell office:value-type="float" office:value="15061" table:style-name="ce6">
            <text:p>15,061<text:s/></text:p>
          </table:table-cell>
          <table:table-cell office:value-type="float" office:value="17778" table:style-name="ce6">
            <text:p>17,778<text:s/></text:p>
          </table:table-cell>
          <table:table-cell office:value-type="float" office:value="6344" table:style-name="ce6">
            <text:p>6,344<text:s/></text:p>
          </table:table-cell>
          <table:table-cell office:value-type="float" office:value="9330" table:style-name="ce6">
            <text:p>9,330<text:s/></text:p>
          </table:table-cell>
          <table:table-cell office:value-type="float" office:value="3160" table:style-name="ce6">
            <text:p>3,160<text:s/></text:p>
          </table:table-cell>
          <table:table-cell office:value-type="float" office:value="7476" table:style-name="ce6">
            <text:p>7,476<text:s/></text:p>
          </table:table-cell>
          <table:table-cell office:value-type="float" office:value="8528" table:style-name="ce6">
            <text:p>8,528<text:s/></text:p>
          </table:table-cell>
          <table:table-cell office:value-type="float" office:value="6278" table:style-name="ce6">
            <text:p>6,278<text:s/></text:p>
          </table:table-cell>
          <table:table-cell office:value-type="float" office:value="26292" table:style-name="ce6">
            <text:p>26,292<text:s/></text:p>
          </table:table-cell>
          <table:table-cell office:value-type="float" office:value="3095" table:style-name="ce6">
            <text:p>3,095<text:s/></text:p>
          </table:table-cell>
          <table:table-cell office:value-type="float" office:value="11777" table:style-name="ce6">
            <text:p>11,777<text:s/></text:p>
          </table:table-cell>
          <table:table-cell office:value-type="float" office:value="11582" table:style-name="ce6">
            <text:p>11,582<text:s/></text:p>
          </table:table-cell>
          <table:table-cell office:value-type="float" office:value="14649" table:style-name="ce6">
            <text:p>14,649<text:s/></text:p>
          </table:table-cell>
          <table:table-cell office:value-type="float" office:value="22828" table:style-name="ce6">
            <text:p>22,828<text:s/></text:p>
          </table:table-cell>
          <table:table-cell office:value-type="float" office:value="15237" table:style-name="ce6">
            <text:p>15,237<text:s/></text:p>
          </table:table-cell>
          <table:table-cell office:value-type="float" office:value="9593" table:style-name="ce6">
            <text:p>9,593<text:s/></text:p>
          </table:table-cell>
          <table:table-cell office:value-type="float" office:value="24085" table:style-name="ce6">
            <text:p>24,085<text:s/></text:p>
          </table:table-cell>
          <table:table-cell office:value-type="float" office:value="15236" table:style-name="ce6">
            <text:p>15,236<text:s/></text:p>
          </table:table-cell>
          <table:table-cell office:value-type="float" office:value="28995" table:style-name="ce6">
            <text:p>28,995<text:s/></text:p>
          </table:table-cell>
          <table:table-cell office:value-type="float" office:value="24342" table:style-name="ce6">
            <text:p>24,342<text:s/></text:p>
          </table:table-cell>
          <table:table-cell office:value-type="float" office:value="8347" table:style-name="ce6">
            <text:p>8,347<text:s/></text:p>
          </table:table-cell>
          <table:table-cell office:value-type="float" office:value="32322" table:style-name="ce6">
            <text:p>32,322<text:s/></text:p>
          </table:table-cell>
          <table:table-cell office:value-type="float" office:value="23957" table:style-name="ce6">
            <text:p>23,957<text:s/></text:p>
          </table:table-cell>
          <table:table-cell office:value-type="float" office:value="24061" table:style-name="ce6">
            <text:p>24,061<text:s/></text:p>
          </table:table-cell>
          <table:table-cell office:value-type="float" office:value="19155" table:style-name="ce6">
            <text:p>19,155<text:s/></text:p>
          </table:table-cell>
          <table:table-cell office:value-type="float" office:value="20380" table:style-name="ce6">
            <text:p>20,380<text:s/></text:p>
          </table:table-cell>
          <table:table-cell office:value-type="float" office:value="98418" table:style-name="ce6">
            <text:p>98,418<text:s/></text:p>
          </table:table-cell>
          <table:table-cell office:value-type="float" office:value="39480" table:style-name="ce6">
            <text:p>39,480<text:s/></text:p>
          </table:table-cell>
          <table:table-cell office:value-type="float" office:value="19698" table:style-name="ce6">
            <text:p>19,698<text:s/></text:p>
          </table:table-cell>
          <table:table-cell office:value-type="float" office:value="20807" table:style-name="ce6">
            <text:p>20,807<text:s/></text:p>
          </table:table-cell>
          <table:table-cell office:value-type="float" office:value="21609" table:style-name="ce6">
            <text:p>21,609<text:s/></text:p>
          </table:table-cell>
          <table:table-cell office:value-type="float" office:value="21774" table:style-name="ce6">
            <text:p>21,774<text:s/></text:p>
          </table:table-cell>
          <table:table-cell office:value-type="float" office:value="24068" table:style-name="ce6">
            <text:p>24,068<text:s/></text:p>
          </table:table-cell>
          <table:table-cell office:value-type="float" office:value="21474" table:style-name="ce6">
            <text:p>21,474<text:s/></text:p>
          </table:table-cell>
          <table:table-cell office:value-type="float" office:value="11869" table:style-name="ce6">
            <text:p>11,869<text:s/></text:p>
          </table:table-cell>
          <table:table-cell office:value-type="float" office:value="27124" table:style-name="ce6">
            <text:p>27,124<text:s/></text:p>
          </table:table-cell>
          <table:table-cell office:value-type="float" office:value="7022" table:style-name="ce6">
            <text:p>7,022<text:s/></text:p>
          </table:table-cell>
          <table:table-cell office:value-type="float" office:value="8699" table:style-name="ce6">
            <text:p>8,699<text:s/></text:p>
          </table:table-cell>
          <table:table-cell office:value-type="float" office:value="16099" table:style-name="ce6">
            <text:p>16,099<text:s/></text:p>
          </table:table-cell>
          <table:table-cell office:value-type="float" office:value="4300" table:style-name="ce6">
            <text:p>4,300<text:s/></text:p>
          </table:table-cell>
          <table:table-cell office:value-type="float" office:value="3506" table:style-name="ce6">
            <text:p>3,506<text:s/></text:p>
          </table:table-cell>
          <table:table-cell office:value-type="float" office:value="3018" table:style-name="ce6">
            <text:p>3,018<text:s/></text:p>
          </table:table-cell>
          <table:table-cell office:value-type="float" office:value="11332" table:style-name="ce6">
            <text:p>11,332<text:s/></text:p>
          </table:table-cell>
          <table:table-cell office:value-type="float" office:value="8447" table:style-name="ce6">
            <text:p>8,447<text:s/></text:p>
          </table:table-cell>
          <table:table-cell office:value-type="float" office:value="10406" table:style-name="ce6">
            <text:p>10,406<text:s/></text:p>
          </table:table-cell>
          <table:table-cell office:value-type="float" office:value="29990" table:style-name="ce6">
            <text:p>29,990<text:s/></text:p>
          </table:table-cell>
          <table:table-cell office:value-type="float" office:value="8880" table:style-name="ce6">
            <text:p>8,880<text:s/></text:p>
          </table:table-cell>
          <table:table-cell office:value-type="float" office:value="11125" table:style-name="ce6">
            <text:p>11,125<text:s/></text:p>
          </table:table-cell>
          <table:table-cell office:value-type="float" office:value="7234" table:style-name="ce6">
            <text:p>7,234<text:s/></text:p>
          </table:table-cell>
          <table:table-cell office:value-type="float" office:value="21120" table:style-name="ce6">
            <text:p>21,120<text:s/></text:p>
          </table:table-cell>
          <table:table-cell office:value-type="float" office:value="22265" table:style-name="ce6">
            <text:p>22,265<text:s/></text:p>
          </table:table-cell>
          <table:table-cell office:value-type="float" office:value="26748" table:style-name="ce6">
            <text:p>26,748<text:s/></text:p>
          </table:table-cell>
          <table:table-cell office:value-type="float" office:value="29643" table:style-name="ce6">
            <text:p>29,643<text:s/></text:p>
          </table:table-cell>
          <table:table-cell office:value-type="float" office:value="37134" table:style-name="ce6">
            <text:p>37,134<text:s/></text:p>
          </table:table-cell>
          <table:table-cell office:value-type="float" office:value="24019" table:style-name="ce6">
            <text:p>24,019<text:s/></text:p>
          </table:table-cell>
          <table:table-cell office:value-type="float" office:value="22780" table:style-name="ce6">
            <text:p>22,780<text:s/></text:p>
          </table:table-cell>
          <table:table-cell office:value-type="float" office:value="55142" table:style-name="ce6">
            <text:p>55,142<text:s/></text:p>
          </table:table-cell>
          <table:table-cell office:value-type="float" office:value="18412" table:style-name="ce6">
            <text:p>18,412<text:s/></text:p>
          </table:table-cell>
          <table:table-cell office:value-type="float" office:value="30731" table:style-name="ce6">
            <text:p>30,731<text:s/></text:p>
          </table:table-cell>
          <table:table-cell office:value-type="float" office:value="30775" table:style-name="ce6">
            <text:p>30,775<text:s/></text:p>
          </table:table-cell>
          <table:table-cell office:value-type="float" office:value="18235" table:style-name="ce6">
            <text:p>18,235<text:s/></text:p>
          </table:table-cell>
          <table:table-cell office:value-type="float" office:value="54387" table:style-name="ce6">
            <text:p>54,387<text:s/></text:p>
          </table:table-cell>
          <table:table-cell office:value-type="float" office:value="19219" table:style-name="ce6">
            <text:p>19,219<text:s/></text:p>
          </table:table-cell>
          <table:table-cell office:value-type="float" office:value="15021" table:style-name="ce6">
            <text:p>15,021<text:s/></text:p>
          </table:table-cell>
          <table:table-cell office:value-type="float" office:value="13565" table:style-name="ce6">
            <text:p>13,565<text:s/></text:p>
          </table:table-cell>
          <table:table-cell office:value-type="float" office:value="18085" table:style-name="ce6">
            <text:p>18,085<text:s/></text:p>
          </table:table-cell>
          <table:table-cell office:value-type="float" office:value="12823" table:style-name="ce6">
            <text:p>12,823<text:s/></text:p>
          </table:table-cell>
          <table:table-cell office:value-type="float" office:value="23848" table:style-name="ce6">
            <text:p>23,848<text:s/></text:p>
          </table:table-cell>
          <table:table-cell office:value-type="float" office:value="17221" table:style-name="ce6">
            <text:p>17,221<text:s/></text:p>
          </table:table-cell>
          <table:table-cell office:value-type="float" office:value="7539" table:style-name="ce6">
            <text:p>7,539<text:s/></text:p>
          </table:table-cell>
          <table:table-cell office:value-type="float" office:value="10718" table:style-name="ce6">
            <text:p>10,718<text:s/></text:p>
          </table:table-cell>
          <table:table-cell office:value-type="float" office:value="35672" table:style-name="ce6">
            <text:p>35,672<text:s/></text:p>
          </table:table-cell>
          <table:table-cell office:value-type="float" office:value="21604" table:style-name="ce6">
            <text:p>21,604<text:s/></text:p>
          </table:table-cell>
          <table:table-cell office:value-type="float" office:value="22135" table:style-name="ce6">
            <text:p>22,135<text:s/></text:p>
          </table:table-cell>
          <table:table-cell office:value-type="float" office:value="21364" table:style-name="ce6">
            <text:p>21,364<text:s/></text:p>
          </table:table-cell>
          <table:table-cell office:value-type="float" office:value="8540" table:style-name="ce6">
            <text:p>8,540<text:s/></text:p>
          </table:table-cell>
          <table:table-cell office:value-type="float" office:value="10601" table:style-name="ce6">
            <text:p>10,601<text:s/></text:p>
          </table:table-cell>
          <table:table-cell office:value-type="float" office:value="6156" table:style-name="ce6">
            <text:p>6,156<text:s/></text:p>
          </table:table-cell>
          <table:table-cell office:value-type="float" office:value="5116" table:style-name="ce6">
            <text:p>5,116<text:s/></text:p>
          </table:table-cell>
          <table:table-cell office:value-type="float" office:value="6515" table:style-name="ce6">
            <text:p>6,515<text:s/></text:p>
          </table:table-cell>
          <table:table-cell office:value-type="float" office:value="9682" table:style-name="ce6">
            <text:p>9,682<text:s/></text:p>
          </table:table-cell>
          <table:table-cell office:value-type="float" office:value="9563" table:style-name="ce6">
            <text:p>9,563<text:s/></text:p>
          </table:table-cell>
          <table:table-cell office:value-type="float" office:value="12572" table:style-name="ce6">
            <text:p>12,572<text:s/></text:p>
          </table:table-cell>
          <table:table-cell office:value-type="float" office:value="15739" table:style-name="ce6">
            <text:p>15,739<text:s/></text:p>
          </table:table-cell>
          <table:table-cell office:value-type="float" office:value="25075" table:style-name="ce6">
            <text:p>25,075<text:s/></text:p>
          </table:table-cell>
          <table:table-cell office:value-type="float" office:value="20886" table:style-name="ce6">
            <text:p>20,886<text:s/></text:p>
          </table:table-cell>
          <table:table-cell office:value-type="float" office:value="13796" table:style-name="ce6">
            <text:p>13,796<text:s/></text:p>
          </table:table-cell>
          <table:table-cell office:value-type="float" office:value="11803" table:style-name="ce6">
            <text:p>11,803<text:s/></text:p>
          </table:table-cell>
          <table:table-cell office:value-type="float" office:value="11708" table:style-name="ce6">
            <text:p>11,708<text:s/></text:p>
          </table:table-cell>
          <table:table-cell office:value-type="float" office:value="12105" table:style-name="ce6">
            <text:p>12,105<text:s/></text:p>
          </table:table-cell>
          <table:table-cell office:value-type="float" office:value="11026" table:style-name="ce6">
            <text:p>11,026<text:s/></text:p>
          </table:table-cell>
          <table:table-cell office:value-type="float" office:value="10117" table:style-name="ce6">
            <text:p>10,117<text:s/></text:p>
          </table:table-cell>
          <table:table-cell office:value-type="float" office:value="9695" table:style-name="ce6">
            <text:p>9,695<text:s/></text:p>
          </table:table-cell>
          <table:table-cell office:value-type="float" office:value="1685" table:style-name="ce6">
            <text:p>1,685<text:s/></text:p>
          </table:table-cell>
          <table:table-cell office:value-type="float" office:value="2346" table:style-name="ce6">
            <text:p>2,346<text:s/></text:p>
          </table:table-cell>
          <table:table-cell office:value-type="float" office:value="3519" table:style-name="ce6">
            <text:p>3,519<text:s/></text:p>
          </table:table-cell>
          <table:table-cell office:value-type="float" office:value="4435" table:style-name="ce6">
            <text:p>4,435<text:s/></text:p>
          </table:table-cell>
          <table:table-cell office:value-type="float" office:value="2485" table:style-name="ce6">
            <text:p>2,485<text:s/></text:p>
          </table:table-cell>
          <table:table-cell office:value-type="float" office:value="3418" table:style-name="ce6">
            <text:p>3,418<text:s/></text:p>
          </table:table-cell>
          <table:table-cell office:value-type="float" office:value="2908" table:style-name="ce6">
            <text:p>2,908<text:s/></text:p>
          </table:table-cell>
          <table:table-cell office:value-type="float" office:value="6836" table:style-name="ce6">
            <text:p>6,836<text:s/></text:p>
          </table:table-cell>
          <table:table-cell office:value-type="float" office:value="2141" table:style-name="ce6">
            <text:p>2,141<text:s/></text:p>
          </table:table-cell>
          <table:table-cell office:value-type="float" office:value="3515" table:style-name="ce6">
            <text:p>3,515<text:s/></text:p>
          </table:table-cell>
          <table:table-cell office:value-type="float" office:value="4420" table:style-name="ce6">
            <text:p>4,420<text:s/></text:p>
          </table:table-cell>
          <table:table-cell table:number-columns-repeated="16264"/>
        </table:table-row>
        <table:table-row table:style-name="ro2">
          <table:table-cell office:value-type="date" office:date-value="2022-01-21T00:00:00" table:style-name="ce5">
            <text:p>2022/1/21</text:p>
          </table:table-cell>
          <table:table-cell office:value-type="float" office:value="3182" table:style-name="ce6">
            <text:p>3,182<text:s/></text:p>
          </table:table-cell>
          <table:table-cell office:value-type="float" office:value="12818" table:style-name="ce6">
            <text:p>12,818<text:s/></text:p>
          </table:table-cell>
          <table:table-cell office:value-type="float" office:value="37849" table:style-name="ce6">
            <text:p>37,849<text:s/></text:p>
          </table:table-cell>
          <table:table-cell office:value-type="float" office:value="39237" table:style-name="ce6">
            <text:p>39,237<text:s/></text:p>
          </table:table-cell>
          <table:table-cell office:value-type="float" office:value="21314" table:style-name="ce6">
            <text:p>21,314<text:s/></text:p>
          </table:table-cell>
          <table:table-cell office:value-type="float" office:value="12809" table:style-name="ce6">
            <text:p>12,809<text:s/></text:p>
          </table:table-cell>
          <table:table-cell office:value-type="float" office:value="10548" table:style-name="ce6">
            <text:p>10,548<text:s/></text:p>
          </table:table-cell>
          <table:table-cell office:value-type="float" office:value="4083" table:style-name="ce6">
            <text:p>4,083<text:s/></text:p>
          </table:table-cell>
          <table:table-cell office:value-type="float" office:value="3263" table:style-name="ce6">
            <text:p>3,263<text:s/></text:p>
          </table:table-cell>
          <table:table-cell office:value-type="float" office:value="10752" table:style-name="ce6">
            <text:p>10,752<text:s/></text:p>
          </table:table-cell>
          <table:table-cell office:value-type="float" office:value="2296" table:style-name="ce6">
            <text:p>2,296<text:s/></text:p>
          </table:table-cell>
          <table:table-cell office:value-type="float" office:value="3596" table:style-name="ce6">
            <text:p>3,596<text:s/></text:p>
          </table:table-cell>
          <table:table-cell office:value-type="float" office:value="3258" table:style-name="ce6">
            <text:p>3,258<text:s/></text:p>
          </table:table-cell>
          <table:table-cell office:value-type="float" office:value="7687" table:style-name="ce6">
            <text:p>7,687<text:s/></text:p>
          </table:table-cell>
          <table:table-cell office:value-type="float" office:value="10732" table:style-name="ce6">
            <text:p>10,732<text:s/></text:p>
          </table:table-cell>
          <table:table-cell office:value-type="float" office:value="15252" table:style-name="ce6">
            <text:p>15,252<text:s/></text:p>
          </table:table-cell>
          <table:table-cell office:value-type="float" office:value="15704" table:style-name="ce6">
            <text:p>15,704<text:s/></text:p>
          </table:table-cell>
          <table:table-cell office:value-type="float" office:value="4893" table:style-name="ce6">
            <text:p>4,893<text:s/></text:p>
          </table:table-cell>
          <table:table-cell office:value-type="float" office:value="8658" table:style-name="ce6">
            <text:p>8,658<text:s/></text:p>
          </table:table-cell>
          <table:table-cell office:value-type="float" office:value="2728" table:style-name="ce6">
            <text:p>2,728<text:s/></text:p>
          </table:table-cell>
          <table:table-cell office:value-type="float" office:value="7061" table:style-name="ce6">
            <text:p>7,061<text:s/></text:p>
          </table:table-cell>
          <table:table-cell office:value-type="float" office:value="7022" table:style-name="ce6">
            <text:p>7,022<text:s/></text:p>
          </table:table-cell>
          <table:table-cell office:value-type="float" office:value="6170" table:style-name="ce6">
            <text:p>6,170<text:s/></text:p>
          </table:table-cell>
          <table:table-cell office:value-type="float" office:value="25513" table:style-name="ce6">
            <text:p>25,513<text:s/></text:p>
          </table:table-cell>
          <table:table-cell office:value-type="float" office:value="3123" table:style-name="ce6">
            <text:p>3,123<text:s/></text:p>
          </table:table-cell>
          <table:table-cell office:value-type="float" office:value="11061" table:style-name="ce6">
            <text:p>11,061<text:s/></text:p>
          </table:table-cell>
          <table:table-cell office:value-type="float" office:value="11531" table:style-name="ce6">
            <text:p>11,531<text:s/></text:p>
          </table:table-cell>
          <table:table-cell office:value-type="float" office:value="13756" table:style-name="ce6">
            <text:p>13,756<text:s/></text:p>
          </table:table-cell>
          <table:table-cell office:value-type="float" office:value="21859" table:style-name="ce6">
            <text:p>21,859<text:s/></text:p>
          </table:table-cell>
          <table:table-cell office:value-type="float" office:value="14082" table:style-name="ce6">
            <text:p>14,082<text:s/></text:p>
          </table:table-cell>
          <table:table-cell office:value-type="float" office:value="9813" table:style-name="ce6">
            <text:p>9,813<text:s/></text:p>
          </table:table-cell>
          <table:table-cell office:value-type="float" office:value="23068" table:style-name="ce6">
            <text:p>23,068<text:s/></text:p>
          </table:table-cell>
          <table:table-cell office:value-type="float" office:value="15372" table:style-name="ce6">
            <text:p>15,372<text:s/></text:p>
          </table:table-cell>
          <table:table-cell office:value-type="float" office:value="30051" table:style-name="ce6">
            <text:p>30,051<text:s/></text:p>
          </table:table-cell>
          <table:table-cell office:value-type="float" office:value="21372" table:style-name="ce6">
            <text:p>21,372<text:s/></text:p>
          </table:table-cell>
          <table:table-cell office:value-type="float" office:value="7407" table:style-name="ce6">
            <text:p>7,407<text:s/></text:p>
          </table:table-cell>
          <table:table-cell office:value-type="float" office:value="32239" table:style-name="ce6">
            <text:p>32,239<text:s/></text:p>
          </table:table-cell>
          <table:table-cell office:value-type="float" office:value="23492" table:style-name="ce6">
            <text:p>23,492<text:s/></text:p>
          </table:table-cell>
          <table:table-cell office:value-type="float" office:value="24394" table:style-name="ce6">
            <text:p>24,394<text:s/></text:p>
          </table:table-cell>
          <table:table-cell office:value-type="float" office:value="18974" table:style-name="ce6">
            <text:p>18,974<text:s/></text:p>
          </table:table-cell>
          <table:table-cell office:value-type="float" office:value="20271" table:style-name="ce6">
            <text:p>20,271<text:s/></text:p>
          </table:table-cell>
          <table:table-cell office:value-type="float" office:value="102684" table:style-name="ce6">
            <text:p>102,684<text:s/></text:p>
          </table:table-cell>
          <table:table-cell office:value-type="float" office:value="40127" table:style-name="ce6">
            <text:p>40,127<text:s/></text:p>
          </table:table-cell>
          <table:table-cell office:value-type="float" office:value="18242" table:style-name="ce6">
            <text:p>18,242<text:s/></text:p>
          </table:table-cell>
          <table:table-cell office:value-type="float" office:value="20180" table:style-name="ce6">
            <text:p>20,180<text:s/></text:p>
          </table:table-cell>
          <table:table-cell office:value-type="float" office:value="19429" table:style-name="ce6">
            <text:p>19,429<text:s/></text:p>
          </table:table-cell>
          <table:table-cell office:value-type="float" office:value="19845" table:style-name="ce6">
            <text:p>19,845<text:s/></text:p>
          </table:table-cell>
          <table:table-cell office:value-type="float" office:value="21677" table:style-name="ce6">
            <text:p>21,677<text:s/></text:p>
          </table:table-cell>
          <table:table-cell office:value-type="float" office:value="20679" table:style-name="ce6">
            <text:p>20,679<text:s/></text:p>
          </table:table-cell>
          <table:table-cell office:value-type="float" office:value="10338" table:style-name="ce6">
            <text:p>10,338<text:s/></text:p>
          </table:table-cell>
          <table:table-cell office:value-type="float" office:value="25086" table:style-name="ce6">
            <text:p>25,086<text:s/></text:p>
          </table:table-cell>
          <table:table-cell office:value-type="float" office:value="6709" table:style-name="ce6">
            <text:p>6,709<text:s/></text:p>
          </table:table-cell>
          <table:table-cell office:value-type="float" office:value="8326" table:style-name="ce6">
            <text:p>8,326<text:s/></text:p>
          </table:table-cell>
          <table:table-cell office:value-type="float" office:value="14564" table:style-name="ce6">
            <text:p>14,564<text:s/></text:p>
          </table:table-cell>
          <table:table-cell office:value-type="float" office:value="3683" table:style-name="ce6">
            <text:p>3,683<text:s/></text:p>
          </table:table-cell>
          <table:table-cell office:value-type="float" office:value="3293" table:style-name="ce6">
            <text:p>3,293<text:s/></text:p>
          </table:table-cell>
          <table:table-cell office:value-type="float" office:value="2950" table:style-name="ce6">
            <text:p>2,950<text:s/></text:p>
          </table:table-cell>
          <table:table-cell office:value-type="float" office:value="10159" table:style-name="ce6">
            <text:p>10,159<text:s/></text:p>
          </table:table-cell>
          <table:table-cell office:value-type="float" office:value="8051" table:style-name="ce6">
            <text:p>8,051<text:s/></text:p>
          </table:table-cell>
          <table:table-cell office:value-type="float" office:value="10196" table:style-name="ce6">
            <text:p>10,196<text:s/></text:p>
          </table:table-cell>
          <table:table-cell office:value-type="float" office:value="26082" table:style-name="ce6">
            <text:p>26,082<text:s/></text:p>
          </table:table-cell>
          <table:table-cell office:value-type="float" office:value="8388" table:style-name="ce6">
            <text:p>8,388<text:s/></text:p>
          </table:table-cell>
          <table:table-cell office:value-type="float" office:value="10606" table:style-name="ce6">
            <text:p>10,606<text:s/></text:p>
          </table:table-cell>
          <table:table-cell office:value-type="float" office:value="7096" table:style-name="ce6">
            <text:p>7,096<text:s/></text:p>
          </table:table-cell>
          <table:table-cell office:value-type="float" office:value="19500" table:style-name="ce6">
            <text:p>19,500<text:s/></text:p>
          </table:table-cell>
          <table:table-cell office:value-type="float" office:value="21850" table:style-name="ce6">
            <text:p>21,850<text:s/></text:p>
          </table:table-cell>
          <table:table-cell office:value-type="float" office:value="26233" table:style-name="ce6">
            <text:p>26,233<text:s/></text:p>
          </table:table-cell>
          <table:table-cell office:value-type="float" office:value="30976" table:style-name="ce6">
            <text:p>30,976<text:s/></text:p>
          </table:table-cell>
          <table:table-cell office:value-type="float" office:value="36672" table:style-name="ce6">
            <text:p>36,672<text:s/></text:p>
          </table:table-cell>
          <table:table-cell office:value-type="float" office:value="23421" table:style-name="ce6">
            <text:p>23,421<text:s/></text:p>
          </table:table-cell>
          <table:table-cell office:value-type="float" office:value="21070" table:style-name="ce6">
            <text:p>21,070<text:s/></text:p>
          </table:table-cell>
          <table:table-cell office:value-type="float" office:value="49956" table:style-name="ce6">
            <text:p>49,956<text:s/></text:p>
          </table:table-cell>
          <table:table-cell office:value-type="float" office:value="17569" table:style-name="ce6">
            <text:p>17,569<text:s/></text:p>
          </table:table-cell>
          <table:table-cell office:value-type="float" office:value="31937" table:style-name="ce6">
            <text:p>31,937<text:s/></text:p>
          </table:table-cell>
          <table:table-cell office:value-type="float" office:value="31579" table:style-name="ce6">
            <text:p>31,579<text:s/></text:p>
          </table:table-cell>
          <table:table-cell office:value-type="float" office:value="19253" table:style-name="ce6">
            <text:p>19,253<text:s/></text:p>
          </table:table-cell>
          <table:table-cell office:value-type="float" office:value="52228" table:style-name="ce6">
            <text:p>52,228<text:s/></text:p>
          </table:table-cell>
          <table:table-cell office:value-type="float" office:value="17418" table:style-name="ce6">
            <text:p>17,418<text:s/></text:p>
          </table:table-cell>
          <table:table-cell office:value-type="float" office:value="14962" table:style-name="ce6">
            <text:p>14,962<text:s/></text:p>
          </table:table-cell>
          <table:table-cell office:value-type="float" office:value="12941" table:style-name="ce6">
            <text:p>12,941<text:s/></text:p>
          </table:table-cell>
          <table:table-cell office:value-type="float" office:value="16507" table:style-name="ce6">
            <text:p>16,507<text:s/></text:p>
          </table:table-cell>
          <table:table-cell office:value-type="float" office:value="11427" table:style-name="ce6">
            <text:p>11,427<text:s/></text:p>
          </table:table-cell>
          <table:table-cell office:value-type="float" office:value="23045" table:style-name="ce6">
            <text:p>23,045<text:s/></text:p>
          </table:table-cell>
          <table:table-cell office:value-type="float" office:value="17825" table:style-name="ce6">
            <text:p>17,825<text:s/></text:p>
          </table:table-cell>
          <table:table-cell office:value-type="float" office:value="6167" table:style-name="ce6">
            <text:p>6,167<text:s/></text:p>
          </table:table-cell>
          <table:table-cell office:value-type="float" office:value="10750" table:style-name="ce6">
            <text:p>10,750<text:s/></text:p>
          </table:table-cell>
          <table:table-cell office:value-type="float" office:value="35200" table:style-name="ce6">
            <text:p>35,200<text:s/></text:p>
          </table:table-cell>
          <table:table-cell office:value-type="float" office:value="20253" table:style-name="ce6">
            <text:p>20,253<text:s/></text:p>
          </table:table-cell>
          <table:table-cell office:value-type="float" office:value="22259" table:style-name="ce6">
            <text:p>22,259<text:s/></text:p>
          </table:table-cell>
          <table:table-cell office:value-type="float" office:value="20841" table:style-name="ce6">
            <text:p>20,841<text:s/></text:p>
          </table:table-cell>
          <table:table-cell office:value-type="float" office:value="8093" table:style-name="ce6">
            <text:p>8,093<text:s/></text:p>
          </table:table-cell>
          <table:table-cell office:value-type="float" office:value="9930" table:style-name="ce6">
            <text:p>9,930<text:s/></text:p>
          </table:table-cell>
          <table:table-cell office:value-type="float" office:value="5587" table:style-name="ce6">
            <text:p>5,587<text:s/></text:p>
          </table:table-cell>
          <table:table-cell office:value-type="float" office:value="4761" table:style-name="ce6">
            <text:p>4,761<text:s/></text:p>
          </table:table-cell>
          <table:table-cell office:value-type="float" office:value="6139" table:style-name="ce6">
            <text:p>6,139<text:s/></text:p>
          </table:table-cell>
          <table:table-cell office:value-type="float" office:value="9562" table:style-name="ce6">
            <text:p>9,562<text:s/></text:p>
          </table:table-cell>
          <table:table-cell office:value-type="float" office:value="9424" table:style-name="ce6">
            <text:p>9,424<text:s/></text:p>
          </table:table-cell>
          <table:table-cell office:value-type="float" office:value="11528" table:style-name="ce6">
            <text:p>11,528<text:s/></text:p>
          </table:table-cell>
          <table:table-cell office:value-type="float" office:value="15593" table:style-name="ce6">
            <text:p>15,593<text:s/></text:p>
          </table:table-cell>
          <table:table-cell office:value-type="float" office:value="25872" table:style-name="ce6">
            <text:p>25,872<text:s/></text:p>
          </table:table-cell>
          <table:table-cell office:value-type="float" office:value="20079" table:style-name="ce6">
            <text:p>20,079<text:s/></text:p>
          </table:table-cell>
          <table:table-cell office:value-type="float" office:value="13197" table:style-name="ce6">
            <text:p>13,197<text:s/></text:p>
          </table:table-cell>
          <table:table-cell office:value-type="float" office:value="10531" table:style-name="ce6">
            <text:p>10,531<text:s/></text:p>
          </table:table-cell>
          <table:table-cell office:value-type="float" office:value="11308" table:style-name="ce6">
            <text:p>11,308<text:s/></text:p>
          </table:table-cell>
          <table:table-cell office:value-type="float" office:value="11618" table:style-name="ce6">
            <text:p>11,618<text:s/></text:p>
          </table:table-cell>
          <table:table-cell office:value-type="float" office:value="10966" table:style-name="ce6">
            <text:p>10,966<text:s/></text:p>
          </table:table-cell>
          <table:table-cell office:value-type="float" office:value="9410" table:style-name="ce6">
            <text:p>9,410<text:s/></text:p>
          </table:table-cell>
          <table:table-cell office:value-type="float" office:value="9627" table:style-name="ce6">
            <text:p>9,627<text:s/></text:p>
          </table:table-cell>
          <table:table-cell office:value-type="float" office:value="1145" table:style-name="ce6">
            <text:p>1,145<text:s/></text:p>
          </table:table-cell>
          <table:table-cell office:value-type="float" office:value="2407" table:style-name="ce6">
            <text:p>2,407<text:s/></text:p>
          </table:table-cell>
          <table:table-cell office:value-type="float" office:value="3607" table:style-name="ce6">
            <text:p>3,607<text:s/></text:p>
          </table:table-cell>
          <table:table-cell office:value-type="float" office:value="4665" table:style-name="ce6">
            <text:p>4,665<text:s/></text:p>
          </table:table-cell>
          <table:table-cell office:value-type="float" office:value="2624" table:style-name="ce6">
            <text:p>2,624<text:s/></text:p>
          </table:table-cell>
          <table:table-cell office:value-type="float" office:value="3569" table:style-name="ce6">
            <text:p>3,569<text:s/></text:p>
          </table:table-cell>
          <table:table-cell office:value-type="float" office:value="3109" table:style-name="ce6">
            <text:p>3,109<text:s/></text:p>
          </table:table-cell>
          <table:table-cell office:value-type="float" office:value="7308" table:style-name="ce6">
            <text:p>7,308<text:s/></text:p>
          </table:table-cell>
          <table:table-cell office:value-type="float" office:value="2173" table:style-name="ce6">
            <text:p>2,173<text:s/></text:p>
          </table:table-cell>
          <table:table-cell office:value-type="float" office:value="3556" table:style-name="ce6">
            <text:p>3,556<text:s/></text:p>
          </table:table-cell>
          <table:table-cell office:value-type="float" office:value="4772" table:style-name="ce6">
            <text:p>4,772<text:s/></text:p>
          </table:table-cell>
          <table:table-cell table:number-columns-repeated="16264"/>
        </table:table-row>
        <table:table-row table:style-name="ro2">
          <table:table-cell office:value-type="date" office:date-value="2022-01-22T00:00:00" table:style-name="ce5">
            <text:p>2022/1/22</text:p>
          </table:table-cell>
          <table:table-cell office:value-type="float" office:value="2343" table:style-name="ce6">
            <text:p>2,343<text:s/></text:p>
          </table:table-cell>
          <table:table-cell office:value-type="float" office:value="10294" table:style-name="ce6">
            <text:p>10,294<text:s/></text:p>
          </table:table-cell>
          <table:table-cell office:value-type="float" office:value="29125" table:style-name="ce6">
            <text:p>29,125<text:s/></text:p>
          </table:table-cell>
          <table:table-cell office:value-type="float" office:value="38701" table:style-name="ce6">
            <text:p>38,701<text:s/></text:p>
          </table:table-cell>
          <table:table-cell office:value-type="float" office:value="17832" table:style-name="ce6">
            <text:p>17,832<text:s/></text:p>
          </table:table-cell>
          <table:table-cell office:value-type="float" office:value="10244" table:style-name="ce6">
            <text:p>10,244<text:s/></text:p>
          </table:table-cell>
          <table:table-cell office:value-type="float" office:value="8588" table:style-name="ce6">
            <text:p>8,588<text:s/></text:p>
          </table:table-cell>
          <table:table-cell office:value-type="float" office:value="3680" table:style-name="ce6">
            <text:p>3,680<text:s/></text:p>
          </table:table-cell>
          <table:table-cell office:value-type="float" office:value="2743" table:style-name="ce6">
            <text:p>2,743<text:s/></text:p>
          </table:table-cell>
          <table:table-cell office:value-type="float" office:value="8189" table:style-name="ce6">
            <text:p>8,189<text:s/></text:p>
          </table:table-cell>
          <table:table-cell office:value-type="float" office:value="1809" table:style-name="ce6">
            <text:p>1,809<text:s/></text:p>
          </table:table-cell>
          <table:table-cell office:value-type="float" office:value="3205" table:style-name="ce6">
            <text:p>3,205<text:s/></text:p>
          </table:table-cell>
          <table:table-cell office:value-type="float" office:value="2711" table:style-name="ce6">
            <text:p>2,711<text:s/></text:p>
          </table:table-cell>
          <table:table-cell office:value-type="float" office:value="6415" table:style-name="ce6">
            <text:p>6,415<text:s/></text:p>
          </table:table-cell>
          <table:table-cell office:value-type="float" office:value="9318" table:style-name="ce6">
            <text:p>9,318<text:s/></text:p>
          </table:table-cell>
          <table:table-cell office:value-type="float" office:value="9642" table:style-name="ce6">
            <text:p>9,642<text:s/></text:p>
          </table:table-cell>
          <table:table-cell office:value-type="float" office:value="10472" table:style-name="ce6">
            <text:p>10,472<text:s/></text:p>
          </table:table-cell>
          <table:table-cell office:value-type="float" office:value="4509" table:style-name="ce6">
            <text:p>4,509<text:s/></text:p>
          </table:table-cell>
          <table:table-cell office:value-type="float" office:value="7870" table:style-name="ce6">
            <text:p>7,870<text:s/></text:p>
          </table:table-cell>
          <table:table-cell office:value-type="float" office:value="2328" table:style-name="ce6">
            <text:p>2,328<text:s/></text:p>
          </table:table-cell>
          <table:table-cell office:value-type="float" office:value="5940" table:style-name="ce6">
            <text:p>5,940<text:s/></text:p>
          </table:table-cell>
          <table:table-cell office:value-type="float" office:value="6281" table:style-name="ce6">
            <text:p>6,281<text:s/></text:p>
          </table:table-cell>
          <table:table-cell office:value-type="float" office:value="4569" table:style-name="ce6">
            <text:p>4,569<text:s/></text:p>
          </table:table-cell>
          <table:table-cell office:value-type="float" office:value="25264" table:style-name="ce6">
            <text:p>25,264<text:s/></text:p>
          </table:table-cell>
          <table:table-cell office:value-type="float" office:value="3172" table:style-name="ce6">
            <text:p>3,172<text:s/></text:p>
          </table:table-cell>
          <table:table-cell office:value-type="float" office:value="9828" table:style-name="ce6">
            <text:p>9,828<text:s/></text:p>
          </table:table-cell>
          <table:table-cell office:value-type="float" office:value="10250" table:style-name="ce6">
            <text:p>10,250<text:s/></text:p>
          </table:table-cell>
          <table:table-cell office:value-type="float" office:value="12326" table:style-name="ce6">
            <text:p>12,326<text:s/></text:p>
          </table:table-cell>
          <table:table-cell office:value-type="float" office:value="17121" table:style-name="ce6">
            <text:p>17,121<text:s/></text:p>
          </table:table-cell>
          <table:table-cell office:value-type="float" office:value="12270" table:style-name="ce6">
            <text:p>12,270<text:s/></text:p>
          </table:table-cell>
          <table:table-cell office:value-type="float" office:value="8773" table:style-name="ce6">
            <text:p>8,773<text:s/></text:p>
          </table:table-cell>
          <table:table-cell office:value-type="float" office:value="20617" table:style-name="ce6">
            <text:p>20,617<text:s/></text:p>
          </table:table-cell>
          <table:table-cell office:value-type="float" office:value="13418" table:style-name="ce6">
            <text:p>13,418<text:s/></text:p>
          </table:table-cell>
          <table:table-cell office:value-type="float" office:value="25037" table:style-name="ce6">
            <text:p>25,037<text:s/></text:p>
          </table:table-cell>
          <table:table-cell office:value-type="float" office:value="19287" table:style-name="ce6">
            <text:p>19,287<text:s/></text:p>
          </table:table-cell>
          <table:table-cell office:value-type="float" office:value="5249" table:style-name="ce6">
            <text:p>5,249<text:s/></text:p>
          </table:table-cell>
          <table:table-cell office:value-type="float" office:value="29009" table:style-name="ce6">
            <text:p>29,009<text:s/></text:p>
          </table:table-cell>
          <table:table-cell office:value-type="float" office:value="20318" table:style-name="ce6">
            <text:p>20,318<text:s/></text:p>
          </table:table-cell>
          <table:table-cell office:value-type="float" office:value="20848" table:style-name="ce6">
            <text:p>20,848<text:s/></text:p>
          </table:table-cell>
          <table:table-cell office:value-type="float" office:value="16390" table:style-name="ce6">
            <text:p>16,390<text:s/></text:p>
          </table:table-cell>
          <table:table-cell office:value-type="float" office:value="10523" table:style-name="ce6">
            <text:p>10,523<text:s/></text:p>
          </table:table-cell>
          <table:table-cell office:value-type="float" office:value="94502" table:style-name="ce6">
            <text:p>94,502<text:s/></text:p>
          </table:table-cell>
          <table:table-cell office:value-type="float" office:value="40260" table:style-name="ce6">
            <text:p>40,260<text:s/></text:p>
          </table:table-cell>
          <table:table-cell office:value-type="float" office:value="15075" table:style-name="ce6">
            <text:p>15,075<text:s/></text:p>
          </table:table-cell>
          <table:table-cell office:value-type="float" office:value="17592" table:style-name="ce6">
            <text:p>17,592<text:s/></text:p>
          </table:table-cell>
          <table:table-cell office:value-type="float" office:value="17818" table:style-name="ce6">
            <text:p>17,818<text:s/></text:p>
          </table:table-cell>
          <table:table-cell office:value-type="float" office:value="17223" table:style-name="ce6">
            <text:p>17,223<text:s/></text:p>
          </table:table-cell>
          <table:table-cell office:value-type="float" office:value="18955" table:style-name="ce6">
            <text:p>18,955<text:s/></text:p>
          </table:table-cell>
          <table:table-cell office:value-type="float" office:value="17685" table:style-name="ce6">
            <text:p>17,685<text:s/></text:p>
          </table:table-cell>
          <table:table-cell office:value-type="float" office:value="8249" table:style-name="ce6">
            <text:p>8,249<text:s/></text:p>
          </table:table-cell>
          <table:table-cell office:value-type="float" office:value="19706" table:style-name="ce6">
            <text:p>19,706<text:s/></text:p>
          </table:table-cell>
          <table:table-cell office:value-type="float" office:value="6118" table:style-name="ce6">
            <text:p>6,118<text:s/></text:p>
          </table:table-cell>
          <table:table-cell office:value-type="float" office:value="6336" table:style-name="ce6">
            <text:p>6,336<text:s/></text:p>
          </table:table-cell>
          <table:table-cell office:value-type="float" office:value="13127" table:style-name="ce6">
            <text:p>13,127<text:s/></text:p>
          </table:table-cell>
          <table:table-cell office:value-type="float" office:value="3699" table:style-name="ce6">
            <text:p>3,699<text:s/></text:p>
          </table:table-cell>
          <table:table-cell office:value-type="float" office:value="2913" table:style-name="ce6">
            <text:p>2,913<text:s/></text:p>
          </table:table-cell>
          <table:table-cell office:value-type="float" office:value="1445" table:style-name="ce6">
            <text:p>1,445<text:s/></text:p>
          </table:table-cell>
          <table:table-cell office:value-type="float" office:value="6304" table:style-name="ce6">
            <text:p>6,304<text:s/></text:p>
          </table:table-cell>
          <table:table-cell office:value-type="float" office:value="6845" table:style-name="ce6">
            <text:p>6,845<text:s/></text:p>
          </table:table-cell>
          <table:table-cell office:value-type="float" office:value="8597" table:style-name="ce6">
            <text:p>8,597<text:s/></text:p>
          </table:table-cell>
          <table:table-cell office:value-type="float" office:value="22645" table:style-name="ce6">
            <text:p>22,645<text:s/></text:p>
          </table:table-cell>
          <table:table-cell office:value-type="float" office:value="6781" table:style-name="ce6">
            <text:p>6,781<text:s/></text:p>
          </table:table-cell>
          <table:table-cell office:value-type="float" office:value="8940" table:style-name="ce6">
            <text:p>8,940<text:s/></text:p>
          </table:table-cell>
          <table:table-cell office:value-type="float" office:value="6138" table:style-name="ce6">
            <text:p>6,138<text:s/></text:p>
          </table:table-cell>
          <table:table-cell office:value-type="float" office:value="17032" table:style-name="ce6">
            <text:p>17,032<text:s/></text:p>
          </table:table-cell>
          <table:table-cell office:value-type="float" office:value="16760" table:style-name="ce6">
            <text:p>16,760<text:s/></text:p>
          </table:table-cell>
          <table:table-cell office:value-type="float" office:value="23879" table:style-name="ce6">
            <text:p>23,879<text:s/></text:p>
          </table:table-cell>
          <table:table-cell office:value-type="float" office:value="28327" table:style-name="ce6">
            <text:p>28,327<text:s/></text:p>
          </table:table-cell>
          <table:table-cell office:value-type="float" office:value="30460" table:style-name="ce6">
            <text:p>30,460<text:s/></text:p>
          </table:table-cell>
          <table:table-cell office:value-type="float" office:value="20944" table:style-name="ce6">
            <text:p>20,944<text:s/></text:p>
          </table:table-cell>
          <table:table-cell office:value-type="float" office:value="20168" table:style-name="ce6">
            <text:p>20,168<text:s/></text:p>
          </table:table-cell>
          <table:table-cell office:value-type="float" office:value="50332" table:style-name="ce6">
            <text:p>50,332<text:s/></text:p>
          </table:table-cell>
          <table:table-cell office:value-type="float" office:value="16351" table:style-name="ce6">
            <text:p>16,351<text:s/></text:p>
          </table:table-cell>
          <table:table-cell office:value-type="float" office:value="28553" table:style-name="ce6">
            <text:p>28,553<text:s/></text:p>
          </table:table-cell>
          <table:table-cell office:value-type="float" office:value="29224" table:style-name="ce6">
            <text:p>29,224<text:s/></text:p>
          </table:table-cell>
          <table:table-cell office:value-type="float" office:value="16833" table:style-name="ce6">
            <text:p>16,833<text:s/></text:p>
          </table:table-cell>
          <table:table-cell office:value-type="float" office:value="51213" table:style-name="ce6">
            <text:p>51,213<text:s/></text:p>
          </table:table-cell>
          <table:table-cell office:value-type="float" office:value="15613" table:style-name="ce6">
            <text:p>15,613<text:s/></text:p>
          </table:table-cell>
          <table:table-cell office:value-type="float" office:value="13069" table:style-name="ce6">
            <text:p>13,069<text:s/></text:p>
          </table:table-cell>
          <table:table-cell office:value-type="float" office:value="12556" table:style-name="ce6">
            <text:p>12,556<text:s/></text:p>
          </table:table-cell>
          <table:table-cell office:value-type="float" office:value="15298" table:style-name="ce6">
            <text:p>15,298<text:s/></text:p>
          </table:table-cell>
          <table:table-cell office:value-type="float" office:value="9013" table:style-name="ce6">
            <text:p>9,013<text:s/></text:p>
          </table:table-cell>
          <table:table-cell office:value-type="float" office:value="20879" table:style-name="ce6">
            <text:p>20,879<text:s/></text:p>
          </table:table-cell>
          <table:table-cell office:value-type="float" office:value="14063" table:style-name="ce6">
            <text:p>14,063<text:s/></text:p>
          </table:table-cell>
          <table:table-cell office:value-type="float" office:value="7358" table:style-name="ce6">
            <text:p>7,358<text:s/></text:p>
          </table:table-cell>
          <table:table-cell office:value-type="float" office:value="10108" table:style-name="ce6">
            <text:p>10,108<text:s/></text:p>
          </table:table-cell>
          <table:table-cell office:value-type="float" office:value="27046" table:style-name="ce6">
            <text:p>27,046<text:s/></text:p>
          </table:table-cell>
          <table:table-cell office:value-type="float" office:value="16953" table:style-name="ce6">
            <text:p>16,953<text:s/></text:p>
          </table:table-cell>
          <table:table-cell office:value-type="float" office:value="17806" table:style-name="ce6">
            <text:p>17,806<text:s/></text:p>
          </table:table-cell>
          <table:table-cell office:value-type="float" office:value="16502" table:style-name="ce6">
            <text:p>16,502<text:s/></text:p>
          </table:table-cell>
          <table:table-cell office:value-type="float" office:value="6256" table:style-name="ce6">
            <text:p>6,256<text:s/></text:p>
          </table:table-cell>
          <table:table-cell office:value-type="float" office:value="8791" table:style-name="ce6">
            <text:p>8,791<text:s/></text:p>
          </table:table-cell>
          <table:table-cell office:value-type="float" office:value="4642" table:style-name="ce6">
            <text:p>4,642<text:s/></text:p>
          </table:table-cell>
          <table:table-cell office:value-type="float" office:value="3731" table:style-name="ce6">
            <text:p>3,731<text:s/></text:p>
          </table:table-cell>
          <table:table-cell office:value-type="float" office:value="5200" table:style-name="ce6">
            <text:p>5,200<text:s/></text:p>
          </table:table-cell>
          <table:table-cell office:value-type="float" office:value="8113" table:style-name="ce6">
            <text:p>8,113<text:s/></text:p>
          </table:table-cell>
          <table:table-cell office:value-type="float" office:value="8459" table:style-name="ce6">
            <text:p>8,459<text:s/></text:p>
          </table:table-cell>
          <table:table-cell office:value-type="float" office:value="11030" table:style-name="ce6">
            <text:p>11,030<text:s/></text:p>
          </table:table-cell>
          <table:table-cell office:value-type="float" office:value="13292" table:style-name="ce6">
            <text:p>13,292<text:s/></text:p>
          </table:table-cell>
          <table:table-cell office:value-type="float" office:value="20822" table:style-name="ce6">
            <text:p>20,822<text:s/></text:p>
          </table:table-cell>
          <table:table-cell office:value-type="float" office:value="18623" table:style-name="ce6">
            <text:p>18,623<text:s/></text:p>
          </table:table-cell>
          <table:table-cell office:value-type="float" office:value="11465" table:style-name="ce6">
            <text:p>11,465<text:s/></text:p>
          </table:table-cell>
          <table:table-cell office:value-type="float" office:value="9751" table:style-name="ce6">
            <text:p>9,751<text:s/></text:p>
          </table:table-cell>
          <table:table-cell office:value-type="float" office:value="10129" table:style-name="ce6">
            <text:p>10,129<text:s/></text:p>
          </table:table-cell>
          <table:table-cell office:value-type="float" office:value="10563" table:style-name="ce6">
            <text:p>10,563<text:s/></text:p>
          </table:table-cell>
          <table:table-cell office:value-type="float" office:value="9794" table:style-name="ce6">
            <text:p>9,794<text:s/></text:p>
          </table:table-cell>
          <table:table-cell office:value-type="float" office:value="7891" table:style-name="ce6">
            <text:p>7,891<text:s/></text:p>
          </table:table-cell>
          <table:table-cell office:value-type="float" office:value="8202" table:style-name="ce6">
            <text:p>8,202<text:s/></text:p>
          </table:table-cell>
          <table:table-cell office:value-type="float" office:value="1018" table:style-name="ce6">
            <text:p>1,018<text:s/></text:p>
          </table:table-cell>
          <table:table-cell office:value-type="float" office:value="2176" table:style-name="ce6">
            <text:p>2,176<text:s/></text:p>
          </table:table-cell>
          <table:table-cell office:value-type="float" office:value="3328" table:style-name="ce6">
            <text:p>3,328<text:s/></text:p>
          </table:table-cell>
          <table:table-cell office:value-type="float" office:value="4190" table:style-name="ce6">
            <text:p>4,190<text:s/></text:p>
          </table:table-cell>
          <table:table-cell office:value-type="float" office:value="1840" table:style-name="ce6">
            <text:p>1,840<text:s/></text:p>
          </table:table-cell>
          <table:table-cell office:value-type="float" office:value="2452" table:style-name="ce6">
            <text:p>2,452<text:s/></text:p>
          </table:table-cell>
          <table:table-cell office:value-type="float" office:value="2292" table:style-name="ce6">
            <text:p>2,292<text:s/></text:p>
          </table:table-cell>
          <table:table-cell office:value-type="float" office:value="6312" table:style-name="ce6">
            <text:p>6,312<text:s/></text:p>
          </table:table-cell>
          <table:table-cell office:value-type="float" office:value="1831" table:style-name="ce6">
            <text:p>1,831<text:s/></text:p>
          </table:table-cell>
          <table:table-cell office:value-type="float" office:value="3098" table:style-name="ce6">
            <text:p>3,098<text:s/></text:p>
          </table:table-cell>
          <table:table-cell office:value-type="float" office:value="3265" table:style-name="ce6">
            <text:p>3,265<text:s/></text:p>
          </table:table-cell>
          <table:table-cell table:number-columns-repeated="16264"/>
        </table:table-row>
        <table:table-row table:style-name="ro2">
          <table:table-cell office:value-type="date" office:date-value="2022-01-23T00:00:00" table:style-name="ce5">
            <text:p>2022/1/23</text:p>
          </table:table-cell>
          <table:table-cell office:value-type="float" office:value="1558" table:style-name="ce6">
            <text:p>1,558<text:s/></text:p>
          </table:table-cell>
          <table:table-cell office:value-type="float" office:value="5688" table:style-name="ce6">
            <text:p>5,688<text:s/></text:p>
          </table:table-cell>
          <table:table-cell office:value-type="float" office:value="13213" table:style-name="ce6">
            <text:p>13,213<text:s/></text:p>
          </table:table-cell>
          <table:table-cell office:value-type="float" office:value="27172" table:style-name="ce6">
            <text:p>27,172<text:s/></text:p>
          </table:table-cell>
          <table:table-cell office:value-type="float" office:value="10156" table:style-name="ce6">
            <text:p>10,156<text:s/></text:p>
          </table:table-cell>
          <table:table-cell office:value-type="float" office:value="6055" table:style-name="ce6">
            <text:p>6,055<text:s/></text:p>
          </table:table-cell>
          <table:table-cell office:value-type="float" office:value="5052" table:style-name="ce6">
            <text:p>5,052<text:s/></text:p>
          </table:table-cell>
          <table:table-cell office:value-type="float" office:value="2672" table:style-name="ce6">
            <text:p>2,672<text:s/></text:p>
          </table:table-cell>
          <table:table-cell office:value-type="float" office:value="1774" table:style-name="ce6">
            <text:p>1,774<text:s/></text:p>
          </table:table-cell>
          <table:table-cell office:value-type="float" office:value="4468" table:style-name="ce6">
            <text:p>4,468<text:s/></text:p>
          </table:table-cell>
          <table:table-cell office:value-type="float" office:value="1177" table:style-name="ce6">
            <text:p>1,177<text:s/></text:p>
          </table:table-cell>
          <table:table-cell office:value-type="float" office:value="2205" table:style-name="ce6">
            <text:p>2,205<text:s/></text:p>
          </table:table-cell>
          <table:table-cell office:value-type="float" office:value="3073" table:style-name="ce6">
            <text:p>3,073<text:s/></text:p>
          </table:table-cell>
          <table:table-cell office:value-type="float" office:value="4212" table:style-name="ce6">
            <text:p>4,212<text:s/></text:p>
          </table:table-cell>
          <table:table-cell office:value-type="float" office:value="6711" table:style-name="ce6">
            <text:p>6,711<text:s/></text:p>
          </table:table-cell>
          <table:table-cell office:value-type="float" office:value="3239" table:style-name="ce6">
            <text:p>3,239<text:s/></text:p>
          </table:table-cell>
          <table:table-cell office:value-type="float" office:value="4107" table:style-name="ce6">
            <text:p>4,107<text:s/></text:p>
          </table:table-cell>
          <table:table-cell office:value-type="float" office:value="2988" table:style-name="ce6">
            <text:p>2,988<text:s/></text:p>
          </table:table-cell>
          <table:table-cell office:value-type="float" office:value="5117" table:style-name="ce6">
            <text:p>5,117<text:s/></text:p>
          </table:table-cell>
          <table:table-cell office:value-type="float" office:value="1781" table:style-name="ce6">
            <text:p>1,781<text:s/></text:p>
          </table:table-cell>
          <table:table-cell office:value-type="float" office:value="3357" table:style-name="ce6">
            <text:p>3,357<text:s/></text:p>
          </table:table-cell>
          <table:table-cell office:value-type="float" office:value="4022" table:style-name="ce6">
            <text:p>4,022<text:s/></text:p>
          </table:table-cell>
          <table:table-cell office:value-type="float" office:value="1521" table:style-name="ce6">
            <text:p>1,521<text:s/></text:p>
          </table:table-cell>
          <table:table-cell office:value-type="float" office:value="16445" table:style-name="ce6">
            <text:p>16,445<text:s/></text:p>
          </table:table-cell>
          <table:table-cell office:value-type="float" office:value="2832" table:style-name="ce6">
            <text:p>2,832<text:s/></text:p>
          </table:table-cell>
          <table:table-cell office:value-type="float" office:value="8000" table:style-name="ce6">
            <text:p>8,000<text:s/></text:p>
          </table:table-cell>
          <table:table-cell office:value-type="float" office:value="6312" table:style-name="ce6">
            <text:p>6,312<text:s/></text:p>
          </table:table-cell>
          <table:table-cell office:value-type="float" office:value="8594" table:style-name="ce6">
            <text:p>8,594<text:s/></text:p>
          </table:table-cell>
          <table:table-cell office:value-type="float" office:value="10727" table:style-name="ce6">
            <text:p>10,727<text:s/></text:p>
          </table:table-cell>
          <table:table-cell office:value-type="float" office:value="9409" table:style-name="ce6">
            <text:p>9,409<text:s/></text:p>
          </table:table-cell>
          <table:table-cell office:value-type="float" office:value="6067" table:style-name="ce6">
            <text:p>6,067<text:s/></text:p>
          </table:table-cell>
          <table:table-cell office:value-type="float" office:value="16686" table:style-name="ce6">
            <text:p>16,686<text:s/></text:p>
          </table:table-cell>
          <table:table-cell office:value-type="float" office:value="9597" table:style-name="ce6">
            <text:p>9,597<text:s/></text:p>
          </table:table-cell>
          <table:table-cell office:value-type="float" office:value="15581" table:style-name="ce6">
            <text:p>15,581<text:s/></text:p>
          </table:table-cell>
          <table:table-cell office:value-type="float" office:value="12373" table:style-name="ce6">
            <text:p>12,373<text:s/></text:p>
          </table:table-cell>
          <table:table-cell office:value-type="float" office:value="2339" table:style-name="ce6">
            <text:p>2,339<text:s/></text:p>
          </table:table-cell>
          <table:table-cell office:value-type="float" office:value="19538" table:style-name="ce6">
            <text:p>19,538<text:s/></text:p>
          </table:table-cell>
          <table:table-cell office:value-type="float" office:value="12707" table:style-name="ce6">
            <text:p>12,707<text:s/></text:p>
          </table:table-cell>
          <table:table-cell office:value-type="float" office:value="13098" table:style-name="ce6">
            <text:p>13,098<text:s/></text:p>
          </table:table-cell>
          <table:table-cell office:value-type="float" office:value="10805" table:style-name="ce6">
            <text:p>10,805<text:s/></text:p>
          </table:table-cell>
          <table:table-cell office:value-type="float" office:value="5079" table:style-name="ce6">
            <text:p>5,079<text:s/></text:p>
          </table:table-cell>
          <table:table-cell office:value-type="float" office:value="78228" table:style-name="ce6">
            <text:p>78,228<text:s/></text:p>
          </table:table-cell>
          <table:table-cell office:value-type="float" office:value="31219" table:style-name="ce6">
            <text:p>31,219<text:s/></text:p>
          </table:table-cell>
          <table:table-cell office:value-type="float" office:value="8974" table:style-name="ce6">
            <text:p>8,974<text:s/></text:p>
          </table:table-cell>
          <table:table-cell office:value-type="float" office:value="12120" table:style-name="ce6">
            <text:p>12,120<text:s/></text:p>
          </table:table-cell>
          <table:table-cell office:value-type="float" office:value="13812" table:style-name="ce6">
            <text:p>13,812<text:s/></text:p>
          </table:table-cell>
          <table:table-cell office:value-type="float" office:value="14644" table:style-name="ce6">
            <text:p>14,644<text:s/></text:p>
          </table:table-cell>
          <table:table-cell office:value-type="float" office:value="15215" table:style-name="ce6">
            <text:p>15,215<text:s/></text:p>
          </table:table-cell>
          <table:table-cell office:value-type="float" office:value="12153" table:style-name="ce6">
            <text:p>12,153<text:s/></text:p>
          </table:table-cell>
          <table:table-cell office:value-type="float" office:value="5373" table:style-name="ce6">
            <text:p>5,373<text:s/></text:p>
          </table:table-cell>
          <table:table-cell office:value-type="float" office:value="13849" table:style-name="ce6">
            <text:p>13,849<text:s/></text:p>
          </table:table-cell>
          <table:table-cell office:value-type="float" office:value="4140" table:style-name="ce6">
            <text:p>4,140<text:s/></text:p>
          </table:table-cell>
          <table:table-cell office:value-type="float" office:value="3995" table:style-name="ce6">
            <text:p>3,995<text:s/></text:p>
          </table:table-cell>
          <table:table-cell office:value-type="float" office:value="10140" table:style-name="ce6">
            <text:p>10,140<text:s/></text:p>
          </table:table-cell>
          <table:table-cell office:value-type="float" office:value="3278" table:style-name="ce6">
            <text:p>3,278<text:s/></text:p>
          </table:table-cell>
          <table:table-cell office:value-type="float" office:value="1988" table:style-name="ce6">
            <text:p>1,988<text:s/></text:p>
          </table:table-cell>
          <table:table-cell office:value-type="float" office:value="1038" table:style-name="ce6">
            <text:p>1,038<text:s/></text:p>
          </table:table-cell>
          <table:table-cell office:value-type="float" office:value="5031" table:style-name="ce6">
            <text:p>5,031<text:s/></text:p>
          </table:table-cell>
          <table:table-cell office:value-type="float" office:value="5039" table:style-name="ce6">
            <text:p>5,039<text:s/></text:p>
          </table:table-cell>
          <table:table-cell office:value-type="float" office:value="6507" table:style-name="ce6">
            <text:p>6,507<text:s/></text:p>
          </table:table-cell>
          <table:table-cell office:value-type="float" office:value="20066" table:style-name="ce6">
            <text:p>20,066<text:s/></text:p>
          </table:table-cell>
          <table:table-cell office:value-type="float" office:value="3945" table:style-name="ce6">
            <text:p>3,945<text:s/></text:p>
          </table:table-cell>
          <table:table-cell office:value-type="float" office:value="5748" table:style-name="ce6">
            <text:p>5,748<text:s/></text:p>
          </table:table-cell>
          <table:table-cell office:value-type="float" office:value="3749" table:style-name="ce6">
            <text:p>3,749<text:s/></text:p>
          </table:table-cell>
          <table:table-cell office:value-type="float" office:value="11173" table:style-name="ce6">
            <text:p>11,173<text:s/></text:p>
          </table:table-cell>
          <table:table-cell office:value-type="float" office:value="9430" table:style-name="ce6">
            <text:p>9,430<text:s/></text:p>
          </table:table-cell>
          <table:table-cell office:value-type="float" office:value="16675" table:style-name="ce6">
            <text:p>16,675<text:s/></text:p>
          </table:table-cell>
          <table:table-cell office:value-type="float" office:value="20176" table:style-name="ce6">
            <text:p>20,176<text:s/></text:p>
          </table:table-cell>
          <table:table-cell office:value-type="float" office:value="19298" table:style-name="ce6">
            <text:p>19,298<text:s/></text:p>
          </table:table-cell>
          <table:table-cell office:value-type="float" office:value="13133" table:style-name="ce6">
            <text:p>13,133<text:s/></text:p>
          </table:table-cell>
          <table:table-cell office:value-type="float" office:value="15573" table:style-name="ce6">
            <text:p>15,573<text:s/></text:p>
          </table:table-cell>
          <table:table-cell office:value-type="float" office:value="40491" table:style-name="ce6">
            <text:p>40,491<text:s/></text:p>
          </table:table-cell>
          <table:table-cell office:value-type="float" office:value="8931" table:style-name="ce6">
            <text:p>8,931<text:s/></text:p>
          </table:table-cell>
          <table:table-cell office:value-type="float" office:value="20707" table:style-name="ce6">
            <text:p>20,707<text:s/></text:p>
          </table:table-cell>
          <table:table-cell office:value-type="float" office:value="18655" table:style-name="ce6">
            <text:p>18,655<text:s/></text:p>
          </table:table-cell>
          <table:table-cell office:value-type="float" office:value="10860" table:style-name="ce6">
            <text:p>10,860<text:s/></text:p>
          </table:table-cell>
          <table:table-cell office:value-type="float" office:value="34518" table:style-name="ce6">
            <text:p>34,518<text:s/></text:p>
          </table:table-cell>
          <table:table-cell office:value-type="float" office:value="10224" table:style-name="ce6">
            <text:p>10,224<text:s/></text:p>
          </table:table-cell>
          <table:table-cell office:value-type="float" office:value="8562" table:style-name="ce6">
            <text:p>8,562<text:s/></text:p>
          </table:table-cell>
          <table:table-cell office:value-type="float" office:value="5429" table:style-name="ce6">
            <text:p>5,429<text:s/></text:p>
          </table:table-cell>
          <table:table-cell office:value-type="float" office:value="10520" table:style-name="ce6">
            <text:p>10,520<text:s/></text:p>
          </table:table-cell>
          <table:table-cell office:value-type="float" office:value="5655" table:style-name="ce6">
            <text:p>5,655<text:s/></text:p>
          </table:table-cell>
          <table:table-cell office:value-type="float" office:value="12505" table:style-name="ce6">
            <text:p>12,505<text:s/></text:p>
          </table:table-cell>
          <table:table-cell office:value-type="float" office:value="7580" table:style-name="ce6">
            <text:p>7,580<text:s/></text:p>
          </table:table-cell>
          <table:table-cell office:value-type="float" office:value="6692" table:style-name="ce6">
            <text:p>6,692<text:s/></text:p>
          </table:table-cell>
          <table:table-cell office:value-type="float" office:value="6512" table:style-name="ce6">
            <text:p>6,512<text:s/></text:p>
          </table:table-cell>
          <table:table-cell office:value-type="float" office:value="11699" table:style-name="ce6">
            <text:p>11,699<text:s/></text:p>
          </table:table-cell>
          <table:table-cell office:value-type="float" office:value="7801" table:style-name="ce6">
            <text:p>7,801<text:s/></text:p>
          </table:table-cell>
          <table:table-cell office:value-type="float" office:value="9531" table:style-name="ce6">
            <text:p>9,531<text:s/></text:p>
          </table:table-cell>
          <table:table-cell office:value-type="float" office:value="9982" table:style-name="ce6">
            <text:p>9,982<text:s/></text:p>
          </table:table-cell>
          <table:table-cell office:value-type="float" office:value="4220" table:style-name="ce6">
            <text:p>4,220<text:s/></text:p>
          </table:table-cell>
          <table:table-cell office:value-type="float" office:value="5654" table:style-name="ce6">
            <text:p>5,654<text:s/></text:p>
          </table:table-cell>
          <table:table-cell office:value-type="float" office:value="3030" table:style-name="ce6">
            <text:p>3,030<text:s/></text:p>
          </table:table-cell>
          <table:table-cell office:value-type="float" office:value="1628" table:style-name="ce6">
            <text:p>1,628<text:s/></text:p>
          </table:table-cell>
          <table:table-cell office:value-type="float" office:value="3632" table:style-name="ce6">
            <text:p>3,632<text:s/></text:p>
          </table:table-cell>
          <table:table-cell office:value-type="float" office:value="4779" table:style-name="ce6">
            <text:p>4,779<text:s/></text:p>
          </table:table-cell>
          <table:table-cell office:value-type="float" office:value="5898" table:style-name="ce6">
            <text:p>5,898<text:s/></text:p>
          </table:table-cell>
          <table:table-cell office:value-type="float" office:value="8038" table:style-name="ce6">
            <text:p>8,038<text:s/></text:p>
          </table:table-cell>
          <table:table-cell office:value-type="float" office:value="8310" table:style-name="ce6">
            <text:p>8,310<text:s/></text:p>
          </table:table-cell>
          <table:table-cell office:value-type="float" office:value="11449" table:style-name="ce6">
            <text:p>11,449<text:s/></text:p>
          </table:table-cell>
          <table:table-cell office:value-type="float" office:value="13253" table:style-name="ce6">
            <text:p>13,253<text:s/></text:p>
          </table:table-cell>
          <table:table-cell office:value-type="float" office:value="6749" table:style-name="ce6">
            <text:p>6,749<text:s/></text:p>
          </table:table-cell>
          <table:table-cell office:value-type="float" office:value="6331" table:style-name="ce6">
            <text:p>6,331<text:s/></text:p>
          </table:table-cell>
          <table:table-cell office:value-type="float" office:value="6363" table:style-name="ce6">
            <text:p>6,363<text:s/></text:p>
          </table:table-cell>
          <table:table-cell office:value-type="float" office:value="6115" table:style-name="ce6">
            <text:p>6,115<text:s/></text:p>
          </table:table-cell>
          <table:table-cell office:value-type="float" office:value="6360" table:style-name="ce6">
            <text:p>6,360<text:s/></text:p>
          </table:table-cell>
          <table:table-cell office:value-type="float" office:value="4852" table:style-name="ce6">
            <text:p>4,852<text:s/></text:p>
          </table:table-cell>
          <table:table-cell office:value-type="float" office:value="5179" table:style-name="ce6">
            <text:p>5,179<text:s/></text:p>
          </table:table-cell>
          <table:table-cell office:value-type="float" office:value="560" table:style-name="ce6">
            <text:p>560<text:s/></text:p>
          </table:table-cell>
          <table:table-cell office:value-type="float" office:value="1441" table:style-name="ce6">
            <text:p>1,441<text:s/></text:p>
          </table:table-cell>
          <table:table-cell office:value-type="float" office:value="1969" table:style-name="ce6">
            <text:p>1,969<text:s/></text:p>
          </table:table-cell>
          <table:table-cell office:value-type="float" office:value="2945" table:style-name="ce6">
            <text:p>2,945<text:s/></text:p>
          </table:table-cell>
          <table:table-cell office:value-type="float" office:value="839" table:style-name="ce6">
            <text:p>839<text:s/></text:p>
          </table:table-cell>
          <table:table-cell office:value-type="float" office:value="889" table:style-name="ce6">
            <text:p>889<text:s/></text:p>
          </table:table-cell>
          <table:table-cell office:value-type="float" office:value="1245" table:style-name="ce6">
            <text:p>1,245<text:s/></text:p>
          </table:table-cell>
          <table:table-cell office:value-type="float" office:value="5032" table:style-name="ce6">
            <text:p>5,032<text:s/></text:p>
          </table:table-cell>
          <table:table-cell office:value-type="float" office:value="1239" table:style-name="ce6">
            <text:p>1,239<text:s/></text:p>
          </table:table-cell>
          <table:table-cell office:value-type="float" office:value="1991" table:style-name="ce6">
            <text:p>1,991<text:s/></text:p>
          </table:table-cell>
          <table:table-cell office:value-type="float" office:value="1675" table:style-name="ce6">
            <text:p>1,675<text:s/></text:p>
          </table:table-cell>
          <table:table-cell table:number-columns-repeated="16264"/>
        </table:table-row>
        <table:table-row table:style-name="ro2">
          <table:table-cell office:value-type="date" office:date-value="2022-01-24T00:00:00" table:style-name="ce5">
            <text:p>2022/1/24</text:p>
          </table:table-cell>
          <table:table-cell office:value-type="float" office:value="2826" table:style-name="ce6">
            <text:p>2,826<text:s/></text:p>
          </table:table-cell>
          <table:table-cell office:value-type="float" office:value="11760" table:style-name="ce6">
            <text:p>11,760<text:s/></text:p>
          </table:table-cell>
          <table:table-cell office:value-type="float" office:value="35060" table:style-name="ce6">
            <text:p>35,060<text:s/></text:p>
          </table:table-cell>
          <table:table-cell office:value-type="float" office:value="33970" table:style-name="ce6">
            <text:p>33,970<text:s/></text:p>
          </table:table-cell>
          <table:table-cell office:value-type="float" office:value="17624" table:style-name="ce6">
            <text:p>17,624<text:s/></text:p>
          </table:table-cell>
          <table:table-cell office:value-type="float" office:value="11394" table:style-name="ce6">
            <text:p>11,394<text:s/></text:p>
          </table:table-cell>
          <table:table-cell office:value-type="float" office:value="9310" table:style-name="ce6">
            <text:p>9,310<text:s/></text:p>
          </table:table-cell>
          <table:table-cell office:value-type="float" office:value="3717" table:style-name="ce6">
            <text:p>3,717<text:s/></text:p>
          </table:table-cell>
          <table:table-cell office:value-type="float" office:value="3103" table:style-name="ce6">
            <text:p>3,103<text:s/></text:p>
          </table:table-cell>
          <table:table-cell office:value-type="float" office:value="9515" table:style-name="ce6">
            <text:p>9,515<text:s/></text:p>
          </table:table-cell>
          <table:table-cell office:value-type="float" office:value="2195" table:style-name="ce6">
            <text:p>2,195<text:s/></text:p>
          </table:table-cell>
          <table:table-cell office:value-type="float" office:value="3002" table:style-name="ce6">
            <text:p>3,002<text:s/></text:p>
          </table:table-cell>
          <table:table-cell office:value-type="float" office:value="3110" table:style-name="ce6">
            <text:p>3,110<text:s/></text:p>
          </table:table-cell>
          <table:table-cell office:value-type="float" office:value="6546" table:style-name="ce6">
            <text:p>6,546<text:s/></text:p>
          </table:table-cell>
          <table:table-cell office:value-type="float" office:value="8867" table:style-name="ce6">
            <text:p>8,867<text:s/></text:p>
          </table:table-cell>
          <table:table-cell office:value-type="float" office:value="13801" table:style-name="ce6">
            <text:p>13,801<text:s/></text:p>
          </table:table-cell>
          <table:table-cell office:value-type="float" office:value="14377" table:style-name="ce6">
            <text:p>14,377<text:s/></text:p>
          </table:table-cell>
          <table:table-cell office:value-type="float" office:value="3957" table:style-name="ce6">
            <text:p>3,957<text:s/></text:p>
          </table:table-cell>
          <table:table-cell office:value-type="float" office:value="7656" table:style-name="ce6">
            <text:p>7,656<text:s/></text:p>
          </table:table-cell>
          <table:table-cell office:value-type="float" office:value="2561" table:style-name="ce6">
            <text:p>2,561<text:s/></text:p>
          </table:table-cell>
          <table:table-cell office:value-type="float" office:value="6475" table:style-name="ce6">
            <text:p>6,475<text:s/></text:p>
          </table:table-cell>
          <table:table-cell office:value-type="float" office:value="6424" table:style-name="ce6">
            <text:p>6,424<text:s/></text:p>
          </table:table-cell>
          <table:table-cell office:value-type="float" office:value="5599" table:style-name="ce6">
            <text:p>5,599<text:s/></text:p>
          </table:table-cell>
          <table:table-cell office:value-type="float" office:value="27371" table:style-name="ce6">
            <text:p>27,371<text:s/></text:p>
          </table:table-cell>
          <table:table-cell office:value-type="float" office:value="2687" table:style-name="ce6">
            <text:p>2,687<text:s/></text:p>
          </table:table-cell>
          <table:table-cell office:value-type="float" office:value="10334" table:style-name="ce6">
            <text:p>10,334<text:s/></text:p>
          </table:table-cell>
          <table:table-cell office:value-type="float" office:value="10750" table:style-name="ce6">
            <text:p>10,750<text:s/></text:p>
          </table:table-cell>
          <table:table-cell office:value-type="float" office:value="12872" table:style-name="ce6">
            <text:p>12,872<text:s/></text:p>
          </table:table-cell>
          <table:table-cell office:value-type="float" office:value="20479" table:style-name="ce6">
            <text:p>20,479<text:s/></text:p>
          </table:table-cell>
          <table:table-cell office:value-type="float" office:value="12556" table:style-name="ce6">
            <text:p>12,556<text:s/></text:p>
          </table:table-cell>
          <table:table-cell office:value-type="float" office:value="8824" table:style-name="ce6">
            <text:p>8,824<text:s/></text:p>
          </table:table-cell>
          <table:table-cell office:value-type="float" office:value="20543" table:style-name="ce6">
            <text:p>20,543<text:s/></text:p>
          </table:table-cell>
          <table:table-cell office:value-type="float" office:value="13678" table:style-name="ce6">
            <text:p>13,678<text:s/></text:p>
          </table:table-cell>
          <table:table-cell office:value-type="float" office:value="27560" table:style-name="ce6">
            <text:p>27,560<text:s/></text:p>
          </table:table-cell>
          <table:table-cell office:value-type="float" office:value="19305" table:style-name="ce6">
            <text:p>19,305<text:s/></text:p>
          </table:table-cell>
          <table:table-cell office:value-type="float" office:value="7115" table:style-name="ce6">
            <text:p>7,115<text:s/></text:p>
          </table:table-cell>
          <table:table-cell office:value-type="float" office:value="29211" table:style-name="ce6">
            <text:p>29,211<text:s/></text:p>
          </table:table-cell>
          <table:table-cell office:value-type="float" office:value="21133" table:style-name="ce6">
            <text:p>21,133<text:s/></text:p>
          </table:table-cell>
          <table:table-cell office:value-type="float" office:value="22472" table:style-name="ce6">
            <text:p>22,472<text:s/></text:p>
          </table:table-cell>
          <table:table-cell office:value-type="float" office:value="17352" table:style-name="ce6">
            <text:p>17,352<text:s/></text:p>
          </table:table-cell>
          <table:table-cell office:value-type="float" office:value="20558" table:style-name="ce6">
            <text:p>20,558<text:s/></text:p>
          </table:table-cell>
          <table:table-cell office:value-type="float" office:value="97115" table:style-name="ce6">
            <text:p>97,115<text:s/></text:p>
          </table:table-cell>
          <table:table-cell office:value-type="float" office:value="34753" table:style-name="ce6">
            <text:p>34,753<text:s/></text:p>
          </table:table-cell>
          <table:table-cell office:value-type="float" office:value="16830" table:style-name="ce6">
            <text:p>16,830<text:s/></text:p>
          </table:table-cell>
          <table:table-cell office:value-type="float" office:value="18374" table:style-name="ce6">
            <text:p>18,374<text:s/></text:p>
          </table:table-cell>
          <table:table-cell office:value-type="float" office:value="17786" table:style-name="ce6">
            <text:p>17,786<text:s/></text:p>
          </table:table-cell>
          <table:table-cell office:value-type="float" office:value="16801" table:style-name="ce6">
            <text:p>16,801<text:s/></text:p>
          </table:table-cell>
          <table:table-cell office:value-type="float" office:value="19308" table:style-name="ce6">
            <text:p>19,308<text:s/></text:p>
          </table:table-cell>
          <table:table-cell office:value-type="float" office:value="19318" table:style-name="ce6">
            <text:p>19,318<text:s/></text:p>
          </table:table-cell>
          <table:table-cell office:value-type="float" office:value="10069" table:style-name="ce6">
            <text:p>10,069<text:s/></text:p>
          </table:table-cell>
          <table:table-cell office:value-type="float" office:value="24132" table:style-name="ce6">
            <text:p>24,132<text:s/></text:p>
          </table:table-cell>
          <table:table-cell office:value-type="float" office:value="6340" table:style-name="ce6">
            <text:p>6,340<text:s/></text:p>
          </table:table-cell>
          <table:table-cell office:value-type="float" office:value="7665" table:style-name="ce6">
            <text:p>7,665<text:s/></text:p>
          </table:table-cell>
          <table:table-cell office:value-type="float" office:value="13358" table:style-name="ce6">
            <text:p>13,358<text:s/></text:p>
          </table:table-cell>
          <table:table-cell office:value-type="float" office:value="3302" table:style-name="ce6">
            <text:p>3,302<text:s/></text:p>
          </table:table-cell>
          <table:table-cell office:value-type="float" office:value="3050" table:style-name="ce6">
            <text:p>3,050<text:s/></text:p>
          </table:table-cell>
          <table:table-cell office:value-type="float" office:value="2763" table:style-name="ce6">
            <text:p>2,763<text:s/></text:p>
          </table:table-cell>
          <table:table-cell office:value-type="float" office:value="10494" table:style-name="ce6">
            <text:p>10,494<text:s/></text:p>
          </table:table-cell>
          <table:table-cell office:value-type="float" office:value="7803" table:style-name="ce6">
            <text:p>7,803<text:s/></text:p>
          </table:table-cell>
          <table:table-cell office:value-type="float" office:value="9267" table:style-name="ce6">
            <text:p>9,267<text:s/></text:p>
          </table:table-cell>
          <table:table-cell office:value-type="float" office:value="23685" table:style-name="ce6">
            <text:p>23,685<text:s/></text:p>
          </table:table-cell>
          <table:table-cell office:value-type="float" office:value="7819" table:style-name="ce6">
            <text:p>7,819<text:s/></text:p>
          </table:table-cell>
          <table:table-cell office:value-type="float" office:value="9970" table:style-name="ce6">
            <text:p>9,970<text:s/></text:p>
          </table:table-cell>
          <table:table-cell office:value-type="float" office:value="6787" table:style-name="ce6">
            <text:p>6,787<text:s/></text:p>
          </table:table-cell>
          <table:table-cell office:value-type="float" office:value="18367" table:style-name="ce6">
            <text:p>18,367<text:s/></text:p>
          </table:table-cell>
          <table:table-cell office:value-type="float" office:value="21126" table:style-name="ce6">
            <text:p>21,126<text:s/></text:p>
          </table:table-cell>
          <table:table-cell office:value-type="float" office:value="24443" table:style-name="ce6">
            <text:p>24,443<text:s/></text:p>
          </table:table-cell>
          <table:table-cell office:value-type="float" office:value="27488" table:style-name="ce6">
            <text:p>27,488<text:s/></text:p>
          </table:table-cell>
          <table:table-cell office:value-type="float" office:value="32527" table:style-name="ce6">
            <text:p>32,527<text:s/></text:p>
          </table:table-cell>
          <table:table-cell office:value-type="float" office:value="22258" table:style-name="ce6">
            <text:p>22,258<text:s/></text:p>
          </table:table-cell>
          <table:table-cell office:value-type="float" office:value="19648" table:style-name="ce6">
            <text:p>19,648<text:s/></text:p>
          </table:table-cell>
          <table:table-cell office:value-type="float" office:value="45842" table:style-name="ce6">
            <text:p>45,842<text:s/></text:p>
          </table:table-cell>
          <table:table-cell office:value-type="float" office:value="15009" table:style-name="ce6">
            <text:p>15,009<text:s/></text:p>
          </table:table-cell>
          <table:table-cell office:value-type="float" office:value="26679" table:style-name="ce6">
            <text:p>26,679<text:s/></text:p>
          </table:table-cell>
          <table:table-cell office:value-type="float" office:value="28296" table:style-name="ce6">
            <text:p>28,296<text:s/></text:p>
          </table:table-cell>
          <table:table-cell office:value-type="float" office:value="16418" table:style-name="ce6">
            <text:p>16,418<text:s/></text:p>
          </table:table-cell>
          <table:table-cell office:value-type="float" office:value="46574" table:style-name="ce6">
            <text:p>46,574<text:s/></text:p>
          </table:table-cell>
          <table:table-cell office:value-type="float" office:value="15797" table:style-name="ce6">
            <text:p>15,797<text:s/></text:p>
          </table:table-cell>
          <table:table-cell office:value-type="float" office:value="13361" table:style-name="ce6">
            <text:p>13,361<text:s/></text:p>
          </table:table-cell>
          <table:table-cell office:value-type="float" office:value="12020" table:style-name="ce6">
            <text:p>12,020<text:s/></text:p>
          </table:table-cell>
          <table:table-cell office:value-type="float" office:value="14867" table:style-name="ce6">
            <text:p>14,867<text:s/></text:p>
          </table:table-cell>
          <table:table-cell office:value-type="float" office:value="11321" table:style-name="ce6">
            <text:p>11,321<text:s/></text:p>
          </table:table-cell>
          <table:table-cell office:value-type="float" office:value="21204" table:style-name="ce6">
            <text:p>21,204<text:s/></text:p>
          </table:table-cell>
          <table:table-cell office:value-type="float" office:value="15964" table:style-name="ce6">
            <text:p>15,964<text:s/></text:p>
          </table:table-cell>
          <table:table-cell office:value-type="float" office:value="6201" table:style-name="ce6">
            <text:p>6,201<text:s/></text:p>
          </table:table-cell>
          <table:table-cell office:value-type="float" office:value="9795" table:style-name="ce6">
            <text:p>9,795<text:s/></text:p>
          </table:table-cell>
          <table:table-cell office:value-type="float" office:value="31733" table:style-name="ce6">
            <text:p>31,733<text:s/></text:p>
          </table:table-cell>
          <table:table-cell office:value-type="float" office:value="18724" table:style-name="ce6">
            <text:p>18,724<text:s/></text:p>
          </table:table-cell>
          <table:table-cell office:value-type="float" office:value="19900" table:style-name="ce6">
            <text:p>19,900<text:s/></text:p>
          </table:table-cell>
          <table:table-cell office:value-type="float" office:value="19813" table:style-name="ce6">
            <text:p>19,813<text:s/></text:p>
          </table:table-cell>
          <table:table-cell office:value-type="float" office:value="6942" table:style-name="ce6">
            <text:p>6,942<text:s/></text:p>
          </table:table-cell>
          <table:table-cell office:value-type="float" office:value="8673" table:style-name="ce6">
            <text:p>8,673<text:s/></text:p>
          </table:table-cell>
          <table:table-cell office:value-type="float" office:value="5344" table:style-name="ce6">
            <text:p>5,344<text:s/></text:p>
          </table:table-cell>
          <table:table-cell office:value-type="float" office:value="4494" table:style-name="ce6">
            <text:p>4,494<text:s/></text:p>
          </table:table-cell>
          <table:table-cell office:value-type="float" office:value="5604" table:style-name="ce6">
            <text:p>5,604<text:s/></text:p>
          </table:table-cell>
          <table:table-cell office:value-type="float" office:value="8608" table:style-name="ce6">
            <text:p>8,608<text:s/></text:p>
          </table:table-cell>
          <table:table-cell office:value-type="float" office:value="8443" table:style-name="ce6">
            <text:p>8,443<text:s/></text:p>
          </table:table-cell>
          <table:table-cell office:value-type="float" office:value="10692" table:style-name="ce6">
            <text:p>10,692<text:s/></text:p>
          </table:table-cell>
          <table:table-cell office:value-type="float" office:value="13979" table:style-name="ce6">
            <text:p>13,979<text:s/></text:p>
          </table:table-cell>
          <table:table-cell office:value-type="float" office:value="23514" table:style-name="ce6">
            <text:p>23,514<text:s/></text:p>
          </table:table-cell>
          <table:table-cell office:value-type="float" office:value="17353" table:style-name="ce6">
            <text:p>17,353<text:s/></text:p>
          </table:table-cell>
          <table:table-cell office:value-type="float" office:value="12157" table:style-name="ce6">
            <text:p>12,157<text:s/></text:p>
          </table:table-cell>
          <table:table-cell office:value-type="float" office:value="9571" table:style-name="ce6">
            <text:p>9,571<text:s/></text:p>
          </table:table-cell>
          <table:table-cell office:value-type="float" office:value="10281" table:style-name="ce6">
            <text:p>10,281<text:s/></text:p>
          </table:table-cell>
          <table:table-cell office:value-type="float" office:value="10490" table:style-name="ce6">
            <text:p>10,490<text:s/></text:p>
          </table:table-cell>
          <table:table-cell office:value-type="float" office:value="10011" table:style-name="ce6">
            <text:p>10,011<text:s/></text:p>
          </table:table-cell>
          <table:table-cell office:value-type="float" office:value="8635" table:style-name="ce6">
            <text:p>8,635<text:s/></text:p>
          </table:table-cell>
          <table:table-cell office:value-type="float" office:value="8475" table:style-name="ce6">
            <text:p>8,475<text:s/></text:p>
          </table:table-cell>
          <table:table-cell office:value-type="float" office:value="1206" table:style-name="ce6">
            <text:p>1,206<text:s/></text:p>
          </table:table-cell>
          <table:table-cell office:value-type="float" office:value="2164" table:style-name="ce6">
            <text:p>2,164<text:s/></text:p>
          </table:table-cell>
          <table:table-cell office:value-type="float" office:value="3342" table:style-name="ce6">
            <text:p>3,342<text:s/></text:p>
          </table:table-cell>
          <table:table-cell office:value-type="float" office:value="4261" table:style-name="ce6">
            <text:p>4,261<text:s/></text:p>
          </table:table-cell>
          <table:table-cell office:value-type="float" office:value="2355" table:style-name="ce6">
            <text:p>2,355<text:s/></text:p>
          </table:table-cell>
          <table:table-cell office:value-type="float" office:value="3317" table:style-name="ce6">
            <text:p>3,317<text:s/></text:p>
          </table:table-cell>
          <table:table-cell office:value-type="float" office:value="2559" table:style-name="ce6">
            <text:p>2,559<text:s/></text:p>
          </table:table-cell>
          <table:table-cell office:value-type="float" office:value="6384" table:style-name="ce6">
            <text:p>6,384<text:s/></text:p>
          </table:table-cell>
          <table:table-cell office:value-type="float" office:value="1844" table:style-name="ce6">
            <text:p>1,844<text:s/></text:p>
          </table:table-cell>
          <table:table-cell office:value-type="float" office:value="3141" table:style-name="ce6">
            <text:p>3,141<text:s/></text:p>
          </table:table-cell>
          <table:table-cell office:value-type="float" office:value="4156" table:style-name="ce6">
            <text:p>4,156<text:s/></text:p>
          </table:table-cell>
          <table:table-cell table:number-columns-repeated="16264"/>
        </table:table-row>
        <table:table-row table:style-name="ro2">
          <table:table-cell office:value-type="date" office:date-value="2022-01-25T00:00:00" table:style-name="ce5">
            <text:p>2022/1/25</text:p>
          </table:table-cell>
          <table:table-cell office:value-type="float" office:value="2925" table:style-name="ce6">
            <text:p>2,925<text:s/></text:p>
          </table:table-cell>
          <table:table-cell office:value-type="float" office:value="11897" table:style-name="ce6">
            <text:p>11,897<text:s/></text:p>
          </table:table-cell>
          <table:table-cell office:value-type="float" office:value="35051" table:style-name="ce6">
            <text:p>35,051<text:s/></text:p>
          </table:table-cell>
          <table:table-cell office:value-type="float" office:value="35641" table:style-name="ce6">
            <text:p>35,641<text:s/></text:p>
          </table:table-cell>
          <table:table-cell office:value-type="float" office:value="18088" table:style-name="ce6">
            <text:p>18,088<text:s/></text:p>
          </table:table-cell>
          <table:table-cell office:value-type="float" office:value="11420" table:style-name="ce6">
            <text:p>11,420<text:s/></text:p>
          </table:table-cell>
          <table:table-cell office:value-type="float" office:value="9412" table:style-name="ce6">
            <text:p>9,412<text:s/></text:p>
          </table:table-cell>
          <table:table-cell office:value-type="float" office:value="3650" table:style-name="ce6">
            <text:p>3,650<text:s/></text:p>
          </table:table-cell>
          <table:table-cell office:value-type="float" office:value="3115" table:style-name="ce6">
            <text:p>3,115<text:s/></text:p>
          </table:table-cell>
          <table:table-cell office:value-type="float" office:value="9411" table:style-name="ce6">
            <text:p>9,411<text:s/></text:p>
          </table:table-cell>
          <table:table-cell office:value-type="float" office:value="2249" table:style-name="ce6">
            <text:p>2,249<text:s/></text:p>
          </table:table-cell>
          <table:table-cell office:value-type="float" office:value="3047" table:style-name="ce6">
            <text:p>3,047<text:s/></text:p>
          </table:table-cell>
          <table:table-cell office:value-type="float" office:value="3682" table:style-name="ce6">
            <text:p>3,682<text:s/></text:p>
          </table:table-cell>
          <table:table-cell office:value-type="float" office:value="6442" table:style-name="ce6">
            <text:p>6,442<text:s/></text:p>
          </table:table-cell>
          <table:table-cell office:value-type="float" office:value="9023" table:style-name="ce6">
            <text:p>9,023<text:s/></text:p>
          </table:table-cell>
          <table:table-cell office:value-type="float" office:value="13703" table:style-name="ce6">
            <text:p>13,703<text:s/></text:p>
          </table:table-cell>
          <table:table-cell office:value-type="float" office:value="14440" table:style-name="ce6">
            <text:p>14,440<text:s/></text:p>
          </table:table-cell>
          <table:table-cell office:value-type="float" office:value="4080" table:style-name="ce6">
            <text:p>4,080<text:s/></text:p>
          </table:table-cell>
          <table:table-cell office:value-type="float" office:value="7982" table:style-name="ce6">
            <text:p>7,982<text:s/></text:p>
          </table:table-cell>
          <table:table-cell office:value-type="float" office:value="2763" table:style-name="ce6">
            <text:p>2,763<text:s/></text:p>
          </table:table-cell>
          <table:table-cell office:value-type="float" office:value="6573" table:style-name="ce6">
            <text:p>6,573<text:s/></text:p>
          </table:table-cell>
          <table:table-cell office:value-type="float" office:value="6514" table:style-name="ce6">
            <text:p>6,514<text:s/></text:p>
          </table:table-cell>
          <table:table-cell office:value-type="float" office:value="5417" table:style-name="ce6">
            <text:p>5,417<text:s/></text:p>
          </table:table-cell>
          <table:table-cell office:value-type="float" office:value="26667" table:style-name="ce6">
            <text:p>26,667<text:s/></text:p>
          </table:table-cell>
          <table:table-cell office:value-type="float" office:value="2665" table:style-name="ce6">
            <text:p>2,665<text:s/></text:p>
          </table:table-cell>
          <table:table-cell office:value-type="float" office:value="11022" table:style-name="ce6">
            <text:p>11,022<text:s/></text:p>
          </table:table-cell>
          <table:table-cell office:value-type="float" office:value="10787" table:style-name="ce6">
            <text:p>10,787<text:s/></text:p>
          </table:table-cell>
          <table:table-cell office:value-type="float" office:value="12950" table:style-name="ce6">
            <text:p>12,950<text:s/></text:p>
          </table:table-cell>
          <table:table-cell office:value-type="float" office:value="20327" table:style-name="ce6">
            <text:p>20,327<text:s/></text:p>
          </table:table-cell>
          <table:table-cell office:value-type="float" office:value="13085" table:style-name="ce6">
            <text:p>13,085<text:s/></text:p>
          </table:table-cell>
          <table:table-cell office:value-type="float" office:value="9032" table:style-name="ce6">
            <text:p>9,032<text:s/></text:p>
          </table:table-cell>
          <table:table-cell office:value-type="float" office:value="21194" table:style-name="ce6">
            <text:p>21,194<text:s/></text:p>
          </table:table-cell>
          <table:table-cell office:value-type="float" office:value="14157" table:style-name="ce6">
            <text:p>14,157<text:s/></text:p>
          </table:table-cell>
          <table:table-cell office:value-type="float" office:value="28327" table:style-name="ce6">
            <text:p>28,327<text:s/></text:p>
          </table:table-cell>
          <table:table-cell office:value-type="float" office:value="20697" table:style-name="ce6">
            <text:p>20,697<text:s/></text:p>
          </table:table-cell>
          <table:table-cell office:value-type="float" office:value="6964" table:style-name="ce6">
            <text:p>6,964<text:s/></text:p>
          </table:table-cell>
          <table:table-cell office:value-type="float" office:value="29564" table:style-name="ce6">
            <text:p>29,564<text:s/></text:p>
          </table:table-cell>
          <table:table-cell office:value-type="float" office:value="21606" table:style-name="ce6">
            <text:p>21,606<text:s/></text:p>
          </table:table-cell>
          <table:table-cell office:value-type="float" office:value="22472" table:style-name="ce6">
            <text:p>22,472<text:s/></text:p>
          </table:table-cell>
          <table:table-cell office:value-type="float" office:value="17721" table:style-name="ce6">
            <text:p>17,721<text:s/></text:p>
          </table:table-cell>
          <table:table-cell office:value-type="float" office:value="20166" table:style-name="ce6">
            <text:p>20,166<text:s/></text:p>
          </table:table-cell>
          <table:table-cell office:value-type="float" office:value="92871" table:style-name="ce6">
            <text:p>92,871<text:s/></text:p>
          </table:table-cell>
          <table:table-cell office:value-type="float" office:value="36700" table:style-name="ce6">
            <text:p>36,700<text:s/></text:p>
          </table:table-cell>
          <table:table-cell office:value-type="float" office:value="17291" table:style-name="ce6">
            <text:p>17,291<text:s/></text:p>
          </table:table-cell>
          <table:table-cell office:value-type="float" office:value="18164" table:style-name="ce6">
            <text:p>18,164<text:s/></text:p>
          </table:table-cell>
          <table:table-cell office:value-type="float" office:value="18847" table:style-name="ce6">
            <text:p>18,847<text:s/></text:p>
          </table:table-cell>
          <table:table-cell office:value-type="float" office:value="17561" table:style-name="ce6">
            <text:p>17,561<text:s/></text:p>
          </table:table-cell>
          <table:table-cell office:value-type="float" office:value="19718" table:style-name="ce6">
            <text:p>19,718<text:s/></text:p>
          </table:table-cell>
          <table:table-cell office:value-type="float" office:value="19956" table:style-name="ce6">
            <text:p>19,956<text:s/></text:p>
          </table:table-cell>
          <table:table-cell office:value-type="float" office:value="10067" table:style-name="ce6">
            <text:p>10,067<text:s/></text:p>
          </table:table-cell>
          <table:table-cell office:value-type="float" office:value="24300" table:style-name="ce6">
            <text:p>24,300<text:s/></text:p>
          </table:table-cell>
          <table:table-cell office:value-type="float" office:value="6242" table:style-name="ce6">
            <text:p>6,242<text:s/></text:p>
          </table:table-cell>
          <table:table-cell office:value-type="float" office:value="7815" table:style-name="ce6">
            <text:p>7,815<text:s/></text:p>
          </table:table-cell>
          <table:table-cell office:value-type="float" office:value="14007" table:style-name="ce6">
            <text:p>14,007<text:s/></text:p>
          </table:table-cell>
          <table:table-cell office:value-type="float" office:value="3336" table:style-name="ce6">
            <text:p>3,336<text:s/></text:p>
          </table:table-cell>
          <table:table-cell office:value-type="float" office:value="3229" table:style-name="ce6">
            <text:p>3,229<text:s/></text:p>
          </table:table-cell>
          <table:table-cell office:value-type="float" office:value="2909" table:style-name="ce6">
            <text:p>2,909<text:s/></text:p>
          </table:table-cell>
          <table:table-cell office:value-type="float" office:value="10519" table:style-name="ce6">
            <text:p>10,519<text:s/></text:p>
          </table:table-cell>
          <table:table-cell office:value-type="float" office:value="7884" table:style-name="ce6">
            <text:p>7,884<text:s/></text:p>
          </table:table-cell>
          <table:table-cell office:value-type="float" office:value="9636" table:style-name="ce6">
            <text:p>9,636<text:s/></text:p>
          </table:table-cell>
          <table:table-cell office:value-type="float" office:value="25251" table:style-name="ce6">
            <text:p>25,251<text:s/></text:p>
          </table:table-cell>
          <table:table-cell office:value-type="float" office:value="7948" table:style-name="ce6">
            <text:p>7,948<text:s/></text:p>
          </table:table-cell>
          <table:table-cell office:value-type="float" office:value="9959" table:style-name="ce6">
            <text:p>9,959<text:s/></text:p>
          </table:table-cell>
          <table:table-cell office:value-type="float" office:value="7063" table:style-name="ce6">
            <text:p>7,063<text:s/></text:p>
          </table:table-cell>
          <table:table-cell office:value-type="float" office:value="18808" table:style-name="ce6">
            <text:p>18,808<text:s/></text:p>
          </table:table-cell>
          <table:table-cell office:value-type="float" office:value="21460" table:style-name="ce6">
            <text:p>21,460<text:s/></text:p>
          </table:table-cell>
          <table:table-cell office:value-type="float" office:value="25295" table:style-name="ce6">
            <text:p>25,295<text:s/></text:p>
          </table:table-cell>
          <table:table-cell office:value-type="float" office:value="27829" table:style-name="ce6">
            <text:p>27,829<text:s/></text:p>
          </table:table-cell>
          <table:table-cell office:value-type="float" office:value="32964" table:style-name="ce6">
            <text:p>32,964<text:s/></text:p>
          </table:table-cell>
          <table:table-cell office:value-type="float" office:value="22445" table:style-name="ce6">
            <text:p>22,445<text:s/></text:p>
          </table:table-cell>
          <table:table-cell office:value-type="float" office:value="20700" table:style-name="ce6">
            <text:p>20,700<text:s/></text:p>
          </table:table-cell>
          <table:table-cell office:value-type="float" office:value="46229" table:style-name="ce6">
            <text:p>46,229<text:s/></text:p>
          </table:table-cell>
          <table:table-cell office:value-type="float" office:value="15662" table:style-name="ce6">
            <text:p>15,662<text:s/></text:p>
          </table:table-cell>
          <table:table-cell office:value-type="float" office:value="26717" table:style-name="ce6">
            <text:p>26,717<text:s/></text:p>
          </table:table-cell>
          <table:table-cell office:value-type="float" office:value="29188" table:style-name="ce6">
            <text:p>29,188<text:s/></text:p>
          </table:table-cell>
          <table:table-cell office:value-type="float" office:value="17163" table:style-name="ce6">
            <text:p>17,163<text:s/></text:p>
          </table:table-cell>
          <table:table-cell office:value-type="float" office:value="46544" table:style-name="ce6">
            <text:p>46,544<text:s/></text:p>
          </table:table-cell>
          <table:table-cell office:value-type="float" office:value="16283" table:style-name="ce6">
            <text:p>16,283<text:s/></text:p>
          </table:table-cell>
          <table:table-cell office:value-type="float" office:value="13973" table:style-name="ce6">
            <text:p>13,973<text:s/></text:p>
          </table:table-cell>
          <table:table-cell office:value-type="float" office:value="12059" table:style-name="ce6">
            <text:p>12,059<text:s/></text:p>
          </table:table-cell>
          <table:table-cell office:value-type="float" office:value="15110" table:style-name="ce6">
            <text:p>15,110<text:s/></text:p>
          </table:table-cell>
          <table:table-cell office:value-type="float" office:value="11598" table:style-name="ce6">
            <text:p>11,598<text:s/></text:p>
          </table:table-cell>
          <table:table-cell office:value-type="float" office:value="20980" table:style-name="ce6">
            <text:p>20,980<text:s/></text:p>
          </table:table-cell>
          <table:table-cell office:value-type="float" office:value="16030" table:style-name="ce6">
            <text:p>16,030<text:s/></text:p>
          </table:table-cell>
          <table:table-cell office:value-type="float" office:value="7069" table:style-name="ce6">
            <text:p>7,069<text:s/></text:p>
          </table:table-cell>
          <table:table-cell office:value-type="float" office:value="10415" table:style-name="ce6">
            <text:p>10,415<text:s/></text:p>
          </table:table-cell>
          <table:table-cell office:value-type="float" office:value="31964" table:style-name="ce6">
            <text:p>31,964<text:s/></text:p>
          </table:table-cell>
          <table:table-cell office:value-type="float" office:value="18623" table:style-name="ce6">
            <text:p>18,623<text:s/></text:p>
          </table:table-cell>
          <table:table-cell office:value-type="float" office:value="20051" table:style-name="ce6">
            <text:p>20,051<text:s/></text:p>
          </table:table-cell>
          <table:table-cell office:value-type="float" office:value="19988" table:style-name="ce6">
            <text:p>19,988<text:s/></text:p>
          </table:table-cell>
          <table:table-cell office:value-type="float" office:value="6762" table:style-name="ce6">
            <text:p>6,762<text:s/></text:p>
          </table:table-cell>
          <table:table-cell office:value-type="float" office:value="8883" table:style-name="ce6">
            <text:p>8,883<text:s/></text:p>
          </table:table-cell>
          <table:table-cell office:value-type="float" office:value="5262" table:style-name="ce6">
            <text:p>5,262<text:s/></text:p>
          </table:table-cell>
          <table:table-cell office:value-type="float" office:value="4492" table:style-name="ce6">
            <text:p>4,492<text:s/></text:p>
          </table:table-cell>
          <table:table-cell office:value-type="float" office:value="5668" table:style-name="ce6">
            <text:p>5,668<text:s/></text:p>
          </table:table-cell>
          <table:table-cell office:value-type="float" office:value="8530" table:style-name="ce6">
            <text:p>8,530<text:s/></text:p>
          </table:table-cell>
          <table:table-cell office:value-type="float" office:value="8514" table:style-name="ce6">
            <text:p>8,514<text:s/></text:p>
          </table:table-cell>
          <table:table-cell office:value-type="float" office:value="10780" table:style-name="ce6">
            <text:p>10,780<text:s/></text:p>
          </table:table-cell>
          <table:table-cell office:value-type="float" office:value="13897" table:style-name="ce6">
            <text:p>13,897<text:s/></text:p>
          </table:table-cell>
          <table:table-cell office:value-type="float" office:value="23944" table:style-name="ce6">
            <text:p>23,944<text:s/></text:p>
          </table:table-cell>
          <table:table-cell office:value-type="float" office:value="18892" table:style-name="ce6">
            <text:p>18,892<text:s/></text:p>
          </table:table-cell>
          <table:table-cell office:value-type="float" office:value="12472" table:style-name="ce6">
            <text:p>12,472<text:s/></text:p>
          </table:table-cell>
          <table:table-cell office:value-type="float" office:value="9797" table:style-name="ce6">
            <text:p>9,797<text:s/></text:p>
          </table:table-cell>
          <table:table-cell office:value-type="float" office:value="10522" table:style-name="ce6">
            <text:p>10,522<text:s/></text:p>
          </table:table-cell>
          <table:table-cell office:value-type="float" office:value="10479" table:style-name="ce6">
            <text:p>10,479<text:s/></text:p>
          </table:table-cell>
          <table:table-cell office:value-type="float" office:value="9830" table:style-name="ce6">
            <text:p>9,830<text:s/></text:p>
          </table:table-cell>
          <table:table-cell office:value-type="float" office:value="9256" table:style-name="ce6">
            <text:p>9,256<text:s/></text:p>
          </table:table-cell>
          <table:table-cell office:value-type="float" office:value="8549" table:style-name="ce6">
            <text:p>8,549<text:s/></text:p>
          </table:table-cell>
          <table:table-cell office:value-type="float" office:value="1220" table:style-name="ce6">
            <text:p>1,220<text:s/></text:p>
          </table:table-cell>
          <table:table-cell office:value-type="float" office:value="2097" table:style-name="ce6">
            <text:p>2,097<text:s/></text:p>
          </table:table-cell>
          <table:table-cell office:value-type="float" office:value="3174" table:style-name="ce6">
            <text:p>3,174<text:s/></text:p>
          </table:table-cell>
          <table:table-cell office:value-type="float" office:value="4047" table:style-name="ce6">
            <text:p>4,047<text:s/></text:p>
          </table:table-cell>
          <table:table-cell office:value-type="float" office:value="2361" table:style-name="ce6">
            <text:p>2,361<text:s/></text:p>
          </table:table-cell>
          <table:table-cell office:value-type="float" office:value="3340" table:style-name="ce6">
            <text:p>3,340<text:s/></text:p>
          </table:table-cell>
          <table:table-cell office:value-type="float" office:value="2439" table:style-name="ce6">
            <text:p>2,439<text:s/></text:p>
          </table:table-cell>
          <table:table-cell office:value-type="float" office:value="6037" table:style-name="ce6">
            <text:p>6,037<text:s/></text:p>
          </table:table-cell>
          <table:table-cell office:value-type="float" office:value="1880" table:style-name="ce6">
            <text:p>1,880<text:s/></text:p>
          </table:table-cell>
          <table:table-cell office:value-type="float" office:value="3177" table:style-name="ce6">
            <text:p>3,177<text:s/></text:p>
          </table:table-cell>
          <table:table-cell office:value-type="float" office:value="4040" table:style-name="ce6">
            <text:p>4,040<text:s/></text:p>
          </table:table-cell>
          <table:table-cell table:number-columns-repeated="16264"/>
        </table:table-row>
        <table:table-row table:style-name="ro2">
          <table:table-cell office:value-type="date" office:date-value="2022-01-26T00:00:00" table:style-name="ce5">
            <text:p>2022/1/26</text:p>
          </table:table-cell>
          <table:table-cell office:value-type="float" office:value="2678" table:style-name="ce6">
            <text:p>2,678<text:s/></text:p>
          </table:table-cell>
          <table:table-cell office:value-type="float" office:value="11858" table:style-name="ce6">
            <text:p>11,858<text:s/></text:p>
          </table:table-cell>
          <table:table-cell office:value-type="float" office:value="34329" table:style-name="ce6">
            <text:p>34,329<text:s/></text:p>
          </table:table-cell>
          <table:table-cell office:value-type="float" office:value="35715" table:style-name="ce6">
            <text:p>35,715<text:s/></text:p>
          </table:table-cell>
          <table:table-cell office:value-type="float" office:value="18373" table:style-name="ce6">
            <text:p>18,373<text:s/></text:p>
          </table:table-cell>
          <table:table-cell office:value-type="float" office:value="11629" table:style-name="ce6">
            <text:p>11,629<text:s/></text:p>
          </table:table-cell>
          <table:table-cell office:value-type="float" office:value="9535" table:style-name="ce6">
            <text:p>9,535<text:s/></text:p>
          </table:table-cell>
          <table:table-cell office:value-type="float" office:value="3850" table:style-name="ce6">
            <text:p>3,850<text:s/></text:p>
          </table:table-cell>
          <table:table-cell office:value-type="float" office:value="3084" table:style-name="ce6">
            <text:p>3,084<text:s/></text:p>
          </table:table-cell>
          <table:table-cell office:value-type="float" office:value="9759" table:style-name="ce6">
            <text:p>9,759<text:s/></text:p>
          </table:table-cell>
          <table:table-cell office:value-type="float" office:value="2249" table:style-name="ce6">
            <text:p>2,249<text:s/></text:p>
          </table:table-cell>
          <table:table-cell office:value-type="float" office:value="3138" table:style-name="ce6">
            <text:p>3,138<text:s/></text:p>
          </table:table-cell>
          <table:table-cell office:value-type="float" office:value="4166" table:style-name="ce6">
            <text:p>4,166<text:s/></text:p>
          </table:table-cell>
          <table:table-cell office:value-type="float" office:value="6691" table:style-name="ce6">
            <text:p>6,691<text:s/></text:p>
          </table:table-cell>
          <table:table-cell office:value-type="float" office:value="9561" table:style-name="ce6">
            <text:p>9,561<text:s/></text:p>
          </table:table-cell>
          <table:table-cell office:value-type="float" office:value="13557" table:style-name="ce6">
            <text:p>13,557<text:s/></text:p>
          </table:table-cell>
          <table:table-cell office:value-type="float" office:value="14538" table:style-name="ce6">
            <text:p>14,538<text:s/></text:p>
          </table:table-cell>
          <table:table-cell office:value-type="float" office:value="4073" table:style-name="ce6">
            <text:p>4,073<text:s/></text:p>
          </table:table-cell>
          <table:table-cell office:value-type="float" office:value="8261" table:style-name="ce6">
            <text:p>8,261<text:s/></text:p>
          </table:table-cell>
          <table:table-cell office:value-type="float" office:value="2974" table:style-name="ce6">
            <text:p>2,974<text:s/></text:p>
          </table:table-cell>
          <table:table-cell office:value-type="float" office:value="6617" table:style-name="ce6">
            <text:p>6,617<text:s/></text:p>
          </table:table-cell>
          <table:table-cell office:value-type="float" office:value="7062" table:style-name="ce6">
            <text:p>7,062<text:s/></text:p>
          </table:table-cell>
          <table:table-cell office:value-type="float" office:value="5321" table:style-name="ce6">
            <text:p>5,321<text:s/></text:p>
          </table:table-cell>
          <table:table-cell office:value-type="float" office:value="24056" table:style-name="ce6">
            <text:p>24,056<text:s/></text:p>
          </table:table-cell>
          <table:table-cell office:value-type="float" office:value="2640" table:style-name="ce6">
            <text:p>2,640<text:s/></text:p>
          </table:table-cell>
          <table:table-cell office:value-type="float" office:value="11019" table:style-name="ce6">
            <text:p>11,019<text:s/></text:p>
          </table:table-cell>
          <table:table-cell office:value-type="float" office:value="10833" table:style-name="ce6">
            <text:p>10,833<text:s/></text:p>
          </table:table-cell>
          <table:table-cell office:value-type="float" office:value="13200" table:style-name="ce6">
            <text:p>13,200<text:s/></text:p>
          </table:table-cell>
          <table:table-cell office:value-type="float" office:value="20568" table:style-name="ce6">
            <text:p>20,568<text:s/></text:p>
          </table:table-cell>
          <table:table-cell office:value-type="float" office:value="13520" table:style-name="ce6">
            <text:p>13,520<text:s/></text:p>
          </table:table-cell>
          <table:table-cell office:value-type="float" office:value="9025" table:style-name="ce6">
            <text:p>9,025<text:s/></text:p>
          </table:table-cell>
          <table:table-cell office:value-type="float" office:value="21452" table:style-name="ce6">
            <text:p>21,452<text:s/></text:p>
          </table:table-cell>
          <table:table-cell office:value-type="float" office:value="14120" table:style-name="ce6">
            <text:p>14,120<text:s/></text:p>
          </table:table-cell>
          <table:table-cell office:value-type="float" office:value="28470" table:style-name="ce6">
            <text:p>28,470<text:s/></text:p>
          </table:table-cell>
          <table:table-cell office:value-type="float" office:value="20398" table:style-name="ce6">
            <text:p>20,398<text:s/></text:p>
          </table:table-cell>
          <table:table-cell office:value-type="float" office:value="6575" table:style-name="ce6">
            <text:p>6,575<text:s/></text:p>
          </table:table-cell>
          <table:table-cell office:value-type="float" office:value="29263" table:style-name="ce6">
            <text:p>29,263<text:s/></text:p>
          </table:table-cell>
          <table:table-cell office:value-type="float" office:value="21508" table:style-name="ce6">
            <text:p>21,508<text:s/></text:p>
          </table:table-cell>
          <table:table-cell office:value-type="float" office:value="22174" table:style-name="ce6">
            <text:p>22,174<text:s/></text:p>
          </table:table-cell>
          <table:table-cell office:value-type="float" office:value="17644" table:style-name="ce6">
            <text:p>17,644<text:s/></text:p>
          </table:table-cell>
          <table:table-cell office:value-type="float" office:value="19572" table:style-name="ce6">
            <text:p>19,572<text:s/></text:p>
          </table:table-cell>
          <table:table-cell office:value-type="float" office:value="93309" table:style-name="ce6">
            <text:p>93,309<text:s/></text:p>
          </table:table-cell>
          <table:table-cell office:value-type="float" office:value="37395" table:style-name="ce6">
            <text:p>37,395<text:s/></text:p>
          </table:table-cell>
          <table:table-cell office:value-type="float" office:value="17185" table:style-name="ce6">
            <text:p>17,185<text:s/></text:p>
          </table:table-cell>
          <table:table-cell office:value-type="float" office:value="18239" table:style-name="ce6">
            <text:p>18,239<text:s/></text:p>
          </table:table-cell>
          <table:table-cell office:value-type="float" office:value="18892" table:style-name="ce6">
            <text:p>18,892<text:s/></text:p>
          </table:table-cell>
          <table:table-cell office:value-type="float" office:value="17841" table:style-name="ce6">
            <text:p>17,841<text:s/></text:p>
          </table:table-cell>
          <table:table-cell office:value-type="float" office:value="20179" table:style-name="ce6">
            <text:p>20,179<text:s/></text:p>
          </table:table-cell>
          <table:table-cell office:value-type="float" office:value="19977" table:style-name="ce6">
            <text:p>19,977<text:s/></text:p>
          </table:table-cell>
          <table:table-cell office:value-type="float" office:value="10142" table:style-name="ce6">
            <text:p>10,142<text:s/></text:p>
          </table:table-cell>
          <table:table-cell office:value-type="float" office:value="24614" table:style-name="ce6">
            <text:p>24,614<text:s/></text:p>
          </table:table-cell>
          <table:table-cell office:value-type="float" office:value="6372" table:style-name="ce6">
            <text:p>6,372<text:s/></text:p>
          </table:table-cell>
          <table:table-cell office:value-type="float" office:value="7759" table:style-name="ce6">
            <text:p>7,759<text:s/></text:p>
          </table:table-cell>
          <table:table-cell office:value-type="float" office:value="14532" table:style-name="ce6">
            <text:p>14,532<text:s/></text:p>
          </table:table-cell>
          <table:table-cell office:value-type="float" office:value="3286" table:style-name="ce6">
            <text:p>3,286<text:s/></text:p>
          </table:table-cell>
          <table:table-cell office:value-type="float" office:value="3137" table:style-name="ce6">
            <text:p>3,137<text:s/></text:p>
          </table:table-cell>
          <table:table-cell office:value-type="float" office:value="2823" table:style-name="ce6">
            <text:p>2,823<text:s/></text:p>
          </table:table-cell>
          <table:table-cell office:value-type="float" office:value="10509" table:style-name="ce6">
            <text:p>10,509<text:s/></text:p>
          </table:table-cell>
          <table:table-cell office:value-type="float" office:value="8061" table:style-name="ce6">
            <text:p>8,061<text:s/></text:p>
          </table:table-cell>
          <table:table-cell office:value-type="float" office:value="9780" table:style-name="ce6">
            <text:p>9,780<text:s/></text:p>
          </table:table-cell>
          <table:table-cell office:value-type="float" office:value="26081" table:style-name="ce6">
            <text:p>26,081<text:s/></text:p>
          </table:table-cell>
          <table:table-cell office:value-type="float" office:value="8019" table:style-name="ce6">
            <text:p>8,019<text:s/></text:p>
          </table:table-cell>
          <table:table-cell office:value-type="float" office:value="9903" table:style-name="ce6">
            <text:p>9,903<text:s/></text:p>
          </table:table-cell>
          <table:table-cell office:value-type="float" office:value="6985" table:style-name="ce6">
            <text:p>6,985<text:s/></text:p>
          </table:table-cell>
          <table:table-cell office:value-type="float" office:value="18797" table:style-name="ce6">
            <text:p>18,797<text:s/></text:p>
          </table:table-cell>
          <table:table-cell office:value-type="float" office:value="21066" table:style-name="ce6">
            <text:p>21,066<text:s/></text:p>
          </table:table-cell>
          <table:table-cell office:value-type="float" office:value="24706" table:style-name="ce6">
            <text:p>24,706<text:s/></text:p>
          </table:table-cell>
          <table:table-cell office:value-type="float" office:value="27537" table:style-name="ce6">
            <text:p>27,537<text:s/></text:p>
          </table:table-cell>
          <table:table-cell office:value-type="float" office:value="32368" table:style-name="ce6">
            <text:p>32,368<text:s/></text:p>
          </table:table-cell>
          <table:table-cell office:value-type="float" office:value="22611" table:style-name="ce6">
            <text:p>22,611<text:s/></text:p>
          </table:table-cell>
          <table:table-cell office:value-type="float" office:value="20371" table:style-name="ce6">
            <text:p>20,371<text:s/></text:p>
          </table:table-cell>
          <table:table-cell office:value-type="float" office:value="46371" table:style-name="ce6">
            <text:p>46,371<text:s/></text:p>
          </table:table-cell>
          <table:table-cell office:value-type="float" office:value="15548" table:style-name="ce6">
            <text:p>15,548<text:s/></text:p>
          </table:table-cell>
          <table:table-cell office:value-type="float" office:value="26508" table:style-name="ce6">
            <text:p>26,508<text:s/></text:p>
          </table:table-cell>
          <table:table-cell office:value-type="float" office:value="29315" table:style-name="ce6">
            <text:p>29,315<text:s/></text:p>
          </table:table-cell>
          <table:table-cell office:value-type="float" office:value="16941" table:style-name="ce6">
            <text:p>16,941<text:s/></text:p>
          </table:table-cell>
          <table:table-cell office:value-type="float" office:value="45753" table:style-name="ce6">
            <text:p>45,753<text:s/></text:p>
          </table:table-cell>
          <table:table-cell office:value-type="float" office:value="16562" table:style-name="ce6">
            <text:p>16,562<text:s/></text:p>
          </table:table-cell>
          <table:table-cell office:value-type="float" office:value="13870" table:style-name="ce6">
            <text:p>13,870<text:s/></text:p>
          </table:table-cell>
          <table:table-cell office:value-type="float" office:value="11951" table:style-name="ce6">
            <text:p>11,951<text:s/></text:p>
          </table:table-cell>
          <table:table-cell office:value-type="float" office:value="14499" table:style-name="ce6">
            <text:p>14,499<text:s/></text:p>
          </table:table-cell>
          <table:table-cell office:value-type="float" office:value="11863" table:style-name="ce6">
            <text:p>11,863<text:s/></text:p>
          </table:table-cell>
          <table:table-cell office:value-type="float" office:value="18853" table:style-name="ce6">
            <text:p>18,853<text:s/></text:p>
          </table:table-cell>
          <table:table-cell office:value-type="float" office:value="16017" table:style-name="ce6">
            <text:p>16,017<text:s/></text:p>
          </table:table-cell>
          <table:table-cell office:value-type="float" office:value="7342" table:style-name="ce6">
            <text:p>7,342<text:s/></text:p>
          </table:table-cell>
          <table:table-cell office:value-type="float" office:value="10370" table:style-name="ce6">
            <text:p>10,370<text:s/></text:p>
          </table:table-cell>
          <table:table-cell office:value-type="float" office:value="31519" table:style-name="ce6">
            <text:p>31,519<text:s/></text:p>
          </table:table-cell>
          <table:table-cell office:value-type="float" office:value="19725" table:style-name="ce6">
            <text:p>19,725<text:s/></text:p>
          </table:table-cell>
          <table:table-cell office:value-type="float" office:value="19981" table:style-name="ce6">
            <text:p>19,981<text:s/></text:p>
          </table:table-cell>
          <table:table-cell office:value-type="float" office:value="19942" table:style-name="ce6">
            <text:p>19,942<text:s/></text:p>
          </table:table-cell>
          <table:table-cell office:value-type="float" office:value="6746" table:style-name="ce6">
            <text:p>6,746<text:s/></text:p>
          </table:table-cell>
          <table:table-cell office:value-type="float" office:value="8662" table:style-name="ce6">
            <text:p>8,662<text:s/></text:p>
          </table:table-cell>
          <table:table-cell office:value-type="float" office:value="5216" table:style-name="ce6">
            <text:p>5,216<text:s/></text:p>
          </table:table-cell>
          <table:table-cell office:value-type="float" office:value="4542" table:style-name="ce6">
            <text:p>4,542<text:s/></text:p>
          </table:table-cell>
          <table:table-cell office:value-type="float" office:value="5840" table:style-name="ce6">
            <text:p>5,840<text:s/></text:p>
          </table:table-cell>
          <table:table-cell office:value-type="float" office:value="8487" table:style-name="ce6">
            <text:p>8,487<text:s/></text:p>
          </table:table-cell>
          <table:table-cell office:value-type="float" office:value="8315" table:style-name="ce6">
            <text:p>8,315<text:s/></text:p>
          </table:table-cell>
          <table:table-cell office:value-type="float" office:value="10764" table:style-name="ce6">
            <text:p>10,764<text:s/></text:p>
          </table:table-cell>
          <table:table-cell office:value-type="float" office:value="13939" table:style-name="ce6">
            <text:p>13,939<text:s/></text:p>
          </table:table-cell>
          <table:table-cell office:value-type="float" office:value="23718" table:style-name="ce6">
            <text:p>23,718<text:s/></text:p>
          </table:table-cell>
          <table:table-cell office:value-type="float" office:value="18969" table:style-name="ce6">
            <text:p>18,969<text:s/></text:p>
          </table:table-cell>
          <table:table-cell office:value-type="float" office:value="12331" table:style-name="ce6">
            <text:p>12,331<text:s/></text:p>
          </table:table-cell>
          <table:table-cell office:value-type="float" office:value="10008" table:style-name="ce6">
            <text:p>10,008<text:s/></text:p>
          </table:table-cell>
          <table:table-cell office:value-type="float" office:value="10273" table:style-name="ce6">
            <text:p>10,273<text:s/></text:p>
          </table:table-cell>
          <table:table-cell office:value-type="float" office:value="10423" table:style-name="ce6">
            <text:p>10,423<text:s/></text:p>
          </table:table-cell>
          <table:table-cell office:value-type="float" office:value="9864" table:style-name="ce6">
            <text:p>9,864<text:s/></text:p>
          </table:table-cell>
          <table:table-cell office:value-type="float" office:value="8750" table:style-name="ce6">
            <text:p>8,750<text:s/></text:p>
          </table:table-cell>
          <table:table-cell office:value-type="float" office:value="8462" table:style-name="ce6">
            <text:p>8,462<text:s/></text:p>
          </table:table-cell>
          <table:table-cell office:value-type="float" office:value="1250" table:style-name="ce6">
            <text:p>1,250<text:s/></text:p>
          </table:table-cell>
          <table:table-cell office:value-type="float" office:value="2100" table:style-name="ce6">
            <text:p>2,100<text:s/></text:p>
          </table:table-cell>
          <table:table-cell office:value-type="float" office:value="3154" table:style-name="ce6">
            <text:p>3,154<text:s/></text:p>
          </table:table-cell>
          <table:table-cell office:value-type="float" office:value="4175" table:style-name="ce6">
            <text:p>4,175<text:s/></text:p>
          </table:table-cell>
          <table:table-cell office:value-type="float" office:value="2252" table:style-name="ce6">
            <text:p>2,252<text:s/></text:p>
          </table:table-cell>
          <table:table-cell office:value-type="float" office:value="3171" table:style-name="ce6">
            <text:p>3,171<text:s/></text:p>
          </table:table-cell>
          <table:table-cell office:value-type="float" office:value="2340" table:style-name="ce6">
            <text:p>2,340<text:s/></text:p>
          </table:table-cell>
          <table:table-cell office:value-type="float" office:value="6071" table:style-name="ce6">
            <text:p>6,071<text:s/></text:p>
          </table:table-cell>
          <table:table-cell office:value-type="float" office:value="1934" table:style-name="ce6">
            <text:p>1,934<text:s/></text:p>
          </table:table-cell>
          <table:table-cell office:value-type="float" office:value="3220" table:style-name="ce6">
            <text:p>3,220<text:s/></text:p>
          </table:table-cell>
          <table:table-cell office:value-type="float" office:value="4148" table:style-name="ce6">
            <text:p>4,148<text:s/></text:p>
          </table:table-cell>
          <table:table-cell table:number-columns-repeated="16264"/>
        </table:table-row>
        <table:table-row table:style-name="ro2">
          <table:table-cell office:value-type="date" office:date-value="2022-01-27T00:00:00" table:style-name="ce5">
            <text:p>2022/1/27</text:p>
          </table:table-cell>
          <table:table-cell office:value-type="float" office:value="2689" table:style-name="ce6">
            <text:p>2,689<text:s/></text:p>
          </table:table-cell>
          <table:table-cell office:value-type="float" office:value="11668" table:style-name="ce6">
            <text:p>11,668<text:s/></text:p>
          </table:table-cell>
          <table:table-cell office:value-type="float" office:value="33878" table:style-name="ce6">
            <text:p>33,878<text:s/></text:p>
          </table:table-cell>
          <table:table-cell office:value-type="float" office:value="36159" table:style-name="ce6">
            <text:p>36,159<text:s/></text:p>
          </table:table-cell>
          <table:table-cell office:value-type="float" office:value="18465" table:style-name="ce6">
            <text:p>18,465<text:s/></text:p>
          </table:table-cell>
          <table:table-cell office:value-type="float" office:value="11133" table:style-name="ce6">
            <text:p>11,133<text:s/></text:p>
          </table:table-cell>
          <table:table-cell office:value-type="float" office:value="9404" table:style-name="ce6">
            <text:p>9,404<text:s/></text:p>
          </table:table-cell>
          <table:table-cell office:value-type="float" office:value="3847" table:style-name="ce6">
            <text:p>3,847<text:s/></text:p>
          </table:table-cell>
          <table:table-cell office:value-type="float" office:value="3130" table:style-name="ce6">
            <text:p>3,130<text:s/></text:p>
          </table:table-cell>
          <table:table-cell office:value-type="float" office:value="9742" table:style-name="ce6">
            <text:p>9,742<text:s/></text:p>
          </table:table-cell>
          <table:table-cell office:value-type="float" office:value="2249" table:style-name="ce6">
            <text:p>2,249<text:s/></text:p>
          </table:table-cell>
          <table:table-cell office:value-type="float" office:value="2973" table:style-name="ce6">
            <text:p>2,973<text:s/></text:p>
          </table:table-cell>
          <table:table-cell office:value-type="float" office:value="4463" table:style-name="ce6">
            <text:p>4,463<text:s/></text:p>
          </table:table-cell>
          <table:table-cell office:value-type="float" office:value="6222" table:style-name="ce6">
            <text:p>6,222<text:s/></text:p>
          </table:table-cell>
          <table:table-cell office:value-type="float" office:value="9456" table:style-name="ce6">
            <text:p>9,456<text:s/></text:p>
          </table:table-cell>
          <table:table-cell office:value-type="float" office:value="13310" table:style-name="ce6">
            <text:p>13,310<text:s/></text:p>
          </table:table-cell>
          <table:table-cell office:value-type="float" office:value="14223" table:style-name="ce6">
            <text:p>14,223<text:s/></text:p>
          </table:table-cell>
          <table:table-cell office:value-type="float" office:value="4100" table:style-name="ce6">
            <text:p>4,100<text:s/></text:p>
          </table:table-cell>
          <table:table-cell office:value-type="float" office:value="7989" table:style-name="ce6">
            <text:p>7,989<text:s/></text:p>
          </table:table-cell>
          <table:table-cell office:value-type="float" office:value="2868" table:style-name="ce6">
            <text:p>2,868<text:s/></text:p>
          </table:table-cell>
          <table:table-cell office:value-type="float" office:value="6425" table:style-name="ce6">
            <text:p>6,425<text:s/></text:p>
          </table:table-cell>
          <table:table-cell office:value-type="float" office:value="6782" table:style-name="ce6">
            <text:p>6,782<text:s/></text:p>
          </table:table-cell>
          <table:table-cell office:value-type="float" office:value="4993" table:style-name="ce6">
            <text:p>4,993<text:s/></text:p>
          </table:table-cell>
          <table:table-cell office:value-type="float" office:value="23377" table:style-name="ce6">
            <text:p>23,377<text:s/></text:p>
          </table:table-cell>
          <table:table-cell office:value-type="float" office:value="2495" table:style-name="ce6">
            <text:p>2,495<text:s/></text:p>
          </table:table-cell>
          <table:table-cell office:value-type="float" office:value="10827" table:style-name="ce6">
            <text:p>10,827<text:s/></text:p>
          </table:table-cell>
          <table:table-cell office:value-type="float" office:value="10807" table:style-name="ce6">
            <text:p>10,807<text:s/></text:p>
          </table:table-cell>
          <table:table-cell office:value-type="float" office:value="12940" table:style-name="ce6">
            <text:p>12,940<text:s/></text:p>
          </table:table-cell>
          <table:table-cell office:value-type="float" office:value="20380" table:style-name="ce6">
            <text:p>20,380<text:s/></text:p>
          </table:table-cell>
          <table:table-cell office:value-type="float" office:value="13140" table:style-name="ce6">
            <text:p>13,140<text:s/></text:p>
          </table:table-cell>
          <table:table-cell office:value-type="float" office:value="8838" table:style-name="ce6">
            <text:p>8,838<text:s/></text:p>
          </table:table-cell>
          <table:table-cell office:value-type="float" office:value="20565" table:style-name="ce6">
            <text:p>20,565<text:s/></text:p>
          </table:table-cell>
          <table:table-cell office:value-type="float" office:value="13904" table:style-name="ce6">
            <text:p>13,904<text:s/></text:p>
          </table:table-cell>
          <table:table-cell office:value-type="float" office:value="27973" table:style-name="ce6">
            <text:p>27,973<text:s/></text:p>
          </table:table-cell>
          <table:table-cell office:value-type="float" office:value="20388" table:style-name="ce6">
            <text:p>20,388<text:s/></text:p>
          </table:table-cell>
          <table:table-cell office:value-type="float" office:value="6389" table:style-name="ce6">
            <text:p>6,389<text:s/></text:p>
          </table:table-cell>
          <table:table-cell office:value-type="float" office:value="29572" table:style-name="ce6">
            <text:p>29,572<text:s/></text:p>
          </table:table-cell>
          <table:table-cell office:value-type="float" office:value="21375" table:style-name="ce6">
            <text:p>21,375<text:s/></text:p>
          </table:table-cell>
          <table:table-cell office:value-type="float" office:value="22141" table:style-name="ce6">
            <text:p>22,141<text:s/></text:p>
          </table:table-cell>
          <table:table-cell office:value-type="float" office:value="17665" table:style-name="ce6">
            <text:p>17,665<text:s/></text:p>
          </table:table-cell>
          <table:table-cell office:value-type="float" office:value="18997" table:style-name="ce6">
            <text:p>18,997<text:s/></text:p>
          </table:table-cell>
          <table:table-cell office:value-type="float" office:value="91153" table:style-name="ce6">
            <text:p>91,153<text:s/></text:p>
          </table:table-cell>
          <table:table-cell office:value-type="float" office:value="36938" table:style-name="ce6">
            <text:p>36,938<text:s/></text:p>
          </table:table-cell>
          <table:table-cell office:value-type="float" office:value="16892" table:style-name="ce6">
            <text:p>16,892<text:s/></text:p>
          </table:table-cell>
          <table:table-cell office:value-type="float" office:value="18180" table:style-name="ce6">
            <text:p>18,180<text:s/></text:p>
          </table:table-cell>
          <table:table-cell office:value-type="float" office:value="19070" table:style-name="ce6">
            <text:p>19,070<text:s/></text:p>
          </table:table-cell>
          <table:table-cell office:value-type="float" office:value="17863" table:style-name="ce6">
            <text:p>17,863<text:s/></text:p>
          </table:table-cell>
          <table:table-cell office:value-type="float" office:value="20091" table:style-name="ce6">
            <text:p>20,091<text:s/></text:p>
          </table:table-cell>
          <table:table-cell office:value-type="float" office:value="19618" table:style-name="ce6">
            <text:p>19,618<text:s/></text:p>
          </table:table-cell>
          <table:table-cell office:value-type="float" office:value="10098" table:style-name="ce6">
            <text:p>10,098<text:s/></text:p>
          </table:table-cell>
          <table:table-cell office:value-type="float" office:value="24163" table:style-name="ce6">
            <text:p>24,163<text:s/></text:p>
          </table:table-cell>
          <table:table-cell office:value-type="float" office:value="6418" table:style-name="ce6">
            <text:p>6,418<text:s/></text:p>
          </table:table-cell>
          <table:table-cell office:value-type="float" office:value="7916" table:style-name="ce6">
            <text:p>7,916<text:s/></text:p>
          </table:table-cell>
          <table:table-cell office:value-type="float" office:value="14462" table:style-name="ce6">
            <text:p>14,462<text:s/></text:p>
          </table:table-cell>
          <table:table-cell office:value-type="float" office:value="3278" table:style-name="ce6">
            <text:p>3,278<text:s/></text:p>
          </table:table-cell>
          <table:table-cell office:value-type="float" office:value="3134" table:style-name="ce6">
            <text:p>3,134<text:s/></text:p>
          </table:table-cell>
          <table:table-cell office:value-type="float" office:value="2837" table:style-name="ce6">
            <text:p>2,837<text:s/></text:p>
          </table:table-cell>
          <table:table-cell office:value-type="float" office:value="10452" table:style-name="ce6">
            <text:p>10,452<text:s/></text:p>
          </table:table-cell>
          <table:table-cell office:value-type="float" office:value="8009" table:style-name="ce6">
            <text:p>8,009<text:s/></text:p>
          </table:table-cell>
          <table:table-cell office:value-type="float" office:value="9668" table:style-name="ce6">
            <text:p>9,668<text:s/></text:p>
          </table:table-cell>
          <table:table-cell office:value-type="float" office:value="26389" table:style-name="ce6">
            <text:p>26,389<text:s/></text:p>
          </table:table-cell>
          <table:table-cell office:value-type="float" office:value="7904" table:style-name="ce6">
            <text:p>7,904<text:s/></text:p>
          </table:table-cell>
          <table:table-cell office:value-type="float" office:value="9757" table:style-name="ce6">
            <text:p>9,757<text:s/></text:p>
          </table:table-cell>
          <table:table-cell office:value-type="float" office:value="6773" table:style-name="ce6">
            <text:p>6,773<text:s/></text:p>
          </table:table-cell>
          <table:table-cell office:value-type="float" office:value="18474" table:style-name="ce6">
            <text:p>18,474<text:s/></text:p>
          </table:table-cell>
          <table:table-cell office:value-type="float" office:value="20663" table:style-name="ce6">
            <text:p>20,663<text:s/></text:p>
          </table:table-cell>
          <table:table-cell office:value-type="float" office:value="24599" table:style-name="ce6">
            <text:p>24,599<text:s/></text:p>
          </table:table-cell>
          <table:table-cell office:value-type="float" office:value="27512" table:style-name="ce6">
            <text:p>27,512<text:s/></text:p>
          </table:table-cell>
          <table:table-cell office:value-type="float" office:value="32170" table:style-name="ce6">
            <text:p>32,170<text:s/></text:p>
          </table:table-cell>
          <table:table-cell office:value-type="float" office:value="22019" table:style-name="ce6">
            <text:p>22,019<text:s/></text:p>
          </table:table-cell>
          <table:table-cell office:value-type="float" office:value="20644" table:style-name="ce6">
            <text:p>20,644<text:s/></text:p>
          </table:table-cell>
          <table:table-cell office:value-type="float" office:value="45142" table:style-name="ce6">
            <text:p>45,142<text:s/></text:p>
          </table:table-cell>
          <table:table-cell office:value-type="float" office:value="15497" table:style-name="ce6">
            <text:p>15,497<text:s/></text:p>
          </table:table-cell>
          <table:table-cell office:value-type="float" office:value="26399" table:style-name="ce6">
            <text:p>26,399<text:s/></text:p>
          </table:table-cell>
          <table:table-cell office:value-type="float" office:value="28737" table:style-name="ce6">
            <text:p>28,737<text:s/></text:p>
          </table:table-cell>
          <table:table-cell office:value-type="float" office:value="16645" table:style-name="ce6">
            <text:p>16,645<text:s/></text:p>
          </table:table-cell>
          <table:table-cell office:value-type="float" office:value="46089" table:style-name="ce6">
            <text:p>46,089<text:s/></text:p>
          </table:table-cell>
          <table:table-cell office:value-type="float" office:value="16502" table:style-name="ce6">
            <text:p>16,502<text:s/></text:p>
          </table:table-cell>
          <table:table-cell office:value-type="float" office:value="13447" table:style-name="ce6">
            <text:p>13,447<text:s/></text:p>
          </table:table-cell>
          <table:table-cell office:value-type="float" office:value="12111" table:style-name="ce6">
            <text:p>12,111<text:s/></text:p>
          </table:table-cell>
          <table:table-cell office:value-type="float" office:value="14138" table:style-name="ce6">
            <text:p>14,138<text:s/></text:p>
          </table:table-cell>
          <table:table-cell office:value-type="float" office:value="11312" table:style-name="ce6">
            <text:p>11,312<text:s/></text:p>
          </table:table-cell>
          <table:table-cell office:value-type="float" office:value="20534" table:style-name="ce6">
            <text:p>20,534<text:s/></text:p>
          </table:table-cell>
          <table:table-cell office:value-type="float" office:value="15936" table:style-name="ce6">
            <text:p>15,936<text:s/></text:p>
          </table:table-cell>
          <table:table-cell office:value-type="float" office:value="7421" table:style-name="ce6">
            <text:p>7,421<text:s/></text:p>
          </table:table-cell>
          <table:table-cell office:value-type="float" office:value="10252" table:style-name="ce6">
            <text:p>10,252<text:s/></text:p>
          </table:table-cell>
          <table:table-cell office:value-type="float" office:value="30826" table:style-name="ce6">
            <text:p>30,826<text:s/></text:p>
          </table:table-cell>
          <table:table-cell office:value-type="float" office:value="18280" table:style-name="ce6">
            <text:p>18,280<text:s/></text:p>
          </table:table-cell>
          <table:table-cell office:value-type="float" office:value="19896" table:style-name="ce6">
            <text:p>19,896<text:s/></text:p>
          </table:table-cell>
          <table:table-cell office:value-type="float" office:value="19736" table:style-name="ce6">
            <text:p>19,736<text:s/></text:p>
          </table:table-cell>
          <table:table-cell office:value-type="float" office:value="6510" table:style-name="ce6">
            <text:p>6,510<text:s/></text:p>
          </table:table-cell>
          <table:table-cell office:value-type="float" office:value="8874" table:style-name="ce6">
            <text:p>8,874<text:s/></text:p>
          </table:table-cell>
          <table:table-cell office:value-type="float" office:value="5177" table:style-name="ce6">
            <text:p>5,177<text:s/></text:p>
          </table:table-cell>
          <table:table-cell office:value-type="float" office:value="4386" table:style-name="ce6">
            <text:p>4,386<text:s/></text:p>
          </table:table-cell>
          <table:table-cell office:value-type="float" office:value="5794" table:style-name="ce6">
            <text:p>5,794<text:s/></text:p>
          </table:table-cell>
          <table:table-cell office:value-type="float" office:value="8522" table:style-name="ce6">
            <text:p>8,522<text:s/></text:p>
          </table:table-cell>
          <table:table-cell office:value-type="float" office:value="8313" table:style-name="ce6">
            <text:p>8,313<text:s/></text:p>
          </table:table-cell>
          <table:table-cell office:value-type="float" office:value="10702" table:style-name="ce6">
            <text:p>10,702<text:s/></text:p>
          </table:table-cell>
          <table:table-cell office:value-type="float" office:value="13983" table:style-name="ce6">
            <text:p>13,983<text:s/></text:p>
          </table:table-cell>
          <table:table-cell office:value-type="float" office:value="23122" table:style-name="ce6">
            <text:p>23,122<text:s/></text:p>
          </table:table-cell>
          <table:table-cell office:value-type="float" office:value="18772" table:style-name="ce6">
            <text:p>18,772<text:s/></text:p>
          </table:table-cell>
          <table:table-cell office:value-type="float" office:value="12242" table:style-name="ce6">
            <text:p>12,242<text:s/></text:p>
          </table:table-cell>
          <table:table-cell office:value-type="float" office:value="9714" table:style-name="ce6">
            <text:p>9,714<text:s/></text:p>
          </table:table-cell>
          <table:table-cell office:value-type="float" office:value="10205" table:style-name="ce6">
            <text:p>10,205<text:s/></text:p>
          </table:table-cell>
          <table:table-cell office:value-type="float" office:value="10381" table:style-name="ce6">
            <text:p>10,381<text:s/></text:p>
          </table:table-cell>
          <table:table-cell office:value-type="float" office:value="9892" table:style-name="ce6">
            <text:p>9,892<text:s/></text:p>
          </table:table-cell>
          <table:table-cell office:value-type="float" office:value="8741" table:style-name="ce6">
            <text:p>8,741<text:s/></text:p>
          </table:table-cell>
          <table:table-cell office:value-type="float" office:value="8418" table:style-name="ce6">
            <text:p>8,418<text:s/></text:p>
          </table:table-cell>
          <table:table-cell office:value-type="float" office:value="1571" table:style-name="ce6">
            <text:p>1,571<text:s/></text:p>
          </table:table-cell>
          <table:table-cell office:value-type="float" office:value="2181" table:style-name="ce6">
            <text:p>2,181<text:s/></text:p>
          </table:table-cell>
          <table:table-cell office:value-type="float" office:value="3258" table:style-name="ce6">
            <text:p>3,258<text:s/></text:p>
          </table:table-cell>
          <table:table-cell office:value-type="float" office:value="4187" table:style-name="ce6">
            <text:p>4,187<text:s/></text:p>
          </table:table-cell>
          <table:table-cell office:value-type="float" office:value="2239" table:style-name="ce6">
            <text:p>2,239<text:s/></text:p>
          </table:table-cell>
          <table:table-cell office:value-type="float" office:value="3146" table:style-name="ce6">
            <text:p>3,146<text:s/></text:p>
          </table:table-cell>
          <table:table-cell office:value-type="float" office:value="2414" table:style-name="ce6">
            <text:p>2,414<text:s/></text:p>
          </table:table-cell>
          <table:table-cell office:value-type="float" office:value="6165" table:style-name="ce6">
            <text:p>6,165<text:s/></text:p>
          </table:table-cell>
          <table:table-cell office:value-type="float" office:value="1864" table:style-name="ce6">
            <text:p>1,864<text:s/></text:p>
          </table:table-cell>
          <table:table-cell office:value-type="float" office:value="3200" table:style-name="ce6">
            <text:p>3,200<text:s/></text:p>
          </table:table-cell>
          <table:table-cell office:value-type="float" office:value="4112" table:style-name="ce6">
            <text:p>4,112<text:s/></text:p>
          </table:table-cell>
          <table:table-cell table:number-columns-repeated="16264"/>
        </table:table-row>
        <table:table-row table:style-name="ro2">
          <table:table-cell office:value-type="date" office:date-value="2022-01-28T00:00:00" table:style-name="ce5">
            <text:p>2022/1/28</text:p>
          </table:table-cell>
          <table:table-cell office:value-type="float" office:value="2856" table:style-name="ce6">
            <text:p>2,856<text:s/></text:p>
          </table:table-cell>
          <table:table-cell office:value-type="float" office:value="11118" table:style-name="ce6">
            <text:p>11,118<text:s/></text:p>
          </table:table-cell>
          <table:table-cell office:value-type="float" office:value="32244" table:style-name="ce6">
            <text:p>32,244<text:s/></text:p>
          </table:table-cell>
          <table:table-cell office:value-type="float" office:value="39022" table:style-name="ce6">
            <text:p>39,022<text:s/></text:p>
          </table:table-cell>
          <table:table-cell office:value-type="float" office:value="17916" table:style-name="ce6">
            <text:p>17,916<text:s/></text:p>
          </table:table-cell>
          <table:table-cell office:value-type="float" office:value="10413" table:style-name="ce6">
            <text:p>10,413<text:s/></text:p>
          </table:table-cell>
          <table:table-cell office:value-type="float" office:value="9170" table:style-name="ce6">
            <text:p>9,170<text:s/></text:p>
          </table:table-cell>
          <table:table-cell office:value-type="float" office:value="3785" table:style-name="ce6">
            <text:p>3,785<text:s/></text:p>
          </table:table-cell>
          <table:table-cell office:value-type="float" office:value="2984" table:style-name="ce6">
            <text:p>2,984<text:s/></text:p>
          </table:table-cell>
          <table:table-cell office:value-type="float" office:value="9652" table:style-name="ce6">
            <text:p>9,652<text:s/></text:p>
          </table:table-cell>
          <table:table-cell office:value-type="float" office:value="2134" table:style-name="ce6">
            <text:p>2,134<text:s/></text:p>
          </table:table-cell>
          <table:table-cell office:value-type="float" office:value="2838" table:style-name="ce6">
            <text:p>2,838<text:s/></text:p>
          </table:table-cell>
          <table:table-cell office:value-type="float" office:value="2949" table:style-name="ce6">
            <text:p>2,949<text:s/></text:p>
          </table:table-cell>
          <table:table-cell office:value-type="float" office:value="6052" table:style-name="ce6">
            <text:p>6,052<text:s/></text:p>
          </table:table-cell>
          <table:table-cell office:value-type="float" office:value="9766" table:style-name="ce6">
            <text:p>9,766<text:s/></text:p>
          </table:table-cell>
          <table:table-cell office:value-type="float" office:value="12639" table:style-name="ce6">
            <text:p>12,639<text:s/></text:p>
          </table:table-cell>
          <table:table-cell office:value-type="float" office:value="13643" table:style-name="ce6">
            <text:p>13,643<text:s/></text:p>
          </table:table-cell>
          <table:table-cell office:value-type="float" office:value="4043" table:style-name="ce6">
            <text:p>4,043<text:s/></text:p>
          </table:table-cell>
          <table:table-cell office:value-type="float" office:value="7998" table:style-name="ce6">
            <text:p>7,998<text:s/></text:p>
          </table:table-cell>
          <table:table-cell office:value-type="float" office:value="2596" table:style-name="ce6">
            <text:p>2,596<text:s/></text:p>
          </table:table-cell>
          <table:table-cell office:value-type="float" office:value="6439" table:style-name="ce6">
            <text:p>6,439<text:s/></text:p>
          </table:table-cell>
          <table:table-cell office:value-type="float" office:value="6662" table:style-name="ce6">
            <text:p>6,662<text:s/></text:p>
          </table:table-cell>
          <table:table-cell office:value-type="float" office:value="5247" table:style-name="ce6">
            <text:p>5,247<text:s/></text:p>
          </table:table-cell>
          <table:table-cell office:value-type="float" office:value="21994" table:style-name="ce6">
            <text:p>21,994<text:s/></text:p>
          </table:table-cell>
          <table:table-cell office:value-type="float" office:value="2799" table:style-name="ce6">
            <text:p>2,799<text:s/></text:p>
          </table:table-cell>
          <table:table-cell office:value-type="float" office:value="10311" table:style-name="ce6">
            <text:p>10,311<text:s/></text:p>
          </table:table-cell>
          <table:table-cell office:value-type="float" office:value="10651" table:style-name="ce6">
            <text:p>10,651<text:s/></text:p>
          </table:table-cell>
          <table:table-cell office:value-type="float" office:value="13032" table:style-name="ce6">
            <text:p>13,032<text:s/></text:p>
          </table:table-cell>
          <table:table-cell office:value-type="float" office:value="19859" table:style-name="ce6">
            <text:p>19,859<text:s/></text:p>
          </table:table-cell>
          <table:table-cell office:value-type="float" office:value="13070" table:style-name="ce6">
            <text:p>13,070<text:s/></text:p>
          </table:table-cell>
          <table:table-cell office:value-type="float" office:value="9062" table:style-name="ce6">
            <text:p>9,062<text:s/></text:p>
          </table:table-cell>
          <table:table-cell office:value-type="float" office:value="18861" table:style-name="ce6">
            <text:p>18,861<text:s/></text:p>
          </table:table-cell>
          <table:table-cell office:value-type="float" office:value="13965" table:style-name="ce6">
            <text:p>13,965<text:s/></text:p>
          </table:table-cell>
          <table:table-cell office:value-type="float" office:value="26914" table:style-name="ce6">
            <text:p>26,914<text:s/></text:p>
          </table:table-cell>
          <table:table-cell office:value-type="float" office:value="19535" table:style-name="ce6">
            <text:p>19,535<text:s/></text:p>
          </table:table-cell>
          <table:table-cell office:value-type="float" office:value="5819" table:style-name="ce6">
            <text:p>5,819<text:s/></text:p>
          </table:table-cell>
          <table:table-cell office:value-type="float" office:value="29744" table:style-name="ce6">
            <text:p>29,744<text:s/></text:p>
          </table:table-cell>
          <table:table-cell office:value-type="float" office:value="20949" table:style-name="ce6">
            <text:p>20,949<text:s/></text:p>
          </table:table-cell>
          <table:table-cell office:value-type="float" office:value="22076" table:style-name="ce6">
            <text:p>22,076<text:s/></text:p>
          </table:table-cell>
          <table:table-cell office:value-type="float" office:value="17567" table:style-name="ce6">
            <text:p>17,567<text:s/></text:p>
          </table:table-cell>
          <table:table-cell office:value-type="float" office:value="17264" table:style-name="ce6">
            <text:p>17,264<text:s/></text:p>
          </table:table-cell>
          <table:table-cell office:value-type="float" office:value="90141" table:style-name="ce6">
            <text:p>90,141<text:s/></text:p>
          </table:table-cell>
          <table:table-cell office:value-type="float" office:value="39084" table:style-name="ce6">
            <text:p>39,084<text:s/></text:p>
          </table:table-cell>
          <table:table-cell office:value-type="float" office:value="16703" table:style-name="ce6">
            <text:p>16,703<text:s/></text:p>
          </table:table-cell>
          <table:table-cell office:value-type="float" office:value="17602" table:style-name="ce6">
            <text:p>17,602<text:s/></text:p>
          </table:table-cell>
          <table:table-cell office:value-type="float" office:value="17772" table:style-name="ce6">
            <text:p>17,772<text:s/></text:p>
          </table:table-cell>
          <table:table-cell office:value-type="float" office:value="17232" table:style-name="ce6">
            <text:p>17,232<text:s/></text:p>
          </table:table-cell>
          <table:table-cell office:value-type="float" office:value="19473" table:style-name="ce6">
            <text:p>19,473<text:s/></text:p>
          </table:table-cell>
          <table:table-cell office:value-type="float" office:value="19754" table:style-name="ce6">
            <text:p>19,754<text:s/></text:p>
          </table:table-cell>
          <table:table-cell office:value-type="float" office:value="9992" table:style-name="ce6">
            <text:p>9,992<text:s/></text:p>
          </table:table-cell>
          <table:table-cell office:value-type="float" office:value="23082" table:style-name="ce6">
            <text:p>23,082<text:s/></text:p>
          </table:table-cell>
          <table:table-cell office:value-type="float" office:value="6418" table:style-name="ce6">
            <text:p>6,418<text:s/></text:p>
          </table:table-cell>
          <table:table-cell office:value-type="float" office:value="7523" table:style-name="ce6">
            <text:p>7,523<text:s/></text:p>
          </table:table-cell>
          <table:table-cell office:value-type="float" office:value="14882" table:style-name="ce6">
            <text:p>14,882<text:s/></text:p>
          </table:table-cell>
          <table:table-cell office:value-type="float" office:value="3277" table:style-name="ce6">
            <text:p>3,277<text:s/></text:p>
          </table:table-cell>
          <table:table-cell office:value-type="float" office:value="3160" table:style-name="ce6">
            <text:p>3,160<text:s/></text:p>
          </table:table-cell>
          <table:table-cell office:value-type="float" office:value="2609" table:style-name="ce6">
            <text:p>2,609<text:s/></text:p>
          </table:table-cell>
          <table:table-cell office:value-type="float" office:value="10042" table:style-name="ce6">
            <text:p>10,042<text:s/></text:p>
          </table:table-cell>
          <table:table-cell office:value-type="float" office:value="8053" table:style-name="ce6">
            <text:p>8,053<text:s/></text:p>
          </table:table-cell>
          <table:table-cell office:value-type="float" office:value="9227" table:style-name="ce6">
            <text:p>9,227<text:s/></text:p>
          </table:table-cell>
          <table:table-cell office:value-type="float" office:value="23938" table:style-name="ce6">
            <text:p>23,938<text:s/></text:p>
          </table:table-cell>
          <table:table-cell office:value-type="float" office:value="7956" table:style-name="ce6">
            <text:p>7,956<text:s/></text:p>
          </table:table-cell>
          <table:table-cell office:value-type="float" office:value="9364" table:style-name="ce6">
            <text:p>9,364<text:s/></text:p>
          </table:table-cell>
          <table:table-cell office:value-type="float" office:value="6782" table:style-name="ce6">
            <text:p>6,782<text:s/></text:p>
          </table:table-cell>
          <table:table-cell office:value-type="float" office:value="18162" table:style-name="ce6">
            <text:p>18,162<text:s/></text:p>
          </table:table-cell>
          <table:table-cell office:value-type="float" office:value="19596" table:style-name="ce6">
            <text:p>19,596<text:s/></text:p>
          </table:table-cell>
          <table:table-cell office:value-type="float" office:value="24613" table:style-name="ce6">
            <text:p>24,613<text:s/></text:p>
          </table:table-cell>
          <table:table-cell office:value-type="float" office:value="28065" table:style-name="ce6">
            <text:p>28,065<text:s/></text:p>
          </table:table-cell>
          <table:table-cell office:value-type="float" office:value="31984" table:style-name="ce6">
            <text:p>31,984<text:s/></text:p>
          </table:table-cell>
          <table:table-cell office:value-type="float" office:value="21832" table:style-name="ce6">
            <text:p>21,832<text:s/></text:p>
          </table:table-cell>
          <table:table-cell office:value-type="float" office:value="20432" table:style-name="ce6">
            <text:p>20,432<text:s/></text:p>
          </table:table-cell>
          <table:table-cell office:value-type="float" office:value="48554" table:style-name="ce6">
            <text:p>48,554<text:s/></text:p>
          </table:table-cell>
          <table:table-cell office:value-type="float" office:value="14316" table:style-name="ce6">
            <text:p>14,316<text:s/></text:p>
          </table:table-cell>
          <table:table-cell office:value-type="float" office:value="27094" table:style-name="ce6">
            <text:p>27,094<text:s/></text:p>
          </table:table-cell>
          <table:table-cell office:value-type="float" office:value="30101" table:style-name="ce6">
            <text:p>30,101<text:s/></text:p>
          </table:table-cell>
          <table:table-cell office:value-type="float" office:value="16697" table:style-name="ce6">
            <text:p>16,697<text:s/></text:p>
          </table:table-cell>
          <table:table-cell office:value-type="float" office:value="48182" table:style-name="ce6">
            <text:p>48,182<text:s/></text:p>
          </table:table-cell>
          <table:table-cell office:value-type="float" office:value="17149" table:style-name="ce6">
            <text:p>17,149<text:s/></text:p>
          </table:table-cell>
          <table:table-cell office:value-type="float" office:value="13933" table:style-name="ce6">
            <text:p>13,933<text:s/></text:p>
          </table:table-cell>
          <table:table-cell office:value-type="float" office:value="12074" table:style-name="ce6">
            <text:p>12,074<text:s/></text:p>
          </table:table-cell>
          <table:table-cell office:value-type="float" office:value="14563" table:style-name="ce6">
            <text:p>14,563<text:s/></text:p>
          </table:table-cell>
          <table:table-cell office:value-type="float" office:value="10275" table:style-name="ce6">
            <text:p>10,275<text:s/></text:p>
          </table:table-cell>
          <table:table-cell office:value-type="float" office:value="20764" table:style-name="ce6">
            <text:p>20,764<text:s/></text:p>
          </table:table-cell>
          <table:table-cell office:value-type="float" office:value="15651" table:style-name="ce6">
            <text:p>15,651<text:s/></text:p>
          </table:table-cell>
          <table:table-cell office:value-type="float" office:value="7071" table:style-name="ce6">
            <text:p>7,071<text:s/></text:p>
          </table:table-cell>
          <table:table-cell office:value-type="float" office:value="10385" table:style-name="ce6">
            <text:p>10,385<text:s/></text:p>
          </table:table-cell>
          <table:table-cell office:value-type="float" office:value="29153" table:style-name="ce6">
            <text:p>29,153<text:s/></text:p>
          </table:table-cell>
          <table:table-cell office:value-type="float" office:value="18626" table:style-name="ce6">
            <text:p>18,626<text:s/></text:p>
          </table:table-cell>
          <table:table-cell office:value-type="float" office:value="18756" table:style-name="ce6">
            <text:p>18,756<text:s/></text:p>
          </table:table-cell>
          <table:table-cell office:value-type="float" office:value="19173" table:style-name="ce6">
            <text:p>19,173<text:s/></text:p>
          </table:table-cell>
          <table:table-cell office:value-type="float" office:value="6124" table:style-name="ce6">
            <text:p>6,124<text:s/></text:p>
          </table:table-cell>
          <table:table-cell office:value-type="float" office:value="8525" table:style-name="ce6">
            <text:p>8,525<text:s/></text:p>
          </table:table-cell>
          <table:table-cell office:value-type="float" office:value="5003" table:style-name="ce6">
            <text:p>5,003<text:s/></text:p>
          </table:table-cell>
          <table:table-cell office:value-type="float" office:value="4255" table:style-name="ce6">
            <text:p>4,255<text:s/></text:p>
          </table:table-cell>
          <table:table-cell office:value-type="float" office:value="5532" table:style-name="ce6">
            <text:p>5,532<text:s/></text:p>
          </table:table-cell>
          <table:table-cell office:value-type="float" office:value="8636" table:style-name="ce6">
            <text:p>8,636<text:s/></text:p>
          </table:table-cell>
          <table:table-cell office:value-type="float" office:value="8560" table:style-name="ce6">
            <text:p>8,560<text:s/></text:p>
          </table:table-cell>
          <table:table-cell office:value-type="float" office:value="10872" table:style-name="ce6">
            <text:p>10,872<text:s/></text:p>
          </table:table-cell>
          <table:table-cell office:value-type="float" office:value="13943" table:style-name="ce6">
            <text:p>13,943<text:s/></text:p>
          </table:table-cell>
          <table:table-cell office:value-type="float" office:value="21775" table:style-name="ce6">
            <text:p>21,775<text:s/></text:p>
          </table:table-cell>
          <table:table-cell office:value-type="float" office:value="18773" table:style-name="ce6">
            <text:p>18,773<text:s/></text:p>
          </table:table-cell>
          <table:table-cell office:value-type="float" office:value="12202" table:style-name="ce6">
            <text:p>12,202<text:s/></text:p>
          </table:table-cell>
          <table:table-cell office:value-type="float" office:value="9971" table:style-name="ce6">
            <text:p>9,971<text:s/></text:p>
          </table:table-cell>
          <table:table-cell office:value-type="float" office:value="10078" table:style-name="ce6">
            <text:p>10,078<text:s/></text:p>
          </table:table-cell>
          <table:table-cell office:value-type="float" office:value="10267" table:style-name="ce6">
            <text:p>10,267<text:s/></text:p>
          </table:table-cell>
          <table:table-cell office:value-type="float" office:value="9938" table:style-name="ce6">
            <text:p>9,938<text:s/></text:p>
          </table:table-cell>
          <table:table-cell office:value-type="float" office:value="8289" table:style-name="ce6">
            <text:p>8,289<text:s/></text:p>
          </table:table-cell>
          <table:table-cell office:value-type="float" office:value="8282" table:style-name="ce6">
            <text:p>8,282<text:s/></text:p>
          </table:table-cell>
          <table:table-cell office:value-type="float" office:value="1401" table:style-name="ce6">
            <text:p>1,401<text:s/></text:p>
          </table:table-cell>
          <table:table-cell office:value-type="float" office:value="2271" table:style-name="ce6">
            <text:p>2,271<text:s/></text:p>
          </table:table-cell>
          <table:table-cell office:value-type="float" office:value="3412" table:style-name="ce6">
            <text:p>3,412<text:s/></text:p>
          </table:table-cell>
          <table:table-cell office:value-type="float" office:value="4346" table:style-name="ce6">
            <text:p>4,346<text:s/></text:p>
          </table:table-cell>
          <table:table-cell office:value-type="float" office:value="2244" table:style-name="ce6">
            <text:p>2,244<text:s/></text:p>
          </table:table-cell>
          <table:table-cell office:value-type="float" office:value="3115" table:style-name="ce6">
            <text:p>3,115<text:s/></text:p>
          </table:table-cell>
          <table:table-cell office:value-type="float" office:value="2454" table:style-name="ce6">
            <text:p>2,454<text:s/></text:p>
          </table:table-cell>
          <table:table-cell office:value-type="float" office:value="6433" table:style-name="ce6">
            <text:p>6,433<text:s/></text:p>
          </table:table-cell>
          <table:table-cell office:value-type="float" office:value="1877" table:style-name="ce6">
            <text:p>1,877<text:s/></text:p>
          </table:table-cell>
          <table:table-cell office:value-type="float" office:value="3264" table:style-name="ce6">
            <text:p>3,264<text:s/></text:p>
          </table:table-cell>
          <table:table-cell office:value-type="float" office:value="3881" table:style-name="ce6">
            <text:p>3,881<text:s/></text:p>
          </table:table-cell>
          <table:table-cell table:number-columns-repeated="16264"/>
        </table:table-row>
        <table:table-row table:style-name="ro2">
          <table:table-cell office:value-type="date" office:date-value="2022-01-29T00:00:00" table:style-name="ce5">
            <text:p>2022/1/29</text:p>
          </table:table-cell>
          <table:table-cell office:value-type="float" office:value="1387" table:style-name="ce6">
            <text:p>1,387<text:s/></text:p>
          </table:table-cell>
          <table:table-cell office:value-type="float" office:value="5308" table:style-name="ce6">
            <text:p>5,308<text:s/></text:p>
          </table:table-cell>
          <table:table-cell office:value-type="float" office:value="12577" table:style-name="ce6">
            <text:p>12,577<text:s/></text:p>
          </table:table-cell>
          <table:table-cell office:value-type="float" office:value="29502" table:style-name="ce6">
            <text:p>29,502<text:s/></text:p>
          </table:table-cell>
          <table:table-cell office:value-type="float" office:value="8265" table:style-name="ce6">
            <text:p>8,265<text:s/></text:p>
          </table:table-cell>
          <table:table-cell office:value-type="float" office:value="5316" table:style-name="ce6">
            <text:p>5,316<text:s/></text:p>
          </table:table-cell>
          <table:table-cell office:value-type="float" office:value="4710" table:style-name="ce6">
            <text:p>4,710<text:s/></text:p>
          </table:table-cell>
          <table:table-cell office:value-type="float" office:value="2722" table:style-name="ce6">
            <text:p>2,722<text:s/></text:p>
          </table:table-cell>
          <table:table-cell office:value-type="float" office:value="1665" table:style-name="ce6">
            <text:p>1,665<text:s/></text:p>
          </table:table-cell>
          <table:table-cell office:value-type="float" office:value="4823" table:style-name="ce6">
            <text:p>4,823<text:s/></text:p>
          </table:table-cell>
          <table:table-cell office:value-type="float" office:value="1085" table:style-name="ce6">
            <text:p>1,085<text:s/></text:p>
          </table:table-cell>
          <table:table-cell office:value-type="float" office:value="1709" table:style-name="ce6">
            <text:p>1,709<text:s/></text:p>
          </table:table-cell>
          <table:table-cell office:value-type="float" office:value="2037" table:style-name="ce6">
            <text:p>2,037<text:s/></text:p>
          </table:table-cell>
          <table:table-cell office:value-type="float" office:value="3349" table:style-name="ce6">
            <text:p>3,349<text:s/></text:p>
          </table:table-cell>
          <table:table-cell office:value-type="float" office:value="6386" table:style-name="ce6">
            <text:p>6,386<text:s/></text:p>
          </table:table-cell>
          <table:table-cell office:value-type="float" office:value="2992" table:style-name="ce6">
            <text:p>2,992<text:s/></text:p>
          </table:table-cell>
          <table:table-cell office:value-type="float" office:value="4097" table:style-name="ce6">
            <text:p>4,097<text:s/></text:p>
          </table:table-cell>
          <table:table-cell office:value-type="float" office:value="2401" table:style-name="ce6">
            <text:p>2,401<text:s/></text:p>
          </table:table-cell>
          <table:table-cell office:value-type="float" office:value="5202" table:style-name="ce6">
            <text:p>5,202<text:s/></text:p>
          </table:table-cell>
          <table:table-cell office:value-type="float" office:value="1646" table:style-name="ce6">
            <text:p>1,646<text:s/></text:p>
          </table:table-cell>
          <table:table-cell office:value-type="float" office:value="3410" table:style-name="ce6">
            <text:p>3,410<text:s/></text:p>
          </table:table-cell>
          <table:table-cell office:value-type="float" office:value="4203" table:style-name="ce6">
            <text:p>4,203<text:s/></text:p>
          </table:table-cell>
          <table:table-cell office:value-type="float" office:value="1436" table:style-name="ce6">
            <text:p>1,436<text:s/></text:p>
          </table:table-cell>
          <table:table-cell office:value-type="float" office:value="10211" table:style-name="ce6">
            <text:p>10,211<text:s/></text:p>
          </table:table-cell>
          <table:table-cell office:value-type="float" office:value="1969" table:style-name="ce6">
            <text:p>1,969<text:s/></text:p>
          </table:table-cell>
          <table:table-cell office:value-type="float" office:value="7062" table:style-name="ce6">
            <text:p>7,062<text:s/></text:p>
          </table:table-cell>
          <table:table-cell office:value-type="float" office:value="6220" table:style-name="ce6">
            <text:p>6,220<text:s/></text:p>
          </table:table-cell>
          <table:table-cell office:value-type="float" office:value="8270" table:style-name="ce6">
            <text:p>8,270<text:s/></text:p>
          </table:table-cell>
          <table:table-cell office:value-type="float" office:value="10388" table:style-name="ce6">
            <text:p>10,388<text:s/></text:p>
          </table:table-cell>
          <table:table-cell office:value-type="float" office:value="9201" table:style-name="ce6">
            <text:p>9,201<text:s/></text:p>
          </table:table-cell>
          <table:table-cell office:value-type="float" office:value="6201" table:style-name="ce6">
            <text:p>6,201<text:s/></text:p>
          </table:table-cell>
          <table:table-cell office:value-type="float" office:value="13001" table:style-name="ce6">
            <text:p>13,001<text:s/></text:p>
          </table:table-cell>
          <table:table-cell office:value-type="float" office:value="8548" table:style-name="ce6">
            <text:p>8,548<text:s/></text:p>
          </table:table-cell>
          <table:table-cell office:value-type="float" office:value="15146" table:style-name="ce6">
            <text:p>15,146<text:s/></text:p>
          </table:table-cell>
          <table:table-cell office:value-type="float" office:value="9869" table:style-name="ce6">
            <text:p>9,869<text:s/></text:p>
          </table:table-cell>
          <table:table-cell office:value-type="float" office:value="1834" table:style-name="ce6">
            <text:p>1,834<text:s/></text:p>
          </table:table-cell>
          <table:table-cell office:value-type="float" office:value="19064" table:style-name="ce6">
            <text:p>19,064<text:s/></text:p>
          </table:table-cell>
          <table:table-cell office:value-type="float" office:value="13038" table:style-name="ce6">
            <text:p>13,038<text:s/></text:p>
          </table:table-cell>
          <table:table-cell office:value-type="float" office:value="12687" table:style-name="ce6">
            <text:p>12,687<text:s/></text:p>
          </table:table-cell>
          <table:table-cell office:value-type="float" office:value="10855" table:style-name="ce6">
            <text:p>10,855<text:s/></text:p>
          </table:table-cell>
          <table:table-cell office:value-type="float" office:value="4322" table:style-name="ce6">
            <text:p>4,322<text:s/></text:p>
          </table:table-cell>
          <table:table-cell office:value-type="float" office:value="58512" table:style-name="ce6">
            <text:p>58,512<text:s/></text:p>
          </table:table-cell>
          <table:table-cell office:value-type="float" office:value="28833" table:style-name="ce6">
            <text:p>28,833<text:s/></text:p>
          </table:table-cell>
          <table:table-cell office:value-type="float" office:value="10353" table:style-name="ce6">
            <text:p>10,353<text:s/></text:p>
          </table:table-cell>
          <table:table-cell office:value-type="float" office:value="9428" table:style-name="ce6">
            <text:p>9,428<text:s/></text:p>
          </table:table-cell>
          <table:table-cell office:value-type="float" office:value="11769" table:style-name="ce6">
            <text:p>11,769<text:s/></text:p>
          </table:table-cell>
          <table:table-cell office:value-type="float" office:value="12447" table:style-name="ce6">
            <text:p>12,447<text:s/></text:p>
          </table:table-cell>
          <table:table-cell office:value-type="float" office:value="13555" table:style-name="ce6">
            <text:p>13,555<text:s/></text:p>
          </table:table-cell>
          <table:table-cell office:value-type="float" office:value="12266" table:style-name="ce6">
            <text:p>12,266<text:s/></text:p>
          </table:table-cell>
          <table:table-cell office:value-type="float" office:value="5964" table:style-name="ce6">
            <text:p>5,964<text:s/></text:p>
          </table:table-cell>
          <table:table-cell office:value-type="float" office:value="12760" table:style-name="ce6">
            <text:p>12,760<text:s/></text:p>
          </table:table-cell>
          <table:table-cell office:value-type="float" office:value="4378" table:style-name="ce6">
            <text:p>4,378<text:s/></text:p>
          </table:table-cell>
          <table:table-cell office:value-type="float" office:value="3915" table:style-name="ce6">
            <text:p>3,915<text:s/></text:p>
          </table:table-cell>
          <table:table-cell office:value-type="float" office:value="9968" table:style-name="ce6">
            <text:p>9,968<text:s/></text:p>
          </table:table-cell>
          <table:table-cell office:value-type="float" office:value="2852" table:style-name="ce6">
            <text:p>2,852<text:s/></text:p>
          </table:table-cell>
          <table:table-cell office:value-type="float" office:value="1944" table:style-name="ce6">
            <text:p>1,944<text:s/></text:p>
          </table:table-cell>
          <table:table-cell office:value-type="float" office:value="1152" table:style-name="ce6">
            <text:p>1,152<text:s/></text:p>
          </table:table-cell>
          <table:table-cell office:value-type="float" office:value="4896" table:style-name="ce6">
            <text:p>4,896<text:s/></text:p>
          </table:table-cell>
          <table:table-cell office:value-type="float" office:value="5220" table:style-name="ce6">
            <text:p>5,220<text:s/></text:p>
          </table:table-cell>
          <table:table-cell office:value-type="float" office:value="5799" table:style-name="ce6">
            <text:p>5,799<text:s/></text:p>
          </table:table-cell>
          <table:table-cell office:value-type="float" office:value="17139" table:style-name="ce6">
            <text:p>17,139<text:s/></text:p>
          </table:table-cell>
          <table:table-cell office:value-type="float" office:value="4115" table:style-name="ce6">
            <text:p>4,115<text:s/></text:p>
          </table:table-cell>
          <table:table-cell office:value-type="float" office:value="5019" table:style-name="ce6">
            <text:p>5,019<text:s/></text:p>
          </table:table-cell>
          <table:table-cell office:value-type="float" office:value="4025" table:style-name="ce6">
            <text:p>4,025<text:s/></text:p>
          </table:table-cell>
          <table:table-cell office:value-type="float" office:value="10828" table:style-name="ce6">
            <text:p>10,828<text:s/></text:p>
          </table:table-cell>
          <table:table-cell office:value-type="float" office:value="9869" table:style-name="ce6">
            <text:p>9,869<text:s/></text:p>
          </table:table-cell>
          <table:table-cell office:value-type="float" office:value="16154" table:style-name="ce6">
            <text:p>16,154<text:s/></text:p>
          </table:table-cell>
          <table:table-cell office:value-type="float" office:value="17667" table:style-name="ce6">
            <text:p>17,667<text:s/></text:p>
          </table:table-cell>
          <table:table-cell office:value-type="float" office:value="19218" table:style-name="ce6">
            <text:p>19,218<text:s/></text:p>
          </table:table-cell>
          <table:table-cell office:value-type="float" office:value="13239" table:style-name="ce6">
            <text:p>13,239<text:s/></text:p>
          </table:table-cell>
          <table:table-cell office:value-type="float" office:value="15181" table:style-name="ce6">
            <text:p>15,181<text:s/></text:p>
          </table:table-cell>
          <table:table-cell office:value-type="float" office:value="35627" table:style-name="ce6">
            <text:p>35,627<text:s/></text:p>
          </table:table-cell>
          <table:table-cell office:value-type="float" office:value="7008" table:style-name="ce6">
            <text:p>7,008<text:s/></text:p>
          </table:table-cell>
          <table:table-cell office:value-type="float" office:value="17961" table:style-name="ce6">
            <text:p>17,961<text:s/></text:p>
          </table:table-cell>
          <table:table-cell office:value-type="float" office:value="19316" table:style-name="ce6">
            <text:p>19,316<text:s/></text:p>
          </table:table-cell>
          <table:table-cell office:value-type="float" office:value="9197" table:style-name="ce6">
            <text:p>9,197<text:s/></text:p>
          </table:table-cell>
          <table:table-cell office:value-type="float" office:value="30910" table:style-name="ce6">
            <text:p>30,910<text:s/></text:p>
          </table:table-cell>
          <table:table-cell office:value-type="float" office:value="11039" table:style-name="ce6">
            <text:p>11,039<text:s/></text:p>
          </table:table-cell>
          <table:table-cell office:value-type="float" office:value="9085" table:style-name="ce6">
            <text:p>9,085<text:s/></text:p>
          </table:table-cell>
          <table:table-cell office:value-type="float" office:value="6355" table:style-name="ce6">
            <text:p>6,355<text:s/></text:p>
          </table:table-cell>
          <table:table-cell office:value-type="float" office:value="8829" table:style-name="ce6">
            <text:p>8,829<text:s/></text:p>
          </table:table-cell>
          <table:table-cell office:value-type="float" office:value="4905" table:style-name="ce6">
            <text:p>4,905<text:s/></text:p>
          </table:table-cell>
          <table:table-cell office:value-type="float" office:value="10916" table:style-name="ce6">
            <text:p>10,916<text:s/></text:p>
          </table:table-cell>
          <table:table-cell office:value-type="float" office:value="8009" table:style-name="ce6">
            <text:p>8,009<text:s/></text:p>
          </table:table-cell>
          <table:table-cell office:value-type="float" office:value="6295" table:style-name="ce6">
            <text:p>6,295<text:s/></text:p>
          </table:table-cell>
          <table:table-cell office:value-type="float" office:value="5795" table:style-name="ce6">
            <text:p>5,795<text:s/></text:p>
          </table:table-cell>
          <table:table-cell office:value-type="float" office:value="10105" table:style-name="ce6">
            <text:p>10,105<text:s/></text:p>
          </table:table-cell>
          <table:table-cell office:value-type="float" office:value="6685" table:style-name="ce6">
            <text:p>6,685<text:s/></text:p>
          </table:table-cell>
          <table:table-cell office:value-type="float" office:value="8333" table:style-name="ce6">
            <text:p>8,333<text:s/></text:p>
          </table:table-cell>
          <table:table-cell office:value-type="float" office:value="8592" table:style-name="ce6">
            <text:p>8,592<text:s/></text:p>
          </table:table-cell>
          <table:table-cell office:value-type="float" office:value="3404" table:style-name="ce6">
            <text:p>3,404<text:s/></text:p>
          </table:table-cell>
          <table:table-cell office:value-type="float" office:value="4618" table:style-name="ce6">
            <text:p>4,618<text:s/></text:p>
          </table:table-cell>
          <table:table-cell office:value-type="float" office:value="2716" table:style-name="ce6">
            <text:p>2,716<text:s/></text:p>
          </table:table-cell>
          <table:table-cell office:value-type="float" office:value="1524" table:style-name="ce6">
            <text:p>1,524<text:s/></text:p>
          </table:table-cell>
          <table:table-cell office:value-type="float" office:value="3246" table:style-name="ce6">
            <text:p>3,246<text:s/></text:p>
          </table:table-cell>
          <table:table-cell office:value-type="float" office:value="4568" table:style-name="ce6">
            <text:p>4,568<text:s/></text:p>
          </table:table-cell>
          <table:table-cell office:value-type="float" office:value="5934" table:style-name="ce6">
            <text:p>5,934<text:s/></text:p>
          </table:table-cell>
          <table:table-cell office:value-type="float" office:value="7596" table:style-name="ce6">
            <text:p>7,596<text:s/></text:p>
          </table:table-cell>
          <table:table-cell office:value-type="float" office:value="8048" table:style-name="ce6">
            <text:p>8,048<text:s/></text:p>
          </table:table-cell>
          <table:table-cell office:value-type="float" office:value="10182" table:style-name="ce6">
            <text:p>10,182<text:s/></text:p>
          </table:table-cell>
          <table:table-cell office:value-type="float" office:value="12205" table:style-name="ce6">
            <text:p>12,205<text:s/></text:p>
          </table:table-cell>
          <table:table-cell office:value-type="float" office:value="6672" table:style-name="ce6">
            <text:p>6,672<text:s/></text:p>
          </table:table-cell>
          <table:table-cell office:value-type="float" office:value="5851" table:style-name="ce6">
            <text:p>5,851<text:s/></text:p>
          </table:table-cell>
          <table:table-cell office:value-type="float" office:value="6102" table:style-name="ce6">
            <text:p>6,102<text:s/></text:p>
          </table:table-cell>
          <table:table-cell office:value-type="float" office:value="6047" table:style-name="ce6">
            <text:p>6,047<text:s/></text:p>
          </table:table-cell>
          <table:table-cell office:value-type="float" office:value="6428" table:style-name="ce6">
            <text:p>6,428<text:s/></text:p>
          </table:table-cell>
          <table:table-cell office:value-type="float" office:value="4487" table:style-name="ce6">
            <text:p>4,487<text:s/></text:p>
          </table:table-cell>
          <table:table-cell office:value-type="float" office:value="4793" table:style-name="ce6">
            <text:p>4,793<text:s/></text:p>
          </table:table-cell>
          <table:table-cell office:value-type="float" office:value="540" table:style-name="ce6">
            <text:p>540<text:s/></text:p>
          </table:table-cell>
          <table:table-cell office:value-type="float" office:value="1506" table:style-name="ce6">
            <text:p>1,506<text:s/></text:p>
          </table:table-cell>
          <table:table-cell office:value-type="float" office:value="2121" table:style-name="ce6">
            <text:p>2,121<text:s/></text:p>
          </table:table-cell>
          <table:table-cell office:value-type="float" office:value="3159" table:style-name="ce6">
            <text:p>3,159<text:s/></text:p>
          </table:table-cell>
          <table:table-cell office:value-type="float" office:value="766" table:style-name="ce6">
            <text:p>766<text:s/></text:p>
          </table:table-cell>
          <table:table-cell office:value-type="float" office:value="853" table:style-name="ce6">
            <text:p>853<text:s/></text:p>
          </table:table-cell>
          <table:table-cell office:value-type="float" office:value="1170" table:style-name="ce6">
            <text:p>1,170<text:s/></text:p>
          </table:table-cell>
          <table:table-cell office:value-type="float" office:value="4028" table:style-name="ce6">
            <text:p>4,028<text:s/></text:p>
          </table:table-cell>
          <table:table-cell office:value-type="float" office:value="1108" table:style-name="ce6">
            <text:p>1,108<text:s/></text:p>
          </table:table-cell>
          <table:table-cell office:value-type="float" office:value="1953" table:style-name="ce6">
            <text:p>1,953<text:s/></text:p>
          </table:table-cell>
          <table:table-cell office:value-type="float" office:value="1549" table:style-name="ce6">
            <text:p>1,549<text:s/></text:p>
          </table:table-cell>
          <table:table-cell table:number-columns-repeated="16264"/>
        </table:table-row>
        <table:table-row table:style-name="ro2">
          <table:table-cell office:value-type="date" office:date-value="2022-01-30T00:00:00" table:style-name="ce5">
            <text:p>2022/1/30</text:p>
          </table:table-cell>
          <table:table-cell office:value-type="float" office:value="1081" table:style-name="ce6">
            <text:p>1,081<text:s/></text:p>
          </table:table-cell>
          <table:table-cell office:value-type="float" office:value="3890" table:style-name="ce6">
            <text:p>3,890<text:s/></text:p>
          </table:table-cell>
          <table:table-cell office:value-type="float" office:value="8667" table:style-name="ce6">
            <text:p>8,667<text:s/></text:p>
          </table:table-cell>
          <table:table-cell office:value-type="float" office:value="22263" table:style-name="ce6">
            <text:p>22,263<text:s/></text:p>
          </table:table-cell>
          <table:table-cell office:value-type="float" office:value="5609" table:style-name="ce6">
            <text:p>5,609<text:s/></text:p>
          </table:table-cell>
          <table:table-cell office:value-type="float" office:value="3902" table:style-name="ce6">
            <text:p>3,902<text:s/></text:p>
          </table:table-cell>
          <table:table-cell office:value-type="float" office:value="3511" table:style-name="ce6">
            <text:p>3,511<text:s/></text:p>
          </table:table-cell>
          <table:table-cell office:value-type="float" office:value="2178" table:style-name="ce6">
            <text:p>2,178<text:s/></text:p>
          </table:table-cell>
          <table:table-cell office:value-type="float" office:value="1264" table:style-name="ce6">
            <text:p>1,264<text:s/></text:p>
          </table:table-cell>
          <table:table-cell office:value-type="float" office:value="3239" table:style-name="ce6">
            <text:p>3,239<text:s/></text:p>
          </table:table-cell>
          <table:table-cell office:value-type="float" office:value="863" table:style-name="ce6">
            <text:p>863<text:s/></text:p>
          </table:table-cell>
          <table:table-cell office:value-type="float" office:value="1221" table:style-name="ce6">
            <text:p>1,221<text:s/></text:p>
          </table:table-cell>
          <table:table-cell office:value-type="float" office:value="1543" table:style-name="ce6">
            <text:p>1,543<text:s/></text:p>
          </table:table-cell>
          <table:table-cell office:value-type="float" office:value="2421" table:style-name="ce6">
            <text:p>2,421<text:s/></text:p>
          </table:table-cell>
          <table:table-cell office:value-type="float" office:value="5027" table:style-name="ce6">
            <text:p>5,027<text:s/></text:p>
          </table:table-cell>
          <table:table-cell office:value-type="float" office:value="2053" table:style-name="ce6">
            <text:p>2,053<text:s/></text:p>
          </table:table-cell>
          <table:table-cell office:value-type="float" office:value="2755" table:style-name="ce6">
            <text:p>2,755<text:s/></text:p>
          </table:table-cell>
          <table:table-cell office:value-type="float" office:value="1800" table:style-name="ce6">
            <text:p>1,800<text:s/></text:p>
          </table:table-cell>
          <table:table-cell office:value-type="float" office:value="3789" table:style-name="ce6">
            <text:p>3,789<text:s/></text:p>
          </table:table-cell>
          <table:table-cell office:value-type="float" office:value="1183" table:style-name="ce6">
            <text:p>1,183<text:s/></text:p>
          </table:table-cell>
          <table:table-cell office:value-type="float" office:value="2544" table:style-name="ce6">
            <text:p>2,544<text:s/></text:p>
          </table:table-cell>
          <table:table-cell office:value-type="float" office:value="3124" table:style-name="ce6">
            <text:p>3,124<text:s/></text:p>
          </table:table-cell>
          <table:table-cell office:value-type="float" office:value="961" table:style-name="ce6">
            <text:p>961<text:s/></text:p>
          </table:table-cell>
          <table:table-cell office:value-type="float" office:value="7364" table:style-name="ce6">
            <text:p>7,364<text:s/></text:p>
          </table:table-cell>
          <table:table-cell office:value-type="float" office:value="1863" table:style-name="ce6">
            <text:p>1,863<text:s/></text:p>
          </table:table-cell>
          <table:table-cell office:value-type="float" office:value="5623" table:style-name="ce6">
            <text:p>5,623<text:s/></text:p>
          </table:table-cell>
          <table:table-cell office:value-type="float" office:value="4681" table:style-name="ce6">
            <text:p>4,681<text:s/></text:p>
          </table:table-cell>
          <table:table-cell office:value-type="float" office:value="6463" table:style-name="ce6">
            <text:p>6,463<text:s/></text:p>
          </table:table-cell>
          <table:table-cell office:value-type="float" office:value="7571" table:style-name="ce6">
            <text:p>7,571<text:s/></text:p>
          </table:table-cell>
          <table:table-cell office:value-type="float" office:value="7345" table:style-name="ce6">
            <text:p>7,345<text:s/></text:p>
          </table:table-cell>
          <table:table-cell office:value-type="float" office:value="4805" table:style-name="ce6">
            <text:p>4,805<text:s/></text:p>
          </table:table-cell>
          <table:table-cell office:value-type="float" office:value="9885" table:style-name="ce6">
            <text:p>9,885<text:s/></text:p>
          </table:table-cell>
          <table:table-cell office:value-type="float" office:value="6388" table:style-name="ce6">
            <text:p>6,388<text:s/></text:p>
          </table:table-cell>
          <table:table-cell office:value-type="float" office:value="10555" table:style-name="ce6">
            <text:p>10,555<text:s/></text:p>
          </table:table-cell>
          <table:table-cell office:value-type="float" office:value="7061" table:style-name="ce6">
            <text:p>7,061<text:s/></text:p>
          </table:table-cell>
          <table:table-cell office:value-type="float" office:value="1249" table:style-name="ce6">
            <text:p>1,249<text:s/></text:p>
          </table:table-cell>
          <table:table-cell office:value-type="float" office:value="14319" table:style-name="ce6">
            <text:p>14,319<text:s/></text:p>
          </table:table-cell>
          <table:table-cell office:value-type="float" office:value="9386" table:style-name="ce6">
            <text:p>9,386<text:s/></text:p>
          </table:table-cell>
          <table:table-cell office:value-type="float" office:value="9202" table:style-name="ce6">
            <text:p>9,202<text:s/></text:p>
          </table:table-cell>
          <table:table-cell office:value-type="float" office:value="8455" table:style-name="ce6">
            <text:p>8,455<text:s/></text:p>
          </table:table-cell>
          <table:table-cell office:value-type="float" office:value="2657" table:style-name="ce6">
            <text:p>2,657<text:s/></text:p>
          </table:table-cell>
          <table:table-cell office:value-type="float" office:value="44344" table:style-name="ce6">
            <text:p>44,344<text:s/></text:p>
          </table:table-cell>
          <table:table-cell office:value-type="float" office:value="22390" table:style-name="ce6">
            <text:p>22,390<text:s/></text:p>
          </table:table-cell>
          <table:table-cell office:value-type="float" office:value="6855" table:style-name="ce6">
            <text:p>6,855<text:s/></text:p>
          </table:table-cell>
          <table:table-cell office:value-type="float" office:value="7133" table:style-name="ce6">
            <text:p>7,133<text:s/></text:p>
          </table:table-cell>
          <table:table-cell office:value-type="float" office:value="8787" table:style-name="ce6">
            <text:p>8,787<text:s/></text:p>
          </table:table-cell>
          <table:table-cell office:value-type="float" office:value="9537" table:style-name="ce6">
            <text:p>9,537<text:s/></text:p>
          </table:table-cell>
          <table:table-cell office:value-type="float" office:value="10052" table:style-name="ce6">
            <text:p>10,052<text:s/></text:p>
          </table:table-cell>
          <table:table-cell office:value-type="float" office:value="9524" table:style-name="ce6">
            <text:p>9,524<text:s/></text:p>
          </table:table-cell>
          <table:table-cell office:value-type="float" office:value="4079" table:style-name="ce6">
            <text:p>4,079<text:s/></text:p>
          </table:table-cell>
          <table:table-cell office:value-type="float" office:value="9227" table:style-name="ce6">
            <text:p>9,227<text:s/></text:p>
          </table:table-cell>
          <table:table-cell office:value-type="float" office:value="3323" table:style-name="ce6">
            <text:p>3,323<text:s/></text:p>
          </table:table-cell>
          <table:table-cell office:value-type="float" office:value="3059" table:style-name="ce6">
            <text:p>3,059<text:s/></text:p>
          </table:table-cell>
          <table:table-cell office:value-type="float" office:value="7693" table:style-name="ce6">
            <text:p>7,693<text:s/></text:p>
          </table:table-cell>
          <table:table-cell office:value-type="float" office:value="2157" table:style-name="ce6">
            <text:p>2,157<text:s/></text:p>
          </table:table-cell>
          <table:table-cell office:value-type="float" office:value="1493" table:style-name="ce6">
            <text:p>1,493<text:s/></text:p>
          </table:table-cell>
          <table:table-cell office:value-type="float" office:value="744" table:style-name="ce6">
            <text:p>744<text:s/></text:p>
          </table:table-cell>
          <table:table-cell office:value-type="float" office:value="3424" table:style-name="ce6">
            <text:p>3,424<text:s/></text:p>
          </table:table-cell>
          <table:table-cell office:value-type="float" office:value="3689" table:style-name="ce6">
            <text:p>3,689<text:s/></text:p>
          </table:table-cell>
          <table:table-cell office:value-type="float" office:value="4474" table:style-name="ce6">
            <text:p>4,474<text:s/></text:p>
          </table:table-cell>
          <table:table-cell office:value-type="float" office:value="12409" table:style-name="ce6">
            <text:p>12,409<text:s/></text:p>
          </table:table-cell>
          <table:table-cell office:value-type="float" office:value="3242" table:style-name="ce6">
            <text:p>3,242<text:s/></text:p>
          </table:table-cell>
          <table:table-cell office:value-type="float" office:value="3636" table:style-name="ce6">
            <text:p>3,636<text:s/></text:p>
          </table:table-cell>
          <table:table-cell office:value-type="float" office:value="3108" table:style-name="ce6">
            <text:p>3,108<text:s/></text:p>
          </table:table-cell>
          <table:table-cell office:value-type="float" office:value="7952" table:style-name="ce6">
            <text:p>7,952<text:s/></text:p>
          </table:table-cell>
          <table:table-cell office:value-type="float" office:value="6667" table:style-name="ce6">
            <text:p>6,667<text:s/></text:p>
          </table:table-cell>
          <table:table-cell office:value-type="float" office:value="11776" table:style-name="ce6">
            <text:p>11,776<text:s/></text:p>
          </table:table-cell>
          <table:table-cell office:value-type="float" office:value="14046" table:style-name="ce6">
            <text:p>14,046<text:s/></text:p>
          </table:table-cell>
          <table:table-cell office:value-type="float" office:value="14723" table:style-name="ce6">
            <text:p>14,723<text:s/></text:p>
          </table:table-cell>
          <table:table-cell office:value-type="float" office:value="9745" table:style-name="ce6">
            <text:p>9,745<text:s/></text:p>
          </table:table-cell>
          <table:table-cell office:value-type="float" office:value="12301" table:style-name="ce6">
            <text:p>12,301<text:s/></text:p>
          </table:table-cell>
          <table:table-cell office:value-type="float" office:value="27970" table:style-name="ce6">
            <text:p>27,970<text:s/></text:p>
          </table:table-cell>
          <table:table-cell office:value-type="float" office:value="5236" table:style-name="ce6">
            <text:p>5,236<text:s/></text:p>
          </table:table-cell>
          <table:table-cell office:value-type="float" office:value="13804" table:style-name="ce6">
            <text:p>13,804<text:s/></text:p>
          </table:table-cell>
          <table:table-cell office:value-type="float" office:value="13832" table:style-name="ce6">
            <text:p>13,832<text:s/></text:p>
          </table:table-cell>
          <table:table-cell office:value-type="float" office:value="6617" table:style-name="ce6">
            <text:p>6,617<text:s/></text:p>
          </table:table-cell>
          <table:table-cell office:value-type="float" office:value="23795" table:style-name="ce6">
            <text:p>23,795<text:s/></text:p>
          </table:table-cell>
          <table:table-cell office:value-type="float" office:value="8463" table:style-name="ce6">
            <text:p>8,463<text:s/></text:p>
          </table:table-cell>
          <table:table-cell office:value-type="float" office:value="6810" table:style-name="ce6">
            <text:p>6,810<text:s/></text:p>
          </table:table-cell>
          <table:table-cell office:value-type="float" office:value="3984" table:style-name="ce6">
            <text:p>3,984<text:s/></text:p>
          </table:table-cell>
          <table:table-cell office:value-type="float" office:value="6547" table:style-name="ce6">
            <text:p>6,547<text:s/></text:p>
          </table:table-cell>
          <table:table-cell office:value-type="float" office:value="3581" table:style-name="ce6">
            <text:p>3,581<text:s/></text:p>
          </table:table-cell>
          <table:table-cell office:value-type="float" office:value="8440" table:style-name="ce6">
            <text:p>8,440<text:s/></text:p>
          </table:table-cell>
          <table:table-cell office:value-type="float" office:value="5401" table:style-name="ce6">
            <text:p>5,401<text:s/></text:p>
          </table:table-cell>
          <table:table-cell office:value-type="float" office:value="4841" table:style-name="ce6">
            <text:p>4,841<text:s/></text:p>
          </table:table-cell>
          <table:table-cell office:value-type="float" office:value="4195" table:style-name="ce6">
            <text:p>4,195<text:s/></text:p>
          </table:table-cell>
          <table:table-cell office:value-type="float" office:value="7063" table:style-name="ce6">
            <text:p>7,063<text:s/></text:p>
          </table:table-cell>
          <table:table-cell office:value-type="float" office:value="4451" table:style-name="ce6">
            <text:p>4,451<text:s/></text:p>
          </table:table-cell>
          <table:table-cell office:value-type="float" office:value="6115" table:style-name="ce6">
            <text:p>6,115<text:s/></text:p>
          </table:table-cell>
          <table:table-cell office:value-type="float" office:value="6421" table:style-name="ce6">
            <text:p>6,421<text:s/></text:p>
          </table:table-cell>
          <table:table-cell office:value-type="float" office:value="2559" table:style-name="ce6">
            <text:p>2,559<text:s/></text:p>
          </table:table-cell>
          <table:table-cell office:value-type="float" office:value="3325" table:style-name="ce6">
            <text:p>3,325<text:s/></text:p>
          </table:table-cell>
          <table:table-cell office:value-type="float" office:value="1991" table:style-name="ce6">
            <text:p>1,991<text:s/></text:p>
          </table:table-cell>
          <table:table-cell office:value-type="float" office:value="1224" table:style-name="ce6">
            <text:p>1,224<text:s/></text:p>
          </table:table-cell>
          <table:table-cell office:value-type="float" office:value="2426" table:style-name="ce6">
            <text:p>2,426<text:s/></text:p>
          </table:table-cell>
          <table:table-cell office:value-type="float" office:value="3453" table:style-name="ce6">
            <text:p>3,453<text:s/></text:p>
          </table:table-cell>
          <table:table-cell office:value-type="float" office:value="4744" table:style-name="ce6">
            <text:p>4,744<text:s/></text:p>
          </table:table-cell>
          <table:table-cell office:value-type="float" office:value="5402" table:style-name="ce6">
            <text:p>5,402<text:s/></text:p>
          </table:table-cell>
          <table:table-cell office:value-type="float" office:value="6013" table:style-name="ce6">
            <text:p>6,013<text:s/></text:p>
          </table:table-cell>
          <table:table-cell office:value-type="float" office:value="7410" table:style-name="ce6">
            <text:p>7,410<text:s/></text:p>
          </table:table-cell>
          <table:table-cell office:value-type="float" office:value="9500" table:style-name="ce6">
            <text:p>9,500<text:s/></text:p>
          </table:table-cell>
          <table:table-cell office:value-type="float" office:value="5084" table:style-name="ce6">
            <text:p>5,084<text:s/></text:p>
          </table:table-cell>
          <table:table-cell office:value-type="float" office:value="4411" table:style-name="ce6">
            <text:p>4,411<text:s/></text:p>
          </table:table-cell>
          <table:table-cell office:value-type="float" office:value="4779" table:style-name="ce6">
            <text:p>4,779<text:s/></text:p>
          </table:table-cell>
          <table:table-cell office:value-type="float" office:value="4576" table:style-name="ce6">
            <text:p>4,576<text:s/></text:p>
          </table:table-cell>
          <table:table-cell office:value-type="float" office:value="5034" table:style-name="ce6">
            <text:p>5,034<text:s/></text:p>
          </table:table-cell>
          <table:table-cell office:value-type="float" office:value="3459" table:style-name="ce6">
            <text:p>3,459<text:s/></text:p>
          </table:table-cell>
          <table:table-cell office:value-type="float" office:value="3670" table:style-name="ce6">
            <text:p>3,670<text:s/></text:p>
          </table:table-cell>
          <table:table-cell office:value-type="float" office:value="404" table:style-name="ce6">
            <text:p>404<text:s/></text:p>
          </table:table-cell>
          <table:table-cell office:value-type="float" office:value="1193" table:style-name="ce6">
            <text:p>1,193<text:s/></text:p>
          </table:table-cell>
          <table:table-cell office:value-type="float" office:value="1814" table:style-name="ce6">
            <text:p>1,814<text:s/></text:p>
          </table:table-cell>
          <table:table-cell office:value-type="float" office:value="2524" table:style-name="ce6">
            <text:p>2,524<text:s/></text:p>
          </table:table-cell>
          <table:table-cell office:value-type="float" office:value="565" table:style-name="ce6">
            <text:p>565<text:s/></text:p>
          </table:table-cell>
          <table:table-cell office:value-type="float" office:value="647" table:style-name="ce6">
            <text:p>647<text:s/></text:p>
          </table:table-cell>
          <table:table-cell office:value-type="float" office:value="867" table:style-name="ce6">
            <text:p>867<text:s/></text:p>
          </table:table-cell>
          <table:table-cell office:value-type="float" office:value="3382" table:style-name="ce6">
            <text:p>3,382<text:s/></text:p>
          </table:table-cell>
          <table:table-cell office:value-type="float" office:value="836" table:style-name="ce6">
            <text:p>836<text:s/></text:p>
          </table:table-cell>
          <table:table-cell office:value-type="float" office:value="1540" table:style-name="ce6">
            <text:p>1,540<text:s/></text:p>
          </table:table-cell>
          <table:table-cell office:value-type="float" office:value="1327" table:style-name="ce6">
            <text:p>1,327<text:s/></text:p>
          </table:table-cell>
          <table:table-cell table:number-columns-repeated="16264"/>
        </table:table-row>
        <table:table-row table:style-name="ro2">
          <table:table-cell office:value-type="date" office:date-value="2022-01-31T00:00:00" table:style-name="ce5">
            <text:p>2022/1/31</text:p>
          </table:table-cell>
          <table:table-cell office:value-type="float" office:value="856" table:style-name="ce6">
            <text:p>856<text:s/></text:p>
          </table:table-cell>
          <table:table-cell office:value-type="float" office:value="2696" table:style-name="ce6">
            <text:p>2,696<text:s/></text:p>
          </table:table-cell>
          <table:table-cell office:value-type="float" office:value="6049" table:style-name="ce6">
            <text:p>6,049<text:s/></text:p>
          </table:table-cell>
          <table:table-cell office:value-type="float" office:value="12327" table:style-name="ce6">
            <text:p>12,327<text:s/></text:p>
          </table:table-cell>
          <table:table-cell office:value-type="float" office:value="3934" table:style-name="ce6">
            <text:p>3,934<text:s/></text:p>
          </table:table-cell>
          <table:table-cell office:value-type="float" office:value="2742" table:style-name="ce6">
            <text:p>2,742<text:s/></text:p>
          </table:table-cell>
          <table:table-cell office:value-type="float" office:value="2915" table:style-name="ce6">
            <text:p>2,915<text:s/></text:p>
          </table:table-cell>
          <table:table-cell office:value-type="float" office:value="1920" table:style-name="ce6">
            <text:p>1,920<text:s/></text:p>
          </table:table-cell>
          <table:table-cell office:value-type="float" office:value="1168" table:style-name="ce6">
            <text:p>1,168<text:s/></text:p>
          </table:table-cell>
          <table:table-cell office:value-type="float" office:value="2640" table:style-name="ce6">
            <text:p>2,640<text:s/></text:p>
          </table:table-cell>
          <table:table-cell office:value-type="float" office:value="786" table:style-name="ce6">
            <text:p>786<text:s/></text:p>
          </table:table-cell>
          <table:table-cell office:value-type="float" office:value="982" table:style-name="ce6">
            <text:p>982<text:s/></text:p>
          </table:table-cell>
          <table:table-cell office:value-type="float" office:value="780" table:style-name="ce6">
            <text:p>780<text:s/></text:p>
          </table:table-cell>
          <table:table-cell office:value-type="float" office:value="1571" table:style-name="ce6">
            <text:p>1,571<text:s/></text:p>
          </table:table-cell>
          <table:table-cell office:value-type="float" office:value="3871" table:style-name="ce6">
            <text:p>3,871<text:s/></text:p>
          </table:table-cell>
          <table:table-cell office:value-type="float" office:value="1584" table:style-name="ce6">
            <text:p>1,584<text:s/></text:p>
          </table:table-cell>
          <table:table-cell office:value-type="float" office:value="2081" table:style-name="ce6">
            <text:p>2,081<text:s/></text:p>
          </table:table-cell>
          <table:table-cell office:value-type="float" office:value="1386" table:style-name="ce6">
            <text:p>1,386<text:s/></text:p>
          </table:table-cell>
          <table:table-cell office:value-type="float" office:value="3026" table:style-name="ce6">
            <text:p>3,026<text:s/></text:p>
          </table:table-cell>
          <table:table-cell office:value-type="float" office:value="1118" table:style-name="ce6">
            <text:p>1,118<text:s/></text:p>
          </table:table-cell>
          <table:table-cell office:value-type="float" office:value="1941" table:style-name="ce6">
            <text:p>1,941<text:s/></text:p>
          </table:table-cell>
          <table:table-cell office:value-type="float" office:value="2281" table:style-name="ce6">
            <text:p>2,281<text:s/></text:p>
          </table:table-cell>
          <table:table-cell office:value-type="float" office:value="786" table:style-name="ce6">
            <text:p>786<text:s/></text:p>
          </table:table-cell>
          <table:table-cell office:value-type="float" office:value="5875" table:style-name="ce6">
            <text:p>5,875<text:s/></text:p>
          </table:table-cell>
          <table:table-cell office:value-type="float" office:value="1085" table:style-name="ce6">
            <text:p>1,085<text:s/></text:p>
          </table:table-cell>
          <table:table-cell office:value-type="float" office:value="4754" table:style-name="ce6">
            <text:p>4,754<text:s/></text:p>
          </table:table-cell>
          <table:table-cell office:value-type="float" office:value="3864" table:style-name="ce6">
            <text:p>3,864<text:s/></text:p>
          </table:table-cell>
          <table:table-cell office:value-type="float" office:value="5036" table:style-name="ce6">
            <text:p>5,036<text:s/></text:p>
          </table:table-cell>
          <table:table-cell office:value-type="float" office:value="6251" table:style-name="ce6">
            <text:p>6,251<text:s/></text:p>
          </table:table-cell>
          <table:table-cell office:value-type="float" office:value="5385" table:style-name="ce6">
            <text:p>5,385<text:s/></text:p>
          </table:table-cell>
          <table:table-cell office:value-type="float" office:value="3763" table:style-name="ce6">
            <text:p>3,763<text:s/></text:p>
          </table:table-cell>
          <table:table-cell office:value-type="float" office:value="6054" table:style-name="ce6">
            <text:p>6,054<text:s/></text:p>
          </table:table-cell>
          <table:table-cell office:value-type="float" office:value="4020" table:style-name="ce6">
            <text:p>4,020<text:s/></text:p>
          </table:table-cell>
          <table:table-cell office:value-type="float" office:value="7501" table:style-name="ce6">
            <text:p>7,501<text:s/></text:p>
          </table:table-cell>
          <table:table-cell office:value-type="float" office:value="4087" table:style-name="ce6">
            <text:p>4,087<text:s/></text:p>
          </table:table-cell>
          <table:table-cell office:value-type="float" office:value="1098" table:style-name="ce6">
            <text:p>1,098<text:s/></text:p>
          </table:table-cell>
          <table:table-cell office:value-type="float" office:value="11198" table:style-name="ce6">
            <text:p>11,198<text:s/></text:p>
          </table:table-cell>
          <table:table-cell office:value-type="float" office:value="7485" table:style-name="ce6">
            <text:p>7,485<text:s/></text:p>
          </table:table-cell>
          <table:table-cell office:value-type="float" office:value="7736" table:style-name="ce6">
            <text:p>7,736<text:s/></text:p>
          </table:table-cell>
          <table:table-cell office:value-type="float" office:value="7121" table:style-name="ce6">
            <text:p>7,121<text:s/></text:p>
          </table:table-cell>
          <table:table-cell office:value-type="float" office:value="2015" table:style-name="ce6">
            <text:p>2,015<text:s/></text:p>
          </table:table-cell>
          <table:table-cell office:value-type="float" office:value="30073" table:style-name="ce6">
            <text:p>30,073<text:s/></text:p>
          </table:table-cell>
          <table:table-cell office:value-type="float" office:value="10152" table:style-name="ce6">
            <text:p>10,152<text:s/></text:p>
          </table:table-cell>
          <table:table-cell office:value-type="float" office:value="4563" table:style-name="ce6">
            <text:p>4,563<text:s/></text:p>
          </table:table-cell>
          <table:table-cell office:value-type="float" office:value="4729" table:style-name="ce6">
            <text:p>4,729<text:s/></text:p>
          </table:table-cell>
          <table:table-cell office:value-type="float" office:value="6354" table:style-name="ce6">
            <text:p>6,354<text:s/></text:p>
          </table:table-cell>
          <table:table-cell office:value-type="float" office:value="6724" table:style-name="ce6">
            <text:p>6,724<text:s/></text:p>
          </table:table-cell>
          <table:table-cell office:value-type="float" office:value="6834" table:style-name="ce6">
            <text:p>6,834<text:s/></text:p>
          </table:table-cell>
          <table:table-cell office:value-type="float" office:value="7274" table:style-name="ce6">
            <text:p>7,274<text:s/></text:p>
          </table:table-cell>
          <table:table-cell office:value-type="float" office:value="3367" table:style-name="ce6">
            <text:p>3,367<text:s/></text:p>
          </table:table-cell>
          <table:table-cell office:value-type="float" office:value="7566" table:style-name="ce6">
            <text:p>7,566<text:s/></text:p>
          </table:table-cell>
          <table:table-cell office:value-type="float" office:value="2891" table:style-name="ce6">
            <text:p>2,891<text:s/></text:p>
          </table:table-cell>
          <table:table-cell office:value-type="float" office:value="2515" table:style-name="ce6">
            <text:p>2,515<text:s/></text:p>
          </table:table-cell>
          <table:table-cell office:value-type="float" office:value="5980" table:style-name="ce6">
            <text:p>5,980<text:s/></text:p>
          </table:table-cell>
          <table:table-cell office:value-type="float" office:value="1761" table:style-name="ce6">
            <text:p>1,761<text:s/></text:p>
          </table:table-cell>
          <table:table-cell office:value-type="float" office:value="1306" table:style-name="ce6">
            <text:p>1,306<text:s/></text:p>
          </table:table-cell>
          <table:table-cell office:value-type="float" office:value="697" table:style-name="ce6">
            <text:p>697<text:s/></text:p>
          </table:table-cell>
          <table:table-cell office:value-type="float" office:value="3177" table:style-name="ce6">
            <text:p>3,177<text:s/></text:p>
          </table:table-cell>
          <table:table-cell office:value-type="float" office:value="3679" table:style-name="ce6">
            <text:p>3,679<text:s/></text:p>
          </table:table-cell>
          <table:table-cell office:value-type="float" office:value="4580" table:style-name="ce6">
            <text:p>4,580<text:s/></text:p>
          </table:table-cell>
          <table:table-cell office:value-type="float" office:value="12468" table:style-name="ce6">
            <text:p>12,468<text:s/></text:p>
          </table:table-cell>
          <table:table-cell office:value-type="float" office:value="2787" table:style-name="ce6">
            <text:p>2,787<text:s/></text:p>
          </table:table-cell>
          <table:table-cell office:value-type="float" office:value="3095" table:style-name="ce6">
            <text:p>3,095<text:s/></text:p>
          </table:table-cell>
          <table:table-cell office:value-type="float" office:value="2525" table:style-name="ce6">
            <text:p>2,525<text:s/></text:p>
          </table:table-cell>
          <table:table-cell office:value-type="float" office:value="6843" table:style-name="ce6">
            <text:p>6,843<text:s/></text:p>
          </table:table-cell>
          <table:table-cell office:value-type="float" office:value="5346" table:style-name="ce6">
            <text:p>5,346<text:s/></text:p>
          </table:table-cell>
          <table:table-cell office:value-type="float" office:value="7932" table:style-name="ce6">
            <text:p>7,932<text:s/></text:p>
          </table:table-cell>
          <table:table-cell office:value-type="float" office:value="10163" table:style-name="ce6">
            <text:p>10,163<text:s/></text:p>
          </table:table-cell>
          <table:table-cell office:value-type="float" office:value="10505" table:style-name="ce6">
            <text:p>10,505<text:s/></text:p>
          </table:table-cell>
          <table:table-cell office:value-type="float" office:value="7408" table:style-name="ce6">
            <text:p>7,408<text:s/></text:p>
          </table:table-cell>
          <table:table-cell office:value-type="float" office:value="9662" table:style-name="ce6">
            <text:p>9,662<text:s/></text:p>
          </table:table-cell>
          <table:table-cell office:value-type="float" office:value="16252" table:style-name="ce6">
            <text:p>16,252<text:s/></text:p>
          </table:table-cell>
          <table:table-cell office:value-type="float" office:value="3623" table:style-name="ce6">
            <text:p>3,623<text:s/></text:p>
          </table:table-cell>
          <table:table-cell office:value-type="float" office:value="7126" table:style-name="ce6">
            <text:p>7,126<text:s/></text:p>
          </table:table-cell>
          <table:table-cell office:value-type="float" office:value="6449" table:style-name="ce6">
            <text:p>6,449<text:s/></text:p>
          </table:table-cell>
          <table:table-cell office:value-type="float" office:value="3376" table:style-name="ce6">
            <text:p>3,376<text:s/></text:p>
          </table:table-cell>
          <table:table-cell office:value-type="float" office:value="14640" table:style-name="ce6">
            <text:p>14,640<text:s/></text:p>
          </table:table-cell>
          <table:table-cell office:value-type="float" office:value="6206" table:style-name="ce6">
            <text:p>6,206<text:s/></text:p>
          </table:table-cell>
          <table:table-cell office:value-type="float" office:value="4965" table:style-name="ce6">
            <text:p>4,965<text:s/></text:p>
          </table:table-cell>
          <table:table-cell office:value-type="float" office:value="2814" table:style-name="ce6">
            <text:p>2,814<text:s/></text:p>
          </table:table-cell>
          <table:table-cell office:value-type="float" office:value="4552" table:style-name="ce6">
            <text:p>4,552<text:s/></text:p>
          </table:table-cell>
          <table:table-cell office:value-type="float" office:value="3095" table:style-name="ce6">
            <text:p>3,095<text:s/></text:p>
          </table:table-cell>
          <table:table-cell office:value-type="float" office:value="5724" table:style-name="ce6">
            <text:p>5,724<text:s/></text:p>
          </table:table-cell>
          <table:table-cell office:value-type="float" office:value="4141" table:style-name="ce6">
            <text:p>4,141<text:s/></text:p>
          </table:table-cell>
          <table:table-cell office:value-type="float" office:value="3129" table:style-name="ce6">
            <text:p>3,129<text:s/></text:p>
          </table:table-cell>
          <table:table-cell office:value-type="float" office:value="2352" table:style-name="ce6">
            <text:p>2,352<text:s/></text:p>
          </table:table-cell>
          <table:table-cell office:value-type="float" office:value="4799" table:style-name="ce6">
            <text:p>4,799<text:s/></text:p>
          </table:table-cell>
          <table:table-cell office:value-type="float" office:value="3000" table:style-name="ce6">
            <text:p>3,000<text:s/></text:p>
          </table:table-cell>
          <table:table-cell office:value-type="float" office:value="4461" table:style-name="ce6">
            <text:p>4,461<text:s/></text:p>
          </table:table-cell>
          <table:table-cell office:value-type="float" office:value="4717" table:style-name="ce6">
            <text:p>4,717<text:s/></text:p>
          </table:table-cell>
          <table:table-cell office:value-type="float" office:value="1828" table:style-name="ce6">
            <text:p>1,828<text:s/></text:p>
          </table:table-cell>
          <table:table-cell office:value-type="float" office:value="2598" table:style-name="ce6">
            <text:p>2,598<text:s/></text:p>
          </table:table-cell>
          <table:table-cell office:value-type="float" office:value="1676" table:style-name="ce6">
            <text:p>1,676<text:s/></text:p>
          </table:table-cell>
          <table:table-cell office:value-type="float" office:value="972" table:style-name="ce6">
            <text:p>972<text:s/></text:p>
          </table:table-cell>
          <table:table-cell office:value-type="float" office:value="2051" table:style-name="ce6">
            <text:p>2,051<text:s/></text:p>
          </table:table-cell>
          <table:table-cell office:value-type="float" office:value="2829" table:style-name="ce6">
            <text:p>2,829<text:s/></text:p>
          </table:table-cell>
          <table:table-cell office:value-type="float" office:value="3766" table:style-name="ce6">
            <text:p>3,766<text:s/></text:p>
          </table:table-cell>
          <table:table-cell office:value-type="float" office:value="4067" table:style-name="ce6">
            <text:p>4,067<text:s/></text:p>
          </table:table-cell>
          <table:table-cell office:value-type="float" office:value="4568" table:style-name="ce6">
            <text:p>4,568<text:s/></text:p>
          </table:table-cell>
          <table:table-cell office:value-type="float" office:value="5457" table:style-name="ce6">
            <text:p>5,457<text:s/></text:p>
          </table:table-cell>
          <table:table-cell office:value-type="float" office:value="5890" table:style-name="ce6">
            <text:p>5,890<text:s/></text:p>
          </table:table-cell>
          <table:table-cell office:value-type="float" office:value="3558" table:style-name="ce6">
            <text:p>3,558<text:s/></text:p>
          </table:table-cell>
          <table:table-cell office:value-type="float" office:value="3462" table:style-name="ce6">
            <text:p>3,462<text:s/></text:p>
          </table:table-cell>
          <table:table-cell office:value-type="float" office:value="3494" table:style-name="ce6">
            <text:p>3,494<text:s/></text:p>
          </table:table-cell>
          <table:table-cell office:value-type="float" office:value="3525" table:style-name="ce6">
            <text:p>3,525<text:s/></text:p>
          </table:table-cell>
          <table:table-cell office:value-type="float" office:value="3961" table:style-name="ce6">
            <text:p>3,961<text:s/></text:p>
          </table:table-cell>
          <table:table-cell office:value-type="float" office:value="3116" table:style-name="ce6">
            <text:p>3,116<text:s/></text:p>
          </table:table-cell>
          <table:table-cell office:value-type="float" office:value="2910" table:style-name="ce6">
            <text:p>2,910<text:s/></text:p>
          </table:table-cell>
          <table:table-cell office:value-type="float" office:value="385" table:style-name="ce6">
            <text:p>385<text:s/></text:p>
          </table:table-cell>
          <table:table-cell office:value-type="float" office:value="1062" table:style-name="ce6">
            <text:p>1,062<text:s/></text:p>
          </table:table-cell>
          <table:table-cell office:value-type="float" office:value="1585" table:style-name="ce6">
            <text:p>1,585<text:s/></text:p>
          </table:table-cell>
          <table:table-cell office:value-type="float" office:value="2136" table:style-name="ce6">
            <text:p>2,136<text:s/></text:p>
          </table:table-cell>
          <table:table-cell office:value-type="float" office:value="449" table:style-name="ce6">
            <text:p>449<text:s/></text:p>
          </table:table-cell>
          <table:table-cell office:value-type="float" office:value="489" table:style-name="ce6">
            <text:p>489<text:s/></text:p>
          </table:table-cell>
          <table:table-cell office:value-type="float" office:value="759" table:style-name="ce6">
            <text:p>759<text:s/></text:p>
          </table:table-cell>
          <table:table-cell office:value-type="float" office:value="2932" table:style-name="ce6">
            <text:p>2,932<text:s/></text:p>
          </table:table-cell>
          <table:table-cell office:value-type="float" office:value="721" table:style-name="ce6">
            <text:p>721<text:s/></text:p>
          </table:table-cell>
          <table:table-cell office:value-type="float" office:value="1429" table:style-name="ce6">
            <text:p>1,429<text:s/></text:p>
          </table:table-cell>
          <table:table-cell office:value-type="float" office:value="1201" table:style-name="ce6">
            <text:p>1,201<text:s/></text:p>
          </table:table-cell>
          <table:table-cell table:number-columns-repeated="16264"/>
        </table:table-row>
        <table:table-row table:number-rows-repeated="1048544" table:style-name="ro3">
          <table:table-cell table:number-columns-repeated="16384"/>
        </table:table-row>
        <table:named-expressions>
          <table:named-range table:name="Print_Titles" table:cell-range-address="Entry_logs.$A$1:Entry_logs.$A$1048576" table:base-cell-address="Entry_logs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</office:font-face-decls>
  <office:styles>
    <number:number-style style:name="N0">
      <number:number number:min-integer-digits="1"/>
    </number:number-style>
    <number:date-style style:name="N19">
      <number:year number:style="long"/>
      <number:text>/</number:text>
      <number:month/>
      <number:text>/</number:text>
      <number:day/>
    </number:date-style>
    <number:number-style style:name="N48">
      <number:number number:decimal-places="0" number:min-integer-digits="1" number:grouping="true">
        <number:embedded-text number:position="0"> </number:embedded-text>
      </number:number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31496062992126in" fo:margin-bottom="0.31496062992126in" fo:margin-left="0.708661417322835in" fo:margin-right="0.708661417322835in" style:print-orientation="landscape" style:print-page-order="ttb" style:first-page-number="continue" style:scale-to="64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</office:automatic-styles>
  <office:master-styles>
    <style:master-page style:name="mp1" style:page-layout-name="pm1">
      <style:header>
        <text:p>Exit ridership statistics per station</text:p>
      </style:header>
      <style:header-left style:display="false"/>
      <style:footer/>
      <style:footer-left style:display="false"/>
    </style:master-page>
    <style:master-page style:name="mp2" style:page-layout-name="pm1">
      <style:header>
        <text:p>Entry ridership statistics per station</text:p>
      </style:header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Y.C. CHUANG</meta:initial-creator>
    <dc:creator>Y.C. CHUANG</dc:creator>
    <meta:creation-date>2022-02-10T08:42:18Z</meta:creation-date>
    <dc:date>2022-02-10T08:42:38Z</dc:date>
  </office:meta>
</office:document-meta>
</file>